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Times New Roman"/>
    </style:style>
    <style:style style:name="P22" style:parent-style-name="Heading1" style:family="paragraph">
      <style:paragraph-properties fo:text-align="justify" fo:margin-top="0.0312in" fo:line-height="97%" fo:margin-right="0.1958in">
        <style:tab-stops>
          <style:tab-stop style:type="left" style:position="0.2736in"/>
        </style:tab-stops>
      </style:paragraph-properties>
    </style:style>
    <style:style style:name="T23" style:parent-style-name="DefaultParagraphFont" style:family="text">
      <style:text-properties fo:color="#007474"/>
    </style:style>
    <style:style style:name="T24" style:parent-style-name="DefaultParagraphFont" style:family="text">
      <style:text-properties fo:color="#007474" fo:letter-spacing="0.0006in"/>
    </style:style>
    <style:style style:name="T25" style:parent-style-name="DefaultParagraphFont" style:family="text">
      <style:text-properties fo:color="#007474"/>
    </style:style>
    <style:style style:name="T26" style:parent-style-name="DefaultParagraphFont" style:family="text">
      <style:text-properties fo:color="#007474" fo:letter-spacing="0.0006in"/>
    </style:style>
    <style:style style:name="T27" style:parent-style-name="DefaultParagraphFont" style:family="text">
      <style:text-properties fo:color="#007474"/>
    </style:style>
    <style:style style:name="T28" style:parent-style-name="DefaultParagraphFont" style:family="text">
      <style:text-properties fo:color="#007474" fo:letter-spacing="0.0006in"/>
    </style:style>
    <style:style style:name="T29" style:parent-style-name="DefaultParagraphFont" style:family="text">
      <style:text-properties fo:color="#007474"/>
    </style:style>
    <style:style style:name="T30" style:parent-style-name="DefaultParagraphFont" style:family="text">
      <style:text-properties fo:color="#007474" fo:letter-spacing="0.0006in"/>
    </style:style>
    <style:style style:name="T31" style:parent-style-name="DefaultParagraphFont" style:family="text">
      <style:text-properties fo:color="#007474"/>
    </style:style>
    <style:style style:name="T32" style:parent-style-name="DefaultParagraphFont" style:family="text">
      <style:text-properties fo:color="#007474" fo:letter-spacing="0.0006in"/>
    </style:style>
    <style:style style:name="T33" style:parent-style-name="DefaultParagraphFont" style:family="text">
      <style:text-properties fo:color="#007474"/>
    </style:style>
    <style:style style:name="T34" style:parent-style-name="DefaultParagraphFont" style:family="text">
      <style:text-properties fo:color="#007474" fo:letter-spacing="0.0006in"/>
    </style:style>
    <style:style style:name="T35" style:parent-style-name="DefaultParagraphFont" style:family="text">
      <style:text-properties fo:color="#007474"/>
    </style:style>
    <style:style style:name="T36" style:parent-style-name="DefaultParagraphFont" style:family="text">
      <style:text-properties fo:color="#007474" fo:letter-spacing="0.0006in"/>
    </style:style>
    <style:style style:name="T37" style:parent-style-name="DefaultParagraphFont" style:family="text">
      <style:text-properties fo:color="#007474"/>
    </style:style>
    <style:style style:name="T38" style:parent-style-name="DefaultParagraphFont" style:family="text">
      <style:text-properties fo:color="#007474" fo:letter-spacing="0.0006in"/>
    </style:style>
    <style:style style:name="T39" style:parent-style-name="DefaultParagraphFont" style:family="text">
      <style:text-properties fo:color="#007474"/>
    </style:style>
    <style:style style:name="T40" style:parent-style-name="DefaultParagraphFont" style:family="text">
      <style:text-properties fo:color="#007474" fo:letter-spacing="-0.002in"/>
    </style:style>
    <style:style style:name="T41" style:parent-style-name="DefaultParagraphFont" style:family="text">
      <style:text-properties fo:color="#007474"/>
    </style:style>
    <style:style style:name="T42" style:parent-style-name="DefaultParagraphFont" style:family="text">
      <style:text-properties fo:color="#007474" fo:letter-spacing="-0.0013in"/>
    </style:style>
    <style:style style:name="T43" style:parent-style-name="DefaultParagraphFont" style:family="text">
      <style:text-properties fo:color="#007474"/>
    </style:style>
    <style:style style:name="T44" style:parent-style-name="DefaultParagraphFont" style:family="text">
      <style:text-properties fo:color="#007474" fo:letter-spacing="-0.002in"/>
    </style:style>
    <style:style style:name="T45" style:parent-style-name="DefaultParagraphFont" style:family="text">
      <style:text-properties fo:color="#007474"/>
    </style:style>
    <style:style style:name="T46" style:parent-style-name="DefaultParagraphFont" style:family="text">
      <style:text-properties fo:color="#007474" fo:letter-spacing="-0.0013in"/>
    </style:style>
    <style:style style:name="T47" style:parent-style-name="DefaultParagraphFont" style:family="text">
      <style:text-properties fo:color="#007474"/>
    </style:style>
    <style:style style:name="T48" style:parent-style-name="DefaultParagraphFont" style:family="text">
      <style:text-properties fo:color="#007474" fo:letter-spacing="-0.0013in"/>
    </style:style>
    <style:style style:name="T49" style:parent-style-name="DefaultParagraphFont" style:family="text">
      <style:text-properties fo:color="#007474"/>
    </style:style>
    <style:style style:name="P50" style:parent-style-name="Textbody" style:family="paragraph">
      <style:paragraph-properties fo:margin-top="0.0055in"/>
      <style:text-properties style:font-name="Calibri" fo:font-weight="bold" style:font-weight-asian="bold" fo:font-size="16.5pt" style:font-size-asian="16.5pt"/>
    </style:style>
    <style:style style:name="P51" style:parent-style-name="Textbody" style:family="paragraph">
      <style:paragraph-properties fo:text-align="justify" fo:line-height="122%" fo:margin-left="0.184in" fo:margin-right="0.1937in">
        <style:tab-stops/>
      </style:paragraph-properties>
    </style:style>
    <style:style style:name="T52" style:parent-style-name="DefaultParagraphFont" style:family="text">
      <style:text-properties fo:color="#231F20" style:text-scale="110%"/>
    </style:style>
    <style:style style:name="T53" style:parent-style-name="DefaultParagraphFont" style:family="text">
      <style:text-properties fo:color="#231F20" fo:letter-spacing="0.0006in" style:text-scale="110%"/>
    </style:style>
    <style:style style:name="T54" style:parent-style-name="DefaultParagraphFont" style:family="text">
      <style:text-properties fo:color="#231F20" style:text-scale="110%"/>
    </style:style>
    <style:style style:name="T55" style:parent-style-name="DefaultParagraphFont" style:family="text">
      <style:text-properties fo:color="#231F20" fo:letter-spacing="0.0006in" style:text-scale="110%"/>
    </style:style>
    <style:style style:name="T56" style:parent-style-name="DefaultParagraphFont" style:family="text">
      <style:text-properties fo:color="#231F20" style:text-scale="110%"/>
    </style:style>
    <style:style style:name="T57" style:parent-style-name="DefaultParagraphFont" style:family="text">
      <style:text-properties fo:color="#231F20" fo:letter-spacing="0.0006in" style:text-scale="110%"/>
    </style:style>
    <style:style style:name="T58" style:parent-style-name="DefaultParagraphFont" style:family="text">
      <style:text-properties fo:color="#231F20" style:text-scale="110%"/>
    </style:style>
    <style:style style:name="T59" style:parent-style-name="DefaultParagraphFont" style:family="text">
      <style:text-properties fo:color="#231F20" fo:letter-spacing="0.0006in" style:text-scale="110%"/>
    </style:style>
    <style:style style:name="T60" style:parent-style-name="DefaultParagraphFont" style:family="text">
      <style:text-properties fo:color="#231F20" style:text-scale="110%"/>
    </style:style>
    <style:style style:name="T61" style:parent-style-name="DefaultParagraphFont" style:family="text">
      <style:text-properties fo:color="#231F20" fo:letter-spacing="0.0006in" style:text-scale="110%"/>
    </style:style>
    <style:style style:name="T62" style:parent-style-name="DefaultParagraphFont" style:family="text">
      <style:text-properties fo:color="#231F20" style:text-scale="110%"/>
    </style:style>
    <style:style style:name="T63" style:parent-style-name="DefaultParagraphFont" style:family="text">
      <style:text-properties fo:color="#231F20" fo:letter-spacing="0.0006in" style:text-scale="110%"/>
    </style:style>
    <style:style style:name="T64" style:parent-style-name="DefaultParagraphFont" style:family="text">
      <style:text-properties fo:color="#231F20" style:text-scale="110%"/>
    </style:style>
    <style:style style:name="T65" style:parent-style-name="DefaultParagraphFont" style:family="text">
      <style:text-properties fo:color="#231F20" fo:letter-spacing="0.0006in" style:text-scale="110%"/>
    </style:style>
    <style:style style:name="T66" style:parent-style-name="DefaultParagraphFont" style:family="text">
      <style:text-properties fo:color="#231F20" style:text-scale="110%"/>
    </style:style>
    <style:style style:name="T67" style:parent-style-name="DefaultParagraphFont" style:family="text">
      <style:text-properties fo:color="#231F20" fo:letter-spacing="0.0006in" style:text-scale="110%"/>
    </style:style>
    <style:style style:name="T68" style:parent-style-name="DefaultParagraphFont" style:family="text">
      <style:text-properties fo:color="#231F20" style:text-scale="110%"/>
    </style:style>
    <style:style style:name="P69" style:parent-style-name="Textbody" style:family="paragraph">
      <style:paragraph-properties fo:margin-top="0.0013in"/>
      <style:text-properties fo:font-size="23.5pt" style:font-size-asian="23.5pt"/>
    </style:style>
    <style:style style:name="P70" style:parent-style-name="Heading2" style:family="paragraph">
      <style:paragraph-properties fo:line-height="135%" fo:margin-right="5.618in"/>
    </style:style>
    <style:style style:name="T71" style:parent-style-name="DefaultParagraphFont" style:family="text">
      <style:text-properties fo:color="#231F20"/>
    </style:style>
    <style:style style:name="T72" style:parent-style-name="DefaultParagraphFont" style:family="text">
      <style:text-properties fo:color="#231F20" fo:letter-spacing="-0.0069in"/>
    </style:style>
    <style:style style:name="T73" style:parent-style-name="DefaultParagraphFont" style:family="text">
      <style:text-properties fo:color="#231F20"/>
    </style:style>
    <style:style style:name="T74" style:parent-style-name="DefaultParagraphFont" style:family="text">
      <style:text-properties fo:color="#231F20" fo:letter-spacing="-0.0069in"/>
    </style:style>
    <style:style style:name="T75" style:parent-style-name="DefaultParagraphFont" style:family="text">
      <style:text-properties fo:color="#231F20"/>
    </style:style>
    <style:style style:name="T76" style:parent-style-name="DefaultParagraphFont" style:family="text">
      <style:text-properties fo:color="#231F20" fo:letter-spacing="-0.0069in"/>
    </style:style>
    <style:style style:name="T77" style:parent-style-name="DefaultParagraphFont" style:family="text">
      <style:text-properties fo:color="#231F20"/>
    </style:style>
    <style:style style:name="T78" style:parent-style-name="DefaultParagraphFont" style:family="text">
      <style:text-properties fo:color="#231F20" fo:letter-spacing="-0.0361in"/>
    </style:style>
    <style:style style:name="T79" style:parent-style-name="DefaultParagraphFont" style:family="text">
      <style:text-properties fo:color="#231F20"/>
    </style:style>
    <style:style style:name="P80" style:parent-style-name="Standard" style:family="paragraph">
      <style:paragraph-properties fo:margin-top="0.0312in" fo:line-height="170%" fo:margin-left="0.184in" fo:margin-right="0.2486in">
        <style:tab-stops>
          <style:tab-stop style:type="left" style:position="4.0062in"/>
          <style:tab-stop style:type="left" style:position="5.9645in"/>
          <style:tab-stop style:type="left" style:position="7.402in"/>
        </style:tab-stops>
      </style:paragraph-properties>
    </style:style>
    <style:style style:name="T81" style:parent-style-name="DefaultParagraphFont" style:family="text">
      <style:text-properties fo:color="#231F20" style:text-scale="105%" fo:font-size="12pt" style:font-size-asian="12pt"/>
    </style:style>
    <style:style style:name="T82" style:parent-style-name="DefaultParagraphFont" style:family="text">
      <style:text-properties fo:color="#231F20" fo:letter-spacing="0.0277in" style:text-scale="105%" fo:font-size="12pt" style:font-size-asian="12pt"/>
    </style:style>
    <style:style style:name="T83" style:parent-style-name="DefaultParagraphFont" style:family="text">
      <style:text-properties fo:color="#231F20" style:text-scale="105%" fo:font-size="12pt" style:font-size-asian="12pt"/>
    </style:style>
    <style:style style:name="T84" style:parent-style-name="DefaultParagraphFont" style:family="text">
      <style:text-properties fo:color="#231F20" fo:letter-spacing="0.0284in" style:text-scale="105%" fo:font-size="12pt" style:font-size-asian="12pt"/>
    </style:style>
    <style:style style:name="T85" style:parent-style-name="DefaultParagraphFont" style:family="text">
      <style:text-properties fo:color="#231F20" style:text-scale="105%" fo:font-size="12pt" style:font-size-asian="12pt"/>
    </style:style>
    <style:style style:name="T86" style:parent-style-name="DefaultParagraphFont" style:family="text">
      <style:text-properties fo:color="#231F20" fo:letter-spacing="-0.0027in" style:text-scale="105%" fo:font-size="12pt" style:font-size-asian="12pt"/>
    </style:style>
    <style:style style:name="T87" style:parent-style-name="DefaultParagraphFont" style:family="text">
      <style:text-properties fo:color="#231F20" style:text-scale="105%" fo:font-size="12pt" style:font-size-asian="12pt"/>
    </style:style>
    <style:style style:name="T88" style:parent-style-name="DefaultParagraphFont" style:family="text">
      <style:text-properties fo:color="#231F20" fo:letter-spacing="-0.0027in" style:text-scale="105%" fo:font-size="12pt" style:font-size-asian="12pt"/>
    </style:style>
    <style:style style:name="T89" style:parent-style-name="DefaultParagraphFont" style:family="text">
      <style:text-properties style:text-scale="105%" fo:font-size="12pt" style:font-size-asian="12pt" style:font-size-complex="12pt" style:text-underline-type="single" style:text-underline-style="solid" style:text-underline-width="bold" style:text-underline-mode="continuous"/>
    </style:style>
    <style:style style:name="T90" style:parent-style-name="DefaultParagraphFont" style:family="text">
      <style:text-properties style:font-name="Times New Roman" fo:color="#231F20" style:text-scale="105%" fo:font-size="13pt" style:font-size-asian="13pt" style:text-underline-type="single" style:text-underline-style="solid" style:text-underline-width="bold" style:text-underline-mode="continuous" style:text-underline-color="#000000"/>
    </style:style>
    <style:style style:name="T91" style:parent-style-name="DefaultParagraphFont" style:family="text">
      <style:text-properties fo:color="#231F20" style:text-scale="95%" fo:font-size="12pt" style:font-size-asian="12pt"/>
    </style:style>
    <style:style style:name="T92" style:parent-style-name="DefaultParagraphFont" style:family="text">
      <style:text-properties fo:color="#231F20" fo:letter-spacing="0.0131in" style:text-scale="95%" fo:font-size="12pt" style:font-size-asian="12pt"/>
    </style:style>
    <style:style style:name="T93" style:parent-style-name="DefaultParagraphFont" style:family="text">
      <style:text-properties fo:color="#231F20" style:text-scale="95%" fo:font-size="12pt" style:font-size-asian="12pt"/>
    </style:style>
    <style:style style:name="T94" style:parent-style-name="DefaultParagraphFont" style:family="text">
      <style:text-properties fo:color="#231F20" fo:letter-spacing="0.0055in" style:text-scale="95%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95" style:parent-style-name="DefaultParagraphFont" style:family="text">
      <style:text-properties fo:color="#231F20" style:text-scale="95%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96" style:parent-style-name="DefaultParagraphFont" style:family="text">
      <style:text-properties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97" style:parent-style-name="DefaultParagraphFont" style:family="text">
      <style:text-properties fo:color="#231F20" fo:font-size="12pt" style:font-size-asian="12pt"/>
    </style:style>
    <style:style style:name="T98" style:parent-style-name="DefaultParagraphFont" style:family="text">
      <style:text-properties fo:color="#231F20" style:text-scale="105%" fo:font-size="12pt" style:font-size-asian="12pt"/>
    </style:style>
    <style:style style:name="T99" style:parent-style-name="DefaultParagraphFont" style:family="text">
      <style:text-properties fo:color="#231F20" fo:letter-spacing="-0.0006in" style:text-scale="105%" fo:font-size="12pt" style:font-size-asian="12pt"/>
    </style:style>
    <style:style style:name="T100" style:parent-style-name="DefaultParagraphFont" style:family="text">
      <style:text-properties fo:color="#231F20" style:text-scale="105%" fo:font-size="12pt" style:font-size-asian="12pt"/>
    </style:style>
    <style:style style:name="P101" style:parent-style-name="Standard" style:family="paragraph">
      <style:paragraph-properties fo:margin-top="0.002in"/>
    </style:style>
    <style:style style:name="T102" style:parent-style-name="DefaultParagraphFont" style:family="text">
      <style:text-properties fo:font-size="13pt" style:font-size-asian="13pt"/>
    </style:style>
    <style:style style:name="T103" style:parent-style-name="DefaultParagraphFont" style:family="text">
      <style:text-properties fo:color="#231F20" style:text-scale="105%" fo:font-size="12pt" style:font-size-asian="12pt"/>
    </style:style>
    <style:style style:name="T104" style:parent-style-name="DefaultParagraphFont" style:family="text">
      <style:text-properties fo:color="#231F20" fo:letter-spacing="0.0006in" style:text-scale="105%" fo:font-size="12pt" style:font-size-asian="12pt"/>
    </style:style>
    <style:style style:name="T105" style:parent-style-name="DefaultParagraphFont" style:family="text">
      <style:text-properties fo:color="#231F20" style:text-scale="105%" fo:font-size="12pt" style:font-size-asian="12pt"/>
    </style:style>
    <style:style style:name="T106" style:parent-style-name="DefaultParagraphFont" style:family="text">
      <style:text-properties style:text-scale="105%" fo:font-size="13pt" style:font-size-asian="13pt"/>
    </style:style>
    <style:style style:name="T107" style:parent-style-name="DefaultParagraphFont" style:family="text">
      <style:text-properties style:text-scale="105%" fo:font-size="12pt" style:font-size-asian="12pt" style:font-size-complex="12pt"/>
    </style:style>
    <style:style style:name="P108" style:parent-style-name="Textbody" style:family="paragraph">
      <style:paragraph-properties fo:margin-top="0.1409in" fo:margin-left="0.184in">
        <style:tab-stops>
          <style:tab-stop style:type="left" style:position="1.1055in"/>
          <style:tab-stop style:type="left" style:position="4.0062in"/>
          <style:tab-stop style:type="left" style:position="7.402in"/>
        </style:tab-stops>
      </style:paragraph-properties>
    </style:style>
    <style:style style:name="T109" style:parent-style-name="DefaultParagraphFont" style:family="text">
      <style:text-properties fo:color="#231F20"/>
    </style:style>
    <style:style style:name="T110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111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112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113" style:parent-style-name="DefaultParagraphFont" style:family="text">
      <style:text-properties fo:color="#231F20"/>
    </style:style>
    <style:style style:name="T114" style:parent-style-name="DefaultParagraphFont" style:family="text">
      <style:text-properties fo:color="#231F20" fo:letter-spacing="0.0027in" style:text-underline-type="single" style:text-underline-style="solid" style:text-underline-width="bold" style:text-underline-mode="continuous" style:text-underline-color="#231F20"/>
    </style:style>
    <style:style style:name="T115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P116" style:parent-style-name="Textbody" style:family="paragraph">
      <style:paragraph-properties fo:margin-top="0.0027in"/>
      <style:text-properties style:font-name="Times New Roman" fo:font-size="24pt" style:font-size-asian="24pt"/>
    </style:style>
    <style:style style:name="T117" style:parent-style-name="DefaultParagraphFont" style:family="text">
      <style:text-properties fo:color="#231F20"/>
    </style:style>
    <style:style style:name="T118" style:parent-style-name="DefaultParagraphFont" style:family="text">
      <style:text-properties fo:color="#231F20" fo:letter-spacing="-0.0006in"/>
    </style:style>
    <style:style style:name="T119" style:parent-style-name="DefaultParagraphFont" style:family="text">
      <style:text-properties fo:color="#231F20"/>
    </style:style>
    <style:style style:name="P120" style:parent-style-name="Standard" style:family="paragraph">
      <style:paragraph-properties fo:margin-top="0.0965in" fo:line-height="170%" fo:margin-left="0.184in" fo:margin-right="0.193in">
        <style:tab-stops>
          <style:tab-stop style:type="left" style:position="3.975in"/>
          <style:tab-stop style:type="left" style:position="7.402in"/>
          <style:tab-stop style:type="left" style:position="7.4576in"/>
        </style:tab-stops>
      </style:paragraph-properties>
    </style:style>
    <style:style style:name="T121" style:parent-style-name="DefaultParagraphFont" style:family="text">
      <style:text-properties fo:color="#231F20" style:text-scale="105%" fo:font-size="12pt" style:font-size-asian="12pt"/>
    </style:style>
    <style:style style:name="T122" style:parent-style-name="DefaultParagraphFont" style:family="text">
      <style:text-properties fo:color="#231F20" fo:letter-spacing="0.0055in" style:text-scale="105%" fo:font-size="12pt" style:font-size-asian="12pt"/>
    </style:style>
    <style:style style:name="T123" style:parent-style-name="DefaultParagraphFont" style:family="text">
      <style:text-properties style:text-scale="105%" fo:font-size="12pt" style:font-size-asian="12pt"/>
    </style:style>
    <style:style style:name="T124" style:parent-style-name="DefaultParagraphFont" style:family="text">
      <style:text-properties style:text-scale="105%" fo:font-size="12pt" style:font-size-asian="12pt"/>
    </style:style>
    <style:style style:name="T125" style:parent-style-name="DefaultParagraphFont" style:family="text">
      <style:text-properties fo:color="#231F20" style:text-scale="105%" fo:font-size="12pt" style:font-size-asian="12pt"/>
    </style:style>
    <style:style style:name="T126" style:parent-style-name="DefaultParagraphFont" style:family="text">
      <style:text-properties fo:color="#231F20" fo:letter-spacing="0.0159in" style:text-scale="105%" fo:font-size="12pt" style:font-size-asian="12pt"/>
    </style:style>
    <style:style style:name="T127" style:parent-style-name="DefaultParagraphFont" style:family="text">
      <style:text-properties fo:color="#231F20" fo:letter-spacing="0.0159in" style:text-scale="105%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128" style:parent-style-name="DefaultParagraphFont" style:family="text">
      <style:text-properties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129" style:parent-style-name="DefaultParagraphFont" style:family="text">
      <style:text-properties fo:color="#231F20" fo:font-size="12pt" style:font-size-asian="12pt"/>
    </style:style>
    <style:style style:name="T130" style:parent-style-name="DefaultParagraphFont" style:family="text">
      <style:text-properties fo:color="#231F20" style:text-scale="105%" fo:font-size="12pt" style:font-size-asian="12pt"/>
    </style:style>
    <style:style style:name="T131" style:parent-style-name="DefaultParagraphFont" style:family="text">
      <style:text-properties fo:color="#231F20" fo:letter-spacing="0.0319in" style:text-scale="105%" fo:font-size="12pt" style:font-size-asian="12pt"/>
    </style:style>
    <style:style style:name="T132" style:parent-style-name="DefaultParagraphFont" style:family="text">
      <style:text-properties fo:color="#231F20" fo:letter-spacing="0.0319in" style:text-scale="105%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133" style:parent-style-name="DefaultParagraphFont" style:family="text">
      <style:text-properties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134" style:parent-style-name="DefaultParagraphFont" style:family="text">
      <style:text-properties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135" style:parent-style-name="DefaultParagraphFont" style:family="text">
      <style:text-properties fo:color="#231F20" fo:font-size="12pt" style:font-size-asian="12pt"/>
    </style:style>
    <style:style style:name="T136" style:parent-style-name="DefaultParagraphFont" style:family="text">
      <style:text-properties fo:color="#231F20" style:text-scale="105%" fo:font-size="12pt" style:font-size-asian="12pt"/>
    </style:style>
    <style:style style:name="T137" style:parent-style-name="DefaultParagraphFont" style:family="text">
      <style:text-properties fo:color="#231F20" fo:letter-spacing="-0.0013in" style:text-scale="105%" fo:font-size="12pt" style:font-size-asian="12pt"/>
    </style:style>
    <style:style style:name="T138" style:parent-style-name="DefaultParagraphFont" style:family="text">
      <style:text-properties fo:color="#231F20" style:text-scale="105%" fo:font-size="12pt" style:font-size-asian="12pt"/>
    </style:style>
    <style:style style:name="T139" style:parent-style-name="DefaultParagraphFont" style:family="text">
      <style:text-properties fo:color="#231F20" fo:letter-spacing="-0.0006in" style:text-scale="105%" fo:font-size="12pt" style:font-size-asian="12pt"/>
    </style:style>
    <style:style style:name="T140" style:parent-style-name="DefaultParagraphFont" style:family="text">
      <style:text-properties fo:font-size="13pt" style:font-size-asian="13pt" style:font-size-complex="13pt"/>
    </style:style>
    <style:style style:name="T141" style:parent-style-name="DefaultParagraphFont" style:family="text">
      <style:text-properties style:text-scale="105%" fo:font-size="13pt" style:font-size-asian="13pt"/>
    </style:style>
    <style:style style:name="T142" style:parent-style-name="DefaultParagraphFont" style:family="text">
      <style:text-properties fo:letter-spacing="-0.0006in" style:text-scale="105%" fo:font-size="13pt" style:font-size-asian="13pt" style:font-size-complex="13pt"/>
    </style:style>
    <style:style style:name="T143" style:parent-style-name="DefaultParagraphFont" style:family="text">
      <style:text-properties fo:font-size="13pt" style:font-size-asian="13pt" style:font-size-complex="13pt"/>
    </style:style>
    <style:style style:name="P144" style:parent-style-name="Textbody" style:family="paragraph">
      <style:paragraph-properties fo:line-height="170%" fo:margin-left="0.184in" fo:margin-right="0.2215in">
        <style:tab-stops>
          <style:tab-stop style:type="left" style:position="4.0062in"/>
          <style:tab-stop style:type="left" style:position="7.4298in"/>
        </style:tab-stops>
      </style:paragraph-properties>
    </style:style>
    <style:style style:name="T145" style:parent-style-name="DefaultParagraphFont" style:family="text">
      <style:text-properties fo:color="#231F20"/>
    </style:style>
    <style:style style:name="T146" style:parent-style-name="DefaultParagraphFont" style:family="text">
      <style:text-properties fo:color="#231F20" fo:letter-spacing="0.0256in"/>
    </style:style>
    <style:style style:name="T147" style:parent-style-name="DefaultParagraphFont" style:family="text">
      <style:text-properties fo:color="#231F20"/>
    </style:style>
    <style:style style:name="T148" style:parent-style-name="DefaultParagraphFont" style:family="text">
      <style:text-properties fo:color="#231F20" fo:letter-spacing="0.0256in"/>
    </style:style>
    <style:style style:name="T149" style:parent-style-name="DefaultParagraphFont" style:family="text">
      <style:text-properties fo:color="#231F20"/>
    </style:style>
    <style:style style:name="T150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151" style:parent-style-name="DefaultParagraphFont" style:family="text">
      <style:text-properties fo:color="#231F20"/>
    </style:style>
    <style:style style:name="T152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153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154" style:parent-style-name="DefaultParagraphFont" style:family="text">
      <style:text-properties fo:color="#231F20"/>
    </style:style>
    <style:style style:name="T155" style:parent-style-name="DefaultParagraphFont" style:family="text">
      <style:text-properties fo:color="#231F20" fo:letter-spacing="0.0027in" style:text-underline-type="single" style:text-underline-style="solid" style:text-underline-width="bold" style:text-underline-mode="continuous" style:text-underline-color="#231F20"/>
    </style:style>
    <style:style style:name="T156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P157" style:parent-style-name="Textbody" style:family="paragraph">
      <style:paragraph-properties fo:margin-top="0.0027in"/>
      <style:text-properties style:font-name="Times New Roman" fo:font-size="16pt" style:font-size-asian="16pt"/>
    </style:style>
    <style:style style:name="T158" style:parent-style-name="DefaultParagraphFont" style:family="text">
      <style:text-properties fo:color="#231F20"/>
    </style:style>
    <style:style style:name="T159" style:parent-style-name="DefaultParagraphFont" style:family="text">
      <style:text-properties fo:color="#231F20" fo:letter-spacing="-0.0041in"/>
    </style:style>
    <style:style style:name="T160" style:parent-style-name="DefaultParagraphFont" style:family="text">
      <style:text-properties fo:color="#231F20"/>
    </style:style>
    <style:style style:name="P161" style:parent-style-name="Textbody" style:family="paragraph">
      <style:paragraph-properties fo:margin-top="0.0944in" fo:line-height="162%" fo:margin-left="0.184in" fo:margin-right="0.193in">
        <style:tab-stops>
          <style:tab-stop style:type="left" style:position="3.9715in"/>
          <style:tab-stop style:type="left" style:position="7.4437in"/>
        </style:tab-stops>
      </style:paragraph-properties>
    </style:style>
    <style:style style:name="T162" style:parent-style-name="DefaultParagraphFont" style:family="text">
      <style:text-properties fo:color="#231F20" style:text-scale="105%"/>
    </style:style>
    <style:style style:name="T163" style:parent-style-name="DefaultParagraphFont" style:family="text">
      <style:text-properties fo:color="#231F20" fo:letter-spacing="0.0145in" style:text-scale="105%" style:text-underline-type="single" style:text-underline-style="solid" style:text-underline-width="bold" style:text-underline-mode="continuous" style:text-underline-color="#231F20"/>
    </style:style>
    <style:style style:name="T164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165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166" style:parent-style-name="DefaultParagraphFont" style:family="text">
      <style:text-properties fo:color="#231F20"/>
    </style:style>
    <style:style style:name="T167" style:parent-style-name="DefaultParagraphFont" style:family="text">
      <style:text-properties fo:color="#231F20" fo:letter-spacing="0.0361in" style:text-underline-type="single" style:text-underline-style="solid" style:text-underline-width="bold" style:text-underline-mode="continuous" style:text-underline-color="#231F20"/>
    </style:style>
    <style:style style:name="T168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169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170" style:parent-style-name="DefaultParagraphFont" style:family="text">
      <style:text-properties style:font-name="Times New Roman" fo:color="#231F20" style:text-scale="5%" style:text-underline-type="single" style:text-underline-style="solid" style:text-underline-width="bold" style:text-underline-mode="continuous" style:text-underline-color="#231F20"/>
    </style:style>
    <style:style style:name="T171" style:parent-style-name="DefaultParagraphFont" style:family="text">
      <style:text-properties style:font-name="Times New Roman" fo:color="#231F20"/>
    </style:style>
    <style:style style:name="T172" style:parent-style-name="DefaultParagraphFont" style:family="text">
      <style:text-properties fo:color="#231F20" style:text-scale="105%"/>
    </style:style>
    <style:style style:name="T173" style:parent-style-name="DefaultParagraphFont" style:family="text">
      <style:text-properties fo:color="#231F20" fo:letter-spacing="0.0458in" style:text-scale="105%"/>
    </style:style>
    <style:style style:name="T174" style:parent-style-name="DefaultParagraphFont" style:family="text">
      <style:text-properties fo:color="#231F20" style:text-scale="105%"/>
    </style:style>
    <style:style style:name="T175" style:parent-style-name="DefaultParagraphFont" style:family="text">
      <style:text-properties fo:color="#231F20" fo:letter-spacing="0.0138in" style:text-scale="105%"/>
    </style:style>
    <style:style style:name="T176" style:parent-style-name="DefaultParagraphFont" style:family="text">
      <style:text-properties fo:color="#231F20" style:text-scale="105%"/>
    </style:style>
    <style:style style:name="T177" style:parent-style-name="DefaultParagraphFont" style:family="text">
      <style:text-properties fo:color="#231F20" fo:letter-spacing="0.0298in" style:text-scale="105%" style:text-underline-type="single" style:text-underline-style="solid" style:text-underline-width="bold" style:text-underline-mode="continuous" style:text-underline-color="#231F20"/>
    </style:style>
    <style:style style:name="T178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179" style:parent-style-name="DefaultParagraphFont" style:family="text">
      <style:text-properties fo:color="#231F20" fo:letter-spacing="0.0138in" style:text-scale="105%" style:text-underline-type="single" style:text-underline-style="solid" style:text-underline-width="bold" style:text-underline-mode="continuous" style:text-underline-color="#231F20"/>
    </style:style>
    <style:style style:name="T180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181" style:parent-style-name="DefaultParagraphFont" style:family="text">
      <style:text-properties fo:color="#231F20" fo:letter-spacing="0.0145in" style:text-scale="105%" style:text-underline-type="single" style:text-underline-style="solid" style:text-underline-width="bold" style:text-underline-mode="continuous" style:text-underline-color="#231F20"/>
    </style:style>
    <style:style style:name="T182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183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P184" style:parent-style-name="Textbody" style:family="paragraph">
      <style:paragraph-properties fo:margin-top="0.0013in"/>
      <style:text-properties fo:font-size="16.5pt" style:font-size-asian="16.5pt"/>
    </style:style>
    <style:style style:name="T185" style:parent-style-name="DefaultParagraphFont" style:family="text">
      <style:text-properties fo:color="#231F20"/>
    </style:style>
    <style:style style:name="T186" style:parent-style-name="DefaultParagraphFont" style:family="text">
      <style:text-properties fo:color="#231F20" fo:letter-spacing="-0.0034in"/>
    </style:style>
    <style:style style:name="T187" style:parent-style-name="DefaultParagraphFont" style:family="text">
      <style:text-properties fo:color="#231F20"/>
    </style:style>
    <style:style style:name="T188" style:parent-style-name="DefaultParagraphFont" style:family="text">
      <style:text-properties fo:color="#231F20" fo:letter-spacing="-0.0027in"/>
    </style:style>
    <style:style style:name="T189" style:parent-style-name="DefaultParagraphFont" style:family="text">
      <style:text-properties fo:color="#231F20"/>
    </style:style>
    <style:style style:name="P190" style:parent-style-name="Textbody" style:family="paragraph">
      <style:paragraph-properties fo:margin-top="0.0958in" fo:line-height="170%" fo:margin-left="0.184in" fo:margin-right="0.1534in">
        <style:tab-stops>
          <style:tab-stop style:type="left" style:position="3.9437in"/>
          <style:tab-stop style:type="left" style:position="5.2562in"/>
          <style:tab-stop style:type="left" style:position="7.4298in"/>
          <style:tab-stop style:type="left" style:position="7.4972in"/>
        </style:tab-stops>
      </style:paragraph-properties>
    </style:style>
    <style:style style:name="T191" style:parent-style-name="DefaultParagraphFont" style:family="text">
      <style:text-properties fo:color="#231F20" style:text-scale="105%"/>
    </style:style>
    <style:style style:name="T192" style:parent-style-name="DefaultParagraphFont" style:family="text">
      <style:text-properties fo:color="#231F20" fo:letter-spacing="0.0055in" style:text-scale="105%"/>
    </style:style>
    <style:style style:name="T193" style:parent-style-name="DefaultParagraphFont" style:family="text">
      <style:text-properties fo:color="#231F20" style:text-scale="105%"/>
    </style:style>
    <style:style style:name="T194" style:parent-style-name="DefaultParagraphFont" style:family="text">
      <style:text-properties fo:color="#231F20" fo:letter-spacing="0.0062in" style:text-scale="105%" style:text-underline-type="single" style:text-underline-style="solid" style:text-underline-width="bold" style:text-underline-mode="continuous" style:text-underline-color="#231F20"/>
    </style:style>
    <style:style style:name="T195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196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197" style:parent-style-name="DefaultParagraphFont" style:family="text">
      <style:text-properties fo:color="#231F20" style:text-scale="110%"/>
    </style:style>
    <style:style style:name="T198" style:parent-style-name="DefaultParagraphFont" style:family="text">
      <style:text-properties style:font-name="Times New Roman" fo:color="#231F20" style:text-scale="110%" style:text-underline-type="single" style:text-underline-style="solid" style:text-underline-width="bold" style:text-underline-mode="continuous" style:text-underline-color="#231F20"/>
    </style:style>
    <style:style style:name="T199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00" style:parent-style-name="DefaultParagraphFont" style:family="text">
      <style:text-properties fo:color="#231F20" fo:letter-spacing="-0.002in" style:text-scale="105%" style:text-underline-type="single" style:text-underline-style="solid" style:text-underline-width="bold" style:text-underline-mode="continuous" style:text-underline-color="#231F20"/>
    </style:style>
    <style:style style:name="T201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02" style:parent-style-name="DefaultParagraphFont" style:family="text">
      <style:text-properties fo:color="#231F20" fo:letter-spacing="-0.002in" style:text-scale="105%" style:text-underline-type="single" style:text-underline-style="solid" style:text-underline-width="bold" style:text-underline-mode="continuous" style:text-underline-color="#231F20"/>
    </style:style>
    <style:style style:name="T203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04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205" style:parent-style-name="DefaultParagraphFont" style:family="text">
      <style:text-properties fo:color="#231F20"/>
    </style:style>
    <style:style style:name="T206" style:parent-style-name="DefaultParagraphFont" style:family="text">
      <style:text-properties fo:color="#231F20" style:text-scale="105%"/>
    </style:style>
    <style:style style:name="T207" style:parent-style-name="DefaultParagraphFont" style:family="text">
      <style:text-properties fo:color="#231F20" fo:letter-spacing="0.0312in" style:text-scale="105%"/>
    </style:style>
    <style:style style:name="T208" style:parent-style-name="DefaultParagraphFont" style:family="text">
      <style:text-properties fo:color="#231F20" style:text-scale="105%"/>
    </style:style>
    <style:style style:name="T209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10" style:parent-style-name="DefaultParagraphFont" style:family="text">
      <style:text-properties fo:color="#231F20" fo:letter-spacing="0.0312in" style:text-scale="105%" style:text-underline-type="single" style:text-underline-style="solid" style:text-underline-width="bold" style:text-underline-mode="continuous" style:text-underline-color="#231F20"/>
    </style:style>
    <style:style style:name="T211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12" style:parent-style-name="DefaultParagraphFont" style:family="text">
      <style:text-properties fo:color="#231F20" fo:letter-spacing="0.0312in" style:text-scale="105%" style:text-underline-type="single" style:text-underline-style="solid" style:text-underline-width="bold" style:text-underline-mode="continuous" style:text-underline-color="#231F20"/>
    </style:style>
    <style:style style:name="T213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14" style:parent-style-name="DefaultParagraphFont" style:family="text">
      <style:text-properties fo:color="#231F20" fo:letter-spacing="0.0312in" style:text-scale="105%" style:text-underline-type="single" style:text-underline-style="solid" style:text-underline-width="bold" style:text-underline-mode="continuous" style:text-underline-color="#231F20"/>
    </style:style>
    <style:style style:name="T215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16" style:parent-style-name="DefaultParagraphFont" style:family="text">
      <style:text-properties fo:color="#231F20" fo:letter-spacing="0.0312in" style:text-scale="105%" style:text-underline-type="single" style:text-underline-style="solid" style:text-underline-width="bold" style:text-underline-mode="continuous" style:text-underline-color="#231F20"/>
    </style:style>
    <style:style style:name="T217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18" style:parent-style-name="DefaultParagraphFont" style:family="text">
      <style:text-properties fo:color="#231F20" fo:letter-spacing="0.0041in" style:text-scale="105%"/>
    </style:style>
    <style:style style:name="T219" style:parent-style-name="DefaultParagraphFont" style:family="text">
      <style:text-properties fo:color="#231F20" style:text-scale="105%"/>
    </style:style>
    <style:style style:name="T220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221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222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223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P224" style:parent-style-name="Textbody" style:master-page-name="MP1" style:family="paragraph">
      <style:paragraph-properties fo:break-before="page"/>
      <style:text-properties style:font-name="Times New Roman" fo:font-size="10pt" style:font-size-asian="10pt"/>
    </style:style>
    <style:style style:name="P245" style:parent-style-name="Textbody" style:family="paragraph">
      <style:paragraph-properties fo:margin-top="0.0069in"/>
      <style:text-properties style:font-name="Times New Roman" fo:font-size="14pt" style:font-size-asian="14pt"/>
    </style:style>
    <style:style style:name="P246" style:parent-style-name="Textbody" style:family="paragraph">
      <style:paragraph-properties fo:margin-top="0.1027in" fo:margin-left="0.184in">
        <style:tab-stops>
          <style:tab-stop style:type="left" style:position="3.9in"/>
          <style:tab-stop style:type="left" style:position="7.4972in"/>
        </style:tab-stops>
      </style:paragraph-properties>
      <style:text-properties fo:color="#231F20" fo:letter-spacing="-0.0013in" style:text-scale="115%"/>
    </style:style>
    <style:style style:name="P247" style:parent-style-name="Textbody" style:family="paragraph">
      <style:paragraph-properties fo:margin-top="0.1027in" fo:margin-left="0.184in">
        <style:tab-stops>
          <style:tab-stop style:type="left" style:position="3.9in"/>
          <style:tab-stop style:type="left" style:position="7.4972in"/>
        </style:tab-stops>
      </style:paragraph-properties>
      <style:text-properties fo:color="#231F20" fo:letter-spacing="-0.0013in" style:text-scale="115%"/>
    </style:style>
    <style:style style:name="P248" style:parent-style-name="Textbody" style:family="paragraph">
      <style:paragraph-properties fo:margin-top="0.1027in" fo:margin-left="0.184in">
        <style:tab-stops>
          <style:tab-stop style:type="left" style:position="3.9in"/>
          <style:tab-stop style:type="left" style:position="7.4972in"/>
        </style:tab-stops>
      </style:paragraph-properties>
      <style:text-properties fo:color="#231F20" fo:letter-spacing="-0.0013in" style:text-scale="115%"/>
    </style:style>
    <style:style style:name="P249" style:parent-style-name="Textbody" style:family="paragraph">
      <style:paragraph-properties fo:margin-top="0.1027in" fo:margin-left="0.184in">
        <style:tab-stops>
          <style:tab-stop style:type="left" style:position="3.9in"/>
          <style:tab-stop style:type="left" style:position="7.4972in"/>
        </style:tab-stops>
      </style:paragraph-properties>
      <style:text-properties fo:color="#231F20" fo:letter-spacing="-0.0013in" style:text-scale="115%"/>
    </style:style>
    <style:style style:name="P250" style:parent-style-name="Textbody" style:family="paragraph">
      <style:paragraph-properties fo:margin-top="0.1027in" fo:margin-left="0.184in">
        <style:tab-stops>
          <style:tab-stop style:type="left" style:position="3.9in"/>
          <style:tab-stop style:type="left" style:position="7.4972in"/>
        </style:tab-stops>
      </style:paragraph-properties>
      <style:text-properties fo:color="#231F20" fo:letter-spacing="-0.0013in" style:text-scale="115%"/>
    </style:style>
    <style:style style:name="P251" style:parent-style-name="Textbody" style:family="paragraph">
      <style:paragraph-properties fo:margin-top="0.1027in" fo:margin-left="0.184in">
        <style:tab-stops>
          <style:tab-stop style:type="left" style:position="3.9in"/>
          <style:tab-stop style:type="left" style:position="7.4972in"/>
        </style:tab-stops>
      </style:paragraph-properties>
    </style:style>
    <style:style style:name="T252" style:parent-style-name="DefaultParagraphFont" style:family="text">
      <style:text-properties fo:color="#231F20" fo:letter-spacing="-0.0013in" style:text-scale="115%"/>
    </style:style>
    <style:style style:name="T253" style:parent-style-name="DefaultParagraphFont" style:family="text">
      <style:text-properties fo:color="#231F20" fo:letter-spacing="-0.0111in" style:text-scale="115%"/>
    </style:style>
    <style:style style:name="T254" style:parent-style-name="DefaultParagraphFont" style:family="text">
      <style:text-properties fo:color="#231F20" fo:letter-spacing="-0.0006in" style:text-scale="115%"/>
    </style:style>
    <style:style style:name="T255" style:parent-style-name="DefaultParagraphFont" style:family="text">
      <style:text-properties style:font-name="Times New Roman" fo:color="#231F20" fo:letter-spacing="-0.0006in" style:text-scale="115%" style:text-underline-type="single" style:text-underline-style="solid" style:text-underline-width="bold" style:text-underline-mode="continuous" style:text-underline-color="#231F20"/>
    </style:style>
    <style:style style:name="T256" style:parent-style-name="DefaultParagraphFont" style:family="text">
      <style:text-properties fo:color="#231F20" style:text-scale="115%"/>
    </style:style>
    <style:style style:name="T257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258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P259" style:parent-style-name="Textbody" style:family="paragraph">
      <style:paragraph-properties fo:margin-top="0.1347in" fo:line-height="170%" fo:margin-left="0.184in" fo:margin-right="0.193in" fo:text-indent="-0.0034in">
        <style:tab-stops>
          <style:tab-stop style:type="left" style:position="3.8881in"/>
          <style:tab-stop style:type="left" style:position="7.4576in"/>
        </style:tab-stops>
      </style:paragraph-properties>
    </style:style>
    <style:style style:name="T260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261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262" style:parent-style-name="DefaultParagraphFont" style:family="text">
      <style:text-properties style:font-name="Times New Roman" fo:color="#231F20" style:text-scale="28%" style:text-underline-type="single" style:text-underline-style="solid" style:text-underline-width="bold" style:text-underline-mode="continuous" style:text-underline-color="#231F20"/>
    </style:style>
    <style:style style:name="T263" style:parent-style-name="DefaultParagraphFont" style:family="text">
      <style:text-properties fo:color="#231F20" style:text-scale="105%"/>
    </style:style>
    <style:style style:name="T264" style:parent-style-name="DefaultParagraphFont" style:family="text">
      <style:text-properties fo:color="#231F20" fo:letter-spacing="0.0298in" style:text-scale="105%"/>
    </style:style>
    <style:style style:name="T265" style:parent-style-name="DefaultParagraphFont" style:family="text">
      <style:text-properties fo:color="#231F20" style:text-scale="105%"/>
    </style:style>
    <style:style style:name="T266" style:parent-style-name="DefaultParagraphFont" style:family="text">
      <style:text-properties fo:color="#231F20" fo:letter-spacing="0.0354in" style:text-scale="105%" style:text-underline-type="single" style:text-underline-style="solid" style:text-underline-width="bold" style:text-underline-mode="continuous" style:text-underline-color="#231F20"/>
    </style:style>
    <style:style style:name="T267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68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269" style:parent-style-name="DefaultParagraphFont" style:family="text">
      <style:text-properties fo:color="#231F20"/>
    </style:style>
    <style:style style:name="T270" style:parent-style-name="DefaultParagraphFont" style:family="text">
      <style:text-properties fo:color="#231F20" style:text-scale="105%"/>
    </style:style>
    <style:style style:name="T271" style:parent-style-name="DefaultParagraphFont" style:family="text">
      <style:text-properties fo:color="#231F20" fo:letter-spacing="-0.0013in" style:text-scale="105%"/>
    </style:style>
    <style:style style:name="T272" style:parent-style-name="DefaultParagraphFont" style:family="text">
      <style:text-properties fo:color="#231F20" style:text-scale="105%"/>
    </style:style>
    <style:style style:name="T273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74" style:parent-style-name="DefaultParagraphFont" style:family="text">
      <style:text-properties style:font-name="Times New Roman" fo:color="#231F20" style:text-scale="105%" style:text-underline-type="single" style:text-underline-style="solid" style:text-underline-width="bold" style:text-underline-mode="continuous" style:text-underline-color="#231F20"/>
    </style:style>
    <style:style style:name="P275" style:parent-style-name="Textbody" style:family="paragraph">
      <style:paragraph-properties fo:margin-top="0.0659in" fo:margin-left="0.184in">
        <style:tab-stops>
          <style:tab-stop style:type="left" style:position="3.8881in"/>
          <style:tab-stop style:type="left" style:position="5.2562in"/>
        </style:tab-stops>
      </style:paragraph-properties>
    </style:style>
    <style:style style:name="T276" style:parent-style-name="DefaultParagraphFont" style:family="text">
      <style:text-properties fo:color="#231F20"/>
    </style:style>
    <style:style style:name="T277" style:parent-style-name="DefaultParagraphFont" style:family="text">
      <style:text-properties fo:color="#231F20" fo:letter-spacing="0.0062in"/>
    </style:style>
    <style:style style:name="T278" style:parent-style-name="DefaultParagraphFont" style:family="text">
      <style:text-properties fo:color="#231F20"/>
    </style:style>
    <style:style style:name="T279" style:parent-style-name="DefaultParagraphFont" style:family="text">
      <style:text-properties fo:color="#231F20" fo:letter-spacing="0.0062in"/>
    </style:style>
    <style:style style:name="T280" style:parent-style-name="DefaultParagraphFont" style:family="text">
      <style:text-properties fo:color="#231F20"/>
    </style:style>
    <style:style style:name="T281" style:parent-style-name="DefaultParagraphFont" style:family="text">
      <style:text-properties fo:color="#231F20" fo:letter-spacing="0.0506in" style:text-underline-type="single" style:text-underline-style="solid" style:text-underline-width="bold" style:text-underline-mode="continuous" style:text-underline-color="#231F20"/>
    </style:style>
    <style:style style:name="T282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283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284" style:parent-style-name="DefaultParagraphFont" style:family="text">
      <style:text-properties fo:color="#231F20"/>
    </style:style>
    <style:style style:name="T285" style:parent-style-name="DefaultParagraphFont" style:family="text">
      <style:text-properties fo:color="#231F20" fo:letter-spacing="0.0041in"/>
    </style:style>
    <style:style style:name="T286" style:parent-style-name="DefaultParagraphFont" style:family="text">
      <style:text-properties fo:color="#231F20"/>
    </style:style>
    <style:style style:name="T287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P288" style:parent-style-name="Textbody" style:master-page-name="MP2" style:family="paragraph">
      <style:paragraph-properties fo:break-before="page"/>
      <style:text-properties fo:font-size="10pt" style:font-size-asian="10pt"/>
    </style:style>
    <style:style style:name="P309" style:parent-style-name="Textbody" style:family="paragraph">
      <style:text-properties fo:font-size="10pt" style:font-size-asian="10pt"/>
    </style:style>
    <style:style style:name="P310" style:parent-style-name="Textbody" style:family="paragraph">
      <style:text-properties fo:font-size="10pt" style:font-size-asian="10pt"/>
    </style:style>
    <style:style style:name="P311" style:parent-style-name="Textbody" style:family="paragraph">
      <style:paragraph-properties fo:margin-top="0.0069in"/>
      <style:text-properties fo:font-size="14pt" style:font-size-asian="14pt"/>
    </style:style>
    <style:style style:name="P312" style:parent-style-name="Heading2" style:family="paragraph">
      <style:paragraph-properties fo:text-align="justify" fo:margin-top="0.0354in"/>
    </style:style>
    <style:style style:name="T313" style:parent-style-name="DefaultParagraphFont" style:family="text">
      <style:text-properties fo:color="#231F20"/>
    </style:style>
    <style:style style:name="T314" style:parent-style-name="DefaultParagraphFont" style:family="text">
      <style:text-properties fo:color="#231F20" fo:letter-spacing="-0.002in"/>
    </style:style>
    <style:style style:name="T315" style:parent-style-name="DefaultParagraphFont" style:family="text">
      <style:text-properties fo:color="#231F20"/>
    </style:style>
    <style:style style:name="T316" style:parent-style-name="DefaultParagraphFont" style:family="text">
      <style:text-properties fo:color="#231F20" fo:letter-spacing="-0.002in"/>
    </style:style>
    <style:style style:name="T317" style:parent-style-name="DefaultParagraphFont" style:family="text">
      <style:text-properties fo:color="#231F20"/>
    </style:style>
    <style:style style:name="T318" style:parent-style-name="DefaultParagraphFont" style:family="text">
      <style:text-properties fo:color="#231F20" fo:letter-spacing="-0.0013in"/>
    </style:style>
    <style:style style:name="T319" style:parent-style-name="DefaultParagraphFont" style:family="text">
      <style:text-properties fo:color="#231F20"/>
    </style:style>
    <style:style style:name="T320" style:parent-style-name="DefaultParagraphFont" style:family="text">
      <style:text-properties fo:color="#231F20" fo:letter-spacing="-0.002in"/>
    </style:style>
    <style:style style:name="T321" style:parent-style-name="DefaultParagraphFont" style:family="text">
      <style:text-properties fo:color="#231F20"/>
    </style:style>
    <style:style style:name="P322" style:parent-style-name="Textbody" style:family="paragraph">
      <style:paragraph-properties fo:text-align="justify" fo:margin-top="0.0958in" fo:line-height="122%" fo:margin-left="0.184in" fo:margin-right="0.2006in">
        <style:tab-stops/>
      </style:paragraph-properties>
    </style:style>
    <style:style style:name="T323" style:parent-style-name="DefaultParagraphFont" style:family="text">
      <style:text-properties fo:color="#231F20" style:text-scale="110%"/>
    </style:style>
    <style:style style:name="T324" style:parent-style-name="DefaultParagraphFont" style:family="text">
      <style:text-properties fo:color="#231F20" fo:letter-spacing="0.0006in" style:text-scale="110%"/>
    </style:style>
    <style:style style:name="T325" style:parent-style-name="DefaultParagraphFont" style:family="text">
      <style:text-properties fo:color="#231F20" style:text-scale="110%"/>
    </style:style>
    <style:style style:name="T326" style:parent-style-name="DefaultParagraphFont" style:family="text">
      <style:text-properties fo:color="#231F20" fo:letter-spacing="0.0006in" style:text-scale="110%"/>
    </style:style>
    <style:style style:name="T327" style:parent-style-name="DefaultParagraphFont" style:family="text">
      <style:text-properties fo:color="#231F20" style:text-scale="110%"/>
    </style:style>
    <style:style style:name="T328" style:parent-style-name="DefaultParagraphFont" style:family="text">
      <style:text-properties fo:color="#231F20" fo:letter-spacing="0.0006in" style:text-scale="110%"/>
    </style:style>
    <style:style style:name="T329" style:parent-style-name="DefaultParagraphFont" style:family="text">
      <style:text-properties fo:color="#231F20" style:text-scale="110%"/>
    </style:style>
    <style:style style:name="T330" style:parent-style-name="DefaultParagraphFont" style:family="text">
      <style:text-properties fo:color="#231F20" fo:letter-spacing="0.0006in" style:text-scale="110%"/>
    </style:style>
    <style:style style:name="T331" style:parent-style-name="DefaultParagraphFont" style:family="text">
      <style:text-properties fo:color="#231F20" style:text-scale="110%"/>
    </style:style>
    <style:style style:name="T332" style:parent-style-name="DefaultParagraphFont" style:family="text">
      <style:text-properties fo:color="#231F20" fo:letter-spacing="0.0006in" style:text-scale="110%"/>
    </style:style>
    <style:style style:name="T333" style:parent-style-name="DefaultParagraphFont" style:family="text">
      <style:text-properties fo:color="#231F20" style:text-scale="110%"/>
    </style:style>
    <style:style style:name="T334" style:parent-style-name="DefaultParagraphFont" style:family="text">
      <style:text-properties fo:color="#231F20" fo:letter-spacing="0.0006in" style:text-scale="110%"/>
    </style:style>
    <style:style style:name="T335" style:parent-style-name="DefaultParagraphFont" style:family="text">
      <style:text-properties fo:color="#231F20" style:text-scale="110%"/>
    </style:style>
    <style:style style:name="T336" style:parent-style-name="DefaultParagraphFont" style:family="text">
      <style:text-properties fo:color="#231F20" fo:letter-spacing="0.0006in" style:text-scale="110%"/>
    </style:style>
    <style:style style:name="T337" style:parent-style-name="DefaultParagraphFont" style:family="text">
      <style:text-properties fo:color="#231F20" style:text-scale="110%"/>
    </style:style>
    <style:style style:name="T338" style:parent-style-name="DefaultParagraphFont" style:family="text">
      <style:text-properties fo:color="#231F20" fo:letter-spacing="0.0006in" style:text-scale="110%"/>
    </style:style>
    <style:style style:name="T339" style:parent-style-name="DefaultParagraphFont" style:family="text">
      <style:text-properties fo:color="#231F20" style:text-scale="110%"/>
    </style:style>
    <style:style style:name="T340" style:parent-style-name="DefaultParagraphFont" style:family="text">
      <style:text-properties fo:color="#231F20" fo:letter-spacing="0.0006in" style:text-scale="110%"/>
    </style:style>
    <style:style style:name="T341" style:parent-style-name="DefaultParagraphFont" style:family="text">
      <style:text-properties fo:color="#231F20" style:text-scale="110%"/>
    </style:style>
    <style:style style:name="T342" style:parent-style-name="DefaultParagraphFont" style:family="text">
      <style:text-properties fo:color="#231F20" fo:letter-spacing="0.0006in" style:text-scale="110%"/>
    </style:style>
    <style:style style:name="T343" style:parent-style-name="DefaultParagraphFont" style:family="text">
      <style:text-properties fo:color="#231F20" style:text-scale="110%"/>
    </style:style>
    <style:style style:name="T344" style:parent-style-name="DefaultParagraphFont" style:family="text">
      <style:text-properties fo:color="#231F20" fo:letter-spacing="0.0006in" style:text-scale="110%"/>
    </style:style>
    <style:style style:name="T345" style:parent-style-name="DefaultParagraphFont" style:family="text">
      <style:text-properties fo:color="#231F20" style:text-scale="110%"/>
    </style:style>
    <style:style style:name="T346" style:parent-style-name="DefaultParagraphFont" style:family="text">
      <style:text-properties fo:color="#231F20" fo:letter-spacing="0.0006in" style:text-scale="110%"/>
    </style:style>
    <style:style style:name="T347" style:parent-style-name="DefaultParagraphFont" style:family="text">
      <style:text-properties fo:color="#231F20" style:text-scale="110%"/>
    </style:style>
    <style:style style:name="T348" style:parent-style-name="DefaultParagraphFont" style:family="text">
      <style:text-properties fo:color="#231F20" fo:letter-spacing="-0.002in" style:text-scale="110%"/>
    </style:style>
    <style:style style:name="T349" style:parent-style-name="DefaultParagraphFont" style:family="text">
      <style:text-properties fo:color="#231F20" style:text-scale="110%"/>
    </style:style>
    <style:style style:name="T350" style:parent-style-name="DefaultParagraphFont" style:family="text">
      <style:text-properties fo:color="#231F20" fo:letter-spacing="-0.0013in" style:text-scale="110%"/>
    </style:style>
    <style:style style:name="T351" style:parent-style-name="DefaultParagraphFont" style:family="text">
      <style:text-properties fo:color="#231F20" style:text-scale="110%"/>
    </style:style>
    <style:style style:name="T352" style:parent-style-name="DefaultParagraphFont" style:family="text">
      <style:text-properties fo:color="#231F20" fo:letter-spacing="-0.0013in" style:text-scale="110%"/>
    </style:style>
    <style:style style:name="T353" style:parent-style-name="DefaultParagraphFont" style:family="text">
      <style:text-properties fo:color="#231F20" style:text-scale="110%"/>
    </style:style>
    <style:style style:name="T354" style:parent-style-name="DefaultParagraphFont" style:family="text">
      <style:text-properties fo:color="#231F20" fo:letter-spacing="-0.002in" style:text-scale="110%"/>
    </style:style>
    <style:style style:name="T355" style:parent-style-name="DefaultParagraphFont" style:family="text">
      <style:text-properties fo:color="#231F20" style:text-scale="110%"/>
    </style:style>
    <style:style style:name="T356" style:parent-style-name="DefaultParagraphFont" style:family="text">
      <style:text-properties fo:color="#231F20" fo:letter-spacing="-0.0013in" style:text-scale="110%"/>
    </style:style>
    <style:style style:name="T357" style:parent-style-name="DefaultParagraphFont" style:family="text">
      <style:text-properties fo:color="#231F20" style:text-scale="110%"/>
    </style:style>
    <style:style style:name="T358" style:parent-style-name="DefaultParagraphFont" style:family="text">
      <style:text-properties fo:color="#231F20" fo:letter-spacing="-0.0013in" style:text-scale="110%"/>
    </style:style>
    <style:style style:name="T359" style:parent-style-name="DefaultParagraphFont" style:family="text">
      <style:text-properties fo:color="#231F20" style:text-scale="110%"/>
    </style:style>
    <style:style style:name="T360" style:parent-style-name="DefaultParagraphFont" style:family="text">
      <style:text-properties fo:color="#231F20" fo:letter-spacing="-0.002in" style:text-scale="110%"/>
    </style:style>
    <style:style style:name="T361" style:parent-style-name="DefaultParagraphFont" style:family="text">
      <style:text-properties fo:color="#231F20" style:text-scale="110%"/>
    </style:style>
    <style:style style:name="T362" style:parent-style-name="DefaultParagraphFont" style:family="text">
      <style:text-properties fo:color="#231F20" fo:letter-spacing="-0.0013in" style:text-scale="110%"/>
    </style:style>
    <style:style style:name="T363" style:parent-style-name="DefaultParagraphFont" style:family="text">
      <style:text-properties fo:color="#231F20" style:text-scale="110%"/>
    </style:style>
    <style:style style:name="T364" style:parent-style-name="DefaultParagraphFont" style:family="text">
      <style:text-properties fo:color="#231F20" fo:letter-spacing="-0.0013in" style:text-scale="110%"/>
    </style:style>
    <style:style style:name="T365" style:parent-style-name="DefaultParagraphFont" style:family="text">
      <style:text-properties fo:color="#231F20" style:text-scale="110%"/>
    </style:style>
    <style:style style:name="T366" style:parent-style-name="DefaultParagraphFont" style:family="text">
      <style:text-properties fo:color="#231F20" fo:letter-spacing="-0.002in" style:text-scale="110%"/>
    </style:style>
    <style:style style:name="T367" style:parent-style-name="DefaultParagraphFont" style:family="text">
      <style:text-properties fo:color="#231F20" style:text-scale="110%"/>
    </style:style>
    <style:style style:name="T368" style:parent-style-name="DefaultParagraphFont" style:family="text">
      <style:text-properties fo:color="#231F20" fo:letter-spacing="-0.0013in" style:text-scale="110%"/>
    </style:style>
    <style:style style:name="T369" style:parent-style-name="DefaultParagraphFont" style:family="text">
      <style:text-properties fo:color="#231F20" style:text-scale="110%"/>
    </style:style>
    <style:style style:name="T370" style:parent-style-name="DefaultParagraphFont" style:family="text">
      <style:text-properties fo:color="#231F20" fo:letter-spacing="-0.0013in" style:text-scale="110%"/>
    </style:style>
    <style:style style:name="T371" style:parent-style-name="DefaultParagraphFont" style:family="text">
      <style:text-properties fo:color="#231F20" style:text-scale="110%"/>
    </style:style>
    <style:style style:name="T372" style:parent-style-name="DefaultParagraphFont" style:family="text">
      <style:text-properties fo:color="#231F20" fo:letter-spacing="-0.0472in" style:text-scale="110%"/>
    </style:style>
    <style:style style:name="T373" style:parent-style-name="DefaultParagraphFont" style:family="text">
      <style:text-properties fo:color="#231F20" style:text-scale="110%"/>
    </style:style>
    <style:style style:name="T374" style:parent-style-name="DefaultParagraphFont" style:family="text">
      <style:text-properties fo:color="#231F20" fo:letter-spacing="-0.0027in" style:text-scale="110%"/>
    </style:style>
    <style:style style:name="T375" style:parent-style-name="DefaultParagraphFont" style:family="text">
      <style:text-properties fo:color="#231F20" style:text-scale="110%"/>
    </style:style>
    <style:style style:name="T376" style:parent-style-name="DefaultParagraphFont" style:family="text">
      <style:text-properties fo:color="#231F20" fo:letter-spacing="-0.002in" style:text-scale="110%"/>
    </style:style>
    <style:style style:name="T377" style:parent-style-name="DefaultParagraphFont" style:family="text">
      <style:text-properties fo:color="#231F20" style:text-scale="110%"/>
    </style:style>
    <style:style style:name="T378" style:parent-style-name="DefaultParagraphFont" style:family="text">
      <style:text-properties fo:color="#231F20" fo:letter-spacing="-0.0027in" style:text-scale="110%"/>
    </style:style>
    <style:style style:name="T379" style:parent-style-name="DefaultParagraphFont" style:family="text">
      <style:text-properties fo:color="#231F20" style:text-scale="110%"/>
    </style:style>
    <style:style style:name="T380" style:parent-style-name="DefaultParagraphFont" style:family="text">
      <style:text-properties fo:color="#231F20" fo:letter-spacing="-0.002in" style:text-scale="110%"/>
    </style:style>
    <style:style style:name="T381" style:parent-style-name="DefaultParagraphFont" style:family="text">
      <style:text-properties fo:color="#231F20" style:text-scale="110%"/>
    </style:style>
    <style:style style:name="P382" style:parent-style-name="ListParagraph" style:family="paragraph">
      <style:paragraph-properties fo:text-align="justify" fo:margin-top="0.0763in">
        <style:tab-stops>
          <style:tab-stop style:type="left" style:position="1.6111in"/>
        </style:tab-stops>
      </style:paragraph-properties>
    </style:style>
    <style:style style:name="T383" style:parent-style-name="DefaultParagraphFont" style:family="text">
      <style:text-properties fo:color="#231F20" style:text-scale="110%" fo:font-size="12pt" style:font-size-asian="12pt"/>
    </style:style>
    <style:style style:name="T384" style:parent-style-name="DefaultParagraphFont" style:family="text">
      <style:text-properties fo:color="#231F20" fo:letter-spacing="0.0201in" style:text-scale="110%" fo:font-size="12pt" style:font-size-asian="12pt"/>
    </style:style>
    <style:style style:name="T385" style:parent-style-name="DefaultParagraphFont" style:family="text">
      <style:text-properties fo:color="#231F20" style:text-scale="110%" fo:font-size="12pt" style:font-size-asian="12pt"/>
    </style:style>
    <style:style style:name="T386" style:parent-style-name="DefaultParagraphFont" style:family="text">
      <style:text-properties fo:color="#231F20" fo:letter-spacing="0.0201in" style:text-scale="110%" fo:font-size="12pt" style:font-size-asian="12pt"/>
    </style:style>
    <style:style style:name="T387" style:parent-style-name="DefaultParagraphFont" style:family="text">
      <style:text-properties fo:color="#231F20" style:text-scale="110%" fo:font-size="12pt" style:font-size-asian="12pt"/>
    </style:style>
    <style:style style:name="P388" style:parent-style-name="ListParagraph" style:family="paragraph">
      <style:paragraph-properties fo:text-align="justify" fo:margin-top="0.125in">
        <style:tab-stops>
          <style:tab-stop style:type="left" style:position="1.6111in"/>
        </style:tab-stops>
      </style:paragraph-properties>
    </style:style>
    <style:style style:name="T389" style:parent-style-name="DefaultParagraphFont" style:family="text">
      <style:text-properties fo:color="#231F20" style:text-scale="105%" fo:font-size="12pt" style:font-size-asian="12pt"/>
    </style:style>
    <style:style style:name="T390" style:parent-style-name="DefaultParagraphFont" style:family="text">
      <style:text-properties fo:color="#231F20" fo:letter-spacing="0.0131in" style:text-scale="105%" fo:font-size="12pt" style:font-size-asian="12pt"/>
    </style:style>
    <style:style style:name="T391" style:parent-style-name="DefaultParagraphFont" style:family="text">
      <style:text-properties fo:color="#231F20" style:text-scale="105%" fo:font-size="12pt" style:font-size-asian="12pt"/>
    </style:style>
    <style:style style:name="T392" style:parent-style-name="DefaultParagraphFont" style:family="text">
      <style:text-properties fo:color="#231F20" fo:letter-spacing="0.0131in" style:text-scale="105%" fo:font-size="12pt" style:font-size-asian="12pt"/>
    </style:style>
    <style:style style:name="T393" style:parent-style-name="DefaultParagraphFont" style:family="text">
      <style:text-properties fo:color="#231F20" style:text-scale="105%" fo:font-size="12pt" style:font-size-asian="12pt"/>
    </style:style>
    <style:style style:name="T394" style:parent-style-name="DefaultParagraphFont" style:family="text">
      <style:text-properties fo:color="#231F20" fo:letter-spacing="0.0131in" style:text-scale="105%" fo:font-size="12pt" style:font-size-asian="12pt"/>
    </style:style>
    <style:style style:name="T395" style:parent-style-name="DefaultParagraphFont" style:family="text">
      <style:text-properties fo:color="#231F20" style:text-scale="105%" fo:font-size="12pt" style:font-size-asian="12pt"/>
    </style:style>
    <style:style style:name="P396" style:parent-style-name="ListParagraph" style:family="paragraph">
      <style:paragraph-properties fo:text-align="justify" fo:margin-top="0.1243in">
        <style:tab-stops>
          <style:tab-stop style:type="left" style:position="1.6111in"/>
        </style:tab-stops>
      </style:paragraph-properties>
    </style:style>
    <style:style style:name="T397" style:parent-style-name="DefaultParagraphFont" style:family="text">
      <style:text-properties fo:color="#231F20" style:text-scale="105%" fo:font-size="12pt" style:font-size-asian="12pt"/>
    </style:style>
    <style:style style:name="T398" style:parent-style-name="DefaultParagraphFont" style:family="text">
      <style:text-properties fo:color="#231F20" fo:letter-spacing="0.0041in" style:text-scale="105%" fo:font-size="12pt" style:font-size-asian="12pt"/>
    </style:style>
    <style:style style:name="T399" style:parent-style-name="DefaultParagraphFont" style:family="text">
      <style:text-properties fo:color="#231F20" style:text-scale="105%" fo:font-size="12pt" style:font-size-asian="12pt"/>
    </style:style>
    <style:style style:name="T400" style:parent-style-name="DefaultParagraphFont" style:family="text">
      <style:text-properties fo:color="#231F20" fo:letter-spacing="0.0041in" style:text-scale="105%" fo:font-size="12pt" style:font-size-asian="12pt"/>
    </style:style>
    <style:style style:name="T401" style:parent-style-name="DefaultParagraphFont" style:family="text">
      <style:text-properties fo:color="#231F20" style:text-scale="105%" fo:font-size="12pt" style:font-size-asian="12pt"/>
    </style:style>
    <style:style style:name="P402" style:parent-style-name="ListParagraph" style:family="paragraph">
      <style:paragraph-properties fo:margin-top="0.1243in">
        <style:tab-stops>
          <style:tab-stop style:type="left" style:position="1.6111in"/>
        </style:tab-stops>
      </style:paragraph-properties>
    </style:style>
    <style:style style:name="T403" style:parent-style-name="DefaultParagraphFont" style:family="text">
      <style:text-properties style:text-scale="110%" fo:font-size="12pt" style:font-size-asian="12pt"/>
    </style:style>
    <style:style style:name="T404" style:parent-style-name="DefaultParagraphFont" style:family="text">
      <style:text-properties fo:letter-spacing="0.0208in" style:text-scale="110%" fo:font-size="12pt" style:font-size-asian="12pt"/>
    </style:style>
    <style:style style:name="T405" style:parent-style-name="DefaultParagraphFont" style:family="text">
      <style:text-properties style:text-scale="110%" fo:font-size="12pt" style:font-size-asian="12pt"/>
    </style:style>
    <style:style style:name="T406" style:parent-style-name="DefaultParagraphFont" style:family="text">
      <style:text-properties fo:letter-spacing="0.0208in" style:text-scale="110%" fo:font-size="12pt" style:font-size-asian="12pt"/>
    </style:style>
    <style:style style:name="T407" style:parent-style-name="DefaultParagraphFont" style:family="text">
      <style:text-properties style:text-scale="110%" fo:font-size="12pt" style:font-size-asian="12pt"/>
    </style:style>
    <style:style style:name="P408" style:parent-style-name="ListParagraph" style:family="paragraph">
      <style:paragraph-properties fo:margin-top="0.1243in">
        <style:tab-stops>
          <style:tab-stop style:type="left" style:position="0.3298in"/>
        </style:tab-stops>
      </style:paragraph-properties>
      <style:text-properties style:text-scale="110%" fo:font-size="12pt" style:font-size-asian="12pt"/>
    </style:style>
    <style:style style:name="P409" style:parent-style-name="ListParagraph" style:family="paragraph">
      <style:paragraph-properties fo:margin-top="0.1243in">
        <style:tab-stops>
          <style:tab-stop style:type="left" style:position="0.3298in"/>
        </style:tab-stops>
      </style:paragraph-properties>
      <style:text-properties style:text-scale="110%" fo:font-size="12pt" style:font-size-asian="12pt"/>
    </style:style>
    <style:style style:name="P410" style:parent-style-name="Textbody" style:family="paragraph">
      <style:text-properties fo:font-size="24.5pt" style:font-size-asian="24.5pt"/>
    </style:style>
    <style:style style:name="P411" style:parent-style-name="Textbody" style:family="paragraph">
      <style:paragraph-properties fo:line-height="110%" fo:margin-left="0.184in" fo:margin-right="0.1965in">
        <style:tab-stops>
          <style:tab-stop style:type="left" style:position="0.9201in"/>
          <style:tab-stop style:type="left" style:position="1.7465in"/>
          <style:tab-stop style:type="left" style:position="2.2583in"/>
          <style:tab-stop style:type="left" style:position="2.6472in"/>
          <style:tab-stop style:type="left" style:position="3.1472in"/>
          <style:tab-stop style:type="left" style:position="4.0625in"/>
          <style:tab-stop style:type="left" style:position="4.9131in"/>
          <style:tab-stop style:type="left" style:position="5.6423in"/>
          <style:tab-stop style:type="left" style:position="6.0923in"/>
          <style:tab-stop style:type="left" style:position="6.4083in"/>
          <style:tab-stop style:type="left" style:position="7.1875in"/>
        </style:tab-stops>
      </style:paragraph-properties>
    </style:style>
    <style:style style:name="T412" style:parent-style-name="DefaultParagraphFont" style:family="text">
      <style:text-properties style:font-name="Calibri" fo:font-weight="bold" style:font-weight-asian="bold" fo:color="#231F20" style:text-scale="110%"/>
    </style:style>
    <style:style style:name="T413" style:parent-style-name="DefaultParagraphFont" style:family="text">
      <style:text-properties style:font-name="Calibri" fo:font-weight="bold" style:font-weight-asian="bold" fo:color="#231F20" style:text-scale="110%"/>
    </style:style>
    <style:style style:name="T414" style:parent-style-name="DefaultParagraphFont" style:family="text">
      <style:text-properties style:font-name="Calibri" fo:font-weight="bold" style:font-weight-asian="bold" fo:color="#231F20" style:text-scale="105%"/>
    </style:style>
    <style:style style:name="T415" style:parent-style-name="DefaultParagraphFont" style:family="text">
      <style:text-properties style:font-name="Calibri" fo:font-weight="bold" style:font-weight-asian="bold" fo:color="#231F20" style:text-scale="105%"/>
    </style:style>
    <style:style style:name="T416" style:parent-style-name="DefaultParagraphFont" style:family="text">
      <style:text-properties fo:color="#231F20" style:text-scale="110%"/>
    </style:style>
    <style:style style:name="T417" style:parent-style-name="DefaultParagraphFont" style:family="text">
      <style:text-properties fo:color="#231F20" style:text-scale="110%"/>
    </style:style>
    <style:style style:name="T418" style:parent-style-name="DefaultParagraphFont" style:family="text">
      <style:text-properties fo:color="#231F20" style:text-scale="110%"/>
    </style:style>
    <style:style style:name="T419" style:parent-style-name="DefaultParagraphFont" style:family="text">
      <style:text-properties fo:color="#231F20" style:text-scale="110%"/>
    </style:style>
    <style:style style:name="T420" style:parent-style-name="DefaultParagraphFont" style:family="text">
      <style:text-properties fo:color="#231F20" style:text-scale="110%"/>
    </style:style>
    <style:style style:name="T421" style:parent-style-name="DefaultParagraphFont" style:family="text">
      <style:text-properties fo:color="#231F20" style:text-scale="110%"/>
    </style:style>
    <style:style style:name="T422" style:parent-style-name="DefaultParagraphFont" style:family="text">
      <style:text-properties fo:color="#231F20" style:text-scale="110%"/>
    </style:style>
    <style:style style:name="T423" style:parent-style-name="DefaultParagraphFont" style:family="text">
      <style:text-properties fo:color="#231F20" style:text-scale="110%"/>
    </style:style>
    <style:style style:name="T424" style:parent-style-name="DefaultParagraphFont" style:family="text">
      <style:text-properties fo:color="#231F20" style:text-scale="110%"/>
    </style:style>
    <style:style style:name="T425" style:parent-style-name="DefaultParagraphFont" style:family="text">
      <style:text-properties fo:color="#231F20" style:text-scale="110%"/>
    </style:style>
    <style:style style:name="T426" style:parent-style-name="DefaultParagraphFont" style:family="text">
      <style:text-properties fo:color="#231F20" fo:letter-spacing="-0.0472in" style:text-scale="110%"/>
    </style:style>
    <style:style style:name="T427" style:parent-style-name="DefaultParagraphFont" style:family="text">
      <style:text-properties fo:color="#231F20" style:text-scale="110%"/>
    </style:style>
    <style:style style:name="T428" style:parent-style-name="DefaultParagraphFont" style:family="text">
      <style:text-properties fo:color="#231F20" fo:letter-spacing="-0.0034in" style:text-scale="110%"/>
    </style:style>
    <style:style style:name="T429" style:parent-style-name="DefaultParagraphFont" style:family="text">
      <style:text-properties fo:color="#231F20" style:text-scale="110%"/>
    </style:style>
    <style:style style:name="T430" style:parent-style-name="DefaultParagraphFont" style:family="text">
      <style:text-properties fo:color="#231F20" fo:letter-spacing="-0.0027in" style:text-scale="110%"/>
    </style:style>
    <style:style style:name="T431" style:parent-style-name="DefaultParagraphFont" style:family="text">
      <style:text-properties fo:color="#231F20" style:text-scale="110%"/>
    </style:style>
    <style:style style:name="T432" style:parent-style-name="DefaultParagraphFont" style:family="text">
      <style:text-properties fo:color="#231F20" fo:letter-spacing="-0.0027in" style:text-scale="110%"/>
    </style:style>
    <style:style style:name="T433" style:parent-style-name="DefaultParagraphFont" style:family="text">
      <style:text-properties fo:color="#231F20" style:text-scale="110%"/>
    </style:style>
    <style:style style:name="T434" style:parent-style-name="DefaultParagraphFont" style:family="text">
      <style:text-properties fo:color="#231F20" fo:letter-spacing="-0.0027in" style:text-scale="110%"/>
    </style:style>
    <style:style style:name="T435" style:parent-style-name="DefaultParagraphFont" style:family="text">
      <style:text-properties fo:color="#231F20" style:text-scale="110%"/>
    </style:style>
    <style:style style:name="T436" style:parent-style-name="DefaultParagraphFont" style:family="text">
      <style:text-properties fo:color="#231F20" fo:letter-spacing="-0.0027in" style:text-scale="110%"/>
    </style:style>
    <style:style style:name="T437" style:parent-style-name="DefaultParagraphFont" style:family="text">
      <style:text-properties fo:color="#231F20" style:text-scale="110%"/>
    </style:style>
    <style:style style:name="P438" style:parent-style-name="Textbody" style:family="paragraph">
      <style:paragraph-properties fo:margin-top="0.0125in" fo:margin-left="0.184in">
        <style:tab-stops/>
      </style:paragraph-properties>
      <style:text-properties fo:color="#231F20" style:text-scale="115%"/>
    </style:style>
    <style:style style:name="P439" style:parent-style-name="Textbody" style:family="paragraph">
      <style:paragraph-properties fo:margin-top="0.0125in" fo:margin-left="0.184in">
        <style:tab-stops/>
      </style:paragraph-properties>
      <style:text-properties fo:color="#231F20" style:text-scale="115%"/>
    </style:style>
    <style:style style:name="P440" style:parent-style-name="Textbody" style:family="paragraph">
      <style:paragraph-properties fo:margin-top="0.0125in" fo:margin-left="0.184in">
        <style:tab-stops/>
      </style:paragraph-properties>
      <style:text-properties fo:color="#231F20" style:text-scale="115%"/>
    </style:style>
    <style:style style:name="P441" style:parent-style-name="Textbody" style:family="paragraph">
      <style:paragraph-properties fo:text-align="justify" fo:margin-top="0.034in" fo:line-height="116%" fo:margin-left="0.684in" fo:margin-right="0.1937in">
        <style:tab-stops/>
      </style:paragraph-properties>
    </style:style>
    <style:style style:name="T442" style:parent-style-name="DefaultParagraphFont" style:family="text">
      <style:text-properties fo:color="#231F20" style:text-scale="105%"/>
    </style:style>
    <style:style style:name="T443" style:parent-style-name="DefaultParagraphFont" style:family="text">
      <style:text-properties fo:color="#231F20" fo:letter-spacing="0.0006in" style:text-scale="105%"/>
    </style:style>
    <style:style style:name="T444" style:parent-style-name="DefaultParagraphFont" style:family="text">
      <style:text-properties fo:color="#231F20" style:text-scale="105%"/>
    </style:style>
    <style:style style:name="T445" style:parent-style-name="DefaultParagraphFont" style:family="text">
      <style:text-properties fo:color="#231F20" fo:letter-spacing="0.0006in" style:text-scale="105%"/>
    </style:style>
    <style:style style:name="T446" style:parent-style-name="DefaultParagraphFont" style:family="text">
      <style:text-properties fo:color="#231F20" style:text-scale="105%"/>
    </style:style>
    <style:style style:name="T447" style:parent-style-name="DefaultParagraphFont" style:family="text">
      <style:text-properties fo:color="#231F20" fo:letter-spacing="0.0006in" style:text-scale="105%"/>
    </style:style>
    <style:style style:name="T448" style:parent-style-name="DefaultParagraphFont" style:family="text">
      <style:text-properties fo:color="#231F20" style:text-scale="105%"/>
    </style:style>
    <style:style style:name="T449" style:parent-style-name="DefaultParagraphFont" style:family="text">
      <style:text-properties fo:color="#231F20" fo:letter-spacing="0.0006in" style:text-scale="105%"/>
    </style:style>
    <style:style style:name="T450" style:parent-style-name="DefaultParagraphFont" style:family="text">
      <style:text-properties fo:color="#231F20" style:text-scale="105%"/>
    </style:style>
    <style:style style:name="T451" style:parent-style-name="DefaultParagraphFont" style:family="text">
      <style:text-properties fo:color="#231F20" fo:letter-spacing="0.0006in" style:text-scale="105%"/>
    </style:style>
    <style:style style:name="T452" style:parent-style-name="DefaultParagraphFont" style:family="text">
      <style:text-properties fo:color="#231F20" style:text-scale="105%"/>
    </style:style>
    <style:style style:name="T453" style:parent-style-name="DefaultParagraphFont" style:family="text">
      <style:text-properties fo:color="#231F20" fo:letter-spacing="0.0006in" style:text-scale="105%"/>
    </style:style>
    <style:style style:name="T454" style:parent-style-name="DefaultParagraphFont" style:family="text">
      <style:text-properties fo:color="#231F20" style:text-scale="105%"/>
    </style:style>
    <style:style style:name="T455" style:parent-style-name="DefaultParagraphFont" style:family="text">
      <style:text-properties fo:color="#231F20" fo:letter-spacing="0.0006in" style:text-scale="105%"/>
    </style:style>
    <style:style style:name="T456" style:parent-style-name="DefaultParagraphFont" style:family="text">
      <style:text-properties fo:color="#231F20" style:text-scale="105%"/>
    </style:style>
    <style:style style:name="T457" style:parent-style-name="DefaultParagraphFont" style:family="text">
      <style:text-properties fo:color="#231F20" fo:letter-spacing="0.0006in" style:text-scale="105%"/>
    </style:style>
    <style:style style:name="T458" style:parent-style-name="DefaultParagraphFont" style:family="text">
      <style:text-properties fo:color="#231F20" style:text-scale="105%"/>
    </style:style>
    <style:style style:name="T459" style:parent-style-name="DefaultParagraphFont" style:family="text">
      <style:text-properties fo:color="#231F20" fo:letter-spacing="0.0006in" style:text-scale="105%"/>
    </style:style>
    <style:style style:name="T460" style:parent-style-name="DefaultParagraphFont" style:family="text">
      <style:text-properties fo:color="#231F20" style:text-scale="105%"/>
    </style:style>
    <style:style style:name="T461" style:parent-style-name="DefaultParagraphFont" style:family="text">
      <style:text-properties fo:color="#231F20" fo:letter-spacing="0.0006in" style:text-scale="105%"/>
    </style:style>
    <style:style style:name="T462" style:parent-style-name="DefaultParagraphFont" style:family="text">
      <style:text-properties fo:color="#231F20" style:text-scale="105%"/>
    </style:style>
    <style:style style:name="T463" style:parent-style-name="DefaultParagraphFont" style:family="text">
      <style:text-properties fo:color="#231F20" fo:letter-spacing="0.0006in" style:text-scale="105%"/>
    </style:style>
    <style:style style:name="T464" style:parent-style-name="DefaultParagraphFont" style:family="text">
      <style:text-properties fo:color="#231F20" style:text-scale="105%"/>
    </style:style>
    <style:style style:name="T465" style:parent-style-name="DefaultParagraphFont" style:family="text">
      <style:text-properties fo:color="#231F20" fo:letter-spacing="0.0006in" style:text-scale="105%"/>
    </style:style>
    <style:style style:name="T466" style:parent-style-name="DefaultParagraphFont" style:family="text">
      <style:text-properties fo:color="#231F20" style:text-scale="105%"/>
    </style:style>
    <style:style style:name="T467" style:parent-style-name="DefaultParagraphFont" style:family="text">
      <style:text-properties fo:color="#231F20" fo:letter-spacing="0.0006in" style:text-scale="105%"/>
    </style:style>
    <style:style style:name="T468" style:parent-style-name="DefaultParagraphFont" style:family="text">
      <style:text-properties fo:color="#231F20" style:text-scale="105%"/>
    </style:style>
    <style:style style:name="T469" style:parent-style-name="DefaultParagraphFont" style:family="text">
      <style:text-properties fo:color="#231F20" fo:letter-spacing="0.043in" style:text-scale="105%"/>
    </style:style>
    <style:style style:name="T470" style:parent-style-name="DefaultParagraphFont" style:family="text">
      <style:text-properties fo:color="#231F20" style:text-scale="105%"/>
    </style:style>
    <style:style style:name="T471" style:parent-style-name="DefaultParagraphFont" style:family="text">
      <style:text-properties fo:color="#231F20" fo:letter-spacing="0.0437in" style:text-scale="105%"/>
    </style:style>
    <style:style style:name="T472" style:parent-style-name="DefaultParagraphFont" style:family="text">
      <style:text-properties fo:color="#231F20" style:text-scale="105%"/>
    </style:style>
    <style:style style:name="T473" style:parent-style-name="DefaultParagraphFont" style:family="text">
      <style:text-properties fo:color="#231F20" fo:letter-spacing="0.027in" style:text-scale="105%"/>
    </style:style>
    <style:style style:name="T474" style:parent-style-name="DefaultParagraphFont" style:family="text">
      <style:text-properties fo:color="#231F20" style:text-scale="105%"/>
    </style:style>
    <style:style style:name="T475" style:parent-style-name="DefaultParagraphFont" style:family="text">
      <style:text-properties fo:color="#231F20" fo:letter-spacing="0.027in" style:text-scale="105%"/>
    </style:style>
    <style:style style:name="T476" style:parent-style-name="DefaultParagraphFont" style:family="text">
      <style:text-properties fo:color="#231F20" style:text-scale="105%"/>
    </style:style>
    <style:style style:name="T477" style:parent-style-name="DefaultParagraphFont" style:family="text">
      <style:text-properties fo:color="#231F20" fo:letter-spacing="0.027in" style:text-scale="105%"/>
    </style:style>
    <style:style style:name="T478" style:parent-style-name="DefaultParagraphFont" style:family="text">
      <style:text-properties fo:color="#231F20" style:text-scale="105%"/>
    </style:style>
    <style:style style:name="T479" style:parent-style-name="DefaultParagraphFont" style:family="text">
      <style:text-properties fo:color="#231F20" fo:letter-spacing="0.027in" style:text-scale="105%"/>
    </style:style>
    <style:style style:name="T480" style:parent-style-name="DefaultParagraphFont" style:family="text">
      <style:text-properties fo:color="#231F20" style:text-scale="105%"/>
    </style:style>
    <style:style style:name="T481" style:parent-style-name="DefaultParagraphFont" style:family="text">
      <style:text-properties fo:color="#231F20" fo:letter-spacing="0.0263in" style:text-scale="105%"/>
    </style:style>
    <style:style style:name="T482" style:parent-style-name="DefaultParagraphFont" style:family="text">
      <style:text-properties fo:color="#231F20" style:text-scale="105%"/>
    </style:style>
    <style:style style:name="T483" style:parent-style-name="DefaultParagraphFont" style:family="text">
      <style:text-properties fo:color="#231F20" fo:letter-spacing="0.027in" style:text-scale="105%"/>
    </style:style>
    <style:style style:name="T484" style:parent-style-name="DefaultParagraphFont" style:family="text">
      <style:text-properties fo:color="#231F20" style:text-scale="105%"/>
    </style:style>
    <style:style style:name="T485" style:parent-style-name="DefaultParagraphFont" style:family="text">
      <style:text-properties fo:color="#231F20" fo:letter-spacing="0.027in" style:text-scale="105%"/>
    </style:style>
    <style:style style:name="T486" style:parent-style-name="DefaultParagraphFont" style:family="text">
      <style:text-properties fo:color="#231F20" style:text-scale="105%"/>
    </style:style>
    <style:style style:name="T487" style:parent-style-name="DefaultParagraphFont" style:family="text">
      <style:text-properties fo:color="#231F20" fo:letter-spacing="0.027in" style:text-scale="105%"/>
    </style:style>
    <style:style style:name="T488" style:parent-style-name="DefaultParagraphFont" style:family="text">
      <style:text-properties fo:color="#231F20" style:text-scale="105%"/>
    </style:style>
    <style:style style:name="T489" style:parent-style-name="DefaultParagraphFont" style:family="text">
      <style:text-properties fo:color="#231F20" fo:letter-spacing="0.027in" style:text-scale="105%"/>
    </style:style>
    <style:style style:name="T490" style:parent-style-name="DefaultParagraphFont" style:family="text">
      <style:text-properties fo:color="#231F20" style:text-scale="105%"/>
    </style:style>
    <style:style style:name="T491" style:parent-style-name="DefaultParagraphFont" style:family="text">
      <style:text-properties fo:color="#231F20" fo:letter-spacing="-0.0451in" style:text-scale="105%"/>
    </style:style>
    <style:style style:name="T492" style:parent-style-name="DefaultParagraphFont" style:family="text">
      <style:text-properties fo:color="#231F20" style:text-scale="105%"/>
    </style:style>
    <style:style style:name="T493" style:parent-style-name="DefaultParagraphFont" style:family="text">
      <style:text-properties fo:color="#231F20" fo:letter-spacing="0.0006in" style:text-scale="105%"/>
    </style:style>
    <style:style style:name="T494" style:parent-style-name="DefaultParagraphFont" style:family="text">
      <style:text-properties fo:color="#231F20" style:text-scale="105%"/>
    </style:style>
    <style:style style:name="T495" style:parent-style-name="DefaultParagraphFont" style:family="text">
      <style:text-properties fo:color="#231F20" fo:letter-spacing="0.0006in" style:text-scale="105%"/>
    </style:style>
    <style:style style:name="T496" style:parent-style-name="DefaultParagraphFont" style:family="text">
      <style:text-properties fo:color="#231F20" style:text-scale="105%"/>
    </style:style>
    <style:style style:name="T497" style:parent-style-name="DefaultParagraphFont" style:family="text">
      <style:text-properties fo:color="#231F20" fo:letter-spacing="0.0006in" style:text-scale="105%"/>
    </style:style>
    <style:style style:name="T498" style:parent-style-name="DefaultParagraphFont" style:family="text">
      <style:text-properties fo:color="#231F20" style:text-scale="105%"/>
    </style:style>
    <style:style style:name="T499" style:parent-style-name="DefaultParagraphFont" style:family="text">
      <style:text-properties fo:color="#231F20" fo:letter-spacing="0.0006in" style:text-scale="105%"/>
    </style:style>
    <style:style style:name="T500" style:parent-style-name="DefaultParagraphFont" style:family="text">
      <style:text-properties fo:color="#231F20" style:text-scale="105%"/>
    </style:style>
    <style:style style:name="T501" style:parent-style-name="DefaultParagraphFont" style:family="text">
      <style:text-properties fo:color="#231F20" fo:letter-spacing="0.0006in" style:text-scale="105%"/>
    </style:style>
    <style:style style:name="T502" style:parent-style-name="DefaultParagraphFont" style:family="text">
      <style:text-properties fo:color="#231F20" style:text-scale="105%"/>
    </style:style>
    <style:style style:name="T503" style:parent-style-name="DefaultParagraphFont" style:family="text">
      <style:text-properties fo:color="#231F20" fo:letter-spacing="0.0006in" style:text-scale="105%"/>
    </style:style>
    <style:style style:name="T504" style:parent-style-name="DefaultParagraphFont" style:family="text">
      <style:text-properties fo:color="#231F20" style:text-scale="105%"/>
    </style:style>
    <style:style style:name="T505" style:parent-style-name="DefaultParagraphFont" style:family="text">
      <style:text-properties fo:color="#231F20" fo:letter-spacing="0.0006in" style:text-scale="105%"/>
    </style:style>
    <style:style style:name="T506" style:parent-style-name="DefaultParagraphFont" style:family="text">
      <style:text-properties fo:color="#231F20" style:text-scale="105%"/>
    </style:style>
    <style:style style:name="T507" style:parent-style-name="DefaultParagraphFont" style:family="text">
      <style:text-properties fo:color="#231F20" fo:letter-spacing="0.0006in" style:text-scale="105%"/>
    </style:style>
    <style:style style:name="T508" style:parent-style-name="DefaultParagraphFont" style:family="text">
      <style:text-properties fo:color="#231F20" style:text-scale="105%"/>
    </style:style>
    <style:style style:name="T509" style:parent-style-name="DefaultParagraphFont" style:family="text">
      <style:text-properties fo:color="#231F20" fo:letter-spacing="0.0006in" style:text-scale="105%"/>
    </style:style>
    <style:style style:name="T510" style:parent-style-name="DefaultParagraphFont" style:family="text">
      <style:text-properties fo:color="#231F20" style:text-scale="105%"/>
    </style:style>
    <style:style style:name="T511" style:parent-style-name="DefaultParagraphFont" style:family="text">
      <style:text-properties fo:color="#231F20" fo:letter-spacing="0.0006in" style:text-scale="105%"/>
    </style:style>
    <style:style style:name="T512" style:parent-style-name="DefaultParagraphFont" style:family="text">
      <style:text-properties fo:color="#231F20" style:text-scale="105%"/>
    </style:style>
    <style:style style:name="T513" style:parent-style-name="DefaultParagraphFont" style:family="text">
      <style:text-properties fo:color="#231F20" fo:letter-spacing="-0.0013in" style:text-scale="105%"/>
    </style:style>
    <style:style style:name="T514" style:parent-style-name="DefaultParagraphFont" style:family="text">
      <style:text-properties fo:color="#231F20" style:text-scale="105%"/>
    </style:style>
    <style:style style:name="P515" style:parent-style-name="Textbody" style:family="paragraph">
      <style:text-properties fo:font-size="17pt" style:font-size-asian="17pt"/>
    </style:style>
    <style:style style:name="P516" style:parent-style-name="Textbody" style:family="paragraph">
      <style:paragraph-properties fo:margin-top="0.0055in"/>
      <style:text-properties fo:font-size="16.5pt" style:font-size-asian="16.5pt"/>
    </style:style>
    <style:style style:name="P517" style:parent-style-name="Textbody" style:family="paragraph">
      <style:paragraph-properties fo:margin-top="0.0055in"/>
      <style:text-properties fo:font-size="16.5pt" style:font-size-asian="16.5pt"/>
    </style:style>
    <style:style style:name="P518" style:parent-style-name="Textbody" style:family="paragraph">
      <style:paragraph-properties fo:text-align="justify" fo:line-height="116%" fo:margin-left="0.184in" fo:margin-right="0.2in">
        <style:tab-stops/>
      </style:paragraph-properties>
    </style:style>
    <style:style style:name="T519" style:parent-style-name="DefaultParagraphFont" style:family="text">
      <style:text-properties style:font-name="Calibri" fo:font-weight="bold" style:font-weight-asian="bold" fo:color="#231F20" style:text-scale="110%"/>
    </style:style>
    <style:style style:name="T520" style:parent-style-name="DefaultParagraphFont" style:family="text">
      <style:text-properties fo:color="#231F20" style:text-scale="110%"/>
    </style:style>
    <style:style style:name="T521" style:parent-style-name="DefaultParagraphFont" style:family="text">
      <style:text-properties fo:color="#231F20" fo:letter-spacing="0.0006in" style:text-scale="110%"/>
    </style:style>
    <style:style style:name="T522" style:parent-style-name="DefaultParagraphFont" style:family="text">
      <style:text-properties fo:color="#231F20" style:text-scale="110%"/>
    </style:style>
    <style:style style:name="T523" style:parent-style-name="DefaultParagraphFont" style:family="text">
      <style:text-properties fo:color="#231F20" fo:letter-spacing="0.0083in" style:text-scale="110%"/>
    </style:style>
    <style:style style:name="T524" style:parent-style-name="DefaultParagraphFont" style:family="text">
      <style:text-properties fo:color="#231F20" style:text-scale="110%"/>
    </style:style>
    <style:style style:name="T525" style:parent-style-name="DefaultParagraphFont" style:family="text">
      <style:text-properties fo:color="#231F20" fo:letter-spacing="-0.002in" style:text-scale="110%"/>
    </style:style>
    <style:style style:name="T526" style:parent-style-name="DefaultParagraphFont" style:family="text">
      <style:text-properties fo:color="#231F20" style:text-scale="110%"/>
    </style:style>
    <style:style style:name="T527" style:parent-style-name="DefaultParagraphFont" style:family="text">
      <style:text-properties fo:color="#231F20" fo:letter-spacing="-0.002in" style:text-scale="110%"/>
    </style:style>
    <style:style style:name="T528" style:parent-style-name="DefaultParagraphFont" style:family="text">
      <style:text-properties fo:color="#231F20" style:text-scale="110%"/>
    </style:style>
    <style:style style:name="T529" style:parent-style-name="DefaultParagraphFont" style:family="text">
      <style:text-properties fo:color="#231F20" fo:letter-spacing="-0.002in" style:text-scale="110%"/>
    </style:style>
    <style:style style:name="T530" style:parent-style-name="DefaultParagraphFont" style:family="text">
      <style:text-properties fo:color="#231F20" style:text-scale="110%"/>
    </style:style>
    <style:style style:name="T531" style:parent-style-name="DefaultParagraphFont" style:family="text">
      <style:text-properties fo:color="#231F20" fo:letter-spacing="-0.002in" style:text-scale="110%"/>
    </style:style>
    <style:style style:name="T532" style:parent-style-name="DefaultParagraphFont" style:family="text">
      <style:text-properties fo:color="#231F20" style:text-scale="110%"/>
    </style:style>
    <style:style style:name="T533" style:parent-style-name="DefaultParagraphFont" style:family="text">
      <style:text-properties fo:color="#231F20" fo:letter-spacing="-0.002in" style:text-scale="110%"/>
    </style:style>
    <style:style style:name="T534" style:parent-style-name="DefaultParagraphFont" style:family="text">
      <style:text-properties fo:color="#231F20" style:text-scale="110%"/>
    </style:style>
    <style:style style:name="T535" style:parent-style-name="DefaultParagraphFont" style:family="text">
      <style:text-properties fo:color="#231F20" fo:letter-spacing="-0.002in" style:text-scale="110%"/>
    </style:style>
    <style:style style:name="T536" style:parent-style-name="DefaultParagraphFont" style:family="text">
      <style:text-properties fo:color="#231F20" style:text-scale="110%"/>
    </style:style>
    <style:style style:name="T537" style:parent-style-name="DefaultParagraphFont" style:family="text">
      <style:text-properties fo:color="#231F20" fo:letter-spacing="-0.002in" style:text-scale="110%"/>
    </style:style>
    <style:style style:name="T538" style:parent-style-name="DefaultParagraphFont" style:family="text">
      <style:text-properties fo:color="#231F20" style:text-scale="110%"/>
    </style:style>
    <style:style style:name="T539" style:parent-style-name="DefaultParagraphFont" style:family="text">
      <style:text-properties fo:color="#231F20" fo:letter-spacing="-0.002in" style:text-scale="110%"/>
    </style:style>
    <style:style style:name="T540" style:parent-style-name="DefaultParagraphFont" style:family="text">
      <style:text-properties fo:color="#231F20" style:text-scale="110%"/>
    </style:style>
    <style:style style:name="T541" style:parent-style-name="DefaultParagraphFont" style:family="text">
      <style:text-properties fo:color="#231F20" fo:letter-spacing="-0.002in" style:text-scale="110%"/>
    </style:style>
    <style:style style:name="T542" style:parent-style-name="DefaultParagraphFont" style:family="text">
      <style:text-properties fo:color="#231F20" style:text-scale="110%"/>
    </style:style>
    <style:style style:name="T543" style:parent-style-name="DefaultParagraphFont" style:family="text">
      <style:text-properties fo:color="#231F20" fo:letter-spacing="-0.002in" style:text-scale="110%"/>
    </style:style>
    <style:style style:name="T544" style:parent-style-name="DefaultParagraphFont" style:family="text">
      <style:text-properties fo:color="#231F20" style:text-scale="110%"/>
    </style:style>
    <style:style style:name="T545" style:parent-style-name="DefaultParagraphFont" style:family="text">
      <style:text-properties fo:color="#231F20" fo:letter-spacing="-0.0465in" style:text-scale="110%"/>
    </style:style>
    <style:style style:name="T546" style:parent-style-name="DefaultParagraphFont" style:family="text">
      <style:text-properties fo:color="#231F20" style:text-scale="110%"/>
    </style:style>
    <style:style style:name="T547" style:parent-style-name="DefaultParagraphFont" style:family="text">
      <style:text-properties fo:color="#231F20" fo:letter-spacing="-0.002in" style:text-scale="110%"/>
    </style:style>
    <style:style style:name="T548" style:parent-style-name="DefaultParagraphFont" style:family="text">
      <style:text-properties fo:color="#231F20" style:text-scale="110%"/>
    </style:style>
    <style:style style:name="T549" style:parent-style-name="DefaultParagraphFont" style:family="text">
      <style:text-properties fo:color="#231F20" fo:letter-spacing="-0.002in" style:text-scale="110%"/>
    </style:style>
    <style:style style:name="T550" style:parent-style-name="DefaultParagraphFont" style:family="text">
      <style:text-properties fo:color="#231F20" style:text-scale="110%"/>
    </style:style>
    <style:style style:name="T551" style:parent-style-name="DefaultParagraphFont" style:family="text">
      <style:text-properties fo:color="#231F20" fo:letter-spacing="-0.002in" style:text-scale="110%"/>
    </style:style>
    <style:style style:name="T552" style:parent-style-name="DefaultParagraphFont" style:family="text">
      <style:text-properties fo:color="#231F20" style:text-scale="110%"/>
    </style:style>
    <style:style style:name="T553" style:parent-style-name="DefaultParagraphFont" style:family="text">
      <style:text-properties fo:color="#231F20" fo:letter-spacing="-0.002in" style:text-scale="110%"/>
    </style:style>
    <style:style style:name="T554" style:parent-style-name="DefaultParagraphFont" style:family="text">
      <style:text-properties fo:color="#231F20" style:text-scale="110%"/>
    </style:style>
    <style:style style:name="T555" style:parent-style-name="DefaultParagraphFont" style:family="text">
      <style:text-properties fo:color="#231F20" fo:letter-spacing="-0.002in" style:text-scale="110%"/>
    </style:style>
    <style:style style:name="T556" style:parent-style-name="DefaultParagraphFont" style:family="text">
      <style:text-properties fo:color="#231F20" style:text-scale="110%"/>
    </style:style>
    <style:style style:name="T557" style:parent-style-name="DefaultParagraphFont" style:family="text">
      <style:text-properties fo:color="#231F20" fo:letter-spacing="-0.002in" style:text-scale="110%"/>
    </style:style>
    <style:style style:name="T558" style:parent-style-name="DefaultParagraphFont" style:family="text">
      <style:text-properties fo:color="#231F20" style:text-scale="110%"/>
    </style:style>
    <style:style style:name="T559" style:parent-style-name="DefaultParagraphFont" style:family="text">
      <style:text-properties fo:color="#231F20" fo:letter-spacing="-0.002in" style:text-scale="110%"/>
    </style:style>
    <style:style style:name="T560" style:parent-style-name="DefaultParagraphFont" style:family="text">
      <style:text-properties fo:color="#231F20" style:text-scale="110%"/>
    </style:style>
    <style:style style:name="T561" style:parent-style-name="DefaultParagraphFont" style:family="text">
      <style:text-properties fo:color="#231F20" fo:letter-spacing="-0.002in" style:text-scale="110%"/>
    </style:style>
    <style:style style:name="T562" style:parent-style-name="DefaultParagraphFont" style:family="text">
      <style:text-properties fo:color="#231F20" style:text-scale="110%"/>
    </style:style>
    <style:style style:name="T563" style:parent-style-name="DefaultParagraphFont" style:family="text">
      <style:text-properties fo:color="#231F20" fo:letter-spacing="-0.002in" style:text-scale="110%"/>
    </style:style>
    <style:style style:name="T564" style:parent-style-name="DefaultParagraphFont" style:family="text">
      <style:text-properties fo:color="#231F20" style:text-scale="110%"/>
    </style:style>
    <style:style style:name="P565" style:parent-style-name="Textbody" style:family="paragraph">
      <style:paragraph-properties fo:margin-left="0.184in">
        <style:tab-stops/>
      </style:paragraph-properties>
      <style:text-properties fo:color="#231F20" style:text-scale="115%"/>
    </style:style>
    <style:style style:name="P566" style:parent-style-name="Textbody" style:family="paragraph">
      <style:paragraph-properties fo:margin-left="0.184in">
        <style:tab-stops/>
      </style:paragraph-properties>
      <style:text-properties fo:color="#231F20" style:text-scale="115%"/>
    </style:style>
    <style:style style:name="P567" style:parent-style-name="ListParagraph" style:family="paragraph">
      <style:paragraph-properties fo:margin-top="0.0347in" fo:line-height="116%" fo:margin-right="0.1277in">
        <style:tab-stops>
          <style:tab-stop style:type="left" style:position="0.6111in"/>
        </style:tab-stops>
      </style:paragraph-properties>
    </style:style>
    <style:style style:name="T568" style:parent-style-name="DefaultParagraphFont" style:family="text">
      <style:text-properties fo:color="#231F20" style:text-scale="110%" fo:font-size="12pt" style:font-size-asian="12pt"/>
    </style:style>
    <style:style style:name="T569" style:parent-style-name="DefaultParagraphFont" style:family="text">
      <style:text-properties fo:color="#231F20" fo:letter-spacing="0.0006in" style:text-scale="110%" fo:font-size="12pt" style:font-size-asian="12pt"/>
    </style:style>
    <style:style style:name="T570" style:parent-style-name="DefaultParagraphFont" style:family="text">
      <style:text-properties fo:color="#231F20" style:text-scale="110%" fo:font-size="12pt" style:font-size-asian="12pt"/>
    </style:style>
    <style:style style:name="T571" style:parent-style-name="DefaultParagraphFont" style:family="text">
      <style:text-properties fo:color="#231F20" fo:letter-spacing="-0.0083in" style:text-scale="110%" fo:font-size="12pt" style:font-size-asian="12pt"/>
    </style:style>
    <style:style style:name="T572" style:parent-style-name="DefaultParagraphFont" style:family="text">
      <style:text-properties fo:color="#231F20" style:text-scale="110%" fo:font-size="12pt" style:font-size-asian="12pt"/>
    </style:style>
    <style:style style:name="T573" style:parent-style-name="DefaultParagraphFont" style:family="text">
      <style:text-properties fo:color="#231F20" fo:letter-spacing="-0.0083in" style:text-scale="110%" fo:font-size="12pt" style:font-size-asian="12pt"/>
    </style:style>
    <style:style style:name="T574" style:parent-style-name="DefaultParagraphFont" style:family="text">
      <style:text-properties fo:color="#231F20" style:text-scale="110%" fo:font-size="12pt" style:font-size-asian="12pt"/>
    </style:style>
    <style:style style:name="T575" style:parent-style-name="DefaultParagraphFont" style:family="text">
      <style:text-properties fo:color="#231F20" fo:letter-spacing="-0.0083in" style:text-scale="110%" fo:font-size="12pt" style:font-size-asian="12pt"/>
    </style:style>
    <style:style style:name="T576" style:parent-style-name="DefaultParagraphFont" style:family="text">
      <style:text-properties fo:color="#231F20" style:text-scale="110%" fo:font-size="12pt" style:font-size-asian="12pt"/>
    </style:style>
    <style:style style:name="T577" style:parent-style-name="DefaultParagraphFont" style:family="text">
      <style:text-properties fo:color="#231F20" fo:letter-spacing="-0.0083in" style:text-scale="110%" fo:font-size="12pt" style:font-size-asian="12pt"/>
    </style:style>
    <style:style style:name="T578" style:parent-style-name="DefaultParagraphFont" style:family="text">
      <style:text-properties fo:color="#231F20" style:text-scale="110%" fo:font-size="12pt" style:font-size-asian="12pt"/>
    </style:style>
    <style:style style:name="T579" style:parent-style-name="DefaultParagraphFont" style:family="text">
      <style:text-properties fo:color="#231F20" fo:letter-spacing="-0.0083in" style:text-scale="110%" fo:font-size="12pt" style:font-size-asian="12pt"/>
    </style:style>
    <style:style style:name="T580" style:parent-style-name="DefaultParagraphFont" style:family="text">
      <style:text-properties fo:color="#231F20" style:text-scale="110%" fo:font-size="12pt" style:font-size-asian="12pt"/>
    </style:style>
    <style:style style:name="T581" style:parent-style-name="DefaultParagraphFont" style:family="text">
      <style:text-properties fo:color="#231F20" fo:letter-spacing="-0.0083in" style:text-scale="110%" fo:font-size="12pt" style:font-size-asian="12pt"/>
    </style:style>
    <style:style style:name="T582" style:parent-style-name="DefaultParagraphFont" style:family="text">
      <style:text-properties fo:color="#231F20" style:text-scale="110%" fo:font-size="12pt" style:font-size-asian="12pt"/>
    </style:style>
    <style:style style:name="T583" style:parent-style-name="DefaultParagraphFont" style:family="text">
      <style:text-properties fo:color="#231F20" fo:letter-spacing="-0.0083in" style:text-scale="110%" fo:font-size="12pt" style:font-size-asian="12pt"/>
    </style:style>
    <style:style style:name="T584" style:parent-style-name="DefaultParagraphFont" style:family="text">
      <style:text-properties fo:color="#231F20" style:text-scale="110%" fo:font-size="12pt" style:font-size-asian="12pt"/>
    </style:style>
    <style:style style:name="T585" style:parent-style-name="DefaultParagraphFont" style:family="text">
      <style:text-properties fo:color="#231F20" fo:letter-spacing="-0.0083in" style:text-scale="110%" fo:font-size="12pt" style:font-size-asian="12pt"/>
    </style:style>
    <style:style style:name="T586" style:parent-style-name="DefaultParagraphFont" style:family="text">
      <style:text-properties fo:color="#231F20" style:text-scale="110%" fo:font-size="12pt" style:font-size-asian="12pt"/>
    </style:style>
    <style:style style:name="T587" style:parent-style-name="DefaultParagraphFont" style:family="text">
      <style:text-properties fo:color="#231F20" fo:letter-spacing="-0.0083in" style:text-scale="110%" fo:font-size="12pt" style:font-size-asian="12pt"/>
    </style:style>
    <style:style style:name="T588" style:parent-style-name="DefaultParagraphFont" style:family="text">
      <style:text-properties fo:color="#231F20" style:text-scale="110%" fo:font-size="12pt" style:font-size-asian="12pt"/>
    </style:style>
    <style:style style:name="T589" style:parent-style-name="DefaultParagraphFont" style:family="text">
      <style:text-properties fo:color="#231F20" fo:letter-spacing="-0.0083in" style:text-scale="110%" fo:font-size="12pt" style:font-size-asian="12pt"/>
    </style:style>
    <style:style style:name="T590" style:parent-style-name="DefaultParagraphFont" style:family="text">
      <style:text-properties fo:color="#231F20" style:text-scale="110%" fo:font-size="12pt" style:font-size-asian="12pt"/>
    </style:style>
    <style:style style:name="T591" style:parent-style-name="DefaultParagraphFont" style:family="text">
      <style:text-properties fo:color="#231F20" fo:letter-spacing="-0.0083in" style:text-scale="110%" fo:font-size="12pt" style:font-size-asian="12pt"/>
    </style:style>
    <style:style style:name="T592" style:parent-style-name="DefaultParagraphFont" style:family="text">
      <style:text-properties fo:color="#231F20" style:text-scale="110%" fo:font-size="12pt" style:font-size-asian="12pt"/>
    </style:style>
    <style:style style:name="T593" style:parent-style-name="DefaultParagraphFont" style:family="text">
      <style:text-properties fo:color="#231F20" fo:letter-spacing="-0.0083in" style:text-scale="110%" fo:font-size="12pt" style:font-size-asian="12pt"/>
    </style:style>
    <style:style style:name="T594" style:parent-style-name="DefaultParagraphFont" style:family="text">
      <style:text-properties fo:color="#231F20" style:text-scale="110%" fo:font-size="12pt" style:font-size-asian="12pt"/>
    </style:style>
    <style:style style:name="T595" style:parent-style-name="DefaultParagraphFont" style:family="text">
      <style:text-properties fo:color="#231F20" fo:letter-spacing="-0.0083in" style:text-scale="110%" fo:font-size="12pt" style:font-size-asian="12pt"/>
    </style:style>
    <style:style style:name="T596" style:parent-style-name="DefaultParagraphFont" style:family="text">
      <style:text-properties fo:color="#231F20" style:text-scale="110%" fo:font-size="12pt" style:font-size-asian="12pt"/>
    </style:style>
    <style:style style:name="T597" style:parent-style-name="DefaultParagraphFont" style:family="text">
      <style:text-properties fo:color="#231F20" fo:letter-spacing="-0.0465in" style:text-scale="110%" fo:font-size="12pt" style:font-size-asian="12pt"/>
    </style:style>
    <style:style style:name="T598" style:parent-style-name="DefaultParagraphFont" style:family="text">
      <style:text-properties fo:color="#231F20" style:text-scale="110%" fo:font-size="12pt" style:font-size-asian="12pt"/>
    </style:style>
    <style:style style:name="T599" style:parent-style-name="DefaultParagraphFont" style:family="text">
      <style:text-properties fo:color="#231F20" fo:letter-spacing="0.0006in" style:text-scale="110%" fo:font-size="12pt" style:font-size-asian="12pt"/>
    </style:style>
    <style:style style:name="T600" style:parent-style-name="DefaultParagraphFont" style:family="text">
      <style:text-properties fo:color="#231F20" style:text-scale="110%" fo:font-size="12pt" style:font-size-asian="12pt"/>
    </style:style>
    <style:style style:name="T601" style:parent-style-name="DefaultParagraphFont" style:family="text">
      <style:text-properties fo:color="#231F20" fo:letter-spacing="0.0048in" style:text-scale="110%" fo:font-size="12pt" style:font-size-asian="12pt"/>
    </style:style>
    <style:style style:name="T602" style:parent-style-name="DefaultParagraphFont" style:family="text">
      <style:text-properties fo:color="#231F20" style:text-scale="110%" fo:font-size="12pt" style:font-size-asian="12pt"/>
    </style:style>
    <style:style style:name="T603" style:parent-style-name="DefaultParagraphFont" style:family="text">
      <style:text-properties fo:color="#231F20" fo:letter-spacing="0.0055in" style:text-scale="110%" fo:font-size="12pt" style:font-size-asian="12pt"/>
    </style:style>
    <style:style style:name="T604" style:parent-style-name="DefaultParagraphFont" style:family="text">
      <style:text-properties fo:color="#231F20" style:text-scale="110%" fo:font-size="12pt" style:font-size-asian="12pt"/>
    </style:style>
    <style:style style:name="T605" style:parent-style-name="DefaultParagraphFont" style:family="text">
      <style:text-properties fo:color="#231F20" fo:letter-spacing="0.0055in" style:text-scale="110%" fo:font-size="12pt" style:font-size-asian="12pt"/>
    </style:style>
    <style:style style:name="T606" style:parent-style-name="DefaultParagraphFont" style:family="text">
      <style:text-properties fo:color="#231F20" style:text-scale="110%" fo:font-size="12pt" style:font-size-asian="12pt"/>
    </style:style>
    <style:style style:name="T607" style:parent-style-name="DefaultParagraphFont" style:family="text">
      <style:text-properties fo:color="#231F20" fo:letter-spacing="0.0048in" style:text-scale="110%" fo:font-size="12pt" style:font-size-asian="12pt"/>
    </style:style>
    <style:style style:name="T608" style:parent-style-name="DefaultParagraphFont" style:family="text">
      <style:text-properties fo:color="#231F20" style:text-scale="110%" fo:font-size="12pt" style:font-size-asian="12pt"/>
    </style:style>
    <style:style style:name="P609" style:parent-style-name="ListParagraph" style:family="paragraph">
      <style:paragraph-properties fo:margin-top="0.0347in" fo:line-height="116%" fo:margin-left="0in" fo:margin-right="0.1277in" fo:text-indent="0in">
        <style:tab-stops>
          <style:tab-stop style:type="left" style:position="0.6111in"/>
        </style:tab-stops>
      </style:paragraph-properties>
      <style:text-properties fo:color="#231F20" fo:letter-spacing="0.0055in" style:text-scale="110%" fo:font-size="12pt" style:font-size-asian="12pt"/>
    </style:style>
    <style:style style:name="P610" style:parent-style-name="ListParagraph" style:family="paragraph">
      <style:paragraph-properties fo:margin-top="0.0347in" fo:line-height="116%" fo:margin-left="0in" fo:margin-right="0.1277in" fo:text-indent="0in">
        <style:tab-stops>
          <style:tab-stop style:type="left" style:position="0.6111in"/>
        </style:tab-stops>
      </style:paragraph-properties>
      <style:text-properties fo:color="#231F20" fo:letter-spacing="0.0055in" style:text-scale="110%" fo:font-size="12pt" style:font-size-asian="12pt"/>
    </style:style>
    <style:style style:name="P611" style:parent-style-name="ListParagraph" style:family="paragraph">
      <style:paragraph-properties fo:margin-top="0.0347in" fo:line-height="116%" fo:margin-left="0in" fo:margin-right="0.1277in" fo:text-indent="0in">
        <style:tab-stops>
          <style:tab-stop style:type="left" style:position="0.6111in"/>
        </style:tab-stops>
      </style:paragraph-properties>
      <style:text-properties fo:color="#231F20" fo:letter-spacing="0.0055in" style:text-scale="110%" fo:font-size="12pt" style:font-size-asian="12pt"/>
    </style:style>
    <style:style style:name="P612" style:parent-style-name="ListParagraph" style:family="paragraph">
      <style:paragraph-properties fo:margin-top="0.0347in" fo:line-height="116%" fo:margin-left="0in" fo:margin-right="0.1277in" fo:text-indent="0in">
        <style:tab-stops>
          <style:tab-stop style:type="left" style:position="0.6111in"/>
        </style:tab-stops>
      </style:paragraph-properties>
    </style:style>
    <style:style style:name="T613" style:parent-style-name="DefaultParagraphFont" style:family="text">
      <style:text-properties fo:color="#231F20" fo:letter-spacing="0.0055in" style:text-scale="110%" fo:font-size="12pt" style:font-size-asian="12pt"/>
    </style:style>
    <style:style style:name="T614" style:parent-style-name="DefaultParagraphFont" style:family="text">
      <style:text-properties fo:color="#231F20" style:text-scale="110%" fo:font-size="12pt" style:font-size-asian="12pt"/>
    </style:style>
    <style:style style:name="T615" style:parent-style-name="DefaultParagraphFont" style:family="text">
      <style:text-properties fo:color="#231F20" fo:letter-spacing="0.0055in" style:text-scale="110%" fo:font-size="12pt" style:font-size-asian="12pt"/>
    </style:style>
    <style:style style:name="T616" style:parent-style-name="DefaultParagraphFont" style:family="text">
      <style:text-properties fo:color="#231F20" style:text-scale="110%" fo:font-size="12pt" style:font-size-asian="12pt"/>
    </style:style>
    <style:style style:name="T617" style:parent-style-name="DefaultParagraphFont" style:family="text">
      <style:text-properties fo:color="#231F20" fo:letter-spacing="0.0048in" style:text-scale="110%" fo:font-size="12pt" style:font-size-asian="12pt"/>
    </style:style>
    <style:style style:name="T618" style:parent-style-name="DefaultParagraphFont" style:family="text">
      <style:text-properties fo:color="#231F20" style:text-scale="110%" fo:font-size="12pt" style:font-size-asian="12pt"/>
    </style:style>
    <style:style style:name="T619" style:parent-style-name="DefaultParagraphFont" style:family="text">
      <style:text-properties fo:color="#231F20" fo:letter-spacing="0.0055in" style:text-scale="110%" fo:font-size="12pt" style:font-size-asian="12pt"/>
    </style:style>
    <style:style style:name="T620" style:parent-style-name="DefaultParagraphFont" style:family="text">
      <style:text-properties fo:color="#231F20" style:text-scale="110%" fo:font-size="12pt" style:font-size-asian="12pt"/>
    </style:style>
    <style:style style:name="T621" style:parent-style-name="DefaultParagraphFont" style:family="text">
      <style:text-properties fo:color="#231F20" fo:letter-spacing="0.0055in" style:text-scale="110%" fo:font-size="12pt" style:font-size-asian="12pt"/>
    </style:style>
    <style:style style:name="T622" style:parent-style-name="DefaultParagraphFont" style:family="text">
      <style:text-properties fo:color="#231F20" style:text-scale="110%" fo:font-size="12pt" style:font-size-asian="12pt"/>
    </style:style>
    <style:style style:name="T623" style:parent-style-name="DefaultParagraphFont" style:family="text">
      <style:text-properties fo:color="#231F20" fo:letter-spacing="0.0048in" style:text-scale="110%" fo:font-size="12pt" style:font-size-asian="12pt"/>
    </style:style>
    <style:style style:name="T624" style:parent-style-name="DefaultParagraphFont" style:family="text">
      <style:text-properties fo:color="#231F20" style:text-scale="110%" fo:font-size="12pt" style:font-size-asian="12pt"/>
    </style:style>
    <style:style style:name="T625" style:parent-style-name="DefaultParagraphFont" style:family="text">
      <style:text-properties fo:color="#231F20" fo:letter-spacing="0.0055in" style:text-scale="110%" fo:font-size="12pt" style:font-size-asian="12pt"/>
    </style:style>
    <style:style style:name="T626" style:parent-style-name="DefaultParagraphFont" style:family="text">
      <style:text-properties fo:color="#231F20" style:text-scale="110%" fo:font-size="12pt" style:font-size-asian="12pt"/>
    </style:style>
    <style:style style:name="T627" style:parent-style-name="DefaultParagraphFont" style:family="text">
      <style:text-properties fo:color="#231F20" fo:letter-spacing="0.0055in" style:text-scale="110%" fo:font-size="12pt" style:font-size-asian="12pt"/>
    </style:style>
    <style:style style:name="T628" style:parent-style-name="DefaultParagraphFont" style:family="text">
      <style:text-properties fo:color="#231F20" style:text-scale="110%" fo:font-size="12pt" style:font-size-asian="12pt"/>
    </style:style>
    <style:style style:name="T629" style:parent-style-name="DefaultParagraphFont" style:family="text">
      <style:text-properties fo:color="#231F20" fo:letter-spacing="0.0048in" style:text-scale="110%" fo:font-size="12pt" style:font-size-asian="12pt"/>
    </style:style>
    <style:style style:name="T630" style:parent-style-name="DefaultParagraphFont" style:family="text">
      <style:text-properties fo:color="#231F20" style:text-scale="110%" fo:font-size="12pt" style:font-size-asian="12pt"/>
    </style:style>
    <style:style style:name="T631" style:parent-style-name="DefaultParagraphFont" style:family="text">
      <style:text-properties fo:color="#231F20" fo:letter-spacing="0.0055in" style:text-scale="110%" fo:font-size="12pt" style:font-size-asian="12pt"/>
    </style:style>
    <style:style style:name="T632" style:parent-style-name="DefaultParagraphFont" style:family="text">
      <style:text-properties fo:color="#231F20" style:text-scale="110%" fo:font-size="12pt" style:font-size-asian="12pt"/>
    </style:style>
    <style:style style:name="T633" style:parent-style-name="DefaultParagraphFont" style:family="text">
      <style:text-properties fo:color="#231F20" fo:letter-spacing="-0.0465in" style:text-scale="110%" fo:font-size="12pt" style:font-size-asian="12pt"/>
    </style:style>
    <style:style style:name="T634" style:parent-style-name="DefaultParagraphFont" style:family="text">
      <style:text-properties fo:color="#231F20" style:text-scale="110%" fo:font-size="12pt" style:font-size-asian="12pt"/>
    </style:style>
    <style:style style:name="T635" style:parent-style-name="DefaultParagraphFont" style:family="text">
      <style:text-properties fo:color="#231F20" fo:letter-spacing="-0.0027in" style:text-scale="110%" fo:font-size="12pt" style:font-size-asian="12pt"/>
    </style:style>
    <style:style style:name="T636" style:parent-style-name="DefaultParagraphFont" style:family="text">
      <style:text-properties fo:color="#231F20" fo:letter-spacing="-0.0027in" style:text-scale="110%" fo:font-size="12pt" style:font-size-asian="12pt"/>
    </style:style>
    <style:style style:name="T637" style:parent-style-name="DefaultParagraphFont" style:family="text">
      <style:text-properties fo:color="#231F20" style:text-scale="110%" fo:font-size="12pt" style:font-size-asian="12pt"/>
    </style:style>
    <style:style style:name="T638" style:parent-style-name="DefaultParagraphFont" style:family="text">
      <style:text-properties fo:color="#231F20" fo:letter-spacing="-0.002in" style:text-scale="110%" fo:font-size="12pt" style:font-size-asian="12pt"/>
    </style:style>
    <style:style style:name="T639" style:parent-style-name="DefaultParagraphFont" style:family="text">
      <style:text-properties fo:color="#231F20" style:text-scale="110%" fo:font-size="12pt" style:font-size-asian="12pt"/>
    </style:style>
    <style:style style:name="T640" style:parent-style-name="DefaultParagraphFont" style:family="text">
      <style:text-properties fo:color="#231F20" fo:letter-spacing="-0.0027in" style:text-scale="110%" fo:font-size="12pt" style:font-size-asian="12pt"/>
    </style:style>
    <style:style style:name="T641" style:parent-style-name="DefaultParagraphFont" style:family="text">
      <style:text-properties fo:color="#231F20" style:text-scale="110%" fo:font-size="12pt" style:font-size-asian="12pt"/>
    </style:style>
    <style:style style:name="P642" style:parent-style-name="ListParagraph" style:family="paragraph">
      <style:paragraph-properties fo:margin-top="0.0347in" fo:line-height="116%" fo:margin-left="0in" fo:margin-right="0.1277in" fo:text-indent="0in">
        <style:tab-stops>
          <style:tab-stop style:type="left" style:position="0.6111in"/>
        </style:tab-stops>
      </style:paragraph-properties>
      <style:text-properties fo:color="#231F20" style:text-scale="110%" fo:font-size="12pt" style:font-size-asian="12pt"/>
    </style:style>
    <style:style style:name="P643" style:parent-style-name="ListParagraph" style:family="paragraph">
      <style:paragraph-properties fo:margin-top="0.0347in" fo:line-height="116%" fo:margin-left="0in" fo:margin-right="0.1277in" fo:text-indent="0in">
        <style:tab-stops>
          <style:tab-stop style:type="left" style:position="0.6111in"/>
        </style:tab-stops>
      </style:paragraph-properties>
      <style:text-properties fo:color="#231F20" style:text-scale="110%" fo:font-size="12pt" style:font-size-asian="12pt"/>
    </style:style>
    <style:style style:name="P644" style:parent-style-name="ListParagraph" style:family="paragraph">
      <style:paragraph-properties fo:margin-top="0.0347in" fo:line-height="116%" fo:margin-left="0in" fo:margin-right="0.1277in" fo:text-indent="0in">
        <style:tab-stops>
          <style:tab-stop style:type="left" style:position="0.6111in"/>
        </style:tab-stops>
      </style:paragraph-properties>
      <style:text-properties fo:color="#231F20" style:text-scale="110%" fo:font-size="12pt" style:font-size-asian="12pt"/>
    </style:style>
    <style:style style:name="P645" style:parent-style-name="ListParagraph" style:family="paragraph">
      <style:paragraph-properties fo:margin-top="0.0027in" fo:line-height="116%" fo:margin-right="0.1215in">
        <style:tab-stops>
          <style:tab-stop style:type="left" style:position="0.6111in"/>
        </style:tab-stops>
      </style:paragraph-properties>
    </style:style>
    <style:style style:name="T646" style:parent-style-name="DefaultParagraphFont" style:family="text">
      <style:text-properties fo:color="#231F20" style:text-scale="110%" fo:font-size="12pt" style:font-size-asian="12pt"/>
    </style:style>
    <style:style style:name="T647" style:parent-style-name="DefaultParagraphFont" style:family="text">
      <style:text-properties fo:color="#231F20" fo:letter-spacing="-0.0013in" style:text-scale="110%" fo:font-size="12pt" style:font-size-asian="12pt"/>
    </style:style>
    <style:style style:name="T648" style:parent-style-name="DefaultParagraphFont" style:family="text">
      <style:text-properties fo:color="#231F20" style:text-scale="110%" fo:font-size="12pt" style:font-size-asian="12pt"/>
    </style:style>
    <style:style style:name="T649" style:parent-style-name="DefaultParagraphFont" style:family="text">
      <style:text-properties fo:color="#231F20" fo:letter-spacing="-0.0006in" style:text-scale="110%" fo:font-size="12pt" style:font-size-asian="12pt"/>
    </style:style>
    <style:style style:name="T650" style:parent-style-name="DefaultParagraphFont" style:family="text">
      <style:text-properties fo:color="#231F20" style:text-scale="110%" fo:font-size="12pt" style:font-size-asian="12pt"/>
    </style:style>
    <style:style style:name="T651" style:parent-style-name="DefaultParagraphFont" style:family="text">
      <style:text-properties fo:color="#231F20" fo:letter-spacing="-0.0013in" style:text-scale="110%" fo:font-size="12pt" style:font-size-asian="12pt"/>
    </style:style>
    <style:style style:name="T652" style:parent-style-name="DefaultParagraphFont" style:family="text">
      <style:text-properties fo:color="#231F20" style:text-scale="110%" fo:font-size="12pt" style:font-size-asian="12pt"/>
    </style:style>
    <style:style style:name="T653" style:parent-style-name="DefaultParagraphFont" style:family="text">
      <style:text-properties fo:color="#231F20" fo:letter-spacing="-0.0006in" style:text-scale="110%" fo:font-size="12pt" style:font-size-asian="12pt"/>
    </style:style>
    <style:style style:name="T654" style:parent-style-name="DefaultParagraphFont" style:family="text">
      <style:text-properties fo:color="#231F20" style:text-scale="110%" fo:font-size="12pt" style:font-size-asian="12pt"/>
    </style:style>
    <style:style style:name="T655" style:parent-style-name="DefaultParagraphFont" style:family="text">
      <style:text-properties fo:color="#231F20" fo:letter-spacing="-0.0013in" style:text-scale="110%" fo:font-size="12pt" style:font-size-asian="12pt"/>
    </style:style>
    <style:style style:name="T656" style:parent-style-name="DefaultParagraphFont" style:family="text">
      <style:text-properties fo:color="#231F20" style:text-scale="110%" fo:font-size="12pt" style:font-size-asian="12pt"/>
    </style:style>
    <style:style style:name="T657" style:parent-style-name="DefaultParagraphFont" style:family="text">
      <style:text-properties fo:color="#231F20" fo:letter-spacing="-0.0006in" style:text-scale="110%" fo:font-size="12pt" style:font-size-asian="12pt"/>
    </style:style>
    <style:style style:name="T658" style:parent-style-name="DefaultParagraphFont" style:family="text">
      <style:text-properties fo:color="#231F20" style:text-scale="110%" fo:font-size="12pt" style:font-size-asian="12pt"/>
    </style:style>
    <style:style style:name="T659" style:parent-style-name="DefaultParagraphFont" style:family="text">
      <style:text-properties fo:color="#231F20" fo:letter-spacing="-0.0013in" style:text-scale="110%" fo:font-size="12pt" style:font-size-asian="12pt"/>
    </style:style>
    <style:style style:name="T660" style:parent-style-name="DefaultParagraphFont" style:family="text">
      <style:text-properties fo:color="#231F20" style:text-scale="110%" fo:font-size="12pt" style:font-size-asian="12pt"/>
    </style:style>
    <style:style style:name="T661" style:parent-style-name="DefaultParagraphFont" style:family="text">
      <style:text-properties fo:color="#231F20" fo:letter-spacing="-0.0006in" style:text-scale="110%" fo:font-size="12pt" style:font-size-asian="12pt"/>
    </style:style>
    <style:style style:name="T662" style:parent-style-name="DefaultParagraphFont" style:family="text">
      <style:text-properties fo:color="#231F20" style:text-scale="110%" fo:font-size="12pt" style:font-size-asian="12pt"/>
    </style:style>
    <style:style style:name="T663" style:parent-style-name="DefaultParagraphFont" style:family="text">
      <style:text-properties fo:color="#231F20" fo:letter-spacing="-0.0013in" style:text-scale="110%" fo:font-size="12pt" style:font-size-asian="12pt"/>
    </style:style>
    <style:style style:name="T664" style:parent-style-name="DefaultParagraphFont" style:family="text">
      <style:text-properties fo:color="#231F20" style:text-scale="110%" fo:font-size="12pt" style:font-size-asian="12pt"/>
    </style:style>
    <style:style style:name="T665" style:parent-style-name="DefaultParagraphFont" style:family="text">
      <style:text-properties fo:color="#231F20" fo:letter-spacing="-0.0006in" style:text-scale="110%" fo:font-size="12pt" style:font-size-asian="12pt"/>
    </style:style>
    <style:style style:name="T666" style:parent-style-name="DefaultParagraphFont" style:family="text">
      <style:text-properties fo:color="#231F20" style:text-scale="110%" fo:font-size="12pt" style:font-size-asian="12pt"/>
    </style:style>
    <style:style style:name="T667" style:parent-style-name="DefaultParagraphFont" style:family="text">
      <style:text-properties fo:color="#231F20" fo:letter-spacing="-0.0006in" style:text-scale="110%" fo:font-size="12pt" style:font-size-asian="12pt"/>
    </style:style>
    <style:style style:name="T668" style:parent-style-name="DefaultParagraphFont" style:family="text">
      <style:text-properties fo:color="#231F20" style:text-scale="110%" fo:font-size="12pt" style:font-size-asian="12pt"/>
    </style:style>
    <style:style style:name="T669" style:parent-style-name="DefaultParagraphFont" style:family="text">
      <style:text-properties fo:color="#231F20" fo:letter-spacing="-0.0013in" style:text-scale="110%" fo:font-size="12pt" style:font-size-asian="12pt"/>
    </style:style>
    <style:style style:name="T670" style:parent-style-name="DefaultParagraphFont" style:family="text">
      <style:text-properties fo:color="#231F20" style:text-scale="110%" fo:font-size="12pt" style:font-size-asian="12pt"/>
    </style:style>
    <style:style style:name="T671" style:parent-style-name="DefaultParagraphFont" style:family="text">
      <style:text-properties fo:color="#231F20" fo:letter-spacing="-0.0006in" style:text-scale="110%" fo:font-size="12pt" style:font-size-asian="12pt"/>
    </style:style>
    <style:style style:name="T672" style:parent-style-name="DefaultParagraphFont" style:family="text">
      <style:text-properties fo:color="#231F20" style:text-scale="110%" fo:font-size="12pt" style:font-size-asian="12pt"/>
    </style:style>
    <style:style style:name="T673" style:parent-style-name="DefaultParagraphFont" style:family="text">
      <style:text-properties fo:color="#231F20" fo:letter-spacing="-0.0465in" style:text-scale="110%" fo:font-size="12pt" style:font-size-asian="12pt"/>
    </style:style>
    <style:style style:name="T674" style:parent-style-name="DefaultParagraphFont" style:family="text">
      <style:text-properties fo:color="#231F20" style:text-scale="110%" fo:font-size="12pt" style:font-size-asian="12pt"/>
    </style:style>
    <style:style style:name="T675" style:parent-style-name="DefaultParagraphFont" style:family="text">
      <style:text-properties fo:color="#231F20" fo:letter-spacing="-0.0013in" style:text-scale="110%" fo:font-size="12pt" style:font-size-asian="12pt"/>
    </style:style>
    <style:style style:name="T676" style:parent-style-name="DefaultParagraphFont" style:family="text">
      <style:text-properties fo:color="#231F20" style:text-scale="110%" fo:font-size="12pt" style:font-size-asian="12pt"/>
    </style:style>
    <style:style style:name="T677" style:parent-style-name="DefaultParagraphFont" style:family="text">
      <style:text-properties fo:color="#231F20" fo:letter-spacing="-0.0006in" style:text-scale="110%" fo:font-size="12pt" style:font-size-asian="12pt"/>
    </style:style>
    <style:style style:name="T678" style:parent-style-name="DefaultParagraphFont" style:family="text">
      <style:text-properties fo:color="#231F20" style:text-scale="110%" fo:font-size="12pt" style:font-size-asian="12pt"/>
    </style:style>
    <style:style style:name="T679" style:parent-style-name="DefaultParagraphFont" style:family="text">
      <style:text-properties fo:color="#231F20" fo:letter-spacing="-0.0013in" style:text-scale="110%" fo:font-size="12pt" style:font-size-asian="12pt"/>
    </style:style>
    <style:style style:name="T680" style:parent-style-name="DefaultParagraphFont" style:family="text">
      <style:text-properties fo:color="#231F20" style:text-scale="110%" fo:font-size="12pt" style:font-size-asian="12pt"/>
    </style:style>
    <style:style style:name="T681" style:parent-style-name="DefaultParagraphFont" style:family="text">
      <style:text-properties fo:color="#231F20" fo:letter-spacing="-0.0006in" style:text-scale="110%" fo:font-size="12pt" style:font-size-asian="12pt"/>
    </style:style>
    <style:style style:name="T682" style:parent-style-name="DefaultParagraphFont" style:family="text">
      <style:text-properties fo:color="#231F20" style:text-scale="110%" fo:font-size="12pt" style:font-size-asian="12pt"/>
    </style:style>
    <style:style style:name="T683" style:parent-style-name="DefaultParagraphFont" style:family="text">
      <style:text-properties fo:color="#231F20" fo:letter-spacing="-0.0006in" style:text-scale="110%" fo:font-size="12pt" style:font-size-asian="12pt"/>
    </style:style>
    <style:style style:name="T684" style:parent-style-name="DefaultParagraphFont" style:family="text">
      <style:text-properties fo:color="#231F20" style:text-scale="110%" fo:font-size="12pt" style:font-size-asian="12pt"/>
    </style:style>
    <style:style style:name="T685" style:parent-style-name="DefaultParagraphFont" style:family="text">
      <style:text-properties fo:color="#231F20" fo:letter-spacing="-0.0013in" style:text-scale="110%" fo:font-size="12pt" style:font-size-asian="12pt"/>
    </style:style>
    <style:style style:name="T686" style:parent-style-name="DefaultParagraphFont" style:family="text">
      <style:text-properties fo:color="#231F20" style:text-scale="110%" fo:font-size="12pt" style:font-size-asian="12pt"/>
    </style:style>
    <style:style style:name="T687" style:parent-style-name="DefaultParagraphFont" style:family="text">
      <style:text-properties fo:color="#231F20" fo:letter-spacing="-0.0006in" style:text-scale="110%" fo:font-size="12pt" style:font-size-asian="12pt"/>
    </style:style>
    <style:style style:name="T688" style:parent-style-name="DefaultParagraphFont" style:family="text">
      <style:text-properties fo:color="#231F20" style:text-scale="110%" fo:font-size="12pt" style:font-size-asian="12pt"/>
    </style:style>
    <style:style style:name="T689" style:parent-style-name="DefaultParagraphFont" style:family="text">
      <style:text-properties fo:color="#231F20" fo:letter-spacing="-0.0013in" style:text-scale="110%" fo:font-size="12pt" style:font-size-asian="12pt"/>
    </style:style>
    <style:style style:name="T690" style:parent-style-name="DefaultParagraphFont" style:family="text">
      <style:text-properties fo:color="#231F20" style:text-scale="110%" fo:font-size="12pt" style:font-size-asian="12pt"/>
    </style:style>
    <style:style style:name="T691" style:parent-style-name="DefaultParagraphFont" style:family="text">
      <style:text-properties fo:color="#231F20" fo:letter-spacing="-0.0006in" style:text-scale="110%" fo:font-size="12pt" style:font-size-asian="12pt"/>
    </style:style>
    <style:style style:name="T692" style:parent-style-name="DefaultParagraphFont" style:family="text">
      <style:text-properties fo:color="#231F20" style:text-scale="110%" fo:font-size="12pt" style:font-size-asian="12pt"/>
    </style:style>
    <style:style style:name="T693" style:parent-style-name="DefaultParagraphFont" style:family="text">
      <style:text-properties fo:color="#231F20" fo:letter-spacing="-0.0006in" style:text-scale="110%" fo:font-size="12pt" style:font-size-asian="12pt"/>
    </style:style>
    <style:style style:name="T694" style:parent-style-name="DefaultParagraphFont" style:family="text">
      <style:text-properties fo:color="#231F20" style:text-scale="110%" fo:font-size="12pt" style:font-size-asian="12pt"/>
    </style:style>
    <style:style style:name="T695" style:parent-style-name="DefaultParagraphFont" style:family="text">
      <style:text-properties fo:color="#231F20" fo:letter-spacing="-0.0013in" style:text-scale="110%" fo:font-size="12pt" style:font-size-asian="12pt"/>
    </style:style>
    <style:style style:name="T696" style:parent-style-name="DefaultParagraphFont" style:family="text">
      <style:text-properties fo:color="#231F20" style:text-scale="110%" fo:font-size="12pt" style:font-size-asian="12pt"/>
    </style:style>
    <style:style style:name="T697" style:parent-style-name="DefaultParagraphFont" style:family="text">
      <style:text-properties fo:color="#231F20" fo:letter-spacing="-0.0006in" style:text-scale="110%" fo:font-size="12pt" style:font-size-asian="12pt"/>
    </style:style>
    <style:style style:name="T698" style:parent-style-name="DefaultParagraphFont" style:family="text">
      <style:text-properties fo:color="#231F20" style:text-scale="110%" fo:font-size="12pt" style:font-size-asian="12pt"/>
    </style:style>
    <style:style style:name="T699" style:parent-style-name="DefaultParagraphFont" style:family="text">
      <style:text-properties fo:color="#231F20" fo:letter-spacing="-0.0013in" style:text-scale="110%" fo:font-size="12pt" style:font-size-asian="12pt"/>
    </style:style>
    <style:style style:name="T700" style:parent-style-name="DefaultParagraphFont" style:family="text">
      <style:text-properties fo:color="#231F20" style:text-scale="110%" fo:font-size="12pt" style:font-size-asian="12pt"/>
    </style:style>
    <style:style style:name="T701" style:parent-style-name="DefaultParagraphFont" style:family="text">
      <style:text-properties fo:color="#231F20" fo:letter-spacing="-0.0006in" style:text-scale="110%" fo:font-size="12pt" style:font-size-asian="12pt"/>
    </style:style>
    <style:style style:name="T702" style:parent-style-name="DefaultParagraphFont" style:family="text">
      <style:text-properties fo:color="#231F20" style:text-scale="110%" fo:font-size="12pt" style:font-size-asian="12pt"/>
    </style:style>
    <style:style style:name="T703" style:parent-style-name="DefaultParagraphFont" style:family="text">
      <style:text-properties fo:color="#231F20" style:text-scale="110%"/>
    </style:style>
    <style:style style:name="T704" style:parent-style-name="DefaultParagraphFont" style:family="text">
      <style:text-properties fo:color="#231F20" fo:letter-spacing="-0.009in" style:text-scale="110%"/>
    </style:style>
    <style:style style:name="T705" style:parent-style-name="DefaultParagraphFont" style:family="text">
      <style:text-properties fo:color="#231F20" style:text-scale="110%"/>
    </style:style>
    <style:style style:name="T706" style:parent-style-name="DefaultParagraphFont" style:family="text">
      <style:text-properties fo:color="#231F20" fo:letter-spacing="-0.0083in" style:text-scale="110%"/>
    </style:style>
    <style:style style:name="T707" style:parent-style-name="DefaultParagraphFont" style:family="text">
      <style:text-properties fo:color="#231F20" style:text-scale="110%"/>
    </style:style>
    <style:style style:name="T708" style:parent-style-name="DefaultParagraphFont" style:family="text">
      <style:text-properties fo:color="#231F20" fo:letter-spacing="-0.0083in" style:text-scale="110%"/>
    </style:style>
    <style:style style:name="T709" style:parent-style-name="DefaultParagraphFont" style:family="text">
      <style:text-properties fo:color="#231F20" style:text-scale="110%"/>
    </style:style>
    <style:style style:name="T710" style:parent-style-name="DefaultParagraphFont" style:family="text">
      <style:text-properties fo:color="#231F20" fo:letter-spacing="-0.0083in" style:text-scale="110%"/>
    </style:style>
    <style:style style:name="T711" style:parent-style-name="DefaultParagraphFont" style:family="text">
      <style:text-properties fo:color="#231F20" style:text-scale="110%"/>
    </style:style>
    <style:style style:name="T712" style:parent-style-name="DefaultParagraphFont" style:family="text">
      <style:text-properties fo:color="#231F20" fo:letter-spacing="-0.0083in" style:text-scale="110%"/>
    </style:style>
    <style:style style:name="T713" style:parent-style-name="DefaultParagraphFont" style:family="text">
      <style:text-properties fo:color="#231F20" style:text-scale="110%"/>
    </style:style>
    <style:style style:name="T714" style:parent-style-name="DefaultParagraphFont" style:family="text">
      <style:text-properties fo:color="#231F20" fo:letter-spacing="-0.009in" style:text-scale="110%"/>
    </style:style>
    <style:style style:name="T715" style:parent-style-name="DefaultParagraphFont" style:family="text">
      <style:text-properties fo:color="#231F20" style:text-scale="110%"/>
    </style:style>
    <style:style style:name="T716" style:parent-style-name="DefaultParagraphFont" style:family="text">
      <style:text-properties fo:color="#231F20" fo:letter-spacing="-0.0083in" style:text-scale="110%"/>
    </style:style>
    <style:style style:name="T717" style:parent-style-name="DefaultParagraphFont" style:family="text">
      <style:text-properties fo:color="#231F20" style:text-scale="110%"/>
    </style:style>
    <style:style style:name="T718" style:parent-style-name="DefaultParagraphFont" style:family="text">
      <style:text-properties fo:color="#231F20" fo:letter-spacing="-0.0083in" style:text-scale="110%"/>
    </style:style>
    <style:style style:name="T719" style:parent-style-name="DefaultParagraphFont" style:family="text">
      <style:text-properties fo:color="#231F20" style:text-scale="110%"/>
    </style:style>
    <style:style style:name="T720" style:parent-style-name="DefaultParagraphFont" style:family="text">
      <style:text-properties fo:color="#231F20" fo:letter-spacing="-0.0083in" style:text-scale="110%"/>
    </style:style>
    <style:style style:name="T721" style:parent-style-name="DefaultParagraphFont" style:family="text">
      <style:text-properties fo:color="#231F20" style:text-scale="110%"/>
    </style:style>
    <style:style style:name="T722" style:parent-style-name="DefaultParagraphFont" style:family="text">
      <style:text-properties fo:color="#231F20" fo:letter-spacing="-0.0083in" style:text-scale="110%"/>
    </style:style>
    <style:style style:name="T723" style:parent-style-name="DefaultParagraphFont" style:family="text">
      <style:text-properties fo:color="#231F20" style:text-scale="110%"/>
    </style:style>
    <style:style style:name="T724" style:parent-style-name="DefaultParagraphFont" style:family="text">
      <style:text-properties fo:color="#231F20" fo:letter-spacing="-0.009in" style:text-scale="110%"/>
    </style:style>
    <style:style style:name="T725" style:parent-style-name="DefaultParagraphFont" style:family="text">
      <style:text-properties fo:color="#231F20" style:text-scale="110%"/>
    </style:style>
    <style:style style:name="T726" style:parent-style-name="DefaultParagraphFont" style:family="text">
      <style:text-properties fo:color="#231F20" fo:letter-spacing="-0.0083in" style:text-scale="110%"/>
    </style:style>
    <style:style style:name="T727" style:parent-style-name="DefaultParagraphFont" style:family="text">
      <style:text-properties fo:color="#231F20" style:text-scale="110%"/>
    </style:style>
    <style:style style:name="T728" style:parent-style-name="DefaultParagraphFont" style:family="text">
      <style:text-properties fo:color="#231F20" fo:letter-spacing="-0.0465in" style:text-scale="110%"/>
    </style:style>
    <style:style style:name="T729" style:parent-style-name="DefaultParagraphFont" style:family="text">
      <style:text-properties fo:color="#231F20" style:text-scale="110%"/>
    </style:style>
    <style:style style:name="T730" style:parent-style-name="DefaultParagraphFont" style:family="text">
      <style:text-properties fo:color="#231F20" fo:letter-spacing="0.0006in" style:text-scale="110%"/>
    </style:style>
    <style:style style:name="T731" style:parent-style-name="DefaultParagraphFont" style:family="text">
      <style:text-properties fo:color="#231F20" style:text-scale="110%"/>
    </style:style>
    <style:style style:name="P732" style:parent-style-name="Textbody" style:family="paragraph">
      <style:paragraph-properties fo:margin-top="0.0013in" fo:line-height="116%" fo:margin-left="0.6111in" fo:margin-right="0.1833in">
        <style:tab-stops/>
      </style:paragraph-properties>
      <style:text-properties fo:color="#231F20" style:text-scale="110%"/>
    </style:style>
    <style:style style:name="P733" style:parent-style-name="Textbody" style:family="paragraph">
      <style:paragraph-properties fo:margin-top="0.0013in" fo:line-height="116%" fo:margin-left="0.6111in" fo:margin-right="0.1833in">
        <style:tab-stops/>
      </style:paragraph-properties>
      <style:text-properties fo:color="#231F20" style:text-scale="110%"/>
    </style:style>
    <style:style style:name="P734" style:parent-style-name="ListParagraph" style:family="paragraph">
      <style:paragraph-properties fo:margin-top="0.0013in" fo:line-height="116%" fo:margin-right="0.2298in">
        <style:tab-stops>
          <style:tab-stop style:type="left" style:position="0.6111in"/>
        </style:tab-stops>
      </style:paragraph-properties>
    </style:style>
    <style:style style:name="T735" style:parent-style-name="DefaultParagraphFont" style:family="text">
      <style:text-properties fo:color="#231F20" style:text-scale="110%" fo:font-size="12pt" style:font-size-asian="12pt"/>
    </style:style>
    <style:style style:name="T736" style:parent-style-name="DefaultParagraphFont" style:family="text">
      <style:text-properties fo:color="#231F20" fo:letter-spacing="0.0006in" style:text-scale="110%" fo:font-size="12pt" style:font-size-asian="12pt"/>
    </style:style>
    <style:style style:name="T737" style:parent-style-name="DefaultParagraphFont" style:family="text">
      <style:text-properties fo:color="#231F20" style:text-scale="110%" fo:font-size="12pt" style:font-size-asian="12pt"/>
    </style:style>
    <style:style style:name="T738" style:parent-style-name="DefaultParagraphFont" style:family="text">
      <style:text-properties fo:color="#231F20" fo:letter-spacing="-0.0048in" style:text-scale="110%" fo:font-size="12pt" style:font-size-asian="12pt"/>
    </style:style>
    <style:style style:name="T739" style:parent-style-name="DefaultParagraphFont" style:family="text">
      <style:text-properties fo:color="#231F20" style:text-scale="110%" fo:font-size="12pt" style:font-size-asian="12pt"/>
    </style:style>
    <style:style style:name="T740" style:parent-style-name="DefaultParagraphFont" style:family="text">
      <style:text-properties fo:color="#231F20" fo:letter-spacing="-0.0041in" style:text-scale="110%" fo:font-size="12pt" style:font-size-asian="12pt"/>
    </style:style>
    <style:style style:name="T741" style:parent-style-name="DefaultParagraphFont" style:family="text">
      <style:text-properties fo:color="#231F20" style:text-scale="110%" fo:font-size="12pt" style:font-size-asian="12pt"/>
    </style:style>
    <style:style style:name="T742" style:parent-style-name="DefaultParagraphFont" style:family="text">
      <style:text-properties fo:color="#231F20" fo:letter-spacing="-0.0041in" style:text-scale="110%" fo:font-size="12pt" style:font-size-asian="12pt"/>
    </style:style>
    <style:style style:name="T743" style:parent-style-name="DefaultParagraphFont" style:family="text">
      <style:text-properties fo:color="#231F20" style:text-scale="110%" fo:font-size="12pt" style:font-size-asian="12pt"/>
    </style:style>
    <style:style style:name="T744" style:parent-style-name="DefaultParagraphFont" style:family="text">
      <style:text-properties fo:color="#231F20" fo:letter-spacing="-0.0048in" style:text-scale="110%" fo:font-size="12pt" style:font-size-asian="12pt"/>
    </style:style>
    <style:style style:name="T745" style:parent-style-name="DefaultParagraphFont" style:family="text">
      <style:text-properties fo:color="#231F20" style:text-scale="110%" fo:font-size="12pt" style:font-size-asian="12pt"/>
    </style:style>
    <style:style style:name="T746" style:parent-style-name="DefaultParagraphFont" style:family="text">
      <style:text-properties fo:color="#231F20" fo:letter-spacing="-0.0041in" style:text-scale="110%" fo:font-size="12pt" style:font-size-asian="12pt"/>
    </style:style>
    <style:style style:name="T747" style:parent-style-name="DefaultParagraphFont" style:family="text">
      <style:text-properties fo:color="#231F20" style:text-scale="110%" fo:font-size="12pt" style:font-size-asian="12pt"/>
    </style:style>
    <style:style style:name="T748" style:parent-style-name="DefaultParagraphFont" style:family="text">
      <style:text-properties fo:color="#231F20" fo:letter-spacing="-0.0041in" style:text-scale="110%" fo:font-size="12pt" style:font-size-asian="12pt"/>
    </style:style>
    <style:style style:name="T749" style:parent-style-name="DefaultParagraphFont" style:family="text">
      <style:text-properties fo:color="#231F20" style:text-scale="110%" fo:font-size="12pt" style:font-size-asian="12pt"/>
    </style:style>
    <style:style style:name="T750" style:parent-style-name="DefaultParagraphFont" style:family="text">
      <style:text-properties fo:color="#231F20" fo:letter-spacing="-0.0041in" style:text-scale="110%" fo:font-size="12pt" style:font-size-asian="12pt"/>
    </style:style>
    <style:style style:name="T751" style:parent-style-name="DefaultParagraphFont" style:family="text">
      <style:text-properties fo:color="#231F20" style:text-scale="110%" fo:font-size="12pt" style:font-size-asian="12pt"/>
    </style:style>
    <style:style style:name="T752" style:parent-style-name="DefaultParagraphFont" style:family="text">
      <style:text-properties fo:color="#231F20" fo:letter-spacing="-0.0048in" style:text-scale="110%" fo:font-size="12pt" style:font-size-asian="12pt"/>
    </style:style>
    <style:style style:name="T753" style:parent-style-name="DefaultParagraphFont" style:family="text">
      <style:text-properties fo:color="#231F20" style:text-scale="110%" fo:font-size="12pt" style:font-size-asian="12pt"/>
    </style:style>
    <style:style style:name="T754" style:parent-style-name="DefaultParagraphFont" style:family="text">
      <style:text-properties fo:color="#231F20" fo:letter-spacing="-0.0041in" style:text-scale="110%" fo:font-size="12pt" style:font-size-asian="12pt"/>
    </style:style>
    <style:style style:name="T755" style:parent-style-name="DefaultParagraphFont" style:family="text">
      <style:text-properties fo:color="#231F20" style:text-scale="110%" fo:font-size="12pt" style:font-size-asian="12pt"/>
    </style:style>
    <style:style style:name="T756" style:parent-style-name="DefaultParagraphFont" style:family="text">
      <style:text-properties fo:color="#231F20" fo:letter-spacing="-0.0041in" style:text-scale="110%" fo:font-size="12pt" style:font-size-asian="12pt"/>
    </style:style>
    <style:style style:name="T757" style:parent-style-name="DefaultParagraphFont" style:family="text">
      <style:text-properties fo:color="#231F20" style:text-scale="110%" fo:font-size="12pt" style:font-size-asian="12pt"/>
    </style:style>
    <style:style style:name="T758" style:parent-style-name="DefaultParagraphFont" style:family="text">
      <style:text-properties fo:color="#231F20" fo:letter-spacing="-0.0041in" style:text-scale="110%" fo:font-size="12pt" style:font-size-asian="12pt"/>
    </style:style>
    <style:style style:name="T759" style:parent-style-name="DefaultParagraphFont" style:family="text">
      <style:text-properties fo:color="#231F20" style:text-scale="110%" fo:font-size="12pt" style:font-size-asian="12pt"/>
    </style:style>
    <style:style style:name="T760" style:parent-style-name="DefaultParagraphFont" style:family="text">
      <style:text-properties fo:color="#231F20" fo:letter-spacing="-0.0048in" style:text-scale="110%" fo:font-size="12pt" style:font-size-asian="12pt"/>
    </style:style>
    <style:style style:name="T761" style:parent-style-name="DefaultParagraphFont" style:family="text">
      <style:text-properties fo:color="#231F20" style:text-scale="110%" fo:font-size="12pt" style:font-size-asian="12pt"/>
    </style:style>
    <style:style style:name="T762" style:parent-style-name="DefaultParagraphFont" style:family="text">
      <style:text-properties fo:color="#231F20" fo:letter-spacing="-0.0465in" style:text-scale="110%" fo:font-size="12pt" style:font-size-asian="12pt"/>
    </style:style>
    <style:style style:name="T763" style:parent-style-name="DefaultParagraphFont" style:family="text">
      <style:text-properties fo:color="#231F20" style:text-scale="110%" fo:font-size="12pt" style:font-size-asian="12pt"/>
    </style:style>
    <style:style style:name="T764" style:parent-style-name="DefaultParagraphFont" style:family="text">
      <style:text-properties fo:color="#231F20" fo:letter-spacing="-0.0013in" style:text-scale="110%" fo:font-size="12pt" style:font-size-asian="12pt"/>
    </style:style>
    <style:style style:name="T765" style:parent-style-name="DefaultParagraphFont" style:family="text">
      <style:text-properties fo:color="#231F20" style:text-scale="110%" fo:font-size="12pt" style:font-size-asian="12pt"/>
    </style:style>
    <style:style style:name="T766" style:parent-style-name="DefaultParagraphFont" style:family="text">
      <style:text-properties fo:color="#231F20" fo:letter-spacing="-0.0013in" style:text-scale="110%" fo:font-size="12pt" style:font-size-asian="12pt"/>
    </style:style>
    <style:style style:name="T767" style:parent-style-name="DefaultParagraphFont" style:family="text">
      <style:text-properties fo:color="#231F20" style:text-scale="110%" fo:font-size="12pt" style:font-size-asian="12pt"/>
    </style:style>
    <style:style style:name="T768" style:parent-style-name="DefaultParagraphFont" style:family="text">
      <style:text-properties fo:color="#231F20" fo:letter-spacing="-0.0013in" style:text-scale="110%" fo:font-size="12pt" style:font-size-asian="12pt"/>
    </style:style>
    <style:style style:name="T769" style:parent-style-name="DefaultParagraphFont" style:family="text">
      <style:text-properties fo:color="#231F20" style:text-scale="110%" fo:font-size="12pt" style:font-size-asian="12pt"/>
    </style:style>
    <style:style style:name="T770" style:parent-style-name="DefaultParagraphFont" style:family="text">
      <style:text-properties fo:color="#231F20" fo:letter-spacing="-0.0013in" style:text-scale="110%" fo:font-size="12pt" style:font-size-asian="12pt"/>
    </style:style>
    <style:style style:name="T771" style:parent-style-name="DefaultParagraphFont" style:family="text">
      <style:text-properties fo:color="#231F20" style:text-scale="110%" fo:font-size="12pt" style:font-size-asian="12pt"/>
    </style:style>
    <style:style style:name="T772" style:parent-style-name="DefaultParagraphFont" style:family="text">
      <style:text-properties fo:color="#231F20" fo:letter-spacing="-0.0006in" style:text-scale="110%" fo:font-size="12pt" style:font-size-asian="12pt"/>
    </style:style>
    <style:style style:name="T773" style:parent-style-name="DefaultParagraphFont" style:family="text">
      <style:text-properties fo:color="#231F20" style:text-scale="110%" fo:font-size="12pt" style:font-size-asian="12pt"/>
    </style:style>
    <style:style style:name="T774" style:parent-style-name="DefaultParagraphFont" style:family="text">
      <style:text-properties fo:color="#231F20" fo:letter-spacing="-0.0013in" style:text-scale="110%" fo:font-size="12pt" style:font-size-asian="12pt"/>
    </style:style>
    <style:style style:name="T775" style:parent-style-name="DefaultParagraphFont" style:family="text">
      <style:text-properties fo:color="#231F20" style:text-scale="110%" fo:font-size="12pt" style:font-size-asian="12pt"/>
    </style:style>
    <style:style style:name="T776" style:parent-style-name="DefaultParagraphFont" style:family="text">
      <style:text-properties fo:color="#231F20" fo:letter-spacing="-0.0013in" style:text-scale="110%" fo:font-size="12pt" style:font-size-asian="12pt"/>
    </style:style>
    <style:style style:name="T777" style:parent-style-name="DefaultParagraphFont" style:family="text">
      <style:text-properties fo:color="#231F20" style:text-scale="110%" fo:font-size="12pt" style:font-size-asian="12pt"/>
    </style:style>
    <style:style style:name="T778" style:parent-style-name="DefaultParagraphFont" style:family="text">
      <style:text-properties fo:color="#231F20" fo:letter-spacing="-0.0013in" style:text-scale="110%" fo:font-size="12pt" style:font-size-asian="12pt"/>
    </style:style>
    <style:style style:name="T779" style:parent-style-name="DefaultParagraphFont" style:family="text">
      <style:text-properties fo:color="#231F20" style:text-scale="110%" fo:font-size="12pt" style:font-size-asian="12pt"/>
    </style:style>
    <style:style style:name="T780" style:parent-style-name="DefaultParagraphFont" style:family="text">
      <style:text-properties fo:color="#231F20" fo:letter-spacing="-0.0013in" style:text-scale="110%" fo:font-size="12pt" style:font-size-asian="12pt"/>
    </style:style>
    <style:style style:name="T781" style:parent-style-name="DefaultParagraphFont" style:family="text">
      <style:text-properties fo:color="#231F20" style:text-scale="110%" fo:font-size="12pt" style:font-size-asian="12pt"/>
    </style:style>
    <style:style style:name="T782" style:parent-style-name="DefaultParagraphFont" style:family="text">
      <style:text-properties fo:color="#231F20" fo:letter-spacing="-0.0006in" style:text-scale="110%" fo:font-size="12pt" style:font-size-asian="12pt"/>
    </style:style>
    <style:style style:name="T783" style:parent-style-name="DefaultParagraphFont" style:family="text">
      <style:text-properties fo:color="#231F20" style:text-scale="110%" fo:font-size="12pt" style:font-size-asian="12pt"/>
    </style:style>
    <style:style style:name="T784" style:parent-style-name="DefaultParagraphFont" style:family="text">
      <style:text-properties fo:color="#231F20" fo:letter-spacing="-0.0013in" style:text-scale="110%" fo:font-size="12pt" style:font-size-asian="12pt"/>
    </style:style>
    <style:style style:name="T785" style:parent-style-name="DefaultParagraphFont" style:family="text">
      <style:text-properties fo:color="#231F20" style:text-scale="110%" fo:font-size="12pt" style:font-size-asian="12pt"/>
    </style:style>
    <style:style style:name="T786" style:parent-style-name="DefaultParagraphFont" style:family="text">
      <style:text-properties fo:color="#231F20" fo:letter-spacing="-0.0013in" style:text-scale="110%" fo:font-size="12pt" style:font-size-asian="12pt"/>
    </style:style>
    <style:style style:name="T787" style:parent-style-name="DefaultParagraphFont" style:family="text">
      <style:text-properties fo:color="#231F20" style:text-scale="110%" fo:font-size="12pt" style:font-size-asian="12pt"/>
    </style:style>
    <style:style style:name="P788" style:parent-style-name="ListParagraph" style:family="paragraph">
      <style:paragraph-properties fo:margin-top="0.0013in" fo:line-height="116%" fo:margin-left="0.3611in" fo:margin-right="0.2298in" fo:text-indent="0in">
        <style:tab-stops>
          <style:tab-stop style:type="left" style:position="0.6111in"/>
        </style:tab-stops>
      </style:paragraph-properties>
      <style:text-properties fo:color="#231F20" style:text-scale="110%" fo:font-size="12pt" style:font-size-asian="12pt"/>
    </style:style>
    <style:style style:name="P789" style:parent-style-name="ListParagraph" style:family="paragraph">
      <style:paragraph-properties fo:margin-top="0.0013in" fo:line-height="116%" fo:margin-right="0.2298in">
        <style:tab-stops>
          <style:tab-stop style:type="left" style:position="0.6111in"/>
        </style:tab-stops>
      </style:paragraph-properties>
    </style:style>
    <style:style style:name="T790" style:parent-style-name="DefaultParagraphFont" style:family="text">
      <style:text-properties fo:color="#231F20" style:text-scale="110%" fo:font-size="12pt" style:font-size-asian="12pt"/>
    </style:style>
    <style:style style:name="T791" style:parent-style-name="DefaultParagraphFont" style:family="text">
      <style:text-properties fo:color="#231F20" fo:letter-spacing="-0.0048in" style:text-scale="110%" fo:font-size="12pt" style:font-size-asian="12pt"/>
    </style:style>
    <style:style style:name="T792" style:parent-style-name="DefaultParagraphFont" style:family="text">
      <style:text-properties fo:color="#231F20" style:text-scale="110%" fo:font-size="12pt" style:font-size-asian="12pt"/>
    </style:style>
    <style:style style:name="T793" style:parent-style-name="DefaultParagraphFont" style:family="text">
      <style:text-properties fo:color="#231F20" fo:letter-spacing="-0.0048in" style:text-scale="110%" fo:font-size="12pt" style:font-size-asian="12pt"/>
    </style:style>
    <style:style style:name="T794" style:parent-style-name="DefaultParagraphFont" style:family="text">
      <style:text-properties fo:color="#231F20" style:text-scale="110%" fo:font-size="12pt" style:font-size-asian="12pt"/>
    </style:style>
    <style:style style:name="T795" style:parent-style-name="DefaultParagraphFont" style:family="text">
      <style:text-properties fo:color="#231F20" fo:letter-spacing="-0.0048in" style:text-scale="110%" fo:font-size="12pt" style:font-size-asian="12pt"/>
    </style:style>
    <style:style style:name="T796" style:parent-style-name="DefaultParagraphFont" style:family="text">
      <style:text-properties fo:color="#231F20" style:text-scale="110%" fo:font-size="12pt" style:font-size-asian="12pt"/>
    </style:style>
    <style:style style:name="T797" style:parent-style-name="DefaultParagraphFont" style:family="text">
      <style:text-properties fo:color="#231F20" fo:letter-spacing="-0.0048in" style:text-scale="110%" fo:font-size="12pt" style:font-size-asian="12pt"/>
    </style:style>
    <style:style style:name="T798" style:parent-style-name="DefaultParagraphFont" style:family="text">
      <style:text-properties fo:color="#231F20" style:text-scale="110%" fo:font-size="12pt" style:font-size-asian="12pt"/>
    </style:style>
    <style:style style:name="T799" style:parent-style-name="DefaultParagraphFont" style:family="text">
      <style:text-properties fo:color="#231F20" fo:letter-spacing="-0.0048in" style:text-scale="110%" fo:font-size="12pt" style:font-size-asian="12pt"/>
    </style:style>
    <style:style style:name="T800" style:parent-style-name="DefaultParagraphFont" style:family="text">
      <style:text-properties fo:color="#231F20" style:text-scale="110%" fo:font-size="12pt" style:font-size-asian="12pt"/>
    </style:style>
    <style:style style:name="T801" style:parent-style-name="DefaultParagraphFont" style:family="text">
      <style:text-properties fo:color="#231F20" fo:letter-spacing="-0.0048in" style:text-scale="110%" fo:font-size="12pt" style:font-size-asian="12pt"/>
    </style:style>
    <style:style style:name="T802" style:parent-style-name="DefaultParagraphFont" style:family="text">
      <style:text-properties fo:color="#231F20" style:text-scale="110%" fo:font-size="12pt" style:font-size-asian="12pt"/>
    </style:style>
    <style:style style:name="T803" style:parent-style-name="DefaultParagraphFont" style:family="text">
      <style:text-properties fo:color="#231F20" fo:letter-spacing="-0.0048in" style:text-scale="110%" fo:font-size="12pt" style:font-size-asian="12pt"/>
    </style:style>
    <style:style style:name="T804" style:parent-style-name="DefaultParagraphFont" style:family="text">
      <style:text-properties fo:color="#231F20" style:text-scale="110%" fo:font-size="12pt" style:font-size-asian="12pt"/>
    </style:style>
    <style:style style:name="T805" style:parent-style-name="DefaultParagraphFont" style:family="text">
      <style:text-properties fo:color="#231F20" fo:letter-spacing="-0.0048in" style:text-scale="110%" fo:font-size="12pt" style:font-size-asian="12pt"/>
    </style:style>
    <style:style style:name="T806" style:parent-style-name="DefaultParagraphFont" style:family="text">
      <style:text-properties fo:color="#231F20" style:text-scale="110%" fo:font-size="12pt" style:font-size-asian="12pt"/>
    </style:style>
    <style:style style:name="T807" style:parent-style-name="DefaultParagraphFont" style:family="text">
      <style:text-properties fo:color="#231F20" fo:letter-spacing="-0.0041in" style:text-scale="110%" fo:font-size="12pt" style:font-size-asian="12pt"/>
    </style:style>
    <style:style style:name="T808" style:parent-style-name="DefaultParagraphFont" style:family="text">
      <style:text-properties fo:color="#231F20" style:text-scale="110%" fo:font-size="12pt" style:font-size-asian="12pt"/>
    </style:style>
    <style:style style:name="T809" style:parent-style-name="DefaultParagraphFont" style:family="text">
      <style:text-properties fo:color="#231F20" fo:letter-spacing="-0.0048in" style:text-scale="110%" fo:font-size="12pt" style:font-size-asian="12pt"/>
    </style:style>
    <style:style style:name="T810" style:parent-style-name="DefaultParagraphFont" style:family="text">
      <style:text-properties fo:color="#231F20" style:text-scale="110%" fo:font-size="12pt" style:font-size-asian="12pt"/>
    </style:style>
    <style:style style:name="T811" style:parent-style-name="DefaultParagraphFont" style:family="text">
      <style:text-properties fo:color="#231F20" fo:letter-spacing="-0.0048in" style:text-scale="110%" fo:font-size="12pt" style:font-size-asian="12pt"/>
    </style:style>
    <style:style style:name="T812" style:parent-style-name="DefaultParagraphFont" style:family="text">
      <style:text-properties fo:color="#231F20" style:text-scale="110%" fo:font-size="12pt" style:font-size-asian="12pt"/>
    </style:style>
    <style:style style:name="T813" style:parent-style-name="DefaultParagraphFont" style:family="text">
      <style:text-properties fo:color="#231F20" fo:letter-spacing="-0.0472in" style:text-scale="110%" fo:font-size="12pt" style:font-size-asian="12pt"/>
    </style:style>
    <style:style style:name="T814" style:parent-style-name="DefaultParagraphFont" style:family="text">
      <style:text-properties fo:color="#231F20" style:text-scale="105%" fo:font-size="12pt" style:font-size-asian="12pt"/>
    </style:style>
    <style:style style:name="T815" style:parent-style-name="DefaultParagraphFont" style:family="text">
      <style:text-properties fo:color="#231F20" fo:letter-spacing="0.0006in" style:text-scale="105%" fo:font-size="12pt" style:font-size-asian="12pt"/>
    </style:style>
    <style:style style:name="T816" style:parent-style-name="DefaultParagraphFont" style:family="text">
      <style:text-properties fo:color="#231F20" style:text-scale="110%" fo:font-size="12pt" style:font-size-asian="12pt"/>
    </style:style>
    <style:style style:name="T817" style:parent-style-name="DefaultParagraphFont" style:family="text">
      <style:text-properties fo:color="#231F20" fo:letter-spacing="0.0013in" style:text-scale="110%" fo:font-size="12pt" style:font-size-asian="12pt"/>
    </style:style>
    <style:style style:name="T818" style:parent-style-name="DefaultParagraphFont" style:family="text">
      <style:text-properties fo:color="#231F20" style:text-scale="110%" fo:font-size="12pt" style:font-size-asian="12pt"/>
    </style:style>
    <style:style style:name="T819" style:parent-style-name="DefaultParagraphFont" style:family="text">
      <style:text-properties fo:color="#231F20" fo:letter-spacing="0.0013in" style:text-scale="110%" fo:font-size="12pt" style:font-size-asian="12pt"/>
    </style:style>
    <style:style style:name="T820" style:parent-style-name="DefaultParagraphFont" style:family="text">
      <style:text-properties fo:color="#231F20" style:text-scale="110%" fo:font-size="12pt" style:font-size-asian="12pt"/>
    </style:style>
    <style:style style:name="T821" style:parent-style-name="DefaultParagraphFont" style:family="text">
      <style:text-properties fo:color="#231F20" fo:letter-spacing="0.0013in" style:text-scale="110%" fo:font-size="12pt" style:font-size-asian="12pt"/>
    </style:style>
    <style:style style:name="T822" style:parent-style-name="DefaultParagraphFont" style:family="text">
      <style:text-properties fo:color="#231F20" style:text-scale="110%" fo:font-size="12pt" style:font-size-asian="12pt"/>
    </style:style>
    <style:style style:name="T823" style:parent-style-name="DefaultParagraphFont" style:family="text">
      <style:text-properties fo:color="#231F20" fo:letter-spacing="0.0013in" style:text-scale="110%" fo:font-size="12pt" style:font-size-asian="12pt"/>
    </style:style>
    <style:style style:name="T824" style:parent-style-name="DefaultParagraphFont" style:family="text">
      <style:text-properties fo:color="#231F20" style:text-scale="110%" fo:font-size="12pt" style:font-size-asian="12pt"/>
    </style:style>
    <style:style style:name="T825" style:parent-style-name="DefaultParagraphFont" style:family="text">
      <style:text-properties fo:color="#231F20" fo:letter-spacing="0.0013in" style:text-scale="110%" fo:font-size="12pt" style:font-size-asian="12pt"/>
    </style:style>
    <style:style style:name="T826" style:parent-style-name="DefaultParagraphFont" style:family="text">
      <style:text-properties fo:color="#231F20" style:text-scale="110%" fo:font-size="12pt" style:font-size-asian="12pt"/>
    </style:style>
    <style:style style:name="T827" style:parent-style-name="DefaultParagraphFont" style:family="text">
      <style:text-properties fo:color="#231F20" fo:letter-spacing="0.0013in" style:text-scale="110%" fo:font-size="12pt" style:font-size-asian="12pt"/>
    </style:style>
    <style:style style:name="T828" style:parent-style-name="DefaultParagraphFont" style:family="text">
      <style:text-properties fo:color="#231F20" style:text-scale="110%" fo:font-size="12pt" style:font-size-asian="12pt"/>
    </style:style>
    <style:style style:name="T829" style:parent-style-name="DefaultParagraphFont" style:family="text">
      <style:text-properties fo:color="#231F20" fo:letter-spacing="0.0013in" style:text-scale="110%" fo:font-size="12pt" style:font-size-asian="12pt"/>
    </style:style>
    <style:style style:name="T830" style:parent-style-name="DefaultParagraphFont" style:family="text">
      <style:text-properties fo:color="#231F20" style:text-scale="110%" fo:font-size="12pt" style:font-size-asian="12pt"/>
    </style:style>
    <style:style style:name="T831" style:parent-style-name="DefaultParagraphFont" style:family="text">
      <style:text-properties fo:color="#231F20" fo:letter-spacing="0.0013in" style:text-scale="110%" fo:font-size="12pt" style:font-size-asian="12pt"/>
    </style:style>
    <style:style style:name="T832" style:parent-style-name="DefaultParagraphFont" style:family="text">
      <style:text-properties fo:color="#231F20" style:text-scale="110%" fo:font-size="12pt" style:font-size-asian="12pt"/>
    </style:style>
    <style:style style:name="T833" style:parent-style-name="DefaultParagraphFont" style:family="text">
      <style:text-properties fo:color="#231F20" fo:letter-spacing="0.0013in" style:text-scale="110%" fo:font-size="12pt" style:font-size-asian="12pt"/>
    </style:style>
    <style:style style:name="T834" style:parent-style-name="DefaultParagraphFont" style:family="text">
      <style:text-properties fo:color="#231F20" style:text-scale="110%" fo:font-size="12pt" style:font-size-asian="12pt"/>
    </style:style>
    <style:style style:name="P835" style:parent-style-name="Textbody" style:family="paragraph">
      <style:text-properties fo:font-size="17pt" style:font-size-asian="17pt"/>
    </style:style>
    <style:style style:name="P836" style:parent-style-name="Textbody" style:family="paragraph">
      <style:paragraph-properties fo:margin-top="0.002in"/>
      <style:text-properties fo:font-size="18.5pt" style:font-size-asian="18.5pt"/>
    </style:style>
    <style:style style:name="P837" style:parent-style-name="Textbody" style:family="paragraph">
      <style:paragraph-properties fo:text-align="justify" fo:margin-top="0.0006in" fo:line-height="115%" fo:margin-left="0.184in" fo:margin-right="0.193in">
        <style:tab-stops/>
      </style:paragraph-properties>
    </style:style>
    <style:style style:name="T838" style:parent-style-name="DefaultParagraphFont" style:family="text">
      <style:text-properties style:font-name="Calibri" fo:font-weight="bold" style:font-weight-asian="bold" fo:color="#231F20" style:text-scale="110%"/>
    </style:style>
    <style:style style:name="T839" style:parent-style-name="DefaultParagraphFont" style:family="text">
      <style:text-properties fo:color="#231F20" style:text-scale="110%"/>
    </style:style>
    <style:style style:name="T840" style:parent-style-name="DefaultParagraphFont" style:family="text">
      <style:text-properties fo:color="#231F20" fo:letter-spacing="0.0006in" style:text-scale="110%"/>
    </style:style>
    <style:style style:name="T841" style:parent-style-name="DefaultParagraphFont" style:family="text">
      <style:text-properties fo:color="#231F20" style:text-scale="115%"/>
    </style:style>
    <style:style style:name="T842" style:parent-style-name="DefaultParagraphFont" style:family="text">
      <style:text-properties fo:color="#231F20" fo:letter-spacing="-0.0493in" style:text-scale="115%"/>
    </style:style>
    <style:style style:name="T843" style:parent-style-name="DefaultParagraphFont" style:family="text">
      <style:text-properties fo:color="#231F20" style:text-scale="115%"/>
    </style:style>
    <style:style style:name="P844" style:parent-style-name="Textbody" style:family="paragraph">
      <style:paragraph-properties fo:margin-top="0.0062in" fo:margin-left="0.184in">
        <style:tab-stops/>
      </style:paragraph-properties>
      <style:text-properties fo:color="#231F20" style:text-scale="115%"/>
    </style:style>
    <style:style style:name="P845" style:parent-style-name="Textbody" style:family="paragraph">
      <style:paragraph-properties fo:text-align="justify" fo:margin-top="0.0347in" fo:line-height="116%" fo:margin-left="0.684in" fo:margin-right="0.1944in">
        <style:tab-stops/>
      </style:paragraph-properties>
    </style:style>
    <style:style style:name="T846" style:parent-style-name="DefaultParagraphFont" style:family="text">
      <style:text-properties fo:color="#231F20" style:text-scale="110%"/>
    </style:style>
    <style:style style:name="T847" style:parent-style-name="DefaultParagraphFont" style:family="text">
      <style:text-properties fo:color="#231F20" fo:letter-spacing="0.0006in" style:text-scale="110%"/>
    </style:style>
    <style:style style:name="T848" style:parent-style-name="DefaultParagraphFont" style:family="text">
      <style:text-properties fo:color="#231F20" style:text-scale="110%"/>
    </style:style>
    <style:style style:name="T849" style:parent-style-name="DefaultParagraphFont" style:family="text">
      <style:text-properties fo:color="#231F20" fo:letter-spacing="0.0006in" style:text-scale="110%"/>
    </style:style>
    <style:style style:name="T850" style:parent-style-name="DefaultParagraphFont" style:family="text">
      <style:text-properties fo:color="#231F20" style:text-scale="110%"/>
    </style:style>
    <style:style style:name="T851" style:parent-style-name="DefaultParagraphFont" style:family="text">
      <style:text-properties fo:color="#231F20" fo:letter-spacing="0.0006in" style:text-scale="110%"/>
    </style:style>
    <style:style style:name="T852" style:parent-style-name="DefaultParagraphFont" style:family="text">
      <style:text-properties fo:color="#231F20" style:text-scale="110%"/>
    </style:style>
    <style:style style:name="T853" style:parent-style-name="DefaultParagraphFont" style:family="text">
      <style:text-properties fo:color="#231F20" fo:letter-spacing="0.0006in" style:text-scale="110%"/>
    </style:style>
    <style:style style:name="T854" style:parent-style-name="DefaultParagraphFont" style:family="text">
      <style:text-properties fo:color="#231F20" style:text-scale="110%"/>
    </style:style>
    <style:style style:name="T855" style:parent-style-name="DefaultParagraphFont" style:family="text">
      <style:text-properties fo:color="#231F20" fo:letter-spacing="0.0006in" style:text-scale="110%"/>
    </style:style>
    <style:style style:name="T856" style:parent-style-name="DefaultParagraphFont" style:family="text">
      <style:text-properties fo:color="#231F20" style:text-scale="110%"/>
    </style:style>
    <style:style style:name="T857" style:parent-style-name="DefaultParagraphFont" style:family="text">
      <style:text-properties fo:color="#231F20" fo:letter-spacing="0.0006in" style:text-scale="110%"/>
    </style:style>
    <style:style style:name="T858" style:parent-style-name="DefaultParagraphFont" style:family="text">
      <style:text-properties fo:color="#231F20" style:text-scale="110%"/>
    </style:style>
    <style:style style:name="T859" style:parent-style-name="DefaultParagraphFont" style:family="text">
      <style:text-properties fo:color="#231F20" fo:letter-spacing="0.0006in" style:text-scale="110%"/>
    </style:style>
    <style:style style:name="T860" style:parent-style-name="DefaultParagraphFont" style:family="text">
      <style:text-properties fo:color="#231F20" style:text-scale="110%"/>
    </style:style>
    <style:style style:name="T861" style:parent-style-name="DefaultParagraphFont" style:family="text">
      <style:text-properties fo:color="#231F20" fo:letter-spacing="0.0006in" style:text-scale="110%"/>
    </style:style>
    <style:style style:name="T862" style:parent-style-name="DefaultParagraphFont" style:family="text">
      <style:text-properties fo:color="#231F20" style:text-scale="110%"/>
    </style:style>
    <style:style style:name="T863" style:parent-style-name="DefaultParagraphFont" style:family="text">
      <style:text-properties fo:color="#231F20" fo:letter-spacing="0.0006in" style:text-scale="110%"/>
    </style:style>
    <style:style style:name="T864" style:parent-style-name="DefaultParagraphFont" style:family="text">
      <style:text-properties fo:color="#231F20" style:text-scale="110%"/>
    </style:style>
    <style:style style:name="T865" style:parent-style-name="DefaultParagraphFont" style:family="text">
      <style:text-properties fo:color="#231F20" fo:letter-spacing="0.0006in" style:text-scale="110%"/>
    </style:style>
    <style:style style:name="T866" style:parent-style-name="DefaultParagraphFont" style:family="text">
      <style:text-properties fo:color="#231F20" style:text-scale="110%"/>
    </style:style>
    <style:style style:name="P867" style:parent-style-name="Textbody" style:family="paragraph">
      <style:paragraph-properties fo:text-align="justify" fo:margin-top="0.1701in" fo:line-height="116%" fo:margin-left="0.6111in" fo:margin-right="0.0909in">
        <style:tab-stops/>
      </style:paragraph-properties>
    </style:style>
    <style:style style:name="T868" style:parent-style-name="DefaultParagraphFont" style:family="text">
      <style:text-properties fo:color="#231F20" style:text-scale="110%"/>
    </style:style>
    <style:style style:name="T869" style:parent-style-name="DefaultParagraphFont" style:family="text">
      <style:text-properties fo:color="#231F20" fo:letter-spacing="0.0006in" style:text-scale="110%"/>
    </style:style>
    <style:style style:name="T870" style:parent-style-name="DefaultParagraphFont" style:family="text">
      <style:text-properties fo:color="#231F20" style:text-scale="110%"/>
    </style:style>
    <style:style style:name="T871" style:parent-style-name="DefaultParagraphFont" style:family="text">
      <style:text-properties fo:color="#231F20" fo:letter-spacing="-0.0006in" style:text-scale="110%"/>
    </style:style>
    <style:style style:name="T872" style:parent-style-name="DefaultParagraphFont" style:family="text">
      <style:text-properties fo:color="#231F20" style:text-scale="110%"/>
    </style:style>
    <style:style style:name="T873" style:parent-style-name="DefaultParagraphFont" style:family="text">
      <style:text-properties fo:color="#231F20" fo:letter-spacing="-0.0006in" style:text-scale="110%"/>
    </style:style>
    <style:style style:name="T874" style:parent-style-name="DefaultParagraphFont" style:family="text">
      <style:text-properties fo:color="#231F20" style:text-scale="110%"/>
    </style:style>
    <style:style style:name="T875" style:parent-style-name="DefaultParagraphFont" style:family="text">
      <style:text-properties fo:color="#231F20" fo:letter-spacing="-0.0006in" style:text-scale="110%"/>
    </style:style>
    <style:style style:name="T876" style:parent-style-name="DefaultParagraphFont" style:family="text">
      <style:text-properties fo:color="#231F20" style:text-scale="110%"/>
    </style:style>
    <style:style style:name="T877" style:parent-style-name="DefaultParagraphFont" style:family="text">
      <style:text-properties fo:color="#231F20" fo:letter-spacing="-0.0006in" style:text-scale="110%"/>
    </style:style>
    <style:style style:name="T878" style:parent-style-name="DefaultParagraphFont" style:family="text">
      <style:text-properties fo:color="#231F20" style:text-scale="110%"/>
    </style:style>
    <style:style style:name="T879" style:parent-style-name="DefaultParagraphFont" style:family="text">
      <style:text-properties fo:color="#231F20" fo:letter-spacing="-0.0006in" style:text-scale="110%"/>
    </style:style>
    <style:style style:name="T880" style:parent-style-name="DefaultParagraphFont" style:family="text">
      <style:text-properties fo:color="#231F20" style:text-scale="110%"/>
    </style:style>
    <style:style style:name="T881" style:parent-style-name="DefaultParagraphFont" style:family="text">
      <style:text-properties fo:color="#231F20" fo:letter-spacing="-0.0006in" style:text-scale="110%"/>
    </style:style>
    <style:style style:name="T882" style:parent-style-name="DefaultParagraphFont" style:family="text">
      <style:text-properties fo:color="#231F20" style:text-scale="110%"/>
    </style:style>
    <style:style style:name="T883" style:parent-style-name="DefaultParagraphFont" style:family="text">
      <style:text-properties fo:color="#231F20" fo:letter-spacing="-0.0006in" style:text-scale="110%"/>
    </style:style>
    <style:style style:name="T884" style:parent-style-name="DefaultParagraphFont" style:family="text">
      <style:text-properties fo:color="#231F20" style:text-scale="110%"/>
    </style:style>
    <style:style style:name="P885" style:parent-style-name="ListParagraph" style:family="paragraph">
      <style:paragraph-properties fo:margin-top="0.168in" fo:line-height="116%" fo:margin-left="0.6111in" fo:margin-right="0.3895in">
        <style:tab-stops>
          <style:tab-stop style:type="left" style:position="0.6111in"/>
        </style:tab-stops>
      </style:paragraph-properties>
      <style:text-properties fo:color="#231F20" style:text-scale="105%" fo:font-size="12pt" style:font-size-asian="12pt"/>
    </style:style>
    <style:style style:name="P886" style:parent-style-name="ListParagraph" style:family="paragraph">
      <style:paragraph-properties fo:margin-top="0.168in" fo:line-height="116%" fo:margin-left="0.3611in" fo:margin-right="0.3895in" fo:text-indent="0in">
        <style:tab-stops>
          <style:tab-stop style:type="left" style:position="0.6111in"/>
        </style:tab-stops>
      </style:paragraph-properties>
      <style:text-properties fo:color="#231F20" style:text-scale="105%" fo:font-size="12pt" style:font-size-asian="12pt"/>
    </style:style>
    <style:style style:name="P887" style:parent-style-name="ListParagraph" style:family="paragraph">
      <style:paragraph-properties fo:margin-top="0.168in" fo:line-height="116%" fo:margin-left="0.6111in" fo:margin-right="0.3895in">
        <style:tab-stops>
          <style:tab-stop style:type="left" style:position="0.6111in"/>
        </style:tab-stops>
      </style:paragraph-properties>
      <style:text-properties fo:color="#231F20" style:text-scale="105%" fo:font-size="12pt" style:font-size-asian="12pt"/>
    </style:style>
    <style:style style:name="P888" style:parent-style-name="ListParagraph" style:family="paragraph">
      <style:paragraph-properties fo:margin-top="0.168in" fo:line-height="116%" fo:margin-right="0.3895in">
        <style:tab-stops>
          <style:tab-stop style:type="left" style:position="0.6111in"/>
        </style:tab-stops>
      </style:paragraph-properties>
    </style:style>
    <style:style style:name="T889" style:parent-style-name="DefaultParagraphFont" style:family="text">
      <style:text-properties fo:color="#231F20" style:text-scale="105%" fo:font-size="12pt" style:font-size-asian="12pt"/>
    </style:style>
    <style:style style:name="T890" style:parent-style-name="DefaultParagraphFont" style:family="text">
      <style:text-properties fo:color="#231F20" fo:letter-spacing="0.0145in" style:text-scale="105%" fo:font-size="12pt" style:font-size-asian="12pt"/>
    </style:style>
    <style:style style:name="T891" style:parent-style-name="DefaultParagraphFont" style:family="text">
      <style:text-properties fo:color="#231F20" style:text-scale="105%" fo:font-size="12pt" style:font-size-asian="12pt"/>
    </style:style>
    <style:style style:name="T892" style:parent-style-name="DefaultParagraphFont" style:family="text">
      <style:text-properties fo:color="#231F20" fo:letter-spacing="0.0152in" style:text-scale="105%" fo:font-size="12pt" style:font-size-asian="12pt"/>
    </style:style>
    <style:style style:name="T893" style:parent-style-name="DefaultParagraphFont" style:family="text">
      <style:text-properties fo:color="#231F20" style:text-scale="105%" fo:font-size="12pt" style:font-size-asian="12pt"/>
    </style:style>
    <style:style style:name="T894" style:parent-style-name="DefaultParagraphFont" style:family="text">
      <style:text-properties fo:color="#231F20" fo:letter-spacing="0.0152in" style:text-scale="105%" fo:font-size="12pt" style:font-size-asian="12pt"/>
    </style:style>
    <style:style style:name="T895" style:parent-style-name="DefaultParagraphFont" style:family="text">
      <style:text-properties fo:color="#231F20" style:text-scale="105%" fo:font-size="12pt" style:font-size-asian="12pt"/>
    </style:style>
    <style:style style:name="T896" style:parent-style-name="DefaultParagraphFont" style:family="text">
      <style:text-properties fo:color="#231F20" fo:letter-spacing="0.0145in" style:text-scale="105%" fo:font-size="12pt" style:font-size-asian="12pt"/>
    </style:style>
    <style:style style:name="T897" style:parent-style-name="DefaultParagraphFont" style:family="text">
      <style:text-properties fo:color="#231F20" style:text-scale="105%" fo:font-size="12pt" style:font-size-asian="12pt"/>
    </style:style>
    <style:style style:name="T898" style:parent-style-name="DefaultParagraphFont" style:family="text">
      <style:text-properties fo:color="#231F20" fo:letter-spacing="0.0152in" style:text-scale="105%" fo:font-size="12pt" style:font-size-asian="12pt"/>
    </style:style>
    <style:style style:name="T899" style:parent-style-name="DefaultParagraphFont" style:family="text">
      <style:text-properties fo:color="#231F20" style:text-scale="105%" fo:font-size="12pt" style:font-size-asian="12pt"/>
    </style:style>
    <style:style style:name="T900" style:parent-style-name="DefaultParagraphFont" style:family="text">
      <style:text-properties fo:color="#231F20" fo:letter-spacing="0.0152in" style:text-scale="105%" fo:font-size="12pt" style:font-size-asian="12pt"/>
    </style:style>
    <style:style style:name="T901" style:parent-style-name="DefaultParagraphFont" style:family="text">
      <style:text-properties fo:color="#231F20" style:text-scale="105%" fo:font-size="12pt" style:font-size-asian="12pt"/>
    </style:style>
    <style:style style:name="T902" style:parent-style-name="DefaultParagraphFont" style:family="text">
      <style:text-properties fo:color="#231F20" fo:letter-spacing="0.0145in" style:text-scale="105%" fo:font-size="12pt" style:font-size-asian="12pt"/>
    </style:style>
    <style:style style:name="T903" style:parent-style-name="DefaultParagraphFont" style:family="text">
      <style:text-properties fo:color="#231F20" style:text-scale="105%" fo:font-size="12pt" style:font-size-asian="12pt"/>
    </style:style>
    <style:style style:name="T904" style:parent-style-name="DefaultParagraphFont" style:family="text">
      <style:text-properties fo:color="#231F20" fo:letter-spacing="0.0152in" style:text-scale="105%" fo:font-size="12pt" style:font-size-asian="12pt"/>
    </style:style>
    <style:style style:name="T905" style:parent-style-name="DefaultParagraphFont" style:family="text">
      <style:text-properties fo:color="#231F20" style:text-scale="105%" fo:font-size="12pt" style:font-size-asian="12pt"/>
    </style:style>
    <style:style style:name="T906" style:parent-style-name="DefaultParagraphFont" style:family="text">
      <style:text-properties fo:color="#231F20" fo:letter-spacing="0.0152in" style:text-scale="105%" fo:font-size="12pt" style:font-size-asian="12pt"/>
    </style:style>
    <style:style style:name="T907" style:parent-style-name="DefaultParagraphFont" style:family="text">
      <style:text-properties fo:color="#231F20" style:text-scale="105%" fo:font-size="12pt" style:font-size-asian="12pt"/>
    </style:style>
    <style:style style:name="T908" style:parent-style-name="DefaultParagraphFont" style:family="text">
      <style:text-properties fo:color="#231F20" fo:letter-spacing="0.0145in" style:text-scale="105%" fo:font-size="12pt" style:font-size-asian="12pt"/>
    </style:style>
    <style:style style:name="T909" style:parent-style-name="DefaultParagraphFont" style:family="text">
      <style:text-properties fo:color="#231F20" style:text-scale="105%" fo:font-size="12pt" style:font-size-asian="12pt"/>
    </style:style>
    <style:style style:name="T910" style:parent-style-name="DefaultParagraphFont" style:family="text">
      <style:text-properties fo:color="#231F20" fo:letter-spacing="0.0152in" style:text-scale="105%" fo:font-size="12pt" style:font-size-asian="12pt"/>
    </style:style>
    <style:style style:name="T911" style:parent-style-name="DefaultParagraphFont" style:family="text">
      <style:text-properties fo:color="#231F20" style:text-scale="105%" fo:font-size="12pt" style:font-size-asian="12pt"/>
    </style:style>
    <style:style style:name="T912" style:parent-style-name="DefaultParagraphFont" style:family="text">
      <style:text-properties fo:color="#231F20" fo:letter-spacing="-0.0444in" style:text-scale="105%" fo:font-size="12pt" style:font-size-asian="12pt"/>
    </style:style>
    <style:style style:name="T913" style:parent-style-name="DefaultParagraphFont" style:family="text">
      <style:text-properties fo:color="#231F20" style:text-scale="110%" fo:font-size="12pt" style:font-size-asian="12pt"/>
    </style:style>
    <style:style style:name="T914" style:parent-style-name="DefaultParagraphFont" style:family="text">
      <style:text-properties fo:color="#231F20" fo:letter-spacing="-0.0048in" style:text-scale="110%" fo:font-size="12pt" style:font-size-asian="12pt"/>
    </style:style>
    <style:style style:name="T915" style:parent-style-name="DefaultParagraphFont" style:family="text">
      <style:text-properties fo:color="#231F20" style:text-scale="110%" fo:font-size="12pt" style:font-size-asian="12pt"/>
    </style:style>
    <style:style style:name="T916" style:parent-style-name="DefaultParagraphFont" style:family="text">
      <style:text-properties fo:color="#231F20" fo:letter-spacing="-0.0048in" style:text-scale="110%" fo:font-size="12pt" style:font-size-asian="12pt"/>
    </style:style>
    <style:style style:name="T917" style:parent-style-name="DefaultParagraphFont" style:family="text">
      <style:text-properties fo:color="#231F20" style:text-scale="110%" fo:font-size="12pt" style:font-size-asian="12pt"/>
    </style:style>
    <style:style style:name="T918" style:parent-style-name="DefaultParagraphFont" style:family="text">
      <style:text-properties fo:color="#231F20" fo:letter-spacing="-0.0048in" style:text-scale="110%" fo:font-size="12pt" style:font-size-asian="12pt"/>
    </style:style>
    <style:style style:name="T919" style:parent-style-name="DefaultParagraphFont" style:family="text">
      <style:text-properties fo:color="#231F20" style:text-scale="110%" fo:font-size="12pt" style:font-size-asian="12pt"/>
    </style:style>
    <style:style style:name="T920" style:parent-style-name="DefaultParagraphFont" style:family="text">
      <style:text-properties fo:color="#231F20" fo:letter-spacing="-0.0048in" style:text-scale="110%" fo:font-size="12pt" style:font-size-asian="12pt"/>
    </style:style>
    <style:style style:name="T921" style:parent-style-name="DefaultParagraphFont" style:family="text">
      <style:text-properties fo:color="#231F20" style:text-scale="110%" fo:font-size="12pt" style:font-size-asian="12pt"/>
    </style:style>
    <style:style style:name="T922" style:parent-style-name="DefaultParagraphFont" style:family="text">
      <style:text-properties fo:color="#231F20" fo:letter-spacing="-0.0048in" style:text-scale="110%" fo:font-size="12pt" style:font-size-asian="12pt"/>
    </style:style>
    <style:style style:name="T923" style:parent-style-name="DefaultParagraphFont" style:family="text">
      <style:text-properties fo:color="#231F20" style:text-scale="110%" fo:font-size="12pt" style:font-size-asian="12pt"/>
    </style:style>
    <style:style style:name="T924" style:parent-style-name="DefaultParagraphFont" style:family="text">
      <style:text-properties fo:color="#231F20" fo:letter-spacing="-0.0048in" style:text-scale="110%" fo:font-size="12pt" style:font-size-asian="12pt"/>
    </style:style>
    <style:style style:name="T925" style:parent-style-name="DefaultParagraphFont" style:family="text">
      <style:text-properties fo:color="#231F20" style:text-scale="110%" fo:font-size="12pt" style:font-size-asian="12pt"/>
    </style:style>
    <style:style style:name="T926" style:parent-style-name="DefaultParagraphFont" style:family="text">
      <style:text-properties fo:color="#231F20" fo:letter-spacing="-0.0048in" style:text-scale="110%" fo:font-size="12pt" style:font-size-asian="12pt"/>
    </style:style>
    <style:style style:name="T927" style:parent-style-name="DefaultParagraphFont" style:family="text">
      <style:text-properties fo:color="#231F20" style:text-scale="110%" fo:font-size="12pt" style:font-size-asian="12pt"/>
    </style:style>
    <style:style style:name="T928" style:parent-style-name="DefaultParagraphFont" style:family="text">
      <style:text-properties fo:color="#231F20" fo:letter-spacing="-0.0048in" style:text-scale="110%" fo:font-size="12pt" style:font-size-asian="12pt"/>
    </style:style>
    <style:style style:name="T929" style:parent-style-name="DefaultParagraphFont" style:family="text">
      <style:text-properties fo:color="#231F20" style:text-scale="110%" fo:font-size="12pt" style:font-size-asian="12pt"/>
    </style:style>
    <style:style style:name="T930" style:parent-style-name="DefaultParagraphFont" style:family="text">
      <style:text-properties fo:color="#231F20" fo:letter-spacing="-0.0048in" style:text-scale="110%" fo:font-size="12pt" style:font-size-asian="12pt"/>
    </style:style>
    <style:style style:name="T931" style:parent-style-name="DefaultParagraphFont" style:family="text">
      <style:text-properties fo:color="#231F20" style:text-scale="110%" fo:font-size="12pt" style:font-size-asian="12pt"/>
    </style:style>
    <style:style style:name="T932" style:parent-style-name="DefaultParagraphFont" style:family="text">
      <style:text-properties fo:color="#231F20" fo:letter-spacing="-0.0048in" style:text-scale="110%" fo:font-size="12pt" style:font-size-asian="12pt"/>
    </style:style>
    <style:style style:name="T933" style:parent-style-name="DefaultParagraphFont" style:family="text">
      <style:text-properties fo:color="#231F20" style:text-scale="110%" fo:font-size="12pt" style:font-size-asian="12pt"/>
    </style:style>
    <style:style style:name="T934" style:parent-style-name="DefaultParagraphFont" style:family="text">
      <style:text-properties fo:color="#231F20" fo:letter-spacing="-0.0048in" style:text-scale="110%" fo:font-size="12pt" style:font-size-asian="12pt"/>
    </style:style>
    <style:style style:name="T935" style:parent-style-name="DefaultParagraphFont" style:family="text">
      <style:text-properties fo:color="#231F20" style:text-scale="110%" fo:font-size="12pt" style:font-size-asian="12pt"/>
    </style:style>
    <style:style style:name="T936" style:parent-style-name="DefaultParagraphFont" style:family="text">
      <style:text-properties fo:color="#231F20" fo:letter-spacing="-0.0048in" style:text-scale="110%" fo:font-size="12pt" style:font-size-asian="12pt"/>
    </style:style>
    <style:style style:name="T937" style:parent-style-name="DefaultParagraphFont" style:family="text">
      <style:text-properties fo:color="#231F20" style:text-scale="110%" fo:font-size="12pt" style:font-size-asian="12pt"/>
    </style:style>
    <style:style style:name="T938" style:parent-style-name="DefaultParagraphFont" style:family="text">
      <style:text-properties fo:color="#231F20" fo:letter-spacing="-0.0048in" style:text-scale="110%" fo:font-size="12pt" style:font-size-asian="12pt"/>
    </style:style>
    <style:style style:name="T939" style:parent-style-name="DefaultParagraphFont" style:family="text">
      <style:text-properties fo:color="#231F20" style:text-scale="110%" fo:font-size="12pt" style:font-size-asian="12pt"/>
    </style:style>
    <style:style style:name="T940" style:parent-style-name="DefaultParagraphFont" style:family="text">
      <style:text-properties fo:color="#231F20" style:text-scale="110%"/>
    </style:style>
    <style:style style:name="T941" style:parent-style-name="DefaultParagraphFont" style:family="text">
      <style:text-properties fo:color="#231F20" fo:letter-spacing="0.0097in" style:text-scale="110%"/>
    </style:style>
    <style:style style:name="T942" style:parent-style-name="DefaultParagraphFont" style:family="text">
      <style:text-properties fo:color="#231F20" style:text-scale="110%"/>
    </style:style>
    <style:style style:name="T943" style:parent-style-name="DefaultParagraphFont" style:family="text">
      <style:text-properties fo:color="#231F20" fo:letter-spacing="0.0104in" style:text-scale="110%"/>
    </style:style>
    <style:style style:name="T944" style:parent-style-name="DefaultParagraphFont" style:family="text">
      <style:text-properties fo:color="#231F20" style:text-scale="110%"/>
    </style:style>
    <style:style style:name="T945" style:parent-style-name="DefaultParagraphFont" style:family="text">
      <style:text-properties fo:color="#231F20" fo:letter-spacing="0.0104in" style:text-scale="110%"/>
    </style:style>
    <style:style style:name="T946" style:parent-style-name="DefaultParagraphFont" style:family="text">
      <style:text-properties fo:color="#231F20" style:text-scale="110%"/>
    </style:style>
    <style:style style:name="T947" style:parent-style-name="DefaultParagraphFont" style:family="text">
      <style:text-properties fo:color="#231F20" fo:letter-spacing="0.0104in" style:text-scale="110%"/>
    </style:style>
    <style:style style:name="T948" style:parent-style-name="DefaultParagraphFont" style:family="text">
      <style:text-properties fo:color="#231F20" style:text-scale="110%"/>
    </style:style>
    <style:style style:name="T949" style:parent-style-name="DefaultParagraphFont" style:family="text">
      <style:text-properties fo:color="#231F20" fo:letter-spacing="0.0104in" style:text-scale="110%"/>
    </style:style>
    <style:style style:name="T950" style:parent-style-name="DefaultParagraphFont" style:family="text">
      <style:text-properties fo:color="#231F20" style:text-scale="110%"/>
    </style:style>
    <style:style style:name="T951" style:parent-style-name="DefaultParagraphFont" style:family="text">
      <style:text-properties fo:color="#231F20" fo:letter-spacing="0.0104in" style:text-scale="110%"/>
    </style:style>
    <style:style style:name="T952" style:parent-style-name="DefaultParagraphFont" style:family="text">
      <style:text-properties fo:color="#231F20" style:text-scale="110%"/>
    </style:style>
    <style:style style:name="T953" style:parent-style-name="DefaultParagraphFont" style:family="text">
      <style:text-properties fo:color="#231F20" fo:letter-spacing="0.0097in" style:text-scale="110%"/>
    </style:style>
    <style:style style:name="T954" style:parent-style-name="DefaultParagraphFont" style:family="text">
      <style:text-properties fo:color="#231F20" style:text-scale="110%"/>
    </style:style>
    <style:style style:name="T955" style:parent-style-name="DefaultParagraphFont" style:family="text">
      <style:text-properties fo:color="#231F20" fo:letter-spacing="0.0104in" style:text-scale="110%"/>
    </style:style>
    <style:style style:name="T956" style:parent-style-name="DefaultParagraphFont" style:family="text">
      <style:text-properties fo:color="#231F20" style:text-scale="110%"/>
    </style:style>
    <style:style style:name="T957" style:parent-style-name="DefaultParagraphFont" style:family="text">
      <style:text-properties fo:color="#231F20" fo:letter-spacing="0.0104in" style:text-scale="110%"/>
    </style:style>
    <style:style style:name="T958" style:parent-style-name="DefaultParagraphFont" style:family="text">
      <style:text-properties fo:color="#231F20" style:text-scale="110%"/>
    </style:style>
    <style:style style:name="T959" style:parent-style-name="DefaultParagraphFont" style:family="text">
      <style:text-properties fo:color="#231F20" fo:letter-spacing="-0.0465in" style:text-scale="110%"/>
    </style:style>
    <style:style style:name="T960" style:parent-style-name="DefaultParagraphFont" style:family="text">
      <style:text-properties fo:color="#231F20" style:text-scale="110%"/>
    </style:style>
    <style:style style:name="T961" style:parent-style-name="DefaultParagraphFont" style:family="text">
      <style:text-properties fo:color="#231F20" fo:letter-spacing="-0.0034in" style:text-scale="110%"/>
    </style:style>
    <style:style style:name="T962" style:parent-style-name="DefaultParagraphFont" style:family="text">
      <style:text-properties fo:color="#231F20" style:text-scale="110%"/>
    </style:style>
    <style:style style:name="T963" style:parent-style-name="DefaultParagraphFont" style:family="text">
      <style:text-properties fo:color="#231F20" fo:letter-spacing="-0.0034in" style:text-scale="110%"/>
    </style:style>
    <style:style style:name="T964" style:parent-style-name="DefaultParagraphFont" style:family="text">
      <style:text-properties fo:color="#231F20" style:text-scale="110%"/>
    </style:style>
    <style:style style:name="T965" style:parent-style-name="DefaultParagraphFont" style:family="text">
      <style:text-properties fo:color="#231F20" fo:letter-spacing="-0.0034in" style:text-scale="110%"/>
    </style:style>
    <style:style style:name="T966" style:parent-style-name="DefaultParagraphFont" style:family="text">
      <style:text-properties fo:color="#231F20" style:text-scale="110%"/>
    </style:style>
    <style:style style:name="T967" style:parent-style-name="DefaultParagraphFont" style:family="text">
      <style:text-properties fo:color="#231F20" fo:letter-spacing="-0.0034in" style:text-scale="110%"/>
    </style:style>
    <style:style style:name="T968" style:parent-style-name="DefaultParagraphFont" style:family="text">
      <style:text-properties fo:color="#231F20" style:text-scale="110%"/>
    </style:style>
    <style:style style:name="T969" style:parent-style-name="DefaultParagraphFont" style:family="text">
      <style:text-properties fo:color="#231F20" fo:letter-spacing="-0.0034in" style:text-scale="110%"/>
    </style:style>
    <style:style style:name="T970" style:parent-style-name="DefaultParagraphFont" style:family="text">
      <style:text-properties fo:color="#231F20" style:text-scale="110%"/>
    </style:style>
    <style:style style:name="P971" style:parent-style-name="ListParagraph" style:family="paragraph">
      <style:paragraph-properties fo:margin-top="0.168in" fo:line-height="116%" fo:margin-left="0.6111in" fo:margin-right="0.3895in">
        <style:tab-stops>
          <style:tab-stop style:type="left" style:position="0.6111in"/>
        </style:tab-stops>
      </style:paragraph-properties>
      <style:text-properties fo:color="#231F20" style:text-scale="110%"/>
    </style:style>
    <style:style style:name="P972" style:parent-style-name="ListParagraph" style:family="paragraph">
      <style:paragraph-properties fo:margin-top="0.0013in" fo:line-height="116%" fo:margin-right="0.1611in">
        <style:tab-stops>
          <style:tab-stop style:type="left" style:position="0.6111in"/>
        </style:tab-stops>
      </style:paragraph-properties>
    </style:style>
    <style:style style:name="T973" style:parent-style-name="DefaultParagraphFont" style:family="text">
      <style:text-properties fo:color="#231F20" style:text-scale="110%" fo:font-size="12pt" style:font-size-asian="12pt"/>
    </style:style>
    <style:style style:name="T974" style:parent-style-name="DefaultParagraphFont" style:family="text">
      <style:text-properties fo:color="#231F20" fo:letter-spacing="0.0055in" style:text-scale="110%" fo:font-size="12pt" style:font-size-asian="12pt"/>
    </style:style>
    <style:style style:name="T975" style:parent-style-name="DefaultParagraphFont" style:family="text">
      <style:text-properties fo:color="#231F20" style:text-scale="110%" fo:font-size="12pt" style:font-size-asian="12pt"/>
    </style:style>
    <style:style style:name="T976" style:parent-style-name="DefaultParagraphFont" style:family="text">
      <style:text-properties fo:color="#231F20" fo:letter-spacing="0.0055in" style:text-scale="110%" fo:font-size="12pt" style:font-size-asian="12pt"/>
    </style:style>
    <style:style style:name="T977" style:parent-style-name="DefaultParagraphFont" style:family="text">
      <style:text-properties fo:color="#231F20" style:text-scale="110%" fo:font-size="12pt" style:font-size-asian="12pt"/>
    </style:style>
    <style:style style:name="T978" style:parent-style-name="DefaultParagraphFont" style:family="text">
      <style:text-properties fo:color="#231F20" fo:letter-spacing="0.0055in" style:text-scale="110%" fo:font-size="12pt" style:font-size-asian="12pt"/>
    </style:style>
    <style:style style:name="T979" style:parent-style-name="DefaultParagraphFont" style:family="text">
      <style:text-properties fo:color="#231F20" style:text-scale="110%" fo:font-size="12pt" style:font-size-asian="12pt"/>
    </style:style>
    <style:style style:name="T980" style:parent-style-name="DefaultParagraphFont" style:family="text">
      <style:text-properties fo:color="#231F20" fo:letter-spacing="0.0055in" style:text-scale="110%" fo:font-size="12pt" style:font-size-asian="12pt"/>
    </style:style>
    <style:style style:name="T981" style:parent-style-name="DefaultParagraphFont" style:family="text">
      <style:text-properties fo:color="#231F20" style:text-scale="110%" fo:font-size="12pt" style:font-size-asian="12pt"/>
    </style:style>
    <style:style style:name="T982" style:parent-style-name="DefaultParagraphFont" style:family="text">
      <style:text-properties fo:color="#231F20" fo:letter-spacing="0.0055in" style:text-scale="110%" fo:font-size="12pt" style:font-size-asian="12pt"/>
    </style:style>
    <style:style style:name="T983" style:parent-style-name="DefaultParagraphFont" style:family="text">
      <style:text-properties fo:color="#231F20" style:text-scale="110%" fo:font-size="12pt" style:font-size-asian="12pt"/>
    </style:style>
    <style:style style:name="T984" style:parent-style-name="DefaultParagraphFont" style:family="text">
      <style:text-properties fo:color="#231F20" fo:letter-spacing="0.0055in" style:text-scale="110%" fo:font-size="12pt" style:font-size-asian="12pt"/>
    </style:style>
    <style:style style:name="T985" style:parent-style-name="DefaultParagraphFont" style:family="text">
      <style:text-properties fo:color="#231F20" style:text-scale="110%" fo:font-size="12pt" style:font-size-asian="12pt"/>
    </style:style>
    <style:style style:name="T986" style:parent-style-name="DefaultParagraphFont" style:family="text">
      <style:text-properties fo:color="#231F20" fo:letter-spacing="0.0055in" style:text-scale="110%" fo:font-size="12pt" style:font-size-asian="12pt"/>
    </style:style>
    <style:style style:name="T987" style:parent-style-name="DefaultParagraphFont" style:family="text">
      <style:text-properties fo:color="#231F20" style:text-scale="110%" fo:font-size="12pt" style:font-size-asian="12pt"/>
    </style:style>
    <style:style style:name="T988" style:parent-style-name="DefaultParagraphFont" style:family="text">
      <style:text-properties fo:color="#231F20" fo:letter-spacing="0.0062in" style:text-scale="110%" fo:font-size="12pt" style:font-size-asian="12pt"/>
    </style:style>
    <style:style style:name="T989" style:parent-style-name="DefaultParagraphFont" style:family="text">
      <style:text-properties fo:color="#231F20" style:text-scale="110%" fo:font-size="12pt" style:font-size-asian="12pt"/>
    </style:style>
    <style:style style:name="T990" style:parent-style-name="DefaultParagraphFont" style:family="text">
      <style:text-properties fo:color="#231F20" fo:letter-spacing="0.0055in" style:text-scale="110%" fo:font-size="12pt" style:font-size-asian="12pt"/>
    </style:style>
    <style:style style:name="T991" style:parent-style-name="DefaultParagraphFont" style:family="text">
      <style:text-properties fo:color="#231F20" style:text-scale="110%" fo:font-size="12pt" style:font-size-asian="12pt"/>
    </style:style>
    <style:style style:name="T992" style:parent-style-name="DefaultParagraphFont" style:family="text">
      <style:text-properties fo:color="#231F20" fo:letter-spacing="0.0055in" style:text-scale="110%" fo:font-size="12pt" style:font-size-asian="12pt"/>
    </style:style>
    <style:style style:name="T993" style:parent-style-name="DefaultParagraphFont" style:family="text">
      <style:text-properties fo:color="#231F20" style:text-scale="110%" fo:font-size="12pt" style:font-size-asian="12pt"/>
    </style:style>
    <style:style style:name="T994" style:parent-style-name="DefaultParagraphFont" style:family="text">
      <style:text-properties fo:color="#231F20" fo:letter-spacing="0.0055in" style:text-scale="110%" fo:font-size="12pt" style:font-size-asian="12pt"/>
    </style:style>
    <style:style style:name="T995" style:parent-style-name="DefaultParagraphFont" style:family="text">
      <style:text-properties fo:color="#231F20" style:text-scale="110%" fo:font-size="12pt" style:font-size-asian="12pt"/>
    </style:style>
    <style:style style:name="T996" style:parent-style-name="DefaultParagraphFont" style:family="text">
      <style:text-properties fo:color="#231F20" fo:letter-spacing="0.0006in" style:text-scale="110%" fo:font-size="12pt" style:font-size-asian="12pt"/>
    </style:style>
    <style:style style:name="T997" style:parent-style-name="DefaultParagraphFont" style:family="text">
      <style:text-properties fo:color="#231F20" style:text-scale="110%" fo:font-size="12pt" style:font-size-asian="12pt"/>
    </style:style>
    <style:style style:name="T998" style:parent-style-name="DefaultParagraphFont" style:family="text">
      <style:text-properties fo:color="#231F20" fo:letter-spacing="0.0013in" style:text-scale="110%" fo:font-size="12pt" style:font-size-asian="12pt"/>
    </style:style>
    <style:style style:name="T999" style:parent-style-name="DefaultParagraphFont" style:family="text">
      <style:text-properties fo:color="#231F20" style:text-scale="110%" fo:font-size="12pt" style:font-size-asian="12pt"/>
    </style:style>
    <style:style style:name="T1000" style:parent-style-name="DefaultParagraphFont" style:family="text">
      <style:text-properties fo:color="#231F20" fo:letter-spacing="0.002in" style:text-scale="110%" fo:font-size="12pt" style:font-size-asian="12pt"/>
    </style:style>
    <style:style style:name="T1001" style:parent-style-name="DefaultParagraphFont" style:family="text">
      <style:text-properties fo:color="#231F20" style:text-scale="110%" fo:font-size="12pt" style:font-size-asian="12pt"/>
    </style:style>
    <style:style style:name="T1002" style:parent-style-name="DefaultParagraphFont" style:family="text">
      <style:text-properties fo:color="#231F20" fo:letter-spacing="0.0013in" style:text-scale="110%" fo:font-size="12pt" style:font-size-asian="12pt"/>
    </style:style>
    <style:style style:name="T1003" style:parent-style-name="DefaultParagraphFont" style:family="text">
      <style:text-properties fo:color="#231F20" style:text-scale="110%" fo:font-size="12pt" style:font-size-asian="12pt"/>
    </style:style>
    <style:style style:name="T1004" style:parent-style-name="DefaultParagraphFont" style:family="text">
      <style:text-properties fo:color="#231F20" fo:letter-spacing="0.002in" style:text-scale="110%" fo:font-size="12pt" style:font-size-asian="12pt"/>
    </style:style>
    <style:style style:name="T1005" style:parent-style-name="DefaultParagraphFont" style:family="text">
      <style:text-properties fo:color="#231F20" style:text-scale="110%" fo:font-size="12pt" style:font-size-asian="12pt"/>
    </style:style>
    <style:style style:name="T1006" style:parent-style-name="DefaultParagraphFont" style:family="text">
      <style:text-properties fo:color="#231F20" fo:letter-spacing="0.002in" style:text-scale="110%" fo:font-size="12pt" style:font-size-asian="12pt"/>
    </style:style>
    <style:style style:name="T1007" style:parent-style-name="DefaultParagraphFont" style:family="text">
      <style:text-properties fo:color="#231F20" style:text-scale="110%" fo:font-size="12pt" style:font-size-asian="12pt"/>
    </style:style>
    <style:style style:name="T1008" style:parent-style-name="DefaultParagraphFont" style:family="text">
      <style:text-properties fo:color="#231F20" fo:letter-spacing="0.0013in" style:text-scale="110%" fo:font-size="12pt" style:font-size-asian="12pt"/>
    </style:style>
    <style:style style:name="T1009" style:parent-style-name="DefaultParagraphFont" style:family="text">
      <style:text-properties fo:color="#231F20" style:text-scale="110%" fo:font-size="12pt" style:font-size-asian="12pt"/>
    </style:style>
    <style:style style:name="T1010" style:parent-style-name="DefaultParagraphFont" style:family="text">
      <style:text-properties fo:color="#231F20" fo:letter-spacing="0.002in" style:text-scale="110%" fo:font-size="12pt" style:font-size-asian="12pt"/>
    </style:style>
    <style:style style:name="T1011" style:parent-style-name="DefaultParagraphFont" style:family="text">
      <style:text-properties fo:color="#231F20" style:text-scale="110%" fo:font-size="12pt" style:font-size-asian="12pt"/>
    </style:style>
    <style:style style:name="T1012" style:parent-style-name="DefaultParagraphFont" style:family="text">
      <style:text-properties fo:color="#231F20" fo:letter-spacing="0.0013in" style:text-scale="110%" fo:font-size="12pt" style:font-size-asian="12pt"/>
    </style:style>
    <style:style style:name="T1013" style:parent-style-name="DefaultParagraphFont" style:family="text">
      <style:text-properties fo:color="#231F20" style:text-scale="110%" fo:font-size="12pt" style:font-size-asian="12pt"/>
    </style:style>
    <style:style style:name="T1014" style:parent-style-name="DefaultParagraphFont" style:family="text">
      <style:text-properties fo:color="#231F20" fo:letter-spacing="0.002in" style:text-scale="110%" fo:font-size="12pt" style:font-size-asian="12pt"/>
    </style:style>
    <style:style style:name="T1015" style:parent-style-name="DefaultParagraphFont" style:family="text">
      <style:text-properties fo:color="#231F20" style:text-scale="110%" fo:font-size="12pt" style:font-size-asian="12pt"/>
    </style:style>
    <style:style style:name="T1016" style:parent-style-name="DefaultParagraphFont" style:family="text">
      <style:text-properties fo:color="#231F20" fo:letter-spacing="0.002in" style:text-scale="110%" fo:font-size="12pt" style:font-size-asian="12pt"/>
    </style:style>
    <style:style style:name="T1017" style:parent-style-name="DefaultParagraphFont" style:family="text">
      <style:text-properties fo:color="#231F20" style:text-scale="110%" fo:font-size="12pt" style:font-size-asian="12pt"/>
    </style:style>
    <style:style style:name="T1018" style:parent-style-name="DefaultParagraphFont" style:family="text">
      <style:text-properties fo:color="#231F20" fo:letter-spacing="0.0013in" style:text-scale="110%" fo:font-size="12pt" style:font-size-asian="12pt"/>
    </style:style>
    <style:style style:name="T1019" style:parent-style-name="DefaultParagraphFont" style:family="text">
      <style:text-properties fo:color="#231F20" style:text-scale="110%" fo:font-size="12pt" style:font-size-asian="12pt"/>
    </style:style>
    <style:style style:name="T1020" style:parent-style-name="DefaultParagraphFont" style:family="text">
      <style:text-properties fo:color="#231F20" fo:letter-spacing="0.002in" style:text-scale="110%" fo:font-size="12pt" style:font-size-asian="12pt"/>
    </style:style>
    <style:style style:name="T1021" style:parent-style-name="DefaultParagraphFont" style:family="text">
      <style:text-properties fo:color="#231F20" style:text-scale="110%" fo:font-size="12pt" style:font-size-asian="12pt"/>
    </style:style>
    <style:style style:name="T1022" style:parent-style-name="DefaultParagraphFont" style:family="text">
      <style:text-properties fo:color="#231F20" fo:letter-spacing="-0.0465in" style:text-scale="110%" fo:font-size="12pt" style:font-size-asian="12pt"/>
    </style:style>
    <style:style style:name="T1023" style:parent-style-name="DefaultParagraphFont" style:family="text">
      <style:text-properties fo:color="#231F20" style:text-scale="110%" fo:font-size="12pt" style:font-size-asian="12pt"/>
    </style:style>
    <style:style style:name="T1024" style:parent-style-name="DefaultParagraphFont" style:family="text">
      <style:text-properties fo:color="#231F20" fo:letter-spacing="0.0006in" style:text-scale="110%" fo:font-size="12pt" style:font-size-asian="12pt"/>
    </style:style>
    <style:style style:name="T1025" style:parent-style-name="DefaultParagraphFont" style:family="text">
      <style:text-properties fo:color="#231F20" style:text-scale="110%" fo:font-size="12pt" style:font-size-asian="12pt"/>
    </style:style>
    <style:style style:name="T1026" style:parent-style-name="DefaultParagraphFont" style:family="text">
      <style:text-properties fo:color="#231F20" fo:letter-spacing="0.0006in" style:text-scale="110%" fo:font-size="12pt" style:font-size-asian="12pt"/>
    </style:style>
    <style:style style:name="T1027" style:parent-style-name="DefaultParagraphFont" style:family="text">
      <style:text-properties fo:color="#231F20" style:text-scale="110%" fo:font-size="12pt" style:font-size-asian="12pt"/>
    </style:style>
    <style:style style:name="T1028" style:parent-style-name="DefaultParagraphFont" style:family="text">
      <style:text-properties fo:color="#231F20" fo:letter-spacing="0.0006in" style:text-scale="110%" fo:font-size="12pt" style:font-size-asian="12pt"/>
    </style:style>
    <style:style style:name="T1029" style:parent-style-name="DefaultParagraphFont" style:family="text">
      <style:text-properties fo:color="#231F20" style:text-scale="110%" fo:font-size="12pt" style:font-size-asian="12pt"/>
    </style:style>
    <style:style style:name="T1030" style:parent-style-name="DefaultParagraphFont" style:family="text">
      <style:text-properties fo:color="#231F20" fo:letter-spacing="0.0013in" style:text-scale="110%" fo:font-size="12pt" style:font-size-asian="12pt"/>
    </style:style>
    <style:style style:name="T1031" style:parent-style-name="DefaultParagraphFont" style:family="text">
      <style:text-properties fo:color="#231F20" style:text-scale="110%" fo:font-size="12pt" style:font-size-asian="12pt"/>
    </style:style>
    <style:style style:name="T1032" style:parent-style-name="DefaultParagraphFont" style:family="text">
      <style:text-properties fo:color="#231F20" fo:letter-spacing="0.0006in" style:text-scale="110%" fo:font-size="12pt" style:font-size-asian="12pt"/>
    </style:style>
    <style:style style:name="T1033" style:parent-style-name="DefaultParagraphFont" style:family="text">
      <style:text-properties fo:color="#231F20" style:text-scale="110%" fo:font-size="12pt" style:font-size-asian="12pt"/>
    </style:style>
    <style:style style:name="T1034" style:parent-style-name="DefaultParagraphFont" style:family="text">
      <style:text-properties fo:color="#231F20" fo:letter-spacing="0.0006in" style:text-scale="110%" fo:font-size="12pt" style:font-size-asian="12pt"/>
    </style:style>
    <style:style style:name="T1035" style:parent-style-name="DefaultParagraphFont" style:family="text">
      <style:text-properties fo:color="#231F20" style:text-scale="110%" fo:font-size="12pt" style:font-size-asian="12pt"/>
    </style:style>
    <style:style style:name="T1036" style:parent-style-name="DefaultParagraphFont" style:family="text">
      <style:text-properties fo:color="#231F20" fo:letter-spacing="0.0013in" style:text-scale="110%" fo:font-size="12pt" style:font-size-asian="12pt"/>
    </style:style>
    <style:style style:name="T1037" style:parent-style-name="DefaultParagraphFont" style:family="text">
      <style:text-properties fo:color="#231F20" style:text-scale="110%" fo:font-size="12pt" style:font-size-asian="12pt"/>
    </style:style>
    <style:style style:name="T1038" style:parent-style-name="DefaultParagraphFont" style:family="text">
      <style:text-properties fo:color="#231F20" fo:letter-spacing="0.0006in" style:text-scale="110%" fo:font-size="12pt" style:font-size-asian="12pt"/>
    </style:style>
    <style:style style:name="T1039" style:parent-style-name="DefaultParagraphFont" style:family="text">
      <style:text-properties fo:color="#231F20" style:text-scale="110%" fo:font-size="12pt" style:font-size-asian="12pt"/>
    </style:style>
    <style:style style:name="T1040" style:parent-style-name="DefaultParagraphFont" style:family="text">
      <style:text-properties fo:color="#231F20" fo:letter-spacing="0.0006in" style:text-scale="110%" fo:font-size="12pt" style:font-size-asian="12pt"/>
    </style:style>
    <style:style style:name="T1041" style:parent-style-name="DefaultParagraphFont" style:family="text">
      <style:text-properties fo:color="#231F20" style:text-scale="110%" fo:font-size="12pt" style:font-size-asian="12pt"/>
    </style:style>
    <style:style style:name="T1042" style:parent-style-name="DefaultParagraphFont" style:family="text">
      <style:text-properties fo:color="#231F20" fo:letter-spacing="0.0006in" style:text-scale="110%" fo:font-size="12pt" style:font-size-asian="12pt"/>
    </style:style>
    <style:style style:name="T1043" style:parent-style-name="DefaultParagraphFont" style:family="text">
      <style:text-properties fo:color="#231F20" style:text-scale="110%" fo:font-size="12pt" style:font-size-asian="12pt"/>
    </style:style>
    <style:style style:name="T1044" style:parent-style-name="DefaultParagraphFont" style:family="text">
      <style:text-properties fo:color="#231F20" fo:letter-spacing="0.0006in" style:text-scale="110%" fo:font-size="12pt" style:font-size-asian="12pt"/>
    </style:style>
    <style:style style:name="T1045" style:parent-style-name="DefaultParagraphFont" style:family="text">
      <style:text-properties fo:color="#231F20" style:text-scale="110%" fo:font-size="12pt" style:font-size-asian="12pt"/>
    </style:style>
    <style:style style:name="T1046" style:parent-style-name="DefaultParagraphFont" style:family="text">
      <style:text-properties fo:color="#231F20" fo:letter-spacing="-0.0013in" style:text-scale="110%" fo:font-size="12pt" style:font-size-asian="12pt"/>
    </style:style>
    <style:style style:name="T1047" style:parent-style-name="DefaultParagraphFont" style:family="text">
      <style:text-properties fo:color="#231F20" style:text-scale="110%" fo:font-size="12pt" style:font-size-asian="12pt"/>
    </style:style>
    <style:style style:name="T1048" style:parent-style-name="DefaultParagraphFont" style:family="text">
      <style:text-properties fo:color="#231F20" fo:letter-spacing="-0.0006in" style:text-scale="110%" fo:font-size="12pt" style:font-size-asian="12pt"/>
    </style:style>
    <style:style style:name="T1049" style:parent-style-name="DefaultParagraphFont" style:family="text">
      <style:text-properties fo:color="#231F20" style:text-scale="110%" fo:font-size="12pt" style:font-size-asian="12pt"/>
    </style:style>
    <style:style style:name="T1050" style:parent-style-name="DefaultParagraphFont" style:family="text">
      <style:text-properties fo:color="#231F20" fo:letter-spacing="-0.0006in" style:text-scale="110%" fo:font-size="12pt" style:font-size-asian="12pt"/>
    </style:style>
    <style:style style:name="T1051" style:parent-style-name="DefaultParagraphFont" style:family="text">
      <style:text-properties fo:color="#231F20" style:text-scale="110%" fo:font-size="12pt" style:font-size-asian="12pt"/>
    </style:style>
    <style:style style:name="T1052" style:parent-style-name="DefaultParagraphFont" style:family="text">
      <style:text-properties fo:color="#231F20" fo:letter-spacing="-0.0006in" style:text-scale="110%" fo:font-size="12pt" style:font-size-asian="12pt"/>
    </style:style>
    <style:style style:name="T1053" style:parent-style-name="DefaultParagraphFont" style:family="text">
      <style:text-properties fo:color="#231F20" style:text-scale="110%" fo:font-size="12pt" style:font-size-asian="12pt"/>
    </style:style>
    <style:style style:name="T1054" style:parent-style-name="DefaultParagraphFont" style:family="text">
      <style:text-properties fo:color="#231F20" fo:letter-spacing="-0.0006in" style:text-scale="110%" fo:font-size="12pt" style:font-size-asian="12pt"/>
    </style:style>
    <style:style style:name="T1055" style:parent-style-name="DefaultParagraphFont" style:family="text">
      <style:text-properties fo:color="#231F20" style:text-scale="110%" fo:font-size="12pt" style:font-size-asian="12pt"/>
    </style:style>
    <style:style style:name="T1056" style:parent-style-name="DefaultParagraphFont" style:family="text">
      <style:text-properties fo:color="#231F20" fo:letter-spacing="-0.0006in" style:text-scale="110%" fo:font-size="12pt" style:font-size-asian="12pt"/>
    </style:style>
    <style:style style:name="T1057" style:parent-style-name="DefaultParagraphFont" style:family="text">
      <style:text-properties fo:color="#231F20" style:text-scale="110%" fo:font-size="12pt" style:font-size-asian="12pt"/>
    </style:style>
    <style:style style:name="T1058" style:parent-style-name="DefaultParagraphFont" style:family="text">
      <style:text-properties fo:color="#231F20" fo:letter-spacing="-0.0006in" style:text-scale="110%" fo:font-size="12pt" style:font-size-asian="12pt"/>
    </style:style>
    <style:style style:name="T1059" style:parent-style-name="DefaultParagraphFont" style:family="text">
      <style:text-properties fo:color="#231F20" style:text-scale="110%" fo:font-size="12pt" style:font-size-asian="12pt"/>
    </style:style>
    <style:style style:name="T1060" style:parent-style-name="DefaultParagraphFont" style:family="text">
      <style:text-properties fo:color="#231F20" fo:letter-spacing="-0.0006in" style:text-scale="110%" fo:font-size="12pt" style:font-size-asian="12pt"/>
    </style:style>
    <style:style style:name="T1061" style:parent-style-name="DefaultParagraphFont" style:family="text">
      <style:text-properties fo:color="#231F20" style:text-scale="110%" fo:font-size="12pt" style:font-size-asian="12pt"/>
    </style:style>
    <style:style style:name="T1062" style:parent-style-name="DefaultParagraphFont" style:family="text">
      <style:text-properties fo:color="#231F20" fo:letter-spacing="-0.0006in" style:text-scale="110%" fo:font-size="12pt" style:font-size-asian="12pt"/>
    </style:style>
    <style:style style:name="T1063" style:parent-style-name="DefaultParagraphFont" style:family="text">
      <style:text-properties fo:color="#231F20" style:text-scale="110%" fo:font-size="12pt" style:font-size-asian="12pt"/>
    </style:style>
    <style:style style:name="P1064" style:parent-style-name="ListParagraph" style:family="paragraph">
      <style:paragraph-properties fo:margin-top="0.0013in" fo:line-height="116%" fo:margin-left="0.6111in" fo:margin-right="0.1611in">
        <style:tab-stops>
          <style:tab-stop style:type="left" style:position="0.6111in"/>
        </style:tab-stops>
      </style:paragraph-properties>
      <style:text-properties fo:color="#231F20" style:text-scale="110%" fo:font-size="12pt" style:font-size-asian="12pt"/>
    </style:style>
    <style:style style:name="P1065" style:parent-style-name="ListParagraph" style:family="paragraph">
      <style:paragraph-properties fo:margin-top="0.002in" fo:line-height="116%" fo:margin-right="0.6104in">
        <style:tab-stops>
          <style:tab-stop style:type="left" style:position="0.6111in"/>
        </style:tab-stops>
      </style:paragraph-properties>
    </style:style>
    <style:style style:name="T1066" style:parent-style-name="DefaultParagraphFont" style:family="text">
      <style:text-properties fo:color="#231F20" style:text-scale="110%" fo:font-size="12pt" style:font-size-asian="12pt"/>
    </style:style>
    <style:style style:name="T1067" style:parent-style-name="DefaultParagraphFont" style:family="text">
      <style:text-properties fo:color="#231F20" fo:letter-spacing="-0.0034in" style:text-scale="110%" fo:font-size="12pt" style:font-size-asian="12pt"/>
    </style:style>
    <style:style style:name="T1068" style:parent-style-name="DefaultParagraphFont" style:family="text">
      <style:text-properties fo:color="#231F20" style:text-scale="110%" fo:font-size="12pt" style:font-size-asian="12pt"/>
    </style:style>
    <style:style style:name="T1069" style:parent-style-name="DefaultParagraphFont" style:family="text">
      <style:text-properties fo:color="#231F20" fo:letter-spacing="-0.0034in" style:text-scale="110%" fo:font-size="12pt" style:font-size-asian="12pt"/>
    </style:style>
    <style:style style:name="T1070" style:parent-style-name="DefaultParagraphFont" style:family="text">
      <style:text-properties fo:color="#231F20" style:text-scale="110%" fo:font-size="12pt" style:font-size-asian="12pt"/>
    </style:style>
    <style:style style:name="T1071" style:parent-style-name="DefaultParagraphFont" style:family="text">
      <style:text-properties fo:color="#231F20" fo:letter-spacing="-0.0034in" style:text-scale="110%" fo:font-size="12pt" style:font-size-asian="12pt"/>
    </style:style>
    <style:style style:name="T1072" style:parent-style-name="DefaultParagraphFont" style:family="text">
      <style:text-properties fo:color="#231F20" style:text-scale="110%" fo:font-size="12pt" style:font-size-asian="12pt"/>
    </style:style>
    <style:style style:name="T1073" style:parent-style-name="DefaultParagraphFont" style:family="text">
      <style:text-properties fo:color="#231F20" fo:letter-spacing="-0.0034in" style:text-scale="110%" fo:font-size="12pt" style:font-size-asian="12pt"/>
    </style:style>
    <style:style style:name="T1074" style:parent-style-name="DefaultParagraphFont" style:family="text">
      <style:text-properties fo:color="#231F20" style:text-scale="110%" fo:font-size="12pt" style:font-size-asian="12pt"/>
    </style:style>
    <style:style style:name="T1075" style:parent-style-name="DefaultParagraphFont" style:family="text">
      <style:text-properties fo:color="#231F20" fo:letter-spacing="-0.0034in" style:text-scale="110%" fo:font-size="12pt" style:font-size-asian="12pt"/>
    </style:style>
    <style:style style:name="T1076" style:parent-style-name="DefaultParagraphFont" style:family="text">
      <style:text-properties fo:color="#231F20" style:text-scale="110%" fo:font-size="12pt" style:font-size-asian="12pt"/>
    </style:style>
    <style:style style:name="T1077" style:parent-style-name="DefaultParagraphFont" style:family="text">
      <style:text-properties fo:color="#231F20" fo:letter-spacing="-0.0034in" style:text-scale="110%" fo:font-size="12pt" style:font-size-asian="12pt"/>
    </style:style>
    <style:style style:name="T1078" style:parent-style-name="DefaultParagraphFont" style:family="text">
      <style:text-properties fo:color="#231F20" style:text-scale="110%" fo:font-size="12pt" style:font-size-asian="12pt"/>
    </style:style>
    <style:style style:name="T1079" style:parent-style-name="DefaultParagraphFont" style:family="text">
      <style:text-properties fo:color="#231F20" fo:letter-spacing="-0.0034in" style:text-scale="110%" fo:font-size="12pt" style:font-size-asian="12pt"/>
    </style:style>
    <style:style style:name="T1080" style:parent-style-name="DefaultParagraphFont" style:family="text">
      <style:text-properties fo:color="#231F20" style:text-scale="110%" fo:font-size="12pt" style:font-size-asian="12pt"/>
    </style:style>
    <style:style style:name="P1081" style:parent-style-name="ListParagraph" style:family="paragraph">
      <style:paragraph-properties fo:margin-top="0.002in" fo:line-height="116%" fo:margin-left="0.6111in" fo:margin-right="0.6104in">
        <style:tab-stops>
          <style:tab-stop style:type="left" style:position="0.6111in"/>
        </style:tab-stops>
      </style:paragraph-properties>
    </style:style>
    <style:style style:name="T1082" style:parent-style-name="DefaultParagraphFont" style:family="text">
      <style:text-properties fo:color="#231F20" fo:letter-spacing="-0.0034in" style:text-scale="110%" fo:font-size="12pt" style:font-size-asian="12pt"/>
    </style:style>
    <style:style style:name="T1083" style:parent-style-name="DefaultParagraphFont" style:family="text">
      <style:text-properties fo:color="#231F20" style:text-scale="110%" fo:font-size="12pt" style:font-size-asian="12pt"/>
    </style:style>
    <style:style style:name="T1084" style:parent-style-name="DefaultParagraphFont" style:family="text">
      <style:text-properties fo:color="#231F20" fo:letter-spacing="-0.0034in" style:text-scale="110%" fo:font-size="12pt" style:font-size-asian="12pt"/>
    </style:style>
    <style:style style:name="T1085" style:parent-style-name="DefaultParagraphFont" style:family="text">
      <style:text-properties fo:color="#231F20" style:text-scale="110%" fo:font-size="12pt" style:font-size-asian="12pt"/>
    </style:style>
    <style:style style:name="T1086" style:parent-style-name="DefaultParagraphFont" style:family="text">
      <style:text-properties fo:color="#231F20" fo:letter-spacing="-0.0034in" style:text-scale="110%" fo:font-size="12pt" style:font-size-asian="12pt"/>
    </style:style>
    <style:style style:name="T1087" style:parent-style-name="DefaultParagraphFont" style:family="text">
      <style:text-properties fo:color="#231F20" style:text-scale="110%" fo:font-size="12pt" style:font-size-asian="12pt"/>
    </style:style>
    <style:style style:name="T1088" style:parent-style-name="DefaultParagraphFont" style:family="text">
      <style:text-properties fo:color="#231F20" fo:letter-spacing="-0.0034in" style:text-scale="110%" fo:font-size="12pt" style:font-size-asian="12pt"/>
    </style:style>
    <style:style style:name="T1089" style:parent-style-name="DefaultParagraphFont" style:family="text">
      <style:text-properties fo:color="#231F20" style:text-scale="110%" fo:font-size="12pt" style:font-size-asian="12pt"/>
    </style:style>
    <style:style style:name="T1090" style:parent-style-name="DefaultParagraphFont" style:family="text">
      <style:text-properties fo:color="#231F20" fo:letter-spacing="-0.0465in" style:text-scale="110%" fo:font-size="12pt" style:font-size-asian="12pt"/>
    </style:style>
    <style:style style:name="T1091" style:parent-style-name="DefaultParagraphFont" style:family="text">
      <style:text-properties fo:color="#231F20" style:text-scale="110%" fo:font-size="12pt" style:font-size-asian="12pt"/>
    </style:style>
    <style:style style:name="T1092" style:parent-style-name="DefaultParagraphFont" style:family="text">
      <style:text-properties fo:color="#231F20" fo:letter-spacing="0.0027in" style:text-scale="110%" fo:font-size="12pt" style:font-size-asian="12pt"/>
    </style:style>
    <style:style style:name="T1093" style:parent-style-name="DefaultParagraphFont" style:family="text">
      <style:text-properties fo:color="#231F20" style:text-scale="110%" fo:font-size="12pt" style:font-size-asian="12pt"/>
    </style:style>
    <style:style style:name="T1094" style:parent-style-name="DefaultParagraphFont" style:family="text">
      <style:text-properties fo:color="#231F20" fo:letter-spacing="0.0034in" style:text-scale="110%" fo:font-size="12pt" style:font-size-asian="12pt"/>
    </style:style>
    <style:style style:name="T1095" style:parent-style-name="DefaultParagraphFont" style:family="text">
      <style:text-properties fo:color="#231F20" style:text-scale="110%" fo:font-size="12pt" style:font-size-asian="12pt"/>
    </style:style>
    <style:style style:name="T1096" style:parent-style-name="DefaultParagraphFont" style:family="text">
      <style:text-properties fo:color="#231F20" fo:letter-spacing="0.0034in" style:text-scale="110%" fo:font-size="12pt" style:font-size-asian="12pt"/>
    </style:style>
    <style:style style:name="T1097" style:parent-style-name="DefaultParagraphFont" style:family="text">
      <style:text-properties fo:color="#231F20" style:text-scale="110%" fo:font-size="12pt" style:font-size-asian="12pt"/>
    </style:style>
    <style:style style:name="T1098" style:parent-style-name="DefaultParagraphFont" style:family="text">
      <style:text-properties fo:color="#231F20" fo:letter-spacing="0.0034in" style:text-scale="110%" fo:font-size="12pt" style:font-size-asian="12pt"/>
    </style:style>
    <style:style style:name="T1099" style:parent-style-name="DefaultParagraphFont" style:family="text">
      <style:text-properties fo:color="#231F20" style:text-scale="110%" fo:font-size="12pt" style:font-size-asian="12pt"/>
    </style:style>
    <style:style style:name="T1100" style:parent-style-name="DefaultParagraphFont" style:family="text">
      <style:text-properties fo:color="#231F20" fo:letter-spacing="0.0034in" style:text-scale="110%" fo:font-size="12pt" style:font-size-asian="12pt"/>
    </style:style>
    <style:style style:name="T1101" style:parent-style-name="DefaultParagraphFont" style:family="text">
      <style:text-properties fo:color="#231F20" style:text-scale="110%" fo:font-size="12pt" style:font-size-asian="12pt"/>
    </style:style>
    <style:style style:name="T1102" style:parent-style-name="DefaultParagraphFont" style:family="text">
      <style:text-properties fo:color="#231F20" fo:letter-spacing="0.0034in" style:text-scale="110%" fo:font-size="12pt" style:font-size-asian="12pt"/>
    </style:style>
    <style:style style:name="T1103" style:parent-style-name="DefaultParagraphFont" style:family="text">
      <style:text-properties fo:color="#231F20" style:text-scale="110%" fo:font-size="12pt" style:font-size-asian="12pt"/>
    </style:style>
    <style:style style:name="T1104" style:parent-style-name="DefaultParagraphFont" style:family="text">
      <style:text-properties fo:color="#231F20" fo:letter-spacing="0.0034in" style:text-scale="110%" fo:font-size="12pt" style:font-size-asian="12pt"/>
    </style:style>
    <style:style style:name="T1105" style:parent-style-name="DefaultParagraphFont" style:family="text">
      <style:text-properties fo:color="#231F20" style:text-scale="110%" fo:font-size="12pt" style:font-size-asian="12pt"/>
    </style:style>
    <style:style style:name="T1106" style:parent-style-name="DefaultParagraphFont" style:family="text">
      <style:text-properties fo:color="#231F20" fo:letter-spacing="0.0034in" style:text-scale="110%" fo:font-size="12pt" style:font-size-asian="12pt"/>
    </style:style>
    <style:style style:name="T1107" style:parent-style-name="DefaultParagraphFont" style:family="text">
      <style:text-properties fo:color="#231F20" style:text-scale="110%" fo:font-size="12pt" style:font-size-asian="12pt"/>
    </style:style>
    <style:style style:name="T1108" style:parent-style-name="DefaultParagraphFont" style:family="text">
      <style:text-properties fo:color="#231F20" fo:letter-spacing="0.0034in" style:text-scale="110%" fo:font-size="12pt" style:font-size-asian="12pt"/>
    </style:style>
    <style:style style:name="T1109" style:parent-style-name="DefaultParagraphFont" style:family="text">
      <style:text-properties fo:color="#231F20" style:text-scale="110%" fo:font-size="12pt" style:font-size-asian="12pt"/>
    </style:style>
    <style:style style:name="T1110" style:parent-style-name="DefaultParagraphFont" style:family="text">
      <style:text-properties fo:color="#231F20" fo:letter-spacing="0.0034in" style:text-scale="110%" fo:font-size="12pt" style:font-size-asian="12pt"/>
    </style:style>
    <style:style style:name="T1111" style:parent-style-name="DefaultParagraphFont" style:family="text">
      <style:text-properties fo:color="#231F20" style:text-scale="110%" fo:font-size="12pt" style:font-size-asian="12pt"/>
    </style:style>
    <style:style style:name="T1112" style:parent-style-name="DefaultParagraphFont" style:family="text">
      <style:text-properties fo:color="#231F20" style:text-scale="110%"/>
    </style:style>
    <style:style style:name="T1113" style:parent-style-name="DefaultParagraphFont" style:family="text">
      <style:text-properties fo:color="#231F20" fo:letter-spacing="0.0027in" style:text-scale="110%"/>
    </style:style>
    <style:style style:name="T1114" style:parent-style-name="DefaultParagraphFont" style:family="text">
      <style:text-properties fo:color="#231F20" style:text-scale="110%"/>
    </style:style>
    <style:style style:name="T1115" style:parent-style-name="DefaultParagraphFont" style:family="text">
      <style:text-properties fo:color="#231F20" fo:letter-spacing="0.0034in" style:text-scale="110%"/>
    </style:style>
    <style:style style:name="T1116" style:parent-style-name="DefaultParagraphFont" style:family="text">
      <style:text-properties fo:color="#231F20" style:text-scale="110%"/>
    </style:style>
    <style:style style:name="T1117" style:parent-style-name="DefaultParagraphFont" style:family="text">
      <style:text-properties fo:color="#231F20" fo:letter-spacing="0.0034in" style:text-scale="110%"/>
    </style:style>
    <style:style style:name="T1118" style:parent-style-name="DefaultParagraphFont" style:family="text">
      <style:text-properties fo:color="#231F20" style:text-scale="110%"/>
    </style:style>
    <style:style style:name="T1119" style:parent-style-name="DefaultParagraphFont" style:family="text">
      <style:text-properties fo:color="#231F20" fo:letter-spacing="0.0027in" style:text-scale="110%"/>
    </style:style>
    <style:style style:name="T1120" style:parent-style-name="DefaultParagraphFont" style:family="text">
      <style:text-properties fo:color="#231F20" style:text-scale="110%"/>
    </style:style>
    <style:style style:name="T1121" style:parent-style-name="DefaultParagraphFont" style:family="text">
      <style:text-properties fo:color="#231F20" fo:letter-spacing="0.0034in" style:text-scale="110%"/>
    </style:style>
    <style:style style:name="T1122" style:parent-style-name="DefaultParagraphFont" style:family="text">
      <style:text-properties fo:color="#231F20" style:text-scale="110%"/>
    </style:style>
    <style:style style:name="T1123" style:parent-style-name="DefaultParagraphFont" style:family="text">
      <style:text-properties fo:color="#231F20" fo:letter-spacing="0.0034in" style:text-scale="110%"/>
    </style:style>
    <style:style style:name="T1124" style:parent-style-name="DefaultParagraphFont" style:family="text">
      <style:text-properties fo:color="#231F20" style:text-scale="110%"/>
    </style:style>
    <style:style style:name="T1125" style:parent-style-name="DefaultParagraphFont" style:family="text">
      <style:text-properties fo:color="#231F20" fo:letter-spacing="0.0027in" style:text-scale="110%"/>
    </style:style>
    <style:style style:name="T1126" style:parent-style-name="DefaultParagraphFont" style:family="text">
      <style:text-properties fo:color="#231F20" style:text-scale="110%"/>
    </style:style>
    <style:style style:name="T1127" style:parent-style-name="DefaultParagraphFont" style:family="text">
      <style:text-properties fo:color="#231F20" fo:letter-spacing="0.0034in" style:text-scale="110%"/>
    </style:style>
    <style:style style:name="T1128" style:parent-style-name="DefaultParagraphFont" style:family="text">
      <style:text-properties fo:color="#231F20" style:text-scale="110%"/>
    </style:style>
    <style:style style:name="T1129" style:parent-style-name="DefaultParagraphFont" style:family="text">
      <style:text-properties fo:color="#231F20" fo:letter-spacing="0.0034in" style:text-scale="110%"/>
    </style:style>
    <style:style style:name="T1130" style:parent-style-name="DefaultParagraphFont" style:family="text">
      <style:text-properties fo:color="#231F20" style:text-scale="110%"/>
    </style:style>
    <style:style style:name="T1131" style:parent-style-name="DefaultParagraphFont" style:family="text">
      <style:text-properties fo:color="#231F20" fo:letter-spacing="0.0027in" style:text-scale="110%"/>
    </style:style>
    <style:style style:name="T1132" style:parent-style-name="DefaultParagraphFont" style:family="text">
      <style:text-properties fo:color="#231F20" style:text-scale="110%"/>
    </style:style>
    <style:style style:name="T1133" style:parent-style-name="DefaultParagraphFont" style:family="text">
      <style:text-properties fo:color="#231F20" fo:letter-spacing="0.0034in" style:text-scale="110%"/>
    </style:style>
    <style:style style:name="T1134" style:parent-style-name="DefaultParagraphFont" style:family="text">
      <style:text-properties fo:color="#231F20" style:text-scale="110%"/>
    </style:style>
    <style:style style:name="T1135" style:parent-style-name="DefaultParagraphFont" style:family="text">
      <style:text-properties fo:color="#231F20" fo:letter-spacing="-0.0465in" style:text-scale="110%"/>
    </style:style>
    <style:style style:name="T1136" style:parent-style-name="DefaultParagraphFont" style:family="text">
      <style:text-properties fo:color="#231F20" style:text-scale="110%"/>
    </style:style>
    <style:style style:name="T1137" style:parent-style-name="DefaultParagraphFont" style:family="text">
      <style:text-properties fo:color="#231F20" fo:letter-spacing="-0.0027in" style:text-scale="110%"/>
    </style:style>
    <style:style style:name="T1138" style:parent-style-name="DefaultParagraphFont" style:family="text">
      <style:text-properties fo:color="#231F20" style:text-scale="110%"/>
    </style:style>
    <style:style style:name="P1139" style:parent-style-name="Textbody" style:family="paragraph">
      <style:paragraph-properties fo:margin-top="0.0006in"/>
      <style:text-properties fo:font-size="24.5pt" style:font-size-asian="24.5pt"/>
    </style:style>
    <style:style style:name="P1140" style:parent-style-name="Textbody" style:family="paragraph">
      <style:paragraph-properties fo:text-align="justify" fo:line-height="115%" fo:margin-left="0.1111in" fo:margin-right="0.1986in">
        <style:tab-stops/>
      </style:paragraph-properties>
      <style:text-properties style:font-name="Calibri" fo:font-weight="bold" style:font-weight-asian="bold" fo:color="#231F20" style:text-scale="105%"/>
    </style:style>
    <style:style style:name="P1141" style:parent-style-name="Textbody" style:family="paragraph">
      <style:paragraph-properties fo:text-align="justify" fo:line-height="115%" fo:margin-left="0.1111in" fo:margin-right="0.1986in">
        <style:tab-stops/>
      </style:paragraph-properties>
      <style:text-properties style:font-name="Calibri" fo:font-weight="bold" style:font-weight-asian="bold" fo:color="#231F20" style:text-scale="105%"/>
    </style:style>
    <style:style style:name="P1142" style:parent-style-name="Textbody" style:family="paragraph">
      <style:paragraph-properties fo:text-align="justify" fo:line-height="115%" fo:margin-left="0.1111in" fo:margin-right="0.1986in">
        <style:tab-stops/>
      </style:paragraph-properties>
      <style:text-properties style:font-name="Calibri" fo:font-weight="bold" style:font-weight-asian="bold" fo:color="#231F20" style:text-scale="105%"/>
    </style:style>
    <style:style style:name="P1143" style:parent-style-name="Textbody" style:family="paragraph">
      <style:paragraph-properties fo:text-align="justify" fo:line-height="115%" fo:margin-left="0.1111in" fo:margin-right="0.1986in">
        <style:tab-stops/>
      </style:paragraph-properties>
      <style:text-properties style:font-name="Calibri" fo:font-weight="bold" style:font-weight-asian="bold" fo:color="#231F20" style:text-scale="105%"/>
    </style:style>
    <style:style style:name="P1144" style:parent-style-name="Textbody" style:family="paragraph">
      <style:paragraph-properties fo:text-align="justify" fo:line-height="115%" fo:margin-right="0.1986in"/>
      <style:text-properties style:font-name="Calibri" fo:font-weight="bold" style:font-weight-asian="bold" fo:color="#231F20" style:text-scale="105%"/>
    </style:style>
    <style:style style:name="P1145" style:parent-style-name="Textbody" style:family="paragraph">
      <style:paragraph-properties fo:text-align="justify" fo:line-height="115%" fo:margin-left="0.1111in" fo:margin-right="0.1986in">
        <style:tab-stops/>
      </style:paragraph-properties>
      <style:text-properties style:font-name="Calibri" fo:font-weight="bold" style:font-weight-asian="bold" fo:color="#231F20" style:text-scale="105%"/>
    </style:style>
    <style:style style:name="P1146" style:parent-style-name="Textbody" style:family="paragraph">
      <style:paragraph-properties fo:text-align="justify" fo:line-height="115%" fo:margin-left="0.1111in" fo:margin-right="0.1986in">
        <style:tab-stops/>
      </style:paragraph-properties>
      <style:text-properties style:font-name="Calibri" fo:font-weight="bold" style:font-weight-asian="bold" fo:color="#231F20" style:text-scale="105%"/>
    </style:style>
    <style:style style:name="P1147" style:parent-style-name="Textbody" style:family="paragraph">
      <style:paragraph-properties fo:text-align="justify" fo:line-height="115%" fo:margin-left="0.1111in" fo:margin-right="0.1986in">
        <style:tab-stops/>
      </style:paragraph-properties>
    </style:style>
    <style:style style:name="T1148" style:parent-style-name="DefaultParagraphFont" style:family="text">
      <style:text-properties style:font-name="Calibri" fo:font-weight="bold" style:font-weight-asian="bold" fo:color="#231F20" style:text-scale="105%"/>
    </style:style>
    <style:style style:name="T1149" style:parent-style-name="DefaultParagraphFont" style:family="text">
      <style:text-properties fo:color="#231F20" style:text-scale="105%"/>
    </style:style>
    <style:style style:name="P1150" style:parent-style-name="Textbody" style:family="paragraph">
      <style:paragraph-properties fo:text-align="justify" fo:line-height="115%" fo:margin-left="0.1111in" fo:margin-right="0.1986in">
        <style:tab-stops/>
      </style:paragraph-properties>
    </style:style>
    <style:style style:name="T1151" style:parent-style-name="DefaultParagraphFont" style:family="text">
      <style:text-properties fo:color="#231F20" style:text-scale="105%"/>
    </style:style>
    <style:style style:name="T1152" style:parent-style-name="DefaultParagraphFont" style:family="text">
      <style:text-properties fo:color="#231F20" fo:letter-spacing="0.0006in" style:text-scale="105%"/>
    </style:style>
    <style:style style:name="T1153" style:parent-style-name="DefaultParagraphFont" style:family="text">
      <style:text-properties fo:color="#231F20" style:text-scale="105%"/>
    </style:style>
    <style:style style:name="T1154" style:parent-style-name="DefaultParagraphFont" style:family="text">
      <style:text-properties fo:color="#231F20" fo:letter-spacing="0.0006in" style:text-scale="105%"/>
    </style:style>
    <style:style style:name="T1155" style:parent-style-name="DefaultParagraphFont" style:family="text">
      <style:text-properties fo:color="#231F20" style:text-scale="105%"/>
    </style:style>
    <style:style style:name="P1156" style:parent-style-name="Textbody" style:family="paragraph">
      <style:paragraph-properties fo:margin-top="0.0062in" fo:margin-left="0.184in">
        <style:tab-stops/>
      </style:paragraph-properties>
      <style:text-properties fo:color="#231F20" style:text-scale="115%"/>
    </style:style>
    <style:style style:name="P1157" style:parent-style-name="Textbody" style:family="paragraph">
      <style:paragraph-properties fo:margin-top="0.0347in" fo:margin-left="0.6111in">
        <style:tab-stops/>
      </style:paragraph-properties>
    </style:style>
    <style:style style:name="T1158" style:parent-style-name="DefaultParagraphFont" style:family="text">
      <style:text-properties fo:color="#231F20" style:text-scale="105%"/>
    </style:style>
    <style:style style:name="T1159" style:parent-style-name="DefaultParagraphFont" style:family="text">
      <style:text-properties fo:color="#231F20" fo:letter-spacing="-0.0041in" style:text-scale="105%"/>
    </style:style>
    <style:style style:name="T1160" style:parent-style-name="DefaultParagraphFont" style:family="text">
      <style:text-properties fo:color="#231F20" style:text-scale="105%"/>
    </style:style>
    <style:style style:name="T1161" style:parent-style-name="DefaultParagraphFont" style:family="text">
      <style:text-properties fo:color="#231F20" fo:letter-spacing="-0.0041in" style:text-scale="105%"/>
    </style:style>
    <style:style style:name="T1162" style:parent-style-name="DefaultParagraphFont" style:family="text">
      <style:text-properties fo:color="#231F20" style:text-scale="105%"/>
    </style:style>
    <style:style style:name="T1163" style:parent-style-name="DefaultParagraphFont" style:family="text">
      <style:text-properties fo:color="#231F20" fo:letter-spacing="-0.0041in" style:text-scale="105%"/>
    </style:style>
    <style:style style:name="T1164" style:parent-style-name="DefaultParagraphFont" style:family="text">
      <style:text-properties fo:color="#231F20" style:text-scale="105%"/>
    </style:style>
    <style:style style:name="P1165" style:parent-style-name="Textbody" style:family="paragraph">
      <style:paragraph-properties fo:margin-top="0.0347in" fo:margin-left="0.6111in">
        <style:tab-stops/>
      </style:paragraph-properties>
      <style:text-properties fo:color="#231F20" style:text-scale="105%"/>
    </style:style>
    <style:style style:name="P1166" style:parent-style-name="Textbody" style:family="paragraph">
      <style:paragraph-properties fo:margin-top="0.0347in" fo:margin-left="0.6111in">
        <style:tab-stops/>
      </style:paragraph-properties>
      <style:text-properties fo:color="#231F20" style:text-scale="105%"/>
    </style:style>
    <style:style style:name="P1167" style:parent-style-name="Textbody" style:family="paragraph">
      <style:paragraph-properties fo:text-align="justify" fo:margin-top="0.0972in" fo:line-height="117%" fo:margin-left="0.1111in" fo:margin-right="0.1965in">
        <style:tab-stops/>
      </style:paragraph-properties>
    </style:style>
    <style:style style:name="T1168" style:parent-style-name="DefaultParagraphFont" style:family="text">
      <style:text-properties style:font-name="Calibri" fo:font-weight="bold" style:font-weight-asian="bold" fo:color="#231F20" style:text-scale="110%"/>
    </style:style>
    <style:style style:name="T1169" style:parent-style-name="DefaultParagraphFont" style:family="text">
      <style:text-properties fo:color="#231F20" style:text-scale="110%"/>
    </style:style>
    <style:style style:name="T1170" style:parent-style-name="DefaultParagraphFont" style:family="text">
      <style:text-properties fo:color="#231F20" fo:letter-spacing="0.0006in" style:text-scale="110%"/>
    </style:style>
    <style:style style:name="T1171" style:parent-style-name="DefaultParagraphFont" style:family="text">
      <style:text-properties fo:color="#231F20" style:text-scale="110%"/>
    </style:style>
    <style:style style:name="T1172" style:parent-style-name="DefaultParagraphFont" style:family="text">
      <style:text-properties fo:color="#231F20" fo:letter-spacing="0.0006in" style:text-scale="110%"/>
    </style:style>
    <style:style style:name="T1173" style:parent-style-name="DefaultParagraphFont" style:family="text">
      <style:text-properties fo:color="#231F20" style:text-scale="110%"/>
    </style:style>
    <style:style style:name="T1174" style:parent-style-name="DefaultParagraphFont" style:family="text">
      <style:text-properties fo:color="#231F20" fo:letter-spacing="0.0006in" style:text-scale="110%"/>
    </style:style>
    <style:style style:name="T1175" style:parent-style-name="DefaultParagraphFont" style:family="text">
      <style:text-properties fo:color="#231F20" style:text-scale="110%"/>
    </style:style>
    <style:style style:name="T1176" style:parent-style-name="DefaultParagraphFont" style:family="text">
      <style:text-properties fo:color="#231F20" fo:letter-spacing="0.0006in" style:text-scale="110%"/>
    </style:style>
    <style:style style:name="T1177" style:parent-style-name="DefaultParagraphFont" style:family="text">
      <style:text-properties fo:color="#231F20" style:text-scale="110%"/>
    </style:style>
    <style:style style:name="T1178" style:parent-style-name="DefaultParagraphFont" style:family="text">
      <style:text-properties fo:color="#231F20" fo:letter-spacing="0.0006in" style:text-scale="110%"/>
    </style:style>
    <style:style style:name="T1179" style:parent-style-name="DefaultParagraphFont" style:family="text">
      <style:text-properties fo:color="#231F20" style:text-scale="110%"/>
    </style:style>
    <style:style style:name="T1180" style:parent-style-name="DefaultParagraphFont" style:family="text">
      <style:text-properties fo:color="#231F20" fo:letter-spacing="0.0006in" style:text-scale="110%"/>
    </style:style>
    <style:style style:name="T1181" style:parent-style-name="DefaultParagraphFont" style:family="text">
      <style:text-properties fo:color="#231F20" style:text-scale="110%"/>
    </style:style>
    <style:style style:name="T1182" style:parent-style-name="DefaultParagraphFont" style:family="text">
      <style:text-properties fo:color="#231F20" fo:letter-spacing="0.0006in" style:text-scale="110%"/>
    </style:style>
    <style:style style:name="T1183" style:parent-style-name="DefaultParagraphFont" style:family="text">
      <style:text-properties fo:color="#231F20" style:text-scale="110%"/>
    </style:style>
    <style:style style:name="T1184" style:parent-style-name="DefaultParagraphFont" style:family="text">
      <style:text-properties fo:color="#231F20" fo:letter-spacing="0.0006in" style:text-scale="110%"/>
    </style:style>
    <style:style style:name="T1185" style:parent-style-name="DefaultParagraphFont" style:family="text">
      <style:text-properties fo:color="#231F20" style:text-scale="110%"/>
    </style:style>
    <style:style style:name="T1186" style:parent-style-name="DefaultParagraphFont" style:family="text">
      <style:text-properties fo:color="#231F20" fo:letter-spacing="0.0006in" style:text-scale="110%"/>
    </style:style>
    <style:style style:name="T1187" style:parent-style-name="DefaultParagraphFont" style:family="text">
      <style:text-properties fo:color="#231F20" style:text-scale="110%"/>
    </style:style>
    <style:style style:name="T1188" style:parent-style-name="DefaultParagraphFont" style:family="text">
      <style:text-properties fo:color="#231F20" fo:letter-spacing="0.0006in" style:text-scale="110%"/>
    </style:style>
    <style:style style:name="T1189" style:parent-style-name="DefaultParagraphFont" style:family="text">
      <style:text-properties fo:color="#231F20" style:text-scale="110%"/>
    </style:style>
    <style:style style:name="T1190" style:parent-style-name="DefaultParagraphFont" style:family="text">
      <style:text-properties fo:color="#231F20" fo:letter-spacing="0.0006in" style:text-scale="110%"/>
    </style:style>
    <style:style style:name="T1191" style:parent-style-name="DefaultParagraphFont" style:family="text">
      <style:text-properties fo:color="#231F20" style:text-scale="110%"/>
    </style:style>
    <style:style style:name="T1192" style:parent-style-name="DefaultParagraphFont" style:family="text">
      <style:text-properties fo:color="#231F20" fo:letter-spacing="0.0006in" style:text-scale="110%"/>
    </style:style>
    <style:style style:name="T1193" style:parent-style-name="DefaultParagraphFont" style:family="text">
      <style:text-properties fo:color="#231F20" style:text-scale="110%"/>
    </style:style>
    <style:style style:name="T1194" style:parent-style-name="DefaultParagraphFont" style:family="text">
      <style:text-properties fo:color="#231F20" fo:letter-spacing="0.0006in" style:text-scale="110%"/>
    </style:style>
    <style:style style:name="T1195" style:parent-style-name="DefaultParagraphFont" style:family="text">
      <style:text-properties fo:color="#231F20" style:text-scale="110%"/>
    </style:style>
    <style:style style:name="T1196" style:parent-style-name="DefaultParagraphFont" style:family="text">
      <style:text-properties fo:color="#231F20" fo:letter-spacing="-0.0027in" style:text-scale="110%"/>
    </style:style>
    <style:style style:name="T1197" style:parent-style-name="DefaultParagraphFont" style:family="text">
      <style:text-properties fo:color="#231F20" style:text-scale="110%"/>
    </style:style>
    <style:style style:name="T1198" style:parent-style-name="DefaultParagraphFont" style:family="text">
      <style:text-properties fo:color="#231F20" fo:letter-spacing="-0.002in" style:text-scale="110%"/>
    </style:style>
    <style:style style:name="T1199" style:parent-style-name="DefaultParagraphFont" style:family="text">
      <style:text-properties fo:color="#231F20" style:text-scale="110%"/>
    </style:style>
    <style:style style:name="T1200" style:parent-style-name="DefaultParagraphFont" style:family="text">
      <style:text-properties fo:color="#231F20" fo:letter-spacing="-0.002in" style:text-scale="110%"/>
    </style:style>
    <style:style style:name="T1201" style:parent-style-name="DefaultParagraphFont" style:family="text">
      <style:text-properties fo:color="#231F20" style:text-scale="110%"/>
    </style:style>
    <style:style style:name="T1202" style:parent-style-name="DefaultParagraphFont" style:family="text">
      <style:text-properties fo:color="#231F20" fo:letter-spacing="-0.002in" style:text-scale="110%"/>
    </style:style>
    <style:style style:name="T1203" style:parent-style-name="DefaultParagraphFont" style:family="text">
      <style:text-properties fo:color="#231F20" style:text-scale="110%"/>
    </style:style>
    <style:style style:name="T1204" style:parent-style-name="DefaultParagraphFont" style:family="text">
      <style:text-properties fo:color="#231F20" fo:letter-spacing="-0.002in" style:text-scale="110%"/>
    </style:style>
    <style:style style:name="T1205" style:parent-style-name="DefaultParagraphFont" style:family="text">
      <style:text-properties fo:color="#231F20" style:text-scale="110%"/>
    </style:style>
    <style:style style:name="P1206" style:parent-style-name="Textbody" style:family="paragraph">
      <style:paragraph-properties fo:line-height="0.1868in" fo:margin-left="0.184in">
        <style:tab-stops/>
      </style:paragraph-properties>
      <style:text-properties fo:color="#231F20" style:text-scale="115%"/>
    </style:style>
    <style:style style:name="P1207" style:parent-style-name="Textbody" style:family="paragraph">
      <style:paragraph-properties fo:line-height="0.1868in" fo:margin-left="0.184in">
        <style:tab-stops/>
      </style:paragraph-properties>
      <style:text-properties fo:color="#231F20" style:text-scale="115%"/>
    </style:style>
    <style:style style:name="P1208" style:parent-style-name="Textbody" style:family="paragraph">
      <style:paragraph-properties fo:line-height="0.1868in" fo:margin-left="0.184in">
        <style:tab-stops/>
      </style:paragraph-properties>
      <style:text-properties fo:color="#231F20" style:text-scale="115%"/>
    </style:style>
    <style:style style:name="P1209" style:parent-style-name="Textbody" style:family="paragraph">
      <style:paragraph-properties fo:line-height="0.1868in" fo:margin-left="0.184in">
        <style:tab-stops/>
      </style:paragraph-properties>
      <style:text-properties fo:color="#231F20" style:text-scale="115%"/>
    </style:style>
    <style:style style:name="P1210" style:parent-style-name="Textbody" style:family="paragraph">
      <style:paragraph-properties fo:line-height="0.1868in" fo:margin-left="0.184in">
        <style:tab-stops/>
      </style:paragraph-properties>
      <style:text-properties fo:color="#231F20" style:text-scale="115%"/>
    </style:style>
    <style:style style:name="P1211" style:parent-style-name="ListParagraph" style:family="paragraph">
      <style:paragraph-properties fo:text-align="justify" fo:margin-top="0.0388in" fo:line-height="120%" fo:margin-left="0in" fo:margin-right="0.1944in" fo:text-indent="0in">
        <style:tab-stops>
          <style:tab-stop style:type="left" style:position="0.6111in"/>
        </style:tab-stops>
      </style:paragraph-properties>
    </style:style>
    <style:style style:name="T1212" style:parent-style-name="DefaultParagraphFont" style:family="text">
      <style:text-properties fo:color="#231F20" style:text-scale="105%" fo:font-size="12pt" style:font-size-asian="12pt"/>
    </style:style>
    <style:style style:name="T1213" style:parent-style-name="DefaultParagraphFont" style:family="text">
      <style:text-properties fo:color="#231F20" fo:letter-spacing="0.0006in" style:text-scale="105%" fo:font-size="12pt" style:font-size-asian="12pt"/>
    </style:style>
    <style:style style:name="T1214" style:parent-style-name="DefaultParagraphFont" style:family="text">
      <style:text-properties fo:color="#231F20" style:text-scale="105%" fo:font-size="12pt" style:font-size-asian="12pt"/>
    </style:style>
    <style:style style:name="T1215" style:parent-style-name="DefaultParagraphFont" style:family="text">
      <style:text-properties fo:color="#231F20" fo:letter-spacing="0.0006in" style:text-scale="105%" fo:font-size="12pt" style:font-size-asian="12pt"/>
    </style:style>
    <style:style style:name="T1216" style:parent-style-name="DefaultParagraphFont" style:family="text">
      <style:text-properties fo:color="#231F20" style:text-scale="105%" fo:font-size="12pt" style:font-size-asian="12pt"/>
    </style:style>
    <style:style style:name="T1217" style:parent-style-name="DefaultParagraphFont" style:family="text">
      <style:text-properties fo:color="#231F20" fo:letter-spacing="0.0006in" style:text-scale="105%" fo:font-size="12pt" style:font-size-asian="12pt"/>
    </style:style>
    <style:style style:name="T1218" style:parent-style-name="DefaultParagraphFont" style:family="text">
      <style:text-properties fo:color="#231F20" style:text-scale="105%" fo:font-size="12pt" style:font-size-asian="12pt"/>
    </style:style>
    <style:style style:name="T1219" style:parent-style-name="DefaultParagraphFont" style:family="text">
      <style:text-properties fo:color="#231F20" fo:letter-spacing="0.0006in" style:text-scale="105%" fo:font-size="12pt" style:font-size-asian="12pt"/>
    </style:style>
    <style:style style:name="T1220" style:parent-style-name="DefaultParagraphFont" style:family="text">
      <style:text-properties fo:color="#231F20" style:text-scale="105%" fo:font-size="12pt" style:font-size-asian="12pt"/>
    </style:style>
    <style:style style:name="T1221" style:parent-style-name="DefaultParagraphFont" style:family="text">
      <style:text-properties fo:color="#231F20" fo:letter-spacing="0.0006in" style:text-scale="105%" fo:font-size="12pt" style:font-size-asian="12pt"/>
    </style:style>
    <style:style style:name="T1222" style:parent-style-name="DefaultParagraphFont" style:family="text">
      <style:text-properties fo:color="#231F20" style:text-scale="105%" fo:font-size="12pt" style:font-size-asian="12pt"/>
    </style:style>
    <style:style style:name="T1223" style:parent-style-name="DefaultParagraphFont" style:family="text">
      <style:text-properties fo:color="#231F20" fo:letter-spacing="0.0006in" style:text-scale="105%" fo:font-size="12pt" style:font-size-asian="12pt"/>
    </style:style>
    <style:style style:name="T1224" style:parent-style-name="DefaultParagraphFont" style:family="text">
      <style:text-properties fo:color="#231F20" style:text-scale="105%" fo:font-size="12pt" style:font-size-asian="12pt"/>
    </style:style>
    <style:style style:name="T1225" style:parent-style-name="DefaultParagraphFont" style:family="text">
      <style:text-properties fo:color="#231F20" fo:letter-spacing="0.0006in" style:text-scale="105%" fo:font-size="12pt" style:font-size-asian="12pt"/>
    </style:style>
    <style:style style:name="T1226" style:parent-style-name="DefaultParagraphFont" style:family="text">
      <style:text-properties fo:color="#231F20" style:text-scale="105%" fo:font-size="12pt" style:font-size-asian="12pt"/>
    </style:style>
    <style:style style:name="T1227" style:parent-style-name="DefaultParagraphFont" style:family="text">
      <style:text-properties fo:color="#231F20" style:text-scale="105%" fo:font-size="12pt" style:font-size-asian="12pt"/>
    </style:style>
    <style:style style:name="T1228" style:parent-style-name="DefaultParagraphFont" style:family="text">
      <style:text-properties fo:color="#231F20" fo:letter-spacing="0.0006in" style:text-scale="105%" fo:font-size="12pt" style:font-size-asian="12pt"/>
    </style:style>
    <style:style style:name="T1229" style:parent-style-name="DefaultParagraphFont" style:family="text">
      <style:text-properties fo:color="#231F20" style:text-scale="105%" fo:font-size="12pt" style:font-size-asian="12pt"/>
    </style:style>
    <style:style style:name="T1230" style:parent-style-name="DefaultParagraphFont" style:family="text">
      <style:text-properties fo:color="#231F20" style:text-scale="105%" fo:font-size="12pt" style:font-size-asian="12pt"/>
    </style:style>
    <style:style style:name="T1231" style:parent-style-name="DefaultParagraphFont" style:family="text">
      <style:text-properties fo:color="#231F20" fo:letter-spacing="0.0006in" style:text-scale="105%" fo:font-size="12pt" style:font-size-asian="12pt"/>
    </style:style>
    <style:style style:name="T1232" style:parent-style-name="DefaultParagraphFont" style:family="text">
      <style:text-properties fo:color="#231F20" style:text-scale="105%" fo:font-size="12pt" style:font-size-asian="12pt"/>
    </style:style>
    <style:style style:name="T1233" style:parent-style-name="DefaultParagraphFont" style:family="text">
      <style:text-properties fo:color="#231F20" fo:letter-spacing="-0.0006in" style:text-scale="105%" fo:font-size="12pt" style:font-size-asian="12pt"/>
    </style:style>
    <style:style style:name="T1234" style:parent-style-name="DefaultParagraphFont" style:family="text">
      <style:text-properties fo:color="#231F20" style:text-scale="105%" fo:font-size="12pt" style:font-size-asian="12pt"/>
    </style:style>
    <style:style style:name="P1235" style:parent-style-name="ListParagraph" style:family="paragraph">
      <style:paragraph-properties fo:text-align="justify" fo:margin-top="0.0388in" fo:line-height="120%" fo:margin-left="0.6111in" fo:margin-right="0.1944in">
        <style:tab-stops>
          <style:tab-stop style:type="left" style:position="0.6111in"/>
        </style:tab-stops>
      </style:paragraph-properties>
      <style:text-properties fo:color="#231F20" style:text-scale="105%" fo:font-size="12pt" style:font-size-asian="12pt"/>
    </style:style>
    <style:style style:name="P1236" style:parent-style-name="ListParagraph" style:family="paragraph">
      <style:paragraph-properties fo:text-align="justify" fo:line-height="120%" fo:margin-left="0.6111in" fo:margin-right="0.1979in">
        <style:tab-stops>
          <style:tab-stop style:type="left" style:position="0.6111in"/>
        </style:tab-stops>
      </style:paragraph-properties>
    </style:style>
    <style:style style:name="T1237" style:parent-style-name="DefaultParagraphFont" style:family="text">
      <style:text-properties fo:color="#231F20" style:text-scale="105%" fo:font-size="12pt" style:font-size-asian="12pt"/>
    </style:style>
    <style:style style:name="T1238" style:parent-style-name="DefaultParagraphFont" style:family="text">
      <style:text-properties fo:color="#231F20" fo:letter-spacing="0.0402in" style:text-scale="105%" fo:font-size="12pt" style:font-size-asian="12pt"/>
    </style:style>
    <style:style style:name="T1239" style:parent-style-name="DefaultParagraphFont" style:family="text">
      <style:text-properties fo:color="#231F20" style:text-scale="105%" fo:font-size="12pt" style:font-size-asian="12pt"/>
    </style:style>
    <style:style style:name="T1240" style:parent-style-name="DefaultParagraphFont" style:family="text">
      <style:text-properties fo:color="#231F20" fo:letter-spacing="0.0402in" style:text-scale="105%" fo:font-size="12pt" style:font-size-asian="12pt"/>
    </style:style>
    <style:style style:name="T1241" style:parent-style-name="DefaultParagraphFont" style:family="text">
      <style:text-properties fo:color="#231F20" style:text-scale="105%" fo:font-size="12pt" style:font-size-asian="12pt"/>
    </style:style>
    <style:style style:name="T1242" style:parent-style-name="DefaultParagraphFont" style:family="text">
      <style:text-properties fo:color="#231F20" fo:letter-spacing="0.0409in" style:text-scale="105%" fo:font-size="12pt" style:font-size-asian="12pt"/>
    </style:style>
    <style:style style:name="T1243" style:parent-style-name="DefaultParagraphFont" style:family="text">
      <style:text-properties fo:color="#231F20" style:text-scale="105%" fo:font-size="12pt" style:font-size-asian="12pt"/>
    </style:style>
    <style:style style:name="T1244" style:parent-style-name="DefaultParagraphFont" style:family="text">
      <style:text-properties fo:color="#231F20" fo:letter-spacing="0.0402in" style:text-scale="105%" fo:font-size="12pt" style:font-size-asian="12pt"/>
    </style:style>
    <style:style style:name="T1245" style:parent-style-name="DefaultParagraphFont" style:family="text">
      <style:text-properties fo:color="#231F20" style:text-scale="105%" fo:font-size="12pt" style:font-size-asian="12pt"/>
    </style:style>
    <style:style style:name="T1246" style:parent-style-name="DefaultParagraphFont" style:family="text">
      <style:text-properties fo:color="#231F20" fo:letter-spacing="0.0409in" style:text-scale="105%" fo:font-size="12pt" style:font-size-asian="12pt"/>
    </style:style>
    <style:style style:name="T1247" style:parent-style-name="DefaultParagraphFont" style:family="text">
      <style:text-properties fo:color="#231F20" style:text-scale="105%" fo:font-size="12pt" style:font-size-asian="12pt"/>
    </style:style>
    <style:style style:name="T1248" style:parent-style-name="DefaultParagraphFont" style:family="text">
      <style:text-properties fo:color="#231F20" fo:letter-spacing="0.0402in" style:text-scale="105%" fo:font-size="12pt" style:font-size-asian="12pt"/>
    </style:style>
    <style:style style:name="T1249" style:parent-style-name="DefaultParagraphFont" style:family="text">
      <style:text-properties fo:color="#231F20" style:text-scale="105%" fo:font-size="12pt" style:font-size-asian="12pt"/>
    </style:style>
    <style:style style:name="T1250" style:parent-style-name="DefaultParagraphFont" style:family="text">
      <style:text-properties fo:color="#231F20" fo:letter-spacing="0.0409in" style:text-scale="105%" fo:font-size="12pt" style:font-size-asian="12pt"/>
    </style:style>
    <style:style style:name="T1251" style:parent-style-name="DefaultParagraphFont" style:family="text">
      <style:text-properties fo:color="#231F20" style:text-scale="105%" fo:font-size="12pt" style:font-size-asian="12pt"/>
    </style:style>
    <style:style style:name="T1252" style:parent-style-name="DefaultParagraphFont" style:family="text">
      <style:text-properties fo:color="#231F20" fo:letter-spacing="0.0402in" style:text-scale="105%" fo:font-size="12pt" style:font-size-asian="12pt"/>
    </style:style>
    <style:style style:name="T1253" style:parent-style-name="DefaultParagraphFont" style:family="text">
      <style:text-properties fo:color="#231F20" style:text-scale="105%" fo:font-size="12pt" style:font-size-asian="12pt"/>
    </style:style>
    <style:style style:name="T1254" style:parent-style-name="DefaultParagraphFont" style:family="text">
      <style:text-properties fo:color="#231F20" fo:letter-spacing="0.0409in" style:text-scale="105%" fo:font-size="12pt" style:font-size-asian="12pt"/>
    </style:style>
    <style:style style:name="T1255" style:parent-style-name="DefaultParagraphFont" style:family="text">
      <style:text-properties fo:color="#231F20" style:text-scale="105%" fo:font-size="12pt" style:font-size-asian="12pt"/>
    </style:style>
    <style:style style:name="T1256" style:parent-style-name="DefaultParagraphFont" style:family="text">
      <style:text-properties fo:color="#231F20" fo:letter-spacing="0.0402in" style:text-scale="105%" fo:font-size="12pt" style:font-size-asian="12pt"/>
    </style:style>
    <style:style style:name="T1257" style:parent-style-name="DefaultParagraphFont" style:family="text">
      <style:text-properties fo:color="#231F20" style:text-scale="105%" fo:font-size="12pt" style:font-size-asian="12pt"/>
    </style:style>
    <style:style style:name="T1258" style:parent-style-name="DefaultParagraphFont" style:family="text">
      <style:text-properties fo:color="#231F20" fo:letter-spacing="0.0409in" style:text-scale="105%" fo:font-size="12pt" style:font-size-asian="12pt"/>
    </style:style>
    <style:style style:name="T1259" style:parent-style-name="DefaultParagraphFont" style:family="text">
      <style:text-properties fo:color="#231F20" style:text-scale="105%" fo:font-size="12pt" style:font-size-asian="12pt"/>
    </style:style>
    <style:style style:name="T1260" style:parent-style-name="DefaultParagraphFont" style:family="text">
      <style:text-properties fo:color="#231F20" fo:letter-spacing="0.0402in" style:text-scale="105%" fo:font-size="12pt" style:font-size-asian="12pt"/>
    </style:style>
    <style:style style:name="T1261" style:parent-style-name="DefaultParagraphFont" style:family="text">
      <style:text-properties fo:color="#231F20" style:text-scale="105%" fo:font-size="12pt" style:font-size-asian="12pt"/>
    </style:style>
    <style:style style:name="T1262" style:parent-style-name="DefaultParagraphFont" style:family="text">
      <style:text-properties fo:color="#231F20" fo:letter-spacing="-0.0444in" style:text-scale="105%" fo:font-size="12pt" style:font-size-asian="12pt"/>
    </style:style>
    <style:style style:name="T1263" style:parent-style-name="DefaultParagraphFont" style:family="text">
      <style:text-properties fo:color="#231F20" style:text-scale="105%" fo:font-size="12pt" style:font-size-asian="12pt"/>
    </style:style>
    <style:style style:name="T1264" style:parent-style-name="DefaultParagraphFont" style:family="text">
      <style:text-properties fo:color="#231F20" fo:letter-spacing="0.0006in" style:text-scale="105%" fo:font-size="12pt" style:font-size-asian="12pt"/>
    </style:style>
    <style:style style:name="T1265" style:parent-style-name="DefaultParagraphFont" style:family="text">
      <style:text-properties fo:color="#231F20" style:text-scale="105%" fo:font-size="12pt" style:font-size-asian="12pt"/>
    </style:style>
    <style:style style:name="T1266" style:parent-style-name="DefaultParagraphFont" style:family="text">
      <style:text-properties fo:color="#231F20" fo:letter-spacing="0.0013in" style:text-scale="105%" fo:font-size="12pt" style:font-size-asian="12pt"/>
    </style:style>
    <style:style style:name="T1267" style:parent-style-name="DefaultParagraphFont" style:family="text">
      <style:text-properties fo:color="#231F20" style:text-scale="105%" fo:font-size="12pt" style:font-size-asian="12pt"/>
    </style:style>
    <style:style style:name="T1268" style:parent-style-name="DefaultParagraphFont" style:family="text">
      <style:text-properties fo:color="#231F20" fo:letter-spacing="0.0013in" style:text-scale="105%" fo:font-size="12pt" style:font-size-asian="12pt"/>
    </style:style>
    <style:style style:name="T1269" style:parent-style-name="DefaultParagraphFont" style:family="text">
      <style:text-properties fo:color="#231F20" style:text-scale="105%" fo:font-size="12pt" style:font-size-asian="12pt"/>
    </style:style>
    <style:style style:name="T1270" style:parent-style-name="DefaultParagraphFont" style:family="text">
      <style:text-properties fo:color="#231F20" fo:letter-spacing="0.0013in" style:text-scale="105%" fo:font-size="12pt" style:font-size-asian="12pt"/>
    </style:style>
    <style:style style:name="T1271" style:parent-style-name="DefaultParagraphFont" style:family="text">
      <style:text-properties fo:color="#231F20" style:text-scale="105%" fo:font-size="12pt" style:font-size-asian="12pt"/>
    </style:style>
    <style:style style:name="P1272" style:parent-style-name="ListParagraph" style:family="paragraph">
      <style:paragraph-properties fo:text-align="justify" fo:line-height="120%" fo:margin-left="0.6111in" fo:margin-right="0.1979in">
        <style:tab-stops>
          <style:tab-stop style:type="left" style:position="0.6111in"/>
        </style:tab-stops>
      </style:paragraph-properties>
      <style:text-properties fo:color="#231F20" style:text-scale="105%" fo:font-size="12pt" style:font-size-asian="12pt"/>
    </style:style>
    <style:style style:name="P1273" style:parent-style-name="ListParagraph" style:family="paragraph">
      <style:paragraph-properties fo:text-align="justify" fo:margin-top="0.0347in" fo:line-height="120%" fo:margin-left="0.6111in" fo:margin-right="0.1937in">
        <style:tab-stops>
          <style:tab-stop style:type="left" style:position="0.6111in"/>
        </style:tab-stops>
      </style:paragraph-properties>
    </style:style>
    <style:style style:name="T1274" style:parent-style-name="DefaultParagraphFont" style:family="text">
      <style:text-properties fo:color="#231F20" style:text-scale="105%" fo:font-size="12pt" style:font-size-asian="12pt"/>
    </style:style>
    <style:style style:name="T1275" style:parent-style-name="DefaultParagraphFont" style:family="text">
      <style:text-properties fo:color="#231F20" fo:letter-spacing="0.0006in" style:text-scale="105%" fo:font-size="12pt" style:font-size-asian="12pt"/>
    </style:style>
    <style:style style:name="T1276" style:parent-style-name="DefaultParagraphFont" style:family="text">
      <style:text-properties fo:color="#231F20" style:text-scale="105%" fo:font-size="12pt" style:font-size-asian="12pt"/>
    </style:style>
    <style:style style:name="T1277" style:parent-style-name="DefaultParagraphFont" style:family="text">
      <style:text-properties fo:color="#231F20" fo:letter-spacing="0.0006in" style:text-scale="105%" fo:font-size="12pt" style:font-size-asian="12pt"/>
    </style:style>
    <style:style style:name="T1278" style:parent-style-name="DefaultParagraphFont" style:family="text">
      <style:text-properties fo:color="#231F20" style:text-scale="105%" fo:font-size="12pt" style:font-size-asian="12pt"/>
    </style:style>
    <style:style style:name="T1279" style:parent-style-name="DefaultParagraphFont" style:family="text">
      <style:text-properties fo:color="#231F20" fo:letter-spacing="0.0006in" style:text-scale="105%" fo:font-size="12pt" style:font-size-asian="12pt"/>
    </style:style>
    <style:style style:name="T1280" style:parent-style-name="DefaultParagraphFont" style:family="text">
      <style:text-properties fo:color="#231F20" style:text-scale="105%" fo:font-size="12pt" style:font-size-asian="12pt"/>
    </style:style>
    <style:style style:name="T1281" style:parent-style-name="DefaultParagraphFont" style:family="text">
      <style:text-properties fo:color="#231F20" fo:letter-spacing="0.0006in" style:text-scale="105%" fo:font-size="12pt" style:font-size-asian="12pt"/>
    </style:style>
    <style:style style:name="T1282" style:parent-style-name="DefaultParagraphFont" style:family="text">
      <style:text-properties fo:color="#231F20" style:text-scale="105%" fo:font-size="12pt" style:font-size-asian="12pt"/>
    </style:style>
    <style:style style:name="T1283" style:parent-style-name="DefaultParagraphFont" style:family="text">
      <style:text-properties fo:color="#231F20" fo:letter-spacing="-0.0444in" style:text-scale="105%" fo:font-size="12pt" style:font-size-asian="12pt"/>
    </style:style>
    <style:style style:name="T1284" style:parent-style-name="DefaultParagraphFont" style:family="text">
      <style:text-properties fo:color="#231F20" fo:letter-spacing="-0.0444in" style:text-scale="105%" fo:font-size="12pt" style:font-size-asian="12pt"/>
    </style:style>
    <style:style style:name="T1285" style:parent-style-name="DefaultParagraphFont" style:family="text">
      <style:text-properties fo:color="#231F20" style:text-scale="105%" fo:font-size="12pt" style:font-size-asian="12pt"/>
    </style:style>
    <style:style style:name="T1286" style:parent-style-name="DefaultParagraphFont" style:family="text">
      <style:text-properties fo:color="#231F20" style:text-scale="105%" fo:font-size="12pt" style:font-size-asian="12pt"/>
    </style:style>
    <style:style style:name="T1287" style:parent-style-name="DefaultParagraphFont" style:family="text">
      <style:text-properties fo:color="#231F20" fo:letter-spacing="0.0006in" style:text-scale="105%" fo:font-size="12pt" style:font-size-asian="12pt"/>
    </style:style>
    <style:style style:name="T1288" style:parent-style-name="DefaultParagraphFont" style:family="text">
      <style:text-properties fo:color="#231F20" style:text-scale="105%" fo:font-size="12pt" style:font-size-asian="12pt"/>
    </style:style>
    <style:style style:name="P1289" style:parent-style-name="Textbody" style:master-page-name="MP3" style:family="paragraph">
      <style:paragraph-properties fo:break-before="page"/>
      <style:text-properties fo:font-size="10pt" style:font-size-asian="10pt"/>
    </style:style>
    <style:style style:name="P1310" style:parent-style-name="Textbody" style:family="paragraph">
      <style:text-properties fo:font-size="10pt" style:font-size-asian="10pt"/>
    </style:style>
    <style:style style:name="P1311" style:parent-style-name="Textbody" style:family="paragraph">
      <style:text-properties fo:font-size="10pt" style:font-size-asian="10pt"/>
    </style:style>
    <style:style style:name="P1312" style:parent-style-name="Textbody" style:family="paragraph">
      <style:paragraph-properties fo:margin-top="0.0034in"/>
      <style:text-properties fo:font-size="11pt" style:font-size-asian="11pt"/>
    </style:style>
    <style:style style:name="P1313" style:parent-style-name="Heading2" style:family="paragraph">
      <style:paragraph-properties fo:margin-top="0.0361in"/>
    </style:style>
    <style:style style:name="T1314" style:parent-style-name="DefaultParagraphFont" style:family="text">
      <style:text-properties fo:color="#231F20"/>
    </style:style>
    <style:style style:name="T1315" style:parent-style-name="DefaultParagraphFont" style:family="text">
      <style:text-properties fo:color="#231F20" fo:letter-spacing="-0.002in"/>
    </style:style>
    <style:style style:name="T1316" style:parent-style-name="DefaultParagraphFont" style:family="text">
      <style:text-properties fo:color="#231F20"/>
    </style:style>
    <style:style style:name="T1317" style:parent-style-name="DefaultParagraphFont" style:family="text">
      <style:text-properties fo:color="#231F20" fo:letter-spacing="-0.0013in"/>
    </style:style>
    <style:style style:name="T1318" style:parent-style-name="DefaultParagraphFont" style:family="text">
      <style:text-properties fo:color="#231F20"/>
    </style:style>
    <style:style style:name="T1319" style:parent-style-name="DefaultParagraphFont" style:family="text">
      <style:text-properties fo:color="#231F20" fo:letter-spacing="-0.002in"/>
    </style:style>
    <style:style style:name="T1320" style:parent-style-name="DefaultParagraphFont" style:family="text">
      <style:text-properties fo:color="#231F20"/>
    </style:style>
    <style:style style:name="P1321" style:parent-style-name="Heading2" style:family="paragraph">
      <style:paragraph-properties fo:margin-top="0.0361in"/>
    </style:style>
    <style:style style:name="P1322" style:parent-style-name="Textbody" style:family="paragraph">
      <style:paragraph-properties fo:margin-top="0.0888in" fo:line-height="110%" fo:margin-left="0.184in" fo:margin-right="0.2611in">
        <style:tab-stops/>
      </style:paragraph-properties>
    </style:style>
    <style:style style:name="T1323" style:parent-style-name="DefaultParagraphFont" style:family="text">
      <style:text-properties style:font-name="Calibri" fo:font-weight="bold" style:font-weight-asian="bold" fo:color="#231F20" style:text-scale="105%"/>
    </style:style>
    <style:style style:name="T1324" style:parent-style-name="DefaultParagraphFont" style:family="text">
      <style:text-properties style:font-name="Calibri" fo:font-weight="bold" style:font-weight-asian="bold" fo:color="#231F20" fo:letter-spacing="0.0027in" style:text-scale="105%"/>
    </style:style>
    <style:style style:name="T1325" style:parent-style-name="DefaultParagraphFont" style:family="text">
      <style:text-properties style:font-name="Calibri" fo:font-weight="bold" style:font-weight-asian="bold" fo:color="#231F20" style:text-scale="105%"/>
    </style:style>
    <style:style style:name="T1326" style:parent-style-name="DefaultParagraphFont" style:family="text">
      <style:text-properties style:font-name="Calibri" fo:font-weight="bold" style:font-weight-asian="bold" fo:color="#231F20" fo:letter-spacing="0.0027in" style:text-scale="105%"/>
    </style:style>
    <style:style style:name="T1327" style:parent-style-name="DefaultParagraphFont" style:family="text">
      <style:text-properties fo:color="#231F20" style:text-scale="105%"/>
    </style:style>
    <style:style style:name="T1328" style:parent-style-name="DefaultParagraphFont" style:family="text">
      <style:text-properties fo:color="#231F20" fo:letter-spacing="0.0048in" style:text-scale="105%"/>
    </style:style>
    <style:style style:name="T1329" style:parent-style-name="DefaultParagraphFont" style:family="text">
      <style:text-properties fo:color="#231F20" style:text-scale="105%"/>
    </style:style>
    <style:style style:name="T1330" style:parent-style-name="DefaultParagraphFont" style:family="text">
      <style:text-properties fo:color="#231F20" fo:letter-spacing="0.0048in" style:text-scale="105%"/>
    </style:style>
    <style:style style:name="T1331" style:parent-style-name="DefaultParagraphFont" style:family="text">
      <style:text-properties fo:color="#231F20" style:text-scale="105%"/>
    </style:style>
    <style:style style:name="T1332" style:parent-style-name="DefaultParagraphFont" style:family="text">
      <style:text-properties fo:color="#231F20" fo:letter-spacing="0.0048in" style:text-scale="105%"/>
    </style:style>
    <style:style style:name="T1333" style:parent-style-name="DefaultParagraphFont" style:family="text">
      <style:text-properties fo:color="#231F20" style:text-scale="105%"/>
    </style:style>
    <style:style style:name="T1334" style:parent-style-name="DefaultParagraphFont" style:family="text">
      <style:text-properties fo:color="#231F20" fo:letter-spacing="0.0048in" style:text-scale="105%"/>
    </style:style>
    <style:style style:name="T1335" style:parent-style-name="DefaultParagraphFont" style:family="text">
      <style:text-properties fo:color="#231F20" style:text-scale="105%"/>
    </style:style>
    <style:style style:name="T1336" style:parent-style-name="DefaultParagraphFont" style:family="text">
      <style:text-properties fo:color="#231F20" fo:letter-spacing="0.0055in" style:text-scale="105%"/>
    </style:style>
    <style:style style:name="T1337" style:parent-style-name="DefaultParagraphFont" style:family="text">
      <style:text-properties fo:color="#231F20" style:text-scale="105%"/>
    </style:style>
    <style:style style:name="T1338" style:parent-style-name="DefaultParagraphFont" style:family="text">
      <style:text-properties fo:color="#231F20" fo:letter-spacing="0.0048in" style:text-scale="105%"/>
    </style:style>
    <style:style style:name="T1339" style:parent-style-name="DefaultParagraphFont" style:family="text">
      <style:text-properties fo:color="#231F20" style:text-scale="105%"/>
    </style:style>
    <style:style style:name="T1340" style:parent-style-name="DefaultParagraphFont" style:family="text">
      <style:text-properties fo:color="#231F20" fo:letter-spacing="0.0048in" style:text-scale="105%"/>
    </style:style>
    <style:style style:name="T1341" style:parent-style-name="DefaultParagraphFont" style:family="text">
      <style:text-properties fo:color="#231F20" style:text-scale="105%"/>
    </style:style>
    <style:style style:name="T1342" style:parent-style-name="DefaultParagraphFont" style:family="text">
      <style:text-properties fo:color="#231F20" fo:letter-spacing="0.0048in" style:text-scale="105%"/>
    </style:style>
    <style:style style:name="T1343" style:parent-style-name="DefaultParagraphFont" style:family="text">
      <style:text-properties fo:color="#231F20" style:text-scale="105%"/>
    </style:style>
    <style:style style:name="T1344" style:parent-style-name="DefaultParagraphFont" style:family="text">
      <style:text-properties fo:color="#231F20" fo:letter-spacing="0.0048in" style:text-scale="105%"/>
    </style:style>
    <style:style style:name="T1345" style:parent-style-name="DefaultParagraphFont" style:family="text">
      <style:text-properties fo:color="#231F20" style:text-scale="105%"/>
    </style:style>
    <style:style style:name="T1346" style:parent-style-name="DefaultParagraphFont" style:family="text">
      <style:text-properties fo:color="#231F20" fo:letter-spacing="0.0048in" style:text-scale="105%"/>
    </style:style>
    <style:style style:name="T1347" style:parent-style-name="DefaultParagraphFont" style:family="text">
      <style:text-properties fo:color="#231F20" style:text-scale="105%"/>
    </style:style>
    <style:style style:name="T1348" style:parent-style-name="DefaultParagraphFont" style:family="text">
      <style:text-properties fo:color="#231F20" fo:letter-spacing="0.0055in" style:text-scale="105%"/>
    </style:style>
    <style:style style:name="T1349" style:parent-style-name="DefaultParagraphFont" style:family="text">
      <style:text-properties fo:color="#231F20" style:text-scale="105%"/>
    </style:style>
    <style:style style:name="T1350" style:parent-style-name="DefaultParagraphFont" style:family="text">
      <style:text-properties fo:color="#231F20" fo:letter-spacing="0.0048in" style:text-scale="105%"/>
    </style:style>
    <style:style style:name="T1351" style:parent-style-name="DefaultParagraphFont" style:family="text">
      <style:text-properties fo:color="#231F20" style:text-scale="105%"/>
    </style:style>
    <style:style style:name="T1352" style:parent-style-name="DefaultParagraphFont" style:family="text">
      <style:text-properties fo:color="#231F20" fo:letter-spacing="-0.0444in" style:text-scale="105%"/>
    </style:style>
    <style:style style:name="T1353" style:parent-style-name="DefaultParagraphFont" style:family="text">
      <style:text-properties fo:color="#231F20" style:text-scale="110%"/>
    </style:style>
    <style:style style:name="T1354" style:parent-style-name="DefaultParagraphFont" style:family="text">
      <style:text-properties fo:color="#231F20" fo:letter-spacing="-0.0027in" style:text-scale="110%"/>
    </style:style>
    <style:style style:name="T1355" style:parent-style-name="DefaultParagraphFont" style:family="text">
      <style:text-properties fo:color="#231F20" style:text-scale="110%"/>
    </style:style>
    <style:style style:name="T1356" style:parent-style-name="DefaultParagraphFont" style:family="text">
      <style:text-properties fo:color="#231F20" fo:letter-spacing="-0.002in" style:text-scale="110%"/>
    </style:style>
    <style:style style:name="T1357" style:parent-style-name="DefaultParagraphFont" style:family="text">
      <style:text-properties fo:color="#231F20" style:text-scale="110%"/>
    </style:style>
    <style:style style:name="T1358" style:parent-style-name="DefaultParagraphFont" style:family="text">
      <style:text-properties fo:color="#231F20" fo:letter-spacing="-0.002in" style:text-scale="110%"/>
    </style:style>
    <style:style style:name="T1359" style:parent-style-name="DefaultParagraphFont" style:family="text">
      <style:text-properties fo:color="#231F20" style:text-scale="110%"/>
    </style:style>
    <style:style style:name="T1360" style:parent-style-name="DefaultParagraphFont" style:family="text">
      <style:text-properties fo:color="#231F20" fo:letter-spacing="-0.002in" style:text-scale="110%"/>
    </style:style>
    <style:style style:name="T1361" style:parent-style-name="DefaultParagraphFont" style:family="text">
      <style:text-properties fo:color="#231F20" style:text-scale="110%"/>
    </style:style>
    <style:style style:name="T1362" style:parent-style-name="DefaultParagraphFont" style:family="text">
      <style:text-properties fo:color="#231F20" fo:letter-spacing="-0.002in" style:text-scale="110%"/>
    </style:style>
    <style:style style:name="T1363" style:parent-style-name="DefaultParagraphFont" style:family="text">
      <style:text-properties fo:color="#231F20" style:text-scale="110%"/>
    </style:style>
    <style:style style:name="T1364" style:parent-style-name="DefaultParagraphFont" style:family="text">
      <style:text-properties fo:color="#231F20" fo:letter-spacing="-0.002in" style:text-scale="110%"/>
    </style:style>
    <style:style style:name="T1365" style:parent-style-name="DefaultParagraphFont" style:family="text">
      <style:text-properties fo:color="#231F20" style:text-scale="110%"/>
    </style:style>
    <style:style style:name="T1366" style:parent-style-name="DefaultParagraphFont" style:family="text">
      <style:text-properties fo:color="#231F20" fo:letter-spacing="-0.002in" style:text-scale="110%"/>
    </style:style>
    <style:style style:name="T1367" style:parent-style-name="DefaultParagraphFont" style:family="text">
      <style:text-properties fo:color="#231F20" style:text-scale="110%"/>
    </style:style>
    <style:style style:name="T1368" style:parent-style-name="DefaultParagraphFont" style:family="text">
      <style:text-properties fo:color="#231F20" fo:letter-spacing="-0.002in" style:text-scale="110%"/>
    </style:style>
    <style:style style:name="T1369" style:parent-style-name="DefaultParagraphFont" style:family="text">
      <style:text-properties fo:color="#231F20" style:text-scale="110%"/>
    </style:style>
    <style:style style:name="T1370" style:parent-style-name="DefaultParagraphFont" style:family="text">
      <style:text-properties fo:color="#231F20" fo:letter-spacing="-0.002in" style:text-scale="110%"/>
    </style:style>
    <style:style style:name="T1371" style:parent-style-name="DefaultParagraphFont" style:family="text">
      <style:text-properties fo:color="#231F20" style:text-scale="110%"/>
    </style:style>
    <style:style style:name="T1372" style:parent-style-name="DefaultParagraphFont" style:family="text">
      <style:text-properties fo:color="#231F20" fo:letter-spacing="-0.002in" style:text-scale="110%"/>
    </style:style>
    <style:style style:name="T1373" style:parent-style-name="DefaultParagraphFont" style:family="text">
      <style:text-properties fo:color="#231F20" style:text-scale="110%"/>
    </style:style>
    <style:style style:name="T1374" style:parent-style-name="DefaultParagraphFont" style:family="text">
      <style:text-properties fo:color="#231F20" fo:letter-spacing="-0.002in" style:text-scale="110%"/>
    </style:style>
    <style:style style:name="T1375" style:parent-style-name="DefaultParagraphFont" style:family="text">
      <style:text-properties fo:color="#231F20" style:text-scale="110%"/>
    </style:style>
    <style:style style:name="T1376" style:parent-style-name="DefaultParagraphFont" style:family="text">
      <style:text-properties fo:color="#231F20" fo:letter-spacing="-0.0027in" style:text-scale="110%"/>
    </style:style>
    <style:style style:name="T1377" style:parent-style-name="DefaultParagraphFont" style:family="text">
      <style:text-properties fo:color="#231F20" style:text-scale="110%"/>
    </style:style>
    <style:style style:name="P1378" style:parent-style-name="Textbody" style:family="paragraph">
      <style:paragraph-properties fo:margin-top="0.0125in" fo:margin-left="0.184in">
        <style:tab-stops/>
      </style:paragraph-properties>
    </style:style>
    <style:style style:name="T1379" style:parent-style-name="DefaultParagraphFont" style:family="text">
      <style:text-properties fo:color="#231F20" style:text-scale="110%"/>
    </style:style>
    <style:style style:name="T1380" style:parent-style-name="DefaultParagraphFont" style:family="text">
      <style:text-properties fo:color="#231F20" fo:letter-spacing="0.0013in" style:text-scale="110%"/>
    </style:style>
    <style:style style:name="T1381" style:parent-style-name="DefaultParagraphFont" style:family="text">
      <style:text-properties fo:color="#231F20" style:text-scale="110%"/>
    </style:style>
    <style:style style:name="T1382" style:parent-style-name="DefaultParagraphFont" style:family="text">
      <style:text-properties fo:color="#231F20" fo:letter-spacing="0.002in" style:text-scale="110%"/>
    </style:style>
    <style:style style:name="T1383" style:parent-style-name="DefaultParagraphFont" style:family="text">
      <style:text-properties fo:color="#231F20" style:text-scale="110%"/>
    </style:style>
    <style:style style:name="T1384" style:parent-style-name="DefaultParagraphFont" style:family="text">
      <style:text-properties fo:color="#231F20" fo:letter-spacing="0.002in" style:text-scale="110%"/>
    </style:style>
    <style:style style:name="T1385" style:parent-style-name="DefaultParagraphFont" style:family="text">
      <style:text-properties fo:color="#231F20" style:text-scale="110%"/>
    </style:style>
    <style:style style:name="T1386" style:parent-style-name="DefaultParagraphFont" style:family="text">
      <style:text-properties fo:color="#231F20" fo:letter-spacing="0.002in" style:text-scale="110%"/>
    </style:style>
    <style:style style:name="T1387" style:parent-style-name="DefaultParagraphFont" style:family="text">
      <style:text-properties fo:color="#231F20" style:text-scale="110%"/>
    </style:style>
    <style:style style:name="T1388" style:parent-style-name="DefaultParagraphFont" style:family="text">
      <style:text-properties fo:color="#231F20" fo:letter-spacing="0.002in" style:text-scale="110%"/>
    </style:style>
    <style:style style:name="T1389" style:parent-style-name="DefaultParagraphFont" style:family="text">
      <style:text-properties fo:color="#231F20" style:text-scale="110%"/>
    </style:style>
    <style:style style:name="P1390" style:parent-style-name="Textbody" style:family="paragraph">
      <style:paragraph-properties fo:margin-top="0.034in" fo:margin-left="0.184in">
        <style:tab-stops/>
      </style:paragraph-properties>
      <style:text-properties fo:color="#231F20" style:text-scale="115%"/>
    </style:style>
    <style:style style:name="P1391" style:parent-style-name="ListParagraph" style:family="paragraph">
      <style:paragraph-properties fo:margin-top="0.0694in">
        <style:tab-stops>
          <style:tab-stop style:type="left" style:position="1.6111in"/>
        </style:tab-stops>
      </style:paragraph-properties>
    </style:style>
    <style:style style:name="T1392" style:parent-style-name="DefaultParagraphFont" style:family="text">
      <style:text-properties fo:color="#231F20" style:text-scale="105%" fo:font-size="12pt" style:font-size-asian="12pt"/>
    </style:style>
    <style:style style:name="T1393" style:parent-style-name="DefaultParagraphFont" style:family="text">
      <style:text-properties fo:color="#231F20" fo:letter-spacing="-0.002in" style:text-scale="105%" fo:font-size="12pt" style:font-size-asian="12pt"/>
    </style:style>
    <style:style style:name="T1394" style:parent-style-name="DefaultParagraphFont" style:family="text">
      <style:text-properties fo:color="#231F20" style:text-scale="105%" fo:font-size="12pt" style:font-size-asian="12pt"/>
    </style:style>
    <style:style style:name="T1395" style:parent-style-name="DefaultParagraphFont" style:family="text">
      <style:text-properties fo:color="#231F20" fo:letter-spacing="-0.002in" style:text-scale="105%" fo:font-size="12pt" style:font-size-asian="12pt"/>
    </style:style>
    <style:style style:name="T1396" style:parent-style-name="DefaultParagraphFont" style:family="text">
      <style:text-properties fo:color="#231F20" style:text-scale="105%" fo:font-size="12pt" style:font-size-asian="12pt"/>
    </style:style>
    <style:style style:name="T1397" style:parent-style-name="DefaultParagraphFont" style:family="text">
      <style:text-properties fo:color="#231F20" fo:letter-spacing="-0.0013in" style:text-scale="105%" fo:font-size="12pt" style:font-size-asian="12pt"/>
    </style:style>
    <style:style style:name="T1398" style:parent-style-name="DefaultParagraphFont" style:family="text">
      <style:text-properties fo:color="#231F20" style:text-scale="105%" fo:font-size="12pt" style:font-size-asian="12pt"/>
    </style:style>
    <style:style style:name="P1399" style:parent-style-name="Standard" style:family="paragraph">
      <style:paragraph-properties fo:widows="2" fo:orphans="2" fo:text-align="justify" fo:margin-top="0.1944in" fo:background-color="#FFFFFF"/>
      <style:text-properties style:font-name-asian="Times New Roman" fo:font-size="12pt" style:font-size-asian="12pt" style:font-size-complex="12pt"/>
    </style:style>
    <style:style style:name="P1400" style:parent-style-name="Standard" style:family="paragraph">
      <style:paragraph-properties fo:widows="2" fo:orphans="2" fo:text-align="justify" fo:margin-top="0.1944in" fo:background-color="#FFFFFF"/>
      <style:text-properties style:font-name-asian="Times New Roman" fo:font-size="12pt" style:font-size-asian="12pt" style:font-size-complex="12pt"/>
    </style:style>
    <style:style style:name="P1401" style:parent-style-name="Standard" style:family="paragraph">
      <style:paragraph-properties fo:widows="2" fo:orphans="2" fo:text-align="justify" fo:background-color="#FFFFFF"/>
      <style:text-properties style:font-name-asian="Times New Roman" fo:font-size="12pt" style:font-size-asian="12pt" style:font-size-complex="12pt"/>
    </style:style>
    <style:style style:name="P1402" style:parent-style-name="Standard" style:family="paragraph">
      <style:paragraph-properties fo:widows="2" fo:orphans="2" fo:text-align="justify" fo:background-color="#FFFFFF"/>
      <style:text-properties style:font-name-asian="Times New Roman" fo:font-size="12pt" style:font-size-asian="12pt" style:font-size-complex="12pt"/>
    </style:style>
    <style:style style:name="P1403" style:parent-style-name="Standard" style:family="paragraph">
      <style:paragraph-properties fo:widows="2" fo:orphans="2" fo:text-align="justify" fo:background-color="#FFFFFF"/>
      <style:text-properties style:font-name-asian="Times New Roman" fo:font-size="12pt" style:font-size-asian="12pt" style:font-size-complex="12pt"/>
    </style:style>
    <style:style style:name="P1404" style:parent-style-name="Standard" style:family="paragraph">
      <style:paragraph-properties fo:widows="2" fo:orphans="2" fo:text-align="justify" fo:background-color="#FFFFFF"/>
      <style:text-properties style:font-name-asian="Times New Roman" fo:font-size="12pt" style:font-size-asian="12pt" style:font-size-complex="12pt"/>
    </style:style>
    <style:style style:name="P1405" style:parent-style-name="Standard" style:family="paragraph">
      <style:paragraph-properties fo:widows="2" fo:orphans="2" fo:text-align="justify" fo:background-color="#FFFFFF"/>
      <style:text-properties style:font-name-asian="Times New Roman" fo:font-size="12pt" style:font-size-asian="12pt" style:font-size-complex="12pt"/>
    </style:style>
    <style:style style:name="P1406" style:parent-style-name="Standard" style:family="paragraph">
      <style:paragraph-properties fo:widows="2" fo:orphans="2" fo:text-align="justify" fo:background-color="#FFFFFF"/>
      <style:text-properties style:font-name-asian="Times New Roman" fo:font-size="12pt" style:font-size-asian="12pt" style:font-size-complex="12pt"/>
    </style:style>
    <style:style style:name="P1407" style:parent-style-name="Standard" style:family="paragraph">
      <style:paragraph-properties fo:widows="2" fo:orphans="2" fo:text-align="justify" fo:background-color="#FFFFFF"/>
      <style:text-properties style:font-name-asian="Times New Roman" fo:font-size="12pt" style:font-size-asian="12pt" style:font-size-complex="12pt"/>
    </style:style>
    <style:style style:name="P1408" style:parent-style-name="Standard" style:family="paragraph">
      <style:paragraph-properties fo:widows="2" fo:orphans="2" fo:text-align="justify" fo:background-color="#FFFFFF"/>
      <style:text-properties style:font-name-asian="Times New Roman" fo:font-size="12pt" style:font-size-asian="12pt" style:font-size-complex="12pt"/>
    </style:style>
    <style:style style:name="P1409" style:parent-style-name="Standard" style:family="paragraph">
      <style:paragraph-properties fo:widows="2" fo:orphans="2" fo:text-align="justify" fo:margin-bottom="0.1944in" fo:background-color="#FFFFFF"/>
    </style:style>
    <style:style style:name="T1410" style:parent-style-name="DefaultParagraphFont" style:family="text">
      <style:text-properties style:text-scale="110%" fo:font-size="12pt" style:font-size-asian="12pt"/>
    </style:style>
    <style:style style:name="T1411" style:parent-style-name="DefaultParagraphFont" style:family="text">
      <style:text-properties fo:letter-spacing="0.0083in" style:text-scale="110%" fo:font-size="12pt" style:font-size-asian="12pt"/>
    </style:style>
    <style:style style:name="T1412" style:parent-style-name="DefaultParagraphFont" style:family="text">
      <style:text-properties style:text-scale="110%" fo:font-size="12pt" style:font-size-asian="12pt"/>
    </style:style>
    <style:style style:name="T1413" style:parent-style-name="DefaultParagraphFont" style:family="text">
      <style:text-properties fo:letter-spacing="0.009in" style:text-scale="110%" fo:font-size="12pt" style:font-size-asian="12pt"/>
    </style:style>
    <style:style style:name="T1414" style:parent-style-name="DefaultParagraphFont" style:family="text">
      <style:text-properties style:text-scale="110%" fo:font-size="12pt" style:font-size-asian="12pt"/>
    </style:style>
    <style:style style:name="T1415" style:parent-style-name="DefaultParagraphFont" style:family="text">
      <style:text-properties fo:letter-spacing="0.009in" style:text-scale="110%" fo:font-size="12pt" style:font-size-asian="12pt"/>
    </style:style>
    <style:style style:name="T1416" style:parent-style-name="DefaultParagraphFont" style:family="text">
      <style:text-properties style:text-scale="110%" fo:font-size="12pt" style:font-size-asian="12pt"/>
    </style:style>
    <style:style style:name="T1417" style:parent-style-name="DefaultParagraphFont" style:family="text">
      <style:text-properties fo:letter-spacing="0.009in" style:text-scale="110%" fo:font-size="12pt" style:font-size-asian="12pt"/>
    </style:style>
    <style:style style:name="P1418" style:parent-style-name="Textbody" style:family="paragraph">
      <style:text-properties fo:font-size="17pt" style:font-size-asian="17pt"/>
    </style:style>
    <style:style style:name="P1419" style:parent-style-name="Textbody" style:family="paragraph">
      <style:paragraph-properties fo:margin-top="0.0076in"/>
      <style:text-properties fo:font-size="13.5pt" style:font-size-asian="13.5pt"/>
    </style:style>
    <style:style style:name="P1420" style:parent-style-name="ListParagraph" style:family="paragraph">
      <style:paragraph-properties>
        <style:tab-stops>
          <style:tab-stop style:type="left" style:position="1.6104in"/>
          <style:tab-stop style:type="left" style:position="1.6111in"/>
        </style:tab-stops>
      </style:paragraph-properties>
    </style:style>
    <style:style style:name="T1421" style:parent-style-name="DefaultParagraphFont" style:family="text">
      <style:text-properties fo:color="#231F20" style:text-scale="110%" fo:font-size="12pt" style:font-size-asian="12pt"/>
    </style:style>
    <style:style style:name="T1422" style:parent-style-name="DefaultParagraphFont" style:family="text">
      <style:text-properties fo:color="#231F20" fo:letter-spacing="-0.0048in" style:text-scale="110%" fo:font-size="12pt" style:font-size-asian="12pt"/>
    </style:style>
    <style:style style:name="T1423" style:parent-style-name="DefaultParagraphFont" style:family="text">
      <style:text-properties fo:color="#231F20" style:text-scale="110%" fo:font-size="12pt" style:font-size-asian="12pt"/>
    </style:style>
    <style:style style:name="T1424" style:parent-style-name="DefaultParagraphFont" style:family="text">
      <style:text-properties fo:color="#231F20" fo:letter-spacing="-0.0048in" style:text-scale="110%" fo:font-size="12pt" style:font-size-asian="12pt"/>
    </style:style>
    <style:style style:name="T1425" style:parent-style-name="DefaultParagraphFont" style:family="text">
      <style:text-properties fo:color="#231F20" style:text-scale="110%" fo:font-size="12pt" style:font-size-asian="12pt"/>
    </style:style>
    <style:style style:name="T1426" style:parent-style-name="DefaultParagraphFont" style:family="text">
      <style:text-properties fo:color="#231F20" fo:letter-spacing="-0.0048in" style:text-scale="110%" fo:font-size="12pt" style:font-size-asian="12pt"/>
    </style:style>
    <style:style style:name="T1427" style:parent-style-name="DefaultParagraphFont" style:family="text">
      <style:text-properties fo:color="#231F20" style:text-scale="110%" fo:font-size="12pt" style:font-size-asian="12pt"/>
    </style:style>
    <style:style style:name="T1428" style:parent-style-name="DefaultParagraphFont" style:family="text">
      <style:text-properties fo:color="#231F20" fo:letter-spacing="-0.0048in" style:text-scale="110%" fo:font-size="12pt" style:font-size-asian="12pt"/>
    </style:style>
    <style:style style:name="T1429" style:parent-style-name="DefaultParagraphFont" style:family="text">
      <style:text-properties fo:color="#231F20" style:text-scale="110%" fo:font-size="12pt" style:font-size-asian="12pt"/>
    </style:style>
    <style:style style:name="T1430" style:parent-style-name="DefaultParagraphFont" style:family="text">
      <style:text-properties fo:color="#231F20" fo:letter-spacing="-0.0048in" style:text-scale="110%" fo:font-size="12pt" style:font-size-asian="12pt"/>
    </style:style>
    <style:style style:name="T1431" style:parent-style-name="DefaultParagraphFont" style:family="text">
      <style:text-properties fo:color="#231F20" style:text-scale="110%" fo:font-size="12pt" style:font-size-asian="12pt"/>
    </style:style>
    <style:style style:name="T1432" style:parent-style-name="DefaultParagraphFont" style:family="text">
      <style:text-properties fo:color="#231F20" fo:letter-spacing="-0.0048in" style:text-scale="110%" fo:font-size="12pt" style:font-size-asian="12pt"/>
    </style:style>
    <style:style style:name="T1433" style:parent-style-name="DefaultParagraphFont" style:family="text">
      <style:text-properties fo:color="#231F20" style:text-scale="110%" fo:font-size="12pt" style:font-size-asian="12pt"/>
    </style:style>
    <style:style style:name="T1434" style:parent-style-name="DefaultParagraphFont" style:family="text">
      <style:text-properties fo:color="#231F20" fo:letter-spacing="-0.0048in" style:text-scale="110%" fo:font-size="12pt" style:font-size-asian="12pt"/>
    </style:style>
    <style:style style:name="T1435" style:parent-style-name="DefaultParagraphFont" style:family="text">
      <style:text-properties fo:color="#231F20" style:text-scale="110%" fo:font-size="12pt" style:font-size-asian="12pt"/>
    </style:style>
    <style:style style:name="T1436" style:parent-style-name="DefaultParagraphFont" style:family="text">
      <style:text-properties fo:color="#231F20" fo:letter-spacing="-0.0048in" style:text-scale="110%" fo:font-size="12pt" style:font-size-asian="12pt"/>
    </style:style>
    <style:style style:name="T1437" style:parent-style-name="DefaultParagraphFont" style:family="text">
      <style:text-properties fo:color="#231F20" style:text-scale="110%" fo:font-size="12pt" style:font-size-asian="12pt"/>
    </style:style>
    <style:style style:name="P1438" style:parent-style-name="ListParagraph" style:family="paragraph">
      <style:paragraph-properties fo:margin-left="0.6111in" fo:text-indent="0in">
        <style:tab-stops>
          <style:tab-stop style:type="left" style:position="0.6104in"/>
          <style:tab-stop style:type="left" style:position="0.6111in"/>
        </style:tab-stops>
      </style:paragraph-properties>
      <style:text-properties style:font-name="Tahoma" fo:color="#231F20" fo:font-size="12pt" style:font-size-asian="12pt"/>
    </style:style>
    <style:style style:name="P1439" style:parent-style-name="Standard" style:family="paragraph">
      <style:paragraph-properties fo:margin-left="0.5in">
        <style:tab-stops/>
      </style:paragraph-properties>
    </style:style>
    <style:style style:name="T1440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441" style:parent-style-name="DefaultParagraphFont" style:family="text">
      <style:text-properties style:font-name="Arial" fo:font-weight="bold" style:font-weight-asian="bold" style:font-weight-complex="bold" fo:letter-spacing="-0.0083in" fo:font-size="18pt" style:font-size-asian="18pt" style:font-size-complex="18pt"/>
    </style:style>
    <style:style style:name="T1442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443" style:parent-style-name="DefaultParagraphFont" style:family="text">
      <style:text-properties style:font-name="Arial" fo:font-weight="bold" style:font-weight-asian="bold" style:font-weight-complex="bold" fo:letter-spacing="-0.0076in" fo:font-size="18pt" style:font-size-asian="18pt" style:font-size-complex="18pt"/>
    </style:style>
    <style:style style:name="T1444" style:parent-style-name="DefaultParagraphFont" style:family="text">
      <style:text-properties style:font-name="Arial" style:font-name-complex="Arial" fo:font-weight="bold" style:font-weight-asian="bold" style:font-weight-complex="bold" fo:letter-spacing="-0.0062in" fo:font-size="18pt" style:font-size-asian="18pt" style:font-size-complex="18pt"/>
    </style:style>
    <style:style style:name="T1445" style:parent-style-name="DefaultParagraphFont" style:family="text">
      <style:text-properties style:font-name="Arial" style:font-name-complex="Arial" fo:font-weight="bold" style:font-weight-asian="bold" style:font-weight-complex="bold" fo:letter-spacing="-0.0062in" fo:font-size="18pt" style:font-size-asian="18pt" style:font-size-complex="18pt"/>
    </style:style>
    <style:style style:name="T1446" style:parent-style-name="DefaultParagraphFont" style:family="text">
      <style:text-properties style:font-name="Arial" style:font-name-complex="Arial" fo:font-weight="bold" style:font-weight-asian="bold" style:font-weight-complex="bold" fo:letter-spacing="-0.0062in" fo:font-size="18pt" style:font-size-asian="18pt" style:font-size-complex="18pt"/>
    </style:style>
    <style:style style:name="T1447" style:parent-style-name="DefaultParagraphFont" style:family="text">
      <style:text-properties style:font-name="Arial" style:font-name-complex="Arial" fo:font-weight="bold" style:font-weight-asian="bold" style:font-weight-complex="bold" fo:letter-spacing="-0.0062in" fo:font-size="18pt" style:font-size-asian="18pt" style:font-size-complex="18pt"/>
    </style:style>
    <style:style style:name="P1448" style:parent-style-name="Textbody" style:family="paragraph">
      <style:paragraph-properties fo:text-align="justify" fo:margin-left="0.7041in" fo:margin-right="0.4in">
        <style:tab-stops/>
      </style:paragraph-properties>
      <style:text-properties fo:font-weight="bold" style:font-weight-asian="bold" fo:font-size="18pt" style:font-size-asian="18pt" style:font-size-complex="18pt"/>
    </style:style>
    <style:style style:name="P1449" style:parent-style-name="ListParagraph" style:family="paragraph">
      <style:paragraph-properties fo:margin-right="0.4in">
        <style:tab-stops>
          <style:tab-stop style:type="left" style:position="0.6111in"/>
        </style:tab-stops>
      </style:paragraph-properties>
    </style:style>
    <style:style style:name="T1450" style:parent-style-name="DefaultParagraphFont" style:family="text">
      <style:text-properties fo:color="#000000" fo:font-size="12pt" style:font-size-asian="12pt" style:font-size-complex="12pt" fo:background-color="#FFFFFF"/>
    </style:style>
    <style:style style:name="P1451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52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</style:style>
    <style:style style:name="T1453" style:parent-style-name="DefaultParagraphFont" style:family="text">
      <style:text-properties fo:color="#000000" fo:font-size="12pt" style:font-size-asian="12pt" style:font-size-complex="12pt" fo:background-color="#FFFFFF"/>
    </style:style>
    <style:style style:name="P1454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55" style:parent-style-name="ListParagraph" style:family="paragraph">
      <style:paragraph-properties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/>
    </style:style>
    <style:style style:name="P1456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/>
    </style:style>
    <style:style style:name="P1457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/>
    </style:style>
    <style:style style:name="P1458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59" style:parent-style-name="NormalWeb" style:family="paragraph">
      <style:paragraph-properties fo:margin-top="0in" fo:margin-bottom="0in" fo:margin-right="0.4in" fo:background-color="#FFFFFF"/>
      <style:text-properties style:font-name="Microsoft Sans Serif" style:font-name-complex="Microsoft Sans Serif" fo:color="#000000" fo:background-color="#FFFFFF"/>
    </style:style>
    <style:style style:name="P1460" style:parent-style-name="NormalWeb" style:family="paragraph">
      <style:paragraph-properties fo:margin-top="0in" fo:margin-bottom="0in" fo:margin-left="0.5in" fo:margin-right="0.4in" fo:text-indent="-0.25in" fo:background-color="#FFFFFF">
        <style:tab-stops/>
      </style:paragraph-properties>
      <style:text-properties style:font-name="Microsoft Sans Serif" style:font-name-complex="Microsoft Sans Serif" fo:color="#000000" fo:background-color="#FFFFFF"/>
    </style:style>
    <style:style style:name="P1461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62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63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64" style:parent-style-name="ListParagraph" style:family="paragraph">
      <style:paragraph-properties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65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66" style:parent-style-name="ListParagraph" style:family="paragraph">
      <style:paragraph-properties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67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68" style:parent-style-name="ListParagraph" style:family="paragraph">
      <style:paragraph-properties fo:margin-left="0.25in" fo:margin-right="0.4in" fo:text-indent="0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69" style:parent-style-name="ListParagraph" style:family="paragraph">
      <style:paragraph-properties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70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71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72" style:parent-style-name="ListParagraph" style:family="paragraph">
      <style:paragraph-properties fo:margin-left="0in" fo:margin-right="0.4in" fo:text-indent="0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73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fo:color="#000000" fo:font-size="12pt" style:font-size-asian="12pt" style:font-size-complex="12pt" fo:background-color="#FFFFFF"/>
    </style:style>
    <style:style style:name="P1474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style:font-name="Arial" style:font-name-complex="Arial" fo:font-weight="bold" style:font-weight-asian="bold" style:font-weight-complex="bold" fo:color="#000000" fo:font-size="12pt" style:font-size-asian="12pt" style:font-size-complex="12pt" fo:background-color="#FFFFFF"/>
    </style:style>
    <style:style style:name="P1475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style:font-name="Arial" style:font-name-complex="Arial" fo:font-weight="bold" style:font-weight-asian="bold" style:font-weight-complex="bold" fo:color="#000000" fo:font-size="12pt" style:font-size-asian="12pt" style:font-size-complex="12pt" fo:background-color="#FFFFFF"/>
    </style:style>
    <style:style style:name="P1476" style:parent-style-name="ListParagraph" style:family="paragraph">
      <style:paragraph-properties fo:margin-left="0.5in" fo:margin-right="0.4in">
        <style:tab-stops>
          <style:tab-stop style:type="left" style:position="0.6111in"/>
        </style:tab-stops>
      </style:paragraph-properties>
      <style:text-properties style:font-name="Arial" style:font-name-complex="Arial" fo:font-weight="bold" style:font-weight-asian="bold" style:font-weight-complex="bold" fo:color="#000000" fo:font-size="12pt" style:font-size-asian="12pt" style:font-size-complex="12pt" fo:background-color="#FFFFFF"/>
    </style:style>
    <style:style style:name="P1477" style:parent-style-name="ListParagraph" style:family="paragraph">
      <style:paragraph-properties fo:margin-right="0.4in">
        <style:tab-stops>
          <style:tab-stop style:type="left" style:position="0.6111in"/>
        </style:tab-stops>
      </style:paragraph-properties>
    </style:style>
    <style:style style:name="T1478" style:parent-style-name="DefaultParagraphFont" style:family="text"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T1479" style:parent-style-name="DefaultParagraphFont" style:family="text">
      <style:text-properties style:font-name="Arial" style:font-name-complex="Arial" fo:font-weight="bold" style:font-weight-asian="bold" style:font-weight-complex="bold" fo:letter-spacing="-0.0083in" fo:font-size="15pt" style:font-size-asian="15pt" style:font-size-complex="15pt"/>
    </style:style>
    <style:style style:name="T1480" style:parent-style-name="DefaultParagraphFont" style:family="text"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T1481" style:parent-style-name="DefaultParagraphFont" style:family="text">
      <style:text-properties style:font-name="Arial" style:font-name-complex="Arial" fo:font-weight="bold" style:font-weight-asian="bold" style:font-weight-complex="bold" fo:letter-spacing="-0.0062in" fo:font-size="15pt" style:font-size-asian="15pt" style:font-size-complex="15pt"/>
    </style:style>
    <style:style style:name="T1482" style:parent-style-name="DefaultParagraphFont" style:family="text"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T1483" style:parent-style-name="DefaultParagraphFont" style:family="text">
      <style:text-properties style:font-name="Arial" style:font-name-complex="Arial" fo:font-weight="bold" style:font-weight-asian="bold" style:font-weight-complex="bold" fo:letter-spacing="-0.0062in" fo:font-size="15pt" style:font-size-asian="15pt" style:font-size-complex="15pt"/>
    </style:style>
    <style:style style:name="P1484" style:parent-style-name="Textbody" style:family="paragraph">
      <style:paragraph-properties fo:margin-top="0.0076in" fo:margin-left="0.3597in" fo:margin-right="0.4in">
        <style:tab-stops/>
      </style:paragraph-properties>
      <style:text-properties fo:font-weight="bold" style:font-weight-asian="bold" fo:font-size="15pt" style:font-size-asian="15pt" style:font-size-complex="15pt"/>
    </style:style>
    <style:style style:name="P1485" style:parent-style-name="ListParagraph" style:family="paragraph">
      <style:paragraph-properties fo:text-align="justify" fo:margin-left="0.6111in" fo:margin-right="0.4in">
        <style:tab-stops>
          <style:tab-stop style:type="left" style:position="0.6111in"/>
        </style:tab-stops>
      </style:paragraph-properties>
      <style:text-properties fo:color="#292929" fo:letter-spacing="-0.0006in" fo:font-size="15pt" style:font-size-asian="15pt" style:font-size-complex="15pt" fo:background-color="#FFFFFF"/>
    </style:style>
    <style:style style:name="P1486" style:parent-style-name="ListParagraph" style:family="paragraph">
      <style:paragraph-properties fo:text-align="justify" fo:margin-left="0.3597in" fo:margin-right="0.4in" fo:text-indent="0in">
        <style:tab-stops>
          <style:tab-stop style:type="left" style:position="0.6111in"/>
        </style:tab-stops>
      </style:paragraph-properties>
      <style:text-properties fo:font-size="12pt" style:font-size-asian="12pt" style:font-size-complex="12pt"/>
    </style:style>
    <style:style style:name="P1487" style:parent-style-name="ListParagraph" style:family="paragraph">
      <style:paragraph-properties fo:text-align="justify" fo:margin-right="0.4in">
        <style:tab-stops>
          <style:tab-stop style:type="left" style:position="0.6111in"/>
        </style:tab-stops>
      </style:paragraph-properties>
      <style:text-properties fo:color="#292929" fo:letter-spacing="-0.0006in" fo:font-size="12pt" style:font-size-asian="12pt" style:font-size-complex="12pt" fo:background-color="#FFFFFF"/>
    </style:style>
    <style:style style:name="P1488" style:parent-style-name="ListParagraph" style:family="paragraph">
      <style:paragraph-properties fo:text-align="justify" fo:margin-left="0.3597in" fo:margin-right="0.4in" fo:text-indent="0in">
        <style:tab-stops>
          <style:tab-stop style:type="left" style:position="0.6111in"/>
        </style:tab-stops>
      </style:paragraph-properties>
      <style:text-properties fo:font-size="12pt" style:font-size-asian="12pt" style:font-size-complex="12pt"/>
    </style:style>
    <style:style style:name="P1489" style:parent-style-name="ListParagraph" style:family="paragraph">
      <style:paragraph-properties fo:text-align="justify" fo:margin-right="0.4in">
        <style:tab-stops>
          <style:tab-stop style:type="left" style:position="0.6111in"/>
        </style:tab-stops>
      </style:paragraph-properties>
      <style:text-properties fo:color="#292929" fo:letter-spacing="-0.0006in" fo:font-size="12pt" style:font-size-asian="12pt" style:font-size-complex="12pt" fo:background-color="#FFFFFF"/>
    </style:style>
    <style:style style:name="P1490" style:parent-style-name="Standard" style:family="paragraph">
      <style:paragraph-properties fo:text-align="justify" fo:margin-left="0.3597in" fo:margin-right="0.4in">
        <style:tab-stops>
          <style:tab-stop style:type="left" style:position="0.6111in"/>
        </style:tab-stops>
      </style:paragraph-properties>
      <style:text-properties fo:font-size="12pt" style:font-size-asian="12pt" style:font-size-complex="12pt"/>
    </style:style>
    <style:style style:name="P1491" style:parent-style-name="ListParagraph" style:family="paragraph">
      <style:paragraph-properties fo:text-align="justify" fo:margin-right="0.4in">
        <style:tab-stops>
          <style:tab-stop style:type="left" style:position="0.6111in"/>
        </style:tab-stops>
      </style:paragraph-properties>
      <style:text-properties fo:color="#292929" fo:letter-spacing="-0.0006in" fo:font-size="12pt" style:font-size-asian="12pt" style:font-size-complex="12pt" fo:background-color="#FFFFFF"/>
    </style:style>
    <style:style style:name="P1492" style:parent-style-name="Standard" style:family="paragraph">
      <style:paragraph-properties fo:text-align="justify" fo:margin-left="0.3597in" fo:margin-right="0.4in">
        <style:tab-stops>
          <style:tab-stop style:type="left" style:position="0.6111in"/>
        </style:tab-stops>
      </style:paragraph-properties>
      <style:text-properties fo:font-size="12pt" style:font-size-asian="12pt" style:font-size-complex="12pt"/>
    </style:style>
    <style:style style:name="P1493" style:parent-style-name="ListParagraph" style:family="paragraph">
      <style:paragraph-properties fo:text-align="justify" fo:margin-right="0.4in">
        <style:tab-stops>
          <style:tab-stop style:type="left" style:position="0.6111in"/>
        </style:tab-stops>
      </style:paragraph-properties>
      <style:text-properties fo:color="#292929" fo:letter-spacing="-0.0006in" fo:font-size="12pt" style:font-size-asian="12pt" style:font-size-complex="12pt" fo:background-color="#FFFFFF"/>
    </style:style>
    <style:style style:name="P1494" style:parent-style-name="Textbody" style:family="paragraph">
      <style:paragraph-properties fo:margin-top="0.0055in"/>
      <style:text-properties fo:font-size="21.5pt" style:font-size-asian="21.5pt"/>
    </style:style>
    <style:style style:name="P1495" style:parent-style-name="Textbody" style:family="paragraph">
      <style:paragraph-properties fo:margin-top="0.1027in"/>
    </style:style>
    <style:style style:name="T1496" style:parent-style-name="DefaultParagraphFont" style:family="text">
      <style:text-properties style:font-name="Calibri" fo:font-weight="bold" style:font-weight-asian="bold" fo:color="#231F20" style:text-scale="110%"/>
    </style:style>
    <style:style style:name="T1497" style:parent-style-name="DefaultParagraphFont" style:family="text">
      <style:text-properties style:font-name="Calibri" fo:font-weight="bold" style:font-weight-asian="bold" fo:color="#231F20" fo:letter-spacing="-0.0062in" style:text-scale="110%"/>
    </style:style>
    <style:style style:name="T1498" style:parent-style-name="DefaultParagraphFont" style:family="text">
      <style:text-properties fo:color="#231F20" style:text-scale="110%"/>
    </style:style>
    <style:style style:name="T1499" style:parent-style-name="DefaultParagraphFont" style:family="text">
      <style:text-properties fo:color="#231F20" fo:letter-spacing="-0.0055in" style:text-scale="110%"/>
    </style:style>
    <style:style style:name="T1500" style:parent-style-name="DefaultParagraphFont" style:family="text">
      <style:text-properties fo:color="#231F20" style:text-scale="110%"/>
    </style:style>
    <style:style style:name="T1501" style:parent-style-name="DefaultParagraphFont" style:family="text">
      <style:text-properties fo:color="#231F20" fo:letter-spacing="-0.0055in" style:text-scale="110%"/>
    </style:style>
    <style:style style:name="T1502" style:parent-style-name="DefaultParagraphFont" style:family="text">
      <style:text-properties fo:color="#231F20" style:text-scale="110%"/>
    </style:style>
    <style:style style:name="T1503" style:parent-style-name="DefaultParagraphFont" style:family="text">
      <style:text-properties fo:color="#231F20" fo:letter-spacing="-0.0055in" style:text-scale="110%"/>
    </style:style>
    <style:style style:name="T1504" style:parent-style-name="DefaultParagraphFont" style:family="text">
      <style:text-properties fo:color="#231F20" style:text-scale="110%"/>
    </style:style>
    <style:style style:name="T1505" style:parent-style-name="DefaultParagraphFont" style:family="text">
      <style:text-properties fo:color="#231F20" fo:letter-spacing="-0.0055in" style:text-scale="110%"/>
    </style:style>
    <style:style style:name="T1506" style:parent-style-name="DefaultParagraphFont" style:family="text">
      <style:text-properties fo:color="#231F20" style:text-scale="110%"/>
    </style:style>
    <style:style style:name="T1507" style:parent-style-name="DefaultParagraphFont" style:family="text">
      <style:text-properties fo:color="#231F20" fo:letter-spacing="-0.0062in" style:text-scale="110%"/>
    </style:style>
    <style:style style:name="T1508" style:parent-style-name="DefaultParagraphFont" style:family="text">
      <style:text-properties fo:color="#231F20" style:text-scale="110%"/>
    </style:style>
    <style:style style:name="T1509" style:parent-style-name="DefaultParagraphFont" style:family="text">
      <style:text-properties fo:color="#231F20" fo:letter-spacing="-0.0055in" style:text-scale="110%"/>
    </style:style>
    <style:style style:name="T1510" style:parent-style-name="DefaultParagraphFont" style:family="text">
      <style:text-properties fo:color="#231F20" style:text-scale="110%"/>
    </style:style>
    <style:style style:name="T1511" style:parent-style-name="DefaultParagraphFont" style:family="text">
      <style:text-properties fo:color="#231F20" fo:letter-spacing="-0.0055in" style:text-scale="110%"/>
    </style:style>
    <style:style style:name="T1512" style:parent-style-name="DefaultParagraphFont" style:family="text">
      <style:text-properties fo:color="#231F20" style:text-scale="110%"/>
    </style:style>
    <style:style style:name="T1513" style:parent-style-name="DefaultParagraphFont" style:family="text">
      <style:text-properties fo:color="#231F20" fo:letter-spacing="-0.0055in" style:text-scale="110%"/>
    </style:style>
    <style:style style:name="T1514" style:parent-style-name="DefaultParagraphFont" style:family="text">
      <style:text-properties fo:color="#231F20" style:text-scale="110%"/>
    </style:style>
    <style:style style:name="T1515" style:parent-style-name="DefaultParagraphFont" style:family="text">
      <style:text-properties fo:color="#231F20" fo:letter-spacing="-0.0055in" style:text-scale="110%"/>
    </style:style>
    <style:style style:name="T1516" style:parent-style-name="DefaultParagraphFont" style:family="text">
      <style:text-properties fo:color="#231F20" style:text-scale="110%"/>
    </style:style>
    <style:style style:name="T1517" style:parent-style-name="DefaultParagraphFont" style:family="text">
      <style:text-properties fo:color="#231F20" fo:letter-spacing="-0.0055in" style:text-scale="110%"/>
    </style:style>
    <style:style style:name="T1518" style:parent-style-name="DefaultParagraphFont" style:family="text">
      <style:text-properties fo:color="#231F20" style:text-scale="110%"/>
    </style:style>
    <style:style style:name="T1519" style:parent-style-name="DefaultParagraphFont" style:family="text">
      <style:text-properties fo:color="#231F20" fo:letter-spacing="-0.0055in" style:text-scale="110%"/>
    </style:style>
    <style:style style:name="T1520" style:parent-style-name="DefaultParagraphFont" style:family="text">
      <style:text-properties fo:color="#231F20" style:text-scale="110%"/>
    </style:style>
    <style:style style:name="T1521" style:parent-style-name="DefaultParagraphFont" style:family="text">
      <style:text-properties fo:color="#231F20" fo:letter-spacing="-0.0055in" style:text-scale="110%"/>
    </style:style>
    <style:style style:name="T1522" style:parent-style-name="DefaultParagraphFont" style:family="text">
      <style:text-properties fo:color="#231F20" style:text-scale="110%"/>
    </style:style>
    <style:style style:name="T1523" style:parent-style-name="DefaultParagraphFont" style:family="text">
      <style:text-properties fo:color="#231F20" fo:letter-spacing="-0.0465in" style:text-scale="110%"/>
    </style:style>
    <style:style style:name="T1524" style:parent-style-name="DefaultParagraphFont" style:family="text">
      <style:text-properties fo:color="#231F20" style:text-scale="110%"/>
    </style:style>
    <style:style style:name="T1525" style:parent-style-name="DefaultParagraphFont" style:family="text">
      <style:text-properties fo:color="#231F20" fo:letter-spacing="-0.0083in" style:text-scale="110%"/>
    </style:style>
    <style:style style:name="T1526" style:parent-style-name="DefaultParagraphFont" style:family="text">
      <style:text-properties fo:color="#231F20" style:text-scale="110%"/>
    </style:style>
    <style:style style:name="T1527" style:parent-style-name="DefaultParagraphFont" style:family="text">
      <style:text-properties fo:color="#231F20" fo:letter-spacing="-0.0076in" style:text-scale="110%"/>
    </style:style>
    <style:style style:name="T1528" style:parent-style-name="DefaultParagraphFont" style:family="text">
      <style:text-properties fo:color="#231F20" style:text-scale="110%"/>
    </style:style>
    <style:style style:name="T1529" style:parent-style-name="DefaultParagraphFont" style:family="text">
      <style:text-properties fo:color="#231F20" fo:letter-spacing="-0.0076in" style:text-scale="110%"/>
    </style:style>
    <style:style style:name="T1530" style:parent-style-name="DefaultParagraphFont" style:family="text">
      <style:text-properties fo:color="#231F20" style:text-scale="110%"/>
    </style:style>
    <style:style style:name="T1531" style:parent-style-name="DefaultParagraphFont" style:family="text">
      <style:text-properties fo:color="#231F20" fo:letter-spacing="-0.0076in" style:text-scale="110%"/>
    </style:style>
    <style:style style:name="T1532" style:parent-style-name="DefaultParagraphFont" style:family="text">
      <style:text-properties fo:color="#231F20" style:text-scale="110%"/>
    </style:style>
    <style:style style:name="T1533" style:parent-style-name="DefaultParagraphFont" style:family="text">
      <style:text-properties fo:color="#231F20" fo:letter-spacing="-0.0076in" style:text-scale="110%"/>
    </style:style>
    <style:style style:name="T1534" style:parent-style-name="DefaultParagraphFont" style:family="text">
      <style:text-properties fo:color="#231F20" style:text-scale="110%"/>
    </style:style>
    <style:style style:name="T1535" style:parent-style-name="DefaultParagraphFont" style:family="text">
      <style:text-properties fo:color="#231F20" fo:letter-spacing="-0.0083in" style:text-scale="110%"/>
    </style:style>
    <style:style style:name="T1536" style:parent-style-name="DefaultParagraphFont" style:family="text">
      <style:text-properties fo:color="#231F20" style:text-scale="110%"/>
    </style:style>
    <style:style style:name="T1537" style:parent-style-name="DefaultParagraphFont" style:family="text">
      <style:text-properties fo:color="#231F20" fo:letter-spacing="-0.0076in" style:text-scale="110%"/>
    </style:style>
    <style:style style:name="T1538" style:parent-style-name="DefaultParagraphFont" style:family="text">
      <style:text-properties fo:color="#231F20" style:text-scale="110%"/>
    </style:style>
    <style:style style:name="T1539" style:parent-style-name="DefaultParagraphFont" style:family="text">
      <style:text-properties fo:color="#231F20" fo:letter-spacing="-0.0076in" style:text-scale="110%"/>
    </style:style>
    <style:style style:name="T1540" style:parent-style-name="DefaultParagraphFont" style:family="text">
      <style:text-properties fo:color="#231F20" style:text-scale="110%"/>
    </style:style>
    <style:style style:name="T1541" style:parent-style-name="DefaultParagraphFont" style:family="text">
      <style:text-properties fo:color="#231F20" fo:letter-spacing="-0.0076in" style:text-scale="110%"/>
    </style:style>
    <style:style style:name="T1542" style:parent-style-name="DefaultParagraphFont" style:family="text">
      <style:text-properties fo:color="#231F20" style:text-scale="110%"/>
    </style:style>
    <style:style style:name="T1543" style:parent-style-name="DefaultParagraphFont" style:family="text">
      <style:text-properties fo:color="#231F20" fo:letter-spacing="-0.0076in" style:text-scale="110%"/>
    </style:style>
    <style:style style:name="T1544" style:parent-style-name="DefaultParagraphFont" style:family="text">
      <style:text-properties fo:color="#231F20" style:text-scale="110%"/>
    </style:style>
    <style:style style:name="T1545" style:parent-style-name="DefaultParagraphFont" style:family="text">
      <style:text-properties fo:color="#231F20" fo:letter-spacing="-0.0076in" style:text-scale="110%"/>
    </style:style>
    <style:style style:name="T1546" style:parent-style-name="DefaultParagraphFont" style:family="text">
      <style:text-properties fo:color="#231F20" style:text-scale="110%"/>
    </style:style>
    <style:style style:name="T1547" style:parent-style-name="DefaultParagraphFont" style:family="text">
      <style:text-properties fo:color="#231F20" fo:letter-spacing="-0.0083in" style:text-scale="110%"/>
    </style:style>
    <style:style style:name="T1548" style:parent-style-name="DefaultParagraphFont" style:family="text">
      <style:text-properties fo:color="#231F20" style:text-scale="110%"/>
    </style:style>
    <style:style style:name="T1549" style:parent-style-name="DefaultParagraphFont" style:family="text">
      <style:text-properties fo:color="#231F20" fo:letter-spacing="-0.0076in" style:text-scale="110%"/>
    </style:style>
    <style:style style:name="T1550" style:parent-style-name="DefaultParagraphFont" style:family="text">
      <style:text-properties fo:color="#231F20" style:text-scale="110%"/>
    </style:style>
    <style:style style:name="T1551" style:parent-style-name="DefaultParagraphFont" style:family="text">
      <style:text-properties fo:color="#231F20" style:text-scale="115%"/>
    </style:style>
    <style:style style:name="T1552" style:parent-style-name="DefaultParagraphFont" style:family="text">
      <style:text-properties fo:color="#231F20" fo:letter-spacing="-0.0069in" style:text-scale="115%"/>
    </style:style>
    <style:style style:name="T1553" style:parent-style-name="DefaultParagraphFont" style:family="text">
      <style:text-properties fo:color="#231F20" style:text-scale="115%"/>
    </style:style>
    <style:style style:name="P1554" style:parent-style-name="Textbody" style:family="paragraph">
      <style:paragraph-properties fo:margin-top="0.0458in" fo:margin-left="0.1527in">
        <style:tab-stops/>
      </style:paragraph-properties>
      <style:text-properties fo:color="#231F20" style:text-scale="115%"/>
    </style:style>
    <style:style style:name="P1555" style:parent-style-name="Textbody" style:family="paragraph">
      <style:paragraph-properties fo:margin-top="0.05in" fo:line-height="125%" fo:margin-left="0.1111in" fo:margin-right="0.1034in" fo:text-indent="0.5in">
        <style:tab-stops/>
      </style:paragraph-properties>
    </style:style>
    <style:style style:name="T1556" style:parent-style-name="DefaultParagraphFont" style:family="text">
      <style:text-properties style:text-scale="105%"/>
    </style:style>
    <style:style style:name="T1557" style:parent-style-name="DefaultParagraphFont" style:family="text">
      <style:text-properties fo:letter-spacing="0.0083in" style:text-scale="105%"/>
    </style:style>
    <style:style style:name="T1558" style:parent-style-name="DefaultParagraphFont" style:family="text">
      <style:text-properties style:text-scale="105%"/>
    </style:style>
    <style:style style:name="T1559" style:parent-style-name="DefaultParagraphFont" style:family="text">
      <style:text-properties fo:letter-spacing="0.0083in" style:text-scale="105%"/>
    </style:style>
    <style:style style:name="T1560" style:parent-style-name="DefaultParagraphFont" style:family="text">
      <style:text-properties style:text-scale="105%"/>
    </style:style>
    <style:style style:name="T1561" style:parent-style-name="DefaultParagraphFont" style:family="text">
      <style:text-properties fo:letter-spacing="0.0076in" style:text-scale="105%"/>
    </style:style>
    <style:style style:name="T1562" style:parent-style-name="DefaultParagraphFont" style:family="text">
      <style:text-properties style:text-scale="105%"/>
    </style:style>
    <style:style style:name="T1563" style:parent-style-name="DefaultParagraphFont" style:family="text">
      <style:text-properties fo:letter-spacing="0.0083in" style:text-scale="105%"/>
    </style:style>
    <style:style style:name="T1564" style:parent-style-name="DefaultParagraphFont" style:family="text">
      <style:text-properties style:text-scale="105%"/>
    </style:style>
    <style:style style:name="T1565" style:parent-style-name="DefaultParagraphFont" style:family="text">
      <style:text-properties fo:letter-spacing="0.0083in" style:text-scale="105%"/>
    </style:style>
    <style:style style:name="T1566" style:parent-style-name="DefaultParagraphFont" style:family="text">
      <style:text-properties style:text-scale="105%"/>
    </style:style>
    <style:style style:name="T1567" style:parent-style-name="DefaultParagraphFont" style:family="text">
      <style:text-properties fo:letter-spacing="0.0083in" style:text-scale="105%"/>
    </style:style>
    <style:style style:name="T1568" style:parent-style-name="DefaultParagraphFont" style:family="text">
      <style:text-properties style:text-scale="105%"/>
    </style:style>
    <style:style style:name="T1569" style:parent-style-name="DefaultParagraphFont" style:family="text">
      <style:text-properties fo:letter-spacing="0.0076in" style:text-scale="105%"/>
    </style:style>
    <style:style style:name="T1570" style:parent-style-name="DefaultParagraphFont" style:family="text">
      <style:text-properties style:text-scale="105%"/>
    </style:style>
    <style:style style:name="T1571" style:parent-style-name="DefaultParagraphFont" style:family="text">
      <style:text-properties fo:letter-spacing="0.0083in" style:text-scale="105%"/>
    </style:style>
    <style:style style:name="T1572" style:parent-style-name="DefaultParagraphFont" style:family="text">
      <style:text-properties style:text-scale="105%"/>
    </style:style>
    <style:style style:name="T1573" style:parent-style-name="DefaultParagraphFont" style:family="text">
      <style:text-properties fo:letter-spacing="0.0083in" style:text-scale="105%"/>
    </style:style>
    <style:style style:name="T1574" style:parent-style-name="DefaultParagraphFont" style:family="text">
      <style:text-properties style:text-scale="105%"/>
    </style:style>
    <style:style style:name="T1575" style:parent-style-name="DefaultParagraphFont" style:family="text">
      <style:text-properties fo:letter-spacing="0.0083in" style:text-scale="105%"/>
    </style:style>
    <style:style style:name="T1576" style:parent-style-name="DefaultParagraphFont" style:family="text">
      <style:text-properties style:text-scale="105%"/>
    </style:style>
    <style:style style:name="T1577" style:parent-style-name="DefaultParagraphFont" style:family="text">
      <style:text-properties fo:letter-spacing="0.0076in" style:text-scale="105%"/>
    </style:style>
    <style:style style:name="T1578" style:parent-style-name="DefaultParagraphFont" style:family="text">
      <style:text-properties style:text-scale="105%"/>
    </style:style>
    <style:style style:name="T1579" style:parent-style-name="DefaultParagraphFont" style:family="text">
      <style:text-properties fo:letter-spacing="-0.0444in" style:text-scale="105%"/>
    </style:style>
    <style:style style:name="T1580" style:parent-style-name="DefaultParagraphFont" style:family="text">
      <style:text-properties style:text-scale="105%"/>
    </style:style>
    <style:style style:name="T1581" style:parent-style-name="DefaultParagraphFont" style:family="text">
      <style:text-properties fo:letter-spacing="0.0159in" style:text-scale="105%"/>
    </style:style>
    <style:style style:name="T1582" style:parent-style-name="DefaultParagraphFont" style:family="text">
      <style:text-properties style:text-scale="105%"/>
    </style:style>
    <style:style style:name="T1583" style:parent-style-name="DefaultParagraphFont" style:family="text">
      <style:text-properties fo:letter-spacing="0.0159in" style:text-scale="105%"/>
    </style:style>
    <style:style style:name="T1584" style:parent-style-name="DefaultParagraphFont" style:family="text">
      <style:text-properties style:text-scale="105%"/>
    </style:style>
    <style:style style:name="T1585" style:parent-style-name="DefaultParagraphFont" style:family="text">
      <style:text-properties fo:letter-spacing="0.0159in" style:text-scale="105%"/>
    </style:style>
    <style:style style:name="T1586" style:parent-style-name="DefaultParagraphFont" style:family="text">
      <style:text-properties style:text-scale="105%"/>
    </style:style>
    <style:style style:name="T1587" style:parent-style-name="DefaultParagraphFont" style:family="text">
      <style:text-properties fo:letter-spacing="0.0159in" style:text-scale="105%"/>
    </style:style>
    <style:style style:name="T1588" style:parent-style-name="DefaultParagraphFont" style:family="text">
      <style:text-properties style:text-scale="105%"/>
    </style:style>
    <style:style style:name="T1589" style:parent-style-name="DefaultParagraphFont" style:family="text">
      <style:text-properties fo:letter-spacing="0.0166in" style:text-scale="105%"/>
    </style:style>
    <style:style style:name="T1590" style:parent-style-name="DefaultParagraphFont" style:family="text">
      <style:text-properties style:text-scale="105%"/>
    </style:style>
    <style:style style:name="T1591" style:parent-style-name="DefaultParagraphFont" style:family="text">
      <style:text-properties fo:letter-spacing="0.0159in" style:text-scale="105%"/>
    </style:style>
    <style:style style:name="T1592" style:parent-style-name="DefaultParagraphFont" style:family="text">
      <style:text-properties style:text-scale="105%"/>
    </style:style>
    <style:style style:name="T1593" style:parent-style-name="DefaultParagraphFont" style:family="text">
      <style:text-properties fo:letter-spacing="0.0159in" style:text-scale="105%"/>
    </style:style>
    <style:style style:name="T1594" style:parent-style-name="DefaultParagraphFont" style:family="text">
      <style:text-properties style:text-scale="105%"/>
    </style:style>
    <style:style style:name="T1595" style:parent-style-name="DefaultParagraphFont" style:family="text">
      <style:text-properties fo:letter-spacing="0.0159in" style:text-scale="105%"/>
    </style:style>
    <style:style style:name="T1596" style:parent-style-name="DefaultParagraphFont" style:family="text">
      <style:text-properties style:text-scale="105%"/>
    </style:style>
    <style:style style:name="T1597" style:parent-style-name="DefaultParagraphFont" style:family="text">
      <style:text-properties fo:letter-spacing="0.0159in" style:text-scale="105%"/>
    </style:style>
    <style:style style:name="T1598" style:parent-style-name="DefaultParagraphFont" style:family="text">
      <style:text-properties style:text-scale="105%"/>
    </style:style>
    <style:style style:name="T1599" style:parent-style-name="DefaultParagraphFont" style:family="text">
      <style:text-properties fo:letter-spacing="0.0166in" style:text-scale="105%"/>
    </style:style>
    <style:style style:name="T1600" style:parent-style-name="DefaultParagraphFont" style:family="text">
      <style:text-properties style:text-scale="105%"/>
    </style:style>
    <style:style style:name="T1601" style:parent-style-name="DefaultParagraphFont" style:family="text">
      <style:text-properties fo:letter-spacing="0.0159in" style:text-scale="105%"/>
    </style:style>
    <style:style style:name="T1602" style:parent-style-name="DefaultParagraphFont" style:family="text">
      <style:text-properties style:text-scale="105%"/>
    </style:style>
    <style:style style:name="T1603" style:parent-style-name="DefaultParagraphFont" style:family="text">
      <style:text-properties fo:letter-spacing="0.0159in" style:text-scale="105%"/>
    </style:style>
    <style:style style:name="T1604" style:parent-style-name="DefaultParagraphFont" style:family="text">
      <style:text-properties style:text-scale="105%"/>
    </style:style>
    <style:style style:name="T1605" style:parent-style-name="DefaultParagraphFont" style:family="text">
      <style:text-properties fo:letter-spacing="0.0159in" style:text-scale="105%"/>
    </style:style>
    <style:style style:name="T1606" style:parent-style-name="DefaultParagraphFont" style:family="text">
      <style:text-properties style:text-scale="105%"/>
    </style:style>
    <style:style style:name="T1607" style:parent-style-name="DefaultParagraphFont" style:family="text">
      <style:text-properties fo:letter-spacing="0.0006in" style:text-scale="105%"/>
    </style:style>
    <style:style style:name="T1608" style:parent-style-name="DefaultParagraphFont" style:family="text">
      <style:text-properties style:text-scale="105%"/>
    </style:style>
    <style:style style:name="T1609" style:parent-style-name="DefaultParagraphFont" style:family="text">
      <style:text-properties fo:letter-spacing="-0.0006in" style:text-scale="105%"/>
    </style:style>
    <style:style style:name="T1610" style:parent-style-name="DefaultParagraphFont" style:family="text">
      <style:text-properties style:text-scale="105%"/>
    </style:style>
    <style:style style:name="P1611" style:parent-style-name="Textbody" style:family="paragraph">
      <style:paragraph-properties fo:margin-top="0.0055in"/>
      <style:text-properties fo:font-size="14pt" style:font-size-asian="14pt"/>
    </style:style>
    <style:style style:name="P1612" style:parent-style-name="Textbody" style:family="paragraph">
      <style:paragraph-properties fo:margin-top="0.0055in"/>
      <style:text-properties fo:font-size="14pt" style:font-size-asian="14pt"/>
    </style:style>
    <style:style style:name="P1613" style:parent-style-name="Textbody" style:family="paragraph">
      <style:paragraph-properties fo:margin-left="0.184in">
        <style:tab-stops/>
      </style:paragraph-properties>
    </style:style>
    <style:style style:name="T1614" style:parent-style-name="DefaultParagraphFont" style:family="text">
      <style:text-properties style:font-name="Calibri" fo:font-weight="bold" style:font-weight-asian="bold" fo:color="#231F20" style:text-scale="110%"/>
    </style:style>
    <style:style style:name="T1615" style:parent-style-name="DefaultParagraphFont" style:family="text">
      <style:text-properties style:font-name="Calibri" fo:font-weight="bold" style:font-weight-asian="bold" fo:color="#231F20" fo:letter-spacing="-0.0076in" style:text-scale="110%"/>
    </style:style>
    <style:style style:name="T1616" style:parent-style-name="DefaultParagraphFont" style:family="text">
      <style:text-properties fo:color="#231F20" style:text-scale="110%"/>
    </style:style>
    <style:style style:name="T1617" style:parent-style-name="DefaultParagraphFont" style:family="text">
      <style:text-properties fo:color="#231F20" fo:letter-spacing="-0.0076in" style:text-scale="110%"/>
    </style:style>
    <style:style style:name="T1618" style:parent-style-name="DefaultParagraphFont" style:family="text">
      <style:text-properties fo:color="#231F20" style:text-scale="110%"/>
    </style:style>
    <style:style style:name="T1619" style:parent-style-name="DefaultParagraphFont" style:family="text">
      <style:text-properties fo:color="#231F20" fo:letter-spacing="-0.0069in" style:text-scale="110%"/>
    </style:style>
    <style:style style:name="T1620" style:parent-style-name="DefaultParagraphFont" style:family="text">
      <style:text-properties fo:color="#231F20" style:text-scale="110%"/>
    </style:style>
    <style:style style:name="T1621" style:parent-style-name="DefaultParagraphFont" style:family="text">
      <style:text-properties fo:color="#231F20" fo:letter-spacing="-0.0076in" style:text-scale="110%"/>
    </style:style>
    <style:style style:name="T1622" style:parent-style-name="DefaultParagraphFont" style:family="text">
      <style:text-properties fo:color="#231F20" style:text-scale="110%"/>
    </style:style>
    <style:style style:name="T1623" style:parent-style-name="DefaultParagraphFont" style:family="text">
      <style:text-properties fo:color="#231F20" fo:letter-spacing="-0.0076in" style:text-scale="110%"/>
    </style:style>
    <style:style style:name="T1624" style:parent-style-name="DefaultParagraphFont" style:family="text">
      <style:text-properties fo:color="#231F20" style:text-scale="110%"/>
    </style:style>
    <style:style style:name="T1625" style:parent-style-name="DefaultParagraphFont" style:family="text">
      <style:text-properties fo:color="#231F20" fo:letter-spacing="-0.0069in" style:text-scale="110%"/>
    </style:style>
    <style:style style:name="T1626" style:parent-style-name="DefaultParagraphFont" style:family="text">
      <style:text-properties fo:color="#231F20" style:text-scale="110%"/>
    </style:style>
    <style:style style:name="T1627" style:parent-style-name="DefaultParagraphFont" style:family="text">
      <style:text-properties fo:color="#231F20" fo:letter-spacing="-0.0076in" style:text-scale="110%"/>
    </style:style>
    <style:style style:name="T1628" style:parent-style-name="DefaultParagraphFont" style:family="text">
      <style:text-properties fo:color="#231F20" style:text-scale="110%"/>
    </style:style>
    <style:style style:name="T1629" style:parent-style-name="DefaultParagraphFont" style:family="text">
      <style:text-properties fo:color="#231F20" fo:letter-spacing="-0.0076in" style:text-scale="110%"/>
    </style:style>
    <style:style style:name="T1630" style:parent-style-name="DefaultParagraphFont" style:family="text">
      <style:text-properties fo:color="#231F20" style:text-scale="110%"/>
    </style:style>
    <style:style style:name="T1631" style:parent-style-name="DefaultParagraphFont" style:family="text">
      <style:text-properties fo:color="#231F20" fo:letter-spacing="-0.0069in" style:text-scale="110%"/>
    </style:style>
    <style:style style:name="T1632" style:parent-style-name="DefaultParagraphFont" style:family="text">
      <style:text-properties fo:color="#231F20" style:text-scale="110%"/>
    </style:style>
    <style:style style:name="T1633" style:parent-style-name="DefaultParagraphFont" style:family="text">
      <style:text-properties fo:color="#231F20" fo:letter-spacing="-0.0076in" style:text-scale="110%"/>
    </style:style>
    <style:style style:name="T1634" style:parent-style-name="DefaultParagraphFont" style:family="text">
      <style:text-properties fo:color="#231F20" style:text-scale="110%"/>
    </style:style>
    <style:style style:name="P1635" style:parent-style-name="Textbody" style:family="paragraph">
      <style:paragraph-properties fo:margin-top="0.0402in" fo:margin-left="0.1527in">
        <style:tab-stops/>
      </style:paragraph-properties>
      <style:text-properties fo:color="#231F20" style:text-scale="115%"/>
    </style:style>
    <style:style style:name="P1636" style:parent-style-name="Textbody" style:family="paragraph">
      <style:paragraph-properties fo:margin-top="0.0493in" fo:line-height="125%" fo:margin-left="0.1111in" fo:margin-right="0.2486in" fo:text-indent="0.5in">
        <style:tab-stops/>
      </style:paragraph-properties>
    </style:style>
    <style:style style:name="T1637" style:parent-style-name="DefaultParagraphFont" style:family="text">
      <style:text-properties style:text-scale="110%"/>
    </style:style>
    <style:style style:name="T1638" style:parent-style-name="DefaultParagraphFont" style:family="text">
      <style:text-properties fo:letter-spacing="-0.0034in" style:text-scale="110%"/>
    </style:style>
    <style:style style:name="T1639" style:parent-style-name="DefaultParagraphFont" style:family="text">
      <style:text-properties style:text-scale="110%"/>
    </style:style>
    <style:style style:name="T1640" style:parent-style-name="DefaultParagraphFont" style:family="text">
      <style:text-properties fo:letter-spacing="-0.0034in" style:text-scale="110%"/>
    </style:style>
    <style:style style:name="T1641" style:parent-style-name="DefaultParagraphFont" style:family="text">
      <style:text-properties style:text-scale="110%"/>
    </style:style>
    <style:style style:name="T1642" style:parent-style-name="DefaultParagraphFont" style:family="text">
      <style:text-properties fo:letter-spacing="-0.0034in" style:text-scale="110%"/>
    </style:style>
    <style:style style:name="T1643" style:parent-style-name="DefaultParagraphFont" style:family="text">
      <style:text-properties style:text-scale="110%"/>
    </style:style>
    <style:style style:name="T1644" style:parent-style-name="DefaultParagraphFont" style:family="text">
      <style:text-properties fo:letter-spacing="-0.0034in" style:text-scale="110%"/>
    </style:style>
    <style:style style:name="T1645" style:parent-style-name="DefaultParagraphFont" style:family="text">
      <style:text-properties style:text-scale="110%"/>
    </style:style>
    <style:style style:name="T1646" style:parent-style-name="DefaultParagraphFont" style:family="text">
      <style:text-properties fo:letter-spacing="-0.0027in" style:text-scale="110%"/>
    </style:style>
    <style:style style:name="T1647" style:parent-style-name="DefaultParagraphFont" style:family="text">
      <style:text-properties style:text-scale="110%"/>
    </style:style>
    <style:style style:name="T1648" style:parent-style-name="DefaultParagraphFont" style:family="text">
      <style:text-properties fo:letter-spacing="-0.0034in" style:text-scale="110%"/>
    </style:style>
    <style:style style:name="T1649" style:parent-style-name="DefaultParagraphFont" style:family="text">
      <style:text-properties style:text-scale="110%"/>
    </style:style>
    <style:style style:name="T1650" style:parent-style-name="DefaultParagraphFont" style:family="text">
      <style:text-properties fo:letter-spacing="-0.0034in" style:text-scale="110%"/>
    </style:style>
    <style:style style:name="T1651" style:parent-style-name="DefaultParagraphFont" style:family="text">
      <style:text-properties style:text-scale="110%"/>
    </style:style>
    <style:style style:name="T1652" style:parent-style-name="DefaultParagraphFont" style:family="text">
      <style:text-properties fo:letter-spacing="-0.0034in" style:text-scale="110%"/>
    </style:style>
    <style:style style:name="T1653" style:parent-style-name="DefaultParagraphFont" style:family="text">
      <style:text-properties style:text-scale="110%"/>
    </style:style>
    <style:style style:name="T1654" style:parent-style-name="DefaultParagraphFont" style:family="text">
      <style:text-properties fo:letter-spacing="-0.0465in" style:text-scale="110%"/>
    </style:style>
    <style:style style:name="T1655" style:parent-style-name="DefaultParagraphFont" style:family="text">
      <style:text-properties style:text-scale="110%"/>
    </style:style>
    <style:style style:name="T1656" style:parent-style-name="DefaultParagraphFont" style:family="text">
      <style:text-properties fo:letter-spacing="-0.0027in" style:text-scale="110%"/>
    </style:style>
    <style:style style:name="T1657" style:parent-style-name="DefaultParagraphFont" style:family="text">
      <style:text-properties style:text-scale="110%"/>
    </style:style>
    <style:style style:name="T1658" style:parent-style-name="DefaultParagraphFont" style:family="text">
      <style:text-properties fo:letter-spacing="-0.002in" style:text-scale="110%"/>
    </style:style>
    <style:style style:name="T1659" style:parent-style-name="DefaultParagraphFont" style:family="text">
      <style:text-properties style:text-scale="110%"/>
    </style:style>
    <style:style style:name="T1660" style:parent-style-name="DefaultParagraphFont" style:family="text">
      <style:text-properties fo:letter-spacing="-0.0027in" style:text-scale="110%"/>
    </style:style>
    <style:style style:name="T1661" style:parent-style-name="DefaultParagraphFont" style:family="text">
      <style:text-properties style:text-scale="110%"/>
    </style:style>
    <style:style style:name="T1662" style:parent-style-name="DefaultParagraphFont" style:family="text">
      <style:text-properties fo:letter-spacing="-0.002in" style:text-scale="110%"/>
    </style:style>
    <style:style style:name="T1663" style:parent-style-name="DefaultParagraphFont" style:family="text">
      <style:text-properties style:text-scale="110%"/>
    </style:style>
    <style:style style:name="T1664" style:parent-style-name="DefaultParagraphFont" style:family="text">
      <style:text-properties fo:letter-spacing="-0.002in" style:text-scale="110%"/>
    </style:style>
    <style:style style:name="T1665" style:parent-style-name="DefaultParagraphFont" style:family="text">
      <style:text-properties style:text-scale="110%"/>
    </style:style>
    <style:style style:name="T1666" style:parent-style-name="DefaultParagraphFont" style:family="text">
      <style:text-properties fo:letter-spacing="-0.0027in" style:text-scale="110%"/>
    </style:style>
    <style:style style:name="T1667" style:parent-style-name="DefaultParagraphFont" style:family="text">
      <style:text-properties style:text-scale="110%"/>
    </style:style>
    <style:style style:name="T1668" style:parent-style-name="DefaultParagraphFont" style:family="text">
      <style:text-properties fo:letter-spacing="-0.002in" style:text-scale="110%"/>
    </style:style>
    <style:style style:name="T1669" style:parent-style-name="DefaultParagraphFont" style:family="text">
      <style:text-properties style:text-scale="110%"/>
    </style:style>
    <style:style style:name="T1670" style:parent-style-name="DefaultParagraphFont" style:family="text">
      <style:text-properties fo:letter-spacing="0.0451in" style:text-scale="110%"/>
    </style:style>
    <style:style style:name="T1671" style:parent-style-name="DefaultParagraphFont" style:family="text">
      <style:text-properties style:text-scale="110%"/>
    </style:style>
    <style:style style:name="T1672" style:parent-style-name="DefaultParagraphFont" style:family="text">
      <style:text-properties fo:letter-spacing="-0.0027in" style:text-scale="110%"/>
    </style:style>
    <style:style style:name="T1673" style:parent-style-name="DefaultParagraphFont" style:family="text">
      <style:text-properties style:text-scale="110%"/>
    </style:style>
    <style:style style:name="T1674" style:parent-style-name="DefaultParagraphFont" style:family="text">
      <style:text-properties fo:letter-spacing="-0.002in" style:text-scale="110%"/>
    </style:style>
    <style:style style:name="T1675" style:parent-style-name="DefaultParagraphFont" style:family="text">
      <style:text-properties style:text-scale="110%"/>
    </style:style>
    <style:style style:name="P1676" style:parent-style-name="Textbody" style:master-page-name="MP4" style:family="paragraph">
      <style:paragraph-properties fo:break-before="page"/>
      <style:text-properties fo:font-size="17pt" style:font-size-asian="17pt"/>
    </style:style>
    <style:style style:name="P1697" style:parent-style-name="Textbody" style:family="paragraph">
      <style:paragraph-properties fo:margin-top="0.0034in"/>
      <style:text-properties fo:font-size="17pt" style:font-size-asian="17pt"/>
    </style:style>
    <style:style style:name="P1698" style:parent-style-name="Textbody" style:family="paragraph">
      <style:paragraph-properties fo:margin-top="0.0034in"/>
      <style:text-properties fo:font-size="15.5pt" style:font-size-asian="15.5pt"/>
    </style:style>
    <style:style style:name="T1699" style:parent-style-name="DefaultParagraphFont" style:family="text">
      <style:text-properties fo:color="#231F20"/>
    </style:style>
    <style:style style:name="T1700" style:parent-style-name="DefaultParagraphFont" style:family="text">
      <style:text-properties fo:color="#231F20" fo:letter-spacing="-0.0041in"/>
    </style:style>
    <style:style style:name="T1701" style:parent-style-name="DefaultParagraphFont" style:family="text">
      <style:text-properties fo:color="#231F20"/>
    </style:style>
    <style:style style:name="T1702" style:parent-style-name="DefaultParagraphFont" style:family="text">
      <style:text-properties fo:color="#231F20" fo:letter-spacing="-0.0034in"/>
    </style:style>
    <style:style style:name="T1703" style:parent-style-name="DefaultParagraphFont" style:family="text">
      <style:text-properties fo:color="#231F20"/>
    </style:style>
    <style:style style:name="P1704" style:parent-style-name="Textbody" style:family="paragraph">
      <style:text-properties style:font-name="Calibri" fo:font-weight="bold" style:font-weight-asian="bold"/>
    </style:style>
    <style:style style:name="P1705" style:parent-style-name="Textbody" style:family="paragraph">
      <style:paragraph-properties fo:margin-top="0.0013in"/>
      <style:text-properties style:font-name="Calibri" fo:font-weight="bold" style:font-weight-asian="bold" fo:font-size="10pt" style:font-size-asian="10pt"/>
    </style:style>
    <style:style style:name="P1706" style:parent-style-name="Textbody" style:family="paragraph">
      <style:paragraph-properties fo:line-height="122%" fo:margin-left="0.184in" fo:margin-right="0.2486in">
        <style:tab-stops/>
      </style:paragraph-properties>
    </style:style>
    <style:style style:name="T1707" style:parent-style-name="DefaultParagraphFont" style:family="text">
      <style:text-properties fo:color="#231F20" style:text-scale="105%"/>
    </style:style>
    <style:style style:name="T1708" style:parent-style-name="DefaultParagraphFont" style:family="text">
      <style:text-properties fo:color="#231F20" fo:letter-spacing="0.0006in" style:text-scale="105%"/>
    </style:style>
    <style:style style:name="T1709" style:parent-style-name="DefaultParagraphFont" style:family="text">
      <style:text-properties fo:color="#231F20" style:text-scale="105%"/>
    </style:style>
    <style:style style:name="T1710" style:parent-style-name="DefaultParagraphFont" style:family="text">
      <style:text-properties fo:color="#231F20" fo:letter-spacing="0.0006in" style:text-scale="105%"/>
    </style:style>
    <style:style style:name="T1711" style:parent-style-name="DefaultParagraphFont" style:family="text">
      <style:text-properties fo:color="#231F20" style:text-scale="105%"/>
    </style:style>
    <style:style style:name="T1712" style:parent-style-name="DefaultParagraphFont" style:family="text">
      <style:text-properties fo:color="#231F20" fo:letter-spacing="0.0006in" style:text-scale="105%"/>
    </style:style>
    <style:style style:name="T1713" style:parent-style-name="DefaultParagraphFont" style:family="text">
      <style:text-properties fo:color="#231F20" style:text-scale="105%"/>
    </style:style>
    <style:style style:name="T1714" style:parent-style-name="DefaultParagraphFont" style:family="text">
      <style:text-properties fo:color="#231F20" fo:letter-spacing="0.0006in" style:text-scale="105%"/>
    </style:style>
    <style:style style:name="T1715" style:parent-style-name="DefaultParagraphFont" style:family="text">
      <style:text-properties fo:color="#231F20" style:text-scale="105%"/>
    </style:style>
    <style:style style:name="T1716" style:parent-style-name="DefaultParagraphFont" style:family="text">
      <style:text-properties fo:color="#231F20" fo:letter-spacing="0.0006in" style:text-scale="105%"/>
    </style:style>
    <style:style style:name="T1717" style:parent-style-name="DefaultParagraphFont" style:family="text">
      <style:text-properties fo:color="#231F20" style:text-scale="105%"/>
    </style:style>
    <style:style style:name="T1718" style:parent-style-name="DefaultParagraphFont" style:family="text">
      <style:text-properties fo:color="#231F20" fo:letter-spacing="0.0006in" style:text-scale="105%"/>
    </style:style>
    <style:style style:name="T1719" style:parent-style-name="DefaultParagraphFont" style:family="text">
      <style:text-properties fo:color="#231F20" style:text-scale="105%"/>
    </style:style>
    <style:style style:name="T1720" style:parent-style-name="DefaultParagraphFont" style:family="text">
      <style:text-properties fo:color="#231F20" fo:letter-spacing="0.0006in" style:text-scale="105%"/>
    </style:style>
    <style:style style:name="T1721" style:parent-style-name="DefaultParagraphFont" style:family="text">
      <style:text-properties fo:color="#231F20" style:text-scale="105%"/>
    </style:style>
    <style:style style:name="T1722" style:parent-style-name="DefaultParagraphFont" style:family="text">
      <style:text-properties fo:color="#231F20" fo:letter-spacing="0.0006in" style:text-scale="105%"/>
    </style:style>
    <style:style style:name="T1723" style:parent-style-name="DefaultParagraphFont" style:family="text">
      <style:text-properties fo:color="#231F20" style:text-scale="105%"/>
    </style:style>
    <style:style style:name="T1724" style:parent-style-name="DefaultParagraphFont" style:family="text">
      <style:text-properties fo:color="#231F20" fo:letter-spacing="0.0006in" style:text-scale="105%"/>
    </style:style>
    <style:style style:name="T1725" style:parent-style-name="DefaultParagraphFont" style:family="text">
      <style:text-properties fo:color="#231F20" style:text-scale="105%"/>
    </style:style>
    <style:style style:name="T1726" style:parent-style-name="DefaultParagraphFont" style:family="text">
      <style:text-properties fo:color="#231F20" fo:letter-spacing="0.0006in" style:text-scale="105%"/>
    </style:style>
    <style:style style:name="T1727" style:parent-style-name="DefaultParagraphFont" style:family="text">
      <style:text-properties fo:color="#231F20" style:text-scale="105%"/>
    </style:style>
    <style:style style:name="T1728" style:parent-style-name="DefaultParagraphFont" style:family="text">
      <style:text-properties fo:color="#231F20" fo:letter-spacing="0.0006in" style:text-scale="105%"/>
    </style:style>
    <style:style style:name="T1729" style:parent-style-name="DefaultParagraphFont" style:family="text">
      <style:text-properties fo:color="#231F20" style:text-scale="105%"/>
    </style:style>
    <style:style style:name="T1730" style:parent-style-name="DefaultParagraphFont" style:family="text">
      <style:text-properties fo:color="#231F20" fo:letter-spacing="0.0006in" style:text-scale="105%"/>
    </style:style>
    <style:style style:name="T1731" style:parent-style-name="DefaultParagraphFont" style:family="text">
      <style:text-properties fo:color="#231F20" style:text-scale="105%"/>
    </style:style>
    <style:style style:name="T1732" style:parent-style-name="DefaultParagraphFont" style:family="text">
      <style:text-properties fo:color="#231F20" fo:letter-spacing="0.0006in" style:text-scale="105%"/>
    </style:style>
    <style:style style:name="T1733" style:parent-style-name="DefaultParagraphFont" style:family="text">
      <style:text-properties fo:color="#231F20" style:text-scale="105%"/>
    </style:style>
    <style:style style:name="T1734" style:parent-style-name="DefaultParagraphFont" style:family="text">
      <style:text-properties fo:color="#231F20" fo:letter-spacing="0.0263in" style:text-scale="105%"/>
    </style:style>
    <style:style style:name="T1735" style:parent-style-name="DefaultParagraphFont" style:family="text">
      <style:text-properties fo:color="#231F20" style:text-scale="105%"/>
    </style:style>
    <style:style style:name="T1736" style:parent-style-name="DefaultParagraphFont" style:family="text">
      <style:text-properties fo:color="#231F20" fo:letter-spacing="0.0263in" style:text-scale="105%"/>
    </style:style>
    <style:style style:name="T1737" style:parent-style-name="DefaultParagraphFont" style:family="text">
      <style:text-properties fo:color="#231F20" style:text-scale="105%"/>
    </style:style>
    <style:style style:name="T1738" style:parent-style-name="DefaultParagraphFont" style:family="text">
      <style:text-properties fo:color="#231F20" fo:letter-spacing="0.0263in" style:text-scale="105%"/>
    </style:style>
    <style:style style:name="T1739" style:parent-style-name="DefaultParagraphFont" style:family="text">
      <style:text-properties fo:color="#231F20" style:text-scale="105%"/>
    </style:style>
    <style:style style:name="T1740" style:parent-style-name="DefaultParagraphFont" style:family="text">
      <style:text-properties fo:color="#231F20" fo:letter-spacing="0.0263in" style:text-scale="105%"/>
    </style:style>
    <style:style style:name="T1741" style:parent-style-name="DefaultParagraphFont" style:family="text">
      <style:text-properties fo:color="#231F20" style:text-scale="105%"/>
    </style:style>
    <style:style style:name="T1742" style:parent-style-name="DefaultParagraphFont" style:family="text">
      <style:text-properties fo:color="#231F20" fo:letter-spacing="0.0263in" style:text-scale="105%"/>
    </style:style>
    <style:style style:name="T1743" style:parent-style-name="DefaultParagraphFont" style:family="text">
      <style:text-properties fo:color="#231F20" style:text-scale="105%"/>
    </style:style>
    <style:style style:name="T1744" style:parent-style-name="DefaultParagraphFont" style:family="text">
      <style:text-properties fo:color="#231F20" fo:letter-spacing="0.0263in" style:text-scale="105%"/>
    </style:style>
    <style:style style:name="T1745" style:parent-style-name="DefaultParagraphFont" style:family="text">
      <style:text-properties fo:color="#231F20" style:text-scale="105%"/>
    </style:style>
    <style:style style:name="T1746" style:parent-style-name="DefaultParagraphFont" style:family="text">
      <style:text-properties fo:color="#231F20" fo:letter-spacing="0.0263in" style:text-scale="105%"/>
    </style:style>
    <style:style style:name="T1747" style:parent-style-name="DefaultParagraphFont" style:family="text">
      <style:text-properties fo:color="#231F20" style:text-scale="105%"/>
    </style:style>
    <style:style style:name="T1748" style:parent-style-name="DefaultParagraphFont" style:family="text">
      <style:text-properties fo:color="#231F20" fo:letter-spacing="0.0263in" style:text-scale="105%"/>
    </style:style>
    <style:style style:name="T1749" style:parent-style-name="DefaultParagraphFont" style:family="text">
      <style:text-properties fo:color="#231F20" style:text-scale="105%"/>
    </style:style>
    <style:style style:name="T1750" style:parent-style-name="DefaultParagraphFont" style:family="text">
      <style:text-properties fo:color="#231F20" fo:letter-spacing="0.0263in" style:text-scale="105%"/>
    </style:style>
    <style:style style:name="T1751" style:parent-style-name="DefaultParagraphFont" style:family="text">
      <style:text-properties fo:color="#231F20" style:text-scale="105%"/>
    </style:style>
    <style:style style:name="T1752" style:parent-style-name="DefaultParagraphFont" style:family="text">
      <style:text-properties fo:color="#231F20" fo:letter-spacing="0.0263in" style:text-scale="105%"/>
    </style:style>
    <style:style style:name="T1753" style:parent-style-name="DefaultParagraphFont" style:family="text">
      <style:text-properties fo:color="#231F20" style:text-scale="105%"/>
    </style:style>
    <style:style style:name="T1754" style:parent-style-name="DefaultParagraphFont" style:family="text">
      <style:text-properties fo:color="#231F20" fo:letter-spacing="0.0263in" style:text-scale="105%"/>
    </style:style>
    <style:style style:name="T1755" style:parent-style-name="DefaultParagraphFont" style:family="text">
      <style:text-properties fo:color="#231F20" style:text-scale="105%"/>
    </style:style>
    <style:style style:name="T1756" style:parent-style-name="DefaultParagraphFont" style:family="text">
      <style:text-properties fo:color="#231F20" fo:letter-spacing="0.0263in" style:text-scale="105%"/>
    </style:style>
    <style:style style:name="T1757" style:parent-style-name="DefaultParagraphFont" style:family="text">
      <style:text-properties fo:color="#231F20" style:text-scale="105%"/>
    </style:style>
    <style:style style:name="T1758" style:parent-style-name="DefaultParagraphFont" style:family="text">
      <style:text-properties fo:color="#231F20" fo:letter-spacing="0.0263in" style:text-scale="105%"/>
    </style:style>
    <style:style style:name="T1759" style:parent-style-name="DefaultParagraphFont" style:family="text">
      <style:text-properties fo:color="#231F20" style:text-scale="105%"/>
    </style:style>
    <style:style style:name="T1760" style:parent-style-name="DefaultParagraphFont" style:family="text">
      <style:text-properties fo:color="#231F20" fo:letter-spacing="0.0263in" style:text-scale="105%"/>
    </style:style>
    <style:style style:name="T1761" style:parent-style-name="DefaultParagraphFont" style:family="text">
      <style:text-properties fo:color="#231F20" style:text-scale="105%"/>
    </style:style>
    <style:style style:name="T1762" style:parent-style-name="DefaultParagraphFont" style:family="text">
      <style:text-properties fo:color="#231F20" fo:letter-spacing="0.0263in" style:text-scale="105%"/>
    </style:style>
    <style:style style:name="T1763" style:parent-style-name="DefaultParagraphFont" style:family="text">
      <style:text-properties fo:color="#231F20" style:text-scale="105%"/>
    </style:style>
    <style:style style:name="T1764" style:parent-style-name="DefaultParagraphFont" style:family="text">
      <style:text-properties fo:color="#231F20" fo:letter-spacing="-0.0444in" style:text-scale="105%"/>
    </style:style>
    <style:style style:name="T1765" style:parent-style-name="DefaultParagraphFont" style:family="text">
      <style:text-properties fo:color="#231F20" style:text-scale="105%"/>
    </style:style>
    <style:style style:name="T1766" style:parent-style-name="DefaultParagraphFont" style:family="text">
      <style:text-properties fo:color="#231F20" fo:letter-spacing="-0.0006in" style:text-scale="105%"/>
    </style:style>
    <style:style style:name="T1767" style:parent-style-name="DefaultParagraphFont" style:family="text">
      <style:text-properties fo:color="#231F20" style:text-scale="105%"/>
    </style:style>
    <style:style style:name="P1768" style:parent-style-name="Textbody" style:family="paragraph">
      <style:text-properties fo:font-size="17pt" style:font-size-asian="17pt"/>
    </style:style>
    <style:style style:name="P1769" style:parent-style-name="Textbody" style:family="paragraph">
      <style:paragraph-properties fo:margin-top="0.1437in" fo:margin-left="0.184in">
        <style:tab-stops>
          <style:tab-stop style:type="left" style:position="5.7979in"/>
          <style:tab-stop style:type="left" style:position="7.4576in"/>
        </style:tab-stops>
      </style:paragraph-properties>
    </style:style>
    <style:style style:name="T1770" style:parent-style-name="DefaultParagraphFont" style:family="text">
      <style:text-properties fo:color="#231F20" style:text-scale="110%"/>
    </style:style>
    <style:style style:name="T1771" style:parent-style-name="DefaultParagraphFont" style:family="text">
      <style:text-properties fo:color="#231F20" style:text-scale="110%" style:text-underline-type="single" style:text-underline-style="solid" style:text-underline-width="bold" style:text-underline-mode="continuous" style:text-underline-color="#231F20"/>
    </style:style>
    <style:style style:name="T1772" style:parent-style-name="DefaultParagraphFont" style:family="text">
      <style:text-properties fo:color="#231F20" fo:letter-spacing="-0.0006in" style:text-scale="110%" style:text-underline-type="single" style:text-underline-style="solid" style:text-underline-width="bold" style:text-underline-mode="continuous" style:text-underline-color="#231F20"/>
    </style:style>
    <style:style style:name="T1773" style:parent-style-name="DefaultParagraphFont" style:family="text">
      <style:text-properties fo:color="#231F20" fo:letter-spacing="0.0284in" style:text-scale="105%" style:text-underline-type="single" style:text-underline-style="solid" style:text-underline-width="bold" style:text-underline-mode="continuous" style:text-underline-color="#231F20"/>
    </style:style>
    <style:style style:name="T1774" style:parent-style-name="DefaultParagraphFont" style:family="text">
      <style:text-properties fo:color="#231F20" style:text-scale="110%"/>
    </style:style>
    <style:style style:name="T1775" style:parent-style-name="DefaultParagraphFont" style:family="text">
      <style:text-properties fo:color="#231F20" style:text-scale="105%"/>
    </style:style>
    <style:style style:name="T1776" style:parent-style-name="DefaultParagraphFont" style:family="text">
      <style:text-properties fo:color="#231F20" fo:letter-spacing="0.0361in" style:text-scale="105%" style:text-underline-type="single" style:text-underline-style="solid" style:text-underline-width="bold" style:text-underline-mode="continuous" style:text-underline-color="#231F20"/>
    </style:style>
    <style:style style:name="T1777" style:parent-style-name="DefaultParagraphFont" style:family="text">
      <style:text-properties style:font-name="Times New Roman" fo:color="#231F20" style:text-scale="105%" style:text-underline-type="single" style:text-underline-style="solid" style:text-underline-width="bold" style:text-underline-mode="continuous" style:text-underline-color="#231F20"/>
    </style:style>
    <style:style style:name="T1778" style:parent-style-name="DefaultParagraphFont" style:family="text">
      <style:text-properties style:font-name="Times New Roman" fo:color="#231F20" style:text-scale="105%" style:text-underline-type="single" style:text-underline-style="solid" style:text-underline-width="bold" style:text-underline-mode="continuous" style:text-underline-color="#231F20"/>
    </style:style>
    <style:style style:name="P1779" style:parent-style-name="Textbody" style:family="paragraph">
      <style:text-properties style:font-name="Times New Roman" fo:font-size="25pt" style:font-size-asian="25pt"/>
    </style:style>
    <style:style style:name="P1780" style:parent-style-name="Textbody" style:family="paragraph">
      <style:paragraph-properties fo:margin-left="0.184in">
        <style:tab-stops>
          <style:tab-stop style:type="left" style:position="3.6222in"/>
          <style:tab-stop style:type="left" style:position="5.7979in"/>
          <style:tab-stop style:type="left" style:position="7.4576in"/>
        </style:tab-stops>
      </style:paragraph-properties>
    </style:style>
    <style:style style:name="T1781" style:parent-style-name="DefaultParagraphFont" style:family="text">
      <style:text-properties fo:color="#231F20" style:text-scale="105%"/>
    </style:style>
    <style:style style:name="T1782" style:parent-style-name="DefaultParagraphFont" style:family="text">
      <style:text-properties fo:color="#231F20" fo:letter-spacing="0.0145in" style:text-scale="105%"/>
    </style:style>
    <style:style style:name="T1783" style:parent-style-name="DefaultParagraphFont" style:family="text">
      <style:text-properties fo:color="#231F20" style:text-scale="105%"/>
    </style:style>
    <style:style style:name="T1784" style:parent-style-name="DefaultParagraphFont" style:family="text">
      <style:text-properties fo:color="#231F20" fo:letter-spacing="0.0194in" style:text-scale="105%" style:text-underline-type="single" style:text-underline-style="solid" style:text-underline-width="bold" style:text-underline-mode="continuous" style:text-underline-color="#231F20"/>
    </style:style>
    <style:style style:name="T1785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1786" style:parent-style-name="DefaultParagraphFont" style:family="text">
      <style:text-properties fo:color="#231F20" fo:letter-spacing="0.0152in" style:text-scale="105%" style:text-underline-type="single" style:text-underline-style="solid" style:text-underline-width="bold" style:text-underline-mode="continuous" style:text-underline-color="#231F20"/>
    </style:style>
    <style:style style:name="T1787" style:parent-style-name="DefaultParagraphFont" style:family="text">
      <style:text-properties style:font-name="Times New Roman" style:text-scale="105%" style:text-underline-type="single" style:text-underline-style="solid" style:text-underline-width="bold" style:text-underline-mode="continuous" style:text-underline-color="#231F20"/>
    </style:style>
    <style:style style:name="T1788" style:parent-style-name="DefaultParagraphFont" style:family="text">
      <style:text-properties style:font-name="Times New Roman" style:text-scale="105%"/>
    </style:style>
    <style:style style:name="T1789" style:parent-style-name="DefaultParagraphFont" style:family="text">
      <style:text-properties fo:color="#231F20" style:text-scale="105%"/>
    </style:style>
    <style:style style:name="T1790" style:parent-style-name="DefaultParagraphFont" style:family="text">
      <style:text-properties fo:color="#231F20" fo:letter-spacing="0.0402in" style:text-scale="105%" style:text-underline-type="single" style:text-underline-style="solid" style:text-underline-width="bold" style:text-underline-mode="continuous" style:text-underline-color="#231F20"/>
    </style:style>
    <style:style style:name="T1791" style:parent-style-name="DefaultParagraphFont" style:family="text">
      <style:text-properties style:font-name="Times New Roman" fo:color="#231F20" style:text-scale="105%" style:text-underline-type="single" style:text-underline-style="solid" style:text-underline-width="bold" style:text-underline-mode="continuous" style:text-underline-color="#231F20"/>
    </style:style>
    <style:style style:name="T1792" style:parent-style-name="DefaultParagraphFont" style:family="text">
      <style:text-properties style:font-name="Times New Roman" fo:color="#231F20" style:text-scale="105%" style:text-underline-type="single" style:text-underline-style="solid" style:text-underline-width="bold" style:text-underline-mode="continuous" style:text-underline-color="#231F20"/>
    </style:style>
    <style:style style:name="P1793" style:parent-style-name="Textbody" style:family="paragraph">
      <style:paragraph-properties fo:margin-top="0.0006in"/>
      <style:text-properties style:font-name="Times New Roman" fo:font-size="25pt" style:font-size-asian="25pt"/>
    </style:style>
    <style:style style:name="P1794" style:parent-style-name="Textbody" style:family="paragraph">
      <style:paragraph-properties fo:margin-left="0.184in">
        <style:tab-stops>
          <style:tab-stop style:type="left" style:position="5.7979in"/>
          <style:tab-stop style:type="left" style:position="7.4576in"/>
        </style:tab-stops>
      </style:paragraph-properties>
    </style:style>
    <style:style style:name="T1795" style:parent-style-name="DefaultParagraphFont" style:family="text">
      <style:text-properties fo:color="#231F20" style:text-scale="105%"/>
    </style:style>
    <style:style style:name="T1796" style:parent-style-name="DefaultParagraphFont" style:family="text">
      <style:text-properties fo:color="#231F20" fo:letter-spacing="-0.0097in" style:text-scale="105%"/>
    </style:style>
    <style:style style:name="T1797" style:parent-style-name="DefaultParagraphFont" style:family="text">
      <style:text-properties fo:color="#231F20" style:text-scale="105%"/>
    </style:style>
    <style:style style:name="T1798" style:parent-style-name="DefaultParagraphFont" style:family="text">
      <style:text-properties fo:color="#231F20" fo:letter-spacing="-0.009in" style:text-scale="105%"/>
    </style:style>
    <style:style style:name="T1799" style:parent-style-name="DefaultParagraphFont" style:family="text">
      <style:text-properties style:text-scale="105%"/>
    </style:style>
    <style:style style:name="T1800" style:parent-style-name="DefaultParagraphFont" style:family="text">
      <style:text-properties style:text-scale="105%"/>
    </style:style>
    <style:style style:name="T1801" style:parent-style-name="DefaultParagraphFont" style:family="text">
      <style:text-properties fo:color="#231F20" style:text-scale="105%"/>
    </style:style>
    <style:style style:name="T1802" style:parent-style-name="DefaultParagraphFont" style:family="text">
      <style:text-properties fo:color="#231F20" fo:letter-spacing="0.0361in" style:text-scale="105%" style:text-underline-type="single" style:text-underline-style="solid" style:text-underline-width="bold" style:text-underline-mode="continuous" style:text-underline-color="#231F20"/>
    </style:style>
    <style:style style:name="T1803" style:parent-style-name="DefaultParagraphFont" style:family="text">
      <style:text-properties style:font-name="Times New Roman" fo:color="#231F20" style:text-scale="105%" style:text-underline-type="single" style:text-underline-style="solid" style:text-underline-width="bold" style:text-underline-mode="continuous" style:text-underline-color="#231F20"/>
    </style:style>
    <style:style style:name="T1804" style:parent-style-name="DefaultParagraphFont" style:family="text">
      <style:text-properties style:font-name="Times New Roman" fo:color="#231F20" style:text-scale="105%" style:text-underline-type="single" style:text-underline-style="solid" style:text-underline-width="bold" style:text-underline-mode="continuous" style:text-underline-color="#231F20"/>
    </style:style>
    <style:style style:name="P1805" style:parent-style-name="Textbody" style:master-page-name="MP5" style:family="paragraph">
      <style:paragraph-properties fo:break-before="page"/>
      <style:text-properties style:font-name="Times New Roman" fo:font-size="10pt" style:font-size-asian="10pt"/>
    </style:style>
    <style:style style:name="P1826" style:parent-style-name="Textbody" style:family="paragraph">
      <style:text-properties style:font-name="Times New Roman" fo:font-size="10pt" style:font-size-asian="10pt"/>
    </style:style>
    <style:style style:name="P1827" style:parent-style-name="Textbody" style:family="paragraph">
      <style:text-properties style:font-name="Times New Roman" fo:font-size="10pt" style:font-size-asian="10pt"/>
    </style:style>
    <style:style style:name="P1828" style:parent-style-name="Heading1" style:family="paragraph">
      <style:paragraph-properties fo:margin-top="0.1298in">
        <style:tab-stops>
          <style:tab-stop style:type="left" style:position="0.1118in"/>
        </style:tab-stops>
      </style:paragraph-properties>
    </style:style>
    <style:style style:name="T1829" style:parent-style-name="DefaultParagraphFont" style:family="text">
      <style:text-properties fo:color="#007474"/>
    </style:style>
    <style:style style:name="T1830" style:parent-style-name="DefaultParagraphFont" style:family="text">
      <style:text-properties fo:color="#007474" fo:letter-spacing="-0.0076in"/>
    </style:style>
    <style:style style:name="T1831" style:parent-style-name="DefaultParagraphFont" style:family="text">
      <style:text-properties fo:color="#007474"/>
    </style:style>
    <style:style style:name="T1832" style:parent-style-name="DefaultParagraphFont" style:family="text">
      <style:text-properties fo:color="#007474" fo:letter-spacing="-0.0069in"/>
    </style:style>
    <style:style style:name="T1833" style:parent-style-name="DefaultParagraphFont" style:family="text">
      <style:text-properties fo:color="#007474"/>
    </style:style>
    <style:style style:name="P1834" style:parent-style-name="Heading2" style:family="paragraph">
      <style:paragraph-properties fo:margin-top="0.0923in" fo:margin-left="0.1111in">
        <style:tab-stops/>
      </style:paragraph-properties>
    </style:style>
    <style:style style:name="T1835" style:parent-style-name="DefaultParagraphFont" style:family="text">
      <style:text-properties style:font-name="Arial"/>
    </style:style>
    <style:style style:name="T1836" style:parent-style-name="DefaultParagraphFont" style:family="text">
      <style:text-properties style:font-name="Arial" fo:letter-spacing="0.0062in"/>
    </style:style>
    <style:style style:name="T1837" style:parent-style-name="DefaultParagraphFont" style:family="text">
      <style:text-properties style:font-name="Arial"/>
    </style:style>
    <style:style style:name="T1838" style:parent-style-name="DefaultParagraphFont" style:family="text">
      <style:text-properties style:font-name="Arial" fo:letter-spacing="0.0062in"/>
    </style:style>
    <style:style style:name="T1839" style:parent-style-name="DefaultParagraphFont" style:family="text">
      <style:text-properties style:font-name="Arial"/>
    </style:style>
    <style:style style:name="T1840" style:parent-style-name="DefaultParagraphFont" style:family="text">
      <style:text-properties style:font-name="Arial" fo:letter-spacing="0.0069in"/>
    </style:style>
    <style:style style:name="T1841" style:parent-style-name="DefaultParagraphFont" style:family="text">
      <style:text-properties style:font-name="Arial"/>
    </style:style>
    <style:style style:name="T1842" style:parent-style-name="DefaultParagraphFont" style:family="text">
      <style:text-properties style:font-name="Arial" fo:letter-spacing="0.0062in"/>
    </style:style>
    <style:style style:name="T1843" style:parent-style-name="DefaultParagraphFont" style:family="text">
      <style:text-properties style:font-name="Arial"/>
    </style:style>
    <style:style style:name="T1844" style:parent-style-name="DefaultParagraphFont" style:family="text">
      <style:text-properties style:font-name="Arial" fo:letter-spacing="0.0069in"/>
    </style:style>
    <style:style style:name="T1845" style:parent-style-name="DefaultParagraphFont" style:family="text">
      <style:text-properties style:font-name="Microsoft Sans Serif" fo:font-weight="normal" style:font-weight-asian="normal"/>
    </style:style>
    <style:style style:name="P1846" style:parent-style-name="Textbody" style:family="paragraph">
      <style:paragraph-properties fo:margin-top="0.1152in" fo:line-height="160%" fo:margin-left="0.6111in" fo:margin-right="4.0986in">
        <style:tab-stops/>
      </style:paragraph-properties>
    </style:style>
    <style:style style:name="T1847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1848" style:parent-style-name="DefaultParagraphFont" style:family="text">
      <style:text-properties fo:letter-spacing="0.0263in" style:text-scale="105%" style:text-underline-type="single" style:text-underline-style="solid" style:text-underline-width="bold" style:text-underline-mode="continuous"/>
    </style:style>
    <style:style style:name="T1849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1850" style:parent-style-name="DefaultParagraphFont" style:family="text">
      <style:text-properties fo:letter-spacing="0.0263in" style:text-scale="105%" style:text-underline-type="single" style:text-underline-style="solid" style:text-underline-width="bold" style:text-underline-mode="continuous"/>
    </style:style>
    <style:style style:name="T1851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1852" style:parent-style-name="DefaultParagraphFont" style:family="text">
      <style:text-properties fo:letter-spacing="-0.0444in" style:text-scale="105%"/>
    </style:style>
    <style:style style:name="T1853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1854" style:parent-style-name="DefaultParagraphFont" style:family="text">
      <style:text-properties fo:letter-spacing="0.002in" style:text-scale="105%" style:text-underline-type="single" style:text-underline-style="solid" style:text-underline-width="bold" style:text-underline-mode="continuous"/>
    </style:style>
    <style:style style:name="T1855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1856" style:parent-style-name="DefaultParagraphFont" style:family="text">
      <style:text-properties fo:letter-spacing="0.0027in" style:text-scale="105%" style:text-underline-type="single" style:text-underline-style="solid" style:text-underline-width="bold" style:text-underline-mode="continuous"/>
    </style:style>
    <style:style style:name="T1857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1858" style:parent-style-name="DefaultParagraphFont" style:family="text">
      <style:text-properties fo:letter-spacing="0.002in" style:text-scale="105%" style:text-underline-type="single" style:text-underline-style="solid" style:text-underline-width="bold" style:text-underline-mode="continuous"/>
    </style:style>
    <style:style style:name="T1859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P1860" style:parent-style-name="Textbody" style:family="paragraph">
      <style:paragraph-properties fo:margin-top="0.0006in" fo:line-height="160%" fo:margin-left="0.6111in" fo:margin-right="5.6034in">
        <style:tab-stops/>
      </style:paragraph-properties>
    </style:style>
    <style:style style:name="TableColumn1862" style:family="table-column">
      <style:table-column-properties style:column-width="1.5694in" style:use-optimal-column-width="false"/>
    </style:style>
    <style:style style:name="TableColumn1863" style:family="table-column">
      <style:table-column-properties style:column-width="1.9715in" style:use-optimal-column-width="false"/>
    </style:style>
    <style:style style:name="TableColumn1864" style:family="table-column">
      <style:table-column-properties style:column-width="3.709in" style:use-optimal-column-width="false"/>
    </style:style>
    <style:style style:name="Table1861" style:family="table">
      <style:table-properties style:width="7.25in" fo:margin-left="0in" table:align="left"/>
    </style:style>
    <style:style style:name="TableRow1865" style:family="table-row">
      <style:table-row-properties style:min-row-height="0.243in" style:use-optimal-row-height="false"/>
    </style:style>
    <style:style style:name="TableCell1866" style:family="table-cell">
      <style:table-cell-properties fo:border="0.0208in solid #231F20" style:writing-mode="lr-tb" fo:padding-top="0in" fo:padding-left="0.0104in" fo:padding-bottom="0in" fo:padding-right="0.0104in"/>
    </style:style>
    <style:style style:name="P1867" style:parent-style-name="TableParagraph" style:family="paragraph">
      <style:paragraph-properties fo:margin-top="0.0472in" fo:line-height="0.1819in" fo:margin-left="0.0513in">
        <style:tab-stops/>
      </style:paragraph-properties>
      <style:text-properties style:text-scale="110%" fo:font-size="12pt" style:font-size-asian="12pt"/>
    </style:style>
    <style:style style:name="TableCell1868" style:family="table-cell">
      <style:table-cell-properties fo:border="0.0208in solid #231F20" style:writing-mode="lr-tb" fo:padding-top="0in" fo:padding-left="0.0104in" fo:padding-bottom="0in" fo:padding-right="0.0104in"/>
    </style:style>
    <style:style style:name="P1869" style:parent-style-name="TableParagraph" style:family="paragraph">
      <style:paragraph-properties fo:margin-top="0.0361in" fo:margin-left="0.0027in">
        <style:tab-stops/>
      </style:paragraph-properties>
    </style:style>
    <style:style style:name="T1870" style:parent-style-name="DefaultParagraphFont" style:family="text">
      <style:text-properties style:text-scale="110%" fo:font-size="12pt" style:font-size-asian="12pt"/>
    </style:style>
    <style:style style:name="T1871" style:parent-style-name="DefaultParagraphFont" style:family="text">
      <style:text-properties fo:letter-spacing="0.0034in" style:text-scale="110%" fo:font-size="12pt" style:font-size-asian="12pt"/>
    </style:style>
    <style:style style:name="TableRow1872" style:family="table-row">
      <style:table-row-properties style:min-row-height="0.2423in" style:use-optimal-row-height="false"/>
    </style:style>
    <style:style style:name="TableCell1873" style:family="table-cell">
      <style:table-cell-properties fo:border="0.0208in solid #231F20" style:writing-mode="lr-tb" fo:padding-top="0in" fo:padding-left="0.0104in" fo:padding-bottom="0in" fo:padding-right="0.0104in"/>
    </style:style>
    <style:style style:name="P1874" style:parent-style-name="TableParagraph" style:family="paragraph">
      <style:paragraph-properties fo:margin-top="0.0423in" fo:line-height="0.1861in" fo:margin-left="0.0513in">
        <style:tab-stops/>
      </style:paragraph-properties>
    </style:style>
    <style:style style:name="T1875" style:parent-style-name="DefaultParagraphFont" style:family="text">
      <style:text-properties style:text-scale="105%" fo:font-size="12pt" style:font-size-asian="12pt"/>
    </style:style>
    <style:style style:name="T1876" style:parent-style-name="DefaultParagraphFont" style:family="text">
      <style:text-properties fo:letter-spacing="-0.0104in" style:text-scale="105%" fo:font-size="12pt" style:font-size-asian="12pt"/>
    </style:style>
    <style:style style:name="T1877" style:parent-style-name="DefaultParagraphFont" style:family="text">
      <style:text-properties style:text-scale="105%" fo:font-size="12pt" style:font-size-asian="12pt"/>
    </style:style>
    <style:style style:name="TableCell1878" style:family="table-cell">
      <style:table-cell-properties fo:border="0.0208in solid #231F20" style:writing-mode="lr-tb" fo:padding-top="0in" fo:padding-left="0.0104in" fo:padding-bottom="0in" fo:padding-right="0.0104in"/>
    </style:style>
    <style:style style:name="P1879" style:parent-style-name="TableParagraph" style:family="paragraph">
      <style:paragraph-properties fo:margin-top="0.0291in" fo:margin-left="0.0027in">
        <style:tab-stops/>
      </style:paragraph-properties>
    </style:style>
    <style:style style:name="T1880" style:parent-style-name="DefaultParagraphFont" style:family="text">
      <style:text-properties fo:font-size="12pt" style:font-size-asian="12pt"/>
    </style:style>
    <style:style style:name="T1881" style:parent-style-name="DefaultParagraphFont" style:family="text">
      <style:text-properties style:font-name="Arial" fo:font-weight="bold" style:font-weight-asian="bold" fo:font-size="12pt" style:font-size-asian="12pt"/>
    </style:style>
    <style:style style:name="T1882" style:parent-style-name="DefaultParagraphFont" style:family="text">
      <style:text-properties fo:font-size="12pt" style:font-size-asian="12pt"/>
    </style:style>
    <style:style style:name="TableRow1883" style:family="table-row">
      <style:table-row-properties style:min-row-height="0.2291in" style:use-optimal-row-height="false"/>
    </style:style>
    <style:style style:name="TableCell1884" style:family="table-cell">
      <style:table-cell-properties fo:border="0.0208in solid #231F20" style:writing-mode="lr-tb" fo:padding-top="0in" fo:padding-left="0.0104in" fo:padding-bottom="0in" fo:padding-right="0.0104in"/>
    </style:style>
    <style:style style:name="P1885" style:parent-style-name="TableParagraph" style:family="paragraph">
      <style:paragraph-properties fo:margin-top="0.0381in" fo:line-height="0.1763in" fo:margin-left="0.0513in">
        <style:tab-stops/>
      </style:paragraph-properties>
    </style:style>
    <style:style style:name="T1886" style:parent-style-name="DefaultParagraphFont" style:family="text">
      <style:text-properties style:text-scale="110%" fo:font-size="12pt" style:font-size-asian="12pt"/>
    </style:style>
    <style:style style:name="T1887" style:parent-style-name="DefaultParagraphFont" style:family="text">
      <style:text-properties fo:letter-spacing="-0.0034in" style:text-scale="110%" fo:font-size="12pt" style:font-size-asian="12pt"/>
    </style:style>
    <style:style style:name="T1888" style:parent-style-name="DefaultParagraphFont" style:family="text">
      <style:text-properties style:text-scale="110%" fo:font-size="12pt" style:font-size-asian="12pt"/>
    </style:style>
    <style:style style:name="T1889" style:parent-style-name="DefaultParagraphFont" style:family="text">
      <style:text-properties fo:letter-spacing="-0.0034in" style:text-scale="110%" fo:font-size="12pt" style:font-size-asian="12pt"/>
    </style:style>
    <style:style style:name="T1890" style:parent-style-name="DefaultParagraphFont" style:family="text">
      <style:text-properties style:text-scale="110%" fo:font-size="12pt" style:font-size-asian="12pt"/>
    </style:style>
    <style:style style:name="TableCell1891" style:family="table-cell">
      <style:table-cell-properties fo:border="0.0208in solid #231F20" style:writing-mode="lr-tb" fo:padding-top="0in" fo:padding-left="0.0104in" fo:padding-bottom="0in" fo:padding-right="0.0104in"/>
    </style:style>
    <style:style style:name="P1892" style:parent-style-name="TableParagraph" style:family="paragraph">
      <style:paragraph-properties fo:margin-top="0.027in" fo:line-height="0.1875in" fo:margin-left="0.0027in">
        <style:tab-stops/>
      </style:paragraph-properties>
    </style:style>
    <style:style style:name="T1893" style:parent-style-name="DefaultParagraphFont" style:family="text">
      <style:text-properties style:text-scale="105%" fo:font-size="12pt" style:font-size-asian="12pt"/>
    </style:style>
    <style:style style:name="T1894" style:parent-style-name="DefaultParagraphFont" style:family="text">
      <style:text-properties fo:letter-spacing="0.0104in" style:text-scale="105%" fo:font-size="12pt" style:font-size-asian="12pt"/>
    </style:style>
    <style:style style:name="T1895" style:parent-style-name="DefaultParagraphFont" style:family="text">
      <style:text-properties style:text-scale="105%" fo:font-size="12pt" style:font-size-asian="12pt"/>
    </style:style>
    <style:style style:name="T1896" style:parent-style-name="DefaultParagraphFont" style:family="text">
      <style:text-properties fo:letter-spacing="0.0104in" style:text-scale="105%" fo:font-size="12pt" style:font-size-asian="12pt"/>
    </style:style>
    <style:style style:name="T1897" style:parent-style-name="DefaultParagraphFont" style:family="text">
      <style:text-properties style:text-scale="105%" fo:font-size="12pt" style:font-size-asian="12pt"/>
    </style:style>
    <style:style style:name="T1898" style:parent-style-name="DefaultParagraphFont" style:family="text">
      <style:text-properties fo:letter-spacing="0.0111in" style:text-scale="105%" fo:font-size="12pt" style:font-size-asian="12pt"/>
    </style:style>
    <style:style style:name="T1899" style:parent-style-name="DefaultParagraphFont" style:family="text">
      <style:text-properties style:text-scale="105%" fo:font-size="12pt" style:font-size-asian="12pt"/>
    </style:style>
    <style:style style:name="T1900" style:parent-style-name="DefaultParagraphFont" style:family="text">
      <style:text-properties fo:letter-spacing="0.0104in" style:text-scale="105%" fo:font-size="12pt" style:font-size-asian="12pt"/>
    </style:style>
    <style:style style:name="T1901" style:parent-style-name="DefaultParagraphFont" style:family="text">
      <style:text-properties style:text-scale="105%" fo:font-size="12pt" style:font-size-asian="12pt"/>
    </style:style>
    <style:style style:name="T1902" style:parent-style-name="DefaultParagraphFont" style:family="text">
      <style:text-properties fo:letter-spacing="0.0111in" style:text-scale="105%" fo:font-size="12pt" style:font-size-asian="12pt"/>
    </style:style>
    <style:style style:name="T1903" style:parent-style-name="DefaultParagraphFont" style:family="text">
      <style:text-properties style:text-scale="105%" fo:font-size="12pt" style:font-size-asian="12pt"/>
    </style:style>
    <style:style style:name="T1904" style:parent-style-name="DefaultParagraphFont" style:family="text">
      <style:text-properties fo:letter-spacing="0.0104in" style:text-scale="105%" fo:font-size="12pt" style:font-size-asian="12pt"/>
    </style:style>
    <style:style style:name="T1905" style:parent-style-name="DefaultParagraphFont" style:family="text">
      <style:text-properties style:text-scale="105%" fo:font-size="12pt" style:font-size-asian="12pt"/>
    </style:style>
    <style:style style:name="TableRow1906" style:family="table-row">
      <style:table-row-properties style:min-row-height="0.2423in" style:use-optimal-row-height="false"/>
    </style:style>
    <style:style style:name="TableCell1907" style:family="table-cell">
      <style:table-cell-properties fo:border="0.0208in solid #231F20" style:writing-mode="lr-tb" fo:padding-top="0in" fo:padding-left="0.0104in" fo:padding-bottom="0in" fo:padding-right="0.0104in"/>
    </style:style>
    <style:style style:name="P1908" style:parent-style-name="TableParagraph" style:family="paragraph">
      <style:paragraph-properties fo:margin-top="0.0479in" fo:line-height="0.1812in" fo:margin-left="0.0513in">
        <style:tab-stops/>
      </style:paragraph-properties>
    </style:style>
    <style:style style:name="T1909" style:parent-style-name="DefaultParagraphFont" style:family="text">
      <style:text-properties style:text-scale="110%" fo:font-size="12pt" style:font-size-asian="12pt"/>
    </style:style>
    <style:style style:name="T1910" style:parent-style-name="DefaultParagraphFont" style:family="text">
      <style:text-properties fo:letter-spacing="0.0034in" style:text-scale="110%" fo:font-size="12pt" style:font-size-asian="12pt"/>
    </style:style>
    <style:style style:name="T1911" style:parent-style-name="DefaultParagraphFont" style:family="text">
      <style:text-properties style:text-scale="110%" fo:font-size="12pt" style:font-size-asian="12pt"/>
    </style:style>
    <style:style style:name="T1912" style:parent-style-name="DefaultParagraphFont" style:family="text">
      <style:text-properties fo:letter-spacing="0.0041in" style:text-scale="110%" fo:font-size="12pt" style:font-size-asian="12pt"/>
    </style:style>
    <style:style style:name="T1913" style:parent-style-name="DefaultParagraphFont" style:family="text">
      <style:text-properties style:text-scale="110%" fo:font-size="12pt" style:font-size-asian="12pt"/>
    </style:style>
    <style:style style:name="T1914" style:parent-style-name="DefaultParagraphFont" style:family="text">
      <style:text-properties fo:letter-spacing="0.0041in" style:text-scale="110%" fo:font-size="12pt" style:font-size-asian="12pt"/>
    </style:style>
    <style:style style:name="T1915" style:parent-style-name="DefaultParagraphFont" style:family="text">
      <style:text-properties style:text-scale="110%" fo:font-size="12pt" style:font-size-asian="12pt"/>
    </style:style>
    <style:style style:name="T1916" style:parent-style-name="DefaultParagraphFont" style:family="text">
      <style:text-properties fo:letter-spacing="0.0041in" style:text-scale="110%" fo:font-size="12pt" style:font-size-asian="12pt"/>
    </style:style>
    <style:style style:name="T1917" style:parent-style-name="DefaultParagraphFont" style:family="text">
      <style:text-properties style:text-scale="110%" fo:font-size="12pt" style:font-size-asian="12pt"/>
    </style:style>
    <style:style style:name="TableCell1918" style:family="table-cell">
      <style:table-cell-properties fo:border="0.0208in solid #231F20" style:writing-mode="lr-tb" fo:padding-top="0in" fo:padding-left="0.0104in" fo:padding-bottom="0in" fo:padding-right="0.0104in"/>
    </style:style>
    <style:style style:name="P1919" style:parent-style-name="TableParagraph" style:family="paragraph">
      <style:paragraph-properties fo:margin-top="0.0368in" fo:margin-left="-0.0006in">
        <style:tab-stops/>
      </style:paragraph-properties>
      <style:text-properties style:text-scale="110%" fo:font-size="12pt" style:font-size-asian="12pt"/>
    </style:style>
    <style:style style:name="TableRow1920" style:family="table-row">
      <style:table-row-properties style:min-row-height="0.243in" style:use-optimal-row-height="false"/>
    </style:style>
    <style:style style:name="TableCell1921" style:family="table-cell">
      <style:table-cell-properties fo:border="0.0208in solid #231F20" style:writing-mode="lr-tb" fo:padding-top="0in" fo:padding-left="0.0104in" fo:padding-bottom="0in" fo:padding-right="0.0104in"/>
    </style:style>
    <style:style style:name="P1922" style:parent-style-name="TableParagraph" style:family="paragraph">
      <style:paragraph-properties fo:margin-top="0.0437in" fo:line-height="0.1854in" fo:margin-left="0.0513in">
        <style:tab-stops/>
      </style:paragraph-properties>
    </style:style>
    <style:style style:name="T1923" style:parent-style-name="DefaultParagraphFont" style:family="text">
      <style:text-properties style:text-scale="110%" fo:font-size="12pt" style:font-size-asian="12pt"/>
    </style:style>
    <style:style style:name="T1924" style:parent-style-name="DefaultParagraphFont" style:family="text">
      <style:text-properties fo:letter-spacing="-0.002in" style:text-scale="110%" fo:font-size="12pt" style:font-size-asian="12pt"/>
    </style:style>
    <style:style style:name="T1925" style:parent-style-name="DefaultParagraphFont" style:family="text">
      <style:text-properties style:text-scale="110%" fo:font-size="12pt" style:font-size-asian="12pt"/>
    </style:style>
    <style:style style:name="T1926" style:parent-style-name="DefaultParagraphFont" style:family="text">
      <style:text-properties fo:letter-spacing="-0.0013in" style:text-scale="110%" fo:font-size="12pt" style:font-size-asian="12pt"/>
    </style:style>
    <style:style style:name="T1927" style:parent-style-name="DefaultParagraphFont" style:family="text">
      <style:text-properties style:text-scale="110%" fo:font-size="12pt" style:font-size-asian="12pt"/>
    </style:style>
    <style:style style:name="T1928" style:parent-style-name="DefaultParagraphFont" style:family="text">
      <style:text-properties fo:letter-spacing="-0.0013in" style:text-scale="110%" fo:font-size="12pt" style:font-size-asian="12pt"/>
    </style:style>
    <style:style style:name="T1929" style:parent-style-name="DefaultParagraphFont" style:family="text">
      <style:text-properties style:text-scale="110%" fo:font-size="12pt" style:font-size-asian="12pt"/>
    </style:style>
    <style:style style:name="T1930" style:parent-style-name="DefaultParagraphFont" style:family="text">
      <style:text-properties fo:letter-spacing="-0.0013in" style:text-scale="110%" fo:font-size="12pt" style:font-size-asian="12pt"/>
    </style:style>
    <style:style style:name="T1931" style:parent-style-name="DefaultParagraphFont" style:family="text">
      <style:text-properties style:text-scale="110%" fo:font-size="12pt" style:font-size-asian="12pt"/>
    </style:style>
    <style:style style:name="TableCell1932" style:family="table-cell">
      <style:table-cell-properties fo:border="0.0208in solid #231F20" style:writing-mode="lr-tb" fo:padding-top="0in" fo:padding-left="0.0104in" fo:padding-bottom="0in" fo:padding-right="0.0104in"/>
    </style:style>
    <style:style style:name="P1933" style:parent-style-name="TableParagraph" style:family="paragraph">
      <style:paragraph-properties fo:margin-top="0.0326in" fo:margin-left="-0.0006in">
        <style:tab-stops/>
      </style:paragraph-properties>
      <style:text-properties style:text-scale="110%" fo:font-size="12pt" style:font-size-asian="12pt"/>
    </style:style>
    <style:style style:name="T1934" style:parent-style-name="DefaultParagraphFont" style:family="text">
      <style:text-properties style:text-scale="110%" style:text-underline-type="single" style:text-underline-style="solid" style:text-underline-width="bold" style:text-underline-mode="continuous"/>
    </style:style>
    <style:style style:name="T1935" style:parent-style-name="DefaultParagraphFont" style:family="text">
      <style:text-properties fo:letter-spacing="0.002in" style:text-scale="110%" style:text-underline-type="single" style:text-underline-style="solid" style:text-underline-width="bold" style:text-underline-mode="continuous"/>
    </style:style>
    <style:style style:name="T1936" style:parent-style-name="DefaultParagraphFont" style:family="text">
      <style:text-properties style:text-scale="110%" style:text-underline-type="single" style:text-underline-style="solid" style:text-underline-width="bold" style:text-underline-mode="continuous"/>
    </style:style>
    <style:style style:name="T1937" style:parent-style-name="DefaultParagraphFont" style:family="text">
      <style:text-properties fo:letter-spacing="0.0006in" style:text-scale="110%"/>
    </style:style>
    <style:style style:name="T1938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1939" style:parent-style-name="DefaultParagraphFont" style:family="text">
      <style:text-properties fo:letter-spacing="-0.0062in" style:text-scale="105%" style:text-underline-type="single" style:text-underline-style="solid" style:text-underline-width="bold" style:text-underline-mode="continuous"/>
    </style:style>
    <style:style style:name="T1940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1941" style:parent-style-name="DefaultParagraphFont" style:family="text">
      <style:text-properties fo:letter-spacing="-0.0062in" style:text-scale="105%" style:text-underline-type="single" style:text-underline-style="solid" style:text-underline-width="bold" style:text-underline-mode="continuous"/>
    </style:style>
    <style:style style:name="T1942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P1943" style:parent-style-name="Textbody" style:family="paragraph">
      <style:text-properties fo:font-size="17pt" style:font-size-asian="17pt"/>
    </style:style>
    <style:style style:name="P1944" style:parent-style-name="Textbody" style:family="paragraph">
      <style:text-properties fo:font-size="17pt" style:font-size-asian="17pt"/>
    </style:style>
    <style:style style:name="P1945" style:parent-style-name="Textbody" style:family="paragraph">
      <style:text-properties fo:font-size="17pt" style:font-size-asian="17pt"/>
    </style:style>
    <style:style style:name="P1946" style:parent-style-name="Textbody" style:family="paragraph">
      <style:text-properties fo:font-size="17pt" style:font-size-asian="17pt"/>
    </style:style>
    <style:style style:name="P1947" style:parent-style-name="Textbody" style:family="paragraph">
      <style:text-properties fo:font-size="15pt" style:font-size-asian="15pt"/>
    </style:style>
    <style:style style:name="P1948" style:parent-style-name="Heading2" style:family="paragraph">
      <style:paragraph-properties fo:margin-bottom="0.0062in" fo:margin-left="0.1111in">
        <style:tab-stops/>
      </style:paragraph-properties>
    </style:style>
    <style:style style:name="T1949" style:parent-style-name="DefaultParagraphFont" style:family="text">
      <style:text-properties style:font-name="Arial"/>
    </style:style>
    <style:style style:name="T1950" style:parent-style-name="DefaultParagraphFont" style:family="text">
      <style:text-properties style:font-name="Arial" fo:letter-spacing="-0.009in"/>
    </style:style>
    <style:style style:name="T1951" style:parent-style-name="DefaultParagraphFont" style:family="text">
      <style:text-properties style:font-name="Arial"/>
    </style:style>
    <style:style style:name="T1952" style:parent-style-name="DefaultParagraphFont" style:family="text">
      <style:text-properties style:font-name="Arial" fo:letter-spacing="-0.009in"/>
    </style:style>
    <style:style style:name="T1953" style:parent-style-name="DefaultParagraphFont" style:family="text">
      <style:text-properties style:font-name="Arial"/>
    </style:style>
    <style:style style:name="T1954" style:parent-style-name="DefaultParagraphFont" style:family="text">
      <style:text-properties style:font-name="Arial" fo:letter-spacing="-0.009in"/>
    </style:style>
    <style:style style:name="T1955" style:parent-style-name="DefaultParagraphFont" style:family="text">
      <style:text-properties style:font-name="Arial"/>
    </style:style>
    <style:style style:name="T1956" style:parent-style-name="DefaultParagraphFont" style:family="text">
      <style:text-properties style:font-name="Arial" fo:letter-spacing="-0.009in"/>
    </style:style>
    <style:style style:name="T1957" style:parent-style-name="DefaultParagraphFont" style:family="text">
      <style:text-properties style:font-name="Arial"/>
    </style:style>
    <style:style style:name="TableColumn1959" style:family="table-column">
      <style:table-column-properties style:column-width="0.652in" style:use-optimal-column-width="false"/>
    </style:style>
    <style:style style:name="TableColumn1960" style:family="table-column">
      <style:table-column-properties style:column-width="0.2229in" style:use-optimal-column-width="false"/>
    </style:style>
    <style:style style:name="TableColumn1961" style:family="table-column">
      <style:table-column-properties style:column-width="0.2222in" style:use-optimal-column-width="false"/>
    </style:style>
    <style:style style:name="TableColumn1962" style:family="table-column">
      <style:table-column-properties style:column-width="0.2222in" style:use-optimal-column-width="false"/>
    </style:style>
    <style:style style:name="TableColumn1963" style:family="table-column">
      <style:table-column-properties style:column-width="0.2076in" style:use-optimal-column-width="false"/>
    </style:style>
    <style:style style:name="TableColumn1964" style:family="table-column">
      <style:table-column-properties style:column-width="0.2229in" style:use-optimal-column-width="false"/>
    </style:style>
    <style:style style:name="TableColumn1965" style:family="table-column">
      <style:table-column-properties style:column-width="0.2222in" style:use-optimal-column-width="false"/>
    </style:style>
    <style:style style:name="TableColumn1966" style:family="table-column">
      <style:table-column-properties style:column-width="0.2222in" style:use-optimal-column-width="false"/>
    </style:style>
    <style:style style:name="TableColumn1967" style:family="table-column">
      <style:table-column-properties style:column-width="0.2076in" style:use-optimal-column-width="false"/>
    </style:style>
    <style:style style:name="TableColumn1968" style:family="table-column">
      <style:table-column-properties style:column-width="0.2229in" style:use-optimal-column-width="false"/>
    </style:style>
    <style:style style:name="TableColumn1969" style:family="table-column">
      <style:table-column-properties style:column-width="0.2222in" style:use-optimal-column-width="false"/>
    </style:style>
    <style:style style:name="TableColumn1970" style:family="table-column">
      <style:table-column-properties style:column-width="0.2222in" style:use-optimal-column-width="false"/>
    </style:style>
    <style:style style:name="TableColumn1971" style:family="table-column">
      <style:table-column-properties style:column-width="0.2076in" style:use-optimal-column-width="false"/>
    </style:style>
    <style:style style:name="TableColumn1972" style:family="table-column">
      <style:table-column-properties style:column-width="0.2229in" style:use-optimal-column-width="false"/>
    </style:style>
    <style:style style:name="TableColumn1973" style:family="table-column">
      <style:table-column-properties style:column-width="0.2222in" style:use-optimal-column-width="false"/>
    </style:style>
    <style:style style:name="TableColumn1974" style:family="table-column">
      <style:table-column-properties style:column-width="0.2222in" style:use-optimal-column-width="false"/>
    </style:style>
    <style:style style:name="TableColumn1975" style:family="table-column">
      <style:table-column-properties style:column-width="0.2076in" style:use-optimal-column-width="false"/>
    </style:style>
    <style:style style:name="TableColumn1976" style:family="table-column">
      <style:table-column-properties style:column-width="0.2229in" style:use-optimal-column-width="false"/>
    </style:style>
    <style:style style:name="TableColumn1977" style:family="table-column">
      <style:table-column-properties style:column-width="0.2222in" style:use-optimal-column-width="false"/>
    </style:style>
    <style:style style:name="TableColumn1978" style:family="table-column">
      <style:table-column-properties style:column-width="0.2222in" style:use-optimal-column-width="false"/>
    </style:style>
    <style:style style:name="TableColumn1979" style:family="table-column">
      <style:table-column-properties style:column-width="0.2076in" style:use-optimal-column-width="false"/>
    </style:style>
    <style:style style:name="TableColumn1980" style:family="table-column">
      <style:table-column-properties style:column-width="0.2229in" style:use-optimal-column-width="false"/>
    </style:style>
    <style:style style:name="TableColumn1981" style:family="table-column">
      <style:table-column-properties style:column-width="0.2222in" style:use-optimal-column-width="false"/>
    </style:style>
    <style:style style:name="TableColumn1982" style:family="table-column">
      <style:table-column-properties style:column-width="0.2222in" style:use-optimal-column-width="false"/>
    </style:style>
    <style:style style:name="TableColumn1983" style:family="table-column">
      <style:table-column-properties style:column-width="0.2076in" style:use-optimal-column-width="false"/>
    </style:style>
    <style:style style:name="TableColumn1984" style:family="table-column">
      <style:table-column-properties style:column-width="0.2229in" style:use-optimal-column-width="false"/>
    </style:style>
    <style:style style:name="TableColumn1985" style:family="table-column">
      <style:table-column-properties style:column-width="0.2222in" style:use-optimal-column-width="false"/>
    </style:style>
    <style:style style:name="TableColumn1986" style:family="table-column">
      <style:table-column-properties style:column-width="0.2222in" style:use-optimal-column-width="false"/>
    </style:style>
    <style:style style:name="TableColumn1987" style:family="table-column">
      <style:table-column-properties style:column-width="0.2083in" style:use-optimal-column-width="false"/>
    </style:style>
    <style:style style:name="Table1958" style:family="table">
      <style:table-properties style:width="6.7777in" fo:margin-left="0.0937in" table:align="left"/>
    </style:style>
    <style:style style:name="TableRow1988" style:family="table-row">
      <style:table-row-properties style:min-row-height="0.2569in" style:use-optimal-row-height="false"/>
    </style:style>
    <style:style style:name="TableCell1989" style:family="table-cell">
      <style:table-cell-properties fo:border="0.0208in solid #231F20" style:writing-mode="lr-tb" fo:padding-top="0in" fo:padding-left="0.0104in" fo:padding-bottom="0in" fo:padding-right="0.0104in"/>
    </style:style>
    <style:style style:name="P1990" style:parent-style-name="TableParagraph" style:family="paragraph">
      <style:paragraph-properties fo:margin-top="0.0041in"/>
      <style:text-properties style:font-name="Arial" fo:font-weight="bold" style:font-weight-asian="bold" fo:font-size="17pt" style:font-size-asian="17pt"/>
    </style:style>
    <style:style style:name="P1991" style:parent-style-name="TableParagraph" style:family="paragraph">
      <style:paragraph-properties fo:margin-top="0.0006in" fo:line-height="122%" fo:margin-left="0.1111in" fo:margin-right="0.025in">
        <style:tab-stops/>
      </style:paragraph-properties>
    </style:style>
    <style:style style:name="T1992" style:parent-style-name="DefaultParagraphFont" style:family="text">
      <style:text-properties style:text-scale="110%" fo:font-size="12pt" style:font-size-asian="12pt"/>
    </style:style>
    <style:style style:name="T1993" style:parent-style-name="DefaultParagraphFont" style:family="text">
      <style:text-properties fo:letter-spacing="-0.0472in" style:text-scale="110%" fo:font-size="12pt" style:font-size-asian="12pt"/>
    </style:style>
    <style:style style:name="T1994" style:parent-style-name="DefaultParagraphFont" style:family="text">
      <style:text-properties style:text-scale="110%" fo:font-size="12pt" style:font-size-asian="12pt"/>
    </style:style>
    <style:style style:name="T1995" style:parent-style-name="DefaultParagraphFont" style:family="text">
      <style:text-properties fo:letter-spacing="-0.0027in" style:text-scale="110%" fo:font-size="12pt" style:font-size-asian="12pt"/>
    </style:style>
    <style:style style:name="T1996" style:parent-style-name="DefaultParagraphFont" style:family="text">
      <style:text-properties style:text-scale="110%" fo:font-size="12pt" style:font-size-asian="12pt"/>
    </style:style>
    <style:style style:name="P1997" style:parent-style-name="TableParagraph" style:family="paragraph">
      <style:paragraph-properties fo:line-height="0.1798in" fo:margin-left="0.1111in">
        <style:tab-stops/>
      </style:paragraph-properties>
      <style:text-properties style:text-scale="105%" fo:font-size="12pt" style:font-size-asian="12pt"/>
    </style:style>
    <style:style style:name="TableCell1998" style:family="table-cell">
      <style:table-cell-properties fo:border="0.0208in solid #231F20" style:writing-mode="lr-tb" fo:padding-top="0in" fo:padding-left="0.0104in" fo:padding-bottom="0in" fo:padding-right="0.0104in"/>
    </style:style>
    <style:style style:name="P1999" style:parent-style-name="TableParagraph" style:family="paragraph">
      <style:paragraph-properties fo:margin-top="0.0472in" fo:margin-left="0.0833in">
        <style:tab-stops/>
      </style:paragraph-properties>
      <style:text-properties style:text-scale="99%" fo:font-size="10pt" style:font-size-asian="10pt"/>
    </style:style>
    <style:style style:name="TableCell2000" style:family="table-cell">
      <style:table-cell-properties fo:border="0.0208in solid #231F20" style:writing-mode="lr-tb" fo:padding-top="0in" fo:padding-left="0.0104in" fo:padding-bottom="0in" fo:padding-right="0.0104in"/>
    </style:style>
    <style:style style:name="P2001" style:parent-style-name="TableParagraph" style:family="paragraph">
      <style:paragraph-properties fo:margin-top="0.0472in" fo:margin-left="0.0798in">
        <style:tab-stops/>
      </style:paragraph-properties>
      <style:text-properties style:text-scale="99%" fo:font-size="10pt" style:font-size-asian="10pt"/>
    </style:style>
    <style:style style:name="TableCell2002" style:family="table-cell">
      <style:table-cell-properties fo:border="0.0208in solid #231F20" style:writing-mode="lr-tb" fo:padding-top="0in" fo:padding-left="0.0104in" fo:padding-bottom="0in" fo:padding-right="0.0104in"/>
    </style:style>
    <style:style style:name="P2003" style:parent-style-name="TableParagraph" style:family="paragraph">
      <style:paragraph-properties fo:margin-top="0.0472in" fo:margin-left="0.0763in">
        <style:tab-stops/>
      </style:paragraph-properties>
      <style:text-properties style:text-scale="99%" fo:font-size="10pt" style:font-size-asian="10pt"/>
    </style:style>
    <style:style style:name="TableCell2004" style:family="table-cell">
      <style:table-cell-properties fo:border="0.0208in solid #231F20" style:writing-mode="lr-tb" fo:padding-top="0in" fo:padding-left="0.0104in" fo:padding-bottom="0in" fo:padding-right="0.0104in"/>
    </style:style>
    <style:style style:name="P2005" style:parent-style-name="TableParagraph" style:family="paragraph">
      <style:paragraph-properties fo:margin-top="0.0472in" fo:margin-left="0.0729in">
        <style:tab-stops/>
      </style:paragraph-properties>
      <style:text-properties style:text-scale="99%" fo:font-size="10pt" style:font-size-asian="10pt"/>
    </style:style>
    <style:style style:name="TableCell2006" style:family="table-cell">
      <style:table-cell-properties fo:border="0.0208in solid #231F20" style:writing-mode="lr-tb" fo:padding-top="0in" fo:padding-left="0.0104in" fo:padding-bottom="0in" fo:padding-right="0.0104in"/>
    </style:style>
    <style:style style:name="P2007" style:parent-style-name="TableParagraph" style:family="paragraph">
      <style:paragraph-properties fo:margin-top="0.0472in" fo:margin-left="0.0833in">
        <style:tab-stops/>
      </style:paragraph-properties>
      <style:text-properties style:text-scale="99%" fo:font-size="10pt" style:font-size-asian="10pt"/>
    </style:style>
    <style:style style:name="TableCell2008" style:family="table-cell">
      <style:table-cell-properties fo:border="0.0208in solid #231F20" style:writing-mode="lr-tb" fo:padding-top="0in" fo:padding-left="0.0104in" fo:padding-bottom="0in" fo:padding-right="0.0104in"/>
    </style:style>
    <style:style style:name="P2009" style:parent-style-name="TableParagraph" style:family="paragraph">
      <style:paragraph-properties fo:margin-top="0.0472in" fo:margin-left="0.0798in">
        <style:tab-stops/>
      </style:paragraph-properties>
      <style:text-properties style:text-scale="99%" fo:font-size="10pt" style:font-size-asian="10pt"/>
    </style:style>
    <style:style style:name="TableCell2010" style:family="table-cell">
      <style:table-cell-properties fo:border="0.0208in solid #231F20" style:writing-mode="lr-tb" fo:padding-top="0in" fo:padding-left="0.0104in" fo:padding-bottom="0in" fo:padding-right="0.0104in"/>
    </style:style>
    <style:style style:name="P2011" style:parent-style-name="TableParagraph" style:family="paragraph">
      <style:paragraph-properties fo:margin-top="0.0472in" fo:margin-left="0.0763in">
        <style:tab-stops/>
      </style:paragraph-properties>
      <style:text-properties style:text-scale="99%" fo:font-size="10pt" style:font-size-asian="10pt"/>
    </style:style>
    <style:style style:name="TableCell2012" style:family="table-cell">
      <style:table-cell-properties fo:border="0.0208in solid #231F20" style:writing-mode="lr-tb" fo:padding-top="0in" fo:padding-left="0.0104in" fo:padding-bottom="0in" fo:padding-right="0.0104in"/>
    </style:style>
    <style:style style:name="P2013" style:parent-style-name="TableParagraph" style:family="paragraph">
      <style:paragraph-properties fo:margin-top="0.0472in" fo:margin-left="0.0729in">
        <style:tab-stops/>
      </style:paragraph-properties>
      <style:text-properties style:text-scale="99%" fo:font-size="10pt" style:font-size-asian="10pt"/>
    </style:style>
    <style:style style:name="TableCell2014" style:family="table-cell">
      <style:table-cell-properties fo:border="0.0208in solid #231F20" style:writing-mode="lr-tb" fo:padding-top="0in" fo:padding-left="0.0104in" fo:padding-bottom="0in" fo:padding-right="0.0104in"/>
    </style:style>
    <style:style style:name="P2015" style:parent-style-name="TableParagraph" style:family="paragraph">
      <style:paragraph-properties fo:margin-top="0.0472in" fo:margin-left="0.0833in">
        <style:tab-stops/>
      </style:paragraph-properties>
      <style:text-properties style:text-scale="99%" fo:font-size="10pt" style:font-size-asian="10pt"/>
    </style:style>
    <style:style style:name="TableCell2016" style:family="table-cell">
      <style:table-cell-properties fo:border="0.0208in solid #231F20" style:writing-mode="lr-tb" fo:padding-top="0in" fo:padding-left="0.0104in" fo:padding-bottom="0in" fo:padding-right="0.0104in"/>
    </style:style>
    <style:style style:name="P2017" style:parent-style-name="TableParagraph" style:family="paragraph">
      <style:paragraph-properties fo:margin-top="0.0472in" fo:margin-left="0.0486in" fo:margin-right="-0.0104in">
        <style:tab-stops/>
      </style:paragraph-properties>
      <style:text-properties fo:font-size="10pt" style:font-size-asian="10pt"/>
    </style:style>
    <style:style style:name="TableCell2018" style:family="table-cell">
      <style:table-cell-properties fo:border="0.0208in solid #231F20" style:writing-mode="lr-tb" fo:padding-top="0in" fo:padding-left="0.0104in" fo:padding-bottom="0in" fo:padding-right="0.0104in"/>
    </style:style>
    <style:style style:name="P2019" style:parent-style-name="TableParagraph" style:family="paragraph">
      <style:paragraph-properties fo:margin-top="0.0472in" fo:margin-left="0.0451in">
        <style:tab-stops/>
      </style:paragraph-properties>
      <style:text-properties fo:font-size="10pt" style:font-size-asian="10pt"/>
    </style:style>
    <style:style style:name="TableCell2020" style:family="table-cell">
      <style:table-cell-properties fo:border="0.0208in solid #231F20" style:writing-mode="lr-tb" fo:padding-top="0in" fo:padding-left="0.0104in" fo:padding-bottom="0in" fo:padding-right="0.0104in"/>
    </style:style>
    <style:style style:name="P2021" style:parent-style-name="TableParagraph" style:family="paragraph">
      <style:paragraph-properties fo:margin-top="0.0472in" fo:margin-left="0.0312in">
        <style:tab-stops/>
      </style:paragraph-properties>
      <style:text-properties fo:font-size="10pt" style:font-size-asian="10pt"/>
    </style:style>
    <style:style style:name="TableCell2022" style:family="table-cell">
      <style:table-cell-properties fo:border="0.0208in solid #231F20" style:writing-mode="lr-tb" fo:padding-top="0in" fo:padding-left="0.0104in" fo:padding-bottom="0in" fo:padding-right="0.0104in"/>
    </style:style>
    <style:style style:name="P2023" style:parent-style-name="TableParagraph" style:family="paragraph">
      <style:paragraph-properties fo:margin-top="0.0472in" fo:margin-left="0.052in" fo:margin-right="-0.0104in">
        <style:tab-stops/>
      </style:paragraph-properties>
      <style:text-properties fo:font-size="10pt" style:font-size-asian="10pt"/>
    </style:style>
    <style:style style:name="TableCell2024" style:family="table-cell">
      <style:table-cell-properties fo:border="0.0208in solid #231F20" style:writing-mode="lr-tb" fo:padding-top="0in" fo:padding-left="0.0104in" fo:padding-bottom="0in" fo:padding-right="0.0104in"/>
    </style:style>
    <style:style style:name="P2025" style:parent-style-name="TableParagraph" style:family="paragraph">
      <style:paragraph-properties fo:margin-top="0.0472in" fo:margin-left="0.0486in" fo:margin-right="-0.0104in">
        <style:tab-stops/>
      </style:paragraph-properties>
      <style:text-properties fo:font-size="10pt" style:font-size-asian="10pt"/>
    </style:style>
    <style:style style:name="TableCell2026" style:family="table-cell">
      <style:table-cell-properties fo:border="0.0208in solid #231F20" style:writing-mode="lr-tb" fo:padding-top="0in" fo:padding-left="0.0104in" fo:padding-bottom="0in" fo:padding-right="0.0104in"/>
    </style:style>
    <style:style style:name="P2027" style:parent-style-name="TableParagraph" style:family="paragraph">
      <style:paragraph-properties fo:margin-top="0.0472in" fo:margin-left="0.0451in">
        <style:tab-stops/>
      </style:paragraph-properties>
      <style:text-properties fo:font-size="10pt" style:font-size-asian="10pt"/>
    </style:style>
    <style:style style:name="TableCell2028" style:family="table-cell">
      <style:table-cell-properties fo:border="0.0208in solid #231F20" style:writing-mode="lr-tb" fo:padding-top="0in" fo:padding-left="0.0104in" fo:padding-bottom="0in" fo:padding-right="0.0104in"/>
    </style:style>
    <style:style style:name="P2029" style:parent-style-name="TableParagraph" style:family="paragraph">
      <style:paragraph-properties fo:margin-top="0.0472in" fo:margin-left="0.0416in" fo:margin-right="-0.0104in">
        <style:tab-stops/>
      </style:paragraph-properties>
      <style:text-properties fo:font-size="10pt" style:font-size-asian="10pt"/>
    </style:style>
    <style:style style:name="TableCell2030" style:family="table-cell">
      <style:table-cell-properties fo:border="0.0208in solid #231F20" style:writing-mode="lr-tb" fo:padding-top="0in" fo:padding-left="0.0104in" fo:padding-bottom="0in" fo:padding-right="0.0104in"/>
    </style:style>
    <style:style style:name="P2031" style:parent-style-name="TableParagraph" style:family="paragraph">
      <style:paragraph-properties fo:margin-top="0.0472in" fo:margin-left="0.0416in">
        <style:tab-stops/>
      </style:paragraph-properties>
      <style:text-properties fo:font-size="10pt" style:font-size-asian="10pt"/>
    </style:style>
    <style:style style:name="TableCell2032" style:family="table-cell">
      <style:table-cell-properties fo:border="0.0208in solid #231F20" style:writing-mode="lr-tb" fo:padding-top="0in" fo:padding-left="0.0104in" fo:padding-bottom="0in" fo:padding-right="0.0104in"/>
    </style:style>
    <style:style style:name="P2033" style:parent-style-name="TableParagraph" style:family="paragraph">
      <style:paragraph-properties fo:margin-top="0.0472in" fo:margin-left="0.0381in">
        <style:tab-stops/>
      </style:paragraph-properties>
      <style:text-properties fo:font-size="10pt" style:font-size-asian="10pt"/>
    </style:style>
    <style:style style:name="TableCell2034" style:family="table-cell">
      <style:table-cell-properties fo:border="0.0208in solid #231F20" style:writing-mode="lr-tb" fo:padding-top="0in" fo:padding-left="0.0104in" fo:padding-bottom="0in" fo:padding-right="0.0104in"/>
    </style:style>
    <style:style style:name="P2035" style:parent-style-name="TableParagraph" style:family="paragraph">
      <style:paragraph-properties fo:margin-top="0.0472in" fo:margin-left="0.0347in">
        <style:tab-stops/>
      </style:paragraph-properties>
      <style:text-properties fo:font-size="10pt" style:font-size-asian="10pt"/>
    </style:style>
    <style:style style:name="TableCell2036" style:family="table-cell">
      <style:table-cell-properties fo:border="0.0208in solid #231F20" style:writing-mode="lr-tb" fo:padding-top="0in" fo:padding-left="0.0104in" fo:padding-bottom="0in" fo:padding-right="0.0104in"/>
    </style:style>
    <style:style style:name="P2037" style:parent-style-name="TableParagraph" style:family="paragraph">
      <style:paragraph-properties fo:margin-top="0.0472in" fo:margin-left="0.0312in">
        <style:tab-stops/>
      </style:paragraph-properties>
      <style:text-properties fo:font-size="10pt" style:font-size-asian="10pt"/>
    </style:style>
    <style:style style:name="TableCell2038" style:family="table-cell">
      <style:table-cell-properties fo:border="0.0208in solid #231F20" style:writing-mode="lr-tb" fo:padding-top="0in" fo:padding-left="0.0104in" fo:padding-bottom="0in" fo:padding-right="0.0104in"/>
    </style:style>
    <style:style style:name="P2039" style:parent-style-name="TableParagraph" style:family="paragraph">
      <style:paragraph-properties fo:margin-top="0.0472in" fo:margin-left="0.0416in">
        <style:tab-stops/>
      </style:paragraph-properties>
      <style:text-properties fo:font-size="10pt" style:font-size-asian="10pt"/>
    </style:style>
    <style:style style:name="TableCell2040" style:family="table-cell">
      <style:table-cell-properties fo:border="0.0208in solid #231F20" style:writing-mode="lr-tb" fo:padding-top="0in" fo:padding-left="0.0104in" fo:padding-bottom="0in" fo:padding-right="0.0104in"/>
    </style:style>
    <style:style style:name="P2041" style:parent-style-name="TableParagraph" style:family="paragraph">
      <style:paragraph-properties fo:margin-top="0.0472in" fo:margin-left="0.0381in">
        <style:tab-stops/>
      </style:paragraph-properties>
      <style:text-properties fo:font-size="10pt" style:font-size-asian="10pt"/>
    </style:style>
    <style:style style:name="TableCell2042" style:family="table-cell">
      <style:table-cell-properties fo:border="0.0208in solid #231F20" style:writing-mode="lr-tb" fo:padding-top="0in" fo:padding-left="0.0104in" fo:padding-bottom="0in" fo:padding-right="0.0104in"/>
    </style:style>
    <style:style style:name="P2043" style:parent-style-name="TableParagraph" style:family="paragraph">
      <style:paragraph-properties fo:margin-top="0.0472in" fo:margin-left="0.0347in">
        <style:tab-stops/>
      </style:paragraph-properties>
      <style:text-properties fo:font-size="10pt" style:font-size-asian="10pt"/>
    </style:style>
    <style:style style:name="TableCell2044" style:family="table-cell">
      <style:table-cell-properties fo:border="0.0208in solid #231F20" style:writing-mode="lr-tb" fo:padding-top="0in" fo:padding-left="0.0104in" fo:padding-bottom="0in" fo:padding-right="0.0104in"/>
    </style:style>
    <style:style style:name="P2045" style:parent-style-name="TableParagraph" style:family="paragraph">
      <style:paragraph-properties fo:margin-top="0.0472in" fo:margin-left="0.0312in">
        <style:tab-stops/>
      </style:paragraph-properties>
      <style:text-properties fo:font-size="10pt" style:font-size-asian="10pt"/>
    </style:style>
    <style:style style:name="TableCell2046" style:family="table-cell">
      <style:table-cell-properties fo:border="0.0208in solid #231F20" style:writing-mode="lr-tb" fo:padding-top="0in" fo:padding-left="0.0104in" fo:padding-bottom="0in" fo:padding-right="0.0104in"/>
    </style:style>
    <style:style style:name="P2047" style:parent-style-name="TableParagraph" style:family="paragraph">
      <style:paragraph-properties fo:margin-top="0.0472in" fo:margin-left="0.0416in">
        <style:tab-stops/>
      </style:paragraph-properties>
      <style:text-properties fo:font-size="10pt" style:font-size-asian="10pt"/>
    </style:style>
    <style:style style:name="TableCell2048" style:family="table-cell">
      <style:table-cell-properties fo:border="0.0208in solid #231F20" style:writing-mode="lr-tb" fo:padding-top="0in" fo:padding-left="0.0104in" fo:padding-bottom="0in" fo:padding-right="0.0104in"/>
    </style:style>
    <style:style style:name="P2049" style:parent-style-name="TableParagraph" style:family="paragraph">
      <style:paragraph-properties fo:margin-top="0.0472in" fo:margin-left="0.0381in">
        <style:tab-stops/>
      </style:paragraph-properties>
      <style:text-properties fo:font-size="10pt" style:font-size-asian="10pt"/>
    </style:style>
    <style:style style:name="TableCell2050" style:family="table-cell">
      <style:table-cell-properties fo:border="0.0208in solid #231F20" style:writing-mode="lr-tb" fo:padding-top="0in" fo:padding-left="0.0104in" fo:padding-bottom="0in" fo:padding-right="0.0104in"/>
    </style:style>
    <style:style style:name="P2051" style:parent-style-name="TableParagraph" style:family="paragraph">
      <style:paragraph-properties fo:margin-top="0.0472in" fo:margin-left="0.0347in">
        <style:tab-stops/>
      </style:paragraph-properties>
      <style:text-properties fo:font-size="10pt" style:font-size-asian="10pt"/>
    </style:style>
    <style:style style:name="TableCell2052" style:family="table-cell">
      <style:table-cell-properties fo:border="0.0208in solid #231F20" style:writing-mode="lr-tb" fo:padding-top="0in" fo:padding-left="0.0104in" fo:padding-bottom="0in" fo:padding-right="0.0104in"/>
    </style:style>
    <style:style style:name="P2053" style:parent-style-name="TableParagraph" style:family="paragraph">
      <style:paragraph-properties fo:margin-top="0.0472in" fo:margin-left="0.0312in">
        <style:tab-stops/>
      </style:paragraph-properties>
      <style:text-properties fo:font-size="10pt" style:font-size-asian="10pt"/>
    </style:style>
    <style:style style:name="TableRow2054" style:family="table-row">
      <style:table-row-properties style:min-row-height="0.6597in" style:use-optimal-row-height="false"/>
    </style:style>
    <style:style style:name="TableCell2055" style:family="table-cell">
      <style:table-cell-properties fo:border="0.0208in solid #231F20" style:writing-mode="lr-tb" fo:padding-top="0in" fo:padding-left="0.0104in" fo:padding-bottom="0in" fo:padding-right="0.0104in"/>
    </style:style>
    <style:style style:name="P2056" style:parent-style-name="TableParagraph" style:family="paragraph">
      <style:text-properties style:font-name="Times New Roman" fo:font-size="12pt" style:font-size-asian="12pt"/>
    </style:style>
    <style:style style:name="TableCell2057" style:family="table-cell">
      <style:table-cell-properties fo:border="0.0208in solid #231F20" style:writing-mode="lr-tb" fo:padding-top="0in" fo:padding-left="0.0104in" fo:padding-bottom="0in" fo:padding-right="0.0104in"/>
    </style:style>
    <style:style style:name="P2058" style:parent-style-name="TableParagraph" style:family="paragraph">
      <style:text-properties style:font-name="Times New Roman" fo:font-size="12pt" style:font-size-asian="12pt"/>
    </style:style>
    <style:style style:name="TableCell2059" style:family="table-cell">
      <style:table-cell-properties fo:border="0.0208in solid #231F20" style:writing-mode="lr-tb" fo:padding-top="0in" fo:padding-left="0.0104in" fo:padding-bottom="0in" fo:padding-right="0.0104in"/>
    </style:style>
    <style:style style:name="P2060" style:parent-style-name="TableParagraph" style:family="paragraph">
      <style:text-properties style:font-name="Times New Roman" fo:font-size="12pt" style:font-size-asian="12pt"/>
    </style:style>
    <style:style style:name="TableCell2061" style:family="table-cell">
      <style:table-cell-properties fo:border="0.0208in solid #231F20" style:writing-mode="lr-tb" fo:padding-top="0in" fo:padding-left="0.0104in" fo:padding-bottom="0in" fo:padding-right="0.0104in"/>
    </style:style>
    <style:style style:name="P2062" style:parent-style-name="TableParagraph" style:family="paragraph">
      <style:text-properties style:font-name="Times New Roman" fo:font-size="12pt" style:font-size-asian="12pt"/>
    </style:style>
    <style:style style:name="TableCell2063" style:family="table-cell">
      <style:table-cell-properties fo:border="0.0208in solid #231F20" style:writing-mode="lr-tb" fo:padding-top="0in" fo:padding-left="0.0104in" fo:padding-bottom="0in" fo:padding-right="0.0104in"/>
    </style:style>
    <style:style style:name="P2064" style:parent-style-name="TableParagraph" style:family="paragraph">
      <style:text-properties style:font-name="Times New Roman" fo:font-size="12pt" style:font-size-asian="12pt"/>
    </style:style>
    <style:style style:name="TableCell2065" style:family="table-cell">
      <style:table-cell-properties fo:border="0.0208in solid #231F20" style:writing-mode="lr-tb" fo:padding-top="0in" fo:padding-left="0.0104in" fo:padding-bottom="0in" fo:padding-right="0.0104in"/>
    </style:style>
    <style:style style:name="P2066" style:parent-style-name="TableParagraph" style:family="paragraph">
      <style:text-properties style:font-name="Times New Roman" fo:font-size="12pt" style:font-size-asian="12pt"/>
    </style:style>
    <style:style style:name="TableCell2067" style:family="table-cell">
      <style:table-cell-properties fo:border="0.0208in solid #231F20" style:writing-mode="lr-tb" fo:padding-top="0in" fo:padding-left="0.0104in" fo:padding-bottom="0in" fo:padding-right="0.0104in"/>
    </style:style>
    <style:style style:name="P2068" style:parent-style-name="TableParagraph" style:family="paragraph">
      <style:text-properties style:font-name="Times New Roman" fo:font-size="12pt" style:font-size-asian="12pt"/>
    </style:style>
    <style:style style:name="TableCell2069" style:family="table-cell">
      <style:table-cell-properties fo:border="0.0208in solid #231F20" style:writing-mode="lr-tb" fo:padding-top="0in" fo:padding-left="0.0104in" fo:padding-bottom="0in" fo:padding-right="0.0104in"/>
    </style:style>
    <style:style style:name="P2070" style:parent-style-name="TableParagraph" style:family="paragraph">
      <style:text-properties style:font-name="Times New Roman" fo:font-size="12pt" style:font-size-asian="12pt"/>
    </style:style>
    <style:style style:name="TableCell2071" style:family="table-cell">
      <style:table-cell-properties fo:border="0.0208in solid #231F20" style:writing-mode="lr-tb" fo:padding-top="0in" fo:padding-left="0.0104in" fo:padding-bottom="0in" fo:padding-right="0.0104in"/>
    </style:style>
    <style:style style:name="P2072" style:parent-style-name="TableParagraph" style:family="paragraph">
      <style:text-properties style:font-name="Times New Roman" fo:font-size="12pt" style:font-size-asian="12pt"/>
    </style:style>
    <style:style style:name="TableCell2073" style:family="table-cell">
      <style:table-cell-properties fo:border="0.0208in solid #231F20" style:writing-mode="lr-tb" fo:padding-top="0in" fo:padding-left="0.0104in" fo:padding-bottom="0in" fo:padding-right="0.0104in"/>
    </style:style>
    <style:style style:name="P2074" style:parent-style-name="TableParagraph" style:family="paragraph">
      <style:text-properties style:font-name="Times New Roman" fo:font-size="12pt" style:font-size-asian="12pt"/>
    </style:style>
    <style:style style:name="TableCell2075" style:family="table-cell">
      <style:table-cell-properties fo:border="0.0208in solid #231F20" style:writing-mode="lr-tb" fo:padding-top="0in" fo:padding-left="0.0104in" fo:padding-bottom="0in" fo:padding-right="0.0104in"/>
    </style:style>
    <style:style style:name="P2076" style:parent-style-name="TableParagraph" style:family="paragraph">
      <style:text-properties style:font-name="Times New Roman" fo:font-size="12pt" style:font-size-asian="12pt"/>
    </style:style>
    <style:style style:name="TableCell2077" style:family="table-cell">
      <style:table-cell-properties fo:border="0.0208in solid #231F20" style:writing-mode="lr-tb" fo:padding-top="0in" fo:padding-left="0.0104in" fo:padding-bottom="0in" fo:padding-right="0.0104in"/>
    </style:style>
    <style:style style:name="P2078" style:parent-style-name="TableParagraph" style:family="paragraph">
      <style:text-properties style:font-name="Times New Roman" fo:font-size="12pt" style:font-size-asian="12pt"/>
    </style:style>
    <style:style style:name="TableCell2079" style:family="table-cell">
      <style:table-cell-properties fo:border="0.0208in solid #231F20" style:writing-mode="lr-tb" fo:padding-top="0in" fo:padding-left="0.0104in" fo:padding-bottom="0in" fo:padding-right="0.0104in"/>
    </style:style>
    <style:style style:name="P2080" style:parent-style-name="TableParagraph" style:family="paragraph">
      <style:text-properties style:font-name="Times New Roman" fo:font-size="12pt" style:font-size-asian="12pt"/>
    </style:style>
    <style:style style:name="TableCell2081" style:family="table-cell">
      <style:table-cell-properties fo:border="0.0208in solid #231F20" style:writing-mode="lr-tb" fo:padding-top="0in" fo:padding-left="0.0104in" fo:padding-bottom="0in" fo:padding-right="0.0104in"/>
    </style:style>
    <style:style style:name="P2082" style:parent-style-name="TableParagraph" style:family="paragraph">
      <style:text-properties style:font-name="Times New Roman" fo:font-size="12pt" style:font-size-asian="12pt"/>
    </style:style>
    <style:style style:name="TableCell2083" style:family="table-cell">
      <style:table-cell-properties fo:border="0.0208in solid #231F20" style:writing-mode="lr-tb" fo:padding-top="0in" fo:padding-left="0.0104in" fo:padding-bottom="0in" fo:padding-right="0.0104in"/>
    </style:style>
    <style:style style:name="P2084" style:parent-style-name="TableParagraph" style:family="paragraph">
      <style:text-properties style:font-name="Times New Roman" fo:font-size="12pt" style:font-size-asian="12pt"/>
    </style:style>
    <style:style style:name="TableCell2085" style:family="table-cell">
      <style:table-cell-properties fo:border="0.0208in solid #231F20" style:writing-mode="lr-tb" fo:padding-top="0in" fo:padding-left="0.0104in" fo:padding-bottom="0in" fo:padding-right="0.0104in"/>
    </style:style>
    <style:style style:name="P2086" style:parent-style-name="TableParagraph" style:family="paragraph">
      <style:text-properties style:font-name="Times New Roman" fo:font-size="12pt" style:font-size-asian="12pt"/>
    </style:style>
    <style:style style:name="TableCell2087" style:family="table-cell">
      <style:table-cell-properties fo:border="0.0208in solid #231F20" style:writing-mode="lr-tb" fo:padding-top="0in" fo:padding-left="0.0104in" fo:padding-bottom="0in" fo:padding-right="0.0104in"/>
    </style:style>
    <style:style style:name="P2088" style:parent-style-name="TableParagraph" style:family="paragraph">
      <style:text-properties style:font-name="Times New Roman" fo:font-size="12pt" style:font-size-asian="12pt"/>
    </style:style>
    <style:style style:name="TableCell2089" style:family="table-cell">
      <style:table-cell-properties fo:border="0.0208in solid #231F20" style:writing-mode="lr-tb" fo:padding-top="0in" fo:padding-left="0.0104in" fo:padding-bottom="0in" fo:padding-right="0.0104in"/>
    </style:style>
    <style:style style:name="P2090" style:parent-style-name="TableParagraph" style:family="paragraph">
      <style:text-properties style:font-name="Times New Roman" fo:font-size="12pt" style:font-size-asian="12pt"/>
    </style:style>
    <style:style style:name="TableCell2091" style:family="table-cell">
      <style:table-cell-properties fo:border="0.0208in solid #231F20" style:writing-mode="lr-tb" fo:padding-top="0in" fo:padding-left="0.0104in" fo:padding-bottom="0in" fo:padding-right="0.0104in"/>
    </style:style>
    <style:style style:name="P2092" style:parent-style-name="TableParagraph" style:family="paragraph">
      <style:text-properties style:font-name="Times New Roman" fo:font-size="12pt" style:font-size-asian="12pt"/>
    </style:style>
    <style:style style:name="TableCell2093" style:family="table-cell">
      <style:table-cell-properties fo:border="0.0208in solid #231F20" style:writing-mode="lr-tb" fo:padding-top="0in" fo:padding-left="0.0104in" fo:padding-bottom="0in" fo:padding-right="0.0104in"/>
    </style:style>
    <style:style style:name="P2094" style:parent-style-name="TableParagraph" style:family="paragraph">
      <style:text-properties style:font-name="Times New Roman" fo:font-size="12pt" style:font-size-asian="12pt"/>
    </style:style>
    <style:style style:name="TableCell2095" style:family="table-cell">
      <style:table-cell-properties fo:border="0.0208in solid #231F20" style:writing-mode="lr-tb" fo:padding-top="0in" fo:padding-left="0.0104in" fo:padding-bottom="0in" fo:padding-right="0.0104in"/>
    </style:style>
    <style:style style:name="P2096" style:parent-style-name="TableParagraph" style:family="paragraph">
      <style:text-properties style:font-name="Times New Roman" fo:font-size="12pt" style:font-size-asian="12pt"/>
    </style:style>
    <style:style style:name="TableCell2097" style:family="table-cell">
      <style:table-cell-properties fo:border="0.0208in solid #231F20" style:writing-mode="lr-tb" fo:padding-top="0in" fo:padding-left="0.0104in" fo:padding-bottom="0in" fo:padding-right="0.0104in"/>
    </style:style>
    <style:style style:name="P2098" style:parent-style-name="TableParagraph" style:family="paragraph">
      <style:text-properties style:font-name="Times New Roman" fo:font-size="12pt" style:font-size-asian="12pt"/>
    </style:style>
    <style:style style:name="TableCell2099" style:family="table-cell">
      <style:table-cell-properties fo:border="0.0208in solid #231F20" style:writing-mode="lr-tb" fo:padding-top="0in" fo:padding-left="0.0104in" fo:padding-bottom="0in" fo:padding-right="0.0104in"/>
    </style:style>
    <style:style style:name="P2100" style:parent-style-name="TableParagraph" style:family="paragraph">
      <style:text-properties style:font-name="Times New Roman" fo:font-size="12pt" style:font-size-asian="12pt"/>
    </style:style>
    <style:style style:name="TableCell2101" style:family="table-cell">
      <style:table-cell-properties fo:border="0.0208in solid #231F20" style:writing-mode="lr-tb" fo:padding-top="0in" fo:padding-left="0.0104in" fo:padding-bottom="0in" fo:padding-right="0.0104in"/>
    </style:style>
    <style:style style:name="P2102" style:parent-style-name="TableParagraph" style:family="paragraph">
      <style:text-properties style:font-name="Times New Roman" fo:font-size="12pt" style:font-size-asian="12pt"/>
    </style:style>
    <style:style style:name="TableCell2103" style:family="table-cell">
      <style:table-cell-properties fo:border="0.0208in solid #231F20" style:writing-mode="lr-tb" fo:padding-top="0in" fo:padding-left="0.0104in" fo:padding-bottom="0in" fo:padding-right="0.0104in"/>
    </style:style>
    <style:style style:name="P2104" style:parent-style-name="TableParagraph" style:family="paragraph">
      <style:text-properties style:font-name="Times New Roman" fo:font-size="12pt" style:font-size-asian="12pt"/>
    </style:style>
    <style:style style:name="TableCell2105" style:family="table-cell">
      <style:table-cell-properties fo:border="0.0208in solid #231F20" style:writing-mode="lr-tb" fo:padding-top="0in" fo:padding-left="0.0104in" fo:padding-bottom="0in" fo:padding-right="0.0104in"/>
    </style:style>
    <style:style style:name="P2106" style:parent-style-name="TableParagraph" style:family="paragraph">
      <style:text-properties style:font-name="Times New Roman" fo:font-size="12pt" style:font-size-asian="12pt"/>
    </style:style>
    <style:style style:name="TableCell2107" style:family="table-cell">
      <style:table-cell-properties fo:border="0.0208in solid #231F20" style:writing-mode="lr-tb" fo:padding-top="0in" fo:padding-left="0.0104in" fo:padding-bottom="0in" fo:padding-right="0.0104in"/>
    </style:style>
    <style:style style:name="P2108" style:parent-style-name="TableParagraph" style:family="paragraph">
      <style:text-properties style:font-name="Times New Roman" fo:font-size="12pt" style:font-size-asian="12pt"/>
    </style:style>
    <style:style style:name="TableCell2109" style:family="table-cell">
      <style:table-cell-properties fo:border="0.0208in solid #231F20" style:writing-mode="lr-tb" fo:padding-top="0in" fo:padding-left="0.0104in" fo:padding-bottom="0in" fo:padding-right="0.0104in"/>
    </style:style>
    <style:style style:name="P2110" style:parent-style-name="TableParagraph" style:family="paragraph">
      <style:text-properties style:font-name="Times New Roman" fo:font-size="12pt" style:font-size-asian="12pt"/>
    </style:style>
    <style:style style:name="TableRow2111" style:family="table-row">
      <style:table-row-properties style:min-row-height="0.6458in" style:use-optimal-row-height="false"/>
    </style:style>
    <style:style style:name="TableCell2112" style:family="table-cell">
      <style:table-cell-properties fo:border="0.0208in solid #231F20" style:writing-mode="lr-tb" fo:padding-top="0in" fo:padding-left="0.0104in" fo:padding-bottom="0in" fo:padding-right="0.0104in"/>
    </style:style>
    <style:style style:name="P2113" style:parent-style-name="TableParagraph" style:family="paragraph">
      <style:paragraph-properties fo:margin-top="0.0312in" fo:line-height="125%" fo:margin-left="0.0069in" fo:margin-right="0.2402in">
        <style:tab-stops/>
      </style:paragraph-properties>
    </style:style>
    <style:style style:name="T2114" style:parent-style-name="DefaultParagraphFont" style:family="text">
      <style:text-properties style:text-scale="105%" fo:font-size="12pt" style:font-size-asian="12pt"/>
    </style:style>
    <style:style style:name="T2115" style:parent-style-name="DefaultParagraphFont" style:family="text">
      <style:text-properties fo:letter-spacing="-0.0444in" style:text-scale="105%" fo:font-size="12pt" style:font-size-asian="12pt"/>
    </style:style>
    <style:style style:name="T2116" style:parent-style-name="DefaultParagraphFont" style:family="text">
      <style:text-properties fo:font-size="12pt" style:font-size-asian="12pt"/>
    </style:style>
    <style:style style:name="TableCell2117" style:family="table-cell">
      <style:table-cell-properties fo:border="0.0208in solid #231F20" style:writing-mode="lr-tb" fo:padding-top="0in" fo:padding-left="0.0104in" fo:padding-bottom="0in" fo:padding-right="0.0104in"/>
    </style:style>
    <style:style style:name="P2118" style:parent-style-name="TableParagraph" style:family="paragraph">
      <style:text-properties style:font-name="Times New Roman" fo:font-size="12pt" style:font-size-asian="12pt"/>
    </style:style>
    <style:style style:name="TableCell2119" style:family="table-cell">
      <style:table-cell-properties fo:border="0.0208in solid #231F20" style:writing-mode="lr-tb" fo:padding-top="0in" fo:padding-left="0.0104in" fo:padding-bottom="0in" fo:padding-right="0.0104in"/>
    </style:style>
    <style:style style:name="P2120" style:parent-style-name="TableParagraph" style:family="paragraph">
      <style:text-properties style:font-name="Times New Roman" fo:font-size="12pt" style:font-size-asian="12pt"/>
    </style:style>
    <style:style style:name="TableCell2121" style:family="table-cell">
      <style:table-cell-properties fo:border="0.0208in solid #231F20" style:writing-mode="lr-tb" fo:padding-top="0in" fo:padding-left="0.0104in" fo:padding-bottom="0in" fo:padding-right="0.0104in"/>
    </style:style>
    <style:style style:name="P2122" style:parent-style-name="TableParagraph" style:family="paragraph">
      <style:text-properties style:font-name="Times New Roman" fo:font-size="12pt" style:font-size-asian="12pt"/>
    </style:style>
    <style:style style:name="TableCell2123" style:family="table-cell">
      <style:table-cell-properties fo:border="0.0208in solid #231F20" style:writing-mode="lr-tb" fo:padding-top="0in" fo:padding-left="0.0104in" fo:padding-bottom="0in" fo:padding-right="0.0104in"/>
    </style:style>
    <style:style style:name="P2124" style:parent-style-name="TableParagraph" style:family="paragraph">
      <style:text-properties style:font-name="Times New Roman" fo:font-size="12pt" style:font-size-asian="12pt"/>
    </style:style>
    <style:style style:name="TableCell2125" style:family="table-cell">
      <style:table-cell-properties fo:border="0.0208in solid #231F20" style:writing-mode="lr-tb" fo:padding-top="0in" fo:padding-left="0.0104in" fo:padding-bottom="0in" fo:padding-right="0.0104in"/>
    </style:style>
    <style:style style:name="P2126" style:parent-style-name="TableParagraph" style:family="paragraph">
      <style:text-properties style:font-name="Times New Roman" fo:font-size="12pt" style:font-size-asian="12pt"/>
    </style:style>
    <style:style style:name="TableCell2127" style:family="table-cell">
      <style:table-cell-properties fo:border="0.0208in solid #231F20" style:writing-mode="lr-tb" fo:padding-top="0in" fo:padding-left="0.0104in" fo:padding-bottom="0in" fo:padding-right="0.0104in"/>
    </style:style>
    <style:style style:name="P2128" style:parent-style-name="TableParagraph" style:family="paragraph">
      <style:text-properties style:font-name="Times New Roman" fo:font-size="12pt" style:font-size-asian="12pt"/>
    </style:style>
    <style:style style:name="TableCell2129" style:family="table-cell">
      <style:table-cell-properties fo:border="0.0208in solid #231F20" style:writing-mode="lr-tb" fo:padding-top="0in" fo:padding-left="0.0104in" fo:padding-bottom="0in" fo:padding-right="0.0104in"/>
    </style:style>
    <style:style style:name="P2130" style:parent-style-name="TableParagraph" style:family="paragraph">
      <style:text-properties style:font-name="Times New Roman" fo:font-size="12pt" style:font-size-asian="12pt"/>
    </style:style>
    <style:style style:name="TableCell2131" style:family="table-cell">
      <style:table-cell-properties fo:border="0.0208in solid #231F20" style:writing-mode="lr-tb" fo:padding-top="0in" fo:padding-left="0.0104in" fo:padding-bottom="0in" fo:padding-right="0.0104in"/>
    </style:style>
    <style:style style:name="P2132" style:parent-style-name="TableParagraph" style:family="paragraph">
      <style:text-properties style:font-name="Times New Roman" fo:font-size="12pt" style:font-size-asian="12pt"/>
    </style:style>
    <style:style style:name="TableCell2133" style:family="table-cell">
      <style:table-cell-properties fo:border="0.0208in solid #231F20" style:writing-mode="lr-tb" fo:padding-top="0in" fo:padding-left="0.0104in" fo:padding-bottom="0in" fo:padding-right="0.0104in"/>
    </style:style>
    <style:style style:name="P2134" style:parent-style-name="TableParagraph" style:family="paragraph">
      <style:text-properties style:font-name="Times New Roman" fo:font-size="12pt" style:font-size-asian="12pt"/>
    </style:style>
    <style:style style:name="TableCell2135" style:family="table-cell">
      <style:table-cell-properties fo:border="0.0208in solid #231F20" style:writing-mode="lr-tb" fo:padding-top="0in" fo:padding-left="0.0104in" fo:padding-bottom="0in" fo:padding-right="0.0104in"/>
    </style:style>
    <style:style style:name="P2136" style:parent-style-name="TableParagraph" style:family="paragraph">
      <style:text-properties style:font-name="Times New Roman" fo:font-size="12pt" style:font-size-asian="12pt"/>
    </style:style>
    <style:style style:name="TableCell2137" style:family="table-cell">
      <style:table-cell-properties fo:border="0.0208in solid #231F20" style:writing-mode="lr-tb" fo:padding-top="0in" fo:padding-left="0.0104in" fo:padding-bottom="0in" fo:padding-right="0.0104in"/>
    </style:style>
    <style:style style:name="P2138" style:parent-style-name="TableParagraph" style:family="paragraph">
      <style:text-properties style:font-name="Times New Roman" fo:font-size="12pt" style:font-size-asian="12pt"/>
    </style:style>
    <style:style style:name="TableCell2139" style:family="table-cell">
      <style:table-cell-properties fo:border="0.0208in solid #231F20" style:writing-mode="lr-tb" fo:padding-top="0in" fo:padding-left="0.0104in" fo:padding-bottom="0in" fo:padding-right="0.0104in"/>
    </style:style>
    <style:style style:name="P2140" style:parent-style-name="TableParagraph" style:family="paragraph">
      <style:text-properties style:font-name="Times New Roman" fo:font-size="12pt" style:font-size-asian="12pt"/>
    </style:style>
    <style:style style:name="TableCell2141" style:family="table-cell">
      <style:table-cell-properties fo:border="0.0208in solid #231F20" style:writing-mode="lr-tb" fo:padding-top="0in" fo:padding-left="0.0104in" fo:padding-bottom="0in" fo:padding-right="0.0104in"/>
    </style:style>
    <style:style style:name="P2142" style:parent-style-name="TableParagraph" style:family="paragraph">
      <style:text-properties style:font-name="Times New Roman" fo:font-size="12pt" style:font-size-asian="12pt"/>
    </style:style>
    <style:style style:name="TableCell2143" style:family="table-cell">
      <style:table-cell-properties fo:border="0.0208in solid #231F20" style:writing-mode="lr-tb" fo:padding-top="0in" fo:padding-left="0.0104in" fo:padding-bottom="0in" fo:padding-right="0.0104in"/>
    </style:style>
    <style:style style:name="P2144" style:parent-style-name="TableParagraph" style:family="paragraph">
      <style:text-properties style:font-name="Times New Roman" fo:font-size="12pt" style:font-size-asian="12pt"/>
    </style:style>
    <style:style style:name="TableCell2145" style:family="table-cell">
      <style:table-cell-properties fo:border="0.0208in solid #231F20" style:writing-mode="lr-tb" fo:padding-top="0in" fo:padding-left="0.0104in" fo:padding-bottom="0in" fo:padding-right="0.0104in"/>
    </style:style>
    <style:style style:name="P2146" style:parent-style-name="TableParagraph" style:family="paragraph">
      <style:text-properties style:font-name="Times New Roman" fo:font-size="12pt" style:font-size-asian="12pt"/>
    </style:style>
    <style:style style:name="TableCell2147" style:family="table-cell">
      <style:table-cell-properties fo:border="0.0208in solid #231F20" style:writing-mode="lr-tb" fo:padding-top="0in" fo:padding-left="0.0104in" fo:padding-bottom="0in" fo:padding-right="0.0104in"/>
    </style:style>
    <style:style style:name="P2148" style:parent-style-name="TableParagraph" style:family="paragraph">
      <style:text-properties style:font-name="Times New Roman" fo:font-size="12pt" style:font-size-asian="12pt"/>
    </style:style>
    <style:style style:name="TableCell2149" style:family="table-cell">
      <style:table-cell-properties fo:border="0.0208in solid #231F20" style:writing-mode="lr-tb" fo:padding-top="0in" fo:padding-left="0.0104in" fo:padding-bottom="0in" fo:padding-right="0.0104in"/>
    </style:style>
    <style:style style:name="P2150" style:parent-style-name="TableParagraph" style:family="paragraph">
      <style:text-properties style:font-name="Times New Roman" fo:font-size="12pt" style:font-size-asian="12pt"/>
    </style:style>
    <style:style style:name="TableCell2151" style:family="table-cell">
      <style:table-cell-properties fo:border="0.0208in solid #231F20" style:writing-mode="lr-tb" fo:padding-top="0in" fo:padding-left="0.0104in" fo:padding-bottom="0in" fo:padding-right="0.0104in"/>
    </style:style>
    <style:style style:name="P2152" style:parent-style-name="TableParagraph" style:family="paragraph">
      <style:text-properties style:font-name="Times New Roman" fo:font-size="12pt" style:font-size-asian="12pt"/>
    </style:style>
    <style:style style:name="TableCell2153" style:family="table-cell">
      <style:table-cell-properties fo:border="0.0208in solid #231F20" style:writing-mode="lr-tb" fo:padding-top="0in" fo:padding-left="0.0104in" fo:padding-bottom="0in" fo:padding-right="0.0104in"/>
    </style:style>
    <style:style style:name="P2154" style:parent-style-name="TableParagraph" style:family="paragraph">
      <style:text-properties style:font-name="Times New Roman" fo:font-size="12pt" style:font-size-asian="12pt"/>
    </style:style>
    <style:style style:name="TableCell2155" style:family="table-cell">
      <style:table-cell-properties fo:border="0.0208in solid #231F20" style:writing-mode="lr-tb" fo:padding-top="0in" fo:padding-left="0.0104in" fo:padding-bottom="0in" fo:padding-right="0.0104in"/>
    </style:style>
    <style:style style:name="P2156" style:parent-style-name="TableParagraph" style:family="paragraph">
      <style:text-properties style:font-name="Times New Roman" fo:font-size="12pt" style:font-size-asian="12pt"/>
    </style:style>
    <style:style style:name="TableCell2157" style:family="table-cell">
      <style:table-cell-properties fo:border="0.0208in solid #231F20" style:writing-mode="lr-tb" fo:padding-top="0in" fo:padding-left="0.0104in" fo:padding-bottom="0in" fo:padding-right="0.0104in"/>
    </style:style>
    <style:style style:name="P2158" style:parent-style-name="TableParagraph" style:family="paragraph">
      <style:text-properties style:font-name="Times New Roman" fo:font-size="12pt" style:font-size-asian="12pt"/>
    </style:style>
    <style:style style:name="TableCell2159" style:family="table-cell">
      <style:table-cell-properties fo:border="0.0208in solid #231F20" style:writing-mode="lr-tb" fo:padding-top="0in" fo:padding-left="0.0104in" fo:padding-bottom="0in" fo:padding-right="0.0104in"/>
    </style:style>
    <style:style style:name="P2160" style:parent-style-name="TableParagraph" style:family="paragraph">
      <style:text-properties style:font-name="Times New Roman" fo:font-size="12pt" style:font-size-asian="12pt"/>
    </style:style>
    <style:style style:name="TableCell2161" style:family="table-cell">
      <style:table-cell-properties fo:border="0.0208in solid #231F20" style:writing-mode="lr-tb" fo:padding-top="0in" fo:padding-left="0.0104in" fo:padding-bottom="0in" fo:padding-right="0.0104in"/>
    </style:style>
    <style:style style:name="P2162" style:parent-style-name="TableParagraph" style:family="paragraph">
      <style:text-properties style:font-name="Times New Roman" fo:font-size="12pt" style:font-size-asian="12pt"/>
    </style:style>
    <style:style style:name="TableCell2163" style:family="table-cell">
      <style:table-cell-properties fo:border="0.0208in solid #231F20" style:writing-mode="lr-tb" fo:padding-top="0in" fo:padding-left="0.0104in" fo:padding-bottom="0in" fo:padding-right="0.0104in"/>
    </style:style>
    <style:style style:name="P2164" style:parent-style-name="TableParagraph" style:family="paragraph">
      <style:text-properties style:font-name="Times New Roman" fo:font-size="12pt" style:font-size-asian="12pt"/>
    </style:style>
    <style:style style:name="TableCell2165" style:family="table-cell">
      <style:table-cell-properties fo:border="0.0208in solid #231F20" style:writing-mode="lr-tb" fo:padding-top="0in" fo:padding-left="0.0104in" fo:padding-bottom="0in" fo:padding-right="0.0104in"/>
    </style:style>
    <style:style style:name="P2166" style:parent-style-name="TableParagraph" style:family="paragraph">
      <style:text-properties style:font-name="Times New Roman" fo:font-size="12pt" style:font-size-asian="12pt"/>
    </style:style>
    <style:style style:name="TableCell2167" style:family="table-cell">
      <style:table-cell-properties fo:border="0.0208in solid #231F20" style:writing-mode="lr-tb" fo:padding-top="0in" fo:padding-left="0.0104in" fo:padding-bottom="0in" fo:padding-right="0.0104in"/>
    </style:style>
    <style:style style:name="P2168" style:parent-style-name="TableParagraph" style:family="paragraph">
      <style:text-properties style:font-name="Times New Roman" fo:font-size="12pt" style:font-size-asian="12pt"/>
    </style:style>
    <style:style style:name="TableCell2169" style:family="table-cell">
      <style:table-cell-properties fo:border="0.0208in solid #231F20" style:writing-mode="lr-tb" fo:padding-top="0in" fo:padding-left="0.0104in" fo:padding-bottom="0in" fo:padding-right="0.0104in"/>
    </style:style>
    <style:style style:name="P2170" style:parent-style-name="TableParagraph" style:family="paragraph">
      <style:text-properties style:font-name="Times New Roman" fo:font-size="12pt" style:font-size-asian="12pt"/>
    </style:style>
    <style:style style:name="TableCell2171" style:family="table-cell">
      <style:table-cell-properties fo:border="0.0208in solid #231F20" style:writing-mode="lr-tb" fo:padding-top="0in" fo:padding-left="0.0104in" fo:padding-bottom="0in" fo:padding-right="0.0104in"/>
    </style:style>
    <style:style style:name="P2172" style:parent-style-name="TableParagraph" style:family="paragraph">
      <style:text-properties style:font-name="Times New Roman" fo:font-size="12pt" style:font-size-asian="12pt"/>
    </style:style>
    <style:style style:name="P2173" style:parent-style-name="Standard" style:family="paragraph">
      <style:paragraph-properties fo:margin-top="0.0965in" fo:margin-left="0.184in">
        <style:tab-stops/>
      </style:paragraph-properties>
    </style:style>
    <style:style style:name="T2174" style:parent-style-name="DefaultParagraphFont" style:family="text">
      <style:text-properties style:font-name="Arial" fo:font-weight="bold" style:font-weight-asian="bold" fo:color="#231F20" fo:font-size="12pt" style:font-size-asian="12pt"/>
    </style:style>
    <style:style style:name="T2175" style:parent-style-name="DefaultParagraphFont" style:family="text">
      <style:text-properties style:font-name="Arial" fo:font-weight="bold" style:font-weight-asian="bold" fo:color="#231F20" fo:letter-spacing="0.0027in" fo:font-size="12pt" style:font-size-asian="12pt"/>
    </style:style>
    <style:style style:name="T2176" style:parent-style-name="DefaultParagraphFont" style:family="text">
      <style:text-properties style:font-name="Arial" fo:font-weight="bold" style:font-weight-asian="bold" fo:color="#231F20" fo:font-size="12pt" style:font-size-asian="12pt"/>
    </style:style>
    <style:style style:name="P2177" style:parent-style-name="ListParagraph" style:family="paragraph">
      <style:paragraph-properties fo:margin-top="0.1104in" fo:line-height="116%" fo:margin-right="0.2013in">
        <style:tab-stops>
          <style:tab-stop style:type="left" style:position="0.5694in"/>
        </style:tab-stops>
      </style:paragraph-properties>
    </style:style>
    <style:style style:name="T2178" style:parent-style-name="DefaultParagraphFont" style:family="text">
      <style:text-properties fo:color="#231F20" style:text-scale="105%" fo:font-size="12pt" style:font-size-asian="12pt"/>
    </style:style>
    <style:style style:name="T2179" style:parent-style-name="DefaultParagraphFont" style:family="text">
      <style:text-properties fo:color="#231F20" fo:letter-spacing="0.0083in" style:text-scale="105%" fo:font-size="12pt" style:font-size-asian="12pt"/>
    </style:style>
    <style:style style:name="T2180" style:parent-style-name="DefaultParagraphFont" style:family="text">
      <style:text-properties fo:color="#231F20" style:text-scale="105%" fo:font-size="12pt" style:font-size-asian="12pt"/>
    </style:style>
    <style:style style:name="T2181" style:parent-style-name="DefaultParagraphFont" style:family="text">
      <style:text-properties fo:color="#231F20" fo:letter-spacing="0.0083in" style:text-scale="105%" fo:font-size="12pt" style:font-size-asian="12pt"/>
    </style:style>
    <style:style style:name="T2182" style:parent-style-name="DefaultParagraphFont" style:family="text">
      <style:text-properties fo:color="#231F20" style:text-scale="105%" fo:font-size="12pt" style:font-size-asian="12pt"/>
    </style:style>
    <style:style style:name="T2183" style:parent-style-name="DefaultParagraphFont" style:family="text">
      <style:text-properties fo:color="#231F20" fo:letter-spacing="0.0083in" style:text-scale="105%" fo:font-size="12pt" style:font-size-asian="12pt"/>
    </style:style>
    <style:style style:name="T2184" style:parent-style-name="DefaultParagraphFont" style:family="text">
      <style:text-properties fo:color="#231F20" style:text-scale="105%" fo:font-size="12pt" style:font-size-asian="12pt"/>
    </style:style>
    <style:style style:name="T2185" style:parent-style-name="DefaultParagraphFont" style:family="text">
      <style:text-properties fo:color="#231F20" fo:letter-spacing="0.0083in" style:text-scale="105%" fo:font-size="12pt" style:font-size-asian="12pt"/>
    </style:style>
    <style:style style:name="T2186" style:parent-style-name="DefaultParagraphFont" style:family="text">
      <style:text-properties fo:color="#231F20" style:text-scale="105%" fo:font-size="12pt" style:font-size-asian="12pt"/>
    </style:style>
    <style:style style:name="T2187" style:parent-style-name="DefaultParagraphFont" style:family="text">
      <style:text-properties fo:color="#231F20" fo:letter-spacing="0.0083in" style:text-scale="105%" fo:font-size="12pt" style:font-size-asian="12pt"/>
    </style:style>
    <style:style style:name="T2188" style:parent-style-name="DefaultParagraphFont" style:family="text">
      <style:text-properties fo:color="#231F20" style:text-scale="105%" fo:font-size="12pt" style:font-size-asian="12pt"/>
    </style:style>
    <style:style style:name="T2189" style:parent-style-name="DefaultParagraphFont" style:family="text">
      <style:text-properties fo:color="#231F20" fo:letter-spacing="0.0083in" style:text-scale="105%" fo:font-size="12pt" style:font-size-asian="12pt"/>
    </style:style>
    <style:style style:name="T2190" style:parent-style-name="DefaultParagraphFont" style:family="text">
      <style:text-properties fo:color="#231F20" style:text-scale="105%" fo:font-size="12pt" style:font-size-asian="12pt"/>
    </style:style>
    <style:style style:name="T2191" style:parent-style-name="DefaultParagraphFont" style:family="text">
      <style:text-properties fo:color="#231F20" fo:letter-spacing="0.0083in" style:text-scale="105%" fo:font-size="12pt" style:font-size-asian="12pt"/>
    </style:style>
    <style:style style:name="T2192" style:parent-style-name="DefaultParagraphFont" style:family="text">
      <style:text-properties fo:color="#231F20" style:text-scale="105%" fo:font-size="12pt" style:font-size-asian="12pt"/>
    </style:style>
    <style:style style:name="T2193" style:parent-style-name="DefaultParagraphFont" style:family="text">
      <style:text-properties fo:color="#231F20" fo:letter-spacing="0.0083in" style:text-scale="105%" fo:font-size="12pt" style:font-size-asian="12pt"/>
    </style:style>
    <style:style style:name="T2194" style:parent-style-name="DefaultParagraphFont" style:family="text">
      <style:text-properties fo:color="#231F20" style:text-scale="105%" fo:font-size="12pt" style:font-size-asian="12pt"/>
    </style:style>
    <style:style style:name="T2195" style:parent-style-name="DefaultParagraphFont" style:family="text">
      <style:text-properties fo:color="#231F20" fo:letter-spacing="0.0083in" style:text-scale="105%" fo:font-size="12pt" style:font-size-asian="12pt"/>
    </style:style>
    <style:style style:name="T2196" style:parent-style-name="DefaultParagraphFont" style:family="text">
      <style:text-properties style:font-name="Arial" fo:font-weight="bold" style:font-weight-asian="bold" fo:color="#231F20" style:text-scale="105%" fo:font-size="12pt" style:font-size-asian="12pt"/>
    </style:style>
    <style:style style:name="T2197" style:parent-style-name="DefaultParagraphFont" style:family="text">
      <style:text-properties style:font-name="Arial" fo:font-weight="bold" style:font-weight-asian="bold" fo:color="#231F20" fo:letter-spacing="0.0076in" style:text-scale="105%" fo:font-size="12pt" style:font-size-asian="12pt"/>
    </style:style>
    <style:style style:name="T2198" style:parent-style-name="DefaultParagraphFont" style:family="text">
      <style:text-properties style:font-name="Arial" fo:font-weight="bold" style:font-weight-asian="bold" fo:color="#231F20" style:text-scale="105%" fo:font-size="12pt" style:font-size-asian="12pt"/>
    </style:style>
    <style:style style:name="T2199" style:parent-style-name="DefaultParagraphFont" style:family="text">
      <style:text-properties style:font-name="Arial" fo:font-weight="bold" style:font-weight-asian="bold" fo:color="#231F20" fo:letter-spacing="0.0069in" style:text-scale="105%" fo:font-size="12pt" style:font-size-asian="12pt"/>
    </style:style>
    <style:style style:name="T2200" style:parent-style-name="DefaultParagraphFont" style:family="text">
      <style:text-properties style:font-name="Arial" fo:font-weight="bold" style:font-weight-asian="bold" fo:color="#231F20" style:text-scale="105%" fo:font-size="12pt" style:font-size-asian="12pt"/>
    </style:style>
    <style:style style:name="T2201" style:parent-style-name="DefaultParagraphFont" style:family="text">
      <style:text-properties style:font-name="Arial" fo:font-weight="bold" style:font-weight-asian="bold" fo:color="#231F20" fo:letter-spacing="0.0069in" style:text-scale="105%" fo:font-size="12pt" style:font-size-asian="12pt"/>
    </style:style>
    <style:style style:name="T2202" style:parent-style-name="DefaultParagraphFont" style:family="text">
      <style:text-properties style:font-name="Arial" fo:font-weight="bold" style:font-weight-asian="bold" fo:color="#231F20" style:text-scale="105%" fo:font-size="12pt" style:font-size-asian="12pt"/>
    </style:style>
    <style:style style:name="T2203" style:parent-style-name="DefaultParagraphFont" style:family="text">
      <style:text-properties style:font-name="Arial" fo:font-weight="bold" style:font-weight-asian="bold" fo:color="#231F20" fo:letter-spacing="0.0069in" style:text-scale="105%" fo:font-size="12pt" style:font-size-asian="12pt"/>
    </style:style>
    <style:style style:name="T2204" style:parent-style-name="DefaultParagraphFont" style:family="text">
      <style:text-properties style:font-name="Arial" fo:font-weight="bold" style:font-weight-asian="bold" fo:color="#231F20" style:text-scale="105%" fo:font-size="12pt" style:font-size-asian="12pt"/>
    </style:style>
    <style:style style:name="T2205" style:parent-style-name="DefaultParagraphFont" style:family="text">
      <style:text-properties style:font-name="Arial" fo:font-weight="bold" style:font-weight-asian="bold" fo:color="#231F20" fo:letter-spacing="-0.0465in" style:text-scale="105%" fo:font-size="12pt" style:font-size-asian="12pt"/>
    </style:style>
    <style:style style:name="T2206" style:parent-style-name="DefaultParagraphFont" style:family="text">
      <style:text-properties style:font-name="Arial" fo:font-weight="bold" style:font-weight-asian="bold" fo:color="#231F20" style:text-scale="105%" fo:font-size="12pt" style:font-size-asian="12pt"/>
    </style:style>
    <style:style style:name="T2207" style:parent-style-name="DefaultParagraphFont" style:family="text">
      <style:text-properties style:font-name="Arial" fo:font-weight="bold" style:font-weight-asian="bold" fo:color="#231F20" fo:letter-spacing="-0.0027in" style:text-scale="105%" fo:font-size="12pt" style:font-size-asian="12pt"/>
    </style:style>
    <style:style style:name="T2208" style:parent-style-name="DefaultParagraphFont" style:family="text">
      <style:text-properties style:font-name="Arial" fo:font-weight="bold" style:font-weight-asian="bold" fo:color="#231F20" style:text-scale="105%" fo:font-size="12pt" style:font-size-asian="12pt"/>
    </style:style>
    <style:style style:name="P2209" style:parent-style-name="ListParagraph" style:family="paragraph">
      <style:paragraph-properties fo:margin-top="0.0812in">
        <style:tab-stops>
          <style:tab-stop style:type="left" style:position="1.6111in"/>
        </style:tab-stops>
      </style:paragraph-properties>
    </style:style>
    <style:style style:name="T2210" style:parent-style-name="DefaultParagraphFont" style:family="text">
      <style:text-properties fo:color="#231F20" style:text-scale="110%" fo:font-size="12pt" style:font-size-asian="12pt"/>
    </style:style>
    <style:style style:name="T2211" style:parent-style-name="DefaultParagraphFont" style:family="text">
      <style:text-properties fo:color="#231F20" fo:letter-spacing="0.0006in" style:text-scale="110%" fo:font-size="12pt" style:font-size-asian="12pt"/>
    </style:style>
    <style:style style:name="T2212" style:parent-style-name="DefaultParagraphFont" style:family="text">
      <style:text-properties fo:color="#231F20" style:text-scale="110%" fo:font-size="12pt" style:font-size-asian="12pt"/>
    </style:style>
    <style:style style:name="T2213" style:parent-style-name="DefaultParagraphFont" style:family="text">
      <style:text-properties fo:color="#231F20" fo:letter-spacing="0.0006in" style:text-scale="110%" fo:font-size="12pt" style:font-size-asian="12pt"/>
    </style:style>
    <style:style style:name="T2214" style:parent-style-name="DefaultParagraphFont" style:family="text">
      <style:text-properties fo:color="#231F20" style:text-scale="110%" fo:font-size="12pt" style:font-size-asian="12pt"/>
    </style:style>
    <style:style style:name="P2215" style:parent-style-name="ListParagraph" style:family="paragraph">
      <style:paragraph-properties fo:margin-top="0.1187in" fo:line-height="116%" fo:margin-right="0.3902in">
        <style:tab-stops>
          <style:tab-stop style:type="left" style:position="0.5694in"/>
        </style:tab-stops>
      </style:paragraph-properties>
    </style:style>
    <style:style style:name="T2216" style:parent-style-name="DefaultParagraphFont" style:family="text">
      <style:text-properties fo:color="#231F20" style:text-scale="110%" fo:font-size="12pt" style:font-size-asian="12pt"/>
    </style:style>
    <style:style style:name="T2217" style:parent-style-name="DefaultParagraphFont" style:family="text">
      <style:text-properties fo:color="#231F20" fo:letter-spacing="-0.0027in" style:text-scale="110%" fo:font-size="12pt" style:font-size-asian="12pt"/>
    </style:style>
    <style:style style:name="T2218" style:parent-style-name="DefaultParagraphFont" style:family="text">
      <style:text-properties fo:color="#231F20" style:text-scale="110%" fo:font-size="12pt" style:font-size-asian="12pt"/>
    </style:style>
    <style:style style:name="T2219" style:parent-style-name="DefaultParagraphFont" style:family="text">
      <style:text-properties fo:color="#231F20" fo:letter-spacing="-0.002in" style:text-scale="110%" fo:font-size="12pt" style:font-size-asian="12pt"/>
    </style:style>
    <style:style style:name="T2220" style:parent-style-name="DefaultParagraphFont" style:family="text">
      <style:text-properties fo:color="#231F20" style:text-scale="110%" fo:font-size="12pt" style:font-size-asian="12pt"/>
    </style:style>
    <style:style style:name="T2221" style:parent-style-name="DefaultParagraphFont" style:family="text">
      <style:text-properties fo:color="#231F20" fo:letter-spacing="-0.0027in" style:text-scale="110%" fo:font-size="12pt" style:font-size-asian="12pt"/>
    </style:style>
    <style:style style:name="T2222" style:parent-style-name="DefaultParagraphFont" style:family="text">
      <style:text-properties fo:color="#231F20" style:text-scale="110%" fo:font-size="12pt" style:font-size-asian="12pt"/>
    </style:style>
    <style:style style:name="T2223" style:parent-style-name="DefaultParagraphFont" style:family="text">
      <style:text-properties fo:color="#231F20" fo:letter-spacing="-0.002in" style:text-scale="110%" fo:font-size="12pt" style:font-size-asian="12pt"/>
    </style:style>
    <style:style style:name="T2224" style:parent-style-name="DefaultParagraphFont" style:family="text">
      <style:text-properties fo:color="#231F20" style:text-scale="110%" fo:font-size="12pt" style:font-size-asian="12pt"/>
    </style:style>
    <style:style style:name="T2225" style:parent-style-name="DefaultParagraphFont" style:family="text">
      <style:text-properties fo:color="#231F20" fo:letter-spacing="-0.0027in" style:text-scale="110%" fo:font-size="12pt" style:font-size-asian="12pt"/>
    </style:style>
    <style:style style:name="T2226" style:parent-style-name="DefaultParagraphFont" style:family="text">
      <style:text-properties style:font-name="Arial" fo:font-weight="bold" style:font-weight-asian="bold" fo:color="#231F20" style:text-scale="110%" fo:font-size="12pt" style:font-size-asian="12pt"/>
    </style:style>
    <style:style style:name="T2227" style:parent-style-name="DefaultParagraphFont" style:family="text">
      <style:text-properties style:font-name="Arial" fo:font-weight="bold" style:font-weight-asian="bold" fo:color="#231F20" fo:letter-spacing="-0.0034in" style:text-scale="110%" fo:font-size="12pt" style:font-size-asian="12pt"/>
    </style:style>
    <style:style style:name="T2228" style:parent-style-name="DefaultParagraphFont" style:family="text">
      <style:text-properties style:font-name="Arial" fo:font-weight="bold" style:font-weight-asian="bold" fo:color="#231F20" style:text-scale="110%" fo:font-size="12pt" style:font-size-asian="12pt"/>
    </style:style>
    <style:style style:name="T2229" style:parent-style-name="DefaultParagraphFont" style:family="text">
      <style:text-properties style:font-name="Arial" fo:font-weight="bold" style:font-weight-asian="bold" fo:color="#231F20" fo:letter-spacing="-0.0041in" style:text-scale="110%" fo:font-size="12pt" style:font-size-asian="12pt"/>
    </style:style>
    <style:style style:name="T2230" style:parent-style-name="DefaultParagraphFont" style:family="text">
      <style:text-properties fo:color="#231F20" style:text-scale="110%" fo:font-size="12pt" style:font-size-asian="12pt"/>
    </style:style>
    <style:style style:name="T2231" style:parent-style-name="DefaultParagraphFont" style:family="text">
      <style:text-properties fo:color="#231F20" fo:letter-spacing="-0.002in" style:text-scale="110%" fo:font-size="12pt" style:font-size-asian="12pt"/>
    </style:style>
    <style:style style:name="T2232" style:parent-style-name="DefaultParagraphFont" style:family="text">
      <style:text-properties fo:color="#231F20" style:text-scale="110%" fo:font-size="12pt" style:font-size-asian="12pt"/>
    </style:style>
    <style:style style:name="T2233" style:parent-style-name="DefaultParagraphFont" style:family="text">
      <style:text-properties fo:color="#231F20" fo:letter-spacing="-0.0027in" style:text-scale="110%" fo:font-size="12pt" style:font-size-asian="12pt"/>
    </style:style>
    <style:style style:name="T2234" style:parent-style-name="DefaultParagraphFont" style:family="text">
      <style:text-properties fo:color="#231F20" style:text-scale="110%" fo:font-size="12pt" style:font-size-asian="12pt"/>
    </style:style>
    <style:style style:name="T2235" style:parent-style-name="DefaultParagraphFont" style:family="text">
      <style:text-properties fo:color="#231F20" fo:letter-spacing="-0.002in" style:text-scale="110%" fo:font-size="12pt" style:font-size-asian="12pt"/>
    </style:style>
    <style:style style:name="T2236" style:parent-style-name="DefaultParagraphFont" style:family="text">
      <style:text-properties fo:color="#231F20" style:text-scale="110%" fo:font-size="12pt" style:font-size-asian="12pt"/>
    </style:style>
    <style:style style:name="T2237" style:parent-style-name="DefaultParagraphFont" style:family="text">
      <style:text-properties fo:color="#231F20" fo:letter-spacing="-0.002in" style:text-scale="110%" fo:font-size="12pt" style:font-size-asian="12pt"/>
    </style:style>
    <style:style style:name="T2238" style:parent-style-name="DefaultParagraphFont" style:family="text">
      <style:text-properties fo:color="#231F20" style:text-scale="110%" fo:font-size="12pt" style:font-size-asian="12pt"/>
    </style:style>
    <style:style style:name="T2239" style:parent-style-name="DefaultParagraphFont" style:family="text">
      <style:text-properties fo:color="#231F20" fo:letter-spacing="-0.0027in" style:text-scale="110%" fo:font-size="12pt" style:font-size-asian="12pt"/>
    </style:style>
    <style:style style:name="T2240" style:parent-style-name="DefaultParagraphFont" style:family="text">
      <style:text-properties fo:color="#231F20" style:text-scale="110%" fo:font-size="12pt" style:font-size-asian="12pt"/>
    </style:style>
    <style:style style:name="T2241" style:parent-style-name="DefaultParagraphFont" style:family="text">
      <style:text-properties fo:color="#231F20" fo:letter-spacing="-0.002in" style:text-scale="110%" fo:font-size="12pt" style:font-size-asian="12pt"/>
    </style:style>
    <style:style style:name="T2242" style:parent-style-name="DefaultParagraphFont" style:family="text">
      <style:text-properties fo:color="#231F20" style:text-scale="110%" fo:font-size="12pt" style:font-size-asian="12pt"/>
    </style:style>
    <style:style style:name="T2243" style:parent-style-name="DefaultParagraphFont" style:family="text">
      <style:text-properties fo:color="#231F20" fo:letter-spacing="-0.0465in" style:text-scale="110%" fo:font-size="12pt" style:font-size-asian="12pt"/>
    </style:style>
    <style:style style:name="T2244" style:parent-style-name="DefaultParagraphFont" style:family="text">
      <style:text-properties fo:color="#231F20" style:text-scale="110%" fo:font-size="12pt" style:font-size-asian="12pt"/>
    </style:style>
    <style:style style:name="T2245" style:parent-style-name="DefaultParagraphFont" style:family="text">
      <style:text-properties fo:color="#231F20" fo:letter-spacing="-0.0041in" style:text-scale="110%" fo:font-size="12pt" style:font-size-asian="12pt"/>
    </style:style>
    <style:style style:name="T2246" style:parent-style-name="DefaultParagraphFont" style:family="text">
      <style:text-properties fo:color="#231F20" style:text-scale="110%" fo:font-size="12pt" style:font-size-asian="12pt"/>
    </style:style>
    <style:style style:name="T2247" style:parent-style-name="DefaultParagraphFont" style:family="text">
      <style:text-properties fo:color="#231F20" fo:letter-spacing="-0.0041in" style:text-scale="110%" fo:font-size="12pt" style:font-size-asian="12pt"/>
    </style:style>
    <style:style style:name="T2248" style:parent-style-name="DefaultParagraphFont" style:family="text">
      <style:text-properties style:font-name="Arial" fo:font-weight="bold" style:font-weight-asian="bold" fo:color="#231F20" style:text-scale="110%" fo:font-size="12pt" style:font-size-asian="12pt"/>
    </style:style>
    <style:style style:name="T2249" style:parent-style-name="DefaultParagraphFont" style:family="text">
      <style:text-properties style:font-name="Arial" fo:font-weight="bold" style:font-weight-asian="bold" fo:color="#231F20" fo:letter-spacing="-0.0055in" style:text-scale="110%" fo:font-size="12pt" style:font-size-asian="12pt"/>
    </style:style>
    <style:style style:name="T2250" style:parent-style-name="DefaultParagraphFont" style:family="text">
      <style:text-properties style:font-name="Arial" fo:font-weight="bold" style:font-weight-asian="bold" fo:color="#231F20" style:text-scale="110%" fo:font-size="12pt" style:font-size-asian="12pt"/>
    </style:style>
    <style:style style:name="T2251" style:parent-style-name="DefaultParagraphFont" style:family="text">
      <style:text-properties style:font-name="Arial" fo:font-weight="bold" style:font-weight-asian="bold" fo:color="#231F20" fo:letter-spacing="-0.0055in" style:text-scale="110%" fo:font-size="12pt" style:font-size-asian="12pt"/>
    </style:style>
    <style:style style:name="T2252" style:parent-style-name="DefaultParagraphFont" style:family="text">
      <style:text-properties style:font-name="Arial" fo:font-weight="bold" style:font-weight-asian="bold" fo:color="#231F20" style:text-scale="110%" fo:font-size="12pt" style:font-size-asian="12pt"/>
    </style:style>
    <style:style style:name="T2253" style:parent-style-name="DefaultParagraphFont" style:family="text">
      <style:text-properties style:font-name="Arial" fo:font-weight="bold" style:font-weight-asian="bold" fo:color="#231F20" fo:letter-spacing="-0.0055in" style:text-scale="110%" fo:font-size="12pt" style:font-size-asian="12pt"/>
    </style:style>
    <style:style style:name="T2254" style:parent-style-name="DefaultParagraphFont" style:family="text">
      <style:text-properties style:font-name="Arial" fo:font-weight="bold" style:font-weight-asian="bold" fo:color="#231F20" style:text-scale="110%" fo:font-size="12pt" style:font-size-asian="12pt"/>
    </style:style>
    <style:style style:name="P2255" style:parent-style-name="Heading2" style:family="paragraph">
      <style:paragraph-properties fo:margin-top="0.0868in" fo:line-height="170%" fo:margin-right="4.825in"/>
    </style:style>
    <style:style style:name="T2256" style:parent-style-name="DefaultParagraphFont" style:family="text">
      <style:text-properties style:font-name="Arial" fo:color="#231F20"/>
    </style:style>
    <style:style style:name="T2257" style:parent-style-name="DefaultParagraphFont" style:family="text">
      <style:text-properties style:font-name="Arial" fo:color="#231F20" fo:letter-spacing="-0.0444in"/>
    </style:style>
    <style:style style:name="T2258" style:parent-style-name="DefaultParagraphFont" style:family="text">
      <style:text-properties style:font-name="Arial" fo:color="#231F20"/>
    </style:style>
    <style:style style:name="T2259" style:parent-style-name="DefaultParagraphFont" style:family="text">
      <style:text-properties style:font-name="Arial" fo:color="#231F20" fo:letter-spacing="0.0006in"/>
    </style:style>
    <style:style style:name="T2260" style:parent-style-name="DefaultParagraphFont" style:family="text">
      <style:text-properties style:font-name="Arial" fo:color="#231F20"/>
    </style:style>
    <style:style style:name="P2261" style:parent-style-name="Standard" style:family="paragraph">
      <style:paragraph-properties fo:line-height="0.1909in" fo:margin-left="0.184in">
        <style:tab-stops/>
      </style:paragraph-properties>
    </style:style>
    <style:style style:name="T2262" style:parent-style-name="DefaultParagraphFont" style:family="text">
      <style:text-properties style:font-name="Arial" fo:font-weight="bold" style:font-weight-asian="bold" fo:color="#231F20" style:text-scale="105%" fo:font-size="12pt" style:font-size-asian="12pt"/>
    </style:style>
    <style:style style:name="T2263" style:parent-style-name="DefaultParagraphFont" style:family="text">
      <style:text-properties style:font-name="Arial" fo:font-weight="bold" style:font-weight-asian="bold" fo:color="#231F20" fo:letter-spacing="0.0034in" style:text-scale="105%" fo:font-size="12pt" style:font-size-asian="12pt"/>
    </style:style>
    <style:style style:name="T2264" style:parent-style-name="DefaultParagraphFont" style:family="text">
      <style:text-properties style:font-name="Arial" fo:font-weight="bold" style:font-weight-asian="bold" fo:color="#231F20" style:text-scale="105%" fo:font-size="12pt" style:font-size-asian="12pt"/>
    </style:style>
    <style:style style:name="T2265" style:parent-style-name="DefaultParagraphFont" style:family="text">
      <style:text-properties style:font-name="Arial" fo:font-weight="bold" style:font-weight-asian="bold" fo:color="#231F20" fo:letter-spacing="0.0041in" style:text-scale="105%" fo:font-size="12pt" style:font-size-asian="12pt"/>
    </style:style>
    <style:style style:name="T2266" style:parent-style-name="DefaultParagraphFont" style:family="text">
      <style:text-properties style:font-name="Arial" fo:font-weight="bold" style:font-weight-asian="bold" fo:color="#231F20" style:text-scale="105%" fo:font-size="12pt" style:font-size-asian="12pt"/>
    </style:style>
    <style:style style:name="P2267" style:parent-style-name="Textbody" style:family="paragraph">
      <style:paragraph-properties fo:margin-top="0.0006in"/>
      <style:text-properties style:font-name="Arial" fo:font-weight="bold" style:font-weight-asian="bold" fo:font-size="23.5pt" style:font-size-asian="23.5pt"/>
    </style:style>
    <style:style style:name="P2268" style:parent-style-name="Standard" style:family="paragraph">
      <style:paragraph-properties fo:margin-left="0.1111in">
        <style:tab-stops>
          <style:tab-stop style:type="left" style:position="4.0875in"/>
        </style:tab-stops>
      </style:paragraph-properties>
    </style:style>
    <style:style style:name="T2269" style:parent-style-name="DefaultParagraphFont" style:family="text">
      <style:text-properties style:font-name="Arial" fo:font-weight="bold" style:font-weight-asian="bold" fo:color="#231F20" style:text-scale="105%" fo:font-size="12pt" style:font-size-asian="12pt"/>
    </style:style>
    <style:style style:name="T2270" style:parent-style-name="DefaultParagraphFont" style:family="text">
      <style:text-properties style:font-name="Times New Roman" fo:font-weight="bold" style:font-weight-asian="bold" fo:color="#231F20" style:text-scale="105%" fo:font-size="12pt" style:font-size-asian="12pt" style:text-underline-type="single" style:text-underline-style="solid" style:text-underline-width="auto" style:text-underline-mode="continuous" style:text-underline-color="#221E1F"/>
    </style:style>
    <style:style style:name="T2271" style:parent-style-name="DefaultParagraphFont" style:family="text">
      <style:text-properties style:font-name="Arial" fo:font-weight="bold" style:font-weight-asian="bold" fo:color="#231F20" style:text-scale="105%" fo:font-size="12pt" style:font-size-asian="12pt"/>
    </style:style>
    <style:style style:name="T2272" style:parent-style-name="DefaultParagraphFont" style:family="text">
      <style:text-properties style:font-name="Arial" fo:font-weight="bold" style:font-weight-asian="bold" fo:color="#231F20" fo:letter-spacing="-0.002in" style:text-scale="105%" fo:font-size="12pt" style:font-size-asian="12pt"/>
    </style:style>
    <style:style style:name="T2273" style:parent-style-name="DefaultParagraphFont" style:family="text">
      <style:text-properties style:font-name="Arial" fo:font-weight="bold" style:font-weight-asian="bold" fo:color="#231F20" style:text-scale="105%" fo:font-size="12pt" style:font-size-asian="12pt"/>
    </style:style>
    <style:style style:name="T2274" style:parent-style-name="DefaultParagraphFont" style:family="text">
      <style:text-properties style:font-name="Arial" fo:font-weight="bold" style:font-weight-asian="bold" fo:color="#231F20" fo:letter-spacing="-0.002in" style:text-scale="105%" fo:font-size="12pt" style:font-size-asian="12pt"/>
    </style:style>
    <style:style style:name="T2275" style:parent-style-name="DefaultParagraphFont" style:family="text">
      <style:text-properties style:font-name="Arial" fo:font-weight="bold" style:font-weight-asian="bold" fo:color="#231F20" style:text-scale="105%" fo:font-size="12pt" style:font-size-asian="12pt"/>
    </style:style>
    <style:style style:name="P2276" style:parent-style-name="Textbody" style:master-page-name="MP6" style:family="paragraph">
      <style:paragraph-properties fo:break-before="page"/>
      <style:text-properties style:font-name="Arial" fo:font-weight="bold" style:font-weight-asian="bold" fo:font-size="10pt" style:font-size-asian="10pt"/>
    </style:style>
    <style:style style:name="P2297" style:parent-style-name="Textbody" style:family="paragraph">
      <style:text-properties style:font-name="Arial" fo:font-weight="bold" style:font-weight-asian="bold" fo:font-size="10pt" style:font-size-asian="10pt"/>
    </style:style>
    <style:style style:name="P2298" style:parent-style-name="Heading1" style:family="paragraph">
      <style:paragraph-properties fo:text-align="justify" fo:margin-top="0.1444in">
        <style:tab-stops>
          <style:tab-stop style:type="left" style:position="0.1229in"/>
        </style:tab-stops>
      </style:paragraph-properties>
    </style:style>
    <style:style style:name="T2299" style:parent-style-name="DefaultParagraphFont" style:family="text">
      <style:text-properties fo:color="#007474"/>
    </style:style>
    <style:style style:name="T2300" style:parent-style-name="DefaultParagraphFont" style:family="text">
      <style:text-properties fo:color="#007474" fo:letter-spacing="-0.0097in"/>
    </style:style>
    <style:style style:name="T2301" style:parent-style-name="DefaultParagraphFont" style:family="text">
      <style:text-properties fo:color="#007474"/>
    </style:style>
    <style:style style:name="T2302" style:parent-style-name="DefaultParagraphFont" style:family="text">
      <style:text-properties fo:color="#007474" fo:letter-spacing="-0.0097in"/>
    </style:style>
    <style:style style:name="T2303" style:parent-style-name="DefaultParagraphFont" style:family="text">
      <style:text-properties fo:color="#007474"/>
    </style:style>
    <style:style style:name="T2304" style:parent-style-name="DefaultParagraphFont" style:family="text">
      <style:text-properties fo:color="#007474" fo:letter-spacing="-0.009in"/>
    </style:style>
    <style:style style:name="T2305" style:parent-style-name="DefaultParagraphFont" style:family="text">
      <style:text-properties fo:color="#007474"/>
    </style:style>
    <style:style style:name="P2306" style:parent-style-name="Textbody" style:family="paragraph">
      <style:paragraph-properties fo:margin-top="0.0041in"/>
      <style:text-properties style:font-name="Calibri" fo:font-weight="bold" style:font-weight-asian="bold" fo:font-size="16.5pt" style:font-size-asian="16.5pt"/>
    </style:style>
    <style:style style:name="P2307" style:parent-style-name="Textbody" style:family="paragraph">
      <style:paragraph-properties fo:text-align="justify" fo:line-height="170%" fo:margin-left="0.184in" fo:margin-right="0.1534in">
        <style:tab-stops>
          <style:tab-stop style:type="left" style:position="5.5548in"/>
          <style:tab-stop style:type="left" style:position="7.4576in"/>
          <style:tab-stop style:type="left" style:position="7.4972in"/>
        </style:tab-stops>
      </style:paragraph-properties>
    </style:style>
    <style:style style:name="T2308" style:parent-style-name="DefaultParagraphFont" style:family="text">
      <style:text-properties fo:color="#231F20" style:text-scale="105%"/>
    </style:style>
    <style:style style:name="T2309" style:parent-style-name="DefaultParagraphFont" style:family="text">
      <style:text-properties fo:color="#231F20" fo:letter-spacing="0.0277in" style:text-scale="105%"/>
    </style:style>
    <style:style style:name="T2310" style:parent-style-name="DefaultParagraphFont" style:family="text">
      <style:text-properties fo:color="#231F20" style:text-scale="105%"/>
    </style:style>
    <style:style style:name="T2311" style:parent-style-name="DefaultParagraphFont" style:family="text">
      <style:text-properties fo:color="#231F20" fo:letter-spacing="0.0222in" style:text-scale="105%" style:text-underline-type="single" style:text-underline-style="solid" style:text-underline-width="bold" style:text-underline-mode="continuous" style:text-underline-color="#231F20"/>
    </style:style>
    <style:style style:name="T2312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313" style:parent-style-name="DefaultParagraphFont" style:family="text">
      <style:text-properties fo:color="#231F20" fo:letter-spacing="0.0284in" style:text-scale="105%" style:text-underline-type="single" style:text-underline-style="solid" style:text-underline-width="bold" style:text-underline-mode="continuous" style:text-underline-color="#231F20"/>
    </style:style>
    <style:style style:name="T2314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315" style:parent-style-name="DefaultParagraphFont" style:family="text">
      <style:text-properties fo:color="#231F20" style:text-scale="105%"/>
    </style:style>
    <style:style style:name="T2316" style:parent-style-name="DefaultParagraphFont" style:family="text">
      <style:text-properties style:font-name="Times New Roman" fo:color="#231F20" style:text-scale="105%" style:text-underline-type="single" style:text-underline-style="solid" style:text-underline-width="bold" style:text-underline-mode="continuous" style:text-underline-color="#231F20"/>
    </style:style>
    <style:style style:name="T2317" style:parent-style-name="DefaultParagraphFont" style:family="text">
      <style:text-properties style:font-name="Times New Roman" fo:color="#231F20" style:text-scale="105%" style:text-underline-type="single" style:text-underline-style="solid" style:text-underline-width="bold" style:text-underline-mode="continuous" style:text-underline-color="#231F20"/>
    </style:style>
    <style:style style:name="T2318" style:parent-style-name="DefaultParagraphFont" style:family="text">
      <style:text-properties fo:color="#231F20" style:text-scale="105%"/>
    </style:style>
    <style:style style:name="T2319" style:parent-style-name="DefaultParagraphFont" style:family="text">
      <style:text-properties fo:color="#231F20" fo:letter-spacing="-0.0097in" style:text-scale="105%"/>
    </style:style>
    <style:style style:name="T2320" style:parent-style-name="DefaultParagraphFont" style:family="text">
      <style:text-properties fo:color="#231F20" style:text-scale="105%"/>
    </style:style>
    <style:style style:name="T2321" style:parent-style-name="DefaultParagraphFont" style:family="text">
      <style:text-properties fo:color="#231F20" fo:letter-spacing="-0.0097in" style:text-scale="105%"/>
    </style:style>
    <style:style style:name="T2322" style:parent-style-name="DefaultParagraphFont" style:family="text">
      <style:text-properties style:text-scale="105%"/>
    </style:style>
    <style:style style:name="T2323" style:parent-style-name="DefaultParagraphFont" style:family="text">
      <style:text-properties style:text-scale="105%"/>
    </style:style>
    <style:style style:name="T2324" style:parent-style-name="DefaultParagraphFont" style:family="text">
      <style:text-properties fo:color="#231F20" style:text-scale="105%"/>
    </style:style>
    <style:style style:name="T2325" style:parent-style-name="DefaultParagraphFont" style:family="text">
      <style:text-properties fo:color="#231F20" style:text-scale="105%"/>
    </style:style>
    <style:style style:name="T2326" style:parent-style-name="DefaultParagraphFont" style:family="text">
      <style:text-properties style:font-name="Times New Roman" fo:color="#231F20" style:text-scale="105%" style:text-underline-type="single" style:text-underline-style="solid" style:text-underline-width="bold" style:text-underline-mode="continuous" style:text-underline-color="#231F20"/>
    </style:style>
    <style:style style:name="T2327" style:parent-style-name="DefaultParagraphFont" style:family="text">
      <style:text-properties style:font-name="Times New Roman" fo:color="#231F20" style:text-scale="105%" style:text-underline-type="single" style:text-underline-style="solid" style:text-underline-width="bold" style:text-underline-mode="continuous" style:text-underline-color="#231F20"/>
    </style:style>
    <style:style style:name="T2328" style:parent-style-name="DefaultParagraphFont" style:family="text">
      <style:text-properties fo:color="#231F20" style:text-scale="105%"/>
    </style:style>
    <style:style style:name="T2329" style:parent-style-name="DefaultParagraphFont" style:family="text">
      <style:text-properties fo:color="#231F20" fo:letter-spacing="0.0048in" style:text-scale="105%"/>
    </style:style>
    <style:style style:name="T2330" style:parent-style-name="DefaultParagraphFont" style:family="text">
      <style:text-properties fo:color="#231F20" fo:letter-spacing="0.0048in" style:text-scale="105%" style:text-underline-type="single" style:text-underline-style="solid" style:text-underline-width="bold" style:text-underline-mode="continuous" style:text-underline-color="#231F20"/>
    </style:style>
    <style:style style:name="T2331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332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2333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2334" style:parent-style-name="DefaultParagraphFont" style:family="text">
      <style:text-properties fo:color="#231F20"/>
    </style:style>
    <style:style style:name="T2335" style:parent-style-name="DefaultParagraphFont" style:family="text">
      <style:text-properties fo:color="#231F20" style:text-scale="105%"/>
    </style:style>
    <style:style style:name="T2336" style:parent-style-name="DefaultParagraphFont" style:family="text">
      <style:text-properties fo:color="#231F20" fo:letter-spacing="-0.0006in" style:text-scale="105%"/>
    </style:style>
    <style:style style:name="T2337" style:parent-style-name="DefaultParagraphFont" style:family="text">
      <style:text-properties fo:color="#231F20" style:text-scale="105%"/>
    </style:style>
    <style:style style:name="T2338" style:parent-style-name="DefaultParagraphFont" style:family="text">
      <style:text-properties fo:color="#231F20" fo:letter-spacing="0.0416in" style:text-scale="105%"/>
    </style:style>
    <style:style style:name="T2339" style:parent-style-name="DefaultParagraphFont" style:family="text">
      <style:text-properties style:text-scale="105%"/>
    </style:style>
    <style:style style:name="T2340" style:parent-style-name="DefaultParagraphFont" style:family="text">
      <style:text-properties fo:letter-spacing="-0.0006in" style:text-scale="105%"/>
    </style:style>
    <style:style style:name="T2341" style:parent-style-name="DefaultParagraphFont" style:family="text">
      <style:text-properties style:text-scale="105%"/>
    </style:style>
    <style:style style:name="T2342" style:parent-style-name="DefaultParagraphFont" style:family="text">
      <style:text-properties fo:letter-spacing="-0.0006in" style:text-scale="105%"/>
    </style:style>
    <style:style style:name="P2343" style:parent-style-name="Textbody" style:family="paragraph">
      <style:paragraph-properties fo:text-align="justify" fo:margin-top="0.0034in" fo:line-height="170%" fo:margin-left="0.184in" fo:margin-right="0.2in">
        <style:tab-stops>
          <style:tab-stop style:type="left" style:position="4.2354in"/>
          <style:tab-stop style:type="left" style:position="7.4298in"/>
        </style:tab-stops>
      </style:paragraph-properties>
    </style:style>
    <style:style style:name="T2344" style:parent-style-name="DefaultParagraphFont" style:family="text">
      <style:text-properties fo:color="#231F20" style:text-scale="105%"/>
    </style:style>
    <style:style style:name="T2345" style:parent-style-name="DefaultParagraphFont" style:family="text">
      <style:text-properties fo:color="#231F20" fo:letter-spacing="0.0006in" style:text-scale="105%"/>
    </style:style>
    <style:style style:name="T2346" style:parent-style-name="DefaultParagraphFont" style:family="text">
      <style:text-properties fo:color="#231F20" style:text-scale="105%"/>
    </style:style>
    <style:style style:name="T2347" style:parent-style-name="DefaultParagraphFont" style:family="text">
      <style:text-properties fo:color="#231F20" fo:letter-spacing="0.0013in" style:text-scale="105%"/>
    </style:style>
    <style:style style:name="T2348" style:parent-style-name="DefaultParagraphFont" style:family="text">
      <style:text-properties fo:color="#231F20" style:text-scale="105%"/>
    </style:style>
    <style:style style:name="T2349" style:parent-style-name="DefaultParagraphFont" style:family="text">
      <style:text-properties fo:color="#231F20" fo:letter-spacing="0.0013in" style:text-scale="105%"/>
    </style:style>
    <style:style style:name="T2350" style:parent-style-name="DefaultParagraphFont" style:family="text">
      <style:text-properties fo:color="#231F20" style:text-scale="105%"/>
    </style:style>
    <style:style style:name="T2351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352" style:parent-style-name="DefaultParagraphFont" style:family="text">
      <style:text-properties fo:color="#231F20" fo:letter-spacing="0.0062in" style:text-scale="105%" style:text-underline-type="single" style:text-underline-style="solid" style:text-underline-width="bold" style:text-underline-mode="continuous" style:text-underline-color="#231F20"/>
    </style:style>
    <style:style style:name="T2353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354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355" style:parent-style-name="DefaultParagraphFont" style:family="text">
      <style:text-properties fo:color="#231F20" style:text-scale="110%"/>
    </style:style>
    <style:style style:name="T2356" style:parent-style-name="DefaultParagraphFont" style:family="text">
      <style:text-properties fo:color="#231F20" fo:letter-spacing="0.018in" style:text-scale="110%" style:text-underline-type="single" style:text-underline-style="solid" style:text-underline-width="bold" style:text-underline-mode="continuous" style:text-underline-color="#231F20"/>
    </style:style>
    <style:style style:name="T2357" style:parent-style-name="DefaultParagraphFont" style:family="text">
      <style:text-properties fo:color="#231F20" style:text-scale="110%" style:text-underline-type="single" style:text-underline-style="solid" style:text-underline-width="bold" style:text-underline-mode="continuous" style:text-underline-color="#231F20"/>
    </style:style>
    <style:style style:name="T2358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2359" style:parent-style-name="DefaultParagraphFont" style:family="text">
      <style:text-properties fo:color="#231F20"/>
    </style:style>
    <style:style style:name="T2360" style:parent-style-name="DefaultParagraphFont" style:family="text">
      <style:text-properties fo:color="#231F20" style:text-scale="110%"/>
    </style:style>
    <style:style style:name="T2361" style:parent-style-name="DefaultParagraphFont" style:family="text">
      <style:text-properties fo:color="#231F20" fo:letter-spacing="0.0472in" style:text-scale="110%"/>
    </style:style>
    <style:style style:name="T2362" style:parent-style-name="DefaultParagraphFont" style:family="text">
      <style:text-properties fo:color="#231F20" style:text-scale="110%"/>
    </style:style>
    <style:style style:name="T2363" style:parent-style-name="DefaultParagraphFont" style:family="text">
      <style:text-properties fo:color="#231F20" fo:letter-spacing="0.0479in" style:text-scale="110%"/>
    </style:style>
    <style:style style:name="T2364" style:parent-style-name="DefaultParagraphFont" style:family="text">
      <style:text-properties fo:color="#231F20" style:text-scale="110%"/>
    </style:style>
    <style:style style:name="T2365" style:parent-style-name="DefaultParagraphFont" style:family="text">
      <style:text-properties fo:color="#231F20" fo:letter-spacing="0.0479in" style:text-scale="110%"/>
    </style:style>
    <style:style style:name="T2366" style:parent-style-name="DefaultParagraphFont" style:family="text">
      <style:text-properties fo:color="#231F20" style:text-scale="110%"/>
    </style:style>
    <style:style style:name="T2367" style:parent-style-name="DefaultParagraphFont" style:family="text">
      <style:text-properties fo:color="#231F20" fo:letter-spacing="0.0361in" style:text-scale="110%"/>
    </style:style>
    <style:style style:name="T2368" style:parent-style-name="DefaultParagraphFont" style:family="text">
      <style:text-properties fo:color="#231F20" style:text-scale="110%"/>
    </style:style>
    <style:style style:name="T2369" style:parent-style-name="DefaultParagraphFont" style:family="text">
      <style:text-properties fo:color="#231F20" fo:letter-spacing="0.0361in" style:text-scale="110%"/>
    </style:style>
    <style:style style:name="T2370" style:parent-style-name="DefaultParagraphFont" style:family="text">
      <style:text-properties fo:color="#231F20" style:text-scale="110%"/>
    </style:style>
    <style:style style:name="T2371" style:parent-style-name="DefaultParagraphFont" style:family="text">
      <style:text-properties fo:color="#231F20" fo:letter-spacing="0.0361in" style:text-scale="110%"/>
    </style:style>
    <style:style style:name="T2372" style:parent-style-name="DefaultParagraphFont" style:family="text">
      <style:text-properties fo:color="#231F20" style:text-scale="110%"/>
    </style:style>
    <style:style style:name="T2373" style:parent-style-name="DefaultParagraphFont" style:family="text">
      <style:text-properties fo:color="#231F20" fo:letter-spacing="0.0368in" style:text-scale="110%"/>
    </style:style>
    <style:style style:name="T2374" style:parent-style-name="DefaultParagraphFont" style:family="text">
      <style:text-properties fo:color="#231F20" style:text-scale="110%"/>
    </style:style>
    <style:style style:name="T2375" style:parent-style-name="DefaultParagraphFont" style:family="text">
      <style:text-properties fo:color="#231F20" fo:letter-spacing="0.0361in" style:text-scale="110%"/>
    </style:style>
    <style:style style:name="T2376" style:parent-style-name="DefaultParagraphFont" style:family="text">
      <style:text-properties fo:color="#231F20" style:text-scale="110%"/>
    </style:style>
    <style:style style:name="T2377" style:parent-style-name="DefaultParagraphFont" style:family="text">
      <style:text-properties fo:color="#231F20" fo:letter-spacing="0.0361in" style:text-scale="110%"/>
    </style:style>
    <style:style style:name="T2378" style:parent-style-name="DefaultParagraphFont" style:family="text">
      <style:text-properties fo:color="#231F20" style:text-scale="110%"/>
    </style:style>
    <style:style style:name="T2379" style:parent-style-name="DefaultParagraphFont" style:family="text">
      <style:text-properties fo:color="#231F20" fo:letter-spacing="0.0361in" style:text-scale="110%"/>
    </style:style>
    <style:style style:name="T2380" style:parent-style-name="DefaultParagraphFont" style:family="text">
      <style:text-properties fo:color="#231F20" style:text-scale="110%"/>
    </style:style>
    <style:style style:name="T2381" style:parent-style-name="DefaultParagraphFont" style:family="text">
      <style:text-properties fo:color="#231F20" fo:letter-spacing="0.0361in" style:text-scale="110%"/>
    </style:style>
    <style:style style:name="T2382" style:parent-style-name="DefaultParagraphFont" style:family="text">
      <style:text-properties fo:color="#231F20" style:text-scale="110%"/>
    </style:style>
    <style:style style:name="T2383" style:parent-style-name="DefaultParagraphFont" style:family="text">
      <style:text-properties fo:color="#231F20" fo:letter-spacing="0.0368in" style:text-scale="110%"/>
    </style:style>
    <style:style style:name="T2384" style:parent-style-name="DefaultParagraphFont" style:family="text">
      <style:text-properties fo:color="#231F20" style:text-scale="110%"/>
    </style:style>
    <style:style style:name="T2385" style:parent-style-name="DefaultParagraphFont" style:family="text">
      <style:text-properties fo:color="#231F20" style:text-scale="114%"/>
    </style:style>
    <style:style style:name="T2386" style:parent-style-name="DefaultParagraphFont" style:family="text">
      <style:text-properties fo:color="#231F20" style:text-scale="110%"/>
    </style:style>
    <style:style style:name="T2387" style:parent-style-name="DefaultParagraphFont" style:family="text">
      <style:text-properties fo:color="#231F20" fo:letter-spacing="-0.0034in" style:text-scale="110%"/>
    </style:style>
    <style:style style:name="T2388" style:parent-style-name="DefaultParagraphFont" style:family="text">
      <style:text-properties fo:color="#231F20" style:text-scale="110%"/>
    </style:style>
    <style:style style:name="TableColumn2390" style:family="table-column">
      <style:table-column-properties style:column-width="2.9194in" style:use-optimal-column-width="false"/>
    </style:style>
    <style:style style:name="TableColumn2391" style:family="table-column">
      <style:table-column-properties style:column-width="1.25in" style:use-optimal-column-width="false"/>
    </style:style>
    <style:style style:name="TableColumn2392" style:family="table-column">
      <style:table-column-properties style:column-width="1.0937in" style:use-optimal-column-width="false"/>
    </style:style>
    <style:style style:name="TableColumn2393" style:family="table-column">
      <style:table-column-properties style:column-width="0.9868in" style:use-optimal-column-width="false"/>
    </style:style>
    <style:style style:name="TableColumn2394" style:family="table-column">
      <style:table-column-properties style:column-width="0.9722in" style:use-optimal-column-width="false"/>
    </style:style>
    <style:style style:name="Table2389" style:family="table">
      <style:table-properties style:width="7.2222in" fo:margin-left="0.2048in" table:align="left"/>
    </style:style>
    <style:style style:name="TableRow2395" style:family="table-row">
      <style:table-row-properties style:min-row-height="0.8673in" style:use-optimal-row-height="false"/>
    </style:style>
    <style:style style:name="TableCell2396" style:family="table-cell">
      <style:table-cell-properties fo:border="0.0208in solid #231F20" style:writing-mode="lr-tb" fo:padding-top="0in" fo:padding-left="0.0104in" fo:padding-bottom="0in" fo:padding-right="0.0104in"/>
    </style:style>
    <style:style style:name="P2397" style:parent-style-name="TableParagraph" style:family="paragraph">
      <style:paragraph-properties fo:margin-top="0.0347in" fo:margin-left="0.0513in">
        <style:tab-stops/>
      </style:paragraph-properties>
      <style:text-properties fo:color="#231F20" style:text-scale="105%" fo:font-size="12pt" style:font-size-asian="12pt"/>
    </style:style>
    <style:style style:name="TableCell2398" style:family="table-cell">
      <style:table-cell-properties fo:border="0.0208in solid #231F20" style:writing-mode="lr-tb" fo:padding-top="0in" fo:padding-left="0.0104in" fo:padding-bottom="0in" fo:padding-right="0.0104in"/>
    </style:style>
    <style:style style:name="P2399" style:parent-style-name="TableParagraph" style:family="paragraph">
      <style:paragraph-properties fo:margin-top="0.0347in" fo:line-height="151%" fo:margin-left="0.0583in">
        <style:tab-stops/>
      </style:paragraph-properties>
    </style:style>
    <style:style style:name="T2400" style:parent-style-name="DefaultParagraphFont" style:family="text">
      <style:text-properties fo:color="#231F20" style:text-scale="110%" fo:font-size="12pt" style:font-size-asian="12pt"/>
    </style:style>
    <style:style style:name="T2401" style:parent-style-name="DefaultParagraphFont" style:family="text">
      <style:text-properties fo:color="#231F20" fo:letter-spacing="0.0006in" style:text-scale="110%" fo:font-size="12pt" style:font-size-asian="12pt"/>
    </style:style>
    <style:style style:name="T2402" style:parent-style-name="DefaultParagraphFont" style:family="text">
      <style:text-properties fo:color="#231F20" style:text-scale="110%" fo:font-size="12pt" style:font-size-asian="12pt"/>
    </style:style>
    <style:style style:name="T2403" style:parent-style-name="DefaultParagraphFont" style:family="text">
      <style:text-properties fo:color="#231F20" style:text-scale="115%" fo:font-size="12pt" style:font-size-asian="12pt"/>
    </style:style>
    <style:style style:name="TableCell2404" style:family="table-cell">
      <style:table-cell-properties fo:border="0.0208in solid #231F20" style:writing-mode="lr-tb" fo:padding-top="0in" fo:padding-left="0.0104in" fo:padding-bottom="0in" fo:padding-right="0.0104in"/>
    </style:style>
    <style:style style:name="P2405" style:parent-style-name="TableParagraph" style:family="paragraph">
      <style:paragraph-properties fo:margin-top="0.0347in" fo:line-height="125%" fo:margin-left="0.0513in">
        <style:tab-stops/>
      </style:paragraph-properties>
    </style:style>
    <style:style style:name="T2406" style:parent-style-name="DefaultParagraphFont" style:family="text">
      <style:text-properties fo:color="#231F20" style:text-scale="105%" fo:font-size="12pt" style:font-size-asian="12pt"/>
    </style:style>
    <style:style style:name="T2407" style:parent-style-name="DefaultParagraphFont" style:family="text">
      <style:text-properties fo:color="#231F20" fo:letter-spacing="-0.0444in" style:text-scale="105%" fo:font-size="12pt" style:font-size-asian="12pt"/>
    </style:style>
    <style:style style:name="T2408" style:parent-style-name="DefaultParagraphFont" style:family="text">
      <style:text-properties fo:color="#231F20" style:text-scale="105%" fo:font-size="12pt" style:font-size-asian="12pt"/>
    </style:style>
    <style:style style:name="TableCell2409" style:family="table-cell">
      <style:table-cell-properties fo:border="0.0208in solid #231F20" style:writing-mode="lr-tb" fo:padding-top="0in" fo:padding-left="0.0104in" fo:padding-bottom="0in" fo:padding-right="0.0104in"/>
    </style:style>
    <style:style style:name="P2410" style:parent-style-name="TableParagraph" style:family="paragraph">
      <style:paragraph-properties fo:margin-top="0.0347in" fo:margin-left="0.0583in">
        <style:tab-stops/>
      </style:paragraph-properties>
      <style:text-properties fo:color="#231F20" style:text-scale="115%" fo:font-size="12pt" style:font-size-asian="12pt"/>
    </style:style>
    <style:style style:name="TableCell2411" style:family="table-cell">
      <style:table-cell-properties fo:border="0.0208in solid #231F20" style:writing-mode="lr-tb" fo:padding-top="0in" fo:padding-left="0.0104in" fo:padding-bottom="0in" fo:padding-right="0.0104in"/>
    </style:style>
    <style:style style:name="P2412" style:parent-style-name="TableParagraph" style:family="paragraph">
      <style:paragraph-properties fo:margin-top="0.0347in" fo:margin-left="0.0513in">
        <style:tab-stops/>
      </style:paragraph-properties>
      <style:text-properties fo:color="#231F20" style:text-scale="105%" fo:font-size="12pt" style:font-size-asian="12pt"/>
    </style:style>
    <style:style style:name="TableRow2413" style:family="table-row">
      <style:table-row-properties style:min-row-height="0.243in" style:use-optimal-row-height="false"/>
    </style:style>
    <style:style style:name="TableCell2414" style:family="table-cell">
      <style:table-cell-properties fo:border="0.0208in solid #231F20" style:writing-mode="lr-tb" fo:padding-top="0in" fo:padding-left="0.0104in" fo:padding-bottom="0in" fo:padding-right="0.0104in"/>
    </style:style>
    <style:style style:name="P2415" style:parent-style-name="TableParagraph" style:family="paragraph">
      <style:paragraph-properties fo:margin-top="0.0333in" fo:margin-left="0.0513in">
        <style:tab-stops/>
      </style:paragraph-properties>
      <style:text-properties fo:color="#231F20" style:text-scale="105%" fo:font-size="12pt" style:font-size-asian="12pt"/>
    </style:style>
    <style:style style:name="TableCell2416" style:family="table-cell">
      <style:table-cell-properties fo:border="0.0208in solid #231F20" style:writing-mode="lr-tb" fo:padding-top="0in" fo:padding-left="0.0104in" fo:padding-bottom="0in" fo:padding-right="0.0104in"/>
    </style:style>
    <style:style style:name="P2417" style:parent-style-name="TableParagraph" style:family="paragraph">
      <style:text-properties style:font-name="Times New Roman" fo:font-size="12pt" style:font-size-asian="12pt"/>
    </style:style>
    <style:style style:name="TableCell2418" style:family="table-cell">
      <style:table-cell-properties fo:border="0.0208in solid #231F20" style:writing-mode="lr-tb" fo:padding-top="0in" fo:padding-left="0.0104in" fo:padding-bottom="0in" fo:padding-right="0.0104in"/>
    </style:style>
    <style:style style:name="P2419" style:parent-style-name="TableParagraph" style:family="paragraph">
      <style:text-properties style:font-name="Times New Roman" fo:font-size="12pt" style:font-size-asian="12pt"/>
    </style:style>
    <style:style style:name="TableCell2420" style:family="table-cell">
      <style:table-cell-properties fo:border="0.0208in solid #231F20" style:writing-mode="lr-tb" fo:padding-top="0in" fo:padding-left="0.0104in" fo:padding-bottom="0in" fo:padding-right="0.0104in"/>
    </style:style>
    <style:style style:name="P2421" style:parent-style-name="TableParagraph" style:family="paragraph">
      <style:text-properties style:font-name="Times New Roman" fo:font-size="12pt" style:font-size-asian="12pt"/>
    </style:style>
    <style:style style:name="TableCell2422" style:family="table-cell">
      <style:table-cell-properties fo:border="0.0208in solid #231F20" style:writing-mode="lr-tb" fo:padding-top="0in" fo:padding-left="0.0104in" fo:padding-bottom="0in" fo:padding-right="0.0104in"/>
    </style:style>
    <style:style style:name="P2423" style:parent-style-name="TableParagraph" style:family="paragraph">
      <style:text-properties style:font-name="Times New Roman" fo:font-size="12pt" style:font-size-asian="12pt"/>
    </style:style>
    <style:style style:name="TableRow2424" style:family="table-row">
      <style:table-row-properties style:min-row-height="0.2291in" style:use-optimal-row-height="false"/>
    </style:style>
    <style:style style:name="TableCell2425" style:family="table-cell">
      <style:table-cell-properties fo:border="0.0208in solid #231F20" style:writing-mode="lr-tb" fo:padding-top="0in" fo:padding-left="0.0104in" fo:padding-bottom="0in" fo:padding-right="0.0104in"/>
    </style:style>
    <style:style style:name="P2426" style:parent-style-name="TableParagraph" style:family="paragraph">
      <style:paragraph-properties fo:margin-top="0.0291in" fo:line-height="0.1861in" fo:margin-left="0.0513in">
        <style:tab-stops/>
      </style:paragraph-properties>
    </style:style>
    <style:style style:name="T2427" style:parent-style-name="DefaultParagraphFont" style:family="text">
      <style:text-properties fo:color="#231F20" style:text-scale="110%" fo:font-size="12pt" style:font-size-asian="12pt"/>
    </style:style>
    <style:style style:name="T2428" style:parent-style-name="DefaultParagraphFont" style:family="text">
      <style:text-properties fo:color="#231F20" fo:letter-spacing="0.002in" style:text-scale="110%" fo:font-size="12pt" style:font-size-asian="12pt"/>
    </style:style>
    <style:style style:name="T2429" style:parent-style-name="DefaultParagraphFont" style:family="text">
      <style:text-properties fo:color="#231F20" style:text-scale="110%" fo:font-size="12pt" style:font-size-asian="12pt"/>
    </style:style>
    <style:style style:name="T2430" style:parent-style-name="DefaultParagraphFont" style:family="text">
      <style:text-properties fo:color="#231F20" fo:letter-spacing="0.0027in" style:text-scale="110%" fo:font-size="12pt" style:font-size-asian="12pt"/>
    </style:style>
    <style:style style:name="T2431" style:parent-style-name="DefaultParagraphFont" style:family="text">
      <style:text-properties fo:color="#231F20" style:text-scale="110%" fo:font-size="12pt" style:font-size-asian="12pt"/>
    </style:style>
    <style:style style:name="T2432" style:parent-style-name="DefaultParagraphFont" style:family="text">
      <style:text-properties fo:color="#231F20" fo:letter-spacing="0.0027in" style:text-scale="110%" fo:font-size="12pt" style:font-size-asian="12pt"/>
    </style:style>
    <style:style style:name="T2433" style:parent-style-name="DefaultParagraphFont" style:family="text">
      <style:text-properties fo:color="#231F20" style:text-scale="110%" fo:font-size="12pt" style:font-size-asian="12pt"/>
    </style:style>
    <style:style style:name="T2434" style:parent-style-name="DefaultParagraphFont" style:family="text">
      <style:text-properties fo:color="#231F20" fo:letter-spacing="0.0027in" style:text-scale="110%" fo:font-size="12pt" style:font-size-asian="12pt"/>
    </style:style>
    <style:style style:name="T2435" style:parent-style-name="DefaultParagraphFont" style:family="text">
      <style:text-properties fo:color="#231F20" style:text-scale="110%" fo:font-size="12pt" style:font-size-asian="12pt"/>
    </style:style>
    <style:style style:name="TableCell2436" style:family="table-cell">
      <style:table-cell-properties fo:border="0.0208in solid #231F20" style:writing-mode="lr-tb" fo:padding-top="0in" fo:padding-left="0.0104in" fo:padding-bottom="0in" fo:padding-right="0.0104in"/>
    </style:style>
    <style:style style:name="P2437" style:parent-style-name="TableParagraph" style:family="paragraph">
      <style:text-properties style:font-name="Times New Roman" fo:font-size="12pt" style:font-size-asian="12pt"/>
    </style:style>
    <style:style style:name="TableCell2438" style:family="table-cell">
      <style:table-cell-properties fo:border="0.0208in solid #231F20" style:writing-mode="lr-tb" fo:padding-top="0in" fo:padding-left="0.0104in" fo:padding-bottom="0in" fo:padding-right="0.0104in"/>
    </style:style>
    <style:style style:name="P2439" style:parent-style-name="TableParagraph" style:family="paragraph">
      <style:text-properties style:font-name="Times New Roman" fo:font-size="12pt" style:font-size-asian="12pt"/>
    </style:style>
    <style:style style:name="TableCell2440" style:family="table-cell">
      <style:table-cell-properties fo:border="0.0208in solid #231F20" style:writing-mode="lr-tb" fo:padding-top="0in" fo:padding-left="0.0104in" fo:padding-bottom="0in" fo:padding-right="0.0104in"/>
    </style:style>
    <style:style style:name="P2441" style:parent-style-name="TableParagraph" style:family="paragraph">
      <style:text-properties style:font-name="Times New Roman" fo:font-size="12pt" style:font-size-asian="12pt"/>
    </style:style>
    <style:style style:name="TableCell2442" style:family="table-cell">
      <style:table-cell-properties fo:border="0.0208in solid #231F20" style:writing-mode="lr-tb" fo:padding-top="0in" fo:padding-left="0.0104in" fo:padding-bottom="0in" fo:padding-right="0.0104in"/>
    </style:style>
    <style:style style:name="P2443" style:parent-style-name="TableParagraph" style:family="paragraph">
      <style:text-properties style:font-name="Times New Roman" fo:font-size="12pt" style:font-size-asian="12pt"/>
    </style:style>
    <style:style style:name="TableRow2444" style:family="table-row">
      <style:table-row-properties style:min-row-height="0.4784in" style:use-optimal-row-height="false"/>
    </style:style>
    <style:style style:name="TableCell2445" style:family="table-cell">
      <style:table-cell-properties fo:border="0.0208in solid #231F20" style:writing-mode="lr-tb" fo:padding-top="0in" fo:padding-left="0.0104in" fo:padding-bottom="0in" fo:padding-right="0.0104in"/>
    </style:style>
    <style:style style:name="P2446" style:parent-style-name="TableParagraph" style:family="paragraph">
      <style:paragraph-properties fo:line-height="0.2375in" fo:margin-left="0.0513in">
        <style:tab-stops/>
      </style:paragraph-properties>
    </style:style>
    <style:style style:name="T2447" style:parent-style-name="DefaultParagraphFont" style:family="text">
      <style:text-properties fo:color="#231F20" style:text-scale="110%" fo:font-size="12pt" style:font-size-asian="12pt"/>
    </style:style>
    <style:style style:name="T2448" style:parent-style-name="DefaultParagraphFont" style:family="text">
      <style:text-properties fo:color="#231F20" fo:letter-spacing="0.002in" style:text-scale="110%" fo:font-size="12pt" style:font-size-asian="12pt"/>
    </style:style>
    <style:style style:name="T2449" style:parent-style-name="DefaultParagraphFont" style:family="text">
      <style:text-properties fo:color="#231F20" style:text-scale="110%" fo:font-size="12pt" style:font-size-asian="12pt"/>
    </style:style>
    <style:style style:name="T2450" style:parent-style-name="DefaultParagraphFont" style:family="text">
      <style:text-properties fo:color="#231F20" fo:letter-spacing="0.0027in" style:text-scale="110%" fo:font-size="12pt" style:font-size-asian="12pt"/>
    </style:style>
    <style:style style:name="T2451" style:parent-style-name="DefaultParagraphFont" style:family="text">
      <style:text-properties fo:color="#231F20" style:text-scale="110%" fo:font-size="12pt" style:font-size-asian="12pt"/>
    </style:style>
    <style:style style:name="T2452" style:parent-style-name="DefaultParagraphFont" style:family="text">
      <style:text-properties fo:color="#231F20" fo:letter-spacing="0.002in" style:text-scale="110%" fo:font-size="12pt" style:font-size-asian="12pt"/>
    </style:style>
    <style:style style:name="T2453" style:parent-style-name="DefaultParagraphFont" style:family="text">
      <style:text-properties fo:color="#231F20" style:text-scale="110%" fo:font-size="12pt" style:font-size-asian="12pt"/>
    </style:style>
    <style:style style:name="T2454" style:parent-style-name="DefaultParagraphFont" style:family="text">
      <style:text-properties fo:color="#231F20" fo:letter-spacing="-0.0465in" style:text-scale="110%" fo:font-size="12pt" style:font-size-asian="12pt"/>
    </style:style>
    <style:style style:name="T2455" style:parent-style-name="DefaultParagraphFont" style:family="text">
      <style:text-properties fo:color="#231F20" style:text-scale="110%" fo:font-size="12pt" style:font-size-asian="12pt"/>
    </style:style>
    <style:style style:name="TableCell2456" style:family="table-cell">
      <style:table-cell-properties fo:border="0.0208in solid #231F20" style:writing-mode="lr-tb" fo:padding-top="0in" fo:padding-left="0.0104in" fo:padding-bottom="0in" fo:padding-right="0.0104in"/>
    </style:style>
    <style:style style:name="P2457" style:parent-style-name="TableParagraph" style:family="paragraph">
      <style:text-properties style:font-name="Times New Roman" fo:font-size="12pt" style:font-size-asian="12pt"/>
    </style:style>
    <style:style style:name="TableCell2458" style:family="table-cell">
      <style:table-cell-properties fo:border="0.0208in solid #231F20" style:writing-mode="lr-tb" fo:padding-top="0in" fo:padding-left="0.0104in" fo:padding-bottom="0in" fo:padding-right="0.0104in"/>
    </style:style>
    <style:style style:name="P2459" style:parent-style-name="TableParagraph" style:family="paragraph">
      <style:text-properties style:font-name="Times New Roman" fo:font-size="12pt" style:font-size-asian="12pt"/>
    </style:style>
    <style:style style:name="TableCell2460" style:family="table-cell">
      <style:table-cell-properties fo:border="0.0208in solid #231F20" style:writing-mode="lr-tb" fo:padding-top="0in" fo:padding-left="0.0104in" fo:padding-bottom="0in" fo:padding-right="0.0104in"/>
    </style:style>
    <style:style style:name="P2461" style:parent-style-name="TableParagraph" style:family="paragraph">
      <style:text-properties style:font-name="Times New Roman" fo:font-size="12pt" style:font-size-asian="12pt"/>
    </style:style>
    <style:style style:name="TableCell2462" style:family="table-cell">
      <style:table-cell-properties fo:border="0.0208in solid #231F20" style:writing-mode="lr-tb" fo:padding-top="0in" fo:padding-left="0.0104in" fo:padding-bottom="0in" fo:padding-right="0.0104in"/>
    </style:style>
    <style:style style:name="P2463" style:parent-style-name="TableParagraph" style:family="paragraph">
      <style:text-properties style:font-name="Times New Roman" fo:font-size="12pt" style:font-size-asian="12pt"/>
    </style:style>
    <style:style style:name="TableRow2464" style:family="table-row">
      <style:table-row-properties style:min-row-height="0.2423in" style:use-optimal-row-height="false"/>
    </style:style>
    <style:style style:name="TableCell2465" style:family="table-cell">
      <style:table-cell-properties fo:border="0.0208in solid #231F20" style:writing-mode="lr-tb" fo:padding-top="0in" fo:padding-left="0.0104in" fo:padding-bottom="0in" fo:padding-right="0.0104in"/>
    </style:style>
    <style:style style:name="P2466" style:parent-style-name="TableParagraph" style:family="paragraph">
      <style:paragraph-properties fo:margin-top="0.0361in" fo:margin-left="0.0513in">
        <style:tab-stops/>
      </style:paragraph-properties>
    </style:style>
    <style:style style:name="T2467" style:parent-style-name="DefaultParagraphFont" style:family="text">
      <style:text-properties fo:color="#231F20" style:text-scale="105%" fo:font-size="12pt" style:font-size-asian="12pt"/>
    </style:style>
    <style:style style:name="T2468" style:parent-style-name="DefaultParagraphFont" style:family="text">
      <style:text-properties fo:color="#231F20" fo:letter-spacing="-0.0041in" style:text-scale="105%" fo:font-size="12pt" style:font-size-asian="12pt"/>
    </style:style>
    <style:style style:name="T2469" style:parent-style-name="DefaultParagraphFont" style:family="text">
      <style:text-properties fo:color="#231F20" style:text-scale="105%" fo:font-size="12pt" style:font-size-asian="12pt"/>
    </style:style>
    <style:style style:name="T2470" style:parent-style-name="DefaultParagraphFont" style:family="text">
      <style:text-properties fo:color="#231F20" fo:letter-spacing="-0.0041in" style:text-scale="105%" fo:font-size="12pt" style:font-size-asian="12pt"/>
    </style:style>
    <style:style style:name="T2471" style:parent-style-name="DefaultParagraphFont" style:family="text">
      <style:text-properties fo:color="#231F20" style:text-scale="105%" fo:font-size="12pt" style:font-size-asian="12pt"/>
    </style:style>
    <style:style style:name="T2472" style:parent-style-name="DefaultParagraphFont" style:family="text">
      <style:text-properties fo:color="#231F20" fo:letter-spacing="-0.0041in" style:text-scale="105%" fo:font-size="12pt" style:font-size-asian="12pt"/>
    </style:style>
    <style:style style:name="T2473" style:parent-style-name="DefaultParagraphFont" style:family="text">
      <style:text-properties fo:color="#231F20" style:text-scale="105%" fo:font-size="12pt" style:font-size-asian="12pt"/>
    </style:style>
    <style:style style:name="TableCell2474" style:family="table-cell">
      <style:table-cell-properties fo:border="0.0208in solid #231F20" style:writing-mode="lr-tb" fo:padding-top="0in" fo:padding-left="0.0104in" fo:padding-bottom="0in" fo:padding-right="0.0104in"/>
    </style:style>
    <style:style style:name="P2475" style:parent-style-name="TableParagraph" style:family="paragraph">
      <style:text-properties style:font-name="Times New Roman" fo:font-size="12pt" style:font-size-asian="12pt"/>
    </style:style>
    <style:style style:name="TableCell2476" style:family="table-cell">
      <style:table-cell-properties fo:border="0.0208in solid #231F20" style:writing-mode="lr-tb" fo:padding-top="0in" fo:padding-left="0.0104in" fo:padding-bottom="0in" fo:padding-right="0.0104in"/>
    </style:style>
    <style:style style:name="P2477" style:parent-style-name="TableParagraph" style:family="paragraph">
      <style:text-properties style:font-name="Times New Roman" fo:font-size="12pt" style:font-size-asian="12pt"/>
    </style:style>
    <style:style style:name="TableCell2478" style:family="table-cell">
      <style:table-cell-properties fo:border="0.0208in solid #231F20" style:writing-mode="lr-tb" fo:padding-top="0in" fo:padding-left="0.0104in" fo:padding-bottom="0in" fo:padding-right="0.0104in"/>
    </style:style>
    <style:style style:name="P2479" style:parent-style-name="TableParagraph" style:family="paragraph">
      <style:text-properties style:font-name="Times New Roman" fo:font-size="12pt" style:font-size-asian="12pt"/>
    </style:style>
    <style:style style:name="TableCell2480" style:family="table-cell">
      <style:table-cell-properties fo:border="0.0208in solid #231F20" style:writing-mode="lr-tb" fo:padding-top="0in" fo:padding-left="0.0104in" fo:padding-bottom="0in" fo:padding-right="0.0104in"/>
    </style:style>
    <style:style style:name="P2481" style:parent-style-name="TableParagraph" style:family="paragraph">
      <style:text-properties style:font-name="Times New Roman" fo:font-size="12pt" style:font-size-asian="12pt"/>
    </style:style>
    <style:style style:name="TableRow2482" style:family="table-row">
      <style:table-row-properties style:min-row-height="0.2423in" style:use-optimal-row-height="false"/>
    </style:style>
    <style:style style:name="TableCell2483" style:family="table-cell">
      <style:table-cell-properties fo:border="0.0208in solid #231F20" style:writing-mode="lr-tb" fo:padding-top="0in" fo:padding-left="0.0104in" fo:padding-bottom="0in" fo:padding-right="0.0104in"/>
    </style:style>
    <style:style style:name="P2484" style:parent-style-name="TableParagraph" style:family="paragraph">
      <style:paragraph-properties fo:margin-top="0.0319in" fo:margin-left="0.0513in">
        <style:tab-stops/>
      </style:paragraph-properties>
    </style:style>
    <style:style style:name="T2485" style:parent-style-name="DefaultParagraphFont" style:family="text">
      <style:text-properties fo:color="#231F20" style:text-scale="105%" fo:font-size="12pt" style:font-size-asian="12pt"/>
    </style:style>
    <style:style style:name="T2486" style:parent-style-name="DefaultParagraphFont" style:family="text">
      <style:text-properties fo:color="#231F20" fo:letter-spacing="0.0013in" style:text-scale="105%" fo:font-size="12pt" style:font-size-asian="12pt"/>
    </style:style>
    <style:style style:name="T2487" style:parent-style-name="DefaultParagraphFont" style:family="text">
      <style:text-properties fo:color="#231F20" style:text-scale="105%" fo:font-size="12pt" style:font-size-asian="12pt"/>
    </style:style>
    <style:style style:name="TableCell2488" style:family="table-cell">
      <style:table-cell-properties fo:border="0.0208in solid #231F20" style:writing-mode="lr-tb" fo:padding-top="0in" fo:padding-left="0.0104in" fo:padding-bottom="0in" fo:padding-right="0.0104in"/>
    </style:style>
    <style:style style:name="P2489" style:parent-style-name="TableParagraph" style:family="paragraph">
      <style:text-properties style:font-name="Times New Roman" fo:font-size="12pt" style:font-size-asian="12pt"/>
    </style:style>
    <style:style style:name="TableCell2490" style:family="table-cell">
      <style:table-cell-properties fo:border="0.0208in solid #231F20" style:writing-mode="lr-tb" fo:padding-top="0in" fo:padding-left="0.0104in" fo:padding-bottom="0in" fo:padding-right="0.0104in"/>
    </style:style>
    <style:style style:name="P2491" style:parent-style-name="TableParagraph" style:family="paragraph">
      <style:text-properties style:font-name="Times New Roman" fo:font-size="12pt" style:font-size-asian="12pt"/>
    </style:style>
    <style:style style:name="TableCell2492" style:family="table-cell">
      <style:table-cell-properties fo:border="0.0208in solid #231F20" style:writing-mode="lr-tb" fo:padding-top="0in" fo:padding-left="0.0104in" fo:padding-bottom="0in" fo:padding-right="0.0104in"/>
    </style:style>
    <style:style style:name="P2493" style:parent-style-name="TableParagraph" style:family="paragraph">
      <style:text-properties style:font-name="Times New Roman" fo:font-size="12pt" style:font-size-asian="12pt"/>
    </style:style>
    <style:style style:name="TableCell2494" style:family="table-cell">
      <style:table-cell-properties fo:border="0.0208in solid #231F20" style:writing-mode="lr-tb" fo:padding-top="0in" fo:padding-left="0.0104in" fo:padding-bottom="0in" fo:padding-right="0.0104in"/>
    </style:style>
    <style:style style:name="P2495" style:parent-style-name="TableParagraph" style:family="paragraph">
      <style:text-properties style:font-name="Times New Roman" fo:font-size="12pt" style:font-size-asian="12pt"/>
    </style:style>
    <style:style style:name="TableRow2496" style:family="table-row">
      <style:table-row-properties style:min-row-height="0.2291in" style:use-optimal-row-height="false"/>
    </style:style>
    <style:style style:name="TableCell2497" style:family="table-cell">
      <style:table-cell-properties fo:border="0.0208in solid #231F20" style:writing-mode="lr-tb" fo:padding-top="0in" fo:padding-left="0.0104in" fo:padding-bottom="0in" fo:padding-right="0.0104in"/>
    </style:style>
    <style:style style:name="P2498" style:parent-style-name="TableParagraph" style:family="paragraph">
      <style:paragraph-properties fo:margin-top="0.0277in" fo:line-height="0.1875in" fo:margin-left="0.0513in">
        <style:tab-stops/>
      </style:paragraph-properties>
    </style:style>
    <style:style style:name="T2499" style:parent-style-name="DefaultParagraphFont" style:family="text">
      <style:text-properties fo:color="#231F20" style:text-scale="105%" fo:font-size="12pt" style:font-size-asian="12pt"/>
    </style:style>
    <style:style style:name="T2500" style:parent-style-name="DefaultParagraphFont" style:family="text">
      <style:text-properties fo:color="#231F20" fo:letter-spacing="-0.002in" style:text-scale="105%" fo:font-size="12pt" style:font-size-asian="12pt"/>
    </style:style>
    <style:style style:name="T2501" style:parent-style-name="DefaultParagraphFont" style:family="text">
      <style:text-properties fo:color="#231F20" style:text-scale="105%" fo:font-size="12pt" style:font-size-asian="12pt"/>
    </style:style>
    <style:style style:name="TableCell2502" style:family="table-cell">
      <style:table-cell-properties fo:border="0.0208in solid #231F20" style:writing-mode="lr-tb" fo:padding-top="0in" fo:padding-left="0.0104in" fo:padding-bottom="0in" fo:padding-right="0.0104in"/>
    </style:style>
    <style:style style:name="P2503" style:parent-style-name="TableParagraph" style:family="paragraph">
      <style:text-properties style:font-name="Times New Roman" fo:font-size="12pt" style:font-size-asian="12pt"/>
    </style:style>
    <style:style style:name="TableCell2504" style:family="table-cell">
      <style:table-cell-properties fo:border="0.0208in solid #231F20" style:writing-mode="lr-tb" fo:padding-top="0in" fo:padding-left="0.0104in" fo:padding-bottom="0in" fo:padding-right="0.0104in"/>
    </style:style>
    <style:style style:name="P2505" style:parent-style-name="TableParagraph" style:family="paragraph">
      <style:text-properties style:font-name="Times New Roman" fo:font-size="12pt" style:font-size-asian="12pt"/>
    </style:style>
    <style:style style:name="TableCell2506" style:family="table-cell">
      <style:table-cell-properties fo:border="0.0208in solid #231F20" style:writing-mode="lr-tb" fo:padding-top="0in" fo:padding-left="0.0104in" fo:padding-bottom="0in" fo:padding-right="0.0104in"/>
    </style:style>
    <style:style style:name="P2507" style:parent-style-name="TableParagraph" style:family="paragraph">
      <style:text-properties style:font-name="Times New Roman" fo:font-size="12pt" style:font-size-asian="12pt"/>
    </style:style>
    <style:style style:name="TableCell2508" style:family="table-cell">
      <style:table-cell-properties fo:border="0.0208in solid #231F20" style:writing-mode="lr-tb" fo:padding-top="0in" fo:padding-left="0.0104in" fo:padding-bottom="0in" fo:padding-right="0.0104in"/>
    </style:style>
    <style:style style:name="P2509" style:parent-style-name="TableParagraph" style:family="paragraph">
      <style:text-properties style:font-name="Times New Roman" fo:font-size="12pt" style:font-size-asian="12pt"/>
    </style:style>
    <style:style style:name="TableRow2510" style:family="table-row">
      <style:table-row-properties style:min-row-height="0.2423in" style:use-optimal-row-height="false"/>
    </style:style>
    <style:style style:name="TableCell2511" style:family="table-cell">
      <style:table-cell-properties fo:border="0.0208in solid #231F20" style:writing-mode="lr-tb" fo:padding-top="0in" fo:padding-left="0.0104in" fo:padding-bottom="0in" fo:padding-right="0.0104in"/>
    </style:style>
    <style:style style:name="P2512" style:parent-style-name="TableParagraph" style:family="paragraph">
      <style:paragraph-properties fo:margin-top="0.0368in" fo:margin-left="0.0513in">
        <style:tab-stops/>
      </style:paragraph-properties>
    </style:style>
    <style:style style:name="T2513" style:parent-style-name="DefaultParagraphFont" style:family="text">
      <style:text-properties fo:color="#231F20" style:text-scale="110%" fo:font-size="12pt" style:font-size-asian="12pt"/>
    </style:style>
    <style:style style:name="T2514" style:parent-style-name="DefaultParagraphFont" style:family="text">
      <style:text-properties fo:color="#231F20" fo:letter-spacing="-0.0069in" style:text-scale="110%" fo:font-size="12pt" style:font-size-asian="12pt"/>
    </style:style>
    <style:style style:name="T2515" style:parent-style-name="DefaultParagraphFont" style:family="text">
      <style:text-properties fo:color="#231F20" style:text-scale="110%" fo:font-size="12pt" style:font-size-asian="12pt"/>
    </style:style>
    <style:style style:name="T2516" style:parent-style-name="DefaultParagraphFont" style:family="text">
      <style:text-properties fo:color="#231F20" fo:letter-spacing="-0.0069in" style:text-scale="110%" fo:font-size="12pt" style:font-size-asian="12pt"/>
    </style:style>
    <style:style style:name="T2517" style:parent-style-name="DefaultParagraphFont" style:family="text">
      <style:text-properties fo:color="#231F20" style:text-scale="110%" fo:font-size="12pt" style:font-size-asian="12pt"/>
    </style:style>
    <style:style style:name="T2518" style:parent-style-name="DefaultParagraphFont" style:family="text">
      <style:text-properties fo:color="#231F20" fo:letter-spacing="-0.0062in" style:text-scale="110%" fo:font-size="12pt" style:font-size-asian="12pt"/>
    </style:style>
    <style:style style:name="T2519" style:parent-style-name="DefaultParagraphFont" style:family="text">
      <style:text-properties fo:color="#231F20" style:text-scale="110%" fo:font-size="12pt" style:font-size-asian="12pt"/>
    </style:style>
    <style:style style:name="TableCell2520" style:family="table-cell">
      <style:table-cell-properties fo:border="0.0208in solid #231F20" style:writing-mode="lr-tb" fo:padding-top="0in" fo:padding-left="0.0104in" fo:padding-bottom="0in" fo:padding-right="0.0104in"/>
    </style:style>
    <style:style style:name="P2521" style:parent-style-name="TableParagraph" style:family="paragraph">
      <style:text-properties style:font-name="Times New Roman" fo:font-size="12pt" style:font-size-asian="12pt"/>
    </style:style>
    <style:style style:name="TableCell2522" style:family="table-cell">
      <style:table-cell-properties fo:border="0.0208in solid #231F20" style:writing-mode="lr-tb" fo:padding-top="0in" fo:padding-left="0.0104in" fo:padding-bottom="0in" fo:padding-right="0.0104in"/>
    </style:style>
    <style:style style:name="P2523" style:parent-style-name="TableParagraph" style:family="paragraph">
      <style:text-properties style:font-name="Times New Roman" fo:font-size="12pt" style:font-size-asian="12pt"/>
    </style:style>
    <style:style style:name="TableCell2524" style:family="table-cell">
      <style:table-cell-properties fo:border="0.0208in solid #231F20" style:writing-mode="lr-tb" fo:padding-top="0in" fo:padding-left="0.0104in" fo:padding-bottom="0in" fo:padding-right="0.0104in"/>
    </style:style>
    <style:style style:name="P2525" style:parent-style-name="TableParagraph" style:family="paragraph">
      <style:text-properties style:font-name="Times New Roman" fo:font-size="12pt" style:font-size-asian="12pt"/>
    </style:style>
    <style:style style:name="TableCell2526" style:family="table-cell">
      <style:table-cell-properties fo:border="0.0208in solid #231F20" style:writing-mode="lr-tb" fo:padding-top="0in" fo:padding-left="0.0104in" fo:padding-bottom="0in" fo:padding-right="0.0104in"/>
    </style:style>
    <style:style style:name="P2527" style:parent-style-name="TableParagraph" style:family="paragraph">
      <style:text-properties style:font-name="Times New Roman" fo:font-size="12pt" style:font-size-asian="12pt"/>
    </style:style>
    <style:style style:name="TableRow2528" style:family="table-row">
      <style:table-row-properties style:min-row-height="0.243in" style:use-optimal-row-height="false"/>
    </style:style>
    <style:style style:name="TableCell2529" style:family="table-cell">
      <style:table-cell-properties fo:border="0.0208in solid #231F20" style:writing-mode="lr-tb" fo:padding-top="0in" fo:padding-left="0.0104in" fo:padding-bottom="0in" fo:padding-right="0.0104in"/>
    </style:style>
    <style:style style:name="P2530" style:parent-style-name="TableParagraph" style:family="paragraph">
      <style:paragraph-properties fo:margin-top="0.0326in" fo:margin-left="0.0513in">
        <style:tab-stops/>
      </style:paragraph-properties>
    </style:style>
    <style:style style:name="T2531" style:parent-style-name="DefaultParagraphFont" style:family="text">
      <style:text-properties fo:color="#231F20" style:text-scale="105%" fo:font-size="12pt" style:font-size-asian="12pt"/>
    </style:style>
    <style:style style:name="T2532" style:parent-style-name="DefaultParagraphFont" style:family="text">
      <style:text-properties fo:color="#231F20" fo:letter-spacing="0.0208in" style:text-scale="105%" fo:font-size="12pt" style:font-size-asian="12pt"/>
    </style:style>
    <style:style style:name="T2533" style:parent-style-name="DefaultParagraphFont" style:family="text">
      <style:text-properties fo:color="#231F20" style:text-scale="105%" fo:font-size="12pt" style:font-size-asian="12pt"/>
    </style:style>
    <style:style style:name="TableCell2534" style:family="table-cell">
      <style:table-cell-properties fo:border="0.0208in solid #231F20" style:writing-mode="lr-tb" fo:padding-top="0in" fo:padding-left="0.0104in" fo:padding-bottom="0in" fo:padding-right="0.0104in"/>
    </style:style>
    <style:style style:name="P2535" style:parent-style-name="TableParagraph" style:family="paragraph">
      <style:text-properties style:font-name="Times New Roman" fo:font-size="12pt" style:font-size-asian="12pt"/>
    </style:style>
    <style:style style:name="TableCell2536" style:family="table-cell">
      <style:table-cell-properties fo:border="0.0208in solid #231F20" style:writing-mode="lr-tb" fo:padding-top="0in" fo:padding-left="0.0104in" fo:padding-bottom="0in" fo:padding-right="0.0104in"/>
    </style:style>
    <style:style style:name="P2537" style:parent-style-name="TableParagraph" style:family="paragraph">
      <style:text-properties style:font-name="Times New Roman" fo:font-size="12pt" style:font-size-asian="12pt"/>
    </style:style>
    <style:style style:name="TableCell2538" style:family="table-cell">
      <style:table-cell-properties fo:border="0.0208in solid #231F20" style:writing-mode="lr-tb" fo:padding-top="0in" fo:padding-left="0.0104in" fo:padding-bottom="0in" fo:padding-right="0.0104in"/>
    </style:style>
    <style:style style:name="P2539" style:parent-style-name="TableParagraph" style:family="paragraph">
      <style:text-properties style:font-name="Times New Roman" fo:font-size="12pt" style:font-size-asian="12pt"/>
    </style:style>
    <style:style style:name="TableCell2540" style:family="table-cell">
      <style:table-cell-properties fo:border="0.0208in solid #231F20" style:writing-mode="lr-tb" fo:padding-top="0in" fo:padding-left="0.0104in" fo:padding-bottom="0in" fo:padding-right="0.0104in"/>
    </style:style>
    <style:style style:name="P2541" style:parent-style-name="TableParagraph" style:family="paragraph">
      <style:text-properties style:font-name="Times New Roman" fo:font-size="12pt" style:font-size-asian="12pt"/>
    </style:style>
    <style:style style:name="TableRow2542" style:family="table-row">
      <style:table-row-properties style:min-row-height="0.2291in" style:use-optimal-row-height="false"/>
    </style:style>
    <style:style style:name="TableCell2543" style:family="table-cell">
      <style:table-cell-properties fo:border="0.0208in solid #231F20" style:writing-mode="lr-tb" fo:padding-top="0in" fo:padding-left="0.0104in" fo:padding-bottom="0in" fo:padding-right="0.0104in"/>
    </style:style>
    <style:style style:name="P2544" style:parent-style-name="TableParagraph" style:family="paragraph">
      <style:paragraph-properties fo:margin-top="0.0284in" fo:line-height="0.1868in" fo:margin-left="0.0513in">
        <style:tab-stops/>
      </style:paragraph-properties>
      <style:text-properties fo:color="#231F20" style:text-scale="110%" fo:font-size="12pt" style:font-size-asian="12pt"/>
    </style:style>
    <style:style style:name="TableCell2545" style:family="table-cell">
      <style:table-cell-properties fo:border="0.0208in solid #231F20" style:writing-mode="lr-tb" fo:padding-top="0in" fo:padding-left="0.0104in" fo:padding-bottom="0in" fo:padding-right="0.0104in"/>
    </style:style>
    <style:style style:name="P2546" style:parent-style-name="TableParagraph" style:family="paragraph">
      <style:text-properties style:font-name="Times New Roman" fo:font-size="12pt" style:font-size-asian="12pt"/>
    </style:style>
    <style:style style:name="TableCell2547" style:family="table-cell">
      <style:table-cell-properties fo:border="0.0208in solid #231F20" style:writing-mode="lr-tb" fo:padding-top="0in" fo:padding-left="0.0104in" fo:padding-bottom="0in" fo:padding-right="0.0104in"/>
    </style:style>
    <style:style style:name="P2548" style:parent-style-name="TableParagraph" style:family="paragraph">
      <style:text-properties style:font-name="Times New Roman" fo:font-size="12pt" style:font-size-asian="12pt"/>
    </style:style>
    <style:style style:name="TableCell2549" style:family="table-cell">
      <style:table-cell-properties fo:border="0.0208in solid #231F20" style:writing-mode="lr-tb" fo:padding-top="0in" fo:padding-left="0.0104in" fo:padding-bottom="0in" fo:padding-right="0.0104in"/>
    </style:style>
    <style:style style:name="P2550" style:parent-style-name="TableParagraph" style:family="paragraph">
      <style:text-properties style:font-name="Times New Roman" fo:font-size="12pt" style:font-size-asian="12pt"/>
    </style:style>
    <style:style style:name="TableCell2551" style:family="table-cell">
      <style:table-cell-properties fo:border="0.0208in solid #231F20" style:writing-mode="lr-tb" fo:padding-top="0in" fo:padding-left="0.0104in" fo:padding-bottom="0in" fo:padding-right="0.0104in"/>
    </style:style>
    <style:style style:name="P2552" style:parent-style-name="TableParagraph" style:family="paragraph">
      <style:text-properties style:font-name="Times New Roman" fo:font-size="12pt" style:font-size-asian="12pt"/>
    </style:style>
    <style:style style:name="TableRow2553" style:family="table-row">
      <style:table-row-properties style:min-row-height="0.243in" style:use-optimal-row-height="false"/>
    </style:style>
    <style:style style:name="TableCell2554" style:family="table-cell">
      <style:table-cell-properties fo:border="0.0208in solid #231F20" style:writing-mode="lr-tb" fo:padding-top="0in" fo:padding-left="0.0104in" fo:padding-bottom="0in" fo:padding-right="0.0104in"/>
    </style:style>
    <style:style style:name="P2555" style:parent-style-name="TableParagraph" style:family="paragraph">
      <style:paragraph-properties fo:margin-top="0.0381in" fo:margin-left="0.0513in">
        <style:tab-stops/>
      </style:paragraph-properties>
    </style:style>
    <style:style style:name="T2556" style:parent-style-name="DefaultParagraphFont" style:family="text">
      <style:text-properties fo:color="#231F20" style:text-scale="105%" fo:font-size="12pt" style:font-size-asian="12pt"/>
    </style:style>
    <style:style style:name="T2557" style:parent-style-name="DefaultParagraphFont" style:family="text">
      <style:text-properties fo:color="#231F20" fo:letter-spacing="0.0034in" style:text-scale="105%" fo:font-size="12pt" style:font-size-asian="12pt"/>
    </style:style>
    <style:style style:name="T2558" style:parent-style-name="DefaultParagraphFont" style:family="text">
      <style:text-properties fo:color="#231F20" style:text-scale="105%" fo:font-size="12pt" style:font-size-asian="12pt"/>
    </style:style>
    <style:style style:name="T2559" style:parent-style-name="DefaultParagraphFont" style:family="text">
      <style:text-properties fo:color="#231F20" fo:letter-spacing="0.0041in" style:text-scale="105%" fo:font-size="12pt" style:font-size-asian="12pt"/>
    </style:style>
    <style:style style:name="T2560" style:parent-style-name="DefaultParagraphFont" style:family="text">
      <style:text-properties fo:color="#231F20" style:text-scale="105%" fo:font-size="12pt" style:font-size-asian="12pt"/>
    </style:style>
    <style:style style:name="TableCell2561" style:family="table-cell">
      <style:table-cell-properties fo:border="0.0208in solid #231F20" style:writing-mode="lr-tb" fo:padding-top="0in" fo:padding-left="0.0104in" fo:padding-bottom="0in" fo:padding-right="0.0104in"/>
    </style:style>
    <style:style style:name="P2562" style:parent-style-name="TableParagraph" style:family="paragraph">
      <style:text-properties style:font-name="Times New Roman" fo:font-size="12pt" style:font-size-asian="12pt"/>
    </style:style>
    <style:style style:name="TableCell2563" style:family="table-cell">
      <style:table-cell-properties fo:border="0.0208in solid #231F20" style:writing-mode="lr-tb" fo:padding-top="0in" fo:padding-left="0.0104in" fo:padding-bottom="0in" fo:padding-right="0.0104in"/>
    </style:style>
    <style:style style:name="P2564" style:parent-style-name="TableParagraph" style:family="paragraph">
      <style:text-properties style:font-name="Times New Roman" fo:font-size="12pt" style:font-size-asian="12pt"/>
    </style:style>
    <style:style style:name="TableCell2565" style:family="table-cell">
      <style:table-cell-properties fo:border="0.0208in solid #231F20" style:writing-mode="lr-tb" fo:padding-top="0in" fo:padding-left="0.0104in" fo:padding-bottom="0in" fo:padding-right="0.0104in"/>
    </style:style>
    <style:style style:name="P2566" style:parent-style-name="TableParagraph" style:family="paragraph">
      <style:text-properties style:font-name="Times New Roman" fo:font-size="12pt" style:font-size-asian="12pt"/>
    </style:style>
    <style:style style:name="TableCell2567" style:family="table-cell">
      <style:table-cell-properties fo:border="0.0208in solid #231F20" style:writing-mode="lr-tb" fo:padding-top="0in" fo:padding-left="0.0104in" fo:padding-bottom="0in" fo:padding-right="0.0104in"/>
    </style:style>
    <style:style style:name="P2568" style:parent-style-name="TableParagraph" style:family="paragraph">
      <style:text-properties style:font-name="Times New Roman" fo:font-size="12pt" style:font-size-asian="12pt"/>
    </style:style>
    <style:style style:name="TableRow2569" style:family="table-row">
      <style:table-row-properties style:min-row-height="0.4791in" style:use-optimal-row-height="false"/>
    </style:style>
    <style:style style:name="TableCell2570" style:family="table-cell">
      <style:table-cell-properties fo:border="0.0208in solid #231F20" style:writing-mode="lr-tb" fo:padding-top="0in" fo:padding-left="0.0104in" fo:padding-bottom="0in" fo:padding-right="0.0104in"/>
    </style:style>
    <style:style style:name="P2571" style:parent-style-name="TableParagraph" style:family="paragraph">
      <style:paragraph-properties fo:margin-top="0.0333in" fo:margin-left="0.0513in">
        <style:tab-stops/>
      </style:paragraph-properties>
    </style:style>
    <style:style style:name="T2572" style:parent-style-name="DefaultParagraphFont" style:family="text">
      <style:text-properties fo:color="#231F20" style:text-scale="110%" fo:font-size="12pt" style:font-size-asian="12pt"/>
    </style:style>
    <style:style style:name="T2573" style:parent-style-name="DefaultParagraphFont" style:family="text">
      <style:text-properties fo:color="#231F20" fo:letter-spacing="0.002in" style:text-scale="110%" fo:font-size="12pt" style:font-size-asian="12pt"/>
    </style:style>
    <style:style style:name="T2574" style:parent-style-name="DefaultParagraphFont" style:family="text">
      <style:text-properties fo:color="#231F20" style:text-scale="110%" fo:font-size="12pt" style:font-size-asian="12pt"/>
    </style:style>
    <style:style style:name="T2575" style:parent-style-name="DefaultParagraphFont" style:family="text">
      <style:text-properties fo:color="#231F20" fo:letter-spacing="0.0027in" style:text-scale="110%" fo:font-size="12pt" style:font-size-asian="12pt"/>
    </style:style>
    <style:style style:name="T2576" style:parent-style-name="DefaultParagraphFont" style:family="text">
      <style:text-properties fo:color="#231F20" style:text-scale="110%" fo:font-size="12pt" style:font-size-asian="12pt"/>
    </style:style>
    <style:style style:name="T2577" style:parent-style-name="DefaultParagraphFont" style:family="text">
      <style:text-properties fo:color="#231F20" fo:letter-spacing="0.002in" style:text-scale="110%" fo:font-size="12pt" style:font-size-asian="12pt"/>
    </style:style>
    <style:style style:name="T2578" style:parent-style-name="DefaultParagraphFont" style:family="text">
      <style:text-properties fo:color="#231F20" style:text-scale="110%" fo:font-size="12pt" style:font-size-asian="12pt"/>
    </style:style>
    <style:style style:name="P2579" style:parent-style-name="TableParagraph" style:family="paragraph">
      <style:paragraph-properties fo:margin-top="0.05in" fo:margin-left="0.0513in">
        <style:tab-stops/>
      </style:paragraph-properties>
      <style:text-properties fo:color="#231F20" style:text-scale="105%" fo:font-size="12pt" style:font-size-asian="12pt"/>
    </style:style>
    <style:style style:name="TableCell2580" style:family="table-cell">
      <style:table-cell-properties fo:border="0.0208in solid #231F20" style:writing-mode="lr-tb" fo:padding-top="0in" fo:padding-left="0.0104in" fo:padding-bottom="0in" fo:padding-right="0.0104in"/>
    </style:style>
    <style:style style:name="P2581" style:parent-style-name="TableParagraph" style:family="paragraph">
      <style:text-properties style:font-name="Times New Roman" fo:font-size="12pt" style:font-size-asian="12pt"/>
    </style:style>
    <style:style style:name="TableCell2582" style:family="table-cell">
      <style:table-cell-properties fo:border="0.0208in solid #231F20" style:writing-mode="lr-tb" fo:padding-top="0in" fo:padding-left="0.0104in" fo:padding-bottom="0in" fo:padding-right="0.0104in"/>
    </style:style>
    <style:style style:name="P2583" style:parent-style-name="TableParagraph" style:family="paragraph">
      <style:text-properties style:font-name="Times New Roman" fo:font-size="12pt" style:font-size-asian="12pt"/>
    </style:style>
    <style:style style:name="TableCell2584" style:family="table-cell">
      <style:table-cell-properties fo:border="0.0208in solid #231F20" style:writing-mode="lr-tb" fo:padding-top="0in" fo:padding-left="0.0104in" fo:padding-bottom="0in" fo:padding-right="0.0104in"/>
    </style:style>
    <style:style style:name="P2585" style:parent-style-name="TableParagraph" style:family="paragraph">
      <style:text-properties style:font-name="Times New Roman" fo:font-size="12pt" style:font-size-asian="12pt"/>
    </style:style>
    <style:style style:name="TableCell2586" style:family="table-cell">
      <style:table-cell-properties fo:border="0.0208in solid #231F20" style:writing-mode="lr-tb" fo:padding-top="0in" fo:padding-left="0.0104in" fo:padding-bottom="0in" fo:padding-right="0.0104in"/>
    </style:style>
    <style:style style:name="P2587" style:parent-style-name="TableParagraph" style:family="paragraph">
      <style:text-properties style:font-name="Times New Roman" fo:font-size="12pt" style:font-size-asian="12pt"/>
    </style:style>
    <style:style style:name="TableRow2588" style:family="table-row">
      <style:table-row-properties style:min-row-height="0.2423in" style:use-optimal-row-height="false"/>
    </style:style>
    <style:style style:name="TableCell2589" style:family="table-cell">
      <style:table-cell-properties fo:border="0.0208in solid #231F20" style:writing-mode="lr-tb" fo:padding-top="0in" fo:padding-left="0.0104in" fo:padding-bottom="0in" fo:padding-right="0.0104in"/>
    </style:style>
    <style:style style:name="P2590" style:parent-style-name="TableParagraph" style:family="paragraph">
      <style:paragraph-properties fo:margin-top="0.0312in" fo:margin-left="0.0513in">
        <style:tab-stops/>
      </style:paragraph-properties>
    </style:style>
    <style:style style:name="T2591" style:parent-style-name="DefaultParagraphFont" style:family="text">
      <style:text-properties fo:color="#231F20" style:text-scale="110%" fo:font-size="12pt" style:font-size-asian="12pt"/>
    </style:style>
    <style:style style:name="T2592" style:parent-style-name="DefaultParagraphFont" style:family="text">
      <style:text-properties fo:color="#231F20" fo:letter-spacing="0.0006in" style:text-scale="110%" fo:font-size="12pt" style:font-size-asian="12pt"/>
    </style:style>
    <style:style style:name="T2593" style:parent-style-name="DefaultParagraphFont" style:family="text">
      <style:text-properties fo:color="#231F20" style:text-scale="110%" fo:font-size="12pt" style:font-size-asian="12pt"/>
    </style:style>
    <style:style style:name="T2594" style:parent-style-name="DefaultParagraphFont" style:family="text">
      <style:text-properties fo:color="#231F20" fo:letter-spacing="0.0006in" style:text-scale="110%" fo:font-size="12pt" style:font-size-asian="12pt"/>
    </style:style>
    <style:style style:name="T2595" style:parent-style-name="DefaultParagraphFont" style:family="text">
      <style:text-properties fo:color="#231F20" style:text-scale="110%" fo:font-size="12pt" style:font-size-asian="12pt"/>
    </style:style>
    <style:style style:name="TableCell2596" style:family="table-cell">
      <style:table-cell-properties fo:border="0.0208in solid #231F20" style:writing-mode="lr-tb" fo:padding-top="0in" fo:padding-left="0.0104in" fo:padding-bottom="0in" fo:padding-right="0.0104in"/>
    </style:style>
    <style:style style:name="P2597" style:parent-style-name="TableParagraph" style:family="paragraph">
      <style:text-properties style:font-name="Times New Roman" fo:font-size="12pt" style:font-size-asian="12pt"/>
    </style:style>
    <style:style style:name="TableCell2598" style:family="table-cell">
      <style:table-cell-properties fo:border="0.0208in solid #231F20" style:writing-mode="lr-tb" fo:padding-top="0in" fo:padding-left="0.0104in" fo:padding-bottom="0in" fo:padding-right="0.0104in"/>
    </style:style>
    <style:style style:name="P2599" style:parent-style-name="TableParagraph" style:family="paragraph">
      <style:text-properties style:font-name="Times New Roman" fo:font-size="12pt" style:font-size-asian="12pt"/>
    </style:style>
    <style:style style:name="TableCell2600" style:family="table-cell">
      <style:table-cell-properties fo:border="0.0208in solid #231F20" style:writing-mode="lr-tb" fo:padding-top="0in" fo:padding-left="0.0104in" fo:padding-bottom="0in" fo:padding-right="0.0104in"/>
    </style:style>
    <style:style style:name="P2601" style:parent-style-name="TableParagraph" style:family="paragraph">
      <style:text-properties style:font-name="Times New Roman" fo:font-size="12pt" style:font-size-asian="12pt"/>
    </style:style>
    <style:style style:name="TableCell2602" style:family="table-cell">
      <style:table-cell-properties fo:border="0.0208in solid #231F20" style:writing-mode="lr-tb" fo:padding-top="0in" fo:padding-left="0.0104in" fo:padding-bottom="0in" fo:padding-right="0.0104in"/>
    </style:style>
    <style:style style:name="P2603" style:parent-style-name="TableParagraph" style:family="paragraph">
      <style:text-properties style:font-name="Times New Roman" fo:font-size="12pt" style:font-size-asian="12pt"/>
    </style:style>
    <style:style style:name="TableRow2604" style:family="table-row">
      <style:table-row-properties style:min-row-height="0.2291in" style:use-optimal-row-height="false"/>
    </style:style>
    <style:style style:name="TableCell2605" style:family="table-cell">
      <style:table-cell-properties fo:border="0.0208in solid #231F20" style:writing-mode="lr-tb" fo:padding-top="0in" fo:padding-left="0.0104in" fo:padding-bottom="0in" fo:padding-right="0.0104in"/>
    </style:style>
    <style:style style:name="P2606" style:parent-style-name="TableParagraph" style:family="paragraph">
      <style:paragraph-properties fo:margin-top="0.027in" fo:line-height="0.1881in" fo:margin-left="0.0513in">
        <style:tab-stops/>
      </style:paragraph-properties>
    </style:style>
    <style:style style:name="T2607" style:parent-style-name="DefaultParagraphFont" style:family="text">
      <style:text-properties fo:color="#231F20" style:text-scale="110%" fo:font-size="12pt" style:font-size-asian="12pt"/>
    </style:style>
    <style:style style:name="T2608" style:parent-style-name="DefaultParagraphFont" style:family="text">
      <style:text-properties fo:color="#231F20" fo:letter-spacing="-0.0041in" style:text-scale="110%" fo:font-size="12pt" style:font-size-asian="12pt"/>
    </style:style>
    <style:style style:name="T2609" style:parent-style-name="DefaultParagraphFont" style:family="text">
      <style:text-properties fo:color="#231F20" style:text-scale="110%" fo:font-size="12pt" style:font-size-asian="12pt"/>
    </style:style>
    <style:style style:name="TableCell2610" style:family="table-cell">
      <style:table-cell-properties fo:border="0.0208in solid #231F20" style:writing-mode="lr-tb" fo:padding-top="0in" fo:padding-left="0.0104in" fo:padding-bottom="0in" fo:padding-right="0.0104in"/>
    </style:style>
    <style:style style:name="P2611" style:parent-style-name="TableParagraph" style:family="paragraph">
      <style:text-properties style:font-name="Times New Roman" fo:font-size="12pt" style:font-size-asian="12pt"/>
    </style:style>
    <style:style style:name="TableCell2612" style:family="table-cell">
      <style:table-cell-properties fo:border="0.0208in solid #231F20" style:writing-mode="lr-tb" fo:padding-top="0in" fo:padding-left="0.0104in" fo:padding-bottom="0in" fo:padding-right="0.0104in"/>
    </style:style>
    <style:style style:name="P2613" style:parent-style-name="TableParagraph" style:family="paragraph">
      <style:text-properties style:font-name="Times New Roman" fo:font-size="12pt" style:font-size-asian="12pt"/>
    </style:style>
    <style:style style:name="TableCell2614" style:family="table-cell">
      <style:table-cell-properties fo:border="0.0208in solid #231F20" style:writing-mode="lr-tb" fo:padding-top="0in" fo:padding-left="0.0104in" fo:padding-bottom="0in" fo:padding-right="0.0104in"/>
    </style:style>
    <style:style style:name="P2615" style:parent-style-name="TableParagraph" style:family="paragraph">
      <style:text-properties style:font-name="Times New Roman" fo:font-size="12pt" style:font-size-asian="12pt"/>
    </style:style>
    <style:style style:name="TableCell2616" style:family="table-cell">
      <style:table-cell-properties fo:border="0.0208in solid #231F20" style:writing-mode="lr-tb" fo:padding-top="0in" fo:padding-left="0.0104in" fo:padding-bottom="0in" fo:padding-right="0.0104in"/>
    </style:style>
    <style:style style:name="P2617" style:parent-style-name="TableParagraph" style:family="paragraph">
      <style:text-properties style:font-name="Times New Roman" fo:font-size="12pt" style:font-size-asian="12pt"/>
    </style:style>
    <style:style style:name="TableRow2618" style:family="table-row">
      <style:table-row-properties style:min-row-height="0.243in" style:use-optimal-row-height="false"/>
    </style:style>
    <style:style style:name="TableCell2619" style:family="table-cell">
      <style:table-cell-properties fo:border="0.0208in solid #231F20" style:writing-mode="lr-tb" fo:padding-top="0in" fo:padding-left="0.0104in" fo:padding-bottom="0in" fo:padding-right="0.0104in"/>
    </style:style>
    <style:style style:name="P2620" style:parent-style-name="TableParagraph" style:family="paragraph">
      <style:paragraph-properties fo:margin-top="0.0368in" fo:margin-left="0.0513in">
        <style:tab-stops/>
      </style:paragraph-properties>
    </style:style>
    <style:style style:name="T2621" style:parent-style-name="DefaultParagraphFont" style:family="text">
      <style:text-properties fo:color="#231F20" style:text-scale="110%" fo:font-size="12pt" style:font-size-asian="12pt"/>
    </style:style>
    <style:style style:name="T2622" style:parent-style-name="DefaultParagraphFont" style:family="text">
      <style:text-properties fo:color="#231F20" fo:letter-spacing="-0.0097in" style:text-scale="110%" fo:font-size="12pt" style:font-size-asian="12pt"/>
    </style:style>
    <style:style style:name="T2623" style:parent-style-name="DefaultParagraphFont" style:family="text">
      <style:text-properties fo:color="#231F20" style:text-scale="110%" fo:font-size="12pt" style:font-size-asian="12pt"/>
    </style:style>
    <style:style style:name="T2624" style:parent-style-name="DefaultParagraphFont" style:family="text">
      <style:text-properties fo:color="#231F20" fo:letter-spacing="-0.009in" style:text-scale="110%" fo:font-size="12pt" style:font-size-asian="12pt"/>
    </style:style>
    <style:style style:name="T2625" style:parent-style-name="DefaultParagraphFont" style:family="text">
      <style:text-properties fo:color="#231F20" style:text-scale="110%" fo:font-size="12pt" style:font-size-asian="12pt"/>
    </style:style>
    <style:style style:name="TableCell2626" style:family="table-cell">
      <style:table-cell-properties fo:border="0.0208in solid #231F20" style:writing-mode="lr-tb" fo:padding-top="0in" fo:padding-left="0.0104in" fo:padding-bottom="0in" fo:padding-right="0.0104in"/>
    </style:style>
    <style:style style:name="P2627" style:parent-style-name="TableParagraph" style:family="paragraph">
      <style:text-properties style:font-name="Times New Roman" fo:font-size="12pt" style:font-size-asian="12pt"/>
    </style:style>
    <style:style style:name="TableCell2628" style:family="table-cell">
      <style:table-cell-properties fo:border="0.0208in solid #231F20" style:writing-mode="lr-tb" fo:padding-top="0in" fo:padding-left="0.0104in" fo:padding-bottom="0in" fo:padding-right="0.0104in"/>
    </style:style>
    <style:style style:name="P2629" style:parent-style-name="TableParagraph" style:family="paragraph">
      <style:text-properties style:font-name="Times New Roman" fo:font-size="12pt" style:font-size-asian="12pt"/>
    </style:style>
    <style:style style:name="TableCell2630" style:family="table-cell">
      <style:table-cell-properties fo:border="0.0208in solid #231F20" style:writing-mode="lr-tb" fo:padding-top="0in" fo:padding-left="0.0104in" fo:padding-bottom="0in" fo:padding-right="0.0104in"/>
    </style:style>
    <style:style style:name="P2631" style:parent-style-name="TableParagraph" style:family="paragraph">
      <style:text-properties style:font-name="Times New Roman" fo:font-size="12pt" style:font-size-asian="12pt"/>
    </style:style>
    <style:style style:name="TableCell2632" style:family="table-cell">
      <style:table-cell-properties fo:border="0.0208in solid #231F20" style:writing-mode="lr-tb" fo:padding-top="0in" fo:padding-left="0.0104in" fo:padding-bottom="0in" fo:padding-right="0.0104in"/>
    </style:style>
    <style:style style:name="P2633" style:parent-style-name="TableParagraph" style:family="paragraph">
      <style:text-properties style:font-name="Times New Roman" fo:font-size="12pt" style:font-size-asian="12pt"/>
    </style:style>
    <style:style style:name="TableRow2634" style:family="table-row">
      <style:table-row-properties style:min-row-height="0.243in" style:use-optimal-row-height="false"/>
    </style:style>
    <style:style style:name="TableCell2635" style:family="table-cell">
      <style:table-cell-properties fo:border="0.0208in solid #231F20" style:writing-mode="lr-tb" fo:padding-top="0in" fo:padding-left="0.0104in" fo:padding-bottom="0in" fo:padding-right="0.0104in"/>
    </style:style>
    <style:style style:name="P2636" style:parent-style-name="TableParagraph" style:family="paragraph">
      <style:paragraph-properties fo:margin-top="0.0319in" fo:margin-left="0.0513in">
        <style:tab-stops/>
      </style:paragraph-properties>
    </style:style>
    <style:style style:name="T2637" style:parent-style-name="DefaultParagraphFont" style:family="text">
      <style:text-properties fo:color="#231F20" fo:font-size="12pt" style:font-size-asian="12pt"/>
    </style:style>
    <style:style style:name="T2638" style:parent-style-name="DefaultParagraphFont" style:family="text">
      <style:text-properties fo:color="#231F20" fo:letter-spacing="0.0062in" fo:font-size="12pt" style:font-size-asian="12pt"/>
    </style:style>
    <style:style style:name="T2639" style:parent-style-name="DefaultParagraphFont" style:family="text">
      <style:text-properties fo:color="#231F20" fo:font-size="12pt" style:font-size-asian="12pt"/>
    </style:style>
    <style:style style:name="TableCell2640" style:family="table-cell">
      <style:table-cell-properties fo:border="0.0208in solid #231F20" style:writing-mode="lr-tb" fo:padding-top="0in" fo:padding-left="0.0104in" fo:padding-bottom="0in" fo:padding-right="0.0104in"/>
    </style:style>
    <style:style style:name="P2641" style:parent-style-name="TableParagraph" style:family="paragraph">
      <style:text-properties style:font-name="Times New Roman" fo:font-size="12pt" style:font-size-asian="12pt"/>
    </style:style>
    <style:style style:name="TableCell2642" style:family="table-cell">
      <style:table-cell-properties fo:border="0.0208in solid #231F20" style:writing-mode="lr-tb" fo:padding-top="0in" fo:padding-left="0.0104in" fo:padding-bottom="0in" fo:padding-right="0.0104in"/>
    </style:style>
    <style:style style:name="P2643" style:parent-style-name="TableParagraph" style:family="paragraph">
      <style:text-properties style:font-name="Times New Roman" fo:font-size="12pt" style:font-size-asian="12pt"/>
    </style:style>
    <style:style style:name="TableCell2644" style:family="table-cell">
      <style:table-cell-properties fo:border="0.0208in solid #231F20" style:writing-mode="lr-tb" fo:padding-top="0in" fo:padding-left="0.0104in" fo:padding-bottom="0in" fo:padding-right="0.0104in"/>
    </style:style>
    <style:style style:name="P2645" style:parent-style-name="TableParagraph" style:family="paragraph">
      <style:text-properties style:font-name="Times New Roman" fo:font-size="12pt" style:font-size-asian="12pt"/>
    </style:style>
    <style:style style:name="TableCell2646" style:family="table-cell">
      <style:table-cell-properties fo:border="0.0208in solid #231F20" style:writing-mode="lr-tb" fo:padding-top="0in" fo:padding-left="0.0104in" fo:padding-bottom="0in" fo:padding-right="0.0104in"/>
    </style:style>
    <style:style style:name="P2647" style:parent-style-name="TableParagraph" style:family="paragraph">
      <style:text-properties style:font-name="Times New Roman" fo:font-size="12pt" style:font-size-asian="12pt"/>
    </style:style>
    <style:style style:name="TableRow2648" style:family="table-row">
      <style:table-row-properties style:min-row-height="0.2284in" style:use-optimal-row-height="false"/>
    </style:style>
    <style:style style:name="TableCell2649" style:family="table-cell">
      <style:table-cell-properties fo:border="0.0208in solid #231F20" style:writing-mode="lr-tb" fo:padding-top="0in" fo:padding-left="0.0104in" fo:padding-bottom="0in" fo:padding-right="0.0104in"/>
    </style:style>
    <style:style style:name="P2650" style:parent-style-name="TableParagraph" style:family="paragraph">
      <style:paragraph-properties fo:margin-top="0.0277in" fo:line-height="0.1875in" fo:margin-left="0.0513in">
        <style:tab-stops/>
      </style:paragraph-properties>
    </style:style>
    <style:style style:name="T2651" style:parent-style-name="DefaultParagraphFont" style:family="text">
      <style:text-properties fo:color="#231F20" style:text-scale="110%" fo:font-size="12pt" style:font-size-asian="12pt"/>
    </style:style>
    <style:style style:name="T2652" style:parent-style-name="DefaultParagraphFont" style:family="text">
      <style:text-properties fo:color="#231F20" fo:letter-spacing="0.0041in" style:text-scale="110%" fo:font-size="12pt" style:font-size-asian="12pt"/>
    </style:style>
    <style:style style:name="T2653" style:parent-style-name="DefaultParagraphFont" style:family="text">
      <style:text-properties fo:color="#231F20" style:text-scale="110%" fo:font-size="12pt" style:font-size-asian="12pt"/>
    </style:style>
    <style:style style:name="TableCell2654" style:family="table-cell">
      <style:table-cell-properties fo:border="0.0208in solid #231F20" style:writing-mode="lr-tb" fo:padding-top="0in" fo:padding-left="0.0104in" fo:padding-bottom="0in" fo:padding-right="0.0104in"/>
    </style:style>
    <style:style style:name="P2655" style:parent-style-name="TableParagraph" style:family="paragraph">
      <style:text-properties style:font-name="Times New Roman" fo:font-size="12pt" style:font-size-asian="12pt"/>
    </style:style>
    <style:style style:name="TableCell2656" style:family="table-cell">
      <style:table-cell-properties fo:border="0.0208in solid #231F20" style:writing-mode="lr-tb" fo:padding-top="0in" fo:padding-left="0.0104in" fo:padding-bottom="0in" fo:padding-right="0.0104in"/>
    </style:style>
    <style:style style:name="P2657" style:parent-style-name="TableParagraph" style:family="paragraph">
      <style:text-properties style:font-name="Times New Roman" fo:font-size="12pt" style:font-size-asian="12pt"/>
    </style:style>
    <style:style style:name="TableCell2658" style:family="table-cell">
      <style:table-cell-properties fo:border="0.0208in solid #231F20" style:writing-mode="lr-tb" fo:padding-top="0in" fo:padding-left="0.0104in" fo:padding-bottom="0in" fo:padding-right="0.0104in"/>
    </style:style>
    <style:style style:name="P2659" style:parent-style-name="TableParagraph" style:family="paragraph">
      <style:text-properties style:font-name="Times New Roman" fo:font-size="12pt" style:font-size-asian="12pt"/>
    </style:style>
    <style:style style:name="TableCell2660" style:family="table-cell">
      <style:table-cell-properties fo:border="0.0208in solid #231F20" style:writing-mode="lr-tb" fo:padding-top="0in" fo:padding-left="0.0104in" fo:padding-bottom="0in" fo:padding-right="0.0104in"/>
    </style:style>
    <style:style style:name="P2661" style:parent-style-name="TableParagraph" style:family="paragraph">
      <style:text-properties style:font-name="Times New Roman" fo:font-size="12pt" style:font-size-asian="12pt"/>
    </style:style>
    <style:style style:name="TableRow2662" style:family="table-row">
      <style:table-row-properties style:min-row-height="0.2423in" style:use-optimal-row-height="false"/>
    </style:style>
    <style:style style:name="TableCell2663" style:family="table-cell">
      <style:table-cell-properties fo:border="0.0208in solid #231F20" style:writing-mode="lr-tb" fo:padding-top="0in" fo:padding-left="0.0104in" fo:padding-bottom="0in" fo:padding-right="0.0104in"/>
    </style:style>
    <style:style style:name="P2664" style:parent-style-name="TableParagraph" style:family="paragraph">
      <style:paragraph-properties fo:margin-top="0.0375in" fo:margin-left="0.0513in">
        <style:tab-stops/>
      </style:paragraph-properties>
    </style:style>
    <style:style style:name="T2665" style:parent-style-name="DefaultParagraphFont" style:family="text">
      <style:text-properties fo:color="#231F20" style:text-scale="105%" fo:font-size="12pt" style:font-size-asian="12pt"/>
    </style:style>
    <style:style style:name="T2666" style:parent-style-name="DefaultParagraphFont" style:family="text">
      <style:text-properties fo:color="#231F20" fo:letter-spacing="0.0159in" style:text-scale="105%" fo:font-size="12pt" style:font-size-asian="12pt"/>
    </style:style>
    <style:style style:name="T2667" style:parent-style-name="DefaultParagraphFont" style:family="text">
      <style:text-properties fo:color="#231F20" style:text-scale="105%" fo:font-size="12pt" style:font-size-asian="12pt"/>
    </style:style>
    <style:style style:name="TableCell2668" style:family="table-cell">
      <style:table-cell-properties fo:border="0.0208in solid #231F20" style:writing-mode="lr-tb" fo:padding-top="0in" fo:padding-left="0.0104in" fo:padding-bottom="0in" fo:padding-right="0.0104in"/>
    </style:style>
    <style:style style:name="P2669" style:parent-style-name="TableParagraph" style:family="paragraph">
      <style:text-properties style:font-name="Times New Roman" fo:font-size="12pt" style:font-size-asian="12pt"/>
    </style:style>
    <style:style style:name="TableCell2670" style:family="table-cell">
      <style:table-cell-properties fo:border="0.0208in solid #231F20" style:writing-mode="lr-tb" fo:padding-top="0in" fo:padding-left="0.0104in" fo:padding-bottom="0in" fo:padding-right="0.0104in"/>
    </style:style>
    <style:style style:name="P2671" style:parent-style-name="TableParagraph" style:family="paragraph">
      <style:text-properties style:font-name="Times New Roman" fo:font-size="12pt" style:font-size-asian="12pt"/>
    </style:style>
    <style:style style:name="TableCell2672" style:family="table-cell">
      <style:table-cell-properties fo:border="0.0208in solid #231F20" style:writing-mode="lr-tb" fo:padding-top="0in" fo:padding-left="0.0104in" fo:padding-bottom="0in" fo:padding-right="0.0104in"/>
    </style:style>
    <style:style style:name="P2673" style:parent-style-name="TableParagraph" style:family="paragraph">
      <style:text-properties style:font-name="Times New Roman" fo:font-size="12pt" style:font-size-asian="12pt"/>
    </style:style>
    <style:style style:name="TableCell2674" style:family="table-cell">
      <style:table-cell-properties fo:border="0.0208in solid #231F20" style:writing-mode="lr-tb" fo:padding-top="0in" fo:padding-left="0.0104in" fo:padding-bottom="0in" fo:padding-right="0.0104in"/>
    </style:style>
    <style:style style:name="P2675" style:parent-style-name="TableParagraph" style:family="paragraph">
      <style:text-properties style:font-name="Times New Roman" fo:font-size="12pt" style:font-size-asian="12pt"/>
    </style:style>
    <style:style style:name="TableRow2676" style:family="table-row">
      <style:table-row-properties style:min-row-height="0.2423in" style:use-optimal-row-height="false"/>
    </style:style>
    <style:style style:name="TableCell2677" style:family="table-cell">
      <style:table-cell-properties fo:border="0.0208in solid #231F20" style:writing-mode="lr-tb" fo:padding-top="0in" fo:padding-left="0.0104in" fo:padding-bottom="0in" fo:padding-right="0.0104in"/>
    </style:style>
    <style:style style:name="P2678" style:parent-style-name="TableParagraph" style:family="paragraph">
      <style:paragraph-properties fo:margin-top="0.0333in" fo:margin-left="0.0513in">
        <style:tab-stops/>
      </style:paragraph-properties>
    </style:style>
    <style:style style:name="T2679" style:parent-style-name="DefaultParagraphFont" style:family="text">
      <style:text-properties fo:color="#231F20" style:text-scale="110%" fo:font-size="12pt" style:font-size-asian="12pt"/>
    </style:style>
    <style:style style:name="T2680" style:parent-style-name="DefaultParagraphFont" style:family="text">
      <style:text-properties fo:color="#231F20" fo:letter-spacing="-0.0083in" style:text-scale="110%" fo:font-size="12pt" style:font-size-asian="12pt"/>
    </style:style>
    <style:style style:name="T2681" style:parent-style-name="DefaultParagraphFont" style:family="text">
      <style:text-properties fo:color="#231F20" style:text-scale="110%" fo:font-size="12pt" style:font-size-asian="12pt"/>
    </style:style>
    <style:style style:name="T2682" style:parent-style-name="DefaultParagraphFont" style:family="text">
      <style:text-properties fo:color="#231F20" fo:letter-spacing="-0.0076in" style:text-scale="110%" fo:font-size="12pt" style:font-size-asian="12pt"/>
    </style:style>
    <style:style style:name="T2683" style:parent-style-name="DefaultParagraphFont" style:family="text">
      <style:text-properties fo:color="#231F20" style:text-scale="110%" fo:font-size="12pt" style:font-size-asian="12pt"/>
    </style:style>
    <style:style style:name="T2684" style:parent-style-name="DefaultParagraphFont" style:family="text">
      <style:text-properties fo:color="#231F20" fo:letter-spacing="-0.0076in" style:text-scale="110%" fo:font-size="12pt" style:font-size-asian="12pt"/>
    </style:style>
    <style:style style:name="T2685" style:parent-style-name="DefaultParagraphFont" style:family="text">
      <style:text-properties fo:color="#231F20" style:text-scale="110%" fo:font-size="12pt" style:font-size-asian="12pt"/>
    </style:style>
    <style:style style:name="TableCell2686" style:family="table-cell">
      <style:table-cell-properties fo:border="0.0208in solid #231F20" style:writing-mode="lr-tb" fo:padding-top="0in" fo:padding-left="0.0104in" fo:padding-bottom="0in" fo:padding-right="0.0104in"/>
    </style:style>
    <style:style style:name="P2687" style:parent-style-name="TableParagraph" style:family="paragraph">
      <style:text-properties style:font-name="Times New Roman" fo:font-size="12pt" style:font-size-asian="12pt"/>
    </style:style>
    <style:style style:name="TableCell2688" style:family="table-cell">
      <style:table-cell-properties fo:border="0.0208in solid #231F20" style:writing-mode="lr-tb" fo:padding-top="0in" fo:padding-left="0.0104in" fo:padding-bottom="0in" fo:padding-right="0.0104in"/>
    </style:style>
    <style:style style:name="P2689" style:parent-style-name="TableParagraph" style:family="paragraph">
      <style:text-properties style:font-name="Times New Roman" fo:font-size="12pt" style:font-size-asian="12pt"/>
    </style:style>
    <style:style style:name="TableCell2690" style:family="table-cell">
      <style:table-cell-properties fo:border="0.0208in solid #231F20" style:writing-mode="lr-tb" fo:padding-top="0in" fo:padding-left="0.0104in" fo:padding-bottom="0in" fo:padding-right="0.0104in"/>
    </style:style>
    <style:style style:name="P2691" style:parent-style-name="TableParagraph" style:family="paragraph">
      <style:text-properties style:font-name="Times New Roman" fo:font-size="12pt" style:font-size-asian="12pt"/>
    </style:style>
    <style:style style:name="TableCell2692" style:family="table-cell">
      <style:table-cell-properties fo:border="0.0208in solid #231F20" style:writing-mode="lr-tb" fo:padding-top="0in" fo:padding-left="0.0104in" fo:padding-bottom="0in" fo:padding-right="0.0104in"/>
    </style:style>
    <style:style style:name="P2693" style:parent-style-name="TableParagraph" style:family="paragraph">
      <style:text-properties style:font-name="Times New Roman" fo:font-size="12pt" style:font-size-asian="12pt"/>
    </style:style>
    <style:style style:name="TableRow2694" style:family="table-row">
      <style:table-row-properties style:min-row-height="0.2291in" style:use-optimal-row-height="false"/>
    </style:style>
    <style:style style:name="TableCell2695" style:family="table-cell">
      <style:table-cell-properties fo:border="0.0208in solid #231F20" style:writing-mode="lr-tb" fo:padding-top="0in" fo:padding-left="0.0104in" fo:padding-bottom="0in" fo:padding-right="0.0104in"/>
    </style:style>
    <style:style style:name="P2696" style:parent-style-name="TableParagraph" style:family="paragraph">
      <style:paragraph-properties fo:margin-top="0.0284in" fo:line-height="0.1861in" fo:margin-left="0.0513in">
        <style:tab-stops/>
      </style:paragraph-properties>
    </style:style>
    <style:style style:name="T2697" style:parent-style-name="DefaultParagraphFont" style:family="text">
      <style:text-properties fo:color="#231F20" style:text-scale="110%" fo:font-size="12pt" style:font-size-asian="12pt"/>
    </style:style>
    <style:style style:name="T2698" style:parent-style-name="DefaultParagraphFont" style:family="text">
      <style:text-properties fo:color="#231F20" fo:letter-spacing="0.0027in" style:text-scale="110%" fo:font-size="12pt" style:font-size-asian="12pt"/>
    </style:style>
    <style:style style:name="T2699" style:parent-style-name="DefaultParagraphFont" style:family="text">
      <style:text-properties fo:color="#231F20" style:text-scale="110%" fo:font-size="12pt" style:font-size-asian="12pt"/>
    </style:style>
    <style:style style:name="T2700" style:parent-style-name="DefaultParagraphFont" style:family="text">
      <style:text-properties fo:color="#231F20" fo:letter-spacing="0.0034in" style:text-scale="110%" fo:font-size="12pt" style:font-size-asian="12pt"/>
    </style:style>
    <style:style style:name="T2701" style:parent-style-name="DefaultParagraphFont" style:family="text">
      <style:text-properties fo:color="#231F20" style:text-scale="110%" fo:font-size="12pt" style:font-size-asian="12pt"/>
    </style:style>
    <style:style style:name="T2702" style:parent-style-name="DefaultParagraphFont" style:family="text">
      <style:text-properties fo:color="#231F20" fo:letter-spacing="0.0034in" style:text-scale="110%" fo:font-size="12pt" style:font-size-asian="12pt"/>
    </style:style>
    <style:style style:name="T2703" style:parent-style-name="DefaultParagraphFont" style:family="text">
      <style:text-properties fo:color="#231F20" style:text-scale="110%" fo:font-size="12pt" style:font-size-asian="12pt"/>
    </style:style>
    <style:style style:name="TableCell2704" style:family="table-cell">
      <style:table-cell-properties fo:border="0.0208in solid #231F20" style:writing-mode="lr-tb" fo:padding-top="0in" fo:padding-left="0.0104in" fo:padding-bottom="0in" fo:padding-right="0.0104in"/>
    </style:style>
    <style:style style:name="P2705" style:parent-style-name="TableParagraph" style:family="paragraph">
      <style:text-properties style:font-name="Times New Roman" fo:font-size="12pt" style:font-size-asian="12pt"/>
    </style:style>
    <style:style style:name="TableCell2706" style:family="table-cell">
      <style:table-cell-properties fo:border="0.0208in solid #231F20" style:writing-mode="lr-tb" fo:padding-top="0in" fo:padding-left="0.0104in" fo:padding-bottom="0in" fo:padding-right="0.0104in"/>
    </style:style>
    <style:style style:name="P2707" style:parent-style-name="TableParagraph" style:family="paragraph">
      <style:text-properties style:font-name="Times New Roman" fo:font-size="12pt" style:font-size-asian="12pt"/>
    </style:style>
    <style:style style:name="TableCell2708" style:family="table-cell">
      <style:table-cell-properties fo:border="0.0208in solid #231F20" style:writing-mode="lr-tb" fo:padding-top="0in" fo:padding-left="0.0104in" fo:padding-bottom="0in" fo:padding-right="0.0104in"/>
    </style:style>
    <style:style style:name="P2709" style:parent-style-name="TableParagraph" style:family="paragraph">
      <style:text-properties style:font-name="Times New Roman" fo:font-size="12pt" style:font-size-asian="12pt"/>
    </style:style>
    <style:style style:name="TableCell2710" style:family="table-cell">
      <style:table-cell-properties fo:border="0.0208in solid #231F20" style:writing-mode="lr-tb" fo:padding-top="0in" fo:padding-left="0.0104in" fo:padding-bottom="0in" fo:padding-right="0.0104in"/>
    </style:style>
    <style:style style:name="P2711" style:parent-style-name="TableParagraph" style:family="paragraph">
      <style:text-properties style:font-name="Times New Roman" fo:font-size="12pt" style:font-size-asian="12pt"/>
    </style:style>
    <style:style style:name="P2712" style:parent-style-name="Normal" style:family="paragraph">
      <style:text-properties style:font-name="Microsoft Sans Serif" style:font-name-asian="Microsoft Sans Serif" style:font-name-complex="Microsoft Sans Serif" text:display="none"/>
    </style:style>
    <style:style style:name="TableColumn2714" style:family="table-column">
      <style:table-column-properties style:column-width="2.6798in" style:use-optimal-column-width="false"/>
    </style:style>
    <style:style style:name="TableColumn2715" style:family="table-column">
      <style:table-column-properties style:column-width="1.25in" style:use-optimal-column-width="false"/>
    </style:style>
    <style:style style:name="TableColumn2716" style:family="table-column">
      <style:table-column-properties style:column-width="1.0937in" style:use-optimal-column-width="false"/>
    </style:style>
    <style:style style:name="TableColumn2717" style:family="table-column">
      <style:table-column-properties style:column-width="0.9868in" style:use-optimal-column-width="false"/>
    </style:style>
    <style:style style:name="TableColumn2718" style:family="table-column">
      <style:table-column-properties style:column-width="0.9722in" style:use-optimal-column-width="false"/>
    </style:style>
    <style:style style:name="Table2713" style:family="table">
      <style:table-properties style:width="6.9826in" fo:margin-left="0in" table:align="left"/>
    </style:style>
    <style:style style:name="TableRow2719" style:family="table-row">
      <style:table-row-properties style:min-row-height="0.2284in" style:use-optimal-row-height="false"/>
    </style:style>
    <style:style style:name="TableCell2720" style:family="table-cell">
      <style:table-cell-properties fo:border="0.0208in solid #231F20" style:writing-mode="lr-tb" fo:padding-top="0in" fo:padding-left="0.0104in" fo:padding-bottom="0in" fo:padding-right="0.0104in"/>
    </style:style>
    <style:style style:name="P2721" style:parent-style-name="TableParagraph" style:family="paragraph">
      <style:paragraph-properties fo:margin-top="0.0375in" fo:line-height="0.1777in" fo:margin-left="0.0513in">
        <style:tab-stops/>
      </style:paragraph-properties>
    </style:style>
    <style:style style:name="T2722" style:parent-style-name="DefaultParagraphFont" style:family="text">
      <style:text-properties fo:color="#231F20" fo:font-size="12pt" style:font-size-asian="12pt"/>
    </style:style>
    <style:style style:name="T2723" style:parent-style-name="DefaultParagraphFont" style:family="text">
      <style:text-properties fo:color="#231F20" fo:letter-spacing="0.0333in" fo:font-size="12pt" style:font-size-asian="12pt"/>
    </style:style>
    <style:style style:name="T2724" style:parent-style-name="DefaultParagraphFont" style:family="text">
      <style:text-properties fo:color="#231F20" fo:font-size="12pt" style:font-size-asian="12pt"/>
    </style:style>
    <style:style style:name="TableCell2725" style:family="table-cell">
      <style:table-cell-properties fo:border="0.0208in solid #231F20" style:writing-mode="lr-tb" fo:padding-top="0in" fo:padding-left="0.0104in" fo:padding-bottom="0in" fo:padding-right="0.0104in"/>
    </style:style>
    <style:style style:name="P2726" style:parent-style-name="TableParagraph" style:family="paragraph">
      <style:text-properties style:font-name="Times New Roman" fo:font-size="12pt" style:font-size-asian="12pt"/>
    </style:style>
    <style:style style:name="TableCell2727" style:family="table-cell">
      <style:table-cell-properties fo:border="0.0208in solid #231F20" style:writing-mode="lr-tb" fo:padding-top="0in" fo:padding-left="0.0104in" fo:padding-bottom="0in" fo:padding-right="0.0104in"/>
    </style:style>
    <style:style style:name="P2728" style:parent-style-name="TableParagraph" style:family="paragraph">
      <style:text-properties style:font-name="Times New Roman" fo:font-size="12pt" style:font-size-asian="12pt"/>
    </style:style>
    <style:style style:name="TableCell2729" style:family="table-cell">
      <style:table-cell-properties fo:border="0.0208in solid #231F20" style:writing-mode="lr-tb" fo:padding-top="0in" fo:padding-left="0.0104in" fo:padding-bottom="0in" fo:padding-right="0.0104in"/>
    </style:style>
    <style:style style:name="P2730" style:parent-style-name="TableParagraph" style:family="paragraph">
      <style:text-properties style:font-name="Times New Roman" fo:font-size="12pt" style:font-size-asian="12pt"/>
    </style:style>
    <style:style style:name="TableCell2731" style:family="table-cell">
      <style:table-cell-properties fo:border="0.0208in solid #231F20" style:writing-mode="lr-tb" fo:padding-top="0in" fo:padding-left="0.0104in" fo:padding-bottom="0in" fo:padding-right="0.0104in"/>
    </style:style>
    <style:style style:name="P2732" style:parent-style-name="TableParagraph" style:family="paragraph">
      <style:text-properties style:font-name="Times New Roman" fo:font-size="12pt" style:font-size-asian="12pt"/>
    </style:style>
    <style:style style:name="TableRow2733" style:family="table-row">
      <style:table-row-properties style:min-row-height="0.243in" style:use-optimal-row-height="false"/>
    </style:style>
    <style:style style:name="TableCell2734" style:family="table-cell">
      <style:table-cell-properties fo:border="0.0208in solid #231F20" style:writing-mode="lr-tb" fo:padding-top="0in" fo:padding-left="0.0104in" fo:padding-bottom="0in" fo:padding-right="0.0104in"/>
    </style:style>
    <style:style style:name="P2735" style:parent-style-name="TableParagraph" style:family="paragraph">
      <style:paragraph-properties fo:margin-top="0.0465in" fo:line-height="0.1819in" fo:margin-left="0.0513in">
        <style:tab-stops/>
      </style:paragraph-properties>
    </style:style>
    <style:style style:name="T2736" style:parent-style-name="DefaultParagraphFont" style:family="text">
      <style:text-properties fo:color="#231F20" style:text-scale="105%" fo:font-size="12pt" style:font-size-asian="12pt"/>
    </style:style>
    <style:style style:name="T2737" style:parent-style-name="DefaultParagraphFont" style:family="text">
      <style:text-properties fo:color="#231F20" fo:letter-spacing="0.009in" style:text-scale="105%" fo:font-size="12pt" style:font-size-asian="12pt"/>
    </style:style>
    <style:style style:name="T2738" style:parent-style-name="DefaultParagraphFont" style:family="text">
      <style:text-properties fo:color="#231F20" style:text-scale="105%" fo:font-size="12pt" style:font-size-asian="12pt"/>
    </style:style>
    <style:style style:name="T2739" style:parent-style-name="DefaultParagraphFont" style:family="text">
      <style:text-properties fo:color="#231F20" fo:letter-spacing="0.0097in" style:text-scale="105%" fo:font-size="12pt" style:font-size-asian="12pt"/>
    </style:style>
    <style:style style:name="T2740" style:parent-style-name="DefaultParagraphFont" style:family="text">
      <style:text-properties fo:color="#231F20" style:text-scale="105%" fo:font-size="12pt" style:font-size-asian="12pt"/>
    </style:style>
    <style:style style:name="TableCell2741" style:family="table-cell">
      <style:table-cell-properties fo:border="0.0208in solid #231F20" style:writing-mode="lr-tb" fo:padding-top="0in" fo:padding-left="0.0104in" fo:padding-bottom="0in" fo:padding-right="0.0104in"/>
    </style:style>
    <style:style style:name="P2742" style:parent-style-name="TableParagraph" style:family="paragraph">
      <style:text-properties style:font-name="Times New Roman" fo:font-size="12pt" style:font-size-asian="12pt"/>
    </style:style>
    <style:style style:name="TableCell2743" style:family="table-cell">
      <style:table-cell-properties fo:border="0.0208in solid #231F20" style:writing-mode="lr-tb" fo:padding-top="0in" fo:padding-left="0.0104in" fo:padding-bottom="0in" fo:padding-right="0.0104in"/>
    </style:style>
    <style:style style:name="P2744" style:parent-style-name="TableParagraph" style:family="paragraph">
      <style:text-properties style:font-name="Times New Roman" fo:font-size="12pt" style:font-size-asian="12pt"/>
    </style:style>
    <style:style style:name="TableCell2745" style:family="table-cell">
      <style:table-cell-properties fo:border="0.0208in solid #231F20" style:writing-mode="lr-tb" fo:padding-top="0in" fo:padding-left="0.0104in" fo:padding-bottom="0in" fo:padding-right="0.0104in"/>
    </style:style>
    <style:style style:name="P2746" style:parent-style-name="TableParagraph" style:family="paragraph">
      <style:text-properties style:font-name="Times New Roman" fo:font-size="12pt" style:font-size-asian="12pt"/>
    </style:style>
    <style:style style:name="TableCell2747" style:family="table-cell">
      <style:table-cell-properties fo:border="0.0208in solid #231F20" style:writing-mode="lr-tb" fo:padding-top="0in" fo:padding-left="0.0104in" fo:padding-bottom="0in" fo:padding-right="0.0104in"/>
    </style:style>
    <style:style style:name="P2748" style:parent-style-name="TableParagraph" style:family="paragraph">
      <style:text-properties style:font-name="Times New Roman" fo:font-size="12pt" style:font-size-asian="12pt"/>
    </style:style>
    <style:style style:name="P2749" style:parent-style-name="Textbody" style:master-page-name="MP7" style:family="paragraph">
      <style:paragraph-properties fo:break-before="page" fo:margin-top="0.0902in"/>
    </style:style>
    <style:style style:name="T2770" style:parent-style-name="DefaultParagraphFont" style:family="text">
      <style:text-properties fo:color="#231F20" style:text-scale="110%"/>
    </style:style>
    <style:style style:name="T2771" style:parent-style-name="DefaultParagraphFont" style:family="text">
      <style:text-properties fo:color="#231F20" fo:letter-spacing="0.0048in" style:text-scale="110%"/>
    </style:style>
    <style:style style:name="T2772" style:parent-style-name="DefaultParagraphFont" style:family="text">
      <style:text-properties fo:color="#231F20" style:text-scale="110%"/>
    </style:style>
    <style:style style:name="T2773" style:parent-style-name="DefaultParagraphFont" style:family="text">
      <style:text-properties fo:color="#231F20" fo:letter-spacing="0.0048in" style:text-scale="110%"/>
    </style:style>
    <style:style style:name="T2774" style:parent-style-name="DefaultParagraphFont" style:family="text">
      <style:text-properties fo:color="#231F20" style:text-scale="110%"/>
    </style:style>
    <style:style style:name="T2775" style:parent-style-name="DefaultParagraphFont" style:family="text">
      <style:text-properties fo:color="#231F20" fo:letter-spacing="0.0048in" style:text-scale="110%"/>
    </style:style>
    <style:style style:name="T2776" style:parent-style-name="DefaultParagraphFont" style:family="text">
      <style:text-properties fo:color="#231F20" style:text-scale="110%"/>
    </style:style>
    <style:style style:name="T2777" style:parent-style-name="DefaultParagraphFont" style:family="text">
      <style:text-properties fo:color="#231F20" fo:letter-spacing="0.0055in" style:text-scale="110%"/>
    </style:style>
    <style:style style:name="T2778" style:parent-style-name="DefaultParagraphFont" style:family="text">
      <style:text-properties fo:color="#231F20" style:text-scale="110%"/>
    </style:style>
    <style:style style:name="T2779" style:parent-style-name="DefaultParagraphFont" style:family="text">
      <style:text-properties fo:color="#231F20" fo:letter-spacing="0.0048in" style:text-scale="110%"/>
    </style:style>
    <style:style style:name="T2780" style:parent-style-name="DefaultParagraphFont" style:family="text">
      <style:text-properties fo:color="#231F20" style:text-scale="110%"/>
    </style:style>
    <style:style style:name="T2781" style:parent-style-name="DefaultParagraphFont" style:family="text">
      <style:text-properties fo:color="#231F20" fo:letter-spacing="0.0048in" style:text-scale="110%"/>
    </style:style>
    <style:style style:name="T2782" style:parent-style-name="DefaultParagraphFont" style:family="text">
      <style:text-properties fo:color="#231F20" style:text-scale="110%"/>
    </style:style>
    <style:style style:name="P2783" style:parent-style-name="Textbody" style:family="paragraph">
      <style:paragraph-properties fo:margin-top="0.1236in" fo:margin-left="0.184in">
        <style:tab-stops>
          <style:tab-stop style:type="left" style:position="3.8916in"/>
          <style:tab-stop style:type="left" style:position="5.5687in"/>
        </style:tab-stops>
      </style:paragraph-properties>
    </style:style>
    <style:style style:name="T2784" style:parent-style-name="DefaultParagraphFont" style:family="text">
      <style:text-properties fo:color="#231F20" style:text-scale="110%"/>
    </style:style>
    <style:style style:name="T2785" style:parent-style-name="DefaultParagraphFont" style:family="text">
      <style:text-properties fo:color="#231F20" fo:letter-spacing="0.0027in" style:text-scale="110%"/>
    </style:style>
    <style:style style:name="T2786" style:parent-style-name="DefaultParagraphFont" style:family="text">
      <style:text-properties fo:color="#231F20" style:text-scale="110%"/>
    </style:style>
    <style:style style:name="T2787" style:parent-style-name="DefaultParagraphFont" style:family="text">
      <style:text-properties fo:color="#231F20" fo:letter-spacing="0.0027in" style:text-scale="110%"/>
    </style:style>
    <style:style style:name="T2788" style:parent-style-name="DefaultParagraphFont" style:family="text">
      <style:text-properties fo:color="#231F20" style:text-scale="110%"/>
    </style:style>
    <style:style style:name="T2789" style:parent-style-name="DefaultParagraphFont" style:family="text">
      <style:text-properties style:font-name="Times New Roman" fo:color="#231F20" style:text-scale="110%" style:text-underline-type="single" style:text-underline-style="solid" style:text-underline-width="bold" style:text-underline-mode="continuous" style:text-underline-color="#231F20"/>
    </style:style>
    <style:style style:name="T2790" style:parent-style-name="DefaultParagraphFont" style:family="text">
      <style:text-properties fo:color="#231F20" style:text-scale="110%"/>
    </style:style>
    <style:style style:name="T2791" style:parent-style-name="DefaultParagraphFont" style:family="text">
      <style:text-properties style:font-name="Times New Roman" fo:color="#231F20" style:text-scale="110%" style:text-underline-type="single" style:text-underline-style="solid" style:text-underline-width="bold" style:text-underline-mode="continuous" style:text-underline-color="#231F20"/>
    </style:style>
    <style:style style:name="T2792" style:parent-style-name="DefaultParagraphFont" style:family="text">
      <style:text-properties fo:color="#231F20" style:text-scale="110%"/>
    </style:style>
    <style:style style:name="P2793" style:parent-style-name="Textbody" style:family="paragraph">
      <style:text-properties fo:font-size="17pt" style:font-size-asian="17pt"/>
    </style:style>
    <style:style style:name="P2794" style:parent-style-name="Textbody" style:family="paragraph">
      <style:paragraph-properties fo:margin-top="0.193in" fo:margin-left="0.184in">
        <style:tab-stops/>
      </style:paragraph-properties>
    </style:style>
    <style:style style:name="T2795" style:parent-style-name="DefaultParagraphFont" style:family="text">
      <style:text-properties fo:color="#231F20" style:text-scale="110%"/>
    </style:style>
    <style:style style:name="T2796" style:parent-style-name="DefaultParagraphFont" style:family="text">
      <style:text-properties fo:color="#231F20" fo:letter-spacing="0.0041in" style:text-scale="110%"/>
    </style:style>
    <style:style style:name="T2797" style:parent-style-name="DefaultParagraphFont" style:family="text">
      <style:text-properties fo:color="#231F20" style:text-scale="110%"/>
    </style:style>
    <style:style style:name="T2798" style:parent-style-name="DefaultParagraphFont" style:family="text">
      <style:text-properties fo:color="#231F20" fo:letter-spacing="0.0048in" style:text-scale="110%"/>
    </style:style>
    <style:style style:name="T2799" style:parent-style-name="DefaultParagraphFont" style:family="text">
      <style:text-properties fo:color="#231F20" style:text-scale="110%"/>
    </style:style>
    <style:style style:name="T2800" style:parent-style-name="DefaultParagraphFont" style:family="text">
      <style:text-properties fo:color="#231F20" fo:letter-spacing="0.0041in" style:text-scale="110%"/>
    </style:style>
    <style:style style:name="T2801" style:parent-style-name="DefaultParagraphFont" style:family="text">
      <style:text-properties fo:color="#231F20" style:text-scale="110%"/>
    </style:style>
    <style:style style:name="P2802" style:parent-style-name="Textbody" style:family="paragraph">
      <style:paragraph-properties fo:margin-top="0.1236in" fo:margin-left="0.184in">
        <style:tab-stops>
          <style:tab-stop style:type="left" style:position="4.2145in"/>
          <style:tab-stop style:type="left" style:position="7.4972in"/>
        </style:tab-stops>
      </style:paragraph-properties>
    </style:style>
    <style:style style:name="T2803" style:parent-style-name="DefaultParagraphFont" style:family="text">
      <style:text-properties fo:color="#231F20" style:text-scale="105%"/>
    </style:style>
    <style:style style:name="T2804" style:parent-style-name="DefaultParagraphFont" style:family="text">
      <style:text-properties fo:color="#231F20" fo:letter-spacing="-0.0006in" style:text-scale="105%"/>
    </style:style>
    <style:style style:name="T2805" style:parent-style-name="DefaultParagraphFont" style:family="text">
      <style:text-properties fo:color="#231F20" style:text-scale="105%"/>
    </style:style>
    <style:style style:name="T2806" style:parent-style-name="DefaultParagraphFont" style:family="text">
      <style:text-properties fo:color="#231F20" fo:letter-spacing="-0.0006in" style:text-scale="105%"/>
    </style:style>
    <style:style style:name="T2807" style:parent-style-name="DefaultParagraphFont" style:family="text">
      <style:text-properties fo:color="#231F20" style:text-scale="105%"/>
    </style:style>
    <style:style style:name="T2808" style:parent-style-name="DefaultParagraphFont" style:family="text">
      <style:text-properties style:font-name="Times New Roman" fo:color="#231F20" style:text-scale="105%" style:text-underline-type="single" style:text-underline-style="solid" style:text-underline-width="bold" style:text-underline-mode="continuous" style:text-underline-color="#231F20"/>
    </style:style>
    <style:style style:name="T2809" style:parent-style-name="DefaultParagraphFont" style:family="text">
      <style:text-properties fo:color="#231F20" style:text-scale="105%"/>
    </style:style>
    <style:style style:name="T2810" style:parent-style-name="DefaultParagraphFont" style:family="text">
      <style:text-properties fo:color="#231F20" fo:letter-spacing="0.0104in" style:text-scale="105%"/>
    </style:style>
    <style:style style:name="T2811" style:parent-style-name="DefaultParagraphFont" style:family="text">
      <style:text-properties fo:color="#231F20" style:text-scale="105%"/>
    </style:style>
    <style:style style:name="T2812" style:parent-style-name="DefaultParagraphFont" style:family="text">
      <style:text-properties fo:color="#231F20" fo:letter-spacing="0.0034in"/>
    </style:style>
    <style:style style:name="T2813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2814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P2815" style:parent-style-name="Textbody" style:family="paragraph">
      <style:paragraph-properties fo:margin-top="0.0027in"/>
      <style:text-properties style:font-name="Times New Roman" fo:font-size="22.5pt" style:font-size-asian="22.5pt"/>
    </style:style>
    <style:style style:name="P2816" style:parent-style-name="Heading1" style:family="paragraph">
      <style:paragraph-properties fo:line-height="97%" fo:margin-right="1.0979in">
        <style:tab-stops>
          <style:tab-stop style:type="left" style:position="0.0069in"/>
        </style:tab-stops>
      </style:paragraph-properties>
    </style:style>
    <style:style style:name="T2817" style:parent-style-name="DefaultParagraphFont" style:family="text">
      <style:text-properties fo:color="#007474"/>
    </style:style>
    <style:style style:name="T2818" style:parent-style-name="DefaultParagraphFont" style:family="text">
      <style:text-properties fo:color="#007474" fo:letter-spacing="-0.0041in"/>
    </style:style>
    <style:style style:name="T2819" style:parent-style-name="DefaultParagraphFont" style:family="text">
      <style:text-properties fo:color="#007474"/>
    </style:style>
    <style:style style:name="T2820" style:parent-style-name="DefaultParagraphFont" style:family="text">
      <style:text-properties fo:color="#007474" fo:letter-spacing="-0.0034in"/>
    </style:style>
    <style:style style:name="T2821" style:parent-style-name="DefaultParagraphFont" style:family="text">
      <style:text-properties fo:color="#007474"/>
    </style:style>
    <style:style style:name="T2822" style:parent-style-name="DefaultParagraphFont" style:family="text">
      <style:text-properties fo:color="#007474" fo:letter-spacing="-0.0041in"/>
    </style:style>
    <style:style style:name="T2823" style:parent-style-name="DefaultParagraphFont" style:family="text">
      <style:text-properties fo:color="#007474"/>
    </style:style>
    <style:style style:name="T2824" style:parent-style-name="DefaultParagraphFont" style:family="text">
      <style:text-properties fo:color="#007474" fo:letter-spacing="-0.0034in"/>
    </style:style>
    <style:style style:name="T2825" style:parent-style-name="DefaultParagraphFont" style:family="text">
      <style:text-properties fo:color="#007474"/>
    </style:style>
    <style:style style:name="T2826" style:parent-style-name="DefaultParagraphFont" style:family="text">
      <style:text-properties fo:color="#007474" fo:letter-spacing="-0.0034in"/>
    </style:style>
    <style:style style:name="T2827" style:parent-style-name="DefaultParagraphFont" style:family="text">
      <style:text-properties fo:color="#007474"/>
    </style:style>
    <style:style style:name="T2828" style:parent-style-name="DefaultParagraphFont" style:family="text">
      <style:text-properties fo:color="#007474" fo:letter-spacing="-0.0041in"/>
    </style:style>
    <style:style style:name="T2829" style:parent-style-name="DefaultParagraphFont" style:family="text">
      <style:text-properties fo:color="#007474"/>
    </style:style>
    <style:style style:name="T2830" style:parent-style-name="DefaultParagraphFont" style:family="text">
      <style:text-properties fo:color="#007474" fo:letter-spacing="-0.0034in"/>
    </style:style>
    <style:style style:name="T2831" style:parent-style-name="DefaultParagraphFont" style:family="text">
      <style:text-properties fo:color="#007474"/>
    </style:style>
    <style:style style:name="T2832" style:parent-style-name="DefaultParagraphFont" style:family="text">
      <style:text-properties fo:color="#007474" fo:letter-spacing="-0.0034in"/>
    </style:style>
    <style:style style:name="T2833" style:parent-style-name="DefaultParagraphFont" style:family="text">
      <style:text-properties fo:color="#007474"/>
    </style:style>
    <style:style style:name="T2834" style:parent-style-name="DefaultParagraphFont" style:family="text">
      <style:text-properties fo:color="#007474" fo:letter-spacing="-0.0041in"/>
    </style:style>
    <style:style style:name="T2835" style:parent-style-name="DefaultParagraphFont" style:family="text">
      <style:text-properties fo:color="#007474"/>
    </style:style>
    <style:style style:name="T2836" style:parent-style-name="DefaultParagraphFont" style:family="text">
      <style:text-properties fo:color="#007474" fo:letter-spacing="-0.0451in"/>
    </style:style>
    <style:style style:name="T2837" style:parent-style-name="DefaultParagraphFont" style:family="text">
      <style:text-properties fo:color="#007474"/>
    </style:style>
    <style:style style:name="T2838" style:parent-style-name="DefaultParagraphFont" style:family="text">
      <style:text-properties fo:color="#007474" fo:letter-spacing="-0.0006in"/>
    </style:style>
    <style:style style:name="T2839" style:parent-style-name="DefaultParagraphFont" style:family="text">
      <style:text-properties fo:color="#007474"/>
    </style:style>
    <style:style style:name="P2840" style:parent-style-name="Textbody" style:family="paragraph">
      <style:paragraph-properties fo:margin-top="0.002in"/>
      <style:text-properties style:font-name="Calibri" fo:font-weight="bold" style:font-weight-asian="bold" fo:font-size="7pt" style:font-size-asian="7pt"/>
    </style:style>
    <style:style style:name="S8" style:family="section">
      <style:section-properties fo:margin-left="0in" fo:margin-right="0in" style:writing-mode="lr-tb">
        <style:columns fo:column-count="2">
          <style:column style:rel-width="5018*" fo:start-indent="0in" fo:end-indent="0.2236in"/>
          <style:column style:rel-width="6002*" fo:start-indent="0.2236in" fo:end-indent="0in"/>
        </style:columns>
      </style:section-properties>
    </style:style>
    <style:style style:name="P2841" style:parent-style-name="Textbody" style:family="paragraph">
      <style:paragraph-properties fo:margin-top="0.1631in" fo:margin-left="0.184in">
        <style:tab-stops/>
      </style:paragraph-properties>
    </style:style>
    <style:style style:name="T2842" style:parent-style-name="DefaultParagraphFont" style:family="text">
      <style:text-properties fo:color="#231F20" style:text-scale="110%"/>
    </style:style>
    <style:style style:name="T2843" style:parent-style-name="DefaultParagraphFont" style:family="text">
      <style:text-properties style:font-name="Times New Roman" fo:color="#231F20" style:text-scale="110%" style:text-underline-type="single" style:text-underline-style="solid" style:text-underline-width="bold" style:text-underline-mode="continuous" style:text-underline-color="#231F20"/>
    </style:style>
    <style:style style:name="T2844" style:parent-style-name="DefaultParagraphFont" style:family="text">
      <style:text-properties fo:color="#231F20" style:text-scale="110%" style:text-underline-type="single" style:text-underline-style="solid" style:text-underline-width="bold" style:text-underline-mode="continuous" style:text-underline-color="#231F20"/>
    </style:style>
    <style:style style:name="P2845" style:parent-style-name="Textbody" style:family="paragraph">
      <style:paragraph-properties fo:margin-top="0.134in" fo:line-height="170%" fo:margin-left="0.184in">
        <style:tab-stops/>
      </style:paragraph-properties>
    </style:style>
    <style:style style:name="T2846" style:parent-style-name="DefaultParagraphFont" style:family="text">
      <style:text-properties fo:color="#231F20"/>
    </style:style>
    <style:style style:name="T2847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P2848" style:parent-style-name="Textbody" style:family="paragraph">
      <style:paragraph-properties fo:margin-top="0.134in" fo:line-height="170%" fo:margin-left="0.184in">
        <style:tab-stops/>
      </style:paragraph-properties>
    </style:style>
    <style:style style:name="T2849" style:parent-style-name="DefaultParagraphFont" style:family="text">
      <style:text-properties fo:color="#231F20"/>
    </style:style>
    <style:style style:name="T2850" style:parent-style-name="DefaultParagraphFont" style:family="text">
      <style:text-properties fo:color="#231F20" fo:letter-spacing="0.0013in"/>
    </style:style>
    <style:style style:name="T2851" style:parent-style-name="DefaultParagraphFont" style:family="text">
      <style:text-properties fo:color="#231F20"/>
    </style:style>
    <style:style style:name="T2852" style:parent-style-name="DefaultParagraphFont" style:family="text">
      <style:text-properties fo:color="#231F20" fo:letter-spacing="0.0027in" style:text-underline-type="single" style:text-underline-style="solid" style:text-underline-width="bold" style:text-underline-mode="continuous" style:text-underline-color="#231F20"/>
    </style:style>
    <style:style style:name="P2853" style:parent-style-name="Textbody" style:family="paragraph">
      <style:paragraph-properties fo:break-before="column" fo:margin-top="0.1027in" fo:line-height="170%" fo:margin-left="0.184in" fo:margin-right="0.3041in">
        <style:tab-stops>
          <style:tab-stop style:type="left" style:position="1.5375in"/>
          <style:tab-stop style:type="left" style:position="1.7798in"/>
          <style:tab-stop style:type="left" style:position="3.277in"/>
          <style:tab-stop style:type="left" style:position="3.6381in"/>
        </style:tab-stops>
      </style:paragraph-properties>
    </style:style>
    <style:style style:name="T2854" style:parent-style-name="DefaultParagraphFont" style:family="text">
      <style:text-properties fo:color="#231F20" style:text-scale="105%"/>
    </style:style>
    <style:style style:name="T2855" style:parent-style-name="DefaultParagraphFont" style:family="text">
      <style:text-properties style:font-name="Times New Roman" fo:color="#231F20" style:text-scale="105%" style:text-underline-type="single" style:text-underline-style="solid" style:text-underline-width="bold" style:text-underline-mode="continuous" style:text-underline-color="#231F20"/>
    </style:style>
    <style:style style:name="T2856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857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858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859" style:parent-style-name="DefaultParagraphFont" style:family="text">
      <style:text-properties fo:color="#231F20" style:text-scale="105%"/>
    </style:style>
    <style:style style:name="T2860" style:parent-style-name="DefaultParagraphFont" style:family="text">
      <style:text-properties fo:color="#231F20" fo:letter-spacing="0.0125in" style:text-scale="105%"/>
    </style:style>
    <style:style style:name="T2861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862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2863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2864" style:parent-style-name="DefaultParagraphFont" style:family="text">
      <style:text-properties fo:color="#231F20"/>
    </style:style>
    <style:style style:name="T2865" style:parent-style-name="DefaultParagraphFont" style:family="text">
      <style:text-properties fo:color="#231F20" style:text-scale="105%"/>
    </style:style>
    <style:style style:name="T2866" style:parent-style-name="DefaultParagraphFont" style:family="text">
      <style:text-properties fo:color="#231F20" fo:letter-spacing="-0.0062in" style:text-scale="105%"/>
    </style:style>
    <style:style style:name="T2867" style:parent-style-name="DefaultParagraphFont" style:family="text">
      <style:text-properties fo:color="#231F20" style:text-scale="105%"/>
    </style:style>
    <style:style style:name="T2868" style:parent-style-name="DefaultParagraphFont" style:family="text">
      <style:text-properties fo:color="#231F20" fo:letter-spacing="-0.002in" style:text-scale="105%" style:text-underline-type="single" style:text-underline-style="solid" style:text-underline-width="bold" style:text-underline-mode="continuous" style:text-underline-color="#231F20"/>
    </style:style>
    <style:style style:name="T2869" style:parent-style-name="DefaultParagraphFont" style:family="text">
      <style:text-properties fo:color="#231F20" style:text-scale="105%"/>
    </style:style>
    <style:style style:name="T2870" style:parent-style-name="DefaultParagraphFont" style:family="text">
      <style:text-properties style:font-name="Times New Roman" fo:color="#231F20" style:text-scale="105%" style:text-underline-type="single" style:text-underline-style="solid" style:text-underline-width="bold" style:text-underline-mode="continuous" style:text-underline-color="#231F20"/>
    </style:style>
    <style:style style:name="T2871" style:parent-style-name="DefaultParagraphFont" style:family="text">
      <style:text-properties fo:color="#231F20" style:text-scale="105%"/>
    </style:style>
    <style:style style:name="T2872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2873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S9" style:family="section">
      <style:section-properties fo:margin-left="0in" fo:margin-right="0in" style:writing-mode="lr-tb"/>
    </style:style>
    <style:style style:name="P2874" style:parent-style-name="Textbody" style:family="paragraph">
      <style:text-properties style:font-name="Times New Roman" fo:font-size="10pt" style:font-size-asian="10pt"/>
    </style:style>
    <style:style style:name="P2875" style:parent-style-name="Textbody" style:family="paragraph">
      <style:paragraph-properties fo:margin-top="0.0062in"/>
      <style:text-properties style:font-name="Times New Roman"/>
    </style:style>
    <style:style style:name="P2876" style:parent-style-name="Textbody" style:family="paragraph">
      <style:paragraph-properties fo:line-height="0.3125in" fo:margin-left="0.184in" fo:margin-right="0.2215in">
        <style:tab-stops>
          <style:tab-stop style:type="left" style:position="7.4298in"/>
        </style:tab-stops>
      </style:paragraph-properties>
    </style:style>
    <style:style style:name="T2877" style:parent-style-name="DefaultParagraphFont" style:family="text">
      <style:text-properties fo:color="#231F20" style:text-scale="110%"/>
    </style:style>
    <style:style style:name="T2878" style:parent-style-name="DefaultParagraphFont" style:family="text">
      <style:text-properties fo:color="#231F20" fo:letter-spacing="0.0034in" style:text-scale="110%" style:text-underline-type="single" style:text-underline-style="solid" style:text-underline-width="bold" style:text-underline-mode="continuous" style:text-underline-color="#231F20"/>
    </style:style>
    <style:style style:name="T2879" style:parent-style-name="DefaultParagraphFont" style:family="text">
      <style:text-properties fo:color="#231F20" style:text-scale="110%" style:text-underline-type="single" style:text-underline-style="solid" style:text-underline-width="bold" style:text-underline-mode="continuous" style:text-underline-color="#231F20"/>
    </style:style>
    <style:style style:name="T2880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2881" style:parent-style-name="DefaultParagraphFont" style:family="text">
      <style:text-properties fo:color="#231F20"/>
    </style:style>
    <style:style style:name="T2882" style:parent-style-name="DefaultParagraphFont" style:family="text">
      <style:text-properties fo:color="#231F20" style:text-scale="110%"/>
    </style:style>
    <style:style style:name="T2883" style:parent-style-name="DefaultParagraphFont" style:family="text">
      <style:text-properties fo:color="#231F20" fo:letter-spacing="-0.0083in" style:text-scale="110%"/>
    </style:style>
    <style:style style:name="T2884" style:parent-style-name="DefaultParagraphFont" style:family="text">
      <style:text-properties fo:color="#231F20" style:text-scale="110%"/>
    </style:style>
    <style:style style:name="T2885" style:parent-style-name="DefaultParagraphFont" style:family="text">
      <style:text-properties fo:color="#231F20" fo:letter-spacing="0.0277in" style:text-scale="110%"/>
    </style:style>
    <style:style style:name="T2886" style:parent-style-name="DefaultParagraphFont" style:family="text">
      <style:text-properties style:text-scale="110%"/>
    </style:style>
    <style:style style:name="T2887" style:parent-style-name="DefaultParagraphFont" style:family="text">
      <style:text-properties fo:letter-spacing="-0.0076in" style:text-scale="110%"/>
    </style:style>
    <style:style style:name="T2888" style:parent-style-name="DefaultParagraphFont" style:family="text">
      <style:text-properties style:text-scale="110%"/>
    </style:style>
    <style:style style:name="T2889" style:parent-style-name="DefaultParagraphFont" style:family="text">
      <style:text-properties fo:letter-spacing="-0.0083in" style:text-scale="110%"/>
    </style:style>
    <style:style style:name="T2890" style:parent-style-name="DefaultParagraphFont" style:family="text">
      <style:text-properties style:text-scale="110%"/>
    </style:style>
    <style:style style:name="T2891" style:parent-style-name="DefaultParagraphFont" style:family="text">
      <style:text-properties fo:letter-spacing="-0.0083in" style:text-scale="110%"/>
    </style:style>
    <style:style style:name="S10" style:family="section">
      <style:section-properties fo:margin-left="0in" fo:margin-right="0in" style:writing-mode="lr-tb">
        <style:columns fo:column-count="2">
          <style:column style:rel-width="5494*" fo:start-indent="0in" fo:end-indent="0.0138in"/>
          <style:column style:rel-width="5526*" fo:start-indent="0.0138in" fo:end-indent="0in"/>
        </style:columns>
      </style:section-properties>
    </style:style>
    <style:style style:name="P2892" style:parent-style-name="Textbody" style:family="paragraph">
      <style:paragraph-properties fo:margin-top="0.102in" fo:line-height="165%" fo:margin-left="0.184in">
        <style:tab-stops/>
      </style:paragraph-properties>
    </style:style>
    <style:style style:name="T2893" style:parent-style-name="DefaultParagraphFont" style:family="text">
      <style:text-properties fo:color="#231F20" style:text-scale="105%"/>
    </style:style>
    <style:style style:name="T2894" style:parent-style-name="DefaultParagraphFont" style:family="text">
      <style:text-properties fo:color="#231F20" fo:letter-spacing="0.0263in" style:text-scale="105%"/>
    </style:style>
    <style:style style:name="T2895" style:parent-style-name="DefaultParagraphFont" style:family="text">
      <style:text-properties fo:color="#231F20" style:text-scale="105%"/>
    </style:style>
    <style:style style:name="T2896" style:parent-style-name="DefaultParagraphFont" style:family="text">
      <style:text-properties fo:color="#231F20" fo:letter-spacing="0.027in" style:text-scale="105%"/>
    </style:style>
    <style:style style:name="T2897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898" style:parent-style-name="DefaultParagraphFont" style:family="text">
      <style:text-properties fo:color="#231F20" fo:letter-spacing="0.0222in" style:text-scale="105%" style:text-underline-type="single" style:text-underline-style="solid" style:text-underline-width="bold" style:text-underline-mode="continuous" style:text-underline-color="#231F20"/>
    </style:style>
    <style:style style:name="T2899" style:parent-style-name="DefaultParagraphFont" style:family="text">
      <style:text-properties fo:letter-spacing="-0.0444in" style:text-scale="105%"/>
    </style:style>
    <style:style style:name="T2900" style:parent-style-name="DefaultParagraphFont" style:family="text">
      <style:text-properties fo:color="#231F20" style:text-scale="105%"/>
    </style:style>
    <style:style style:name="T2901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P2902" style:parent-style-name="Textbody" style:family="paragraph">
      <style:paragraph-properties fo:line-height="0.1868in" fo:margin-left="0.184in">
        <style:tab-stops/>
      </style:paragraph-properties>
    </style:style>
    <style:style style:name="T2903" style:parent-style-name="DefaultParagraphFont" style:family="text">
      <style:text-properties fo:color="#231F20" style:text-scale="110%"/>
    </style:style>
    <style:style style:name="T2904" style:parent-style-name="DefaultParagraphFont" style:family="text">
      <style:text-properties fo:color="#231F20" fo:letter-spacing="-0.0041in" style:text-scale="110%"/>
    </style:style>
    <style:style style:name="T2905" style:parent-style-name="DefaultParagraphFont" style:family="text">
      <style:text-properties fo:color="#231F20" style:text-scale="110%"/>
    </style:style>
    <style:style style:name="T2906" style:parent-style-name="DefaultParagraphFont" style:family="text">
      <style:text-properties fo:color="#231F20" fo:letter-spacing="-0.0034in" style:text-scale="110%"/>
    </style:style>
    <style:style style:name="T2907" style:parent-style-name="DefaultParagraphFont" style:family="text">
      <style:text-properties fo:color="#231F20" style:text-scale="110%"/>
    </style:style>
    <style:style style:name="T2908" style:parent-style-name="DefaultParagraphFont" style:family="text">
      <style:text-properties fo:color="#231F20" fo:letter-spacing="-0.0041in" style:text-scale="110%"/>
    </style:style>
    <style:style style:name="T2909" style:parent-style-name="DefaultParagraphFont" style:family="text">
      <style:text-properties fo:color="#231F20" style:text-scale="110%"/>
    </style:style>
    <style:style style:name="T2910" style:parent-style-name="DefaultParagraphFont" style:family="text">
      <style:text-properties fo:color="#231F20" fo:letter-spacing="-0.0034in" style:text-scale="110%"/>
    </style:style>
    <style:style style:name="T2911" style:parent-style-name="DefaultParagraphFont" style:family="text">
      <style:text-properties fo:color="#231F20" style:text-scale="110%"/>
    </style:style>
    <style:style style:name="T2912" style:parent-style-name="DefaultParagraphFont" style:family="text">
      <style:text-properties fo:color="#231F20" fo:letter-spacing="-0.0041in" style:text-scale="110%"/>
    </style:style>
    <style:style style:name="T2913" style:parent-style-name="DefaultParagraphFont" style:family="text">
      <style:text-properties fo:color="#231F20" style:text-scale="110%"/>
    </style:style>
    <style:style style:name="T2914" style:parent-style-name="DefaultParagraphFont" style:family="text">
      <style:text-properties fo:color="#231F20" fo:letter-spacing="-0.0034in" style:text-scale="110%"/>
    </style:style>
    <style:style style:name="T2915" style:parent-style-name="DefaultParagraphFont" style:family="text">
      <style:text-properties fo:color="#231F20" style:text-scale="110%"/>
    </style:style>
    <style:style style:name="T2916" style:parent-style-name="DefaultParagraphFont" style:family="text">
      <style:text-properties fo:color="#231F20" fo:letter-spacing="-0.0034in" style:text-scale="110%"/>
    </style:style>
    <style:style style:name="T2917" style:parent-style-name="DefaultParagraphFont" style:family="text">
      <style:text-properties fo:color="#231F20" style:text-scale="110%"/>
    </style:style>
    <style:style style:name="P2918" style:parent-style-name="Textbody" style:family="paragraph">
      <style:paragraph-properties fo:break-before="column" fo:margin-top="0.0277in" fo:line-height="165%" fo:margin-left="0.0631in" fo:margin-right="0.6659in">
        <style:tab-stops>
          <style:tab-stop style:type="left" style:position="3.1569in"/>
        </style:tab-stops>
      </style:paragraph-properties>
    </style:style>
    <style:style style:name="T2919" style:parent-style-name="DefaultParagraphFont" style:family="text">
      <style:text-properties fo:color="#231F20" style:text-scale="105%"/>
    </style:style>
    <style:style style:name="T2920" style:parent-style-name="DefaultParagraphFont" style:family="text">
      <style:text-properties fo:color="#231F20" fo:letter-spacing="0.0152in" style:text-scale="105%" style:text-underline-type="single" style:text-underline-style="solid" style:text-underline-width="bold" style:text-underline-mode="continuous" style:text-underline-color="#231F20"/>
    </style:style>
    <style:style style:name="T2921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922" style:parent-style-name="DefaultParagraphFont" style:family="text">
      <style:text-properties fo:color="#231F20" fo:letter-spacing="0.0097in" style:text-scale="105%" style:text-underline-type="single" style:text-underline-style="solid" style:text-underline-width="bold" style:text-underline-mode="continuous" style:text-underline-color="#231F20"/>
    </style:style>
    <style:style style:name="T2923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924" style:parent-style-name="DefaultParagraphFont" style:family="text">
      <style:text-properties fo:color="#231F20" fo:letter-spacing="0.0097in" style:text-scale="105%" style:text-underline-type="single" style:text-underline-style="solid" style:text-underline-width="bold" style:text-underline-mode="continuous" style:text-underline-color="#231F20"/>
    </style:style>
    <style:style style:name="T2925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926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T2927" style:parent-style-name="DefaultParagraphFont" style:family="text">
      <style:text-properties fo:color="#231F20"/>
    </style:style>
    <style:style style:name="T2928" style:parent-style-name="DefaultParagraphFont" style:family="text">
      <style:text-properties fo:color="#231F20" style:text-scale="105%"/>
    </style:style>
    <style:style style:name="T2929" style:parent-style-name="DefaultParagraphFont" style:family="text">
      <style:text-properties fo:color="#231F20" fo:letter-spacing="0.0291in" style:text-scale="105%" style:text-underline-type="single" style:text-underline-style="solid" style:text-underline-width="bold" style:text-underline-mode="continuous" style:text-underline-color="#231F20"/>
    </style:style>
    <style:style style:name="T2930" style:parent-style-name="DefaultParagraphFont" style:family="text">
      <style:text-properties fo:color="#231F20" style:text-scale="105%" style:text-underline-type="single" style:text-underline-style="solid" style:text-underline-width="bold" style:text-underline-mode="continuous" style:text-underline-color="#231F20"/>
    </style:style>
    <style:style style:name="T2931" style:parent-style-name="DefaultParagraphFont" style:family="text">
      <style:text-properties fo:color="#231F20" style:text-underline-type="single" style:text-underline-style="solid" style:text-underline-width="bold" style:text-underline-mode="continuous" style:text-underline-color="#231F20"/>
    </style:style>
    <style:style style:name="S11" style:family="section">
      <style:section-properties fo:margin-left="0in" fo:margin-right="0in" style:writing-mode="lr-tb"/>
    </style:style>
    <style:style style:name="P2932" style:parent-style-name="Textbody" style:family="paragraph">
      <style:text-properties fo:font-size="10pt" style:font-size-asian="10pt"/>
    </style:style>
    <style:style style:name="P2933" style:parent-style-name="Textbody" style:family="paragraph">
      <style:paragraph-properties fo:margin-top="0.0034in"/>
      <style:text-properties fo:font-size="11pt" style:font-size-asian="11pt"/>
    </style:style>
    <style:style style:name="P2934" style:parent-style-name="Textbody" style:family="paragraph">
      <style:paragraph-properties fo:margin-top="0.1027in" fo:line-height="170%" fo:margin-left="0.184in" fo:margin-right="1.268in">
        <style:tab-stops/>
      </style:paragraph-properties>
    </style:style>
    <style:style style:name="T2935" style:parent-style-name="DefaultParagraphFont" style:family="text">
      <style:text-properties fo:color="#231F20" style:text-scale="110%"/>
    </style:style>
    <style:style style:name="T2936" style:parent-style-name="DefaultParagraphFont" style:family="text">
      <style:text-properties fo:color="#231F20" fo:letter-spacing="0.0006in" style:text-scale="110%"/>
    </style:style>
    <style:style style:name="T2937" style:parent-style-name="DefaultParagraphFont" style:family="text">
      <style:text-properties fo:color="#231F20" style:text-scale="110%"/>
    </style:style>
    <style:style style:name="T2938" style:parent-style-name="DefaultParagraphFont" style:family="text">
      <style:text-properties fo:color="#231F20" fo:letter-spacing="-0.0069in" style:text-scale="110%"/>
    </style:style>
    <style:style style:name="T2939" style:parent-style-name="DefaultParagraphFont" style:family="text">
      <style:text-properties fo:color="#231F20" style:text-scale="110%"/>
    </style:style>
    <style:style style:name="T2940" style:parent-style-name="DefaultParagraphFont" style:family="text">
      <style:text-properties fo:color="#231F20" fo:letter-spacing="-0.0062in" style:text-scale="110%"/>
    </style:style>
    <style:style style:name="T2941" style:parent-style-name="DefaultParagraphFont" style:family="text">
      <style:text-properties fo:color="#231F20" style:text-scale="110%"/>
    </style:style>
    <style:style style:name="T2942" style:parent-style-name="DefaultParagraphFont" style:family="text">
      <style:text-properties fo:color="#231F20" fo:letter-spacing="-0.0069in" style:text-scale="110%"/>
    </style:style>
    <style:style style:name="T2943" style:parent-style-name="DefaultParagraphFont" style:family="text">
      <style:text-properties fo:color="#231F20" style:text-scale="110%"/>
    </style:style>
    <style:style style:name="T2944" style:parent-style-name="DefaultParagraphFont" style:family="text">
      <style:text-properties fo:color="#231F20" fo:letter-spacing="-0.0062in" style:text-scale="110%"/>
    </style:style>
    <style:style style:name="T2945" style:parent-style-name="DefaultParagraphFont" style:family="text">
      <style:text-properties fo:color="#231F20" style:text-scale="110%"/>
    </style:style>
    <style:style style:name="T2946" style:parent-style-name="DefaultParagraphFont" style:family="text">
      <style:text-properties fo:color="#231F20" fo:letter-spacing="-0.0062in" style:text-scale="110%"/>
    </style:style>
    <style:style style:name="T2947" style:parent-style-name="DefaultParagraphFont" style:family="text">
      <style:text-properties fo:color="#231F20" style:text-scale="110%"/>
    </style:style>
    <style:style style:name="T2948" style:parent-style-name="DefaultParagraphFont" style:family="text">
      <style:text-properties fo:color="#231F20" fo:letter-spacing="-0.0069in" style:text-scale="110%"/>
    </style:style>
    <style:style style:name="T2949" style:parent-style-name="DefaultParagraphFont" style:family="text">
      <style:text-properties fo:color="#231F20" style:text-scale="110%"/>
    </style:style>
    <style:style style:name="T2950" style:parent-style-name="DefaultParagraphFont" style:family="text">
      <style:text-properties fo:color="#231F20" fo:letter-spacing="-0.0062in" style:text-scale="110%"/>
    </style:style>
    <style:style style:name="T2951" style:parent-style-name="DefaultParagraphFont" style:family="text">
      <style:text-properties fo:color="#231F20" style:text-scale="110%"/>
    </style:style>
    <style:style style:name="T2952" style:parent-style-name="DefaultParagraphFont" style:family="text">
      <style:text-properties fo:color="#231F20" fo:letter-spacing="-0.0062in" style:text-scale="110%"/>
    </style:style>
    <style:style style:name="T2953" style:parent-style-name="DefaultParagraphFont" style:family="text">
      <style:text-properties fo:color="#231F20" style:text-scale="110%"/>
    </style:style>
    <style:style style:name="T2954" style:parent-style-name="DefaultParagraphFont" style:family="text">
      <style:text-properties fo:color="#231F20" fo:letter-spacing="-0.0069in" style:text-scale="110%"/>
    </style:style>
    <style:style style:name="T2955" style:parent-style-name="DefaultParagraphFont" style:family="text">
      <style:text-properties fo:color="#231F20" style:text-scale="110%"/>
    </style:style>
    <style:style style:name="T2956" style:parent-style-name="DefaultParagraphFont" style:family="text">
      <style:text-properties fo:color="#231F20" fo:letter-spacing="-0.0062in" style:text-scale="110%"/>
    </style:style>
    <style:style style:name="T2957" style:parent-style-name="DefaultParagraphFont" style:family="text">
      <style:text-properties fo:color="#231F20" style:text-scale="110%"/>
    </style:style>
    <style:style style:name="T2958" style:parent-style-name="DefaultParagraphFont" style:family="text">
      <style:text-properties fo:color="#231F20" fo:letter-spacing="-0.0465in" style:text-scale="110%"/>
    </style:style>
    <style:style style:name="T2959" style:parent-style-name="DefaultParagraphFont" style:family="text">
      <style:text-properties fo:color="#231F20" style:text-scale="110%"/>
    </style:style>
    <style:style style:name="T2960" style:parent-style-name="DefaultParagraphFont" style:family="text">
      <style:text-properties fo:color="#231F20" fo:letter-spacing="-0.0034in" style:text-scale="110%"/>
    </style:style>
    <style:style style:name="T2961" style:parent-style-name="DefaultParagraphFont" style:family="text">
      <style:text-properties fo:color="#231F20" style:text-scale="110%"/>
    </style:style>
    <style:style style:name="P2962" style:parent-style-name="Textbody" style:family="paragraph">
      <style:paragraph-properties fo:margin-top="0.0041in" fo:line-height="170%" fo:margin-left="0.184in" fo:margin-right="0.2444in" fo:text-indent="-0.0034in">
        <style:tab-stops>
          <style:tab-stop style:type="left" style:position="1.2666in"/>
          <style:tab-stop style:type="left" style:position="3.7979in"/>
          <style:tab-stop style:type="left" style:position="6.1833in"/>
        </style:tab-stops>
      </style:paragraph-properties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P2963" style:parent-style-name="Textbody" style:family="paragraph">
      <style:paragraph-properties fo:margin-top="0.0041in" fo:line-height="170%" fo:margin-left="0.184in" fo:margin-right="0.2444in" fo:text-indent="-0.0034in">
        <style:tab-stops>
          <style:tab-stop style:type="left" style:position="1.2666in"/>
          <style:tab-stop style:type="left" style:position="3.7979in"/>
          <style:tab-stop style:type="left" style:position="6.1833in"/>
        </style:tab-stops>
      </style:paragraph-properties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P2964" style:parent-style-name="Textbody" style:family="paragraph">
      <style:paragraph-properties fo:margin-top="0.0041in" fo:line-height="170%" fo:margin-left="0.184in" fo:margin-right="0.2444in" fo:text-indent="-0.0034in">
        <style:tab-stops>
          <style:tab-stop style:type="left" style:position="1.2666in"/>
          <style:tab-stop style:type="left" style:position="3.7979in"/>
          <style:tab-stop style:type="left" style:position="6.1833in"/>
        </style:tab-stops>
      </style:paragraph-properties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P2965" style:parent-style-name="Textbody" style:family="paragraph">
      <style:paragraph-properties fo:margin-top="0.0041in" fo:line-height="170%" fo:margin-left="0.184in" fo:margin-right="0.2444in" fo:text-indent="-0.0034in">
        <style:tab-stops>
          <style:tab-stop style:type="left" style:position="1.2666in"/>
          <style:tab-stop style:type="left" style:position="3.7979in"/>
          <style:tab-stop style:type="left" style:position="6.1833in"/>
        </style:tab-stops>
      </style:paragraph-properties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P2966" style:parent-style-name="Textbody" style:family="paragraph">
      <style:paragraph-properties fo:margin-top="0.0041in" fo:line-height="170%" fo:margin-left="0.184in" fo:margin-right="0.2444in" fo:text-indent="-0.0034in">
        <style:tab-stops>
          <style:tab-stop style:type="left" style:position="1.2666in"/>
          <style:tab-stop style:type="left" style:position="3.7979in"/>
          <style:tab-stop style:type="left" style:position="6.1833in"/>
        </style:tab-stops>
      </style:paragraph-properties>
    </style:style>
    <style:style style:name="T2967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2968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2969" style:parent-style-name="DefaultParagraphFont" style:family="text">
      <style:text-properties fo:color="#231F20" style:text-scale="110%"/>
    </style:style>
    <style:style style:name="T2970" style:parent-style-name="DefaultParagraphFont" style:family="text">
      <style:text-properties fo:color="#231F20" fo:letter-spacing="-0.0006in" style:text-scale="110%"/>
    </style:style>
    <style:style style:name="T2971" style:parent-style-name="DefaultParagraphFont" style:family="text">
      <style:text-properties fo:color="#231F20" style:text-scale="110%"/>
    </style:style>
    <style:style style:name="T2972" style:parent-style-name="DefaultParagraphFont" style:family="text">
      <style:text-properties fo:color="#231F20" fo:letter-spacing="-0.0006in" style:text-scale="110%"/>
    </style:style>
    <style:style style:name="T2973" style:parent-style-name="DefaultParagraphFont" style:family="text">
      <style:text-properties fo:color="#231F20" style:text-scale="110%"/>
    </style:style>
    <style:style style:name="T2974" style:parent-style-name="DefaultParagraphFont" style:family="text">
      <style:text-properties fo:color="#231F20" fo:letter-spacing="-0.0006in" style:text-scale="110%"/>
    </style:style>
    <style:style style:name="T2975" style:parent-style-name="DefaultParagraphFont" style:family="text">
      <style:text-properties fo:color="#231F20" style:text-scale="110%"/>
    </style:style>
    <style:style style:name="T2976" style:parent-style-name="DefaultParagraphFont" style:family="text">
      <style:text-properties style:font-name="Times New Roman" fo:color="#231F20" style:text-scale="110%" style:text-underline-type="single" style:text-underline-style="solid" style:text-underline-width="bold" style:text-underline-mode="continuous" style:text-underline-color="#231F20"/>
    </style:style>
    <style:style style:name="T2977" style:parent-style-name="DefaultParagraphFont" style:family="text">
      <style:text-properties fo:color="#231F20" style:text-scale="110%"/>
    </style:style>
    <style:style style:name="T2978" style:parent-style-name="DefaultParagraphFont" style:family="text">
      <style:text-properties fo:color="#231F20" fo:letter-spacing="-0.0069in" style:text-scale="110%"/>
    </style:style>
    <style:style style:name="T2979" style:parent-style-name="DefaultParagraphFont" style:family="text">
      <style:text-properties fo:color="#231F20" style:text-scale="110%"/>
    </style:style>
    <style:style style:name="T2980" style:parent-style-name="DefaultParagraphFont" style:family="text">
      <style:text-properties fo:color="#231F20" fo:letter-spacing="-0.0069in" style:text-scale="110%"/>
    </style:style>
    <style:style style:name="T2981" style:parent-style-name="DefaultParagraphFont" style:family="text">
      <style:text-properties fo:color="#231F20" style:text-scale="110%"/>
    </style:style>
    <style:style style:name="T2982" style:parent-style-name="DefaultParagraphFont" style:family="text">
      <style:text-properties fo:color="#231F20" fo:letter-spacing="-0.0062in" style:text-scale="110%"/>
    </style:style>
    <style:style style:name="T2983" style:parent-style-name="DefaultParagraphFont" style:family="text">
      <style:text-properties fo:color="#231F20" style:text-scale="110%"/>
    </style:style>
    <style:style style:name="T2984" style:parent-style-name="DefaultParagraphFont" style:family="text">
      <style:text-properties fo:color="#231F20" fo:letter-spacing="-0.0069in" style:text-scale="110%"/>
    </style:style>
    <style:style style:name="T2985" style:parent-style-name="DefaultParagraphFont" style:family="text">
      <style:text-properties fo:color="#231F20" style:text-scale="110%"/>
    </style:style>
    <style:style style:name="T2986" style:parent-style-name="DefaultParagraphFont" style:family="text">
      <style:text-properties style:font-name="Times New Roman" fo:color="#231F20" style:text-scale="110%" style:text-underline-type="single" style:text-underline-style="solid" style:text-underline-width="bold" style:text-underline-mode="continuous" style:text-underline-color="#231F20"/>
    </style:style>
    <style:style style:name="T2987" style:parent-style-name="DefaultParagraphFont" style:family="text">
      <style:text-properties fo:color="#231F20" style:text-scale="110%"/>
    </style:style>
    <style:style style:name="T2988" style:parent-style-name="DefaultParagraphFont" style:family="text">
      <style:text-properties fo:color="#231F20" fo:letter-spacing="0.0048in" style:text-scale="110%"/>
    </style:style>
    <style:style style:name="T2989" style:parent-style-name="DefaultParagraphFont" style:family="text">
      <style:text-properties fo:color="#231F20" style:text-scale="110%"/>
    </style:style>
    <style:style style:name="T2990" style:parent-style-name="DefaultParagraphFont" style:family="text">
      <style:text-properties fo:color="#231F20" fo:letter-spacing="0.0041in" style:text-scale="110%"/>
    </style:style>
    <style:style style:name="T2991" style:parent-style-name="DefaultParagraphFont" style:family="text">
      <style:text-properties fo:color="#231F20" style:text-scale="110%"/>
    </style:style>
    <style:style style:name="T2992" style:parent-style-name="DefaultParagraphFont" style:family="text">
      <style:text-properties fo:color="#231F20" fo:letter-spacing="-0.0465in" style:text-scale="110%"/>
    </style:style>
    <style:style style:name="T2993" style:parent-style-name="DefaultParagraphFont" style:family="text">
      <style:text-properties fo:color="#231F20" style:text-scale="110%"/>
    </style:style>
    <style:style style:name="T2994" style:parent-style-name="DefaultParagraphFont" style:family="text">
      <style:text-properties fo:color="#231F20" fo:letter-spacing="0.0055in" style:text-scale="110%"/>
    </style:style>
    <style:style style:name="T2995" style:parent-style-name="DefaultParagraphFont" style:family="text">
      <style:text-properties fo:color="#231F20" style:text-scale="110%"/>
    </style:style>
    <style:style style:name="T2996" style:parent-style-name="DefaultParagraphFont" style:family="text">
      <style:text-properties fo:color="#231F20" fo:letter-spacing="0.0055in" style:text-scale="110%"/>
    </style:style>
    <style:style style:name="T2997" style:parent-style-name="DefaultParagraphFont" style:family="text">
      <style:text-properties fo:color="#231F20" style:text-scale="110%"/>
    </style:style>
    <style:style style:name="T2998" style:parent-style-name="DefaultParagraphFont" style:family="text">
      <style:text-properties fo:color="#231F20" fo:letter-spacing="0.0055in" style:text-scale="110%"/>
    </style:style>
    <style:style style:name="T2999" style:parent-style-name="DefaultParagraphFont" style:family="text">
      <style:text-properties fo:color="#231F20" style:text-scale="110%"/>
    </style:style>
    <style:style style:name="T3000" style:parent-style-name="DefaultParagraphFont" style:family="text">
      <style:text-properties fo:color="#231F20" fo:letter-spacing="0.0055in" style:text-scale="110%"/>
    </style:style>
    <style:style style:name="T3001" style:parent-style-name="DefaultParagraphFont" style:family="text">
      <style:text-properties fo:color="#231F20" style:text-scale="110%"/>
    </style:style>
    <style:style style:name="T3002" style:parent-style-name="DefaultParagraphFont" style:family="text">
      <style:text-properties fo:color="#231F20" fo:letter-spacing="0.0055in" style:text-scale="110%"/>
    </style:style>
    <style:style style:name="T3003" style:parent-style-name="DefaultParagraphFont" style:family="text">
      <style:text-properties fo:color="#231F20" style:text-scale="110%"/>
    </style:style>
    <style:style style:name="T3004" style:parent-style-name="DefaultParagraphFont" style:family="text">
      <style:text-properties fo:color="#231F20" fo:letter-spacing="0.0055in" style:text-scale="110%"/>
    </style:style>
    <style:style style:name="T3005" style:parent-style-name="DefaultParagraphFont" style:family="text">
      <style:text-properties fo:color="#231F20" style:text-scale="110%"/>
    </style:style>
    <style:style style:name="T3006" style:parent-style-name="DefaultParagraphFont" style:family="text">
      <style:text-properties fo:color="#231F20" fo:letter-spacing="0.0055in" style:text-scale="110%"/>
    </style:style>
    <style:style style:name="T3007" style:parent-style-name="DefaultParagraphFont" style:family="text">
      <style:text-properties fo:color="#231F20" style:text-scale="110%"/>
    </style:style>
    <style:style style:name="T3008" style:parent-style-name="DefaultParagraphFont" style:family="text">
      <style:text-properties fo:color="#231F20" fo:letter-spacing="0.0055in" style:text-scale="110%"/>
    </style:style>
    <style:style style:name="T3009" style:parent-style-name="DefaultParagraphFont" style:family="text">
      <style:text-properties fo:color="#231F20" style:text-scale="110%"/>
    </style:style>
    <style:style style:name="T3010" style:parent-style-name="DefaultParagraphFont" style:family="text">
      <style:text-properties fo:color="#231F20" fo:letter-spacing="0.0055in" style:text-scale="110%"/>
    </style:style>
    <style:style style:name="T3011" style:parent-style-name="DefaultParagraphFont" style:family="text">
      <style:text-properties fo:color="#231F20" style:text-scale="110%"/>
    </style:style>
    <style:style style:name="T3012" style:parent-style-name="DefaultParagraphFont" style:family="text">
      <style:text-properties fo:color="#231F20" fo:letter-spacing="0.0055in" style:text-scale="110%"/>
    </style:style>
    <style:style style:name="T3013" style:parent-style-name="DefaultParagraphFont" style:family="text">
      <style:text-properties fo:color="#231F20" style:text-scale="110%"/>
    </style:style>
    <style:style style:name="T3014" style:parent-style-name="DefaultParagraphFont" style:family="text">
      <style:text-properties fo:color="#231F20" fo:letter-spacing="0.0055in" style:text-scale="110%"/>
    </style:style>
    <style:style style:name="T3015" style:parent-style-name="DefaultParagraphFont" style:family="text">
      <style:text-properties fo:color="#231F20" style:text-scale="110%"/>
    </style:style>
    <style:style style:name="T3016" style:parent-style-name="DefaultParagraphFont" style:family="text">
      <style:text-properties fo:color="#231F20" fo:letter-spacing="0.0055in" style:text-scale="110%"/>
    </style:style>
    <style:style style:name="T3017" style:parent-style-name="DefaultParagraphFont" style:family="text">
      <style:text-properties fo:color="#231F20" style:text-scale="110%"/>
    </style:style>
    <style:style style:name="T3018" style:parent-style-name="DefaultParagraphFont" style:family="text">
      <style:text-properties fo:color="#231F20" fo:letter-spacing="0.0055in" style:text-scale="110%"/>
    </style:style>
    <style:style style:name="T3019" style:parent-style-name="DefaultParagraphFont" style:family="text">
      <style:text-properties fo:color="#231F20" style:text-scale="110%"/>
    </style:style>
    <style:style style:name="T3020" style:parent-style-name="DefaultParagraphFont" style:family="text">
      <style:text-properties fo:color="#231F20" fo:letter-spacing="0.0055in" style:text-scale="110%"/>
    </style:style>
    <style:style style:name="T3021" style:parent-style-name="DefaultParagraphFont" style:family="text">
      <style:text-properties fo:color="#231F20" style:text-scale="110%"/>
    </style:style>
    <style:style style:name="TableColumn3023" style:family="table-column">
      <style:table-column-properties style:column-width="2.7083in" style:use-optimal-column-width="false"/>
    </style:style>
    <style:style style:name="TableColumn3024" style:family="table-column">
      <style:table-column-properties style:column-width="0.9166in" style:use-optimal-column-width="false"/>
    </style:style>
    <style:style style:name="TableColumn3025" style:family="table-column">
      <style:table-column-properties style:column-width="0.902in" style:use-optimal-column-width="false"/>
    </style:style>
    <style:style style:name="TableColumn3026" style:family="table-column">
      <style:table-column-properties style:column-width="0.9027in" style:use-optimal-column-width="false"/>
    </style:style>
    <style:style style:name="TableColumn3027" style:family="table-column">
      <style:table-column-properties style:column-width="0.9034in" style:use-optimal-column-width="false"/>
    </style:style>
    <style:style style:name="TableColumn3028" style:family="table-column">
      <style:table-column-properties style:column-width="0.9166in" style:use-optimal-column-width="false"/>
    </style:style>
    <style:style style:name="Table3022" style:family="table">
      <style:table-properties style:width="7.25in" fo:margin-left="0in" table:align="left"/>
    </style:style>
    <style:style style:name="TableRow3029" style:family="table-row">
      <style:table-row-properties style:min-row-height="0.4791in" style:use-optimal-row-height="false"/>
    </style:style>
    <style:style style:name="TableCell3030" style:family="table-cell">
      <style:table-cell-properties fo:border="0.0208in solid #231F20" style:writing-mode="lr-tb" fo:padding-top="0in" fo:padding-left="0.0104in" fo:padding-bottom="0in" fo:padding-right="0.0104in"/>
    </style:style>
    <style:style style:name="P3031" style:parent-style-name="TableParagraph" style:family="paragraph">
      <style:paragraph-properties fo:margin-top="0.0479in" fo:margin-left="0.0513in">
        <style:tab-stops/>
      </style:paragraph-properties>
    </style:style>
    <style:style style:name="T3032" style:parent-style-name="DefaultParagraphFont" style:family="text">
      <style:text-properties fo:color="#231F20" fo:font-size="12pt" style:font-size-asian="12pt"/>
    </style:style>
    <style:style style:name="T3033" style:parent-style-name="DefaultParagraphFont" style:family="text">
      <style:text-properties fo:color="#231F20" fo:letter-spacing="0.0229in" fo:font-size="12pt" style:font-size-asian="12pt"/>
    </style:style>
    <style:style style:name="T3034" style:parent-style-name="DefaultParagraphFont" style:family="text">
      <style:text-properties fo:color="#231F20" fo:font-size="12pt" style:font-size-asian="12pt"/>
    </style:style>
    <style:style style:name="T3035" style:parent-style-name="DefaultParagraphFont" style:family="text">
      <style:text-properties fo:color="#231F20" fo:letter-spacing="0.0229in" fo:font-size="12pt" style:font-size-asian="12pt"/>
    </style:style>
    <style:style style:name="T3036" style:parent-style-name="DefaultParagraphFont" style:family="text">
      <style:text-properties fo:color="#231F20" fo:font-size="12pt" style:font-size-asian="12pt"/>
    </style:style>
    <style:style style:name="TableCell3037" style:family="table-cell">
      <style:table-cell-properties fo:border="0.0208in solid #231F20" style:writing-mode="lr-tb" fo:padding-top="0in" fo:padding-left="0.0104in" fo:padding-bottom="0in" fo:padding-right="0.0104in"/>
    </style:style>
    <style:style style:name="P3038" style:parent-style-name="TableParagraph" style:family="paragraph">
      <style:paragraph-properties fo:margin-top="0.0062in" style:line-height-at-least="0.2291in" fo:margin-left="0.0618in">
        <style:tab-stops/>
      </style:paragraph-properties>
    </style:style>
    <style:style style:name="T3039" style:parent-style-name="DefaultParagraphFont" style:family="text">
      <style:text-properties fo:color="#231F20" fo:font-size="12pt" style:font-size-asian="12pt"/>
    </style:style>
    <style:style style:name="T3040" style:parent-style-name="DefaultParagraphFont" style:family="text">
      <style:text-properties fo:color="#231F20" fo:letter-spacing="-0.0423in" fo:font-size="12pt" style:font-size-asian="12pt"/>
    </style:style>
    <style:style style:name="T3041" style:parent-style-name="DefaultParagraphFont" style:family="text">
      <style:text-properties fo:color="#231F20" style:text-scale="110%" fo:font-size="12pt" style:font-size-asian="12pt"/>
    </style:style>
    <style:style style:name="TableCell3042" style:family="table-cell">
      <style:table-cell-properties fo:border="0.0208in solid #231F20" style:writing-mode="lr-tb" fo:padding-top="0in" fo:padding-left="0.0104in" fo:padding-bottom="0in" fo:padding-right="0.0104in"/>
    </style:style>
    <style:style style:name="P3043" style:parent-style-name="TableParagraph" style:family="paragraph">
      <style:paragraph-properties fo:margin-top="0.0479in" fo:margin-left="0.0513in">
        <style:tab-stops/>
      </style:paragraph-properties>
      <style:text-properties fo:color="#231F20" style:text-scale="115%" fo:font-size="12pt" style:font-size-asian="12pt"/>
    </style:style>
    <style:style style:name="TableCell3044" style:family="table-cell">
      <style:table-cell-properties fo:border="0.0208in solid #231F20" style:writing-mode="lr-tb" fo:padding-top="0in" fo:padding-left="0.0104in" fo:padding-bottom="0in" fo:padding-right="0.0104in"/>
    </style:style>
    <style:style style:name="P3045" style:parent-style-name="TableParagraph" style:family="paragraph">
      <style:paragraph-properties fo:margin-top="0.0479in" fo:margin-left="0.0548in">
        <style:tab-stops/>
      </style:paragraph-properties>
      <style:text-properties fo:color="#231F20" style:text-scale="110%" fo:font-size="12pt" style:font-size-asian="12pt"/>
    </style:style>
    <style:style style:name="P3046" style:parent-style-name="TableParagraph" style:family="paragraph">
      <style:paragraph-properties fo:margin-top="0.0493in" fo:line-height="0.1791in" fo:margin-left="0.0548in">
        <style:tab-stops/>
      </style:paragraph-properties>
      <style:text-properties fo:color="#231F20" style:text-scale="110%" fo:font-size="12pt" style:font-size-asian="12pt"/>
    </style:style>
    <style:style style:name="TableCell3047" style:family="table-cell">
      <style:table-cell-properties fo:border="0.0208in solid #231F20" style:writing-mode="lr-tb" fo:padding-top="0in" fo:padding-left="0.0104in" fo:padding-bottom="0in" fo:padding-right="0.0104in"/>
    </style:style>
    <style:style style:name="P3048" style:parent-style-name="TableParagraph" style:family="paragraph">
      <style:paragraph-properties fo:margin-top="0.0479in" fo:margin-left="0.0583in">
        <style:tab-stops/>
      </style:paragraph-properties>
      <style:text-properties fo:color="#231F20" style:text-scale="105%" fo:font-size="12pt" style:font-size-asian="12pt"/>
    </style:style>
    <style:style style:name="TableCell3049" style:family="table-cell">
      <style:table-cell-properties fo:border="0.0208in solid #231F20" style:writing-mode="lr-tb" fo:padding-top="0in" fo:padding-left="0.0104in" fo:padding-bottom="0in" fo:padding-right="0.0104in"/>
    </style:style>
    <style:style style:name="P3050" style:parent-style-name="TableParagraph" style:family="paragraph">
      <style:paragraph-properties fo:margin-top="0.0062in" style:line-height-at-least="0.2291in" fo:margin-left="0.0618in">
        <style:tab-stops/>
      </style:paragraph-properties>
    </style:style>
    <style:style style:name="T3051" style:parent-style-name="DefaultParagraphFont" style:family="text">
      <style:text-properties fo:color="#231F20" style:text-scale="105%" fo:font-size="12pt" style:font-size-asian="12pt"/>
    </style:style>
    <style:style style:name="T3052" style:parent-style-name="DefaultParagraphFont" style:family="text">
      <style:text-properties fo:color="#231F20" fo:letter-spacing="0.0006in" style:text-scale="105%" fo:font-size="12pt" style:font-size-asian="12pt"/>
    </style:style>
    <style:style style:name="T3053" style:parent-style-name="DefaultParagraphFont" style:family="text">
      <style:text-properties fo:color="#231F20" style:text-scale="105%" fo:font-size="12pt" style:font-size-asian="12pt"/>
    </style:style>
    <style:style style:name="TableRow3054" style:family="table-row">
      <style:table-row-properties style:min-row-height="0.4652in" style:use-optimal-row-height="false"/>
    </style:style>
    <style:style style:name="TableCell3055" style:family="table-cell">
      <style:table-cell-properties fo:border="0.0208in solid #231F20" style:writing-mode="lr-tb" fo:padding-top="0in" fo:padding-left="0.0104in" fo:padding-bottom="0in" fo:padding-right="0.0104in"/>
    </style:style>
    <style:style style:name="P3056" style:parent-style-name="TableParagraph" style:family="paragraph">
      <style:paragraph-properties style:line-height-at-least="0.2291in" fo:margin-left="0.0513in" fo:margin-right="0.3347in">
        <style:tab-stops/>
      </style:paragraph-properties>
    </style:style>
    <style:style style:name="T3057" style:parent-style-name="DefaultParagraphFont" style:family="text">
      <style:text-properties fo:color="#231F20" fo:letter-spacing="-0.0006in" style:text-scale="115%" fo:font-size="12pt" style:font-size-asian="12pt"/>
    </style:style>
    <style:style style:name="T3058" style:parent-style-name="DefaultParagraphFont" style:family="text">
      <style:text-properties fo:color="#231F20" fo:letter-spacing="-0.0118in" style:text-scale="115%" fo:font-size="12pt" style:font-size-asian="12pt"/>
    </style:style>
    <style:style style:name="T3059" style:parent-style-name="DefaultParagraphFont" style:family="text">
      <style:text-properties fo:color="#231F20" fo:letter-spacing="-0.0006in" style:text-scale="115%" fo:font-size="12pt" style:font-size-asian="12pt"/>
    </style:style>
    <style:style style:name="T3060" style:parent-style-name="DefaultParagraphFont" style:family="text">
      <style:text-properties fo:color="#231F20" fo:letter-spacing="-0.0111in" style:text-scale="115%" fo:font-size="12pt" style:font-size-asian="12pt"/>
    </style:style>
    <style:style style:name="T3061" style:parent-style-name="DefaultParagraphFont" style:family="text">
      <style:text-properties fo:color="#231F20" fo:letter-spacing="-0.0006in" style:text-scale="115%" fo:font-size="12pt" style:font-size-asian="12pt"/>
    </style:style>
    <style:style style:name="T3062" style:parent-style-name="DefaultParagraphFont" style:family="text">
      <style:text-properties fo:color="#231F20" fo:letter-spacing="-0.0118in" style:text-scale="115%" fo:font-size="12pt" style:font-size-asian="12pt"/>
    </style:style>
    <style:style style:name="T3063" style:parent-style-name="DefaultParagraphFont" style:family="text">
      <style:text-properties fo:color="#231F20" fo:letter-spacing="-0.0006in" style:text-scale="115%" fo:font-size="12pt" style:font-size-asian="12pt"/>
    </style:style>
    <style:style style:name="T3064" style:parent-style-name="DefaultParagraphFont" style:family="text">
      <style:text-properties fo:color="#231F20" fo:letter-spacing="-0.0111in" style:text-scale="115%" fo:font-size="12pt" style:font-size-asian="12pt"/>
    </style:style>
    <style:style style:name="T3065" style:parent-style-name="DefaultParagraphFont" style:family="text">
      <style:text-properties fo:color="#231F20" style:text-scale="115%" fo:font-size="12pt" style:font-size-asian="12pt"/>
    </style:style>
    <style:style style:name="T3066" style:parent-style-name="DefaultParagraphFont" style:family="text">
      <style:text-properties fo:color="#231F20" fo:letter-spacing="-0.0486in" style:text-scale="115%" fo:font-size="12pt" style:font-size-asian="12pt"/>
    </style:style>
    <style:style style:name="T3067" style:parent-style-name="DefaultParagraphFont" style:family="text">
      <style:text-properties fo:color="#231F20" style:text-scale="115%" fo:font-size="12pt" style:font-size-asian="12pt"/>
    </style:style>
    <style:style style:name="T3068" style:parent-style-name="DefaultParagraphFont" style:family="text">
      <style:text-properties fo:color="#231F20" fo:letter-spacing="-0.0076in" style:text-scale="115%" fo:font-size="12pt" style:font-size-asian="12pt"/>
    </style:style>
    <style:style style:name="T3069" style:parent-style-name="DefaultParagraphFont" style:family="text">
      <style:text-properties fo:color="#231F20" style:text-scale="115%" fo:font-size="12pt" style:font-size-asian="12pt"/>
    </style:style>
    <style:style style:name="T3070" style:parent-style-name="DefaultParagraphFont" style:family="text">
      <style:text-properties fo:color="#231F20" fo:letter-spacing="-0.0076in" style:text-scale="115%" fo:font-size="12pt" style:font-size-asian="12pt"/>
    </style:style>
    <style:style style:name="T3071" style:parent-style-name="DefaultParagraphFont" style:family="text">
      <style:text-properties fo:color="#231F20" style:text-scale="115%" fo:font-size="12pt" style:font-size-asian="12pt"/>
    </style:style>
    <style:style style:name="T3072" style:parent-style-name="DefaultParagraphFont" style:family="text">
      <style:text-properties fo:color="#231F20" fo:letter-spacing="-0.0076in" style:text-scale="115%" fo:font-size="12pt" style:font-size-asian="12pt"/>
    </style:style>
    <style:style style:name="T3073" style:parent-style-name="DefaultParagraphFont" style:family="text">
      <style:text-properties fo:color="#231F20" style:text-scale="115%" fo:font-size="12pt" style:font-size-asian="12pt"/>
    </style:style>
    <style:style style:name="TableCell3074" style:family="table-cell">
      <style:table-cell-properties fo:border="0.0208in solid #231F20" style:writing-mode="lr-tb" fo:padding-top="0in" fo:padding-left="0.0104in" fo:padding-bottom="0in" fo:padding-right="0.0104in"/>
    </style:style>
    <style:style style:name="P3075" style:parent-style-name="TableParagraph" style:family="paragraph">
      <style:text-properties style:font-name="Times New Roman" fo:font-size="12pt" style:font-size-asian="12pt"/>
    </style:style>
    <style:style style:name="TableCell3076" style:family="table-cell">
      <style:table-cell-properties fo:border="0.0208in solid #231F20" style:writing-mode="lr-tb" fo:padding-top="0in" fo:padding-left="0.0104in" fo:padding-bottom="0in" fo:padding-right="0.0104in"/>
    </style:style>
    <style:style style:name="P3077" style:parent-style-name="TableParagraph" style:family="paragraph">
      <style:text-properties style:font-name="Times New Roman" fo:font-size="12pt" style:font-size-asian="12pt"/>
    </style:style>
    <style:style style:name="TableCell3078" style:family="table-cell">
      <style:table-cell-properties fo:border="0.0208in solid #231F20" style:writing-mode="lr-tb" fo:padding-top="0in" fo:padding-left="0.0104in" fo:padding-bottom="0in" fo:padding-right="0.0104in"/>
    </style:style>
    <style:style style:name="P3079" style:parent-style-name="TableParagraph" style:family="paragraph">
      <style:text-properties style:font-name="Times New Roman" fo:font-size="12pt" style:font-size-asian="12pt"/>
    </style:style>
    <style:style style:name="TableCell3080" style:family="table-cell">
      <style:table-cell-properties fo:border="0.0208in solid #231F20" style:writing-mode="lr-tb" fo:padding-top="0in" fo:padding-left="0.0104in" fo:padding-bottom="0in" fo:padding-right="0.0104in"/>
    </style:style>
    <style:style style:name="P3081" style:parent-style-name="TableParagraph" style:family="paragraph">
      <style:text-properties style:font-name="Times New Roman" fo:font-size="12pt" style:font-size-asian="12pt"/>
    </style:style>
    <style:style style:name="TableCell3082" style:family="table-cell">
      <style:table-cell-properties fo:border="0.0208in solid #231F20" style:writing-mode="lr-tb" fo:padding-top="0in" fo:padding-left="0.0104in" fo:padding-bottom="0in" fo:padding-right="0.0104in"/>
    </style:style>
    <style:style style:name="P3083" style:parent-style-name="TableParagraph" style:family="paragraph">
      <style:text-properties style:font-name="Times New Roman" fo:font-size="12pt" style:font-size-asian="12pt"/>
    </style:style>
    <style:style style:name="TableRow3084" style:family="table-row">
      <style:table-row-properties style:min-row-height="0.4784in" style:use-optimal-row-height="false"/>
    </style:style>
    <style:style style:name="TableCell3085" style:family="table-cell">
      <style:table-cell-properties fo:border="0.0208in solid #231F20" style:writing-mode="lr-tb" fo:padding-top="0in" fo:padding-left="0.0104in" fo:padding-bottom="0in" fo:padding-right="0.0104in"/>
    </style:style>
    <style:style style:name="P3086" style:parent-style-name="TableParagraph" style:family="paragraph">
      <style:paragraph-properties fo:margin-top="0.0069in" style:line-height-at-least="0.2291in" fo:margin-left="0.0513in">
        <style:tab-stops/>
      </style:paragraph-properties>
    </style:style>
    <style:style style:name="T3087" style:parent-style-name="DefaultParagraphFont" style:family="text">
      <style:text-properties fo:color="#231F20" style:text-scale="110%" fo:font-size="12pt" style:font-size-asian="12pt"/>
    </style:style>
    <style:style style:name="T3088" style:parent-style-name="DefaultParagraphFont" style:family="text">
      <style:text-properties fo:color="#231F20" fo:letter-spacing="0.0027in" style:text-scale="110%" fo:font-size="12pt" style:font-size-asian="12pt"/>
    </style:style>
    <style:style style:name="T3089" style:parent-style-name="DefaultParagraphFont" style:family="text">
      <style:text-properties fo:color="#231F20" style:text-scale="110%" fo:font-size="12pt" style:font-size-asian="12pt"/>
    </style:style>
    <style:style style:name="T3090" style:parent-style-name="DefaultParagraphFont" style:family="text">
      <style:text-properties fo:color="#231F20" fo:letter-spacing="0.0034in" style:text-scale="110%" fo:font-size="12pt" style:font-size-asian="12pt"/>
    </style:style>
    <style:style style:name="T3091" style:parent-style-name="DefaultParagraphFont" style:family="text">
      <style:text-properties fo:color="#231F20" style:text-scale="110%" fo:font-size="12pt" style:font-size-asian="12pt"/>
    </style:style>
    <style:style style:name="T3092" style:parent-style-name="DefaultParagraphFont" style:family="text">
      <style:text-properties fo:color="#231F20" fo:letter-spacing="0.0027in" style:text-scale="110%" fo:font-size="12pt" style:font-size-asian="12pt"/>
    </style:style>
    <style:style style:name="T3093" style:parent-style-name="DefaultParagraphFont" style:family="text">
      <style:text-properties fo:color="#231F20" style:text-scale="110%" fo:font-size="12pt" style:font-size-asian="12pt"/>
    </style:style>
    <style:style style:name="T3094" style:parent-style-name="DefaultParagraphFont" style:family="text">
      <style:text-properties fo:color="#231F20" fo:letter-spacing="0.0034in" style:text-scale="110%" fo:font-size="12pt" style:font-size-asian="12pt"/>
    </style:style>
    <style:style style:name="T3095" style:parent-style-name="DefaultParagraphFont" style:family="text">
      <style:text-properties fo:color="#231F20" style:text-scale="110%" fo:font-size="12pt" style:font-size-asian="12pt"/>
    </style:style>
    <style:style style:name="T3096" style:parent-style-name="DefaultParagraphFont" style:family="text">
      <style:text-properties fo:color="#231F20" fo:letter-spacing="-0.0472in" style:text-scale="110%" fo:font-size="12pt" style:font-size-asian="12pt"/>
    </style:style>
    <style:style style:name="T3097" style:parent-style-name="DefaultParagraphFont" style:family="text">
      <style:text-properties fo:color="#231F20" style:text-scale="115%" fo:font-size="12pt" style:font-size-asian="12pt"/>
    </style:style>
    <style:style style:name="T3098" style:parent-style-name="DefaultParagraphFont" style:family="text">
      <style:text-properties fo:color="#231F20" fo:letter-spacing="-0.0055in" style:text-scale="115%" fo:font-size="12pt" style:font-size-asian="12pt"/>
    </style:style>
    <style:style style:name="T3099" style:parent-style-name="DefaultParagraphFont" style:family="text">
      <style:text-properties fo:color="#231F20" style:text-scale="115%" fo:font-size="12pt" style:font-size-asian="12pt"/>
    </style:style>
    <style:style style:name="T3100" style:parent-style-name="DefaultParagraphFont" style:family="text">
      <style:text-properties fo:color="#231F20" fo:letter-spacing="-0.0048in" style:text-scale="115%" fo:font-size="12pt" style:font-size-asian="12pt"/>
    </style:style>
    <style:style style:name="T3101" style:parent-style-name="DefaultParagraphFont" style:family="text">
      <style:text-properties fo:color="#231F20" style:text-scale="115%" fo:font-size="12pt" style:font-size-asian="12pt"/>
    </style:style>
    <style:style style:name="TableCell3102" style:family="table-cell">
      <style:table-cell-properties fo:border="0.0208in solid #231F20" style:writing-mode="lr-tb" fo:padding-top="0in" fo:padding-left="0.0104in" fo:padding-bottom="0in" fo:padding-right="0.0104in"/>
    </style:style>
    <style:style style:name="P3103" style:parent-style-name="TableParagraph" style:family="paragraph">
      <style:text-properties style:font-name="Times New Roman" fo:font-size="12pt" style:font-size-asian="12pt"/>
    </style:style>
    <style:style style:name="TableCell3104" style:family="table-cell">
      <style:table-cell-properties fo:border="0.0208in solid #231F20" style:writing-mode="lr-tb" fo:padding-top="0in" fo:padding-left="0.0104in" fo:padding-bottom="0in" fo:padding-right="0.0104in"/>
    </style:style>
    <style:style style:name="P3105" style:parent-style-name="TableParagraph" style:family="paragraph">
      <style:text-properties style:font-name="Times New Roman" fo:font-size="12pt" style:font-size-asian="12pt"/>
    </style:style>
    <style:style style:name="TableCell3106" style:family="table-cell">
      <style:table-cell-properties fo:border="0.0208in solid #231F20" style:writing-mode="lr-tb" fo:padding-top="0in" fo:padding-left="0.0104in" fo:padding-bottom="0in" fo:padding-right="0.0104in"/>
    </style:style>
    <style:style style:name="P3107" style:parent-style-name="TableParagraph" style:family="paragraph">
      <style:text-properties style:font-name="Times New Roman" fo:font-size="12pt" style:font-size-asian="12pt"/>
    </style:style>
    <style:style style:name="TableCell3108" style:family="table-cell">
      <style:table-cell-properties fo:border="0.0208in solid #231F20" style:writing-mode="lr-tb" fo:padding-top="0in" fo:padding-left="0.0104in" fo:padding-bottom="0in" fo:padding-right="0.0104in"/>
    </style:style>
    <style:style style:name="P3109" style:parent-style-name="TableParagraph" style:family="paragraph">
      <style:text-properties style:font-name="Times New Roman" fo:font-size="12pt" style:font-size-asian="12pt"/>
    </style:style>
    <style:style style:name="TableCell3110" style:family="table-cell">
      <style:table-cell-properties fo:border="0.0208in solid #231F20" style:writing-mode="lr-tb" fo:padding-top="0in" fo:padding-left="0.0104in" fo:padding-bottom="0in" fo:padding-right="0.0104in"/>
    </style:style>
    <style:style style:name="P3111" style:parent-style-name="TableParagraph" style:family="paragraph">
      <style:text-properties style:font-name="Times New Roman" fo:font-size="12pt" style:font-size-asian="12pt"/>
    </style:style>
    <style:style style:name="TableRow3112" style:family="table-row">
      <style:table-row-properties style:min-row-height="0.7013in" style:use-optimal-row-height="false"/>
    </style:style>
    <style:style style:name="TableCell3113" style:family="table-cell">
      <style:table-cell-properties fo:border="0.0208in solid #231F20" style:writing-mode="lr-tb" fo:padding-top="0in" fo:padding-left="0.0104in" fo:padding-bottom="0in" fo:padding-right="0.0104in"/>
    </style:style>
    <style:style style:name="P3114" style:parent-style-name="TableParagraph" style:family="paragraph">
      <style:paragraph-properties fo:margin-top="0.0388in" fo:line-height="122%" fo:margin-left="0.0513in" fo:margin-right="0.7138in">
        <style:tab-stops/>
      </style:paragraph-properties>
    </style:style>
    <style:style style:name="T3115" style:parent-style-name="DefaultParagraphFont" style:family="text">
      <style:text-properties fo:color="#231F20" style:text-scale="110%" fo:font-size="12pt" style:font-size-asian="12pt"/>
    </style:style>
    <style:style style:name="T3116" style:parent-style-name="DefaultParagraphFont" style:family="text">
      <style:text-properties fo:color="#231F20" fo:letter-spacing="0.0111in" style:text-scale="110%" fo:font-size="12pt" style:font-size-asian="12pt"/>
    </style:style>
    <style:style style:name="T3117" style:parent-style-name="DefaultParagraphFont" style:family="text">
      <style:text-properties fo:color="#231F20" style:text-scale="110%" fo:font-size="12pt" style:font-size-asian="12pt"/>
    </style:style>
    <style:style style:name="T3118" style:parent-style-name="DefaultParagraphFont" style:family="text">
      <style:text-properties fo:color="#231F20" fo:letter-spacing="0.0111in" style:text-scale="110%" fo:font-size="12pt" style:font-size-asian="12pt"/>
    </style:style>
    <style:style style:name="T3119" style:parent-style-name="DefaultParagraphFont" style:family="text">
      <style:text-properties fo:color="#231F20" style:text-scale="110%" fo:font-size="12pt" style:font-size-asian="12pt"/>
    </style:style>
    <style:style style:name="T3120" style:parent-style-name="DefaultParagraphFont" style:family="text">
      <style:text-properties fo:color="#231F20" fo:letter-spacing="0.0111in" style:text-scale="110%" fo:font-size="12pt" style:font-size-asian="12pt"/>
    </style:style>
    <style:style style:name="T3121" style:parent-style-name="DefaultParagraphFont" style:family="text">
      <style:text-properties fo:color="#231F20" style:text-scale="110%" fo:font-size="12pt" style:font-size-asian="12pt"/>
    </style:style>
    <style:style style:name="T3122" style:parent-style-name="DefaultParagraphFont" style:family="text">
      <style:text-properties fo:color="#231F20" fo:letter-spacing="-0.0465in" style:text-scale="110%" fo:font-size="12pt" style:font-size-asian="12pt"/>
    </style:style>
    <style:style style:name="T3123" style:parent-style-name="DefaultParagraphFont" style:family="text">
      <style:text-properties fo:color="#231F20" style:text-scale="110%" fo:font-size="12pt" style:font-size-asian="12pt"/>
    </style:style>
    <style:style style:name="T3124" style:parent-style-name="DefaultParagraphFont" style:family="text">
      <style:text-properties fo:color="#231F20" fo:letter-spacing="0.0006in" style:text-scale="110%" fo:font-size="12pt" style:font-size-asian="12pt"/>
    </style:style>
    <style:style style:name="T3125" style:parent-style-name="DefaultParagraphFont" style:family="text">
      <style:text-properties fo:color="#231F20" style:text-scale="110%" fo:font-size="12pt" style:font-size-asian="12pt"/>
    </style:style>
    <style:style style:name="P3126" style:parent-style-name="TableParagraph" style:family="paragraph">
      <style:paragraph-properties fo:line-height="0.1805in" fo:margin-left="0.0513in">
        <style:tab-stops/>
      </style:paragraph-properties>
    </style:style>
    <style:style style:name="T3127" style:parent-style-name="DefaultParagraphFont" style:family="text">
      <style:text-properties fo:color="#231F20" fo:font-size="12pt" style:font-size-asian="12pt"/>
    </style:style>
    <style:style style:name="T3128" style:parent-style-name="DefaultParagraphFont" style:family="text">
      <style:text-properties fo:color="#231F20" fo:letter-spacing="0.0263in" fo:font-size="12pt" style:font-size-asian="12pt"/>
    </style:style>
    <style:style style:name="T3129" style:parent-style-name="DefaultParagraphFont" style:family="text">
      <style:text-properties fo:color="#231F20" fo:font-size="12pt" style:font-size-asian="12pt"/>
    </style:style>
    <style:style style:name="TableCell3130" style:family="table-cell">
      <style:table-cell-properties fo:border="0.0208in solid #231F20" style:writing-mode="lr-tb" fo:padding-top="0in" fo:padding-left="0.0104in" fo:padding-bottom="0in" fo:padding-right="0.0104in"/>
    </style:style>
    <style:style style:name="P3131" style:parent-style-name="TableParagraph" style:family="paragraph">
      <style:text-properties style:font-name="Times New Roman" fo:font-size="12pt" style:font-size-asian="12pt"/>
    </style:style>
    <style:style style:name="TableCell3132" style:family="table-cell">
      <style:table-cell-properties fo:border="0.0208in solid #231F20" style:writing-mode="lr-tb" fo:padding-top="0in" fo:padding-left="0.0104in" fo:padding-bottom="0in" fo:padding-right="0.0104in"/>
    </style:style>
    <style:style style:name="P3133" style:parent-style-name="TableParagraph" style:family="paragraph">
      <style:text-properties style:font-name="Times New Roman" fo:font-size="12pt" style:font-size-asian="12pt"/>
    </style:style>
    <style:style style:name="TableCell3134" style:family="table-cell">
      <style:table-cell-properties fo:border="0.0208in solid #231F20" style:writing-mode="lr-tb" fo:padding-top="0in" fo:padding-left="0.0104in" fo:padding-bottom="0in" fo:padding-right="0.0104in"/>
    </style:style>
    <style:style style:name="P3135" style:parent-style-name="TableParagraph" style:family="paragraph">
      <style:text-properties style:font-name="Times New Roman" fo:font-size="12pt" style:font-size-asian="12pt"/>
    </style:style>
    <style:style style:name="TableCell3136" style:family="table-cell">
      <style:table-cell-properties fo:border="0.0208in solid #231F20" style:writing-mode="lr-tb" fo:padding-top="0in" fo:padding-left="0.0104in" fo:padding-bottom="0in" fo:padding-right="0.0104in"/>
    </style:style>
    <style:style style:name="P3137" style:parent-style-name="TableParagraph" style:family="paragraph">
      <style:text-properties style:font-name="Times New Roman" fo:font-size="12pt" style:font-size-asian="12pt"/>
    </style:style>
    <style:style style:name="TableCell3138" style:family="table-cell">
      <style:table-cell-properties fo:border="0.0208in solid #231F20" style:writing-mode="lr-tb" fo:padding-top="0in" fo:padding-left="0.0104in" fo:padding-bottom="0in" fo:padding-right="0.0104in"/>
    </style:style>
    <style:style style:name="P3139" style:parent-style-name="TableParagraph" style:family="paragraph">
      <style:text-properties style:font-name="Times New Roman" fo:font-size="12pt" style:font-size-asian="12pt"/>
    </style:style>
    <style:style style:name="TableRow3140" style:family="table-row">
      <style:table-row-properties style:min-row-height="0.7006in" style:use-optimal-row-height="false"/>
    </style:style>
    <style:style style:name="TableCell3141" style:family="table-cell">
      <style:table-cell-properties fo:border="0.0208in solid #231F20" style:writing-mode="lr-tb" fo:padding-top="0in" fo:padding-left="0.0104in" fo:padding-bottom="0in" fo:padding-right="0.0104in"/>
    </style:style>
    <style:style style:name="P3142" style:parent-style-name="TableParagraph" style:family="paragraph">
      <style:paragraph-properties fo:margin-top="0.0402in" fo:line-height="122%" fo:margin-left="0.0513in">
        <style:tab-stops/>
      </style:paragraph-properties>
    </style:style>
    <style:style style:name="T3143" style:parent-style-name="DefaultParagraphFont" style:family="text">
      <style:text-properties fo:color="#231F20" style:text-scale="110%" fo:font-size="12pt" style:font-size-asian="12pt"/>
    </style:style>
    <style:style style:name="T3144" style:parent-style-name="DefaultParagraphFont" style:family="text">
      <style:text-properties fo:color="#231F20" fo:letter-spacing="0.0173in" style:text-scale="110%" fo:font-size="12pt" style:font-size-asian="12pt"/>
    </style:style>
    <style:style style:name="T3145" style:parent-style-name="DefaultParagraphFont" style:family="text">
      <style:text-properties fo:color="#231F20" style:text-scale="110%" fo:font-size="12pt" style:font-size-asian="12pt"/>
    </style:style>
    <style:style style:name="T3146" style:parent-style-name="DefaultParagraphFont" style:family="text">
      <style:text-properties fo:color="#231F20" fo:letter-spacing="0.0173in" style:text-scale="110%" fo:font-size="12pt" style:font-size-asian="12pt"/>
    </style:style>
    <style:style style:name="T3147" style:parent-style-name="DefaultParagraphFont" style:family="text">
      <style:text-properties fo:color="#231F20" style:text-scale="110%" fo:font-size="12pt" style:font-size-asian="12pt"/>
    </style:style>
    <style:style style:name="T3148" style:parent-style-name="DefaultParagraphFont" style:family="text">
      <style:text-properties fo:color="#231F20" fo:letter-spacing="0.018in" style:text-scale="110%" fo:font-size="12pt" style:font-size-asian="12pt"/>
    </style:style>
    <style:style style:name="T3149" style:parent-style-name="DefaultParagraphFont" style:family="text">
      <style:text-properties fo:color="#231F20" style:text-scale="110%" fo:font-size="12pt" style:font-size-asian="12pt"/>
    </style:style>
    <style:style style:name="T3150" style:parent-style-name="DefaultParagraphFont" style:family="text">
      <style:text-properties fo:color="#231F20" fo:letter-spacing="-0.0465in" style:text-scale="110%" fo:font-size="12pt" style:font-size-asian="12pt"/>
    </style:style>
    <style:style style:name="T3151" style:parent-style-name="DefaultParagraphFont" style:family="text">
      <style:text-properties fo:color="#231F20" style:text-scale="115%" fo:font-size="12pt" style:font-size-asian="12pt"/>
    </style:style>
    <style:style style:name="T3152" style:parent-style-name="DefaultParagraphFont" style:family="text">
      <style:text-properties fo:color="#231F20" fo:letter-spacing="-0.0083in" style:text-scale="115%" fo:font-size="12pt" style:font-size-asian="12pt"/>
    </style:style>
    <style:style style:name="T3153" style:parent-style-name="DefaultParagraphFont" style:family="text">
      <style:text-properties fo:color="#231F20" style:text-scale="115%" fo:font-size="12pt" style:font-size-asian="12pt"/>
    </style:style>
    <style:style style:name="T3154" style:parent-style-name="DefaultParagraphFont" style:family="text">
      <style:text-properties fo:color="#231F20" fo:letter-spacing="-0.0076in" style:text-scale="115%" fo:font-size="12pt" style:font-size-asian="12pt"/>
    </style:style>
    <style:style style:name="T3155" style:parent-style-name="DefaultParagraphFont" style:family="text">
      <style:text-properties fo:color="#231F20" style:text-scale="115%" fo:font-size="12pt" style:font-size-asian="12pt"/>
    </style:style>
    <style:style style:name="T3156" style:parent-style-name="DefaultParagraphFont" style:family="text">
      <style:text-properties fo:color="#231F20" fo:letter-spacing="-0.0083in" style:text-scale="115%" fo:font-size="12pt" style:font-size-asian="12pt"/>
    </style:style>
    <style:style style:name="T3157" style:parent-style-name="DefaultParagraphFont" style:family="text">
      <style:text-properties fo:color="#231F20" style:text-scale="115%" fo:font-size="12pt" style:font-size-asian="12pt"/>
    </style:style>
    <style:style style:name="T3158" style:parent-style-name="DefaultParagraphFont" style:family="text">
      <style:text-properties fo:color="#231F20" fo:letter-spacing="-0.0076in" style:text-scale="115%" fo:font-size="12pt" style:font-size-asian="12pt"/>
    </style:style>
    <style:style style:name="T3159" style:parent-style-name="DefaultParagraphFont" style:family="text">
      <style:text-properties fo:color="#231F20" style:text-scale="115%" fo:font-size="12pt" style:font-size-asian="12pt"/>
    </style:style>
    <style:style style:name="P3160" style:parent-style-name="TableParagraph" style:family="paragraph">
      <style:paragraph-properties fo:line-height="0.1791in" fo:margin-left="0.0513in">
        <style:tab-stops/>
      </style:paragraph-properties>
    </style:style>
    <style:style style:name="T3161" style:parent-style-name="DefaultParagraphFont" style:family="text">
      <style:text-properties fo:color="#231F20" style:text-scale="110%" fo:font-size="12pt" style:font-size-asian="12pt"/>
    </style:style>
    <style:style style:name="T3162" style:parent-style-name="DefaultParagraphFont" style:family="text">
      <style:text-properties fo:color="#231F20" fo:letter-spacing="0.027in" style:text-scale="110%" fo:font-size="12pt" style:font-size-asian="12pt"/>
    </style:style>
    <style:style style:name="T3163" style:parent-style-name="DefaultParagraphFont" style:family="text">
      <style:text-properties fo:color="#231F20" style:text-scale="110%" fo:font-size="12pt" style:font-size-asian="12pt"/>
    </style:style>
    <style:style style:name="TableCell3164" style:family="table-cell">
      <style:table-cell-properties fo:border="0.0208in solid #231F20" style:writing-mode="lr-tb" fo:padding-top="0in" fo:padding-left="0.0104in" fo:padding-bottom="0in" fo:padding-right="0.0104in"/>
    </style:style>
    <style:style style:name="P3165" style:parent-style-name="TableParagraph" style:family="paragraph">
      <style:text-properties style:font-name="Times New Roman" fo:font-size="12pt" style:font-size-asian="12pt"/>
    </style:style>
    <style:style style:name="TableCell3166" style:family="table-cell">
      <style:table-cell-properties fo:border="0.0208in solid #231F20" style:writing-mode="lr-tb" fo:padding-top="0in" fo:padding-left="0.0104in" fo:padding-bottom="0in" fo:padding-right="0.0104in"/>
    </style:style>
    <style:style style:name="P3167" style:parent-style-name="TableParagraph" style:family="paragraph">
      <style:text-properties style:font-name="Times New Roman" fo:font-size="12pt" style:font-size-asian="12pt"/>
    </style:style>
    <style:style style:name="TableCell3168" style:family="table-cell">
      <style:table-cell-properties fo:border="0.0208in solid #231F20" style:writing-mode="lr-tb" fo:padding-top="0in" fo:padding-left="0.0104in" fo:padding-bottom="0in" fo:padding-right="0.0104in"/>
    </style:style>
    <style:style style:name="P3169" style:parent-style-name="TableParagraph" style:family="paragraph">
      <style:text-properties style:font-name="Times New Roman" fo:font-size="12pt" style:font-size-asian="12pt"/>
    </style:style>
    <style:style style:name="TableCell3170" style:family="table-cell">
      <style:table-cell-properties fo:border="0.0208in solid #231F20" style:writing-mode="lr-tb" fo:padding-top="0in" fo:padding-left="0.0104in" fo:padding-bottom="0in" fo:padding-right="0.0104in"/>
    </style:style>
    <style:style style:name="P3171" style:parent-style-name="TableParagraph" style:family="paragraph">
      <style:text-properties style:font-name="Times New Roman" fo:font-size="12pt" style:font-size-asian="12pt"/>
    </style:style>
    <style:style style:name="TableCell3172" style:family="table-cell">
      <style:table-cell-properties fo:border="0.0208in solid #231F20" style:writing-mode="lr-tb" fo:padding-top="0in" fo:padding-left="0.0104in" fo:padding-bottom="0in" fo:padding-right="0.0104in"/>
    </style:style>
    <style:style style:name="P3173" style:parent-style-name="TableParagraph" style:family="paragraph">
      <style:text-properties style:font-name="Times New Roman" fo:font-size="12pt" style:font-size-asian="12pt"/>
    </style:style>
    <style:style style:name="TableRow3174" style:family="table-row">
      <style:table-row-properties style:min-row-height="0.7013in" style:use-optimal-row-height="false"/>
    </style:style>
    <style:style style:name="TableCell3175" style:family="table-cell">
      <style:table-cell-properties fo:border="0.0208in solid #231F20" style:writing-mode="lr-tb" fo:padding-top="0in" fo:padding-left="0.0104in" fo:padding-bottom="0in" fo:padding-right="0.0104in"/>
    </style:style>
    <style:style style:name="P3176" style:parent-style-name="TableParagraph" style:family="paragraph">
      <style:paragraph-properties fo:margin-top="0.0416in" fo:line-height="122%" fo:margin-left="0.0513in" fo:margin-right="0.7125in">
        <style:tab-stops/>
      </style:paragraph-properties>
    </style:style>
    <style:style style:name="T3177" style:parent-style-name="DefaultParagraphFont" style:family="text">
      <style:text-properties fo:color="#231F20" fo:letter-spacing="-0.0006in" style:text-scale="115%" fo:font-size="12pt" style:font-size-asian="12pt"/>
    </style:style>
    <style:style style:name="T3178" style:parent-style-name="DefaultParagraphFont" style:family="text">
      <style:text-properties fo:color="#231F20" fo:letter-spacing="-0.0118in" style:text-scale="115%" fo:font-size="12pt" style:font-size-asian="12pt"/>
    </style:style>
    <style:style style:name="T3179" style:parent-style-name="DefaultParagraphFont" style:family="text">
      <style:text-properties fo:color="#231F20" fo:letter-spacing="-0.0006in" style:text-scale="115%" fo:font-size="12pt" style:font-size-asian="12pt"/>
    </style:style>
    <style:style style:name="T3180" style:parent-style-name="DefaultParagraphFont" style:family="text">
      <style:text-properties fo:color="#231F20" fo:letter-spacing="-0.0118in" style:text-scale="115%" fo:font-size="12pt" style:font-size-asian="12pt"/>
    </style:style>
    <style:style style:name="T3181" style:parent-style-name="DefaultParagraphFont" style:family="text">
      <style:text-properties fo:color="#231F20" fo:letter-spacing="-0.0006in" style:text-scale="115%" fo:font-size="12pt" style:font-size-asian="12pt"/>
    </style:style>
    <style:style style:name="T3182" style:parent-style-name="DefaultParagraphFont" style:family="text">
      <style:text-properties fo:color="#231F20" fo:letter-spacing="-0.0118in" style:text-scale="115%" fo:font-size="12pt" style:font-size-asian="12pt"/>
    </style:style>
    <style:style style:name="T3183" style:parent-style-name="DefaultParagraphFont" style:family="text">
      <style:text-properties fo:color="#231F20" style:text-scale="115%" fo:font-size="12pt" style:font-size-asian="12pt"/>
    </style:style>
    <style:style style:name="T3184" style:parent-style-name="DefaultParagraphFont" style:family="text">
      <style:text-properties fo:color="#231F20" fo:letter-spacing="-0.0486in" style:text-scale="115%" fo:font-size="12pt" style:font-size-asian="12pt"/>
    </style:style>
    <style:style style:name="T3185" style:parent-style-name="DefaultParagraphFont" style:family="text">
      <style:text-properties fo:color="#231F20" style:text-scale="115%" fo:font-size="12pt" style:font-size-asian="12pt"/>
    </style:style>
    <style:style style:name="T3186" style:parent-style-name="DefaultParagraphFont" style:family="text">
      <style:text-properties fo:color="#231F20" fo:letter-spacing="-0.0069in" style:text-scale="115%" fo:font-size="12pt" style:font-size-asian="12pt"/>
    </style:style>
    <style:style style:name="T3187" style:parent-style-name="DefaultParagraphFont" style:family="text">
      <style:text-properties fo:color="#231F20" style:text-scale="115%" fo:font-size="12pt" style:font-size-asian="12pt"/>
    </style:style>
    <style:style style:name="T3188" style:parent-style-name="DefaultParagraphFont" style:family="text">
      <style:text-properties fo:color="#231F20" fo:letter-spacing="-0.0069in" style:text-scale="115%" fo:font-size="12pt" style:font-size-asian="12pt"/>
    </style:style>
    <style:style style:name="T3189" style:parent-style-name="DefaultParagraphFont" style:family="text">
      <style:text-properties fo:color="#231F20" style:text-scale="115%" fo:font-size="12pt" style:font-size-asian="12pt"/>
    </style:style>
    <style:style style:name="P3190" style:parent-style-name="TableParagraph" style:family="paragraph">
      <style:paragraph-properties fo:line-height="0.1777in" fo:margin-left="0.0513in">
        <style:tab-stops/>
      </style:paragraph-properties>
    </style:style>
    <style:style style:name="T3191" style:parent-style-name="DefaultParagraphFont" style:family="text">
      <style:text-properties fo:color="#231F20" style:text-scale="105%" fo:font-size="12pt" style:font-size-asian="12pt"/>
    </style:style>
    <style:style style:name="T3192" style:parent-style-name="DefaultParagraphFont" style:family="text">
      <style:text-properties fo:color="#231F20" fo:letter-spacing="0.0166in" style:text-scale="105%" fo:font-size="12pt" style:font-size-asian="12pt"/>
    </style:style>
    <style:style style:name="T3193" style:parent-style-name="DefaultParagraphFont" style:family="text">
      <style:text-properties fo:color="#231F20" style:text-scale="105%" fo:font-size="12pt" style:font-size-asian="12pt"/>
    </style:style>
    <style:style style:name="TableCell3194" style:family="table-cell">
      <style:table-cell-properties fo:border="0.0208in solid #231F20" style:writing-mode="lr-tb" fo:padding-top="0in" fo:padding-left="0.0104in" fo:padding-bottom="0in" fo:padding-right="0.0104in"/>
    </style:style>
    <style:style style:name="P3195" style:parent-style-name="TableParagraph" style:family="paragraph">
      <style:text-properties style:font-name="Times New Roman" fo:font-size="12pt" style:font-size-asian="12pt"/>
    </style:style>
    <style:style style:name="TableCell3196" style:family="table-cell">
      <style:table-cell-properties fo:border="0.0208in solid #231F20" style:writing-mode="lr-tb" fo:padding-top="0in" fo:padding-left="0.0104in" fo:padding-bottom="0in" fo:padding-right="0.0104in"/>
    </style:style>
    <style:style style:name="P3197" style:parent-style-name="TableParagraph" style:family="paragraph">
      <style:text-properties style:font-name="Times New Roman" fo:font-size="12pt" style:font-size-asian="12pt"/>
    </style:style>
    <style:style style:name="TableCell3198" style:family="table-cell">
      <style:table-cell-properties fo:border="0.0208in solid #231F20" style:writing-mode="lr-tb" fo:padding-top="0in" fo:padding-left="0.0104in" fo:padding-bottom="0in" fo:padding-right="0.0104in"/>
    </style:style>
    <style:style style:name="P3199" style:parent-style-name="TableParagraph" style:family="paragraph">
      <style:text-properties style:font-name="Times New Roman" fo:font-size="12pt" style:font-size-asian="12pt"/>
    </style:style>
    <style:style style:name="TableCell3200" style:family="table-cell">
      <style:table-cell-properties fo:border="0.0208in solid #231F20" style:writing-mode="lr-tb" fo:padding-top="0in" fo:padding-left="0.0104in" fo:padding-bottom="0in" fo:padding-right="0.0104in"/>
    </style:style>
    <style:style style:name="P3201" style:parent-style-name="TableParagraph" style:family="paragraph">
      <style:text-properties style:font-name="Times New Roman" fo:font-size="12pt" style:font-size-asian="12pt"/>
    </style:style>
    <style:style style:name="TableCell3202" style:family="table-cell">
      <style:table-cell-properties fo:border="0.0208in solid #231F20" style:writing-mode="lr-tb" fo:padding-top="0in" fo:padding-left="0.0104in" fo:padding-bottom="0in" fo:padding-right="0.0104in"/>
    </style:style>
    <style:style style:name="P3203" style:parent-style-name="TableParagraph" style:family="paragraph">
      <style:text-properties style:font-name="Times New Roman" fo:font-size="12pt" style:font-size-asian="12pt"/>
    </style:style>
    <style:style style:name="TableRow3204" style:family="table-row">
      <style:table-row-properties style:min-row-height="1.1729in" style:use-optimal-row-height="false"/>
    </style:style>
    <style:style style:name="TableCell3205" style:family="table-cell">
      <style:table-cell-properties fo:border="0.0208in solid #231F20" style:writing-mode="lr-tb" fo:padding-top="0in" fo:padding-left="0.0104in" fo:padding-bottom="0in" fo:padding-right="0.0104in"/>
    </style:style>
    <style:style style:name="P3206" style:parent-style-name="TableParagraph" style:family="paragraph">
      <style:paragraph-properties fo:text-align="justify" fo:margin-top="0.043in" fo:line-height="122%" fo:margin-left="0.0513in" fo:margin-right="0.5152in">
        <style:tab-stops/>
      </style:paragraph-properties>
    </style:style>
    <style:style style:name="T3207" style:parent-style-name="DefaultParagraphFont" style:family="text">
      <style:text-properties fo:color="#231F20" style:text-scale="110%" fo:font-size="12pt" style:font-size-asian="12pt"/>
    </style:style>
    <style:style style:name="T3208" style:parent-style-name="DefaultParagraphFont" style:family="text">
      <style:text-properties fo:color="#231F20" fo:letter-spacing="0.0006in" style:text-scale="110%" fo:font-size="12pt" style:font-size-asian="12pt"/>
    </style:style>
    <style:style style:name="T3209" style:parent-style-name="DefaultParagraphFont" style:family="text">
      <style:text-properties fo:color="#231F20" style:text-scale="105%" fo:font-size="12pt" style:font-size-asian="12pt"/>
    </style:style>
    <style:style style:name="T3210" style:parent-style-name="DefaultParagraphFont" style:family="text">
      <style:text-properties fo:color="#231F20" fo:letter-spacing="0.0006in" style:text-scale="105%" fo:font-size="12pt" style:font-size-asian="12pt"/>
    </style:style>
    <style:style style:name="T3211" style:parent-style-name="DefaultParagraphFont" style:family="text">
      <style:text-properties fo:color="#231F20" style:text-scale="110%" fo:font-size="12pt" style:font-size-asian="12pt"/>
    </style:style>
    <style:style style:name="T3212" style:parent-style-name="DefaultParagraphFont" style:family="text">
      <style:text-properties fo:color="#231F20" fo:letter-spacing="-0.0472in" style:text-scale="110%" fo:font-size="12pt" style:font-size-asian="12pt"/>
    </style:style>
    <style:style style:name="T3213" style:parent-style-name="DefaultParagraphFont" style:family="text">
      <style:text-properties fo:color="#231F20" style:text-scale="110%" fo:font-size="12pt" style:font-size-asian="12pt"/>
    </style:style>
    <style:style style:name="T3214" style:parent-style-name="DefaultParagraphFont" style:family="text">
      <style:text-properties fo:color="#231F20" fo:letter-spacing="-0.0055in" style:text-scale="110%" fo:font-size="12pt" style:font-size-asian="12pt"/>
    </style:style>
    <style:style style:name="T3215" style:parent-style-name="DefaultParagraphFont" style:family="text">
      <style:text-properties fo:color="#231F20" style:text-scale="110%" fo:font-size="12pt" style:font-size-asian="12pt"/>
    </style:style>
    <style:style style:name="P3216" style:parent-style-name="TableParagraph" style:family="paragraph">
      <style:paragraph-properties fo:text-align="justify" fo:line-height="0.1805in" fo:margin-left="0.0513in">
        <style:tab-stops/>
      </style:paragraph-properties>
    </style:style>
    <style:style style:name="T3217" style:parent-style-name="DefaultParagraphFont" style:family="text">
      <style:text-properties fo:color="#231F20" style:text-scale="110%" fo:font-size="12pt" style:font-size-asian="12pt"/>
    </style:style>
    <style:style style:name="T3218" style:parent-style-name="DefaultParagraphFont" style:family="text">
      <style:text-properties fo:color="#231F20" fo:letter-spacing="0.0145in" style:text-scale="110%" fo:font-size="12pt" style:font-size-asian="12pt"/>
    </style:style>
    <style:style style:name="T3219" style:parent-style-name="DefaultParagraphFont" style:family="text">
      <style:text-properties fo:color="#231F20" style:text-scale="110%" fo:font-size="12pt" style:font-size-asian="12pt"/>
    </style:style>
    <style:style style:name="T3220" style:parent-style-name="DefaultParagraphFont" style:family="text">
      <style:text-properties fo:color="#231F20" fo:letter-spacing="0.0145in" style:text-scale="110%" fo:font-size="12pt" style:font-size-asian="12pt"/>
    </style:style>
    <style:style style:name="T3221" style:parent-style-name="DefaultParagraphFont" style:family="text">
      <style:text-properties fo:color="#231F20" style:text-scale="110%" fo:font-size="12pt" style:font-size-asian="12pt"/>
    </style:style>
    <style:style style:name="TableCell3222" style:family="table-cell">
      <style:table-cell-properties fo:border="0.0208in solid #231F20" style:writing-mode="lr-tb" fo:padding-top="0in" fo:padding-left="0.0104in" fo:padding-bottom="0in" fo:padding-right="0.0104in"/>
    </style:style>
    <style:style style:name="P3223" style:parent-style-name="TableParagraph" style:family="paragraph">
      <style:text-properties style:font-name="Times New Roman" fo:font-size="12pt" style:font-size-asian="12pt"/>
    </style:style>
    <style:style style:name="TableCell3224" style:family="table-cell">
      <style:table-cell-properties fo:border="0.0208in solid #231F20" style:writing-mode="lr-tb" fo:padding-top="0in" fo:padding-left="0.0104in" fo:padding-bottom="0in" fo:padding-right="0.0104in"/>
    </style:style>
    <style:style style:name="P3225" style:parent-style-name="TableParagraph" style:family="paragraph">
      <style:text-properties style:font-name="Times New Roman" fo:font-size="12pt" style:font-size-asian="12pt"/>
    </style:style>
    <style:style style:name="TableCell3226" style:family="table-cell">
      <style:table-cell-properties fo:border="0.0208in solid #231F20" style:writing-mode="lr-tb" fo:padding-top="0in" fo:padding-left="0.0104in" fo:padding-bottom="0in" fo:padding-right="0.0104in"/>
    </style:style>
    <style:style style:name="P3227" style:parent-style-name="TableParagraph" style:family="paragraph">
      <style:text-properties style:font-name="Times New Roman" fo:font-size="12pt" style:font-size-asian="12pt"/>
    </style:style>
    <style:style style:name="TableCell3228" style:family="table-cell">
      <style:table-cell-properties fo:border="0.0208in solid #231F20" style:writing-mode="lr-tb" fo:padding-top="0in" fo:padding-left="0.0104in" fo:padding-bottom="0in" fo:padding-right="0.0104in"/>
    </style:style>
    <style:style style:name="P3229" style:parent-style-name="TableParagraph" style:family="paragraph">
      <style:text-properties style:font-name="Times New Roman" fo:font-size="12pt" style:font-size-asian="12pt"/>
    </style:style>
    <style:style style:name="TableCell3230" style:family="table-cell">
      <style:table-cell-properties fo:border="0.0208in solid #231F20" style:writing-mode="lr-tb" fo:padding-top="0in" fo:padding-left="0.0104in" fo:padding-bottom="0in" fo:padding-right="0.0104in"/>
    </style:style>
    <style:style style:name="P3231" style:parent-style-name="TableParagraph" style:family="paragraph">
      <style:text-properties style:font-name="Times New Roman" fo:font-size="12pt" style:font-size-asian="12pt"/>
    </style:style>
    <style:style style:name="TableRow3232" style:family="table-row">
      <style:table-row-properties style:min-row-height="0.7006in" style:use-optimal-row-height="false"/>
    </style:style>
    <style:style style:name="TableCell3233" style:family="table-cell">
      <style:table-cell-properties fo:border="0.0208in solid #231F20" style:writing-mode="lr-tb" fo:padding-top="0in" fo:padding-left="0.0104in" fo:padding-bottom="0in" fo:padding-right="0.0104in"/>
    </style:style>
    <style:style style:name="P3234" style:parent-style-name="TableParagraph" style:family="paragraph">
      <style:paragraph-properties fo:text-align="justify" fo:line-height="0.2333in" fo:margin-left="0.0513in" fo:margin-right="0.5145in">
        <style:tab-stops/>
      </style:paragraph-properties>
    </style:style>
    <style:style style:name="T3235" style:parent-style-name="DefaultParagraphFont" style:family="text">
      <style:text-properties fo:color="#231F20" style:text-scale="105%" fo:font-size="12pt" style:font-size-asian="12pt"/>
    </style:style>
    <style:style style:name="T3236" style:parent-style-name="DefaultParagraphFont" style:family="text">
      <style:text-properties fo:color="#231F20" fo:letter-spacing="0.0006in" style:text-scale="105%" fo:font-size="12pt" style:font-size-asian="12pt"/>
    </style:style>
    <style:style style:name="T3237" style:parent-style-name="DefaultParagraphFont" style:family="text">
      <style:text-properties fo:color="#231F20" style:text-scale="110%" fo:font-size="12pt" style:font-size-asian="12pt"/>
    </style:style>
    <style:style style:name="T3238" style:parent-style-name="DefaultParagraphFont" style:family="text">
      <style:text-properties fo:color="#231F20" fo:letter-spacing="0.0006in" style:text-scale="110%" fo:font-size="12pt" style:font-size-asian="12pt"/>
    </style:style>
    <style:style style:name="T3239" style:parent-style-name="DefaultParagraphFont" style:family="text">
      <style:text-properties fo:color="#231F20" style:text-scale="110%" fo:font-size="12pt" style:font-size-asian="12pt"/>
    </style:style>
    <style:style style:name="T3240" style:parent-style-name="DefaultParagraphFont" style:family="text">
      <style:text-properties fo:color="#231F20" fo:letter-spacing="-0.0027in" style:text-scale="110%" fo:font-size="12pt" style:font-size-asian="12pt"/>
    </style:style>
    <style:style style:name="T3241" style:parent-style-name="DefaultParagraphFont" style:family="text">
      <style:text-properties fo:color="#231F20" style:text-scale="110%" fo:font-size="12pt" style:font-size-asian="12pt"/>
    </style:style>
    <style:style style:name="T3242" style:parent-style-name="DefaultParagraphFont" style:family="text">
      <style:text-properties fo:color="#231F20" fo:letter-spacing="-0.002in" style:text-scale="110%" fo:font-size="12pt" style:font-size-asian="12pt"/>
    </style:style>
    <style:style style:name="T3243" style:parent-style-name="DefaultParagraphFont" style:family="text">
      <style:text-properties fo:color="#231F20" style:text-scale="110%" fo:font-size="12pt" style:font-size-asian="12pt"/>
    </style:style>
    <style:style style:name="TableCell3244" style:family="table-cell">
      <style:table-cell-properties fo:border="0.0208in solid #231F20" style:writing-mode="lr-tb" fo:padding-top="0in" fo:padding-left="0.0104in" fo:padding-bottom="0in" fo:padding-right="0.0104in"/>
    </style:style>
    <style:style style:name="P3245" style:parent-style-name="TableParagraph" style:family="paragraph">
      <style:text-properties style:font-name="Times New Roman" fo:font-size="12pt" style:font-size-asian="12pt"/>
    </style:style>
    <style:style style:name="TableCell3246" style:family="table-cell">
      <style:table-cell-properties fo:border="0.0208in solid #231F20" style:writing-mode="lr-tb" fo:padding-top="0in" fo:padding-left="0.0104in" fo:padding-bottom="0in" fo:padding-right="0.0104in"/>
    </style:style>
    <style:style style:name="P3247" style:parent-style-name="TableParagraph" style:family="paragraph">
      <style:text-properties style:font-name="Times New Roman" fo:font-size="12pt" style:font-size-asian="12pt"/>
    </style:style>
    <style:style style:name="TableCell3248" style:family="table-cell">
      <style:table-cell-properties fo:border="0.0208in solid #231F20" style:writing-mode="lr-tb" fo:padding-top="0in" fo:padding-left="0.0104in" fo:padding-bottom="0in" fo:padding-right="0.0104in"/>
    </style:style>
    <style:style style:name="P3249" style:parent-style-name="TableParagraph" style:family="paragraph">
      <style:text-properties style:font-name="Times New Roman" fo:font-size="12pt" style:font-size-asian="12pt"/>
    </style:style>
    <style:style style:name="TableCell3250" style:family="table-cell">
      <style:table-cell-properties fo:border="0.0208in solid #231F20" style:writing-mode="lr-tb" fo:padding-top="0in" fo:padding-left="0.0104in" fo:padding-bottom="0in" fo:padding-right="0.0104in"/>
    </style:style>
    <style:style style:name="P3251" style:parent-style-name="TableParagraph" style:family="paragraph">
      <style:text-properties style:font-name="Times New Roman" fo:font-size="12pt" style:font-size-asian="12pt"/>
    </style:style>
    <style:style style:name="TableCell3252" style:family="table-cell">
      <style:table-cell-properties fo:border="0.0208in solid #231F20" style:writing-mode="lr-tb" fo:padding-top="0in" fo:padding-left="0.0104in" fo:padding-bottom="0in" fo:padding-right="0.0104in"/>
    </style:style>
    <style:style style:name="P3253" style:parent-style-name="TableParagraph" style:family="paragraph">
      <style:text-properties style:font-name="Times New Roman" fo:font-size="12pt" style:font-size-asian="12pt"/>
    </style:style>
    <style:style style:name="P3254" style:parent-style-name="Textbody" style:master-page-name="MP12" style:family="paragraph">
      <style:paragraph-properties fo:break-before="page" fo:margin-top="0.0069in"/>
    </style:style>
    <style:style style:name="P3275" style:parent-style-name="Textbody" style:family="paragraph">
      <style:text-properties fo:font-size="10pt" style:font-size-asian="10pt"/>
    </style:style>
    <style:style style:name="P3276" style:parent-style-name="Textbody" style:family="paragraph">
      <style:paragraph-properties fo:margin-top="0.0041in" fo:margin-bottom="0.0006in"/>
      <style:text-properties fo:font-size="11.5pt" style:font-size-asian="11.5pt"/>
    </style:style>
    <style:style style:name="TableColumn3278" style:family="table-column">
      <style:table-column-properties style:column-width="2.7368in" style:use-optimal-column-width="false"/>
    </style:style>
    <style:style style:name="TableColumn3279" style:family="table-column">
      <style:table-column-properties style:column-width="0.9263in" style:use-optimal-column-width="false"/>
    </style:style>
    <style:style style:name="TableColumn3280" style:family="table-column">
      <style:table-column-properties style:column-width="0.9118in" style:use-optimal-column-width="false"/>
    </style:style>
    <style:style style:name="TableColumn3281" style:family="table-column">
      <style:table-column-properties style:column-width="0.9125in" style:use-optimal-column-width="false"/>
    </style:style>
    <style:style style:name="TableColumn3282" style:family="table-column">
      <style:table-column-properties style:column-width="0.9131in" style:use-optimal-column-width="false"/>
    </style:style>
    <style:style style:name="TableColumn3283" style:family="table-column">
      <style:table-column-properties style:column-width="0.9263in" style:use-optimal-column-width="false"/>
    </style:style>
    <style:style style:name="Table3277" style:family="table">
      <style:table-properties style:width="7.327in" fo:margin-left="0.1215in" table:align="left"/>
    </style:style>
    <style:style style:name="TableRow3284" style:family="table-row">
      <style:table-row-properties style:min-row-height="0.4645in" style:use-optimal-row-height="false"/>
    </style:style>
    <style:style style:name="TableCell3285" style:family="table-cell">
      <style:table-cell-properties fo:border="0.0208in solid #231F20" style:writing-mode="lr-tb" fo:padding-top="0in" fo:padding-left="0.0104in" fo:padding-bottom="0in" fo:padding-right="0.0104in"/>
    </style:style>
    <style:style style:name="P3286" style:parent-style-name="TableParagraph" style:family="paragraph">
      <style:paragraph-properties fo:line-height="0.2333in" fo:margin-left="0.0513in">
        <style:tab-stops/>
      </style:paragraph-properties>
    </style:style>
    <style:style style:name="T3287" style:parent-style-name="DefaultParagraphFont" style:family="text">
      <style:text-properties fo:color="#231F20" style:text-scale="115%" fo:font-size="12pt" style:font-size-asian="12pt"/>
    </style:style>
    <style:style style:name="T3288" style:parent-style-name="DefaultParagraphFont" style:family="text">
      <style:text-properties fo:color="#231F20" fo:letter-spacing="0.0006in" style:text-scale="115%" fo:font-size="12pt" style:font-size-asian="12pt"/>
    </style:style>
    <style:style style:name="T3289" style:parent-style-name="DefaultParagraphFont" style:family="text">
      <style:text-properties fo:color="#231F20" style:text-scale="110%" fo:font-size="12pt" style:font-size-asian="12pt"/>
    </style:style>
    <style:style style:name="T3290" style:parent-style-name="DefaultParagraphFont" style:family="text">
      <style:text-properties fo:color="#231F20" fo:letter-spacing="-0.0034in" style:text-scale="110%" fo:font-size="12pt" style:font-size-asian="12pt"/>
    </style:style>
    <style:style style:name="T3291" style:parent-style-name="DefaultParagraphFont" style:family="text">
      <style:text-properties fo:color="#231F20" style:text-scale="110%" fo:font-size="12pt" style:font-size-asian="12pt"/>
    </style:style>
    <style:style style:name="T3292" style:parent-style-name="DefaultParagraphFont" style:family="text">
      <style:text-properties fo:color="#231F20" fo:letter-spacing="-0.0034in" style:text-scale="110%" fo:font-size="12pt" style:font-size-asian="12pt"/>
    </style:style>
    <style:style style:name="T3293" style:parent-style-name="DefaultParagraphFont" style:family="text">
      <style:text-properties fo:color="#231F20" style:text-scale="110%" fo:font-size="12pt" style:font-size-asian="12pt"/>
    </style:style>
    <style:style style:name="T3294" style:parent-style-name="DefaultParagraphFont" style:family="text">
      <style:text-properties fo:color="#231F20" fo:letter-spacing="-0.0034in" style:text-scale="110%" fo:font-size="12pt" style:font-size-asian="12pt"/>
    </style:style>
    <style:style style:name="T3295" style:parent-style-name="DefaultParagraphFont" style:family="text">
      <style:text-properties fo:color="#231F20" style:text-scale="110%" fo:font-size="12pt" style:font-size-asian="12pt"/>
    </style:style>
    <style:style style:name="T3296" style:parent-style-name="DefaultParagraphFont" style:family="text">
      <style:text-properties fo:color="#231F20" fo:letter-spacing="-0.0034in" style:text-scale="110%" fo:font-size="12pt" style:font-size-asian="12pt"/>
    </style:style>
    <style:style style:name="T3297" style:parent-style-name="DefaultParagraphFont" style:family="text">
      <style:text-properties fo:color="#231F20" style:text-scale="110%" fo:font-size="12pt" style:font-size-asian="12pt"/>
    </style:style>
    <style:style style:name="TableCell3298" style:family="table-cell">
      <style:table-cell-properties fo:border="0.0208in solid #231F20" style:writing-mode="lr-tb" fo:padding-top="0in" fo:padding-left="0.0104in" fo:padding-bottom="0in" fo:padding-right="0.0104in"/>
    </style:style>
    <style:style style:name="P3299" style:parent-style-name="TableParagraph" style:family="paragraph">
      <style:text-properties style:font-name="Times New Roman" fo:font-size="12pt" style:font-size-asian="12pt"/>
    </style:style>
    <style:style style:name="TableCell3300" style:family="table-cell">
      <style:table-cell-properties fo:border="0.0208in solid #231F20" style:writing-mode="lr-tb" fo:padding-top="0in" fo:padding-left="0.0104in" fo:padding-bottom="0in" fo:padding-right="0.0104in"/>
    </style:style>
    <style:style style:name="P3301" style:parent-style-name="TableParagraph" style:family="paragraph">
      <style:text-properties style:font-name="Times New Roman" fo:font-size="12pt" style:font-size-asian="12pt"/>
    </style:style>
    <style:style style:name="TableCell3302" style:family="table-cell">
      <style:table-cell-properties fo:border="0.0208in solid #231F20" style:writing-mode="lr-tb" fo:padding-top="0in" fo:padding-left="0.0104in" fo:padding-bottom="0in" fo:padding-right="0.0104in"/>
    </style:style>
    <style:style style:name="P3303" style:parent-style-name="TableParagraph" style:family="paragraph">
      <style:text-properties style:font-name="Times New Roman" fo:font-size="12pt" style:font-size-asian="12pt"/>
    </style:style>
    <style:style style:name="TableCell3304" style:family="table-cell">
      <style:table-cell-properties fo:border="0.0208in solid #231F20" style:writing-mode="lr-tb" fo:padding-top="0in" fo:padding-left="0.0104in" fo:padding-bottom="0in" fo:padding-right="0.0104in"/>
    </style:style>
    <style:style style:name="P3305" style:parent-style-name="TableParagraph" style:family="paragraph">
      <style:text-properties style:font-name="Times New Roman" fo:font-size="12pt" style:font-size-asian="12pt"/>
    </style:style>
    <style:style style:name="TableCell3306" style:family="table-cell">
      <style:table-cell-properties fo:border="0.0208in solid #231F20" style:writing-mode="lr-tb" fo:padding-top="0in" fo:padding-left="0.0104in" fo:padding-bottom="0in" fo:padding-right="0.0104in"/>
    </style:style>
    <style:style style:name="P3307" style:parent-style-name="TableParagraph" style:family="paragraph">
      <style:text-properties style:font-name="Times New Roman" fo:font-size="12pt" style:font-size-asian="12pt"/>
    </style:style>
    <style:style style:name="TableRow3308" style:family="table-row">
      <style:table-row-properties style:min-row-height="0.4638in" style:use-optimal-row-height="false"/>
    </style:style>
    <style:style style:name="TableCell3309" style:family="table-cell">
      <style:table-cell-properties fo:border="0.0208in solid #231F20" style:writing-mode="lr-tb" fo:padding-top="0in" fo:padding-left="0.0104in" fo:padding-bottom="0in" fo:padding-right="0.0104in"/>
    </style:style>
    <style:style style:name="P3310" style:parent-style-name="TableParagraph" style:family="paragraph">
      <style:paragraph-properties fo:line-height="0.2333in" fo:margin-left="0.0513in">
        <style:tab-stops/>
      </style:paragraph-properties>
    </style:style>
    <style:style style:name="T3311" style:parent-style-name="DefaultParagraphFont" style:family="text">
      <style:text-properties fo:color="#231F20" style:text-scale="110%" fo:font-size="12pt" style:font-size-asian="12pt"/>
    </style:style>
    <style:style style:name="T3312" style:parent-style-name="DefaultParagraphFont" style:family="text">
      <style:text-properties fo:color="#231F20" fo:letter-spacing="0.0131in" style:text-scale="110%" fo:font-size="12pt" style:font-size-asian="12pt"/>
    </style:style>
    <style:style style:name="T3313" style:parent-style-name="DefaultParagraphFont" style:family="text">
      <style:text-properties fo:color="#231F20" style:text-scale="110%" fo:font-size="12pt" style:font-size-asian="12pt"/>
    </style:style>
    <style:style style:name="T3314" style:parent-style-name="DefaultParagraphFont" style:family="text">
      <style:text-properties fo:color="#231F20" fo:letter-spacing="0.0131in" style:text-scale="110%" fo:font-size="12pt" style:font-size-asian="12pt"/>
    </style:style>
    <style:style style:name="T3315" style:parent-style-name="DefaultParagraphFont" style:family="text">
      <style:text-properties fo:color="#231F20" style:text-scale="110%" fo:font-size="12pt" style:font-size-asian="12pt"/>
    </style:style>
    <style:style style:name="T3316" style:parent-style-name="DefaultParagraphFont" style:family="text">
      <style:text-properties fo:color="#231F20" fo:letter-spacing="0.0131in" style:text-scale="110%" fo:font-size="12pt" style:font-size-asian="12pt"/>
    </style:style>
    <style:style style:name="T3317" style:parent-style-name="DefaultParagraphFont" style:family="text">
      <style:text-properties fo:color="#231F20" style:text-scale="110%" fo:font-size="12pt" style:font-size-asian="12pt"/>
    </style:style>
    <style:style style:name="T3318" style:parent-style-name="DefaultParagraphFont" style:family="text">
      <style:text-properties fo:color="#231F20" fo:letter-spacing="0.0131in" style:text-scale="110%" fo:font-size="12pt" style:font-size-asian="12pt"/>
    </style:style>
    <style:style style:name="T3319" style:parent-style-name="DefaultParagraphFont" style:family="text">
      <style:text-properties fo:color="#231F20" style:text-scale="110%" fo:font-size="12pt" style:font-size-asian="12pt"/>
    </style:style>
    <style:style style:name="T3320" style:parent-style-name="DefaultParagraphFont" style:family="text">
      <style:text-properties fo:color="#231F20" fo:letter-spacing="0.0131in" style:text-scale="110%" fo:font-size="12pt" style:font-size-asian="12pt"/>
    </style:style>
    <style:style style:name="T3321" style:parent-style-name="DefaultParagraphFont" style:family="text">
      <style:text-properties fo:color="#231F20" style:text-scale="110%" fo:font-size="12pt" style:font-size-asian="12pt"/>
    </style:style>
    <style:style style:name="T3322" style:parent-style-name="DefaultParagraphFont" style:family="text">
      <style:text-properties fo:color="#231F20" fo:letter-spacing="-0.0465in" style:text-scale="110%" fo:font-size="12pt" style:font-size-asian="12pt"/>
    </style:style>
    <style:style style:name="T3323" style:parent-style-name="DefaultParagraphFont" style:family="text">
      <style:text-properties fo:color="#231F20" style:text-scale="110%" fo:font-size="12pt" style:font-size-asian="12pt"/>
    </style:style>
    <style:style style:name="T3324" style:parent-style-name="DefaultParagraphFont" style:family="text">
      <style:text-properties fo:color="#231F20" fo:letter-spacing="-0.0083in" style:text-scale="110%" fo:font-size="12pt" style:font-size-asian="12pt"/>
    </style:style>
    <style:style style:name="T3325" style:parent-style-name="DefaultParagraphFont" style:family="text">
      <style:text-properties fo:color="#231F20" style:text-scale="110%" fo:font-size="12pt" style:font-size-asian="12pt"/>
    </style:style>
    <style:style style:name="T3326" style:parent-style-name="DefaultParagraphFont" style:family="text">
      <style:text-properties fo:color="#231F20" fo:letter-spacing="-0.0076in" style:text-scale="110%" fo:font-size="12pt" style:font-size-asian="12pt"/>
    </style:style>
    <style:style style:name="T3327" style:parent-style-name="DefaultParagraphFont" style:family="text">
      <style:text-properties fo:color="#231F20" style:text-scale="110%" fo:font-size="12pt" style:font-size-asian="12pt"/>
    </style:style>
    <style:style style:name="TableCell3328" style:family="table-cell">
      <style:table-cell-properties fo:border="0.0208in solid #231F20" style:writing-mode="lr-tb" fo:padding-top="0in" fo:padding-left="0.0104in" fo:padding-bottom="0in" fo:padding-right="0.0104in"/>
    </style:style>
    <style:style style:name="P3329" style:parent-style-name="TableParagraph" style:family="paragraph">
      <style:text-properties style:font-name="Times New Roman" fo:font-size="12pt" style:font-size-asian="12pt"/>
    </style:style>
    <style:style style:name="TableCell3330" style:family="table-cell">
      <style:table-cell-properties fo:border="0.0208in solid #231F20" style:writing-mode="lr-tb" fo:padding-top="0in" fo:padding-left="0.0104in" fo:padding-bottom="0in" fo:padding-right="0.0104in"/>
    </style:style>
    <style:style style:name="P3331" style:parent-style-name="TableParagraph" style:family="paragraph">
      <style:text-properties style:font-name="Times New Roman" fo:font-size="12pt" style:font-size-asian="12pt"/>
    </style:style>
    <style:style style:name="TableCell3332" style:family="table-cell">
      <style:table-cell-properties fo:border="0.0208in solid #231F20" style:writing-mode="lr-tb" fo:padding-top="0in" fo:padding-left="0.0104in" fo:padding-bottom="0in" fo:padding-right="0.0104in"/>
    </style:style>
    <style:style style:name="P3333" style:parent-style-name="TableParagraph" style:family="paragraph">
      <style:text-properties style:font-name="Times New Roman" fo:font-size="12pt" style:font-size-asian="12pt"/>
    </style:style>
    <style:style style:name="TableCell3334" style:family="table-cell">
      <style:table-cell-properties fo:border="0.0208in solid #231F20" style:writing-mode="lr-tb" fo:padding-top="0in" fo:padding-left="0.0104in" fo:padding-bottom="0in" fo:padding-right="0.0104in"/>
    </style:style>
    <style:style style:name="P3335" style:parent-style-name="TableParagraph" style:family="paragraph">
      <style:text-properties style:font-name="Times New Roman" fo:font-size="12pt" style:font-size-asian="12pt"/>
    </style:style>
    <style:style style:name="TableCell3336" style:family="table-cell">
      <style:table-cell-properties fo:border="0.0208in solid #231F20" style:writing-mode="lr-tb" fo:padding-top="0in" fo:padding-left="0.0104in" fo:padding-bottom="0in" fo:padding-right="0.0104in"/>
    </style:style>
    <style:style style:name="P3337" style:parent-style-name="TableParagraph" style:family="paragraph">
      <style:text-properties style:font-name="Times New Roman" fo:font-size="12pt" style:font-size-asian="12pt"/>
    </style:style>
    <style:style style:name="TableRow3338" style:family="table-row">
      <style:table-row-properties style:min-row-height="0.6979in" style:use-optimal-row-height="false"/>
    </style:style>
    <style:style style:name="TableCell3339" style:family="table-cell">
      <style:table-cell-properties fo:border="0.0208in solid #231F20" style:writing-mode="lr-tb" fo:padding-top="0in" fo:padding-left="0.0104in" fo:padding-bottom="0in" fo:padding-right="0.0104in"/>
    </style:style>
    <style:style style:name="P3340" style:parent-style-name="TableParagraph" style:family="paragraph">
      <style:paragraph-properties style:line-height-at-least="0.2291in" fo:margin-left="0.0513in">
        <style:tab-stops/>
      </style:paragraph-properties>
    </style:style>
    <style:style style:name="T3341" style:parent-style-name="DefaultParagraphFont" style:family="text">
      <style:text-properties fo:color="#231F20" style:text-scale="110%" fo:font-size="12pt" style:font-size-asian="12pt"/>
    </style:style>
    <style:style style:name="T3342" style:parent-style-name="DefaultParagraphFont" style:family="text">
      <style:text-properties fo:color="#231F20" fo:letter-spacing="0.0027in" style:text-scale="110%" fo:font-size="12pt" style:font-size-asian="12pt"/>
    </style:style>
    <style:style style:name="T3343" style:parent-style-name="DefaultParagraphFont" style:family="text">
      <style:text-properties fo:color="#231F20" style:text-scale="110%" fo:font-size="12pt" style:font-size-asian="12pt"/>
    </style:style>
    <style:style style:name="T3344" style:parent-style-name="DefaultParagraphFont" style:family="text">
      <style:text-properties fo:color="#231F20" fo:letter-spacing="0.0027in" style:text-scale="110%" fo:font-size="12pt" style:font-size-asian="12pt"/>
    </style:style>
    <style:style style:name="T3345" style:parent-style-name="DefaultParagraphFont" style:family="text">
      <style:text-properties fo:color="#231F20" style:text-scale="110%" fo:font-size="12pt" style:font-size-asian="12pt"/>
    </style:style>
    <style:style style:name="T3346" style:parent-style-name="DefaultParagraphFont" style:family="text">
      <style:text-properties fo:color="#231F20" fo:letter-spacing="0.0034in" style:text-scale="110%" fo:font-size="12pt" style:font-size-asian="12pt"/>
    </style:style>
    <style:style style:name="T3347" style:parent-style-name="DefaultParagraphFont" style:family="text">
      <style:text-properties fo:color="#231F20" style:text-scale="110%" fo:font-size="12pt" style:font-size-asian="12pt"/>
    </style:style>
    <style:style style:name="T3348" style:parent-style-name="DefaultParagraphFont" style:family="text">
      <style:text-properties fo:color="#231F20" fo:letter-spacing="0.0027in" style:text-scale="110%" fo:font-size="12pt" style:font-size-asian="12pt"/>
    </style:style>
    <style:style style:name="T3349" style:parent-style-name="DefaultParagraphFont" style:family="text">
      <style:text-properties fo:color="#231F20" style:text-scale="110%" fo:font-size="12pt" style:font-size-asian="12pt"/>
    </style:style>
    <style:style style:name="T3350" style:parent-style-name="DefaultParagraphFont" style:family="text">
      <style:text-properties fo:color="#231F20" fo:letter-spacing="0.0006in" style:text-scale="110%" fo:font-size="12pt" style:font-size-asian="12pt"/>
    </style:style>
    <style:style style:name="T3351" style:parent-style-name="DefaultParagraphFont" style:family="text">
      <style:text-properties fo:color="#231F20" style:text-scale="105%" fo:font-size="12pt" style:font-size-asian="12pt"/>
    </style:style>
    <style:style style:name="T3352" style:parent-style-name="DefaultParagraphFont" style:family="text">
      <style:text-properties fo:color="#231F20" fo:letter-spacing="0.009in" style:text-scale="105%" fo:font-size="12pt" style:font-size-asian="12pt"/>
    </style:style>
    <style:style style:name="T3353" style:parent-style-name="DefaultParagraphFont" style:family="text">
      <style:text-properties fo:color="#231F20" style:text-scale="105%" fo:font-size="12pt" style:font-size-asian="12pt"/>
    </style:style>
    <style:style style:name="T3354" style:parent-style-name="DefaultParagraphFont" style:family="text">
      <style:text-properties fo:color="#231F20" fo:letter-spacing="0.0097in" style:text-scale="105%" fo:font-size="12pt" style:font-size-asian="12pt"/>
    </style:style>
    <style:style style:name="T3355" style:parent-style-name="DefaultParagraphFont" style:family="text">
      <style:text-properties fo:color="#231F20" style:text-scale="105%" fo:font-size="12pt" style:font-size-asian="12pt"/>
    </style:style>
    <style:style style:name="T3356" style:parent-style-name="DefaultParagraphFont" style:family="text">
      <style:text-properties fo:color="#231F20" fo:letter-spacing="0.0097in" style:text-scale="105%" fo:font-size="12pt" style:font-size-asian="12pt"/>
    </style:style>
    <style:style style:name="T3357" style:parent-style-name="DefaultParagraphFont" style:family="text">
      <style:text-properties fo:color="#231F20" style:text-scale="105%" fo:font-size="12pt" style:font-size-asian="12pt"/>
    </style:style>
    <style:style style:name="T3358" style:parent-style-name="DefaultParagraphFont" style:family="text">
      <style:text-properties fo:color="#231F20" fo:letter-spacing="0.0097in" style:text-scale="105%" fo:font-size="12pt" style:font-size-asian="12pt"/>
    </style:style>
    <style:style style:name="T3359" style:parent-style-name="DefaultParagraphFont" style:family="text">
      <style:text-properties fo:color="#231F20" style:text-scale="105%" fo:font-size="12pt" style:font-size-asian="12pt"/>
    </style:style>
    <style:style style:name="T3360" style:parent-style-name="DefaultParagraphFont" style:family="text">
      <style:text-properties fo:color="#231F20" fo:letter-spacing="-0.0444in" style:text-scale="105%" fo:font-size="12pt" style:font-size-asian="12pt"/>
    </style:style>
    <style:style style:name="T3361" style:parent-style-name="DefaultParagraphFont" style:family="text">
      <style:text-properties fo:color="#231F20" style:text-scale="110%" fo:font-size="12pt" style:font-size-asian="12pt"/>
    </style:style>
    <style:style style:name="TableCell3362" style:family="table-cell">
      <style:table-cell-properties fo:border="0.0208in solid #231F20" style:writing-mode="lr-tb" fo:padding-top="0in" fo:padding-left="0.0104in" fo:padding-bottom="0in" fo:padding-right="0.0104in"/>
    </style:style>
    <style:style style:name="P3363" style:parent-style-name="TableParagraph" style:family="paragraph">
      <style:text-properties style:font-name="Times New Roman" fo:font-size="12pt" style:font-size-asian="12pt"/>
    </style:style>
    <style:style style:name="TableCell3364" style:family="table-cell">
      <style:table-cell-properties fo:border="0.0208in solid #231F20" style:writing-mode="lr-tb" fo:padding-top="0in" fo:padding-left="0.0104in" fo:padding-bottom="0in" fo:padding-right="0.0104in"/>
    </style:style>
    <style:style style:name="P3365" style:parent-style-name="TableParagraph" style:family="paragraph">
      <style:text-properties style:font-name="Times New Roman" fo:font-size="12pt" style:font-size-asian="12pt"/>
    </style:style>
    <style:style style:name="TableCell3366" style:family="table-cell">
      <style:table-cell-properties fo:border="0.0208in solid #231F20" style:writing-mode="lr-tb" fo:padding-top="0in" fo:padding-left="0.0104in" fo:padding-bottom="0in" fo:padding-right="0.0104in"/>
    </style:style>
    <style:style style:name="P3367" style:parent-style-name="TableParagraph" style:family="paragraph">
      <style:text-properties style:font-name="Times New Roman" fo:font-size="12pt" style:font-size-asian="12pt"/>
    </style:style>
    <style:style style:name="TableCell3368" style:family="table-cell">
      <style:table-cell-properties fo:border="0.0208in solid #231F20" style:writing-mode="lr-tb" fo:padding-top="0in" fo:padding-left="0.0104in" fo:padding-bottom="0in" fo:padding-right="0.0104in"/>
    </style:style>
    <style:style style:name="P3369" style:parent-style-name="TableParagraph" style:family="paragraph">
      <style:text-properties style:font-name="Times New Roman" fo:font-size="12pt" style:font-size-asian="12pt"/>
    </style:style>
    <style:style style:name="TableCell3370" style:family="table-cell">
      <style:table-cell-properties fo:border="0.0208in solid #231F20" style:writing-mode="lr-tb" fo:padding-top="0in" fo:padding-left="0.0104in" fo:padding-bottom="0in" fo:padding-right="0.0104in"/>
    </style:style>
    <style:style style:name="P3371" style:parent-style-name="TableParagraph" style:family="paragraph">
      <style:text-properties style:font-name="Times New Roman" fo:font-size="12pt" style:font-size-asian="12pt"/>
    </style:style>
    <style:style style:name="TableRow3372" style:family="table-row">
      <style:table-row-properties style:min-row-height="0.7152in" style:use-optimal-row-height="false"/>
    </style:style>
    <style:style style:name="TableCell3373" style:family="table-cell">
      <style:table-cell-properties fo:border="0.0208in solid #231F20" style:writing-mode="lr-tb" fo:padding-top="0in" fo:padding-left="0.0104in" fo:padding-bottom="0in" fo:padding-right="0.0104in"/>
    </style:style>
    <style:style style:name="P3374" style:parent-style-name="TableParagraph" style:family="paragraph">
      <style:paragraph-properties fo:margin-top="0.0493in" fo:margin-left="0.0513in">
        <style:tab-stops/>
      </style:paragraph-properties>
    </style:style>
    <style:style style:name="T3375" style:parent-style-name="DefaultParagraphFont" style:family="text">
      <style:text-properties fo:color="#231F20" style:text-scale="110%" fo:font-size="12pt" style:font-size-asian="12pt"/>
    </style:style>
    <style:style style:name="T3376" style:parent-style-name="DefaultParagraphFont" style:family="text">
      <style:text-properties fo:color="#231F20" fo:letter-spacing="0.0034in" style:text-scale="110%" fo:font-size="12pt" style:font-size-asian="12pt"/>
    </style:style>
    <style:style style:name="T3377" style:parent-style-name="DefaultParagraphFont" style:family="text">
      <style:text-properties fo:color="#231F20" style:text-scale="110%" fo:font-size="12pt" style:font-size-asian="12pt"/>
    </style:style>
    <style:style style:name="T3378" style:parent-style-name="DefaultParagraphFont" style:family="text">
      <style:text-properties fo:color="#231F20" fo:letter-spacing="0.0034in" style:text-scale="110%" fo:font-size="12pt" style:font-size-asian="12pt"/>
    </style:style>
    <style:style style:name="T3379" style:parent-style-name="DefaultParagraphFont" style:family="text">
      <style:text-properties fo:color="#231F20" style:text-scale="110%" fo:font-size="12pt" style:font-size-asian="12pt"/>
    </style:style>
    <style:style style:name="T3380" style:parent-style-name="DefaultParagraphFont" style:family="text">
      <style:text-properties fo:color="#231F20" fo:letter-spacing="0.0034in" style:text-scale="110%" fo:font-size="12pt" style:font-size-asian="12pt"/>
    </style:style>
    <style:style style:name="T3381" style:parent-style-name="DefaultParagraphFont" style:family="text">
      <style:text-properties fo:color="#231F20" style:text-scale="110%" fo:font-size="12pt" style:font-size-asian="12pt"/>
    </style:style>
    <style:style style:name="P3382" style:parent-style-name="TableParagraph" style:family="paragraph">
      <style:paragraph-properties fo:margin-top="0.0034in" style:line-height-at-least="0.2291in" fo:margin-left="0.0513in">
        <style:tab-stops/>
      </style:paragraph-properties>
    </style:style>
    <style:style style:name="T3383" style:parent-style-name="DefaultParagraphFont" style:family="text">
      <style:text-properties fo:color="#231F20" style:text-scale="110%" fo:font-size="12pt" style:font-size-asian="12pt"/>
    </style:style>
    <style:style style:name="T3384" style:parent-style-name="DefaultParagraphFont" style:family="text">
      <style:text-properties fo:color="#231F20" fo:letter-spacing="0.0006in" style:text-scale="110%" fo:font-size="12pt" style:font-size-asian="12pt"/>
    </style:style>
    <style:style style:name="T3385" style:parent-style-name="DefaultParagraphFont" style:family="text">
      <style:text-properties fo:color="#231F20" style:text-scale="110%" fo:font-size="12pt" style:font-size-asian="12pt"/>
    </style:style>
    <style:style style:name="T3386" style:parent-style-name="DefaultParagraphFont" style:family="text">
      <style:text-properties fo:color="#231F20" fo:letter-spacing="0.0006in" style:text-scale="110%" fo:font-size="12pt" style:font-size-asian="12pt"/>
    </style:style>
    <style:style style:name="T3387" style:parent-style-name="DefaultParagraphFont" style:family="text">
      <style:text-properties fo:color="#231F20" style:text-scale="110%" fo:font-size="12pt" style:font-size-asian="12pt"/>
    </style:style>
    <style:style style:name="T3388" style:parent-style-name="DefaultParagraphFont" style:family="text">
      <style:text-properties fo:color="#231F20" fo:letter-spacing="0.0006in" style:text-scale="110%" fo:font-size="12pt" style:font-size-asian="12pt"/>
    </style:style>
    <style:style style:name="T3389" style:parent-style-name="DefaultParagraphFont" style:family="text">
      <style:text-properties fo:color="#231F20" style:text-scale="110%" fo:font-size="12pt" style:font-size-asian="12pt"/>
    </style:style>
    <style:style style:name="T3390" style:parent-style-name="DefaultParagraphFont" style:family="text">
      <style:text-properties fo:color="#231F20" fo:letter-spacing="0.0006in" style:text-scale="110%" fo:font-size="12pt" style:font-size-asian="12pt"/>
    </style:style>
    <style:style style:name="T3391" style:parent-style-name="DefaultParagraphFont" style:family="text">
      <style:text-properties fo:color="#231F20" style:text-scale="110%" fo:font-size="12pt" style:font-size-asian="12pt"/>
    </style:style>
    <style:style style:name="T3392" style:parent-style-name="DefaultParagraphFont" style:family="text">
      <style:text-properties fo:color="#231F20" fo:letter-spacing="-0.0465in" style:text-scale="110%" fo:font-size="12pt" style:font-size-asian="12pt"/>
    </style:style>
    <style:style style:name="T3393" style:parent-style-name="DefaultParagraphFont" style:family="text">
      <style:text-properties fo:color="#231F20" style:text-scale="110%" fo:font-size="12pt" style:font-size-asian="12pt"/>
    </style:style>
    <style:style style:name="T3394" style:parent-style-name="DefaultParagraphFont" style:family="text">
      <style:text-properties fo:color="#231F20" fo:letter-spacing="-0.0027in" style:text-scale="110%" fo:font-size="12pt" style:font-size-asian="12pt"/>
    </style:style>
    <style:style style:name="T3395" style:parent-style-name="DefaultParagraphFont" style:family="text">
      <style:text-properties fo:color="#231F20" style:text-scale="110%" fo:font-size="12pt" style:font-size-asian="12pt"/>
    </style:style>
    <style:style style:name="T3396" style:parent-style-name="DefaultParagraphFont" style:family="text">
      <style:text-properties fo:color="#231F20" fo:letter-spacing="-0.0027in" style:text-scale="110%" fo:font-size="12pt" style:font-size-asian="12pt"/>
    </style:style>
    <style:style style:name="T3397" style:parent-style-name="DefaultParagraphFont" style:family="text">
      <style:text-properties fo:color="#231F20" style:text-scale="110%" fo:font-size="12pt" style:font-size-asian="12pt"/>
    </style:style>
    <style:style style:name="TableCell3398" style:family="table-cell">
      <style:table-cell-properties fo:border="0.0208in solid #231F20" style:writing-mode="lr-tb" fo:padding-top="0in" fo:padding-left="0.0104in" fo:padding-bottom="0in" fo:padding-right="0.0104in"/>
    </style:style>
    <style:style style:name="P3399" style:parent-style-name="TableParagraph" style:family="paragraph">
      <style:text-properties style:font-name="Times New Roman" fo:font-size="12pt" style:font-size-asian="12pt"/>
    </style:style>
    <style:style style:name="TableCell3400" style:family="table-cell">
      <style:table-cell-properties fo:border="0.0208in solid #231F20" style:writing-mode="lr-tb" fo:padding-top="0in" fo:padding-left="0.0104in" fo:padding-bottom="0in" fo:padding-right="0.0104in"/>
    </style:style>
    <style:style style:name="P3401" style:parent-style-name="TableParagraph" style:family="paragraph">
      <style:text-properties style:font-name="Times New Roman" fo:font-size="12pt" style:font-size-asian="12pt"/>
    </style:style>
    <style:style style:name="TableCell3402" style:family="table-cell">
      <style:table-cell-properties fo:border="0.0208in solid #231F20" style:writing-mode="lr-tb" fo:padding-top="0in" fo:padding-left="0.0104in" fo:padding-bottom="0in" fo:padding-right="0.0104in"/>
    </style:style>
    <style:style style:name="P3403" style:parent-style-name="TableParagraph" style:family="paragraph">
      <style:text-properties style:font-name="Times New Roman" fo:font-size="12pt" style:font-size-asian="12pt"/>
    </style:style>
    <style:style style:name="TableCell3404" style:family="table-cell">
      <style:table-cell-properties fo:border="0.0208in solid #231F20" style:writing-mode="lr-tb" fo:padding-top="0in" fo:padding-left="0.0104in" fo:padding-bottom="0in" fo:padding-right="0.0104in"/>
    </style:style>
    <style:style style:name="P3405" style:parent-style-name="TableParagraph" style:family="paragraph">
      <style:text-properties style:font-name="Times New Roman" fo:font-size="12pt" style:font-size-asian="12pt"/>
    </style:style>
    <style:style style:name="TableCell3406" style:family="table-cell">
      <style:table-cell-properties fo:border="0.0208in solid #231F20" style:writing-mode="lr-tb" fo:padding-top="0in" fo:padding-left="0.0104in" fo:padding-bottom="0in" fo:padding-right="0.0104in"/>
    </style:style>
    <style:style style:name="P3407" style:parent-style-name="TableParagraph" style:family="paragraph">
      <style:text-properties style:font-name="Times New Roman" fo:font-size="12pt" style:font-size-asian="12pt"/>
    </style:style>
    <style:style style:name="TableRow3408" style:family="table-row">
      <style:table-row-properties style:min-row-height="0.4652in" style:use-optimal-row-height="false"/>
    </style:style>
    <style:style style:name="TableCell3409" style:family="table-cell">
      <style:table-cell-properties fo:border="0.0208in solid #231F20" style:writing-mode="lr-tb" fo:padding-top="0in" fo:padding-left="0.0104in" fo:padding-bottom="0in" fo:padding-right="0.0104in"/>
    </style:style>
    <style:style style:name="P3410" style:parent-style-name="TableParagraph" style:family="paragraph">
      <style:paragraph-properties fo:line-height="0.2333in" fo:margin-left="0.0513in">
        <style:tab-stops/>
      </style:paragraph-properties>
    </style:style>
    <style:style style:name="T3411" style:parent-style-name="DefaultParagraphFont" style:family="text">
      <style:text-properties fo:color="#231F20" style:text-scale="110%" fo:font-size="12pt" style:font-size-asian="12pt"/>
    </style:style>
    <style:style style:name="T3412" style:parent-style-name="DefaultParagraphFont" style:family="text">
      <style:text-properties fo:color="#231F20" fo:letter-spacing="0.0138in" style:text-scale="110%" fo:font-size="12pt" style:font-size-asian="12pt"/>
    </style:style>
    <style:style style:name="T3413" style:parent-style-name="DefaultParagraphFont" style:family="text">
      <style:text-properties fo:color="#231F20" style:text-scale="110%" fo:font-size="12pt" style:font-size-asian="12pt"/>
    </style:style>
    <style:style style:name="T3414" style:parent-style-name="DefaultParagraphFont" style:family="text">
      <style:text-properties fo:color="#231F20" fo:letter-spacing="0.0145in" style:text-scale="110%" fo:font-size="12pt" style:font-size-asian="12pt"/>
    </style:style>
    <style:style style:name="T3415" style:parent-style-name="DefaultParagraphFont" style:family="text">
      <style:text-properties fo:color="#231F20" style:text-scale="110%" fo:font-size="12pt" style:font-size-asian="12pt"/>
    </style:style>
    <style:style style:name="T3416" style:parent-style-name="DefaultParagraphFont" style:family="text">
      <style:text-properties fo:color="#231F20" fo:letter-spacing="0.0145in" style:text-scale="110%" fo:font-size="12pt" style:font-size-asian="12pt"/>
    </style:style>
    <style:style style:name="T3417" style:parent-style-name="DefaultParagraphFont" style:family="text">
      <style:text-properties fo:color="#231F20" style:text-scale="110%" fo:font-size="12pt" style:font-size-asian="12pt"/>
    </style:style>
    <style:style style:name="T3418" style:parent-style-name="DefaultParagraphFont" style:family="text">
      <style:text-properties fo:color="#231F20" fo:letter-spacing="-0.0465in" style:text-scale="110%" fo:font-size="12pt" style:font-size-asian="12pt"/>
    </style:style>
    <style:style style:name="T3419" style:parent-style-name="DefaultParagraphFont" style:family="text">
      <style:text-properties fo:color="#231F20" style:text-scale="110%" fo:font-size="12pt" style:font-size-asian="12pt"/>
    </style:style>
    <style:style style:name="T3420" style:parent-style-name="DefaultParagraphFont" style:family="text">
      <style:text-properties fo:color="#231F20" fo:letter-spacing="-0.0083in" style:text-scale="110%" fo:font-size="12pt" style:font-size-asian="12pt"/>
    </style:style>
    <style:style style:name="T3421" style:parent-style-name="DefaultParagraphFont" style:family="text">
      <style:text-properties fo:color="#231F20" style:text-scale="110%" fo:font-size="12pt" style:font-size-asian="12pt"/>
    </style:style>
    <style:style style:name="T3422" style:parent-style-name="DefaultParagraphFont" style:family="text">
      <style:text-properties fo:color="#231F20" fo:letter-spacing="-0.0083in" style:text-scale="110%" fo:font-size="12pt" style:font-size-asian="12pt"/>
    </style:style>
    <style:style style:name="T3423" style:parent-style-name="DefaultParagraphFont" style:family="text">
      <style:text-properties fo:color="#231F20" style:text-scale="110%" fo:font-size="12pt" style:font-size-asian="12pt"/>
    </style:style>
    <style:style style:name="TableCell3424" style:family="table-cell">
      <style:table-cell-properties fo:border="0.0208in solid #231F20" style:writing-mode="lr-tb" fo:padding-top="0in" fo:padding-left="0.0104in" fo:padding-bottom="0in" fo:padding-right="0.0104in"/>
    </style:style>
    <style:style style:name="P3425" style:parent-style-name="TableParagraph" style:family="paragraph">
      <style:text-properties style:font-name="Times New Roman" fo:font-size="12pt" style:font-size-asian="12pt"/>
    </style:style>
    <style:style style:name="TableCell3426" style:family="table-cell">
      <style:table-cell-properties fo:border="0.0208in solid #231F20" style:writing-mode="lr-tb" fo:padding-top="0in" fo:padding-left="0.0104in" fo:padding-bottom="0in" fo:padding-right="0.0104in"/>
    </style:style>
    <style:style style:name="P3427" style:parent-style-name="TableParagraph" style:family="paragraph">
      <style:text-properties style:font-name="Times New Roman" fo:font-size="12pt" style:font-size-asian="12pt"/>
    </style:style>
    <style:style style:name="TableCell3428" style:family="table-cell">
      <style:table-cell-properties fo:border="0.0208in solid #231F20" style:writing-mode="lr-tb" fo:padding-top="0in" fo:padding-left="0.0104in" fo:padding-bottom="0in" fo:padding-right="0.0104in"/>
    </style:style>
    <style:style style:name="P3429" style:parent-style-name="TableParagraph" style:family="paragraph">
      <style:text-properties style:font-name="Times New Roman" fo:font-size="12pt" style:font-size-asian="12pt"/>
    </style:style>
    <style:style style:name="TableCell3430" style:family="table-cell">
      <style:table-cell-properties fo:border="0.0208in solid #231F20" style:writing-mode="lr-tb" fo:padding-top="0in" fo:padding-left="0.0104in" fo:padding-bottom="0in" fo:padding-right="0.0104in"/>
    </style:style>
    <style:style style:name="P3431" style:parent-style-name="TableParagraph" style:family="paragraph">
      <style:text-properties style:font-name="Times New Roman" fo:font-size="12pt" style:font-size-asian="12pt"/>
    </style:style>
    <style:style style:name="TableCell3432" style:family="table-cell">
      <style:table-cell-properties fo:border="0.0208in solid #231F20" style:writing-mode="lr-tb" fo:padding-top="0in" fo:padding-left="0.0104in" fo:padding-bottom="0in" fo:padding-right="0.0104in"/>
    </style:style>
    <style:style style:name="P3433" style:parent-style-name="TableParagraph" style:family="paragraph">
      <style:text-properties style:font-name="Times New Roman" fo:font-size="12pt" style:font-size-asian="12pt"/>
    </style:style>
    <style:style style:name="P3434" style:parent-style-name="Normal" style:family="paragraph">
      <style:text-properties style:font-name="Microsoft Sans Serif" style:font-name-asian="Microsoft Sans Serif" style:font-name-complex="Microsoft Sans Serif" text:display="none"/>
    </style:style>
    <style:style style:name="TableColumn3436" style:family="table-column">
      <style:table-column-properties style:column-width="2.7083in" style:use-optimal-column-width="false"/>
    </style:style>
    <style:style style:name="TableColumn3437" style:family="table-column">
      <style:table-column-properties style:column-width="0.9166in" style:use-optimal-column-width="false"/>
    </style:style>
    <style:style style:name="TableColumn3438" style:family="table-column">
      <style:table-column-properties style:column-width="0.902in" style:use-optimal-column-width="false"/>
    </style:style>
    <style:style style:name="TableColumn3439" style:family="table-column">
      <style:table-column-properties style:column-width="0.9027in" style:use-optimal-column-width="false"/>
    </style:style>
    <style:style style:name="TableColumn3440" style:family="table-column">
      <style:table-column-properties style:column-width="0.9034in" style:use-optimal-column-width="false"/>
    </style:style>
    <style:style style:name="TableColumn3441" style:family="table-column">
      <style:table-column-properties style:column-width="0.9166in" style:use-optimal-column-width="false"/>
    </style:style>
    <style:style style:name="Table3435" style:family="table">
      <style:table-properties style:width="7.25in" fo:margin-left="0in" table:align="left"/>
    </style:style>
    <style:style style:name="TableRow3442" style:family="table-row">
      <style:table-row-properties style:min-row-height="0.4923in" style:use-optimal-row-height="false"/>
    </style:style>
    <style:style style:name="TableCell3443" style:family="table-cell">
      <style:table-cell-properties fo:border="0.0208in solid #231F20" style:writing-mode="lr-tb" fo:padding-top="0in" fo:padding-left="0.0104in" fo:padding-bottom="0in" fo:padding-right="0.0104in"/>
    </style:style>
    <style:style style:name="P3444" style:parent-style-name="TableParagraph" style:family="paragraph">
      <style:paragraph-properties fo:line-height="0.2486in" fo:margin-left="0.0513in" fo:text-indent="-0.052in">
        <style:tab-stops/>
      </style:paragraph-properties>
    </style:style>
    <style:style style:name="T3445" style:parent-style-name="DefaultParagraphFont" style:family="text">
      <style:text-properties fo:color="#231F20" style:text-scale="110%" fo:font-size="12pt" style:font-size-asian="12pt"/>
    </style:style>
    <style:style style:name="T3446" style:parent-style-name="DefaultParagraphFont" style:family="text">
      <style:text-properties fo:color="#231F20" fo:letter-spacing="0.0034in" style:text-scale="110%" fo:font-size="12pt" style:font-size-asian="12pt"/>
    </style:style>
    <style:style style:name="T3447" style:parent-style-name="DefaultParagraphFont" style:family="text">
      <style:text-properties fo:color="#231F20" style:text-scale="110%" fo:font-size="12pt" style:font-size-asian="12pt"/>
    </style:style>
    <style:style style:name="T3448" style:parent-style-name="DefaultParagraphFont" style:family="text">
      <style:text-properties fo:color="#231F20" fo:letter-spacing="0.0034in" style:text-scale="110%" fo:font-size="12pt" style:font-size-asian="12pt"/>
    </style:style>
    <style:style style:name="T3449" style:parent-style-name="DefaultParagraphFont" style:family="text">
      <style:text-properties fo:color="#231F20" style:text-scale="110%" fo:font-size="12pt" style:font-size-asian="12pt"/>
    </style:style>
    <style:style style:name="T3450" style:parent-style-name="DefaultParagraphFont" style:family="text">
      <style:text-properties fo:color="#231F20" fo:letter-spacing="0.0041in" style:text-scale="110%" fo:font-size="12pt" style:font-size-asian="12pt"/>
    </style:style>
    <style:style style:name="T3451" style:parent-style-name="DefaultParagraphFont" style:family="text">
      <style:text-properties fo:color="#231F20" style:text-scale="110%" fo:font-size="12pt" style:font-size-asian="12pt"/>
    </style:style>
    <style:style style:name="T3452" style:parent-style-name="DefaultParagraphFont" style:family="text">
      <style:text-properties fo:color="#231F20" fo:letter-spacing="0.0034in" style:text-scale="110%" fo:font-size="12pt" style:font-size-asian="12pt"/>
    </style:style>
    <style:style style:name="T3453" style:parent-style-name="DefaultParagraphFont" style:family="text">
      <style:text-properties fo:color="#231F20" style:text-scale="110%" fo:font-size="12pt" style:font-size-asian="12pt"/>
    </style:style>
    <style:style style:name="T3454" style:parent-style-name="DefaultParagraphFont" style:family="text">
      <style:text-properties fo:color="#231F20" fo:letter-spacing="-0.0465in" style:text-scale="110%" fo:font-size="12pt" style:font-size-asian="12pt"/>
    </style:style>
    <style:style style:name="T3455" style:parent-style-name="DefaultParagraphFont" style:family="text">
      <style:text-properties fo:color="#231F20" style:text-scale="110%" fo:font-size="12pt" style:font-size-asian="12pt"/>
    </style:style>
    <style:style style:name="TableCell3456" style:family="table-cell">
      <style:table-cell-properties fo:border="0.0208in solid #231F20" style:writing-mode="lr-tb" fo:padding-top="0in" fo:padding-left="0.0104in" fo:padding-bottom="0in" fo:padding-right="0.0104in"/>
    </style:style>
    <style:style style:name="P3457" style:parent-style-name="TableParagraph" style:family="paragraph">
      <style:text-properties style:font-name="Times New Roman" fo:font-size="12pt" style:font-size-asian="12pt"/>
    </style:style>
    <style:style style:name="TableCell3458" style:family="table-cell">
      <style:table-cell-properties fo:border="0.0208in solid #231F20" style:writing-mode="lr-tb" fo:padding-top="0in" fo:padding-left="0.0104in" fo:padding-bottom="0in" fo:padding-right="0.0104in"/>
    </style:style>
    <style:style style:name="P3459" style:parent-style-name="TableParagraph" style:family="paragraph">
      <style:text-properties style:font-name="Times New Roman" fo:font-size="12pt" style:font-size-asian="12pt"/>
    </style:style>
    <style:style style:name="TableCell3460" style:family="table-cell">
      <style:table-cell-properties fo:border="0.0208in solid #231F20" style:writing-mode="lr-tb" fo:padding-top="0in" fo:padding-left="0.0104in" fo:padding-bottom="0in" fo:padding-right="0.0104in"/>
    </style:style>
    <style:style style:name="P3461" style:parent-style-name="TableParagraph" style:family="paragraph">
      <style:text-properties style:font-name="Times New Roman" fo:font-size="12pt" style:font-size-asian="12pt"/>
    </style:style>
    <style:style style:name="TableCell3462" style:family="table-cell">
      <style:table-cell-properties fo:border="0.0208in solid #231F20" style:writing-mode="lr-tb" fo:padding-top="0in" fo:padding-left="0.0104in" fo:padding-bottom="0in" fo:padding-right="0.0104in"/>
    </style:style>
    <style:style style:name="P3463" style:parent-style-name="TableParagraph" style:family="paragraph">
      <style:text-properties style:font-name="Times New Roman" fo:font-size="12pt" style:font-size-asian="12pt"/>
    </style:style>
    <style:style style:name="TableCell3464" style:family="table-cell">
      <style:table-cell-properties fo:border="0.0208in solid #231F20" style:writing-mode="lr-tb" fo:padding-top="0in" fo:padding-left="0.0104in" fo:padding-bottom="0in" fo:padding-right="0.0104in"/>
    </style:style>
    <style:style style:name="P3465" style:parent-style-name="TableParagraph" style:family="paragraph">
      <style:text-properties style:font-name="Times New Roman" fo:font-size="12pt" style:font-size-asian="12pt"/>
    </style:style>
    <style:style style:name="TableRow3466" style:family="table-row">
      <style:table-row-properties style:min-row-height="0.6972in" style:use-optimal-row-height="false"/>
    </style:style>
    <style:style style:name="TableCell3467" style:family="table-cell">
      <style:table-cell-properties fo:border="0.0208in solid #231F20" style:writing-mode="lr-tb" fo:padding-top="0in" fo:padding-left="0.0104in" fo:padding-bottom="0in" fo:padding-right="0.0104in"/>
    </style:style>
    <style:style style:name="P3468" style:parent-style-name="TableParagraph" style:family="paragraph">
      <style:paragraph-properties fo:line-height="0.2333in" fo:margin-left="0.0513in" fo:margin-right="0.3347in">
        <style:tab-stops/>
      </style:paragraph-properties>
    </style:style>
    <style:style style:name="T3469" style:parent-style-name="DefaultParagraphFont" style:family="text">
      <style:text-properties fo:color="#231F20" style:text-scale="110%" fo:font-size="12pt" style:font-size-asian="12pt"/>
    </style:style>
    <style:style style:name="T3470" style:parent-style-name="DefaultParagraphFont" style:family="text">
      <style:text-properties fo:color="#231F20" fo:letter-spacing="0.0069in" style:text-scale="110%" fo:font-size="12pt" style:font-size-asian="12pt"/>
    </style:style>
    <style:style style:name="T3471" style:parent-style-name="DefaultParagraphFont" style:family="text">
      <style:text-properties fo:color="#231F20" style:text-scale="110%" fo:font-size="12pt" style:font-size-asian="12pt"/>
    </style:style>
    <style:style style:name="T3472" style:parent-style-name="DefaultParagraphFont" style:family="text">
      <style:text-properties fo:color="#231F20" fo:letter-spacing="0.0069in" style:text-scale="110%" fo:font-size="12pt" style:font-size-asian="12pt"/>
    </style:style>
    <style:style style:name="T3473" style:parent-style-name="DefaultParagraphFont" style:family="text">
      <style:text-properties fo:color="#231F20" style:text-scale="110%" fo:font-size="12pt" style:font-size-asian="12pt"/>
    </style:style>
    <style:style style:name="T3474" style:parent-style-name="DefaultParagraphFont" style:family="text">
      <style:text-properties fo:color="#231F20" fo:letter-spacing="0.0069in" style:text-scale="110%" fo:font-size="12pt" style:font-size-asian="12pt"/>
    </style:style>
    <style:style style:name="T3475" style:parent-style-name="DefaultParagraphFont" style:family="text">
      <style:text-properties fo:color="#231F20" style:text-scale="110%" fo:font-size="12pt" style:font-size-asian="12pt"/>
    </style:style>
    <style:style style:name="T3476" style:parent-style-name="DefaultParagraphFont" style:family="text">
      <style:text-properties fo:color="#231F20" fo:letter-spacing="-0.0465in" style:text-scale="110%" fo:font-size="12pt" style:font-size-asian="12pt"/>
    </style:style>
    <style:style style:name="T3477" style:parent-style-name="DefaultParagraphFont" style:family="text">
      <style:text-properties fo:color="#231F20" style:text-scale="115%" fo:font-size="12pt" style:font-size-asian="12pt"/>
    </style:style>
    <style:style style:name="T3478" style:parent-style-name="DefaultParagraphFont" style:family="text">
      <style:text-properties fo:color="#231F20" fo:letter-spacing="0.0006in" style:text-scale="115%" fo:font-size="12pt" style:font-size-asian="12pt"/>
    </style:style>
    <style:style style:name="T3479" style:parent-style-name="DefaultParagraphFont" style:family="text">
      <style:text-properties fo:color="#231F20" style:text-scale="115%" fo:font-size="12pt" style:font-size-asian="12pt"/>
    </style:style>
    <style:style style:name="TableCell3480" style:family="table-cell">
      <style:table-cell-properties fo:border="0.0208in solid #231F20" style:writing-mode="lr-tb" fo:padding-top="0in" fo:padding-left="0.0104in" fo:padding-bottom="0in" fo:padding-right="0.0104in"/>
    </style:style>
    <style:style style:name="P3481" style:parent-style-name="TableParagraph" style:family="paragraph">
      <style:text-properties style:font-name="Times New Roman" fo:font-size="12pt" style:font-size-asian="12pt"/>
    </style:style>
    <style:style style:name="TableCell3482" style:family="table-cell">
      <style:table-cell-properties fo:border="0.0208in solid #231F20" style:writing-mode="lr-tb" fo:padding-top="0in" fo:padding-left="0.0104in" fo:padding-bottom="0in" fo:padding-right="0.0104in"/>
    </style:style>
    <style:style style:name="P3483" style:parent-style-name="TableParagraph" style:family="paragraph">
      <style:text-properties style:font-name="Times New Roman" fo:font-size="12pt" style:font-size-asian="12pt"/>
    </style:style>
    <style:style style:name="TableCell3484" style:family="table-cell">
      <style:table-cell-properties fo:border="0.0208in solid #231F20" style:writing-mode="lr-tb" fo:padding-top="0in" fo:padding-left="0.0104in" fo:padding-bottom="0in" fo:padding-right="0.0104in"/>
    </style:style>
    <style:style style:name="P3485" style:parent-style-name="TableParagraph" style:family="paragraph">
      <style:text-properties style:font-name="Times New Roman" fo:font-size="12pt" style:font-size-asian="12pt"/>
    </style:style>
    <style:style style:name="TableCell3486" style:family="table-cell">
      <style:table-cell-properties fo:border="0.0208in solid #231F20" style:writing-mode="lr-tb" fo:padding-top="0in" fo:padding-left="0.0104in" fo:padding-bottom="0in" fo:padding-right="0.0104in"/>
    </style:style>
    <style:style style:name="P3487" style:parent-style-name="TableParagraph" style:family="paragraph">
      <style:text-properties style:font-name="Times New Roman" fo:font-size="12pt" style:font-size-asian="12pt"/>
    </style:style>
    <style:style style:name="TableCell3488" style:family="table-cell">
      <style:table-cell-properties fo:border="0.0208in solid #231F20" style:writing-mode="lr-tb" fo:padding-top="0in" fo:padding-left="0.0104in" fo:padding-bottom="0in" fo:padding-right="0.0104in"/>
    </style:style>
    <style:style style:name="P3489" style:parent-style-name="TableParagraph" style:family="paragraph">
      <style:text-properties style:font-name="Times New Roman" fo:font-size="12pt" style:font-size-asian="12pt"/>
    </style:style>
    <style:style style:name="TableRow3490" style:family="table-row">
      <style:table-row-properties style:min-row-height="0.934in" style:use-optimal-row-height="false"/>
    </style:style>
    <style:style style:name="TableCell3491" style:family="table-cell">
      <style:table-cell-properties fo:border="0.0208in solid #231F20" style:writing-mode="lr-tb" fo:padding-top="0in" fo:padding-left="0.0104in" fo:padding-bottom="0in" fo:padding-right="0.0104in"/>
    </style:style>
    <style:style style:name="P3492" style:parent-style-name="TableParagraph" style:family="paragraph">
      <style:paragraph-properties fo:text-align="justify" fo:line-height="0.2333in" fo:margin-left="0.0513in" fo:margin-right="0.0333in">
        <style:tab-stops/>
      </style:paragraph-properties>
    </style:style>
    <style:style style:name="T3493" style:parent-style-name="DefaultParagraphFont" style:family="text">
      <style:text-properties fo:color="#231F20" style:text-scale="110%" fo:font-size="12pt" style:font-size-asian="12pt"/>
    </style:style>
    <style:style style:name="T3494" style:parent-style-name="DefaultParagraphFont" style:family="text">
      <style:text-properties fo:color="#231F20" fo:letter-spacing="0.0006in" style:text-scale="110%" fo:font-size="12pt" style:font-size-asian="12pt"/>
    </style:style>
    <style:style style:name="T3495" style:parent-style-name="DefaultParagraphFont" style:family="text">
      <style:text-properties fo:color="#231F20" style:text-scale="110%" fo:font-size="12pt" style:font-size-asian="12pt"/>
    </style:style>
    <style:style style:name="T3496" style:parent-style-name="DefaultParagraphFont" style:family="text">
      <style:text-properties fo:color="#231F20" fo:letter-spacing="0.0006in" style:text-scale="110%" fo:font-size="12pt" style:font-size-asian="12pt"/>
    </style:style>
    <style:style style:name="T3497" style:parent-style-name="DefaultParagraphFont" style:family="text">
      <style:text-properties fo:color="#231F20" style:text-scale="110%" fo:font-size="12pt" style:font-size-asian="12pt"/>
    </style:style>
    <style:style style:name="T3498" style:parent-style-name="DefaultParagraphFont" style:family="text">
      <style:text-properties fo:color="#231F20" fo:letter-spacing="0.0006in" style:text-scale="110%" fo:font-size="12pt" style:font-size-asian="12pt"/>
    </style:style>
    <style:style style:name="T3499" style:parent-style-name="DefaultParagraphFont" style:family="text">
      <style:text-properties fo:color="#231F20" style:text-scale="110%" fo:font-size="12pt" style:font-size-asian="12pt"/>
    </style:style>
    <style:style style:name="T3500" style:parent-style-name="DefaultParagraphFont" style:family="text">
      <style:text-properties fo:color="#231F20" fo:letter-spacing="0.0006in" style:text-scale="110%" fo:font-size="12pt" style:font-size-asian="12pt"/>
    </style:style>
    <style:style style:name="T3501" style:parent-style-name="DefaultParagraphFont" style:family="text">
      <style:text-properties fo:color="#231F20" style:text-scale="110%" fo:font-size="12pt" style:font-size-asian="12pt"/>
    </style:style>
    <style:style style:name="T3502" style:parent-style-name="DefaultParagraphFont" style:family="text">
      <style:text-properties fo:color="#231F20" fo:letter-spacing="0.0006in" style:text-scale="110%" fo:font-size="12pt" style:font-size-asian="12pt"/>
    </style:style>
    <style:style style:name="T3503" style:parent-style-name="DefaultParagraphFont" style:family="text">
      <style:text-properties fo:color="#231F20" style:text-scale="110%" fo:font-size="12pt" style:font-size-asian="12pt"/>
    </style:style>
    <style:style style:name="T3504" style:parent-style-name="DefaultParagraphFont" style:family="text">
      <style:text-properties fo:color="#231F20" fo:letter-spacing="0.0006in" style:text-scale="110%" fo:font-size="12pt" style:font-size-asian="12pt"/>
    </style:style>
    <style:style style:name="T3505" style:parent-style-name="DefaultParagraphFont" style:family="text">
      <style:text-properties fo:color="#231F20" style:text-scale="110%" fo:font-size="12pt" style:font-size-asian="12pt"/>
    </style:style>
    <style:style style:name="T3506" style:parent-style-name="DefaultParagraphFont" style:family="text">
      <style:text-properties fo:color="#231F20" fo:letter-spacing="0.0006in" style:text-scale="110%" fo:font-size="12pt" style:font-size-asian="12pt"/>
    </style:style>
    <style:style style:name="T3507" style:parent-style-name="DefaultParagraphFont" style:family="text">
      <style:text-properties fo:color="#231F20" style:text-scale="110%" fo:font-size="12pt" style:font-size-asian="12pt"/>
    </style:style>
    <style:style style:name="T3508" style:parent-style-name="DefaultParagraphFont" style:family="text">
      <style:text-properties fo:color="#231F20" fo:letter-spacing="0.0006in" style:text-scale="110%" fo:font-size="12pt" style:font-size-asian="12pt"/>
    </style:style>
    <style:style style:name="T3509" style:parent-style-name="DefaultParagraphFont" style:family="text">
      <style:text-properties fo:color="#231F20" style:text-scale="110%" fo:font-size="12pt" style:font-size-asian="12pt"/>
    </style:style>
    <style:style style:name="T3510" style:parent-style-name="DefaultParagraphFont" style:family="text">
      <style:text-properties fo:color="#231F20" fo:letter-spacing="0.0006in" style:text-scale="110%" fo:font-size="12pt" style:font-size-asian="12pt"/>
    </style:style>
    <style:style style:name="T3511" style:parent-style-name="DefaultParagraphFont" style:family="text">
      <style:text-properties fo:color="#231F20" style:text-scale="110%" fo:font-size="12pt" style:font-size-asian="12pt"/>
    </style:style>
    <style:style style:name="TableCell3512" style:family="table-cell">
      <style:table-cell-properties fo:border="0.0208in solid #231F20" style:writing-mode="lr-tb" fo:padding-top="0in" fo:padding-left="0.0104in" fo:padding-bottom="0in" fo:padding-right="0.0104in"/>
    </style:style>
    <style:style style:name="P3513" style:parent-style-name="TableParagraph" style:family="paragraph">
      <style:text-properties style:font-name="Times New Roman" fo:font-size="12pt" style:font-size-asian="12pt"/>
    </style:style>
    <style:style style:name="TableCell3514" style:family="table-cell">
      <style:table-cell-properties fo:border="0.0208in solid #231F20" style:writing-mode="lr-tb" fo:padding-top="0in" fo:padding-left="0.0104in" fo:padding-bottom="0in" fo:padding-right="0.0104in"/>
    </style:style>
    <style:style style:name="P3515" style:parent-style-name="TableParagraph" style:family="paragraph">
      <style:text-properties style:font-name="Times New Roman" fo:font-size="12pt" style:font-size-asian="12pt"/>
    </style:style>
    <style:style style:name="TableCell3516" style:family="table-cell">
      <style:table-cell-properties fo:border="0.0208in solid #231F20" style:writing-mode="lr-tb" fo:padding-top="0in" fo:padding-left="0.0104in" fo:padding-bottom="0in" fo:padding-right="0.0104in"/>
    </style:style>
    <style:style style:name="P3517" style:parent-style-name="TableParagraph" style:family="paragraph">
      <style:text-properties style:font-name="Times New Roman" fo:font-size="12pt" style:font-size-asian="12pt"/>
    </style:style>
    <style:style style:name="TableCell3518" style:family="table-cell">
      <style:table-cell-properties fo:border="0.0208in solid #231F20" style:writing-mode="lr-tb" fo:padding-top="0in" fo:padding-left="0.0104in" fo:padding-bottom="0in" fo:padding-right="0.0104in"/>
    </style:style>
    <style:style style:name="P3519" style:parent-style-name="TableParagraph" style:family="paragraph">
      <style:text-properties style:font-name="Times New Roman" fo:font-size="12pt" style:font-size-asian="12pt"/>
    </style:style>
    <style:style style:name="TableCell3520" style:family="table-cell">
      <style:table-cell-properties fo:border="0.0208in solid #231F20" style:writing-mode="lr-tb" fo:padding-top="0in" fo:padding-left="0.0104in" fo:padding-bottom="0in" fo:padding-right="0.0104in"/>
    </style:style>
    <style:style style:name="P3521" style:parent-style-name="TableParagraph" style:family="paragraph">
      <style:text-properties style:font-name="Times New Roman" fo:font-size="12pt" style:font-size-asian="12pt"/>
    </style:style>
    <style:style style:name="P3522" style:parent-style-name="Textbody" style:master-page-name="MP13" style:family="paragraph">
      <style:paragraph-properties fo:break-before="page" fo:margin-top="0.0069in"/>
    </style:style>
    <style:style style:name="P3543" style:parent-style-name="Textbody" style:family="paragraph">
      <style:text-properties fo:font-size="10pt" style:font-size-asian="10pt"/>
    </style:style>
    <style:style style:name="P3544" style:parent-style-name="Textbody" style:family="paragraph">
      <style:paragraph-properties fo:margin-top="0.0041in"/>
      <style:text-properties fo:font-size="14pt" style:font-size-asian="14pt"/>
    </style:style>
    <style:style style:name="P3545" style:parent-style-name="Textbody" style:family="paragraph">
      <style:paragraph-properties fo:text-align="justify" fo:line-height="122%" fo:margin-left="0.184in" fo:margin-right="0.1944in">
        <style:tab-stops/>
      </style:paragraph-properties>
    </style:style>
    <style:style style:name="T3546" style:parent-style-name="DefaultParagraphFont" style:family="text">
      <style:text-properties fo:color="#231F20" style:text-scale="115%"/>
    </style:style>
    <style:style style:name="T3547" style:parent-style-name="DefaultParagraphFont" style:family="text">
      <style:text-properties fo:color="#231F20" fo:letter-spacing="0.0006in" style:text-scale="115%"/>
    </style:style>
    <style:style style:name="T3548" style:parent-style-name="DefaultParagraphFont" style:family="text">
      <style:text-properties fo:color="#231F20" style:text-scale="115%"/>
    </style:style>
    <style:style style:name="T3549" style:parent-style-name="DefaultParagraphFont" style:family="text">
      <style:text-properties fo:color="#231F20" fo:letter-spacing="-0.0027in" style:text-scale="115%"/>
    </style:style>
    <style:style style:name="T3550" style:parent-style-name="DefaultParagraphFont" style:family="text">
      <style:text-properties fo:color="#231F20" style:text-scale="115%"/>
    </style:style>
    <style:style style:name="T3551" style:parent-style-name="DefaultParagraphFont" style:family="text">
      <style:text-properties fo:color="#231F20" fo:letter-spacing="-0.002in" style:text-scale="115%"/>
    </style:style>
    <style:style style:name="T3552" style:parent-style-name="DefaultParagraphFont" style:family="text">
      <style:text-properties fo:color="#231F20" style:text-scale="115%"/>
    </style:style>
    <style:style style:name="T3553" style:parent-style-name="DefaultParagraphFont" style:family="text">
      <style:text-properties fo:color="#231F20" fo:letter-spacing="-0.0027in" style:text-scale="115%"/>
    </style:style>
    <style:style style:name="T3554" style:parent-style-name="DefaultParagraphFont" style:family="text">
      <style:text-properties fo:color="#231F20" style:text-scale="115%"/>
    </style:style>
    <style:style style:name="T3555" style:parent-style-name="DefaultParagraphFont" style:family="text">
      <style:text-properties fo:color="#231F20" fo:letter-spacing="-0.002in" style:text-scale="115%"/>
    </style:style>
    <style:style style:name="T3556" style:parent-style-name="DefaultParagraphFont" style:family="text">
      <style:text-properties fo:color="#231F20" style:text-scale="115%"/>
    </style:style>
    <style:style style:name="T3557" style:parent-style-name="DefaultParagraphFont" style:family="text">
      <style:text-properties fo:color="#231F20" fo:letter-spacing="-0.0027in" style:text-scale="115%"/>
    </style:style>
    <style:style style:name="T3558" style:parent-style-name="DefaultParagraphFont" style:family="text">
      <style:text-properties fo:color="#231F20" style:text-scale="115%"/>
    </style:style>
    <style:style style:name="T3559" style:parent-style-name="DefaultParagraphFont" style:family="text">
      <style:text-properties fo:color="#231F20" fo:letter-spacing="-0.002in" style:text-scale="115%"/>
    </style:style>
    <style:style style:name="T3560" style:parent-style-name="DefaultParagraphFont" style:family="text">
      <style:text-properties fo:color="#231F20" style:text-scale="115%"/>
    </style:style>
    <style:style style:name="T3561" style:parent-style-name="DefaultParagraphFont" style:family="text">
      <style:text-properties fo:color="#231F20" fo:letter-spacing="-0.002in" style:text-scale="115%"/>
    </style:style>
    <style:style style:name="T3562" style:parent-style-name="DefaultParagraphFont" style:family="text">
      <style:text-properties fo:color="#231F20" style:text-scale="115%"/>
    </style:style>
    <style:style style:name="T3563" style:parent-style-name="DefaultParagraphFont" style:family="text">
      <style:text-properties fo:color="#231F20" fo:letter-spacing="-0.0027in" style:text-scale="115%"/>
    </style:style>
    <style:style style:name="T3564" style:parent-style-name="DefaultParagraphFont" style:family="text">
      <style:text-properties fo:color="#231F20" style:text-scale="115%"/>
    </style:style>
    <style:style style:name="T3565" style:parent-style-name="DefaultParagraphFont" style:family="text">
      <style:text-properties fo:color="#231F20" fo:letter-spacing="-0.002in" style:text-scale="115%"/>
    </style:style>
    <style:style style:name="T3566" style:parent-style-name="DefaultParagraphFont" style:family="text">
      <style:text-properties fo:color="#231F20" style:text-scale="115%"/>
    </style:style>
    <style:style style:name="T3567" style:parent-style-name="DefaultParagraphFont" style:family="text">
      <style:text-properties fo:color="#231F20" fo:letter-spacing="-0.0027in" style:text-scale="115%"/>
    </style:style>
    <style:style style:name="T3568" style:parent-style-name="DefaultParagraphFont" style:family="text">
      <style:text-properties fo:color="#231F20" style:text-scale="115%"/>
    </style:style>
    <style:style style:name="T3569" style:parent-style-name="DefaultParagraphFont" style:family="text">
      <style:text-properties fo:color="#231F20" fo:letter-spacing="-0.002in" style:text-scale="115%"/>
    </style:style>
    <style:style style:name="T3570" style:parent-style-name="DefaultParagraphFont" style:family="text">
      <style:text-properties fo:color="#231F20" style:text-scale="115%"/>
    </style:style>
    <style:style style:name="T3571" style:parent-style-name="DefaultParagraphFont" style:family="text">
      <style:text-properties fo:color="#231F20" fo:letter-spacing="-0.0097in" style:text-scale="115%"/>
    </style:style>
    <style:style style:name="T3572" style:parent-style-name="DefaultParagraphFont" style:family="text">
      <style:text-properties fo:color="#231F20" style:text-scale="115%"/>
    </style:style>
    <style:style style:name="T3573" style:parent-style-name="DefaultParagraphFont" style:family="text">
      <style:text-properties fo:color="#231F20" fo:letter-spacing="-0.0104in" style:text-scale="115%"/>
    </style:style>
    <style:style style:name="T3574" style:parent-style-name="DefaultParagraphFont" style:family="text">
      <style:text-properties fo:color="#231F20" style:text-scale="115%"/>
    </style:style>
    <style:style style:name="T3575" style:parent-style-name="DefaultParagraphFont" style:family="text">
      <style:text-properties fo:color="#231F20" fo:letter-spacing="-0.0097in" style:text-scale="115%"/>
    </style:style>
    <style:style style:name="T3576" style:parent-style-name="DefaultParagraphFont" style:family="text">
      <style:text-properties fo:color="#231F20" style:text-scale="115%"/>
    </style:style>
    <style:style style:name="T3577" style:parent-style-name="DefaultParagraphFont" style:family="text">
      <style:text-properties fo:color="#231F20" fo:letter-spacing="-0.0493in" style:text-scale="115%"/>
    </style:style>
    <style:style style:name="T3578" style:parent-style-name="DefaultParagraphFont" style:family="text">
      <style:text-properties fo:color="#231F20" style:text-scale="115%"/>
    </style:style>
    <style:style style:name="P3579" style:parent-style-name="Textbody" style:family="paragraph">
      <style:paragraph-properties fo:line-height="0.1784in" fo:margin-left="0.184in">
        <style:tab-stops/>
      </style:paragraph-properties>
      <style:text-properties fo:color="#231F20" style:text-scale="115%"/>
    </style:style>
    <style:style style:name="P3580" style:parent-style-name="ListParagraph" style:family="paragraph">
      <style:paragraph-properties fo:text-align="justify" fo:margin-top="0.0215in" fo:line-height="116%" fo:margin-right="0.0902in">
        <style:tab-stops>
          <style:tab-stop style:type="left" style:position="1.1111in"/>
        </style:tab-stops>
      </style:paragraph-properties>
    </style:style>
    <style:style style:name="T3581" style:parent-style-name="DefaultParagraphFont" style:family="text">
      <style:text-properties fo:color="#231F20" style:text-scale="110%" fo:font-size="12pt" style:font-size-asian="12pt"/>
    </style:style>
    <style:style style:name="T3582" style:parent-style-name="DefaultParagraphFont" style:family="text">
      <style:text-properties fo:color="#231F20" fo:letter-spacing="-0.0472in" style:text-scale="110%" fo:font-size="12pt" style:font-size-asian="12pt"/>
    </style:style>
    <style:style style:name="T3583" style:parent-style-name="DefaultParagraphFont" style:family="text">
      <style:text-properties fo:color="#231F20" style:text-scale="110%" fo:font-size="12pt" style:font-size-asian="12pt"/>
    </style:style>
    <style:style style:name="T3584" style:parent-style-name="DefaultParagraphFont" style:family="text">
      <style:text-properties fo:color="#231F20" fo:letter-spacing="0.0006in" style:text-scale="110%" fo:font-size="12pt" style:font-size-asian="12pt"/>
    </style:style>
    <style:style style:name="T3585" style:parent-style-name="DefaultParagraphFont" style:family="text">
      <style:text-properties fo:color="#231F20" style:text-scale="110%" fo:font-size="12pt" style:font-size-asian="12pt"/>
    </style:style>
    <style:style style:name="T3586" style:parent-style-name="DefaultParagraphFont" style:family="text">
      <style:text-properties fo:color="#231F20" fo:letter-spacing="0.0006in" style:text-scale="110%" fo:font-size="12pt" style:font-size-asian="12pt"/>
    </style:style>
    <style:style style:name="T3587" style:parent-style-name="DefaultParagraphFont" style:family="text">
      <style:text-properties fo:color="#231F20" style:text-scale="110%" fo:font-size="12pt" style:font-size-asian="12pt"/>
    </style:style>
    <style:style style:name="T3588" style:parent-style-name="DefaultParagraphFont" style:family="text">
      <style:text-properties fo:color="#231F20" fo:letter-spacing="0.0006in" style:text-scale="110%" fo:font-size="12pt" style:font-size-asian="12pt"/>
    </style:style>
    <style:style style:name="T3589" style:parent-style-name="DefaultParagraphFont" style:family="text">
      <style:text-properties fo:color="#231F20" style:text-scale="110%" fo:font-size="12pt" style:font-size-asian="12pt"/>
    </style:style>
    <style:style style:name="T3590" style:parent-style-name="DefaultParagraphFont" style:family="text">
      <style:text-properties fo:color="#231F20" fo:letter-spacing="0.0006in" style:text-scale="110%" fo:font-size="12pt" style:font-size-asian="12pt"/>
    </style:style>
    <style:style style:name="T3591" style:parent-style-name="DefaultParagraphFont" style:family="text">
      <style:text-properties fo:color="#231F20" style:text-scale="110%" fo:font-size="12pt" style:font-size-asian="12pt"/>
    </style:style>
    <style:style style:name="T3592" style:parent-style-name="DefaultParagraphFont" style:family="text">
      <style:text-properties fo:color="#231F20" fo:letter-spacing="0.0006in" style:text-scale="110%" fo:font-size="12pt" style:font-size-asian="12pt"/>
    </style:style>
    <style:style style:name="T3593" style:parent-style-name="DefaultParagraphFont" style:family="text">
      <style:text-properties fo:color="#231F20" style:text-scale="110%" fo:font-size="12pt" style:font-size-asian="12pt"/>
    </style:style>
    <style:style style:name="T3594" style:parent-style-name="DefaultParagraphFont" style:family="text">
      <style:text-properties fo:color="#231F20" fo:letter-spacing="0.0006in" style:text-scale="110%" fo:font-size="12pt" style:font-size-asian="12pt"/>
    </style:style>
    <style:style style:name="T3595" style:parent-style-name="DefaultParagraphFont" style:family="text">
      <style:text-properties fo:color="#231F20" style:text-scale="110%" fo:font-size="12pt" style:font-size-asian="12pt"/>
    </style:style>
    <style:style style:name="T3596" style:parent-style-name="DefaultParagraphFont" style:family="text">
      <style:text-properties fo:color="#231F20" fo:letter-spacing="0.0006in" style:text-scale="110%" fo:font-size="12pt" style:font-size-asian="12pt"/>
    </style:style>
    <style:style style:name="T3597" style:parent-style-name="DefaultParagraphFont" style:family="text">
      <style:text-properties fo:color="#231F20" style:text-scale="110%" fo:font-size="12pt" style:font-size-asian="12pt"/>
    </style:style>
    <style:style style:name="T3598" style:parent-style-name="DefaultParagraphFont" style:family="text">
      <style:text-properties fo:color="#231F20" fo:letter-spacing="0.0006in" style:text-scale="110%" fo:font-size="12pt" style:font-size-asian="12pt"/>
    </style:style>
    <style:style style:name="T3599" style:parent-style-name="DefaultParagraphFont" style:family="text">
      <style:text-properties fo:color="#231F20" style:text-scale="110%" fo:font-size="12pt" style:font-size-asian="12pt"/>
    </style:style>
    <style:style style:name="T3600" style:parent-style-name="DefaultParagraphFont" style:family="text">
      <style:text-properties fo:color="#231F20" fo:letter-spacing="0.0006in" style:text-scale="110%" fo:font-size="12pt" style:font-size-asian="12pt"/>
    </style:style>
    <style:style style:name="T3601" style:parent-style-name="DefaultParagraphFont" style:family="text">
      <style:text-properties fo:color="#231F20" style:text-scale="110%" fo:font-size="12pt" style:font-size-asian="12pt"/>
    </style:style>
    <style:style style:name="T3602" style:parent-style-name="DefaultParagraphFont" style:family="text">
      <style:text-properties fo:color="#231F20" fo:letter-spacing="0.0006in" style:text-scale="110%" fo:font-size="12pt" style:font-size-asian="12pt"/>
    </style:style>
    <style:style style:name="T3603" style:parent-style-name="DefaultParagraphFont" style:family="text">
      <style:text-properties fo:color="#231F20" style:text-scale="110%" fo:font-size="12pt" style:font-size-asian="12pt"/>
    </style:style>
    <style:style style:name="T3604" style:parent-style-name="DefaultParagraphFont" style:family="text">
      <style:text-properties fo:color="#231F20" fo:letter-spacing="0.0006in" style:text-scale="110%" fo:font-size="12pt" style:font-size-asian="12pt"/>
    </style:style>
    <style:style style:name="T3605" style:parent-style-name="DefaultParagraphFont" style:family="text">
      <style:text-properties fo:color="#231F20" style:text-scale="110%" fo:font-size="12pt" style:font-size-asian="12pt"/>
    </style:style>
    <style:style style:name="T3606" style:parent-style-name="DefaultParagraphFont" style:family="text">
      <style:text-properties fo:color="#231F20" fo:letter-spacing="0.0006in" style:text-scale="110%" fo:font-size="12pt" style:font-size-asian="12pt"/>
    </style:style>
    <style:style style:name="T3607" style:parent-style-name="DefaultParagraphFont" style:family="text">
      <style:text-properties fo:color="#231F20" style:text-scale="110%" fo:font-size="12pt" style:font-size-asian="12pt"/>
    </style:style>
    <style:style style:name="T3608" style:parent-style-name="DefaultParagraphFont" style:family="text">
      <style:text-properties fo:color="#231F20" fo:letter-spacing="0.0006in" style:text-scale="110%" fo:font-size="12pt" style:font-size-asian="12pt"/>
    </style:style>
    <style:style style:name="T3609" style:parent-style-name="DefaultParagraphFont" style:family="text">
      <style:text-properties fo:color="#231F20" style:text-scale="110%" fo:font-size="12pt" style:font-size-asian="12pt"/>
    </style:style>
    <style:style style:name="T3610" style:parent-style-name="DefaultParagraphFont" style:family="text">
      <style:text-properties fo:color="#231F20" fo:letter-spacing="0.0006in" style:text-scale="110%" fo:font-size="12pt" style:font-size-asian="12pt"/>
    </style:style>
    <style:style style:name="T3611" style:parent-style-name="DefaultParagraphFont" style:family="text">
      <style:text-properties fo:color="#231F20" style:text-scale="110%" fo:font-size="12pt" style:font-size-asian="12pt"/>
    </style:style>
    <style:style style:name="T3612" style:parent-style-name="DefaultParagraphFont" style:family="text">
      <style:text-properties fo:color="#231F20" fo:letter-spacing="0.0006in" style:text-scale="110%" fo:font-size="12pt" style:font-size-asian="12pt"/>
    </style:style>
    <style:style style:name="T3613" style:parent-style-name="DefaultParagraphFont" style:family="text">
      <style:text-properties fo:color="#231F20" style:text-scale="110%" fo:font-size="12pt" style:font-size-asian="12pt"/>
    </style:style>
    <style:style style:name="T3614" style:parent-style-name="DefaultParagraphFont" style:family="text">
      <style:text-properties fo:color="#231F20" fo:letter-spacing="0.0006in" style:text-scale="110%" fo:font-size="12pt" style:font-size-asian="12pt"/>
    </style:style>
    <style:style style:name="T3615" style:parent-style-name="DefaultParagraphFont" style:family="text">
      <style:text-properties fo:color="#231F20" style:text-scale="110%" fo:font-size="12pt" style:font-size-asian="12pt"/>
    </style:style>
    <style:style style:name="T3616" style:parent-style-name="DefaultParagraphFont" style:family="text">
      <style:text-properties fo:color="#231F20" fo:letter-spacing="0.0006in" style:text-scale="110%" fo:font-size="12pt" style:font-size-asian="12pt"/>
    </style:style>
    <style:style style:name="T3617" style:parent-style-name="DefaultParagraphFont" style:family="text">
      <style:text-properties fo:color="#231F20" style:text-scale="110%" fo:font-size="12pt" style:font-size-asian="12pt"/>
    </style:style>
    <style:style style:name="T3618" style:parent-style-name="DefaultParagraphFont" style:family="text">
      <style:text-properties fo:color="#231F20" fo:letter-spacing="0.0006in" style:text-scale="110%" fo:font-size="12pt" style:font-size-asian="12pt"/>
    </style:style>
    <style:style style:name="T3619" style:parent-style-name="DefaultParagraphFont" style:family="text">
      <style:text-properties fo:color="#231F20" style:text-scale="110%" fo:font-size="12pt" style:font-size-asian="12pt"/>
    </style:style>
    <style:style style:name="P3620" style:parent-style-name="ListParagraph" style:family="paragraph">
      <style:paragraph-properties fo:text-align="justify" fo:line-height="0.1888in">
        <style:tab-stops>
          <style:tab-stop style:type="left" style:position="1.6111in"/>
        </style:tab-stops>
      </style:paragraph-properties>
    </style:style>
    <style:style style:name="T3621" style:parent-style-name="DefaultParagraphFont" style:family="text">
      <style:text-properties fo:color="#231F20" style:text-scale="110%" fo:font-size="12pt" style:font-size-asian="12pt"/>
    </style:style>
    <style:style style:name="T3622" style:parent-style-name="DefaultParagraphFont" style:family="text">
      <style:text-properties fo:color="#231F20" fo:letter-spacing="0.0416in" style:text-scale="110%" fo:font-size="12pt" style:font-size-asian="12pt"/>
    </style:style>
    <style:style style:name="T3623" style:parent-style-name="DefaultParagraphFont" style:family="text">
      <style:text-properties fo:color="#231F20" style:text-scale="110%" fo:font-size="12pt" style:font-size-asian="12pt"/>
    </style:style>
    <style:style style:name="T3624" style:parent-style-name="DefaultParagraphFont" style:family="text">
      <style:text-properties fo:color="#231F20" fo:letter-spacing="0.0423in" style:text-scale="110%" fo:font-size="12pt" style:font-size-asian="12pt"/>
    </style:style>
    <style:style style:name="T3625" style:parent-style-name="DefaultParagraphFont" style:family="text">
      <style:text-properties fo:color="#231F20" style:text-scale="110%" fo:font-size="12pt" style:font-size-asian="12pt"/>
    </style:style>
    <style:style style:name="T3626" style:parent-style-name="DefaultParagraphFont" style:family="text">
      <style:text-properties fo:color="#231F20" fo:letter-spacing="0.0416in" style:text-scale="110%" fo:font-size="12pt" style:font-size-asian="12pt"/>
    </style:style>
    <style:style style:name="T3627" style:parent-style-name="DefaultParagraphFont" style:family="text">
      <style:text-properties fo:color="#231F20" style:text-scale="110%" fo:font-size="12pt" style:font-size-asian="12pt"/>
    </style:style>
    <style:style style:name="T3628" style:parent-style-name="DefaultParagraphFont" style:family="text">
      <style:text-properties fo:color="#231F20" fo:letter-spacing="0.0423in" style:text-scale="110%" fo:font-size="12pt" style:font-size-asian="12pt"/>
    </style:style>
    <style:style style:name="T3629" style:parent-style-name="DefaultParagraphFont" style:family="text">
      <style:text-properties fo:color="#231F20" style:text-scale="110%" fo:font-size="12pt" style:font-size-asian="12pt"/>
    </style:style>
    <style:style style:name="T3630" style:parent-style-name="DefaultParagraphFont" style:family="text">
      <style:text-properties fo:color="#231F20" fo:letter-spacing="0.0416in" style:text-scale="110%" fo:font-size="12pt" style:font-size-asian="12pt"/>
    </style:style>
    <style:style style:name="T3631" style:parent-style-name="DefaultParagraphFont" style:family="text">
      <style:text-properties fo:color="#231F20" style:text-scale="110%" fo:font-size="12pt" style:font-size-asian="12pt"/>
    </style:style>
    <style:style style:name="T3632" style:parent-style-name="DefaultParagraphFont" style:family="text">
      <style:text-properties fo:color="#231F20" fo:letter-spacing="0.0312in" style:text-scale="110%" fo:font-size="12pt" style:font-size-asian="12pt"/>
    </style:style>
    <style:style style:name="T3633" style:parent-style-name="DefaultParagraphFont" style:family="text">
      <style:text-properties fo:color="#231F20" style:text-scale="110%" fo:font-size="12pt" style:font-size-asian="12pt"/>
    </style:style>
    <style:style style:name="T3634" style:parent-style-name="DefaultParagraphFont" style:family="text">
      <style:text-properties fo:color="#231F20" fo:letter-spacing="0.0312in" style:text-scale="110%" fo:font-size="12pt" style:font-size-asian="12pt"/>
    </style:style>
    <style:style style:name="T3635" style:parent-style-name="DefaultParagraphFont" style:family="text">
      <style:text-properties fo:color="#231F20" style:text-scale="110%" fo:font-size="12pt" style:font-size-asian="12pt"/>
    </style:style>
    <style:style style:name="T3636" style:parent-style-name="DefaultParagraphFont" style:family="text">
      <style:text-properties fo:color="#231F20" fo:letter-spacing="0.0312in" style:text-scale="110%" fo:font-size="12pt" style:font-size-asian="12pt"/>
    </style:style>
    <style:style style:name="T3637" style:parent-style-name="DefaultParagraphFont" style:family="text">
      <style:text-properties fo:color="#231F20" style:text-scale="110%" fo:font-size="12pt" style:font-size-asian="12pt"/>
    </style:style>
    <style:style style:name="T3638" style:parent-style-name="DefaultParagraphFont" style:family="text">
      <style:text-properties fo:color="#231F20" fo:letter-spacing="0.0312in" style:text-scale="110%" fo:font-size="12pt" style:font-size-asian="12pt"/>
    </style:style>
    <style:style style:name="T3639" style:parent-style-name="DefaultParagraphFont" style:family="text">
      <style:text-properties fo:color="#231F20" style:text-scale="110%" fo:font-size="12pt" style:font-size-asian="12pt"/>
    </style:style>
    <style:style style:name="T3640" style:parent-style-name="DefaultParagraphFont" style:family="text">
      <style:text-properties fo:color="#231F20" fo:letter-spacing="0.0305in" style:text-scale="110%" fo:font-size="12pt" style:font-size-asian="12pt"/>
    </style:style>
    <style:style style:name="T3641" style:parent-style-name="DefaultParagraphFont" style:family="text">
      <style:text-properties fo:color="#231F20" style:text-scale="110%" fo:font-size="12pt" style:font-size-asian="12pt"/>
    </style:style>
    <style:style style:name="T3642" style:parent-style-name="DefaultParagraphFont" style:family="text">
      <style:text-properties fo:color="#231F20" fo:letter-spacing="0.0312in" style:text-scale="110%" fo:font-size="12pt" style:font-size-asian="12pt"/>
    </style:style>
    <style:style style:name="T3643" style:parent-style-name="DefaultParagraphFont" style:family="text">
      <style:text-properties fo:color="#231F20" style:text-scale="110%" fo:font-size="12pt" style:font-size-asian="12pt"/>
    </style:style>
    <style:style style:name="T3644" style:parent-style-name="DefaultParagraphFont" style:family="text">
      <style:text-properties fo:color="#231F20" fo:letter-spacing="0.0312in" style:text-scale="110%" fo:font-size="12pt" style:font-size-asian="12pt"/>
    </style:style>
    <style:style style:name="T3645" style:parent-style-name="DefaultParagraphFont" style:family="text">
      <style:text-properties fo:color="#231F20" style:text-scale="110%" fo:font-size="12pt" style:font-size-asian="12pt"/>
    </style:style>
    <style:style style:name="P3646" style:parent-style-name="Textbody" style:family="paragraph">
      <style:paragraph-properties fo:text-align="justify" fo:margin-top="0.0347in" fo:line-height="116%" fo:margin-left="1.1111in" fo:margin-right="0.093in">
        <style:tab-stops/>
      </style:paragraph-properties>
    </style:style>
    <style:style style:name="T3647" style:parent-style-name="DefaultParagraphFont" style:family="text">
      <style:text-properties fo:color="#231F20" style:text-scale="105%"/>
    </style:style>
    <style:style style:name="T3648" style:parent-style-name="DefaultParagraphFont" style:family="text">
      <style:text-properties fo:color="#231F20" fo:letter-spacing="0.0006in" style:text-scale="105%"/>
    </style:style>
    <style:style style:name="T3649" style:parent-style-name="DefaultParagraphFont" style:family="text">
      <style:text-properties fo:color="#231F20" style:text-scale="105%"/>
    </style:style>
    <style:style style:name="T3650" style:parent-style-name="DefaultParagraphFont" style:family="text">
      <style:text-properties fo:color="#231F20" fo:letter-spacing="-0.0444in" style:text-scale="105%"/>
    </style:style>
    <style:style style:name="T3651" style:parent-style-name="DefaultParagraphFont" style:family="text">
      <style:text-properties fo:color="#231F20" style:text-scale="105%"/>
    </style:style>
    <style:style style:name="T3652" style:parent-style-name="DefaultParagraphFont" style:family="text">
      <style:text-properties fo:color="#231F20" fo:letter-spacing="0.0006in" style:text-scale="105%"/>
    </style:style>
    <style:style style:name="T3653" style:parent-style-name="DefaultParagraphFont" style:family="text">
      <style:text-properties fo:color="#231F20" style:text-scale="105%"/>
    </style:style>
    <style:style style:name="T3654" style:parent-style-name="DefaultParagraphFont" style:family="text">
      <style:text-properties fo:color="#231F20" fo:letter-spacing="0.0006in" style:text-scale="105%"/>
    </style:style>
    <style:style style:name="T3655" style:parent-style-name="DefaultParagraphFont" style:family="text">
      <style:text-properties fo:color="#231F20" style:text-scale="105%"/>
    </style:style>
    <style:style style:name="T3656" style:parent-style-name="DefaultParagraphFont" style:family="text">
      <style:text-properties fo:color="#231F20" fo:letter-spacing="0.0006in" style:text-scale="105%"/>
    </style:style>
    <style:style style:name="T3657" style:parent-style-name="DefaultParagraphFont" style:family="text">
      <style:text-properties fo:color="#231F20" style:text-scale="105%"/>
    </style:style>
    <style:style style:name="T3658" style:parent-style-name="DefaultParagraphFont" style:family="text">
      <style:text-properties fo:color="#231F20" fo:letter-spacing="0.0006in" style:text-scale="105%"/>
    </style:style>
    <style:style style:name="T3659" style:parent-style-name="DefaultParagraphFont" style:family="text">
      <style:text-properties fo:color="#231F20" style:text-scale="105%"/>
    </style:style>
    <style:style style:name="T3660" style:parent-style-name="DefaultParagraphFont" style:family="text">
      <style:text-properties fo:color="#231F20" fo:letter-spacing="0.0465in" style:text-scale="105%"/>
    </style:style>
    <style:style style:name="T3661" style:parent-style-name="DefaultParagraphFont" style:family="text">
      <style:text-properties fo:color="#231F20" style:text-scale="105%"/>
    </style:style>
    <style:style style:name="T3662" style:parent-style-name="DefaultParagraphFont" style:family="text">
      <style:text-properties fo:color="#231F20" fo:letter-spacing="0.0465in" style:text-scale="105%"/>
    </style:style>
    <style:style style:name="T3663" style:parent-style-name="DefaultParagraphFont" style:family="text">
      <style:text-properties fo:color="#231F20" style:text-scale="105%"/>
    </style:style>
    <style:style style:name="T3664" style:parent-style-name="DefaultParagraphFont" style:family="text">
      <style:text-properties fo:color="#231F20" fo:letter-spacing="0.0465in" style:text-scale="105%"/>
    </style:style>
    <style:style style:name="T3665" style:parent-style-name="DefaultParagraphFont" style:family="text">
      <style:text-properties fo:color="#231F20" style:text-scale="105%"/>
    </style:style>
    <style:style style:name="T3666" style:parent-style-name="DefaultParagraphFont" style:family="text">
      <style:text-properties fo:color="#231F20" fo:letter-spacing="0.0465in" style:text-scale="105%"/>
    </style:style>
    <style:style style:name="T3667" style:parent-style-name="DefaultParagraphFont" style:family="text">
      <style:text-properties fo:color="#231F20" style:text-scale="105%"/>
    </style:style>
    <style:style style:name="T3668" style:parent-style-name="DefaultParagraphFont" style:family="text">
      <style:text-properties fo:color="#231F20" fo:letter-spacing="0.0465in" style:text-scale="105%"/>
    </style:style>
    <style:style style:name="T3669" style:parent-style-name="DefaultParagraphFont" style:family="text">
      <style:text-properties fo:color="#231F20" style:text-scale="105%"/>
    </style:style>
    <style:style style:name="T3670" style:parent-style-name="DefaultParagraphFont" style:family="text">
      <style:text-properties fo:color="#231F20" fo:letter-spacing="-0.0444in" style:text-scale="105%"/>
    </style:style>
    <style:style style:name="T3671" style:parent-style-name="DefaultParagraphFont" style:family="text">
      <style:text-properties fo:color="#231F20" style:text-scale="105%"/>
    </style:style>
    <style:style style:name="T3672" style:parent-style-name="DefaultParagraphFont" style:family="text">
      <style:text-properties fo:color="#231F20" fo:letter-spacing="0.0006in" style:text-scale="105%"/>
    </style:style>
    <style:style style:name="T3673" style:parent-style-name="DefaultParagraphFont" style:family="text">
      <style:text-properties fo:color="#231F20" style:text-scale="105%"/>
    </style:style>
    <style:style style:name="T3674" style:parent-style-name="DefaultParagraphFont" style:family="text">
      <style:text-properties fo:color="#231F20" fo:letter-spacing="0.0006in" style:text-scale="105%"/>
    </style:style>
    <style:style style:name="T3675" style:parent-style-name="DefaultParagraphFont" style:family="text">
      <style:text-properties fo:color="#231F20" style:text-scale="105%"/>
    </style:style>
    <style:style style:name="T3676" style:parent-style-name="DefaultParagraphFont" style:family="text">
      <style:text-properties fo:color="#231F20" fo:letter-spacing="0.0006in" style:text-scale="105%"/>
    </style:style>
    <style:style style:name="T3677" style:parent-style-name="DefaultParagraphFont" style:family="text">
      <style:text-properties fo:color="#231F20" style:text-scale="105%"/>
    </style:style>
    <style:style style:name="T3678" style:parent-style-name="DefaultParagraphFont" style:family="text">
      <style:text-properties fo:color="#231F20" fo:letter-spacing="0.0006in" style:text-scale="105%"/>
    </style:style>
    <style:style style:name="T3679" style:parent-style-name="DefaultParagraphFont" style:family="text">
      <style:text-properties fo:color="#231F20" style:text-scale="105%"/>
    </style:style>
    <style:style style:name="T3680" style:parent-style-name="DefaultParagraphFont" style:family="text">
      <style:text-properties fo:color="#231F20" fo:letter-spacing="0.0006in" style:text-scale="105%"/>
    </style:style>
    <style:style style:name="T3681" style:parent-style-name="DefaultParagraphFont" style:family="text">
      <style:text-properties fo:color="#231F20" style:text-scale="105%"/>
    </style:style>
    <style:style style:name="T3682" style:parent-style-name="DefaultParagraphFont" style:family="text">
      <style:text-properties fo:color="#231F20" fo:letter-spacing="0.0006in" style:text-scale="105%"/>
    </style:style>
    <style:style style:name="T3683" style:parent-style-name="DefaultParagraphFont" style:family="text">
      <style:text-properties fo:color="#231F20" style:text-scale="105%"/>
    </style:style>
    <style:style style:name="T3684" style:parent-style-name="DefaultParagraphFont" style:family="text">
      <style:text-properties fo:color="#231F20" fo:letter-spacing="0.0006in" style:text-scale="105%"/>
    </style:style>
    <style:style style:name="T3685" style:parent-style-name="DefaultParagraphFont" style:family="text">
      <style:text-properties fo:color="#231F20" style:text-scale="105%"/>
    </style:style>
    <style:style style:name="T3686" style:parent-style-name="DefaultParagraphFont" style:family="text">
      <style:text-properties fo:color="#231F20" fo:letter-spacing="0.0006in" style:text-scale="105%"/>
    </style:style>
    <style:style style:name="T3687" style:parent-style-name="DefaultParagraphFont" style:family="text">
      <style:text-properties fo:color="#231F20" style:text-scale="105%"/>
    </style:style>
    <style:style style:name="T3688" style:parent-style-name="DefaultParagraphFont" style:family="text">
      <style:text-properties fo:color="#231F20" fo:letter-spacing="0.0006in" style:text-scale="105%"/>
    </style:style>
    <style:style style:name="T3689" style:parent-style-name="DefaultParagraphFont" style:family="text">
      <style:text-properties fo:color="#231F20" style:text-scale="105%"/>
    </style:style>
    <style:style style:name="T3690" style:parent-style-name="DefaultParagraphFont" style:family="text">
      <style:text-properties fo:color="#231F20" fo:letter-spacing="0.0006in" style:text-scale="105%"/>
    </style:style>
    <style:style style:name="T3691" style:parent-style-name="DefaultParagraphFont" style:family="text">
      <style:text-properties fo:color="#231F20" style:text-scale="105%"/>
    </style:style>
    <style:style style:name="T3692" style:parent-style-name="DefaultParagraphFont" style:family="text">
      <style:text-properties fo:color="#231F20" fo:letter-spacing="0.0006in" style:text-scale="105%"/>
    </style:style>
    <style:style style:name="T3693" style:parent-style-name="DefaultParagraphFont" style:family="text">
      <style:text-properties fo:color="#231F20" style:text-scale="105%"/>
    </style:style>
    <style:style style:name="T3694" style:parent-style-name="DefaultParagraphFont" style:family="text">
      <style:text-properties fo:color="#231F20" fo:letter-spacing="0.0006in" style:text-scale="105%"/>
    </style:style>
    <style:style style:name="T3695" style:parent-style-name="DefaultParagraphFont" style:family="text">
      <style:text-properties fo:color="#231F20" style:text-scale="105%"/>
    </style:style>
    <style:style style:name="T3696" style:parent-style-name="DefaultParagraphFont" style:family="text">
      <style:text-properties fo:color="#231F20" fo:letter-spacing="0.0006in" style:text-scale="105%"/>
    </style:style>
    <style:style style:name="T3697" style:parent-style-name="DefaultParagraphFont" style:family="text">
      <style:text-properties fo:color="#231F20" style:text-scale="105%"/>
    </style:style>
    <style:style style:name="T3698" style:parent-style-name="DefaultParagraphFont" style:family="text">
      <style:text-properties fo:color="#231F20" fo:letter-spacing="0.0006in" style:text-scale="105%"/>
    </style:style>
    <style:style style:name="T3699" style:parent-style-name="DefaultParagraphFont" style:family="text">
      <style:text-properties fo:color="#231F20" style:text-scale="105%"/>
    </style:style>
    <style:style style:name="T3700" style:parent-style-name="DefaultParagraphFont" style:family="text">
      <style:text-properties fo:color="#231F20" fo:letter-spacing="0.0006in" style:text-scale="105%"/>
    </style:style>
    <style:style style:name="T3701" style:parent-style-name="DefaultParagraphFont" style:family="text">
      <style:text-properties fo:color="#231F20" style:text-scale="105%"/>
    </style:style>
    <style:style style:name="T3702" style:parent-style-name="DefaultParagraphFont" style:family="text">
      <style:text-properties fo:color="#231F20" fo:letter-spacing="0.0006in" style:text-scale="105%"/>
    </style:style>
    <style:style style:name="T3703" style:parent-style-name="DefaultParagraphFont" style:family="text">
      <style:text-properties fo:color="#231F20" style:text-scale="105%"/>
    </style:style>
    <style:style style:name="T3704" style:parent-style-name="DefaultParagraphFont" style:family="text">
      <style:text-properties fo:color="#231F20" fo:letter-spacing="0.0006in" style:text-scale="105%"/>
    </style:style>
    <style:style style:name="T3705" style:parent-style-name="DefaultParagraphFont" style:family="text">
      <style:text-properties fo:color="#231F20" style:text-scale="105%"/>
    </style:style>
    <style:style style:name="T3706" style:parent-style-name="DefaultParagraphFont" style:family="text">
      <style:text-properties fo:color="#231F20" fo:letter-spacing="0.0006in" style:text-scale="105%"/>
    </style:style>
    <style:style style:name="T3707" style:parent-style-name="DefaultParagraphFont" style:family="text">
      <style:text-properties fo:color="#231F20" style:text-scale="105%"/>
    </style:style>
    <style:style style:name="T3708" style:parent-style-name="DefaultParagraphFont" style:family="text">
      <style:text-properties fo:color="#231F20" fo:letter-spacing="0.0006in" style:text-scale="105%"/>
    </style:style>
    <style:style style:name="T3709" style:parent-style-name="DefaultParagraphFont" style:family="text">
      <style:text-properties fo:color="#231F20" style:text-scale="105%"/>
    </style:style>
    <style:style style:name="T3710" style:parent-style-name="DefaultParagraphFont" style:family="text">
      <style:text-properties fo:color="#231F20" fo:letter-spacing="0.0006in" style:text-scale="105%"/>
    </style:style>
    <style:style style:name="T3711" style:parent-style-name="DefaultParagraphFont" style:family="text">
      <style:text-properties fo:color="#231F20" style:text-scale="105%"/>
    </style:style>
    <style:style style:name="T3712" style:parent-style-name="DefaultParagraphFont" style:family="text">
      <style:text-properties fo:color="#231F20" fo:letter-spacing="0.0006in" style:text-scale="105%"/>
    </style:style>
    <style:style style:name="T3713" style:parent-style-name="DefaultParagraphFont" style:family="text">
      <style:text-properties fo:color="#231F20" style:text-scale="105%"/>
    </style:style>
    <style:style style:name="T3714" style:parent-style-name="DefaultParagraphFont" style:family="text">
      <style:text-properties fo:color="#231F20" fo:letter-spacing="0.0006in" style:text-scale="105%"/>
    </style:style>
    <style:style style:name="T3715" style:parent-style-name="DefaultParagraphFont" style:family="text">
      <style:text-properties fo:color="#231F20" style:text-scale="105%"/>
    </style:style>
    <style:style style:name="T3716" style:parent-style-name="DefaultParagraphFont" style:family="text">
      <style:text-properties fo:color="#231F20" fo:letter-spacing="0.0006in" style:text-scale="105%"/>
    </style:style>
    <style:style style:name="T3717" style:parent-style-name="DefaultParagraphFont" style:family="text">
      <style:text-properties fo:color="#231F20" style:text-scale="105%"/>
    </style:style>
    <style:style style:name="T3718" style:parent-style-name="DefaultParagraphFont" style:family="text">
      <style:text-properties fo:color="#231F20" fo:letter-spacing="0.0006in" style:text-scale="105%"/>
    </style:style>
    <style:style style:name="T3719" style:parent-style-name="DefaultParagraphFont" style:family="text">
      <style:text-properties fo:color="#231F20" style:text-scale="105%"/>
    </style:style>
    <style:style style:name="T3720" style:parent-style-name="DefaultParagraphFont" style:family="text">
      <style:text-properties fo:color="#231F20" fo:letter-spacing="0.0006in" style:text-scale="105%"/>
    </style:style>
    <style:style style:name="T3721" style:parent-style-name="DefaultParagraphFont" style:family="text">
      <style:text-properties fo:color="#231F20" style:text-scale="105%"/>
    </style:style>
    <style:style style:name="T3722" style:parent-style-name="DefaultParagraphFont" style:family="text">
      <style:text-properties fo:color="#231F20" fo:letter-spacing="0.0006in" style:text-scale="105%"/>
    </style:style>
    <style:style style:name="T3723" style:parent-style-name="DefaultParagraphFont" style:family="text">
      <style:text-properties fo:color="#231F20" style:text-scale="105%"/>
    </style:style>
    <style:style style:name="T3724" style:parent-style-name="DefaultParagraphFont" style:family="text">
      <style:text-properties fo:color="#231F20" fo:letter-spacing="0.0187in" style:text-scale="105%"/>
    </style:style>
    <style:style style:name="T3725" style:parent-style-name="DefaultParagraphFont" style:family="text">
      <style:text-properties fo:color="#231F20" style:text-scale="105%"/>
    </style:style>
    <style:style style:name="T3726" style:parent-style-name="DefaultParagraphFont" style:family="text">
      <style:text-properties fo:color="#231F20" fo:letter-spacing="0.0194in" style:text-scale="105%"/>
    </style:style>
    <style:style style:name="T3727" style:parent-style-name="DefaultParagraphFont" style:family="text">
      <style:text-properties fo:color="#231F20" style:text-scale="105%"/>
    </style:style>
    <style:style style:name="T3728" style:parent-style-name="DefaultParagraphFont" style:family="text">
      <style:text-properties fo:color="#231F20" fo:letter-spacing="0.0187in" style:text-scale="105%"/>
    </style:style>
    <style:style style:name="T3729" style:parent-style-name="DefaultParagraphFont" style:family="text">
      <style:text-properties fo:color="#231F20" style:text-scale="105%"/>
    </style:style>
    <style:style style:name="T3730" style:parent-style-name="DefaultParagraphFont" style:family="text">
      <style:text-properties fo:color="#231F20" fo:letter-spacing="0.0194in" style:text-scale="105%"/>
    </style:style>
    <style:style style:name="T3731" style:parent-style-name="DefaultParagraphFont" style:family="text">
      <style:text-properties fo:color="#231F20" style:text-scale="105%"/>
    </style:style>
    <style:style style:name="T3732" style:parent-style-name="DefaultParagraphFont" style:family="text">
      <style:text-properties fo:color="#231F20" fo:letter-spacing="0.0194in" style:text-scale="105%"/>
    </style:style>
    <style:style style:name="T3733" style:parent-style-name="DefaultParagraphFont" style:family="text">
      <style:text-properties fo:color="#231F20" style:text-scale="105%"/>
    </style:style>
    <style:style style:name="T3734" style:parent-style-name="DefaultParagraphFont" style:family="text">
      <style:text-properties fo:color="#231F20" fo:letter-spacing="0.0187in" style:text-scale="105%"/>
    </style:style>
    <style:style style:name="T3735" style:parent-style-name="DefaultParagraphFont" style:family="text">
      <style:text-properties fo:color="#231F20" style:text-scale="105%"/>
    </style:style>
    <style:style style:name="T3736" style:parent-style-name="DefaultParagraphFont" style:family="text">
      <style:text-properties fo:color="#231F20" fo:letter-spacing="0.0194in" style:text-scale="105%"/>
    </style:style>
    <style:style style:name="T3737" style:parent-style-name="DefaultParagraphFont" style:family="text">
      <style:text-properties fo:color="#231F20" style:text-scale="105%"/>
    </style:style>
    <style:style style:name="T3738" style:parent-style-name="DefaultParagraphFont" style:family="text">
      <style:text-properties fo:color="#231F20" fo:letter-spacing="0.0194in" style:text-scale="105%"/>
    </style:style>
    <style:style style:name="T3739" style:parent-style-name="DefaultParagraphFont" style:family="text">
      <style:text-properties fo:color="#231F20" style:text-scale="105%"/>
    </style:style>
    <style:style style:name="T3740" style:parent-style-name="DefaultParagraphFont" style:family="text">
      <style:text-properties fo:color="#231F20" fo:letter-spacing="0.0187in" style:text-scale="105%"/>
    </style:style>
    <style:style style:name="T3741" style:parent-style-name="DefaultParagraphFont" style:family="text">
      <style:text-properties fo:color="#231F20" style:text-scale="105%"/>
    </style:style>
    <style:style style:name="T3742" style:parent-style-name="DefaultParagraphFont" style:family="text">
      <style:text-properties fo:color="#231F20" fo:letter-spacing="0.0194in" style:text-scale="105%"/>
    </style:style>
    <style:style style:name="T3743" style:parent-style-name="DefaultParagraphFont" style:family="text">
      <style:text-properties fo:color="#231F20" style:text-scale="105%"/>
    </style:style>
    <style:style style:name="T3744" style:parent-style-name="DefaultParagraphFont" style:family="text">
      <style:text-properties fo:color="#231F20" fo:letter-spacing="0.0194in" style:text-scale="105%"/>
    </style:style>
    <style:style style:name="T3745" style:parent-style-name="DefaultParagraphFont" style:family="text">
      <style:text-properties fo:color="#231F20" style:text-scale="105%"/>
    </style:style>
    <style:style style:name="T3746" style:parent-style-name="DefaultParagraphFont" style:family="text">
      <style:text-properties fo:color="#231F20" fo:letter-spacing="0.0187in" style:text-scale="105%"/>
    </style:style>
    <style:style style:name="T3747" style:parent-style-name="DefaultParagraphFont" style:family="text">
      <style:text-properties fo:color="#231F20" style:text-scale="105%"/>
    </style:style>
    <style:style style:name="P3748" style:parent-style-name="Textbody" style:family="paragraph">
      <style:text-properties fo:font-size="17pt" style:font-size-asian="17pt"/>
    </style:style>
    <style:style style:name="P3749" style:parent-style-name="Textbody" style:family="paragraph">
      <style:paragraph-properties fo:text-align="justify" fo:margin-top="0.1437in" fo:line-height="122%" fo:margin-left="0.184in" fo:margin-right="0.1951in">
        <style:tab-stops/>
      </style:paragraph-properties>
    </style:style>
    <style:style style:name="T3750" style:parent-style-name="DefaultParagraphFont" style:family="text">
      <style:text-properties fo:color="#231F20" style:text-scale="110%"/>
    </style:style>
    <style:style style:name="T3751" style:parent-style-name="DefaultParagraphFont" style:family="text">
      <style:text-properties fo:color="#231F20" fo:letter-spacing="0.0006in" style:text-scale="110%"/>
    </style:style>
    <style:style style:name="T3752" style:parent-style-name="DefaultParagraphFont" style:family="text">
      <style:text-properties fo:color="#231F20" style:text-scale="110%"/>
    </style:style>
    <style:style style:name="T3753" style:parent-style-name="DefaultParagraphFont" style:family="text">
      <style:text-properties fo:color="#231F20" fo:letter-spacing="0.0006in" style:text-scale="110%"/>
    </style:style>
    <style:style style:name="T3754" style:parent-style-name="DefaultParagraphFont" style:family="text">
      <style:text-properties fo:color="#231F20" style:text-scale="110%"/>
    </style:style>
    <style:style style:name="T3755" style:parent-style-name="DefaultParagraphFont" style:family="text">
      <style:text-properties fo:color="#231F20" fo:letter-spacing="0.0083in" style:text-scale="110%"/>
    </style:style>
    <style:style style:name="T3756" style:parent-style-name="DefaultParagraphFont" style:family="text">
      <style:text-properties fo:color="#231F20" style:text-scale="110%"/>
    </style:style>
    <style:style style:name="T3757" style:parent-style-name="DefaultParagraphFont" style:family="text">
      <style:text-properties fo:color="#231F20" fo:letter-spacing="0.0083in" style:text-scale="110%"/>
    </style:style>
    <style:style style:name="T3758" style:parent-style-name="DefaultParagraphFont" style:family="text">
      <style:text-properties fo:color="#231F20" style:text-scale="110%"/>
    </style:style>
    <style:style style:name="T3759" style:parent-style-name="DefaultParagraphFont" style:family="text">
      <style:text-properties fo:color="#231F20" fo:letter-spacing="0.0083in" style:text-scale="110%"/>
    </style:style>
    <style:style style:name="T3760" style:parent-style-name="DefaultParagraphFont" style:family="text">
      <style:text-properties fo:color="#231F20" style:text-scale="110%"/>
    </style:style>
    <style:style style:name="T3761" style:parent-style-name="DefaultParagraphFont" style:family="text">
      <style:text-properties fo:color="#231F20" fo:letter-spacing="0.0083in" style:text-scale="110%"/>
    </style:style>
    <style:style style:name="T3762" style:parent-style-name="DefaultParagraphFont" style:family="text">
      <style:text-properties fo:color="#231F20" style:text-scale="110%"/>
    </style:style>
    <style:style style:name="T3763" style:parent-style-name="DefaultParagraphFont" style:family="text">
      <style:text-properties fo:color="#231F20" fo:letter-spacing="0.0083in" style:text-scale="110%"/>
    </style:style>
    <style:style style:name="T3764" style:parent-style-name="DefaultParagraphFont" style:family="text">
      <style:text-properties fo:color="#231F20" style:text-scale="110%"/>
    </style:style>
    <style:style style:name="T3765" style:parent-style-name="DefaultParagraphFont" style:family="text">
      <style:text-properties fo:color="#231F20" fo:letter-spacing="0.0083in" style:text-scale="110%"/>
    </style:style>
    <style:style style:name="T3766" style:parent-style-name="DefaultParagraphFont" style:family="text">
      <style:text-properties fo:color="#231F20" style:text-scale="110%"/>
    </style:style>
    <style:style style:name="T3767" style:parent-style-name="DefaultParagraphFont" style:family="text">
      <style:text-properties fo:color="#231F20" fo:letter-spacing="0.009in" style:text-scale="110%"/>
    </style:style>
    <style:style style:name="T3768" style:parent-style-name="DefaultParagraphFont" style:family="text">
      <style:text-properties fo:color="#231F20" style:text-scale="110%"/>
    </style:style>
    <style:style style:name="T3769" style:parent-style-name="DefaultParagraphFont" style:family="text">
      <style:text-properties fo:color="#231F20" fo:letter-spacing="0.0083in" style:text-scale="110%"/>
    </style:style>
    <style:style style:name="T3770" style:parent-style-name="DefaultParagraphFont" style:family="text">
      <style:text-properties fo:color="#231F20" style:text-scale="110%"/>
    </style:style>
    <style:style style:name="T3771" style:parent-style-name="DefaultParagraphFont" style:family="text">
      <style:text-properties fo:color="#231F20" fo:letter-spacing="0.0083in" style:text-scale="110%"/>
    </style:style>
    <style:style style:name="T3772" style:parent-style-name="DefaultParagraphFont" style:family="text">
      <style:text-properties fo:color="#231F20" style:text-scale="110%"/>
    </style:style>
    <style:style style:name="T3773" style:parent-style-name="DefaultParagraphFont" style:family="text">
      <style:text-properties fo:color="#231F20" fo:letter-spacing="0.0083in" style:text-scale="110%"/>
    </style:style>
    <style:style style:name="T3774" style:parent-style-name="DefaultParagraphFont" style:family="text">
      <style:text-properties fo:color="#231F20" style:text-scale="110%"/>
    </style:style>
    <style:style style:name="P3775" style:parent-style-name="Textbody" style:family="paragraph">
      <style:paragraph-properties fo:line-height="0.1784in" fo:margin-left="0.184in">
        <style:tab-stops/>
      </style:paragraph-properties>
      <style:text-properties fo:color="#231F20" style:text-scale="115%"/>
    </style:style>
    <style:style style:name="P3776" style:parent-style-name="Textbody" style:family="paragraph">
      <style:paragraph-properties fo:text-align="justify" fo:margin-top="0.0347in" fo:line-height="116%" fo:margin-left="0.184in" fo:margin-right="0.1944in" fo:text-indent="0.427in">
        <style:tab-stops/>
      </style:paragraph-properties>
    </style:style>
    <style:style style:name="T3777" style:parent-style-name="DefaultParagraphFont" style:family="text">
      <style:text-properties fo:color="#231F20" style:text-scale="105%"/>
    </style:style>
    <style:style style:name="T3778" style:parent-style-name="DefaultParagraphFont" style:family="text">
      <style:text-properties fo:color="#231F20" fo:letter-spacing="0.0006in" style:text-scale="105%"/>
    </style:style>
    <style:style style:name="T3779" style:parent-style-name="DefaultParagraphFont" style:family="text">
      <style:text-properties fo:color="#231F20" style:text-scale="105%"/>
    </style:style>
    <style:style style:name="T3780" style:parent-style-name="DefaultParagraphFont" style:family="text">
      <style:text-properties fo:color="#231F20" fo:letter-spacing="0.0006in" style:text-scale="105%"/>
    </style:style>
    <style:style style:name="T3781" style:parent-style-name="DefaultParagraphFont" style:family="text">
      <style:text-properties fo:color="#231F20" style:text-scale="105%"/>
    </style:style>
    <style:style style:name="T3782" style:parent-style-name="DefaultParagraphFont" style:family="text">
      <style:text-properties fo:color="#231F20" fo:letter-spacing="0.0006in" style:text-scale="105%"/>
    </style:style>
    <style:style style:name="T3783" style:parent-style-name="DefaultParagraphFont" style:family="text">
      <style:text-properties fo:color="#231F20" style:text-scale="105%"/>
    </style:style>
    <style:style style:name="T3784" style:parent-style-name="DefaultParagraphFont" style:family="text">
      <style:text-properties fo:color="#231F20" fo:letter-spacing="0.0006in" style:text-scale="105%"/>
    </style:style>
    <style:style style:name="T3785" style:parent-style-name="DefaultParagraphFont" style:family="text">
      <style:text-properties fo:color="#231F20" style:text-scale="105%"/>
    </style:style>
    <style:style style:name="T3786" style:parent-style-name="DefaultParagraphFont" style:family="text">
      <style:text-properties fo:color="#231F20" fo:letter-spacing="0.0006in" style:text-scale="105%"/>
    </style:style>
    <style:style style:name="T3787" style:parent-style-name="DefaultParagraphFont" style:family="text">
      <style:text-properties fo:color="#231F20" style:text-scale="105%"/>
    </style:style>
    <style:style style:name="T3788" style:parent-style-name="DefaultParagraphFont" style:family="text">
      <style:text-properties fo:color="#231F20" fo:letter-spacing="0.0006in" style:text-scale="105%"/>
    </style:style>
    <style:style style:name="T3789" style:parent-style-name="DefaultParagraphFont" style:family="text">
      <style:text-properties fo:color="#231F20" style:text-scale="105%"/>
    </style:style>
    <style:style style:name="T3790" style:parent-style-name="DefaultParagraphFont" style:family="text">
      <style:text-properties fo:color="#231F20" fo:letter-spacing="0.0006in" style:text-scale="105%"/>
    </style:style>
    <style:style style:name="T3791" style:parent-style-name="DefaultParagraphFont" style:family="text">
      <style:text-properties fo:color="#231F20" style:text-scale="105%"/>
    </style:style>
    <style:style style:name="T3792" style:parent-style-name="DefaultParagraphFont" style:family="text">
      <style:text-properties fo:color="#231F20" fo:letter-spacing="0.0006in" style:text-scale="105%"/>
    </style:style>
    <style:style style:name="T3793" style:parent-style-name="DefaultParagraphFont" style:family="text">
      <style:text-properties fo:color="#231F20" style:text-scale="105%"/>
    </style:style>
    <style:style style:name="T3794" style:parent-style-name="DefaultParagraphFont" style:family="text">
      <style:text-properties fo:color="#231F20" fo:letter-spacing="0.0006in" style:text-scale="105%"/>
    </style:style>
    <style:style style:name="T3795" style:parent-style-name="DefaultParagraphFont" style:family="text">
      <style:text-properties fo:color="#231F20" style:text-scale="105%"/>
    </style:style>
    <style:style style:name="T3796" style:parent-style-name="DefaultParagraphFont" style:family="text">
      <style:text-properties fo:color="#231F20" fo:letter-spacing="0.0006in" style:text-scale="105%"/>
    </style:style>
    <style:style style:name="T3797" style:parent-style-name="DefaultParagraphFont" style:family="text">
      <style:text-properties fo:color="#231F20" style:text-scale="105%"/>
    </style:style>
    <style:style style:name="T3798" style:parent-style-name="DefaultParagraphFont" style:family="text">
      <style:text-properties fo:color="#231F20" fo:letter-spacing="0.0006in" style:text-scale="105%"/>
    </style:style>
    <style:style style:name="T3799" style:parent-style-name="DefaultParagraphFont" style:family="text">
      <style:text-properties fo:color="#231F20" style:text-scale="105%"/>
    </style:style>
    <style:style style:name="T3800" style:parent-style-name="DefaultParagraphFont" style:family="text">
      <style:text-properties fo:color="#231F20" fo:letter-spacing="0.0006in" style:text-scale="105%"/>
    </style:style>
    <style:style style:name="T3801" style:parent-style-name="DefaultParagraphFont" style:family="text">
      <style:text-properties fo:color="#231F20" style:text-scale="105%"/>
    </style:style>
    <style:style style:name="T3802" style:parent-style-name="DefaultParagraphFont" style:family="text">
      <style:text-properties fo:color="#231F20" fo:letter-spacing="0.0006in" style:text-scale="105%"/>
    </style:style>
    <style:style style:name="T3803" style:parent-style-name="DefaultParagraphFont" style:family="text">
      <style:text-properties fo:color="#231F20" style:text-scale="105%"/>
    </style:style>
    <style:style style:name="T3804" style:parent-style-name="DefaultParagraphFont" style:family="text">
      <style:text-properties fo:color="#231F20" fo:letter-spacing="0.0006in" style:text-scale="105%"/>
    </style:style>
    <style:style style:name="T3805" style:parent-style-name="DefaultParagraphFont" style:family="text">
      <style:text-properties fo:color="#231F20" style:text-scale="105%"/>
    </style:style>
    <style:style style:name="T3806" style:parent-style-name="DefaultParagraphFont" style:family="text">
      <style:text-properties fo:color="#231F20" fo:letter-spacing="0.0006in" style:text-scale="105%"/>
    </style:style>
    <style:style style:name="T3807" style:parent-style-name="DefaultParagraphFont" style:family="text">
      <style:text-properties fo:color="#231F20" style:text-scale="105%"/>
    </style:style>
    <style:style style:name="T3808" style:parent-style-name="DefaultParagraphFont" style:family="text">
      <style:text-properties fo:color="#231F20" fo:letter-spacing="0.0006in" style:text-scale="105%"/>
    </style:style>
    <style:style style:name="T3809" style:parent-style-name="DefaultParagraphFont" style:family="text">
      <style:text-properties fo:color="#231F20" style:text-scale="105%"/>
    </style:style>
    <style:style style:name="T3810" style:parent-style-name="DefaultParagraphFont" style:family="text">
      <style:text-properties fo:color="#231F20" fo:letter-spacing="0.0006in" style:text-scale="105%"/>
    </style:style>
    <style:style style:name="T3811" style:parent-style-name="DefaultParagraphFont" style:family="text">
      <style:text-properties fo:color="#231F20" style:text-scale="105%"/>
    </style:style>
    <style:style style:name="T3812" style:parent-style-name="DefaultParagraphFont" style:family="text">
      <style:text-properties fo:color="#231F20" fo:letter-spacing="0.0006in" style:text-scale="105%"/>
    </style:style>
    <style:style style:name="T3813" style:parent-style-name="DefaultParagraphFont" style:family="text">
      <style:text-properties fo:color="#231F20" style:text-scale="105%"/>
    </style:style>
    <style:style style:name="T3814" style:parent-style-name="DefaultParagraphFont" style:family="text">
      <style:text-properties fo:color="#231F20" fo:letter-spacing="0.0006in" style:text-scale="105%"/>
    </style:style>
    <style:style style:name="T3815" style:parent-style-name="DefaultParagraphFont" style:family="text">
      <style:text-properties fo:color="#231F20" style:text-scale="105%"/>
    </style:style>
    <style:style style:name="T3816" style:parent-style-name="DefaultParagraphFont" style:family="text">
      <style:text-properties fo:color="#231F20" fo:letter-spacing="0.0006in" style:text-scale="105%"/>
    </style:style>
    <style:style style:name="T3817" style:parent-style-name="DefaultParagraphFont" style:family="text">
      <style:text-properties fo:color="#231F20" style:text-scale="105%"/>
    </style:style>
    <style:style style:name="T3818" style:parent-style-name="DefaultParagraphFont" style:family="text">
      <style:text-properties fo:color="#231F20" fo:letter-spacing="0.0006in" style:text-scale="105%"/>
    </style:style>
    <style:style style:name="T3819" style:parent-style-name="DefaultParagraphFont" style:family="text">
      <style:text-properties fo:color="#231F20" style:text-scale="105%"/>
    </style:style>
    <style:style style:name="T3820" style:parent-style-name="DefaultParagraphFont" style:family="text">
      <style:text-properties fo:color="#231F20" fo:letter-spacing="0.0006in" style:text-scale="105%"/>
    </style:style>
    <style:style style:name="T3821" style:parent-style-name="DefaultParagraphFont" style:family="text">
      <style:text-properties fo:color="#231F20" style:text-scale="105%"/>
    </style:style>
    <style:style style:name="P3822" style:parent-style-name="Textbody" style:family="paragraph">
      <style:paragraph-properties fo:text-align="justify" fo:margin-top="0.0347in" fo:line-height="116%" fo:margin-left="0.184in" fo:margin-right="0.1944in" fo:text-indent="0.427in">
        <style:tab-stops/>
      </style:paragraph-properties>
      <style:text-properties fo:color="#231F20" style:text-scale="105%"/>
    </style:style>
    <style:style style:name="P3823" style:parent-style-name="Textbody" style:family="paragraph">
      <style:paragraph-properties fo:text-align="justify" fo:margin-top="0.0347in" fo:line-height="116%" fo:margin-left="0.184in" fo:margin-right="0.1944in" fo:text-indent="0.427in">
        <style:tab-stops/>
      </style:paragraph-properties>
      <style:text-properties fo:color="#231F20" style:text-scale="105%"/>
    </style:style>
    <style:style style:name="P3824" style:parent-style-name="Textbody" style:family="paragraph">
      <style:paragraph-properties fo:text-align="justify" fo:margin-top="0.0347in" fo:line-height="116%" fo:margin-left="0.184in" fo:margin-right="0.1944in">
        <style:tab-stops/>
      </style:paragraph-properties>
    </style:style>
    <style:style style:name="T3825" style:parent-style-name="DefaultParagraphFont" style:family="text">
      <style:text-properties fo:color="#231F20" style:text-scale="105%"/>
    </style:style>
    <style:style style:name="T3826" style:parent-style-name="DefaultParagraphFont" style:family="text">
      <style:text-properties fo:color="#231F20" fo:letter-spacing="0.0006in" style:text-scale="105%"/>
    </style:style>
    <style:style style:name="T3827" style:parent-style-name="DefaultParagraphFont" style:family="text">
      <style:text-properties fo:color="#231F20" style:text-scale="105%"/>
    </style:style>
    <style:style style:name="T3828" style:parent-style-name="DefaultParagraphFont" style:family="text">
      <style:text-properties fo:color="#231F20" fo:letter-spacing="0.0006in" style:text-scale="105%"/>
    </style:style>
    <style:style style:name="T3829" style:parent-style-name="DefaultParagraphFont" style:family="text">
      <style:text-properties fo:color="#231F20" style:text-scale="105%"/>
    </style:style>
    <style:style style:name="T3830" style:parent-style-name="DefaultParagraphFont" style:family="text">
      <style:text-properties fo:color="#231F20" fo:letter-spacing="0.0006in" style:text-scale="105%"/>
    </style:style>
    <style:style style:name="T3831" style:parent-style-name="DefaultParagraphFont" style:family="text">
      <style:text-properties fo:color="#231F20" style:text-scale="105%"/>
    </style:style>
    <style:style style:name="T3832" style:parent-style-name="DefaultParagraphFont" style:family="text">
      <style:text-properties fo:color="#231F20" fo:letter-spacing="0.0006in" style:text-scale="105%"/>
    </style:style>
    <style:style style:name="T3833" style:parent-style-name="DefaultParagraphFont" style:family="text">
      <style:text-properties fo:color="#231F20" style:text-scale="105%"/>
    </style:style>
    <style:style style:name="T3834" style:parent-style-name="DefaultParagraphFont" style:family="text">
      <style:text-properties fo:color="#231F20" fo:letter-spacing="0.0062in" style:text-scale="105%"/>
    </style:style>
    <style:style style:name="T3835" style:parent-style-name="DefaultParagraphFont" style:family="text">
      <style:text-properties fo:color="#231F20" style:text-scale="105%"/>
    </style:style>
    <style:style style:name="T3836" style:parent-style-name="DefaultParagraphFont" style:family="text">
      <style:text-properties fo:color="#231F20" fo:letter-spacing="0.0062in" style:text-scale="105%"/>
    </style:style>
    <style:style style:name="T3837" style:parent-style-name="DefaultParagraphFont" style:family="text">
      <style:text-properties fo:color="#231F20" style:text-scale="105%"/>
    </style:style>
    <style:style style:name="T3838" style:parent-style-name="DefaultParagraphFont" style:family="text">
      <style:text-properties fo:color="#231F20" fo:letter-spacing="0.0062in" style:text-scale="105%"/>
    </style:style>
    <style:style style:name="T3839" style:parent-style-name="DefaultParagraphFont" style:family="text">
      <style:text-properties fo:color="#231F20" style:text-scale="105%"/>
    </style:style>
    <style:style style:name="T3840" style:parent-style-name="DefaultParagraphFont" style:family="text">
      <style:text-properties fo:color="#231F20" fo:letter-spacing="0.0062in" style:text-scale="105%"/>
    </style:style>
    <style:style style:name="T3841" style:parent-style-name="DefaultParagraphFont" style:family="text">
      <style:text-properties fo:color="#231F20" style:text-scale="105%"/>
    </style:style>
    <style:style style:name="T3842" style:parent-style-name="DefaultParagraphFont" style:family="text">
      <style:text-properties fo:color="#231F20" fo:letter-spacing="0.0062in" style:text-scale="105%"/>
    </style:style>
    <style:style style:name="T3843" style:parent-style-name="DefaultParagraphFont" style:family="text">
      <style:text-properties fo:color="#231F20" style:text-scale="105%"/>
    </style:style>
    <style:style style:name="T3844" style:parent-style-name="DefaultParagraphFont" style:family="text">
      <style:text-properties fo:color="#231F20" fo:letter-spacing="0.0069in" style:text-scale="105%"/>
    </style:style>
    <style:style style:name="T3845" style:parent-style-name="DefaultParagraphFont" style:family="text">
      <style:text-properties fo:color="#231F20" style:text-scale="105%"/>
    </style:style>
    <style:style style:name="T3846" style:parent-style-name="DefaultParagraphFont" style:family="text">
      <style:text-properties fo:color="#231F20" fo:letter-spacing="0.0062in" style:text-scale="105%"/>
    </style:style>
    <style:style style:name="T3847" style:parent-style-name="DefaultParagraphFont" style:family="text">
      <style:text-properties fo:color="#231F20" style:text-scale="105%"/>
    </style:style>
    <style:style style:name="T3848" style:parent-style-name="DefaultParagraphFont" style:family="text">
      <style:text-properties fo:color="#231F20" fo:letter-spacing="0.0062in" style:text-scale="105%"/>
    </style:style>
    <style:style style:name="T3849" style:parent-style-name="DefaultParagraphFont" style:family="text">
      <style:text-properties fo:color="#231F20" style:text-scale="105%"/>
    </style:style>
    <style:style style:name="T3850" style:parent-style-name="DefaultParagraphFont" style:family="text">
      <style:text-properties fo:color="#231F20" fo:letter-spacing="0.0062in" style:text-scale="105%"/>
    </style:style>
    <style:style style:name="T3851" style:parent-style-name="DefaultParagraphFont" style:family="text">
      <style:text-properties fo:color="#231F20" style:text-scale="105%"/>
    </style:style>
    <style:style style:name="T3852" style:parent-style-name="DefaultParagraphFont" style:family="text">
      <style:text-properties fo:color="#231F20" fo:letter-spacing="0.0062in" style:text-scale="105%"/>
    </style:style>
    <style:style style:name="T3853" style:parent-style-name="DefaultParagraphFont" style:family="text">
      <style:text-properties fo:color="#231F20" style:text-scale="105%"/>
    </style:style>
    <style:style style:name="P3854" style:parent-style-name="Textbody" style:family="paragraph">
      <style:paragraph-properties fo:margin-top="0.1694in" fo:margin-left="0.1111in">
        <style:tab-stops/>
      </style:paragraph-properties>
    </style:style>
    <style:style style:name="T3855" style:parent-style-name="DefaultParagraphFont" style:family="text">
      <style:text-properties fo:color="#231F20" style:text-scale="110%"/>
    </style:style>
    <style:style style:name="T3856" style:parent-style-name="DefaultParagraphFont" style:family="text">
      <style:text-properties fo:color="#231F20" fo:letter-spacing="0.0104in" style:text-scale="110%"/>
    </style:style>
    <style:style style:name="T3857" style:parent-style-name="DefaultParagraphFont" style:family="text">
      <style:text-properties fo:color="#231F20" style:text-scale="110%"/>
    </style:style>
    <style:style style:name="T3858" style:parent-style-name="DefaultParagraphFont" style:family="text">
      <style:text-properties fo:color="#231F20" fo:letter-spacing="0.0104in" style:text-scale="110%"/>
    </style:style>
    <style:style style:name="T3859" style:parent-style-name="DefaultParagraphFont" style:family="text">
      <style:text-properties fo:color="#231F20" style:text-scale="110%"/>
    </style:style>
    <style:style style:name="T3860" style:parent-style-name="DefaultParagraphFont" style:family="text">
      <style:text-properties fo:color="#231F20" fo:letter-spacing="0.0104in" style:text-scale="110%"/>
    </style:style>
    <style:style style:name="T3861" style:parent-style-name="DefaultParagraphFont" style:family="text">
      <style:text-properties fo:color="#231F20" style:text-scale="110%"/>
    </style:style>
    <style:style style:name="T3862" style:parent-style-name="DefaultParagraphFont" style:family="text">
      <style:text-properties fo:color="#231F20" fo:letter-spacing="0.0104in" style:text-scale="110%"/>
    </style:style>
    <style:style style:name="T3863" style:parent-style-name="DefaultParagraphFont" style:family="text">
      <style:text-properties fo:color="#231F20" style:text-scale="110%"/>
    </style:style>
    <style:style style:name="T3864" style:parent-style-name="DefaultParagraphFont" style:family="text">
      <style:text-properties fo:color="#231F20" fo:letter-spacing="0.0104in" style:text-scale="110%"/>
    </style:style>
    <style:style style:name="T3865" style:parent-style-name="DefaultParagraphFont" style:family="text">
      <style:text-properties fo:color="#231F20" style:text-scale="110%"/>
    </style:style>
    <style:style style:name="T3866" style:parent-style-name="DefaultParagraphFont" style:family="text">
      <style:text-properties fo:color="#231F20" fo:letter-spacing="0.0104in" style:text-scale="110%"/>
    </style:style>
    <style:style style:name="T3867" style:parent-style-name="DefaultParagraphFont" style:family="text">
      <style:text-properties fo:color="#231F20" style:text-scale="110%"/>
    </style:style>
    <style:style style:name="T3868" style:parent-style-name="DefaultParagraphFont" style:family="text">
      <style:text-properties fo:color="#231F20" fo:letter-spacing="0.0104in" style:text-scale="110%"/>
    </style:style>
    <style:style style:name="T3869" style:parent-style-name="DefaultParagraphFont" style:family="text">
      <style:text-properties fo:color="#231F20" style:text-scale="110%"/>
    </style:style>
    <style:style style:name="T3870" style:parent-style-name="DefaultParagraphFont" style:family="text">
      <style:text-properties fo:color="#231F20" fo:letter-spacing="0.0104in" style:text-scale="110%"/>
    </style:style>
    <style:style style:name="T3871" style:parent-style-name="DefaultParagraphFont" style:family="text">
      <style:text-properties fo:color="#231F20" style:text-scale="110%"/>
    </style:style>
    <style:style style:name="T3872" style:parent-style-name="DefaultParagraphFont" style:family="text">
      <style:text-properties fo:color="#231F20" fo:letter-spacing="0.0104in" style:text-scale="110%"/>
    </style:style>
    <style:style style:name="T3873" style:parent-style-name="DefaultParagraphFont" style:family="text">
      <style:text-properties fo:color="#231F20" style:text-scale="110%"/>
    </style:style>
    <style:style style:name="T3874" style:parent-style-name="DefaultParagraphFont" style:family="text">
      <style:text-properties fo:color="#231F20" fo:letter-spacing="0.0104in" style:text-scale="110%"/>
    </style:style>
    <style:style style:name="T3875" style:parent-style-name="DefaultParagraphFont" style:family="text">
      <style:text-properties fo:color="#231F20" style:text-scale="110%"/>
    </style:style>
    <style:style style:name="T3876" style:parent-style-name="DefaultParagraphFont" style:family="text">
      <style:text-properties fo:color="#231F20" fo:letter-spacing="-0.0006in" style:text-scale="110%"/>
    </style:style>
    <style:style style:name="T3877" style:parent-style-name="DefaultParagraphFont" style:family="text">
      <style:text-properties fo:color="#231F20" style:text-scale="110%"/>
    </style:style>
    <style:style style:name="T3878" style:parent-style-name="DefaultParagraphFont" style:family="text">
      <style:text-properties fo:color="#231F20" fo:letter-spacing="-0.0006in" style:text-scale="110%"/>
    </style:style>
    <style:style style:name="T3879" style:parent-style-name="DefaultParagraphFont" style:family="text">
      <style:text-properties fo:color="#231F20" style:text-scale="110%"/>
    </style:style>
    <style:style style:name="T3880" style:parent-style-name="DefaultParagraphFont" style:family="text">
      <style:text-properties fo:color="#231F20" fo:letter-spacing="-0.0006in" style:text-scale="110%"/>
    </style:style>
    <style:style style:name="T3881" style:parent-style-name="DefaultParagraphFont" style:family="text">
      <style:text-properties fo:color="#231F20" style:text-scale="110%"/>
    </style:style>
    <style:style style:name="T3882" style:parent-style-name="DefaultParagraphFont" style:family="text">
      <style:text-properties fo:color="#231F20" fo:letter-spacing="-0.0006in" style:text-scale="110%"/>
    </style:style>
    <style:style style:name="T3883" style:parent-style-name="DefaultParagraphFont" style:family="text">
      <style:text-properties fo:color="#231F20" style:text-scale="110%"/>
    </style:style>
    <style:style style:name="T3884" style:parent-style-name="DefaultParagraphFont" style:family="text">
      <style:text-properties fo:color="#231F20" fo:letter-spacing="-0.0006in" style:text-scale="110%"/>
    </style:style>
    <style:style style:name="T3885" style:parent-style-name="DefaultParagraphFont" style:family="text">
      <style:text-properties fo:color="#231F20" style:text-scale="110%"/>
    </style:style>
    <style:style style:name="T3886" style:parent-style-name="DefaultParagraphFont" style:family="text">
      <style:text-properties fo:color="#231F20" fo:letter-spacing="-0.0006in" style:text-scale="110%"/>
    </style:style>
    <style:style style:name="T3887" style:parent-style-name="DefaultParagraphFont" style:family="text">
      <style:text-properties fo:color="#231F20" style:text-scale="110%"/>
    </style:style>
    <style:style style:name="T3888" style:parent-style-name="DefaultParagraphFont" style:family="text">
      <style:text-properties fo:color="#231F20" fo:letter-spacing="-0.0006in" style:text-scale="110%"/>
    </style:style>
    <style:style style:name="T3889" style:parent-style-name="DefaultParagraphFont" style:family="text">
      <style:text-properties fo:color="#231F20" style:text-scale="110%"/>
    </style:style>
    <style:style style:name="T3890" style:parent-style-name="DefaultParagraphFont" style:family="text">
      <style:text-properties fo:color="#231F20" fo:letter-spacing="-0.0006in" style:text-scale="110%"/>
    </style:style>
    <style:style style:name="T3891" style:parent-style-name="DefaultParagraphFont" style:family="text">
      <style:text-properties fo:color="#231F20" style:text-scale="110%"/>
    </style:style>
    <style:style style:name="P3892" style:parent-style-name="Textbody" style:master-page-name="MP14" style:family="paragraph">
      <style:paragraph-properties fo:break-before="page" fo:margin-top="0.0069in"/>
      <style:text-properties fo:font-size="7.5pt" style:font-size-asian="7.5pt"/>
    </style:style>
    <style:style style:name="P3913" style:parent-style-name="Textbody" style:family="paragraph">
      <style:paragraph-properties fo:text-align="justify" fo:margin-top="0.1034in" fo:line-height="116%" fo:margin-left="0.1111in" fo:margin-right="0.0895in">
        <style:tab-stops/>
      </style:paragraph-properties>
    </style:style>
    <style:style style:name="T3914" style:parent-style-name="DefaultParagraphFont" style:family="text">
      <style:text-properties fo:color="#231F20" style:text-scale="105%"/>
    </style:style>
    <style:style style:name="T3915" style:parent-style-name="DefaultParagraphFont" style:family="text">
      <style:text-properties fo:color="#231F20" fo:letter-spacing="0.0006in" style:text-scale="105%"/>
    </style:style>
    <style:style style:name="T3916" style:parent-style-name="DefaultParagraphFont" style:family="text">
      <style:text-properties fo:color="#231F20" style:text-scale="105%"/>
    </style:style>
    <style:style style:name="T3917" style:parent-style-name="DefaultParagraphFont" style:family="text">
      <style:text-properties fo:color="#231F20" fo:letter-spacing="0.0006in" style:text-scale="105%"/>
    </style:style>
    <style:style style:name="T3918" style:parent-style-name="DefaultParagraphFont" style:family="text">
      <style:text-properties fo:color="#231F20" style:text-scale="105%"/>
    </style:style>
    <style:style style:name="T3919" style:parent-style-name="DefaultParagraphFont" style:family="text">
      <style:text-properties fo:color="#231F20" fo:letter-spacing="0.0006in" style:text-scale="105%"/>
    </style:style>
    <style:style style:name="T3920" style:parent-style-name="DefaultParagraphFont" style:family="text">
      <style:text-properties fo:color="#231F20" style:text-scale="105%"/>
    </style:style>
    <style:style style:name="T3921" style:parent-style-name="DefaultParagraphFont" style:family="text">
      <style:text-properties fo:color="#231F20" fo:letter-spacing="0.0006in" style:text-scale="105%"/>
    </style:style>
    <style:style style:name="T3922" style:parent-style-name="DefaultParagraphFont" style:family="text">
      <style:text-properties fo:color="#231F20" style:text-scale="105%"/>
    </style:style>
    <style:style style:name="T3923" style:parent-style-name="DefaultParagraphFont" style:family="text">
      <style:text-properties fo:color="#231F20" fo:letter-spacing="0.0006in" style:text-scale="105%"/>
    </style:style>
    <style:style style:name="T3924" style:parent-style-name="DefaultParagraphFont" style:family="text">
      <style:text-properties fo:color="#231F20" style:text-scale="105%"/>
    </style:style>
    <style:style style:name="T3925" style:parent-style-name="DefaultParagraphFont" style:family="text">
      <style:text-properties fo:color="#231F20" fo:letter-spacing="0.0006in" style:text-scale="105%"/>
    </style:style>
    <style:style style:name="T3926" style:parent-style-name="DefaultParagraphFont" style:family="text">
      <style:text-properties fo:color="#231F20" style:text-scale="105%"/>
    </style:style>
    <style:style style:name="T3927" style:parent-style-name="DefaultParagraphFont" style:family="text">
      <style:text-properties fo:color="#231F20" fo:letter-spacing="0.0006in" style:text-scale="105%"/>
    </style:style>
    <style:style style:name="T3928" style:parent-style-name="DefaultParagraphFont" style:family="text">
      <style:text-properties fo:color="#231F20" style:text-scale="105%"/>
    </style:style>
    <style:style style:name="T3929" style:parent-style-name="DefaultParagraphFont" style:family="text">
      <style:text-properties fo:color="#231F20" fo:letter-spacing="0.0006in" style:text-scale="105%"/>
    </style:style>
    <style:style style:name="T3930" style:parent-style-name="DefaultParagraphFont" style:family="text">
      <style:text-properties fo:color="#231F20" style:text-scale="105%"/>
    </style:style>
    <style:style style:name="T3931" style:parent-style-name="DefaultParagraphFont" style:family="text">
      <style:text-properties fo:color="#231F20" fo:letter-spacing="0.0006in" style:text-scale="105%"/>
    </style:style>
    <style:style style:name="T3932" style:parent-style-name="DefaultParagraphFont" style:family="text">
      <style:text-properties fo:color="#231F20" style:text-scale="105%"/>
    </style:style>
    <style:style style:name="T3933" style:parent-style-name="DefaultParagraphFont" style:family="text">
      <style:text-properties fo:color="#231F20" fo:letter-spacing="0.0006in" style:text-scale="105%"/>
    </style:style>
    <style:style style:name="T3934" style:parent-style-name="DefaultParagraphFont" style:family="text">
      <style:text-properties fo:color="#231F20" style:text-scale="105%"/>
    </style:style>
    <style:style style:name="T3935" style:parent-style-name="DefaultParagraphFont" style:family="text">
      <style:text-properties fo:color="#231F20" fo:letter-spacing="0.0006in" style:text-scale="105%"/>
    </style:style>
    <style:style style:name="T3936" style:parent-style-name="DefaultParagraphFont" style:family="text">
      <style:text-properties fo:color="#231F20" style:text-scale="105%"/>
    </style:style>
    <style:style style:name="T3937" style:parent-style-name="DefaultParagraphFont" style:family="text">
      <style:text-properties fo:color="#231F20" fo:letter-spacing="0.0006in" style:text-scale="105%"/>
    </style:style>
    <style:style style:name="T3938" style:parent-style-name="DefaultParagraphFont" style:family="text">
      <style:text-properties fo:color="#231F20" style:text-scale="105%"/>
    </style:style>
    <style:style style:name="T3939" style:parent-style-name="DefaultParagraphFont" style:family="text">
      <style:text-properties fo:color="#231F20" fo:letter-spacing="0.0006in" style:text-scale="105%"/>
    </style:style>
    <style:style style:name="T3940" style:parent-style-name="DefaultParagraphFont" style:family="text">
      <style:text-properties fo:color="#231F20" style:text-scale="105%"/>
    </style:style>
    <style:style style:name="T3941" style:parent-style-name="DefaultParagraphFont" style:family="text">
      <style:text-properties fo:color="#231F20" fo:letter-spacing="0.0006in" style:text-scale="105%"/>
    </style:style>
    <style:style style:name="T3942" style:parent-style-name="DefaultParagraphFont" style:family="text">
      <style:text-properties fo:color="#231F20" style:text-scale="105%"/>
    </style:style>
    <style:style style:name="T3943" style:parent-style-name="DefaultParagraphFont" style:family="text">
      <style:text-properties fo:color="#231F20" fo:letter-spacing="0.0006in" style:text-scale="105%"/>
    </style:style>
    <style:style style:name="T3944" style:parent-style-name="DefaultParagraphFont" style:family="text">
      <style:text-properties fo:color="#231F20" style:text-scale="105%"/>
    </style:style>
    <style:style style:name="T3945" style:parent-style-name="DefaultParagraphFont" style:family="text">
      <style:text-properties fo:color="#231F20" fo:letter-spacing="0.0006in" style:text-scale="105%"/>
    </style:style>
    <style:style style:name="T3946" style:parent-style-name="DefaultParagraphFont" style:family="text">
      <style:text-properties fo:color="#231F20" style:text-scale="105%"/>
    </style:style>
    <style:style style:name="T3947" style:parent-style-name="DefaultParagraphFont" style:family="text">
      <style:text-properties fo:color="#231F20" fo:letter-spacing="0.0006in" style:text-scale="105%"/>
    </style:style>
    <style:style style:name="T3948" style:parent-style-name="DefaultParagraphFont" style:family="text">
      <style:text-properties fo:color="#231F20" style:text-scale="105%"/>
    </style:style>
    <style:style style:name="T3949" style:parent-style-name="DefaultParagraphFont" style:family="text">
      <style:text-properties fo:color="#231F20" fo:letter-spacing="0.0006in" style:text-scale="105%"/>
    </style:style>
    <style:style style:name="T3950" style:parent-style-name="DefaultParagraphFont" style:family="text">
      <style:text-properties fo:color="#231F20" style:text-scale="105%"/>
    </style:style>
    <style:style style:name="T3951" style:parent-style-name="DefaultParagraphFont" style:family="text">
      <style:text-properties fo:color="#231F20" fo:letter-spacing="0.0006in" style:text-scale="105%"/>
    </style:style>
    <style:style style:name="T3952" style:parent-style-name="DefaultParagraphFont" style:family="text">
      <style:text-properties fo:color="#231F20" style:text-scale="105%"/>
    </style:style>
    <style:style style:name="T3953" style:parent-style-name="DefaultParagraphFont" style:family="text">
      <style:text-properties fo:color="#231F20" fo:letter-spacing="0.0006in" style:text-scale="105%"/>
    </style:style>
    <style:style style:name="T3954" style:parent-style-name="DefaultParagraphFont" style:family="text">
      <style:text-properties fo:color="#231F20" style:text-scale="105%"/>
    </style:style>
    <style:style style:name="T3955" style:parent-style-name="DefaultParagraphFont" style:family="text">
      <style:text-properties fo:color="#231F20" fo:letter-spacing="0.0006in" style:text-scale="105%"/>
    </style:style>
    <style:style style:name="T3956" style:parent-style-name="DefaultParagraphFont" style:family="text">
      <style:text-properties fo:color="#231F20" style:text-scale="105%"/>
    </style:style>
    <style:style style:name="T3957" style:parent-style-name="DefaultParagraphFont" style:family="text">
      <style:text-properties fo:color="#231F20" fo:letter-spacing="0.0006in" style:text-scale="105%"/>
    </style:style>
    <style:style style:name="T3958" style:parent-style-name="DefaultParagraphFont" style:family="text">
      <style:text-properties fo:color="#231F20" style:text-scale="105%"/>
    </style:style>
    <style:style style:name="T3959" style:parent-style-name="DefaultParagraphFont" style:family="text">
      <style:text-properties fo:color="#231F20" fo:letter-spacing="0.0013in" style:text-scale="105%"/>
    </style:style>
    <style:style style:name="T3960" style:parent-style-name="DefaultParagraphFont" style:family="text">
      <style:text-properties fo:color="#231F20" style:text-scale="105%"/>
    </style:style>
    <style:style style:name="T3961" style:parent-style-name="DefaultParagraphFont" style:family="text">
      <style:text-properties fo:color="#231F20" fo:letter-spacing="0.002in" style:text-scale="105%"/>
    </style:style>
    <style:style style:name="T3962" style:parent-style-name="DefaultParagraphFont" style:family="text">
      <style:text-properties fo:color="#231F20" style:text-scale="105%"/>
    </style:style>
    <style:style style:name="T3963" style:parent-style-name="DefaultParagraphFont" style:family="text">
      <style:text-properties fo:color="#231F20" fo:letter-spacing="0.002in" style:text-scale="105%"/>
    </style:style>
    <style:style style:name="T3964" style:parent-style-name="DefaultParagraphFont" style:family="text">
      <style:text-properties fo:color="#231F20" style:text-scale="105%"/>
    </style:style>
    <style:style style:name="T3965" style:parent-style-name="DefaultParagraphFont" style:family="text">
      <style:text-properties fo:color="#231F20" fo:letter-spacing="0.002in" style:text-scale="105%"/>
    </style:style>
    <style:style style:name="T3966" style:parent-style-name="DefaultParagraphFont" style:family="text">
      <style:text-properties fo:color="#231F20" style:text-scale="105%"/>
    </style:style>
    <style:style style:name="T3967" style:parent-style-name="DefaultParagraphFont" style:family="text">
      <style:text-properties fo:color="#231F20" fo:letter-spacing="0.0013in" style:text-scale="105%"/>
    </style:style>
    <style:style style:name="T3968" style:parent-style-name="DefaultParagraphFont" style:family="text">
      <style:text-properties fo:color="#231F20" style:text-scale="105%"/>
    </style:style>
    <style:style style:name="T3969" style:parent-style-name="DefaultParagraphFont" style:family="text">
      <style:text-properties fo:color="#231F20" fo:letter-spacing="0.002in" style:text-scale="105%"/>
    </style:style>
    <style:style style:name="T3970" style:parent-style-name="DefaultParagraphFont" style:family="text">
      <style:text-properties fo:color="#231F20" style:text-scale="105%"/>
    </style:style>
    <style:style style:name="T3971" style:parent-style-name="DefaultParagraphFont" style:family="text">
      <style:text-properties fo:color="#231F20" fo:letter-spacing="0.002in" style:text-scale="105%"/>
    </style:style>
    <style:style style:name="T3972" style:parent-style-name="DefaultParagraphFont" style:family="text">
      <style:text-properties fo:color="#231F20" style:text-scale="105%"/>
    </style:style>
    <style:style style:name="P3973" style:parent-style-name="Textbody" style:family="paragraph">
      <style:paragraph-properties fo:text-align="justify" fo:margin-top="0.1687in" fo:line-height="116%" fo:margin-left="0.1111in" fo:margin-right="0.0902in">
        <style:tab-stops/>
      </style:paragraph-properties>
    </style:style>
    <style:style style:name="T3974" style:parent-style-name="DefaultParagraphFont" style:family="text">
      <style:text-properties fo:color="#231F20" style:text-scale="110%"/>
    </style:style>
    <style:style style:name="T3975" style:parent-style-name="DefaultParagraphFont" style:family="text">
      <style:text-properties fo:color="#231F20" fo:letter-spacing="0.0006in" style:text-scale="110%"/>
    </style:style>
    <style:style style:name="T3976" style:parent-style-name="DefaultParagraphFont" style:family="text">
      <style:text-properties fo:color="#231F20" style:text-scale="110%"/>
    </style:style>
    <style:style style:name="T3977" style:parent-style-name="DefaultParagraphFont" style:family="text">
      <style:text-properties fo:color="#231F20" fo:letter-spacing="0.0006in" style:text-scale="110%"/>
    </style:style>
    <style:style style:name="T3978" style:parent-style-name="DefaultParagraphFont" style:family="text">
      <style:text-properties fo:color="#231F20" style:text-scale="110%"/>
    </style:style>
    <style:style style:name="T3979" style:parent-style-name="DefaultParagraphFont" style:family="text">
      <style:text-properties fo:color="#231F20" fo:letter-spacing="0.0006in" style:text-scale="110%"/>
    </style:style>
    <style:style style:name="T3980" style:parent-style-name="DefaultParagraphFont" style:family="text">
      <style:text-properties fo:color="#231F20" style:text-scale="110%"/>
    </style:style>
    <style:style style:name="T3981" style:parent-style-name="DefaultParagraphFont" style:family="text">
      <style:text-properties fo:color="#231F20" fo:letter-spacing="0.0006in" style:text-scale="110%"/>
    </style:style>
    <style:style style:name="T3982" style:parent-style-name="DefaultParagraphFont" style:family="text">
      <style:text-properties fo:color="#231F20" style:text-scale="110%"/>
    </style:style>
    <style:style style:name="T3983" style:parent-style-name="DefaultParagraphFont" style:family="text">
      <style:text-properties fo:color="#231F20" fo:letter-spacing="0.0006in" style:text-scale="110%"/>
    </style:style>
    <style:style style:name="T3984" style:parent-style-name="DefaultParagraphFont" style:family="text">
      <style:text-properties fo:color="#231F20" style:text-scale="110%"/>
    </style:style>
    <style:style style:name="T3985" style:parent-style-name="DefaultParagraphFont" style:family="text">
      <style:text-properties fo:color="#231F20" fo:letter-spacing="0.0006in" style:text-scale="110%"/>
    </style:style>
    <style:style style:name="T3986" style:parent-style-name="DefaultParagraphFont" style:family="text">
      <style:text-properties fo:color="#231F20" style:text-scale="110%"/>
    </style:style>
    <style:style style:name="T3987" style:parent-style-name="DefaultParagraphFont" style:family="text">
      <style:text-properties fo:color="#231F20" fo:letter-spacing="0.0006in" style:text-scale="110%"/>
    </style:style>
    <style:style style:name="T3988" style:parent-style-name="DefaultParagraphFont" style:family="text">
      <style:text-properties fo:color="#231F20" style:text-scale="110%"/>
    </style:style>
    <style:style style:name="T3989" style:parent-style-name="DefaultParagraphFont" style:family="text">
      <style:text-properties fo:color="#231F20" fo:letter-spacing="0.0006in" style:text-scale="110%"/>
    </style:style>
    <style:style style:name="T3990" style:parent-style-name="DefaultParagraphFont" style:family="text">
      <style:text-properties fo:color="#231F20" style:text-scale="110%"/>
    </style:style>
    <style:style style:name="T3991" style:parent-style-name="DefaultParagraphFont" style:family="text">
      <style:text-properties fo:color="#231F20" fo:letter-spacing="0.0006in" style:text-scale="110%"/>
    </style:style>
    <style:style style:name="T3992" style:parent-style-name="DefaultParagraphFont" style:family="text">
      <style:text-properties fo:color="#231F20" style:text-scale="110%"/>
    </style:style>
    <style:style style:name="T3993" style:parent-style-name="DefaultParagraphFont" style:family="text">
      <style:text-properties fo:color="#231F20" fo:letter-spacing="0.0006in" style:text-scale="110%"/>
    </style:style>
    <style:style style:name="T3994" style:parent-style-name="DefaultParagraphFont" style:family="text">
      <style:text-properties fo:color="#231F20" style:text-scale="110%"/>
    </style:style>
    <style:style style:name="T3995" style:parent-style-name="DefaultParagraphFont" style:family="text">
      <style:text-properties fo:color="#231F20" fo:letter-spacing="0.0006in" style:text-scale="110%"/>
    </style:style>
    <style:style style:name="T3996" style:parent-style-name="DefaultParagraphFont" style:family="text">
      <style:text-properties fo:color="#231F20" style:text-scale="110%"/>
    </style:style>
    <style:style style:name="T3997" style:parent-style-name="DefaultParagraphFont" style:family="text">
      <style:text-properties fo:color="#231F20" fo:letter-spacing="0.0006in" style:text-scale="110%"/>
    </style:style>
    <style:style style:name="T3998" style:parent-style-name="DefaultParagraphFont" style:family="text">
      <style:text-properties fo:color="#231F20" style:text-scale="110%"/>
    </style:style>
    <style:style style:name="T3999" style:parent-style-name="DefaultParagraphFont" style:family="text">
      <style:text-properties fo:color="#231F20" fo:letter-spacing="0.0006in" style:text-scale="110%"/>
    </style:style>
    <style:style style:name="T4000" style:parent-style-name="DefaultParagraphFont" style:family="text">
      <style:text-properties fo:color="#231F20" style:text-scale="110%"/>
    </style:style>
    <style:style style:name="T4001" style:parent-style-name="DefaultParagraphFont" style:family="text">
      <style:text-properties fo:color="#231F20" fo:letter-spacing="0.0006in" style:text-scale="110%"/>
    </style:style>
    <style:style style:name="T4002" style:parent-style-name="DefaultParagraphFont" style:family="text">
      <style:text-properties fo:color="#231F20" style:text-scale="110%"/>
    </style:style>
    <style:style style:name="T4003" style:parent-style-name="DefaultParagraphFont" style:family="text">
      <style:text-properties fo:color="#231F20" fo:letter-spacing="0.0006in" style:text-scale="110%"/>
    </style:style>
    <style:style style:name="T4004" style:parent-style-name="DefaultParagraphFont" style:family="text">
      <style:text-properties fo:color="#231F20" style:text-scale="110%"/>
    </style:style>
    <style:style style:name="T4005" style:parent-style-name="DefaultParagraphFont" style:family="text">
      <style:text-properties fo:color="#231F20" fo:letter-spacing="0.0006in" style:text-scale="110%"/>
    </style:style>
    <style:style style:name="T4006" style:parent-style-name="DefaultParagraphFont" style:family="text">
      <style:text-properties fo:color="#231F20" style:text-scale="110%"/>
    </style:style>
    <style:style style:name="T4007" style:parent-style-name="DefaultParagraphFont" style:family="text">
      <style:text-properties fo:color="#231F20" fo:letter-spacing="0.0006in" style:text-scale="110%"/>
    </style:style>
    <style:style style:name="T4008" style:parent-style-name="DefaultParagraphFont" style:family="text">
      <style:text-properties fo:color="#231F20" style:text-scale="110%"/>
    </style:style>
    <style:style style:name="T4009" style:parent-style-name="DefaultParagraphFont" style:family="text">
      <style:text-properties fo:color="#231F20" fo:letter-spacing="0.0006in" style:text-scale="110%"/>
    </style:style>
    <style:style style:name="T4010" style:parent-style-name="DefaultParagraphFont" style:family="text">
      <style:text-properties fo:color="#231F20" style:text-scale="110%"/>
    </style:style>
    <style:style style:name="T4011" style:parent-style-name="DefaultParagraphFont" style:family="text">
      <style:text-properties fo:color="#231F20" fo:letter-spacing="0.0006in" style:text-scale="110%"/>
    </style:style>
    <style:style style:name="T4012" style:parent-style-name="DefaultParagraphFont" style:family="text">
      <style:text-properties fo:color="#231F20" style:text-scale="110%"/>
    </style:style>
    <style:style style:name="T4013" style:parent-style-name="DefaultParagraphFont" style:family="text">
      <style:text-properties fo:color="#231F20" fo:letter-spacing="0.0006in" style:text-scale="110%"/>
    </style:style>
    <style:style style:name="T4014" style:parent-style-name="DefaultParagraphFont" style:family="text">
      <style:text-properties fo:color="#231F20" style:text-scale="110%"/>
    </style:style>
    <style:style style:name="T4015" style:parent-style-name="DefaultParagraphFont" style:family="text">
      <style:text-properties fo:color="#231F20" fo:letter-spacing="0.0006in" style:text-scale="110%"/>
    </style:style>
    <style:style style:name="T4016" style:parent-style-name="DefaultParagraphFont" style:family="text">
      <style:text-properties fo:color="#231F20" style:text-scale="110%"/>
    </style:style>
    <style:style style:name="T4017" style:parent-style-name="DefaultParagraphFont" style:family="text">
      <style:text-properties fo:color="#231F20" fo:letter-spacing="0.0006in" style:text-scale="110%"/>
    </style:style>
    <style:style style:name="T4018" style:parent-style-name="DefaultParagraphFont" style:family="text">
      <style:text-properties fo:color="#231F20" style:text-scale="110%"/>
    </style:style>
    <style:style style:name="T4019" style:parent-style-name="DefaultParagraphFont" style:family="text">
      <style:text-properties fo:color="#231F20" fo:letter-spacing="0.0013in" style:text-scale="110%"/>
    </style:style>
    <style:style style:name="T4020" style:parent-style-name="DefaultParagraphFont" style:family="text">
      <style:text-properties fo:color="#231F20" style:text-scale="110%"/>
    </style:style>
    <style:style style:name="T4021" style:parent-style-name="DefaultParagraphFont" style:family="text">
      <style:text-properties fo:color="#231F20" fo:letter-spacing="0.0013in" style:text-scale="110%"/>
    </style:style>
    <style:style style:name="T4022" style:parent-style-name="DefaultParagraphFont" style:family="text">
      <style:text-properties fo:color="#231F20" style:text-scale="110%"/>
    </style:style>
    <style:style style:name="T4023" style:parent-style-name="DefaultParagraphFont" style:family="text">
      <style:text-properties fo:color="#231F20" fo:letter-spacing="0.0013in" style:text-scale="110%"/>
    </style:style>
    <style:style style:name="T4024" style:parent-style-name="DefaultParagraphFont" style:family="text">
      <style:text-properties fo:color="#231F20" style:text-scale="110%"/>
    </style:style>
    <style:style style:name="T4025" style:parent-style-name="DefaultParagraphFont" style:family="text">
      <style:text-properties fo:color="#231F20" fo:letter-spacing="0.0013in" style:text-scale="110%"/>
    </style:style>
    <style:style style:name="T4026" style:parent-style-name="DefaultParagraphFont" style:family="text">
      <style:text-properties fo:color="#231F20" style:text-scale="110%"/>
    </style:style>
    <style:style style:name="T4027" style:parent-style-name="DefaultParagraphFont" style:family="text">
      <style:text-properties fo:color="#231F20" fo:letter-spacing="0.0013in" style:text-scale="110%"/>
    </style:style>
    <style:style style:name="T4028" style:parent-style-name="DefaultParagraphFont" style:family="text">
      <style:text-properties fo:color="#231F20" style:text-scale="110%"/>
    </style:style>
    <style:style style:name="T4029" style:parent-style-name="DefaultParagraphFont" style:family="text">
      <style:text-properties fo:color="#231F20" fo:letter-spacing="0.0013in" style:text-scale="110%"/>
    </style:style>
    <style:style style:name="T4030" style:parent-style-name="DefaultParagraphFont" style:family="text">
      <style:text-properties fo:color="#231F20" style:text-scale="110%"/>
    </style:style>
    <style:style style:name="T4031" style:parent-style-name="DefaultParagraphFont" style:family="text">
      <style:text-properties fo:color="#231F20" fo:letter-spacing="0.0013in" style:text-scale="110%"/>
    </style:style>
    <style:style style:name="T4032" style:parent-style-name="DefaultParagraphFont" style:family="text">
      <style:text-properties fo:color="#231F20" style:text-scale="110%"/>
    </style:style>
    <style:style style:name="T4033" style:parent-style-name="DefaultParagraphFont" style:family="text">
      <style:text-properties fo:color="#231F20" fo:letter-spacing="0.0013in" style:text-scale="110%"/>
    </style:style>
    <style:style style:name="T4034" style:parent-style-name="DefaultParagraphFont" style:family="text">
      <style:text-properties fo:color="#231F20" style:text-scale="110%"/>
    </style:style>
    <style:style style:name="T4035" style:parent-style-name="DefaultParagraphFont" style:family="text">
      <style:text-properties fo:color="#231F20" fo:letter-spacing="0.0013in" style:text-scale="110%"/>
    </style:style>
    <style:style style:name="T4036" style:parent-style-name="DefaultParagraphFont" style:family="text">
      <style:text-properties fo:color="#231F20" style:text-scale="110%"/>
    </style:style>
    <style:style style:name="T4037" style:parent-style-name="DefaultParagraphFont" style:family="text">
      <style:text-properties fo:color="#231F20" fo:letter-spacing="0.0013in" style:text-scale="110%"/>
    </style:style>
    <style:style style:name="T4038" style:parent-style-name="DefaultParagraphFont" style:family="text">
      <style:text-properties fo:color="#231F20" style:text-scale="110%"/>
    </style:style>
    <style:style style:name="T4039" style:parent-style-name="DefaultParagraphFont" style:family="text">
      <style:text-properties fo:color="#231F20" fo:letter-spacing="0.0013in" style:text-scale="110%"/>
    </style:style>
    <style:style style:name="T4040" style:parent-style-name="DefaultParagraphFont" style:family="text">
      <style:text-properties fo:color="#231F20" style:text-scale="110%"/>
    </style:style>
    <style:style style:name="P4041" style:parent-style-name="Textbody" style:family="paragraph">
      <style:paragraph-properties fo:text-align="justify" fo:margin-top="0.1687in" fo:line-height="116%" fo:margin-left="0.1111in" fo:margin-right="0.093in">
        <style:tab-stops/>
      </style:paragraph-properties>
    </style:style>
    <style:style style:name="T4042" style:parent-style-name="DefaultParagraphFont" style:family="text">
      <style:text-properties fo:color="#231F20" style:text-scale="110%"/>
    </style:style>
    <style:style style:name="T4043" style:parent-style-name="DefaultParagraphFont" style:family="text">
      <style:text-properties fo:color="#231F20" fo:letter-spacing="0.0006in" style:text-scale="110%"/>
    </style:style>
    <style:style style:name="T4044" style:parent-style-name="DefaultParagraphFont" style:family="text">
      <style:text-properties fo:color="#231F20" style:text-scale="110%"/>
    </style:style>
    <style:style style:name="T4045" style:parent-style-name="DefaultParagraphFont" style:family="text">
      <style:text-properties fo:color="#231F20" fo:letter-spacing="0.0006in" style:text-scale="110%"/>
    </style:style>
    <style:style style:name="T4046" style:parent-style-name="DefaultParagraphFont" style:family="text">
      <style:text-properties fo:color="#231F20" style:text-scale="110%"/>
    </style:style>
    <style:style style:name="T4047" style:parent-style-name="DefaultParagraphFont" style:family="text">
      <style:text-properties fo:color="#231F20" fo:letter-spacing="0.0006in" style:text-scale="110%"/>
    </style:style>
    <style:style style:name="T4048" style:parent-style-name="DefaultParagraphFont" style:family="text">
      <style:text-properties fo:color="#231F20" style:text-scale="110%"/>
    </style:style>
    <style:style style:name="T4049" style:parent-style-name="DefaultParagraphFont" style:family="text">
      <style:text-properties fo:color="#231F20" fo:letter-spacing="0.0006in" style:text-scale="110%"/>
    </style:style>
    <style:style style:name="T4050" style:parent-style-name="DefaultParagraphFont" style:family="text">
      <style:text-properties fo:color="#231F20" style:text-scale="110%"/>
    </style:style>
    <style:style style:name="T4051" style:parent-style-name="DefaultParagraphFont" style:family="text">
      <style:text-properties fo:color="#231F20" fo:letter-spacing="0.0006in" style:text-scale="110%"/>
    </style:style>
    <style:style style:name="T4052" style:parent-style-name="DefaultParagraphFont" style:family="text">
      <style:text-properties fo:color="#231F20" style:text-scale="110%"/>
    </style:style>
    <style:style style:name="T4053" style:parent-style-name="DefaultParagraphFont" style:family="text">
      <style:text-properties fo:color="#231F20" fo:letter-spacing="0.0006in" style:text-scale="110%"/>
    </style:style>
    <style:style style:name="T4054" style:parent-style-name="DefaultParagraphFont" style:family="text">
      <style:text-properties fo:color="#231F20" style:text-scale="110%"/>
    </style:style>
    <style:style style:name="T4055" style:parent-style-name="DefaultParagraphFont" style:family="text">
      <style:text-properties fo:color="#231F20" fo:letter-spacing="0.0006in" style:text-scale="110%"/>
    </style:style>
    <style:style style:name="T4056" style:parent-style-name="DefaultParagraphFont" style:family="text">
      <style:text-properties fo:color="#231F20" style:text-scale="110%"/>
    </style:style>
    <style:style style:name="T4057" style:parent-style-name="DefaultParagraphFont" style:family="text">
      <style:text-properties fo:color="#231F20" fo:letter-spacing="0.0006in" style:text-scale="110%"/>
    </style:style>
    <style:style style:name="T4058" style:parent-style-name="DefaultParagraphFont" style:family="text">
      <style:text-properties fo:color="#231F20" style:text-scale="110%"/>
    </style:style>
    <style:style style:name="T4059" style:parent-style-name="DefaultParagraphFont" style:family="text">
      <style:text-properties fo:color="#231F20" fo:letter-spacing="0.0006in" style:text-scale="110%"/>
    </style:style>
    <style:style style:name="T4060" style:parent-style-name="DefaultParagraphFont" style:family="text">
      <style:text-properties fo:color="#231F20" style:text-scale="110%"/>
    </style:style>
    <style:style style:name="T4061" style:parent-style-name="DefaultParagraphFont" style:family="text">
      <style:text-properties fo:color="#231F20" fo:letter-spacing="0.0006in" style:text-scale="110%"/>
    </style:style>
    <style:style style:name="T4062" style:parent-style-name="DefaultParagraphFont" style:family="text">
      <style:text-properties fo:color="#231F20" style:text-scale="110%"/>
    </style:style>
    <style:style style:name="T4063" style:parent-style-name="DefaultParagraphFont" style:family="text">
      <style:text-properties fo:color="#231F20" fo:letter-spacing="0.0006in" style:text-scale="110%"/>
    </style:style>
    <style:style style:name="T4064" style:parent-style-name="DefaultParagraphFont" style:family="text">
      <style:text-properties fo:color="#231F20" style:text-scale="110%"/>
    </style:style>
    <style:style style:name="T4065" style:parent-style-name="DefaultParagraphFont" style:family="text">
      <style:text-properties fo:color="#231F20" fo:letter-spacing="0.0006in" style:text-scale="110%"/>
    </style:style>
    <style:style style:name="T4066" style:parent-style-name="DefaultParagraphFont" style:family="text">
      <style:text-properties fo:color="#231F20" style:text-scale="110%"/>
    </style:style>
    <style:style style:name="T4067" style:parent-style-name="DefaultParagraphFont" style:family="text">
      <style:text-properties fo:color="#231F20" fo:letter-spacing="0.0006in" style:text-scale="110%"/>
    </style:style>
    <style:style style:name="T4068" style:parent-style-name="DefaultParagraphFont" style:family="text">
      <style:text-properties fo:color="#231F20" style:text-scale="110%"/>
    </style:style>
    <style:style style:name="T4069" style:parent-style-name="DefaultParagraphFont" style:family="text">
      <style:text-properties fo:color="#231F20" fo:letter-spacing="0.0006in" style:text-scale="110%"/>
    </style:style>
    <style:style style:name="T4070" style:parent-style-name="DefaultParagraphFont" style:family="text">
      <style:text-properties fo:color="#231F20" style:text-scale="110%"/>
    </style:style>
    <style:style style:name="T4071" style:parent-style-name="DefaultParagraphFont" style:family="text">
      <style:text-properties fo:color="#231F20" fo:letter-spacing="0.0006in" style:text-scale="110%"/>
    </style:style>
    <style:style style:name="T4072" style:parent-style-name="DefaultParagraphFont" style:family="text">
      <style:text-properties fo:color="#231F20" style:text-scale="110%"/>
    </style:style>
    <style:style style:name="T4073" style:parent-style-name="DefaultParagraphFont" style:family="text">
      <style:text-properties fo:color="#231F20" fo:letter-spacing="-0.0041in" style:text-scale="110%"/>
    </style:style>
    <style:style style:name="T4074" style:parent-style-name="DefaultParagraphFont" style:family="text">
      <style:text-properties fo:color="#231F20" style:text-scale="110%"/>
    </style:style>
    <style:style style:name="T4075" style:parent-style-name="DefaultParagraphFont" style:family="text">
      <style:text-properties fo:color="#231F20" fo:letter-spacing="-0.0041in" style:text-scale="110%"/>
    </style:style>
    <style:style style:name="T4076" style:parent-style-name="DefaultParagraphFont" style:family="text">
      <style:text-properties fo:color="#231F20" style:text-scale="110%"/>
    </style:style>
    <style:style style:name="T4077" style:parent-style-name="DefaultParagraphFont" style:family="text">
      <style:text-properties fo:color="#231F20" fo:letter-spacing="-0.0034in" style:text-scale="110%"/>
    </style:style>
    <style:style style:name="T4078" style:parent-style-name="DefaultParagraphFont" style:family="text">
      <style:text-properties fo:color="#231F20" style:text-scale="110%"/>
    </style:style>
    <style:style style:name="T4079" style:parent-style-name="DefaultParagraphFont" style:family="text">
      <style:text-properties fo:color="#231F20" fo:letter-spacing="-0.0041in" style:text-scale="110%"/>
    </style:style>
    <style:style style:name="T4080" style:parent-style-name="DefaultParagraphFont" style:family="text">
      <style:text-properties fo:color="#231F20" style:text-scale="110%"/>
    </style:style>
    <style:style style:name="T4081" style:parent-style-name="DefaultParagraphFont" style:family="text">
      <style:text-properties fo:color="#231F20" fo:letter-spacing="-0.0034in" style:text-scale="110%"/>
    </style:style>
    <style:style style:name="T4082" style:parent-style-name="DefaultParagraphFont" style:family="text">
      <style:text-properties fo:color="#231F20" style:text-scale="110%"/>
    </style:style>
    <style:style style:name="T4083" style:parent-style-name="DefaultParagraphFont" style:family="text">
      <style:text-properties fo:color="#231F20" fo:letter-spacing="-0.0041in" style:text-scale="110%"/>
    </style:style>
    <style:style style:name="T4084" style:parent-style-name="DefaultParagraphFont" style:family="text">
      <style:text-properties fo:color="#231F20" style:text-scale="110%"/>
    </style:style>
    <style:style style:name="P4085" style:parent-style-name="Textbody" style:family="paragraph">
      <style:text-properties fo:font-size="17pt" style:font-size-asian="17pt"/>
    </style:style>
    <style:style style:name="P4086" style:parent-style-name="Textbody" style:family="paragraph">
      <style:text-properties fo:font-size="23.5pt" style:font-size-asian="23.5pt"/>
    </style:style>
    <style:style style:name="P4087" style:parent-style-name="Textbody" style:family="paragraph">
      <style:paragraph-properties fo:margin-left="0.184in">
        <style:tab-stops/>
      </style:paragraph-properties>
    </style:style>
    <style:style style:name="T4088" style:parent-style-name="DefaultParagraphFont" style:family="text">
      <style:text-properties fo:color="#231F20" style:text-scale="110%"/>
    </style:style>
    <style:style style:name="T4089" style:parent-style-name="DefaultParagraphFont" style:family="text">
      <style:text-properties fo:color="#231F20" fo:letter-spacing="0.0048in" style:text-scale="110%"/>
    </style:style>
    <style:style style:name="T4090" style:parent-style-name="DefaultParagraphFont" style:family="text">
      <style:text-properties fo:color="#231F20" style:text-scale="110%"/>
    </style:style>
    <style:style style:name="T4091" style:parent-style-name="DefaultParagraphFont" style:family="text">
      <style:text-properties fo:color="#231F20" fo:letter-spacing="0.0055in" style:text-scale="110%"/>
    </style:style>
    <style:style style:name="T4092" style:parent-style-name="DefaultParagraphFont" style:family="text">
      <style:text-properties fo:color="#231F20" style:text-scale="110%"/>
    </style:style>
    <style:style style:name="T4093" style:parent-style-name="DefaultParagraphFont" style:family="text">
      <style:text-properties fo:color="#231F20" fo:letter-spacing="0.0055in" style:text-scale="110%"/>
    </style:style>
    <style:style style:name="T4094" style:parent-style-name="DefaultParagraphFont" style:family="text">
      <style:text-properties fo:color="#231F20" style:text-scale="110%"/>
    </style:style>
    <style:style style:name="T4095" style:parent-style-name="DefaultParagraphFont" style:family="text">
      <style:text-properties fo:color="#231F20" fo:letter-spacing="0.0055in" style:text-scale="110%"/>
    </style:style>
    <style:style style:name="T4096" style:parent-style-name="DefaultParagraphFont" style:family="text">
      <style:text-properties fo:color="#231F20" style:text-scale="110%"/>
    </style:style>
    <style:style style:name="T4097" style:parent-style-name="DefaultParagraphFont" style:family="text">
      <style:text-properties fo:color="#231F20" fo:letter-spacing="0.0055in" style:text-scale="110%"/>
    </style:style>
    <style:style style:name="T4098" style:parent-style-name="DefaultParagraphFont" style:family="text">
      <style:text-properties fo:color="#231F20" style:text-scale="110%"/>
    </style:style>
    <style:style style:name="T4099" style:parent-style-name="DefaultParagraphFont" style:family="text">
      <style:text-properties fo:color="#231F20" fo:letter-spacing="0.0048in" style:text-scale="110%"/>
    </style:style>
    <style:style style:name="T4100" style:parent-style-name="DefaultParagraphFont" style:family="text">
      <style:text-properties fo:color="#231F20" style:text-scale="110%"/>
    </style:style>
    <style:style style:name="T4101" style:parent-style-name="DefaultParagraphFont" style:family="text">
      <style:text-properties fo:color="#231F20" fo:letter-spacing="0.0055in" style:text-scale="110%"/>
    </style:style>
    <style:style style:name="T4102" style:parent-style-name="DefaultParagraphFont" style:family="text">
      <style:text-properties fo:color="#231F20" style:text-scale="110%"/>
    </style:style>
    <style:style style:name="T4103" style:parent-style-name="DefaultParagraphFont" style:family="text">
      <style:text-properties fo:color="#231F20" fo:letter-spacing="0.0055in" style:text-scale="110%"/>
    </style:style>
    <style:style style:name="T4104" style:parent-style-name="DefaultParagraphFont" style:family="text">
      <style:text-properties fo:color="#231F20" style:text-scale="110%"/>
    </style:style>
    <style:style style:name="P4105" style:parent-style-name="Textbody" style:family="paragraph">
      <style:paragraph-properties fo:margin-top="0.0381in" fo:margin-left="0.184in">
        <style:tab-stops/>
      </style:paragraph-properties>
      <style:text-properties fo:color="#231F20" style:text-scale="115%"/>
    </style:style>
    <style:style style:name="P4106" style:parent-style-name="Textbody" style:family="paragraph">
      <style:paragraph-properties fo:margin-top="0.0458in" fo:margin-left="0.6111in">
        <style:tab-stops/>
      </style:paragraph-properties>
      <style:text-properties style:text-scale="110%"/>
    </style:style>
    <style:style style:name="P4107" style:parent-style-name="Textbody" style:family="paragraph">
      <style:text-properties fo:font-size="17pt" style:font-size-asian="17pt"/>
    </style:style>
    <style:style style:name="P4108" style:parent-style-name="Textbody" style:family="paragraph">
      <style:text-properties fo:font-size="17pt" style:font-size-asian="17pt"/>
    </style:style>
    <style:style style:name="P4109" style:parent-style-name="Textbody" style:family="paragraph">
      <style:text-properties fo:font-size="17pt" style:font-size-asian="17pt"/>
    </style:style>
    <style:style style:name="P4110" style:parent-style-name="Textbody" style:family="paragraph">
      <style:paragraph-properties fo:margin-top="0.0041in"/>
      <style:text-properties fo:font-size="23.5pt" style:font-size-asian="23.5pt"/>
    </style:style>
    <style:style style:name="P4111" style:parent-style-name="Textbody" style:family="paragraph">
      <style:paragraph-properties fo:margin-left="0.1111in">
        <style:tab-stops/>
      </style:paragraph-properties>
    </style:style>
    <style:style style:name="T4112" style:parent-style-name="DefaultParagraphFont" style:family="text">
      <style:text-properties fo:color="#231F20" style:text-scale="110%"/>
    </style:style>
    <style:style style:name="T4113" style:parent-style-name="DefaultParagraphFont" style:family="text">
      <style:text-properties fo:color="#231F20" fo:letter-spacing="-0.0013in" style:text-scale="110%"/>
    </style:style>
    <style:style style:name="T4114" style:parent-style-name="DefaultParagraphFont" style:family="text">
      <style:text-properties fo:color="#231F20" style:text-scale="110%"/>
    </style:style>
    <style:style style:name="T4115" style:parent-style-name="DefaultParagraphFont" style:family="text">
      <style:text-properties fo:color="#231F20" fo:letter-spacing="-0.0006in" style:text-scale="110%"/>
    </style:style>
    <style:style style:name="T4116" style:parent-style-name="DefaultParagraphFont" style:family="text">
      <style:text-properties fo:color="#231F20" style:text-scale="110%"/>
    </style:style>
    <style:style style:name="T4117" style:parent-style-name="DefaultParagraphFont" style:family="text">
      <style:text-properties fo:color="#231F20" fo:letter-spacing="-0.0013in" style:text-scale="110%"/>
    </style:style>
    <style:style style:name="T4118" style:parent-style-name="DefaultParagraphFont" style:family="text">
      <style:text-properties fo:color="#231F20" style:text-scale="110%"/>
    </style:style>
    <style:style style:name="T4119" style:parent-style-name="DefaultParagraphFont" style:family="text">
      <style:text-properties fo:color="#231F20" fo:letter-spacing="-0.0006in" style:text-scale="110%"/>
    </style:style>
    <style:style style:name="T4120" style:parent-style-name="DefaultParagraphFont" style:family="text">
      <style:text-properties fo:color="#231F20" style:text-scale="110%"/>
    </style:style>
    <style:style style:name="T4121" style:parent-style-name="DefaultParagraphFont" style:family="text">
      <style:text-properties fo:color="#231F20" fo:letter-spacing="-0.0006in" style:text-scale="110%"/>
    </style:style>
    <style:style style:name="T4122" style:parent-style-name="DefaultParagraphFont" style:family="text">
      <style:text-properties fo:color="#231F20" style:text-scale="110%"/>
    </style:style>
    <style:style style:name="T4123" style:parent-style-name="DefaultParagraphFont" style:family="text">
      <style:text-properties fo:color="#231F20" fo:letter-spacing="-0.0013in" style:text-scale="110%"/>
    </style:style>
    <style:style style:name="T4124" style:parent-style-name="DefaultParagraphFont" style:family="text">
      <style:text-properties fo:color="#231F20" style:text-scale="110%"/>
    </style:style>
    <style:style style:name="T4125" style:parent-style-name="DefaultParagraphFont" style:family="text">
      <style:text-properties fo:color="#231F20" fo:letter-spacing="-0.0006in" style:text-scale="110%"/>
    </style:style>
    <style:style style:name="T4126" style:parent-style-name="DefaultParagraphFont" style:family="text">
      <style:text-properties fo:color="#231F20" style:text-scale="110%"/>
    </style:style>
    <style:style style:name="T4127" style:parent-style-name="DefaultParagraphFont" style:family="text">
      <style:text-properties fo:color="#231F20" fo:letter-spacing="-0.0006in" style:text-scale="110%"/>
    </style:style>
    <style:style style:name="T4128" style:parent-style-name="DefaultParagraphFont" style:family="text">
      <style:text-properties fo:color="#231F20" style:text-scale="110%"/>
    </style:style>
    <style:style style:name="T4129" style:parent-style-name="DefaultParagraphFont" style:family="text">
      <style:text-properties fo:color="#231F20" fo:letter-spacing="-0.0013in" style:text-scale="110%"/>
    </style:style>
    <style:style style:name="T4130" style:parent-style-name="DefaultParagraphFont" style:family="text">
      <style:text-properties fo:color="#231F20" style:text-scale="110%"/>
    </style:style>
    <style:style style:name="P4131" style:parent-style-name="Textbody" style:family="paragraph">
      <style:text-properties fo:font-size="17pt" style:font-size-asian="17pt"/>
    </style:style>
    <style:style style:name="P4132" style:parent-style-name="Textbody" style:family="paragraph">
      <style:paragraph-properties fo:margin-top="0.1937in" fo:margin-left="0.1111in">
        <style:tab-stops/>
      </style:paragraph-properties>
    </style:style>
    <style:style style:name="T4133" style:parent-style-name="DefaultParagraphFont" style:family="text">
      <style:text-properties fo:color="#231F20" style:text-scale="110%"/>
    </style:style>
    <style:style style:name="T4134" style:parent-style-name="DefaultParagraphFont" style:family="text">
      <style:text-properties fo:color="#231F20" fo:letter-spacing="-0.0069in" style:text-scale="110%"/>
    </style:style>
    <style:style style:name="T4135" style:parent-style-name="DefaultParagraphFont" style:family="text">
      <style:text-properties fo:color="#231F20" style:text-scale="110%"/>
    </style:style>
    <style:style style:name="T4136" style:parent-style-name="DefaultParagraphFont" style:family="text">
      <style:text-properties fo:color="#231F20" fo:letter-spacing="-0.0069in" style:text-scale="110%"/>
    </style:style>
    <style:style style:name="T4137" style:parent-style-name="DefaultParagraphFont" style:family="text">
      <style:text-properties fo:color="#231F20" style:text-scale="110%"/>
    </style:style>
    <style:style style:name="T4138" style:parent-style-name="DefaultParagraphFont" style:family="text">
      <style:text-properties fo:color="#231F20" fo:letter-spacing="-0.0069in" style:text-scale="110%"/>
    </style:style>
    <style:style style:name="T4139" style:parent-style-name="DefaultParagraphFont" style:family="text">
      <style:text-properties fo:color="#231F20" style:text-scale="110%"/>
    </style:style>
    <style:style style:name="T4140" style:parent-style-name="DefaultParagraphFont" style:family="text">
      <style:text-properties fo:color="#231F20" fo:letter-spacing="-0.0069in" style:text-scale="110%"/>
    </style:style>
    <style:style style:name="T4141" style:parent-style-name="DefaultParagraphFont" style:family="text">
      <style:text-properties fo:color="#231F20" style:text-scale="110%"/>
    </style:style>
    <style:style style:name="T4142" style:parent-style-name="DefaultParagraphFont" style:family="text">
      <style:text-properties fo:color="#231F20" fo:letter-spacing="-0.0069in" style:text-scale="110%"/>
    </style:style>
    <style:style style:name="T4143" style:parent-style-name="DefaultParagraphFont" style:family="text">
      <style:text-properties fo:color="#231F20" style:text-scale="110%"/>
    </style:style>
    <style:style style:name="T4144" style:parent-style-name="DefaultParagraphFont" style:family="text">
      <style:text-properties fo:color="#231F20" fo:letter-spacing="-0.0069in" style:text-scale="110%"/>
    </style:style>
    <style:style style:name="T4145" style:parent-style-name="DefaultParagraphFont" style:family="text">
      <style:text-properties fo:color="#231F20" style:text-scale="110%"/>
    </style:style>
    <style:style style:name="T4146" style:parent-style-name="DefaultParagraphFont" style:family="text">
      <style:text-properties fo:color="#231F20" fo:letter-spacing="-0.0069in" style:text-scale="110%"/>
    </style:style>
    <style:style style:name="T4147" style:parent-style-name="DefaultParagraphFont" style:family="text">
      <style:text-properties fo:color="#231F20" style:text-scale="110%"/>
    </style:style>
    <style:style style:name="T4148" style:parent-style-name="DefaultParagraphFont" style:family="text">
      <style:text-properties fo:color="#231F20" fo:letter-spacing="-0.0069in" style:text-scale="110%"/>
    </style:style>
    <style:style style:name="T4149" style:parent-style-name="DefaultParagraphFont" style:family="text">
      <style:text-properties fo:color="#231F20" style:text-scale="110%"/>
    </style:style>
    <style:style style:name="T4150" style:parent-style-name="DefaultParagraphFont" style:family="text">
      <style:text-properties fo:color="#231F20" fo:letter-spacing="-0.0069in" style:text-scale="110%"/>
    </style:style>
    <style:style style:name="T4151" style:parent-style-name="DefaultParagraphFont" style:family="text">
      <style:text-properties fo:color="#231F20" style:text-scale="110%"/>
    </style:style>
    <style:style style:name="P4152" style:parent-style-name="Textbody" style:family="paragraph">
      <style:text-properties fo:font-size="17pt" style:font-size-asian="17pt"/>
    </style:style>
    <style:style style:name="P4153" style:parent-style-name="Textbody" style:family="paragraph">
      <style:paragraph-properties fo:margin-top="0.1819in" fo:margin-left="0.184in">
        <style:tab-stops/>
      </style:paragraph-properties>
      <style:text-properties fo:color="#231F20" style:text-scale="115%"/>
    </style:style>
    <style:style style:name="P4154" style:parent-style-name="Textbody" style:family="paragraph">
      <style:paragraph-properties fo:text-align="justify" fo:margin-top="0.0347in" fo:line-height="116%" fo:margin-left="0.184in" fo:margin-right="0.1937in" fo:text-indent="0.427in">
        <style:tab-stops/>
      </style:paragraph-properties>
    </style:style>
    <style:style style:name="T4155" style:parent-style-name="DefaultParagraphFont" style:family="text">
      <style:text-properties style:text-scale="105%"/>
    </style:style>
    <style:style style:name="T4156" style:parent-style-name="DefaultParagraphFont" style:family="text">
      <style:text-properties fo:letter-spacing="0.0006in" style:text-scale="105%"/>
    </style:style>
    <style:style style:name="T4157" style:parent-style-name="DefaultParagraphFont" style:family="text">
      <style:text-properties style:text-scale="105%"/>
    </style:style>
    <style:style style:name="T4158" style:parent-style-name="DefaultParagraphFont" style:family="text">
      <style:text-properties fo:letter-spacing="0.0006in" style:text-scale="105%"/>
    </style:style>
    <style:style style:name="T4159" style:parent-style-name="DefaultParagraphFont" style:family="text">
      <style:text-properties style:text-scale="105%"/>
    </style:style>
    <style:style style:name="T4160" style:parent-style-name="DefaultParagraphFont" style:family="text">
      <style:text-properties fo:letter-spacing="0.0006in" style:text-scale="105%"/>
    </style:style>
    <style:style style:name="T4161" style:parent-style-name="DefaultParagraphFont" style:family="text">
      <style:text-properties style:text-scale="105%"/>
    </style:style>
    <style:style style:name="T4162" style:parent-style-name="DefaultParagraphFont" style:family="text">
      <style:text-properties fo:letter-spacing="0.0006in" style:text-scale="105%"/>
    </style:style>
    <style:style style:name="T4163" style:parent-style-name="DefaultParagraphFont" style:family="text">
      <style:text-properties style:text-scale="105%"/>
    </style:style>
    <style:style style:name="T4164" style:parent-style-name="DefaultParagraphFont" style:family="text">
      <style:text-properties fo:letter-spacing="0.0006in" style:text-scale="105%"/>
    </style:style>
    <style:style style:name="T4165" style:parent-style-name="DefaultParagraphFont" style:family="text">
      <style:text-properties style:text-scale="105%"/>
    </style:style>
    <style:style style:name="T4166" style:parent-style-name="DefaultParagraphFont" style:family="text">
      <style:text-properties fo:letter-spacing="0.0006in" style:text-scale="105%"/>
    </style:style>
    <style:style style:name="T4167" style:parent-style-name="DefaultParagraphFont" style:family="text">
      <style:text-properties style:text-scale="105%"/>
    </style:style>
    <style:style style:name="T4168" style:parent-style-name="DefaultParagraphFont" style:family="text">
      <style:text-properties fo:letter-spacing="0.0006in" style:text-scale="105%"/>
    </style:style>
    <style:style style:name="T4169" style:parent-style-name="DefaultParagraphFont" style:family="text">
      <style:text-properties style:text-scale="105%"/>
    </style:style>
    <style:style style:name="T4170" style:parent-style-name="DefaultParagraphFont" style:family="text">
      <style:text-properties fo:letter-spacing="0.0006in" style:text-scale="105%"/>
    </style:style>
    <style:style style:name="T4171" style:parent-style-name="DefaultParagraphFont" style:family="text">
      <style:text-properties style:text-scale="105%"/>
    </style:style>
    <style:style style:name="T4172" style:parent-style-name="DefaultParagraphFont" style:family="text">
      <style:text-properties fo:letter-spacing="0.0006in" style:text-scale="105%"/>
    </style:style>
    <style:style style:name="T4173" style:parent-style-name="DefaultParagraphFont" style:family="text">
      <style:text-properties style:text-scale="105%"/>
    </style:style>
    <style:style style:name="T4174" style:parent-style-name="DefaultParagraphFont" style:family="text">
      <style:text-properties fo:letter-spacing="0.0006in" style:text-scale="105%"/>
    </style:style>
    <style:style style:name="T4175" style:parent-style-name="DefaultParagraphFont" style:family="text">
      <style:text-properties style:text-scale="105%"/>
    </style:style>
    <style:style style:name="T4176" style:parent-style-name="DefaultParagraphFont" style:family="text">
      <style:text-properties fo:letter-spacing="0.0006in" style:text-scale="105%"/>
    </style:style>
    <style:style style:name="T4177" style:parent-style-name="DefaultParagraphFont" style:family="text">
      <style:text-properties style:text-scale="105%"/>
    </style:style>
    <style:style style:name="T4178" style:parent-style-name="DefaultParagraphFont" style:family="text">
      <style:text-properties fo:letter-spacing="0.0006in" style:text-scale="105%"/>
    </style:style>
    <style:style style:name="T4179" style:parent-style-name="DefaultParagraphFont" style:family="text">
      <style:text-properties style:text-scale="105%"/>
    </style:style>
    <style:style style:name="T4180" style:parent-style-name="DefaultParagraphFont" style:family="text">
      <style:text-properties fo:letter-spacing="0.0006in" style:text-scale="105%"/>
    </style:style>
    <style:style style:name="T4181" style:parent-style-name="DefaultParagraphFont" style:family="text">
      <style:text-properties style:text-scale="105%"/>
    </style:style>
    <style:style style:name="T4182" style:parent-style-name="DefaultParagraphFont" style:family="text">
      <style:text-properties fo:letter-spacing="0.0291in" style:text-scale="105%"/>
    </style:style>
    <style:style style:name="T4183" style:parent-style-name="DefaultParagraphFont" style:family="text">
      <style:text-properties style:text-scale="105%"/>
    </style:style>
    <style:style style:name="T4184" style:parent-style-name="DefaultParagraphFont" style:family="text">
      <style:text-properties fo:letter-spacing="0.0284in" style:text-scale="105%"/>
    </style:style>
    <style:style style:name="T4185" style:parent-style-name="DefaultParagraphFont" style:family="text">
      <style:text-properties style:text-scale="105%"/>
    </style:style>
    <style:style style:name="T4186" style:parent-style-name="DefaultParagraphFont" style:family="text">
      <style:text-properties fo:letter-spacing="0.0291in" style:text-scale="105%"/>
    </style:style>
    <style:style style:name="T4187" style:parent-style-name="DefaultParagraphFont" style:family="text">
      <style:text-properties style:text-scale="105%"/>
    </style:style>
    <style:style style:name="T4188" style:parent-style-name="DefaultParagraphFont" style:family="text">
      <style:text-properties fo:letter-spacing="0.0291in" style:text-scale="105%"/>
    </style:style>
    <style:style style:name="T4189" style:parent-style-name="DefaultParagraphFont" style:family="text">
      <style:text-properties style:text-scale="105%"/>
    </style:style>
    <style:style style:name="T4190" style:parent-style-name="DefaultParagraphFont" style:family="text">
      <style:text-properties fo:letter-spacing="0.0291in" style:text-scale="105%"/>
    </style:style>
    <style:style style:name="T4191" style:parent-style-name="DefaultParagraphFont" style:family="text">
      <style:text-properties style:text-scale="105%"/>
    </style:style>
    <style:style style:name="T4192" style:parent-style-name="DefaultParagraphFont" style:family="text">
      <style:text-properties fo:letter-spacing="0.0291in" style:text-scale="105%"/>
    </style:style>
    <style:style style:name="T4193" style:parent-style-name="DefaultParagraphFont" style:family="text">
      <style:text-properties style:text-scale="105%"/>
    </style:style>
    <style:style style:name="T4194" style:parent-style-name="DefaultParagraphFont" style:family="text">
      <style:text-properties fo:letter-spacing="0.0291in" style:text-scale="105%"/>
    </style:style>
    <style:style style:name="T4195" style:parent-style-name="DefaultParagraphFont" style:family="text">
      <style:text-properties style:text-scale="105%"/>
    </style:style>
    <style:style style:name="T4196" style:parent-style-name="DefaultParagraphFont" style:family="text">
      <style:text-properties fo:letter-spacing="0.0291in" style:text-scale="105%"/>
    </style:style>
    <style:style style:name="T4197" style:parent-style-name="DefaultParagraphFont" style:family="text">
      <style:text-properties style:text-scale="105%"/>
    </style:style>
    <style:style style:name="T4198" style:parent-style-name="DefaultParagraphFont" style:family="text">
      <style:text-properties fo:letter-spacing="0.0291in" style:text-scale="105%"/>
    </style:style>
    <style:style style:name="T4199" style:parent-style-name="DefaultParagraphFont" style:family="text">
      <style:text-properties style:text-scale="105%"/>
    </style:style>
    <style:style style:name="T4200" style:parent-style-name="DefaultParagraphFont" style:family="text">
      <style:text-properties fo:letter-spacing="0.0291in" style:text-scale="105%"/>
    </style:style>
    <style:style style:name="T4201" style:parent-style-name="DefaultParagraphFont" style:family="text">
      <style:text-properties style:text-scale="105%"/>
    </style:style>
    <style:style style:name="T4202" style:parent-style-name="DefaultParagraphFont" style:family="text">
      <style:text-properties fo:letter-spacing="0.0291in" style:text-scale="105%"/>
    </style:style>
    <style:style style:name="T4203" style:parent-style-name="DefaultParagraphFont" style:family="text">
      <style:text-properties style:text-scale="105%"/>
    </style:style>
    <style:style style:name="T4204" style:parent-style-name="DefaultParagraphFont" style:family="text">
      <style:text-properties fo:letter-spacing="0.0291in" style:text-scale="105%"/>
    </style:style>
    <style:style style:name="T4205" style:parent-style-name="DefaultParagraphFont" style:family="text">
      <style:text-properties style:text-scale="105%"/>
    </style:style>
    <style:style style:name="T4206" style:parent-style-name="DefaultParagraphFont" style:family="text">
      <style:text-properties fo:letter-spacing="0.0291in" style:text-scale="105%"/>
    </style:style>
    <style:style style:name="T4207" style:parent-style-name="DefaultParagraphFont" style:family="text">
      <style:text-properties style:text-scale="105%"/>
    </style:style>
    <style:style style:name="T4208" style:parent-style-name="DefaultParagraphFont" style:family="text">
      <style:text-properties fo:letter-spacing="0.0152in" style:text-scale="105%"/>
    </style:style>
    <style:style style:name="T4209" style:parent-style-name="DefaultParagraphFont" style:family="text">
      <style:text-properties style:text-scale="105%"/>
    </style:style>
    <style:style style:name="T4210" style:parent-style-name="DefaultParagraphFont" style:family="text">
      <style:text-properties fo:letter-spacing="0.0152in" style:text-scale="105%"/>
    </style:style>
    <style:style style:name="T4211" style:parent-style-name="DefaultParagraphFont" style:family="text">
      <style:text-properties style:text-scale="105%"/>
    </style:style>
    <style:style style:name="T4212" style:parent-style-name="DefaultParagraphFont" style:family="text">
      <style:text-properties fo:letter-spacing="-0.0451in" style:text-scale="105%"/>
    </style:style>
    <style:style style:name="T4213" style:parent-style-name="DefaultParagraphFont" style:family="text">
      <style:text-properties style:text-scale="105%"/>
    </style:style>
    <style:style style:name="T4214" style:parent-style-name="DefaultParagraphFont" style:family="text">
      <style:text-properties fo:letter-spacing="0.0006in" style:text-scale="105%"/>
    </style:style>
    <style:style style:name="T4215" style:parent-style-name="DefaultParagraphFont" style:family="text">
      <style:text-properties style:text-scale="105%"/>
    </style:style>
    <style:style style:name="T4216" style:parent-style-name="DefaultParagraphFont" style:family="text">
      <style:text-properties fo:letter-spacing="0.0013in" style:text-scale="105%"/>
    </style:style>
    <style:style style:name="T4217" style:parent-style-name="DefaultParagraphFont" style:family="text">
      <style:text-properties style:text-scale="105%"/>
    </style:style>
    <style:style style:name="T4218" style:parent-style-name="DefaultParagraphFont" style:family="text">
      <style:text-properties fo:letter-spacing="0.0006in" style:text-scale="105%"/>
    </style:style>
    <style:style style:name="T4219" style:parent-style-name="DefaultParagraphFont" style:family="text">
      <style:text-properties style:text-scale="105%"/>
    </style:style>
    <style:style style:name="T4220" style:parent-style-name="DefaultParagraphFont" style:family="text">
      <style:text-properties fo:letter-spacing="0.0013in" style:text-scale="105%"/>
    </style:style>
    <style:style style:name="T4221" style:parent-style-name="DefaultParagraphFont" style:family="text">
      <style:text-properties style:text-scale="105%"/>
    </style:style>
    <style:style style:name="P4222" style:parent-style-name="Textbody" style:family="paragraph">
      <style:paragraph-properties fo:text-align="justify" fo:margin-top="0.0034in" fo:line-height="116%" fo:margin-left="0.184in" fo:margin-right="0.193in" fo:text-indent="0.427in">
        <style:tab-stops/>
      </style:paragraph-properties>
      <style:text-properties style:text-scale="105%"/>
    </style:style>
    <style:style style:name="P4223" style:parent-style-name="Textbody" style:family="paragraph">
      <style:paragraph-properties fo:text-align="justify" fo:margin-top="0.0034in" fo:line-height="116%" fo:margin-left="0.184in" fo:margin-right="0.193in" fo:text-indent="0.427in">
        <style:tab-stops/>
      </style:paragraph-properties>
      <style:text-properties style:text-scale="105%"/>
    </style:style>
    <style:style style:name="P4224" style:parent-style-name="Textbody" style:family="paragraph">
      <style:paragraph-properties fo:text-align="justify" fo:margin-top="0.0034in" fo:line-height="116%" fo:margin-left="0.184in" fo:margin-right="0.193in" fo:text-indent="0.427in">
        <style:tab-stops/>
      </style:paragraph-properties>
    </style:style>
    <style:style style:name="T4225" style:parent-style-name="DefaultParagraphFont" style:family="text">
      <style:text-properties style:text-scale="105%"/>
    </style:style>
    <style:style style:name="T4226" style:parent-style-name="DefaultParagraphFont" style:family="text">
      <style:text-properties fo:letter-spacing="0.0006in" style:text-scale="105%"/>
    </style:style>
    <style:style style:name="T4227" style:parent-style-name="DefaultParagraphFont" style:family="text">
      <style:text-properties style:text-scale="105%"/>
    </style:style>
    <style:style style:name="T4228" style:parent-style-name="DefaultParagraphFont" style:family="text">
      <style:text-properties fo:letter-spacing="0.0006in" style:text-scale="105%"/>
    </style:style>
    <style:style style:name="T4229" style:parent-style-name="DefaultParagraphFont" style:family="text">
      <style:text-properties style:text-scale="105%"/>
    </style:style>
    <style:style style:name="T4230" style:parent-style-name="DefaultParagraphFont" style:family="text">
      <style:text-properties fo:letter-spacing="0.0006in" style:text-scale="105%"/>
    </style:style>
    <style:style style:name="T4231" style:parent-style-name="DefaultParagraphFont" style:family="text">
      <style:text-properties style:text-scale="105%"/>
    </style:style>
    <style:style style:name="T4232" style:parent-style-name="DefaultParagraphFont" style:family="text">
      <style:text-properties fo:letter-spacing="0.0006in" style:text-scale="105%"/>
    </style:style>
    <style:style style:name="T4233" style:parent-style-name="DefaultParagraphFont" style:family="text">
      <style:text-properties style:text-scale="105%"/>
    </style:style>
    <style:style style:name="T4234" style:parent-style-name="DefaultParagraphFont" style:family="text">
      <style:text-properties fo:letter-spacing="0.0006in" style:text-scale="105%"/>
    </style:style>
    <style:style style:name="T4235" style:parent-style-name="DefaultParagraphFont" style:family="text">
      <style:text-properties style:text-scale="105%"/>
    </style:style>
    <style:style style:name="T4236" style:parent-style-name="DefaultParagraphFont" style:family="text">
      <style:text-properties fo:letter-spacing="0.0006in" style:text-scale="105%"/>
    </style:style>
    <style:style style:name="T4237" style:parent-style-name="DefaultParagraphFont" style:family="text">
      <style:text-properties style:text-scale="105%"/>
    </style:style>
    <style:style style:name="T4238" style:parent-style-name="DefaultParagraphFont" style:family="text">
      <style:text-properties fo:letter-spacing="0.0006in" style:text-scale="105%"/>
    </style:style>
    <style:style style:name="T4239" style:parent-style-name="DefaultParagraphFont" style:family="text">
      <style:text-properties style:text-scale="105%"/>
    </style:style>
    <style:style style:name="T4240" style:parent-style-name="DefaultParagraphFont" style:family="text">
      <style:text-properties fo:letter-spacing="0.0006in" style:text-scale="105%"/>
    </style:style>
    <style:style style:name="T4241" style:parent-style-name="DefaultParagraphFont" style:family="text">
      <style:text-properties style:text-scale="105%"/>
    </style:style>
    <style:style style:name="T4242" style:parent-style-name="DefaultParagraphFont" style:family="text">
      <style:text-properties fo:letter-spacing="0.0006in" style:text-scale="105%"/>
    </style:style>
    <style:style style:name="T4243" style:parent-style-name="DefaultParagraphFont" style:family="text">
      <style:text-properties style:text-scale="105%"/>
    </style:style>
    <style:style style:name="T4244" style:parent-style-name="DefaultParagraphFont" style:family="text">
      <style:text-properties fo:letter-spacing="0.0006in" style:text-scale="105%"/>
    </style:style>
    <style:style style:name="T4245" style:parent-style-name="DefaultParagraphFont" style:family="text">
      <style:text-properties style:text-scale="105%"/>
    </style:style>
    <style:style style:name="T4246" style:parent-style-name="DefaultParagraphFont" style:family="text">
      <style:text-properties fo:letter-spacing="0.0465in" style:text-scale="105%"/>
    </style:style>
    <style:style style:name="T4247" style:parent-style-name="DefaultParagraphFont" style:family="text">
      <style:text-properties style:text-scale="105%"/>
    </style:style>
    <style:style style:name="T4248" style:parent-style-name="DefaultParagraphFont" style:family="text">
      <style:text-properties fo:letter-spacing="0.0465in" style:text-scale="105%"/>
    </style:style>
    <style:style style:name="T4249" style:parent-style-name="DefaultParagraphFont" style:family="text">
      <style:text-properties style:text-scale="105%"/>
    </style:style>
    <style:style style:name="T4250" style:parent-style-name="DefaultParagraphFont" style:family="text">
      <style:text-properties fo:letter-spacing="0.0465in" style:text-scale="105%"/>
    </style:style>
    <style:style style:name="T4251" style:parent-style-name="DefaultParagraphFont" style:family="text">
      <style:text-properties style:text-scale="105%"/>
    </style:style>
    <style:style style:name="T4252" style:parent-style-name="DefaultParagraphFont" style:family="text">
      <style:text-properties fo:letter-spacing="0.0465in" style:text-scale="105%"/>
    </style:style>
    <style:style style:name="T4253" style:parent-style-name="DefaultParagraphFont" style:family="text">
      <style:text-properties style:text-scale="105%"/>
    </style:style>
    <style:style style:name="T4254" style:parent-style-name="DefaultParagraphFont" style:family="text">
      <style:text-properties fo:letter-spacing="0.0465in" style:text-scale="105%"/>
    </style:style>
    <style:style style:name="T4255" style:parent-style-name="DefaultParagraphFont" style:family="text">
      <style:text-properties style:text-scale="105%"/>
    </style:style>
    <style:style style:name="T4256" style:parent-style-name="DefaultParagraphFont" style:family="text">
      <style:text-properties fo:letter-spacing="0.0465in" style:text-scale="105%"/>
    </style:style>
    <style:style style:name="T4257" style:parent-style-name="DefaultParagraphFont" style:family="text">
      <style:text-properties style:text-scale="105%"/>
    </style:style>
    <style:style style:name="T4258" style:parent-style-name="DefaultParagraphFont" style:family="text">
      <style:text-properties fo:letter-spacing="0.0465in" style:text-scale="105%"/>
    </style:style>
    <style:style style:name="T4259" style:parent-style-name="DefaultParagraphFont" style:family="text">
      <style:text-properties style:text-scale="105%"/>
    </style:style>
    <style:style style:name="T4260" style:parent-style-name="DefaultParagraphFont" style:family="text">
      <style:text-properties fo:letter-spacing="0.0465in" style:text-scale="105%"/>
    </style:style>
    <style:style style:name="T4261" style:parent-style-name="DefaultParagraphFont" style:family="text">
      <style:text-properties style:text-scale="105%"/>
    </style:style>
    <style:style style:name="T4262" style:parent-style-name="DefaultParagraphFont" style:family="text">
      <style:text-properties fo:letter-spacing="0.0465in" style:text-scale="105%"/>
    </style:style>
    <style:style style:name="T4263" style:parent-style-name="DefaultParagraphFont" style:family="text">
      <style:text-properties style:text-scale="105%"/>
    </style:style>
    <style:style style:name="T4264" style:parent-style-name="DefaultParagraphFont" style:family="text">
      <style:text-properties fo:letter-spacing="0.0006in" style:text-scale="105%"/>
    </style:style>
    <style:style style:name="T4265" style:parent-style-name="DefaultParagraphFont" style:family="text">
      <style:text-properties style:text-scale="105%"/>
    </style:style>
    <style:style style:name="T4266" style:parent-style-name="DefaultParagraphFont" style:family="text">
      <style:text-properties fo:letter-spacing="0.0083in" style:text-scale="105%"/>
    </style:style>
    <style:style style:name="T4267" style:parent-style-name="DefaultParagraphFont" style:family="text">
      <style:text-properties style:text-scale="105%"/>
    </style:style>
    <style:style style:name="T4268" style:parent-style-name="DefaultParagraphFont" style:family="text">
      <style:text-properties style:text-scale="105%"/>
    </style:style>
    <style:style style:name="T4269" style:parent-style-name="DefaultParagraphFont" style:family="text">
      <style:text-properties fo:letter-spacing="0.0402in" style:text-scale="105%"/>
    </style:style>
    <style:style style:name="T4270" style:parent-style-name="DefaultParagraphFont" style:family="text">
      <style:text-properties style:text-scale="105%"/>
    </style:style>
    <style:style style:name="T4271" style:parent-style-name="DefaultParagraphFont" style:family="text">
      <style:text-properties fo:letter-spacing="0.0402in" style:text-scale="105%"/>
    </style:style>
    <style:style style:name="T4272" style:parent-style-name="DefaultParagraphFont" style:family="text">
      <style:text-properties style:text-scale="105%"/>
    </style:style>
    <style:style style:name="T4273" style:parent-style-name="DefaultParagraphFont" style:family="text">
      <style:text-properties fo:letter-spacing="0.0395in" style:text-scale="105%"/>
    </style:style>
    <style:style style:name="T4274" style:parent-style-name="DefaultParagraphFont" style:family="text">
      <style:text-properties style:text-scale="105%"/>
    </style:style>
    <style:style style:name="T4275" style:parent-style-name="DefaultParagraphFont" style:family="text">
      <style:text-properties fo:letter-spacing="0.0402in" style:text-scale="105%"/>
    </style:style>
    <style:style style:name="T4276" style:parent-style-name="DefaultParagraphFont" style:family="text">
      <style:text-properties style:text-scale="105%"/>
    </style:style>
    <style:style style:name="T4277" style:parent-style-name="DefaultParagraphFont" style:family="text">
      <style:text-properties fo:letter-spacing="0.0395in" style:text-scale="105%"/>
    </style:style>
    <style:style style:name="T4278" style:parent-style-name="DefaultParagraphFont" style:family="text">
      <style:text-properties style:text-scale="105%"/>
    </style:style>
    <style:style style:name="T4279" style:parent-style-name="DefaultParagraphFont" style:family="text">
      <style:text-properties fo:letter-spacing="0.0402in" style:text-scale="105%"/>
    </style:style>
    <style:style style:name="T4280" style:parent-style-name="DefaultParagraphFont" style:family="text">
      <style:text-properties style:text-scale="105%"/>
    </style:style>
    <style:style style:name="T4281" style:parent-style-name="DefaultParagraphFont" style:family="text">
      <style:text-properties fo:letter-spacing="0.0402in" style:text-scale="105%"/>
    </style:style>
    <style:style style:name="T4282" style:parent-style-name="DefaultParagraphFont" style:family="text">
      <style:text-properties style:text-scale="105%"/>
    </style:style>
    <style:style style:name="T4283" style:parent-style-name="DefaultParagraphFont" style:family="text">
      <style:text-properties fo:letter-spacing="0.0395in" style:text-scale="105%"/>
    </style:style>
    <style:style style:name="T4284" style:parent-style-name="DefaultParagraphFont" style:family="text">
      <style:text-properties style:text-scale="105%"/>
    </style:style>
    <style:style style:name="T4285" style:parent-style-name="DefaultParagraphFont" style:family="text">
      <style:text-properties style:text-scale="110%"/>
    </style:style>
    <style:style style:name="T4286" style:parent-style-name="DefaultParagraphFont" style:family="text">
      <style:text-properties fo:letter-spacing="0.0006in" style:text-scale="110%"/>
    </style:style>
    <style:style style:name="T4287" style:parent-style-name="DefaultParagraphFont" style:family="text">
      <style:text-properties style:text-scale="110%"/>
    </style:style>
    <style:style style:name="T4288" style:parent-style-name="DefaultParagraphFont" style:family="text">
      <style:text-properties fo:letter-spacing="0.0006in" style:text-scale="110%"/>
    </style:style>
    <style:style style:name="T4289" style:parent-style-name="DefaultParagraphFont" style:family="text">
      <style:text-properties style:text-scale="110%"/>
    </style:style>
    <style:style style:name="T4290" style:parent-style-name="DefaultParagraphFont" style:family="text">
      <style:text-properties fo:letter-spacing="0.0006in" style:text-scale="110%"/>
    </style:style>
    <style:style style:name="T4291" style:parent-style-name="DefaultParagraphFont" style:family="text">
      <style:text-properties style:text-scale="110%"/>
    </style:style>
    <style:style style:name="T4292" style:parent-style-name="DefaultParagraphFont" style:family="text">
      <style:text-properties fo:letter-spacing="0.0006in" style:text-scale="110%"/>
    </style:style>
    <style:style style:name="T4293" style:parent-style-name="DefaultParagraphFont" style:family="text">
      <style:text-properties style:text-scale="110%"/>
    </style:style>
    <style:style style:name="T4294" style:parent-style-name="DefaultParagraphFont" style:family="text">
      <style:text-properties fo:letter-spacing="0.0006in" style:text-scale="110%"/>
    </style:style>
    <style:style style:name="T4295" style:parent-style-name="DefaultParagraphFont" style:family="text">
      <style:text-properties style:text-scale="110%"/>
    </style:style>
    <style:style style:name="T4296" style:parent-style-name="DefaultParagraphFont" style:family="text">
      <style:text-properties fo:letter-spacing="0.0006in" style:text-scale="110%"/>
    </style:style>
    <style:style style:name="T4297" style:parent-style-name="DefaultParagraphFont" style:family="text">
      <style:text-properties style:text-scale="110%"/>
    </style:style>
    <style:style style:name="T4298" style:parent-style-name="DefaultParagraphFont" style:family="text">
      <style:text-properties fo:letter-spacing="0.0006in" style:text-scale="110%"/>
    </style:style>
    <style:style style:name="T4299" style:parent-style-name="DefaultParagraphFont" style:family="text">
      <style:text-properties style:text-scale="110%"/>
    </style:style>
    <style:style style:name="T4300" style:parent-style-name="DefaultParagraphFont" style:family="text">
      <style:text-properties fo:letter-spacing="0.0006in" style:text-scale="110%"/>
    </style:style>
    <style:style style:name="T4301" style:parent-style-name="DefaultParagraphFont" style:family="text">
      <style:text-properties style:text-scale="110%"/>
    </style:style>
    <style:style style:name="T4302" style:parent-style-name="DefaultParagraphFont" style:family="text">
      <style:text-properties fo:letter-spacing="0.0006in" style:text-scale="110%"/>
    </style:style>
    <style:style style:name="T4303" style:parent-style-name="DefaultParagraphFont" style:family="text">
      <style:text-properties style:text-scale="110%"/>
    </style:style>
    <style:style style:name="T4304" style:parent-style-name="DefaultParagraphFont" style:family="text">
      <style:text-properties fo:letter-spacing="0.0006in" style:text-scale="110%"/>
    </style:style>
    <style:style style:name="T4305" style:parent-style-name="DefaultParagraphFont" style:family="text">
      <style:text-properties style:text-scale="110%"/>
    </style:style>
    <style:style style:name="T4306" style:parent-style-name="DefaultParagraphFont" style:family="text">
      <style:text-properties fo:letter-spacing="0.0006in" style:text-scale="110%"/>
    </style:style>
    <style:style style:name="T4307" style:parent-style-name="DefaultParagraphFont" style:family="text">
      <style:text-properties style:text-scale="110%"/>
    </style:style>
    <style:style style:name="T4308" style:parent-style-name="DefaultParagraphFont" style:family="text">
      <style:text-properties fo:letter-spacing="0.0006in" style:text-scale="110%"/>
    </style:style>
    <style:style style:name="T4309" style:parent-style-name="DefaultParagraphFont" style:family="text">
      <style:text-properties style:text-scale="110%"/>
    </style:style>
    <style:style style:name="T4310" style:parent-style-name="DefaultParagraphFont" style:family="text">
      <style:text-properties fo:letter-spacing="0.0006in" style:text-scale="110%"/>
    </style:style>
    <style:style style:name="T4311" style:parent-style-name="DefaultParagraphFont" style:family="text">
      <style:text-properties style:text-scale="110%"/>
    </style:style>
    <style:style style:name="T4312" style:parent-style-name="DefaultParagraphFont" style:family="text">
      <style:text-properties style:text-scale="105%"/>
    </style:style>
    <style:style style:name="T4313" style:parent-style-name="DefaultParagraphFont" style:family="text">
      <style:text-properties style:text-scale="110%"/>
    </style:style>
    <style:style style:name="T4314" style:parent-style-name="DefaultParagraphFont" style:family="text">
      <style:text-properties fo:letter-spacing="0.0006in" style:text-scale="110%"/>
    </style:style>
    <style:style style:name="T4315" style:parent-style-name="DefaultParagraphFont" style:family="text">
      <style:text-properties style:text-scale="110%"/>
    </style:style>
    <style:style style:name="T4316" style:parent-style-name="DefaultParagraphFont" style:family="text">
      <style:text-properties fo:letter-spacing="0.0006in" style:text-scale="110%"/>
    </style:style>
    <style:style style:name="T4317" style:parent-style-name="DefaultParagraphFont" style:family="text">
      <style:text-properties style:text-scale="110%"/>
    </style:style>
    <style:style style:name="T4318" style:parent-style-name="DefaultParagraphFont" style:family="text">
      <style:text-properties fo:letter-spacing="-0.0034in" style:text-scale="110%"/>
    </style:style>
    <style:style style:name="T4319" style:parent-style-name="DefaultParagraphFont" style:family="text">
      <style:text-properties style:text-scale="110%"/>
    </style:style>
    <style:style style:name="T4320" style:parent-style-name="DefaultParagraphFont" style:family="text">
      <style:text-properties fo:letter-spacing="-0.0034in" style:text-scale="110%"/>
    </style:style>
    <style:style style:name="T4321" style:parent-style-name="DefaultParagraphFont" style:family="text">
      <style:text-properties style:text-scale="110%"/>
    </style:style>
    <style:style style:name="T4322" style:parent-style-name="DefaultParagraphFont" style:family="text">
      <style:text-properties fo:letter-spacing="-0.0027in" style:text-scale="110%"/>
    </style:style>
    <style:style style:name="T4323" style:parent-style-name="DefaultParagraphFont" style:family="text">
      <style:text-properties style:text-scale="110%"/>
    </style:style>
    <style:style style:name="T4324" style:parent-style-name="DefaultParagraphFont" style:family="text">
      <style:text-properties fo:letter-spacing="-0.0034in" style:text-scale="110%"/>
    </style:style>
    <style:style style:name="T4325" style:parent-style-name="DefaultParagraphFont" style:family="text">
      <style:text-properties style:text-scale="110%"/>
    </style:style>
    <style:style style:name="T4326" style:parent-style-name="DefaultParagraphFont" style:family="text">
      <style:text-properties fo:letter-spacing="-0.0034in" style:text-scale="110%"/>
    </style:style>
    <style:style style:name="T4327" style:parent-style-name="DefaultParagraphFont" style:family="text">
      <style:text-properties style:text-scale="110%"/>
    </style:style>
    <style:style style:name="T4328" style:parent-style-name="DefaultParagraphFont" style:family="text">
      <style:text-properties fo:letter-spacing="-0.0027in" style:text-scale="110%"/>
    </style:style>
    <style:style style:name="T4329" style:parent-style-name="DefaultParagraphFont" style:family="text">
      <style:text-properties style:text-scale="110%"/>
    </style:style>
    <style:style style:name="T4330" style:parent-style-name="DefaultParagraphFont" style:family="text">
      <style:text-properties fo:letter-spacing="-0.0034in" style:text-scale="110%"/>
    </style:style>
    <style:style style:name="T4331" style:parent-style-name="DefaultParagraphFont" style:family="text">
      <style:text-properties style:text-scale="110%"/>
    </style:style>
    <style:style style:name="T4332" style:parent-style-name="DefaultParagraphFont" style:family="text">
      <style:text-properties fo:letter-spacing="-0.0034in" style:text-scale="110%"/>
    </style:style>
    <style:style style:name="T4333" style:parent-style-name="DefaultParagraphFont" style:family="text">
      <style:text-properties style:text-scale="110%"/>
    </style:style>
    <style:style style:name="T4334" style:parent-style-name="DefaultParagraphFont" style:family="text">
      <style:text-properties fo:letter-spacing="-0.0027in" style:text-scale="110%"/>
    </style:style>
    <style:style style:name="T4335" style:parent-style-name="DefaultParagraphFont" style:family="text">
      <style:text-properties style:text-scale="110%"/>
    </style:style>
    <style:style style:name="T4336" style:parent-style-name="DefaultParagraphFont" style:family="text">
      <style:text-properties fo:letter-spacing="-0.0034in" style:text-scale="110%"/>
    </style:style>
    <style:style style:name="T4337" style:parent-style-name="DefaultParagraphFont" style:family="text">
      <style:text-properties style:text-scale="110%"/>
    </style:style>
    <style:style style:name="T4338" style:parent-style-name="DefaultParagraphFont" style:family="text">
      <style:text-properties fo:letter-spacing="-0.0034in" style:text-scale="110%"/>
    </style:style>
    <style:style style:name="T4339" style:parent-style-name="DefaultParagraphFont" style:family="text">
      <style:text-properties style:text-scale="110%"/>
    </style:style>
    <style:style style:name="T4340" style:parent-style-name="DefaultParagraphFont" style:family="text">
      <style:text-properties fo:letter-spacing="-0.0027in" style:text-scale="110%"/>
    </style:style>
    <style:style style:name="T4341" style:parent-style-name="DefaultParagraphFont" style:family="text">
      <style:text-properties style:text-scale="110%"/>
    </style:style>
    <style:style style:name="T4342" style:parent-style-name="DefaultParagraphFont" style:family="text">
      <style:text-properties fo:letter-spacing="-0.0034in" style:text-scale="110%"/>
    </style:style>
    <style:style style:name="T4343" style:parent-style-name="DefaultParagraphFont" style:family="text">
      <style:text-properties style:text-scale="110%"/>
    </style:style>
    <style:style style:name="P4344" style:parent-style-name="Textbody" style:family="paragraph">
      <style:text-properties fo:font-size="17pt" style:font-size-asian="17pt"/>
    </style:style>
    <style:style style:name="P4345" style:parent-style-name="Textbody" style:family="paragraph">
      <style:paragraph-properties fo:margin-top="0.0027in"/>
      <style:text-properties fo:font-size="25pt" style:font-size-asian="25pt"/>
    </style:style>
    <style:style style:name="P4346" style:parent-style-name="Textbody" style:family="paragraph">
      <style:paragraph-properties fo:text-align="justify" fo:margin-left="0.184in">
        <style:tab-stops/>
      </style:paragraph-properties>
    </style:style>
    <style:style style:name="T4347" style:parent-style-name="DefaultParagraphFont" style:family="text">
      <style:text-properties fo:color="#231F20" style:text-scale="110%"/>
    </style:style>
    <style:style style:name="T4348" style:parent-style-name="DefaultParagraphFont" style:family="text">
      <style:text-properties fo:color="#231F20" fo:letter-spacing="-0.0027in" style:text-scale="110%"/>
    </style:style>
    <style:style style:name="T4349" style:parent-style-name="DefaultParagraphFont" style:family="text">
      <style:text-properties fo:color="#231F20" style:text-scale="110%"/>
    </style:style>
    <style:style style:name="T4350" style:parent-style-name="DefaultParagraphFont" style:family="text">
      <style:text-properties fo:color="#231F20" fo:letter-spacing="-0.002in" style:text-scale="110%"/>
    </style:style>
    <style:style style:name="T4351" style:parent-style-name="DefaultParagraphFont" style:family="text">
      <style:text-properties fo:color="#231F20" style:text-scale="110%"/>
    </style:style>
    <style:style style:name="T4352" style:parent-style-name="DefaultParagraphFont" style:family="text">
      <style:text-properties fo:color="#231F20" fo:letter-spacing="-0.002in" style:text-scale="110%"/>
    </style:style>
    <style:style style:name="T4353" style:parent-style-name="DefaultParagraphFont" style:family="text">
      <style:text-properties fo:color="#231F20" style:text-scale="110%"/>
    </style:style>
    <style:style style:name="T4354" style:parent-style-name="DefaultParagraphFont" style:family="text">
      <style:text-properties fo:color="#231F20" fo:letter-spacing="-0.002in" style:text-scale="110%"/>
    </style:style>
    <style:style style:name="T4355" style:parent-style-name="DefaultParagraphFont" style:family="text">
      <style:text-properties fo:color="#231F20" style:text-scale="110%"/>
    </style:style>
    <style:style style:name="T4356" style:parent-style-name="DefaultParagraphFont" style:family="text">
      <style:text-properties fo:color="#231F20" fo:letter-spacing="-0.002in" style:text-scale="110%"/>
    </style:style>
    <style:style style:name="T4357" style:parent-style-name="DefaultParagraphFont" style:family="text">
      <style:text-properties fo:color="#231F20" style:text-scale="110%"/>
    </style:style>
    <style:style style:name="T4358" style:parent-style-name="DefaultParagraphFont" style:family="text">
      <style:text-properties fo:color="#231F20" fo:letter-spacing="-0.002in" style:text-scale="110%"/>
    </style:style>
    <style:style style:name="T4359" style:parent-style-name="DefaultParagraphFont" style:family="text">
      <style:text-properties fo:color="#231F20" style:text-scale="110%"/>
    </style:style>
    <style:style style:name="T4360" style:parent-style-name="DefaultParagraphFont" style:family="text">
      <style:text-properties fo:color="#231F20" fo:letter-spacing="-0.002in" style:text-scale="110%"/>
    </style:style>
    <style:style style:name="T4361" style:parent-style-name="DefaultParagraphFont" style:family="text">
      <style:text-properties fo:color="#231F20" style:text-scale="110%"/>
    </style:style>
    <style:style style:name="T4362" style:parent-style-name="DefaultParagraphFont" style:family="text">
      <style:text-properties fo:color="#231F20" fo:letter-spacing="-0.002in" style:text-scale="110%"/>
    </style:style>
    <style:style style:name="T4363" style:parent-style-name="DefaultParagraphFont" style:family="text">
      <style:text-properties fo:color="#231F20" style:text-scale="110%"/>
    </style:style>
    <style:style style:name="P4364" style:parent-style-name="Textbody" style:family="paragraph">
      <style:text-properties fo:font-size="17pt" style:font-size-asian="17pt"/>
    </style:style>
    <style:style style:name="P4365" style:parent-style-name="Textbody" style:family="paragraph">
      <style:paragraph-properties fo:text-align="justify" fo:margin-top="0.1937in" fo:margin-left="0.184in">
        <style:tab-stops/>
      </style:paragraph-properties>
    </style:style>
    <style:style style:name="T4366" style:parent-style-name="DefaultParagraphFont" style:family="text">
      <style:text-properties fo:color="#231F20" style:text-scale="110%"/>
    </style:style>
    <style:style style:name="T4367" style:parent-style-name="DefaultParagraphFont" style:family="text">
      <style:text-properties fo:color="#231F20" fo:letter-spacing="-0.0048in" style:text-scale="110%"/>
    </style:style>
    <style:style style:name="T4368" style:parent-style-name="DefaultParagraphFont" style:family="text">
      <style:text-properties fo:color="#231F20" style:text-scale="110%"/>
    </style:style>
    <style:style style:name="T4369" style:parent-style-name="DefaultParagraphFont" style:family="text">
      <style:text-properties fo:color="#231F20" fo:letter-spacing="-0.0048in" style:text-scale="110%"/>
    </style:style>
    <style:style style:name="T4370" style:parent-style-name="DefaultParagraphFont" style:family="text">
      <style:text-properties fo:color="#231F20" style:text-scale="110%"/>
    </style:style>
    <style:style style:name="T4371" style:parent-style-name="DefaultParagraphFont" style:family="text">
      <style:text-properties fo:color="#231F20" fo:letter-spacing="-0.0048in" style:text-scale="110%"/>
    </style:style>
    <style:style style:name="T4372" style:parent-style-name="DefaultParagraphFont" style:family="text">
      <style:text-properties fo:color="#231F20" style:text-scale="110%"/>
    </style:style>
    <style:style style:name="T4373" style:parent-style-name="DefaultParagraphFont" style:family="text">
      <style:text-properties fo:color="#231F20" fo:letter-spacing="-0.0041in" style:text-scale="110%"/>
    </style:style>
    <style:style style:name="T4374" style:parent-style-name="DefaultParagraphFont" style:family="text">
      <style:text-properties fo:color="#231F20" style:text-scale="110%"/>
    </style:style>
    <style:style style:name="T4375" style:parent-style-name="DefaultParagraphFont" style:family="text">
      <style:text-properties fo:color="#231F20" fo:letter-spacing="-0.0048in" style:text-scale="110%"/>
    </style:style>
    <style:style style:name="T4376" style:parent-style-name="DefaultParagraphFont" style:family="text">
      <style:text-properties fo:color="#231F20" style:text-scale="110%"/>
    </style:style>
    <style:style style:name="P4377" style:parent-style-name="Textbody" style:family="paragraph">
      <style:text-properties fo:font-size="17pt" style:font-size-asian="17pt"/>
    </style:style>
    <style:style style:name="P4378" style:parent-style-name="Textbody" style:family="paragraph">
      <style:paragraph-properties fo:text-align="justify" fo:margin-top="0.1916in" fo:line-height="122%" fo:margin-left="0.184in" fo:margin-right="0.1993in">
        <style:tab-stops/>
      </style:paragraph-properties>
    </style:style>
    <style:style style:name="T4379" style:parent-style-name="DefaultParagraphFont" style:family="text">
      <style:text-properties fo:color="#231F20" style:text-scale="110%"/>
    </style:style>
    <style:style style:name="T4380" style:parent-style-name="DefaultParagraphFont" style:family="text">
      <style:text-properties fo:color="#231F20" fo:letter-spacing="0.0006in" style:text-scale="110%"/>
    </style:style>
    <style:style style:name="T4381" style:parent-style-name="DefaultParagraphFont" style:family="text">
      <style:text-properties fo:color="#231F20" style:text-scale="110%"/>
    </style:style>
    <style:style style:name="T4382" style:parent-style-name="DefaultParagraphFont" style:family="text">
      <style:text-properties fo:color="#231F20" fo:letter-spacing="0.0006in" style:text-scale="110%"/>
    </style:style>
    <style:style style:name="T4383" style:parent-style-name="DefaultParagraphFont" style:family="text">
      <style:text-properties fo:color="#231F20" style:text-scale="110%"/>
    </style:style>
    <style:style style:name="T4384" style:parent-style-name="DefaultParagraphFont" style:family="text">
      <style:text-properties fo:color="#231F20" fo:letter-spacing="0.0006in" style:text-scale="110%"/>
    </style:style>
    <style:style style:name="T4385" style:parent-style-name="DefaultParagraphFont" style:family="text">
      <style:text-properties fo:color="#231F20" style:text-scale="110%"/>
    </style:style>
    <style:style style:name="T4386" style:parent-style-name="DefaultParagraphFont" style:family="text">
      <style:text-properties fo:color="#231F20" fo:letter-spacing="0.0006in" style:text-scale="110%"/>
    </style:style>
    <style:style style:name="T4387" style:parent-style-name="DefaultParagraphFont" style:family="text">
      <style:text-properties fo:color="#231F20" style:text-scale="110%"/>
    </style:style>
    <style:style style:name="T4388" style:parent-style-name="DefaultParagraphFont" style:family="text">
      <style:text-properties fo:color="#231F20" fo:letter-spacing="0.0006in" style:text-scale="110%"/>
    </style:style>
    <style:style style:name="T4389" style:parent-style-name="DefaultParagraphFont" style:family="text">
      <style:text-properties fo:color="#231F20" style:text-scale="110%"/>
    </style:style>
    <style:style style:name="T4390" style:parent-style-name="DefaultParagraphFont" style:family="text">
      <style:text-properties fo:color="#231F20" fo:letter-spacing="0.0006in" style:text-scale="110%"/>
    </style:style>
    <style:style style:name="T4391" style:parent-style-name="DefaultParagraphFont" style:family="text">
      <style:text-properties fo:color="#231F20" style:text-scale="110%"/>
    </style:style>
    <style:style style:name="T4392" style:parent-style-name="DefaultParagraphFont" style:family="text">
      <style:text-properties fo:color="#231F20" fo:letter-spacing="0.0006in" style:text-scale="110%"/>
    </style:style>
    <style:style style:name="T4393" style:parent-style-name="DefaultParagraphFont" style:family="text">
      <style:text-properties fo:color="#231F20" style:text-scale="110%"/>
    </style:style>
    <style:style style:name="T4394" style:parent-style-name="DefaultParagraphFont" style:family="text">
      <style:text-properties fo:color="#231F20" fo:letter-spacing="0.0006in" style:text-scale="110%"/>
    </style:style>
    <style:style style:name="T4395" style:parent-style-name="DefaultParagraphFont" style:family="text">
      <style:text-properties fo:color="#231F20" style:text-scale="110%"/>
    </style:style>
    <style:style style:name="T4396" style:parent-style-name="DefaultParagraphFont" style:family="text">
      <style:text-properties fo:color="#231F20" fo:letter-spacing="0.0006in" style:text-scale="110%"/>
    </style:style>
    <style:style style:name="T4397" style:parent-style-name="DefaultParagraphFont" style:family="text">
      <style:text-properties fo:color="#231F20" style:text-scale="110%"/>
    </style:style>
    <style:style style:name="T4398" style:parent-style-name="DefaultParagraphFont" style:family="text">
      <style:text-properties fo:color="#231F20" fo:letter-spacing="0.0006in" style:text-scale="110%"/>
    </style:style>
    <style:style style:name="T4399" style:parent-style-name="DefaultParagraphFont" style:family="text">
      <style:text-properties fo:color="#231F20" style:text-scale="110%"/>
    </style:style>
    <style:style style:name="T4400" style:parent-style-name="DefaultParagraphFont" style:family="text">
      <style:text-properties fo:color="#231F20" fo:letter-spacing="0.0006in" style:text-scale="110%"/>
    </style:style>
    <style:style style:name="T4401" style:parent-style-name="DefaultParagraphFont" style:family="text">
      <style:text-properties fo:color="#231F20" style:text-scale="110%"/>
    </style:style>
    <style:style style:name="T4402" style:parent-style-name="DefaultParagraphFont" style:family="text">
      <style:text-properties fo:color="#231F20" fo:letter-spacing="0.0006in" style:text-scale="110%"/>
    </style:style>
    <style:style style:name="T4403" style:parent-style-name="DefaultParagraphFont" style:family="text">
      <style:text-properties fo:color="#231F20" style:text-scale="105%"/>
    </style:style>
    <style:style style:name="T4404" style:parent-style-name="DefaultParagraphFont" style:family="text">
      <style:text-properties fo:color="#231F20" fo:letter-spacing="0.0006in" style:text-scale="105%"/>
    </style:style>
    <style:style style:name="T4405" style:parent-style-name="DefaultParagraphFont" style:family="text">
      <style:text-properties fo:color="#231F20" style:text-scale="110%"/>
    </style:style>
    <style:style style:name="T4406" style:parent-style-name="DefaultParagraphFont" style:family="text">
      <style:text-properties fo:color="#231F20" fo:letter-spacing="-0.0027in" style:text-scale="110%"/>
    </style:style>
    <style:style style:name="T4407" style:parent-style-name="DefaultParagraphFont" style:family="text">
      <style:text-properties fo:color="#231F20" style:text-scale="110%"/>
    </style:style>
    <style:style style:name="T4408" style:parent-style-name="DefaultParagraphFont" style:family="text">
      <style:text-properties fo:color="#231F20" fo:letter-spacing="-0.0027in" style:text-scale="110%"/>
    </style:style>
    <style:style style:name="T4409" style:parent-style-name="DefaultParagraphFont" style:family="text">
      <style:text-properties fo:color="#231F20" style:text-scale="110%"/>
    </style:style>
    <style:style style:name="T4410" style:parent-style-name="DefaultParagraphFont" style:family="text">
      <style:text-properties fo:color="#231F20" fo:letter-spacing="-0.0027in" style:text-scale="110%"/>
    </style:style>
    <style:style style:name="T4411" style:parent-style-name="DefaultParagraphFont" style:family="text">
      <style:text-properties fo:color="#231F20" style:text-scale="110%"/>
    </style:style>
    <style:style style:name="P4412" style:parent-style-name="Textbody" style:family="paragraph">
      <style:paragraph-properties fo:line-height="0.1777in" fo:margin-left="0.184in">
        <style:tab-stops/>
      </style:paragraph-properties>
      <style:text-properties fo:color="#231F20" style:text-scale="115%"/>
    </style:style>
    <style:style style:name="P4413" style:parent-style-name="Textbody" style:family="paragraph">
      <style:paragraph-properties fo:text-align="justify" fo:margin-top="0.0347in" fo:line-height="116%" fo:margin-left="0.184in" fo:margin-right="0.193in" fo:text-indent="0.427in">
        <style:tab-stops/>
      </style:paragraph-properties>
    </style:style>
    <style:style style:name="T4414" style:parent-style-name="DefaultParagraphFont" style:family="text">
      <style:text-properties fo:color="#231F20" style:text-scale="110%"/>
    </style:style>
    <style:style style:name="T4415" style:parent-style-name="DefaultParagraphFont" style:family="text">
      <style:text-properties fo:color="#231F20" fo:letter-spacing="0.0006in" style:text-scale="110%"/>
    </style:style>
    <style:style style:name="T4416" style:parent-style-name="DefaultParagraphFont" style:family="text">
      <style:text-properties fo:color="#231F20" style:text-scale="110%"/>
    </style:style>
    <style:style style:name="T4417" style:parent-style-name="DefaultParagraphFont" style:family="text">
      <style:text-properties fo:color="#231F20" fo:letter-spacing="0.0006in" style:text-scale="110%"/>
    </style:style>
    <style:style style:name="T4418" style:parent-style-name="DefaultParagraphFont" style:family="text">
      <style:text-properties fo:color="#231F20" style:text-scale="110%"/>
    </style:style>
    <style:style style:name="T4419" style:parent-style-name="DefaultParagraphFont" style:family="text">
      <style:text-properties fo:color="#231F20" fo:letter-spacing="0.0006in" style:text-scale="110%"/>
    </style:style>
    <style:style style:name="T4420" style:parent-style-name="DefaultParagraphFont" style:family="text">
      <style:text-properties fo:color="#231F20" style:text-scale="110%"/>
    </style:style>
    <style:style style:name="T4421" style:parent-style-name="DefaultParagraphFont" style:family="text">
      <style:text-properties fo:color="#231F20" fo:letter-spacing="0.0006in" style:text-scale="110%"/>
    </style:style>
    <style:style style:name="T4422" style:parent-style-name="DefaultParagraphFont" style:family="text">
      <style:text-properties fo:color="#231F20" style:text-scale="110%"/>
    </style:style>
    <style:style style:name="T4423" style:parent-style-name="DefaultParagraphFont" style:family="text">
      <style:text-properties fo:color="#231F20" fo:letter-spacing="0.0006in" style:text-scale="110%"/>
    </style:style>
    <style:style style:name="T4424" style:parent-style-name="DefaultParagraphFont" style:family="text">
      <style:text-properties fo:color="#231F20" style:text-scale="110%"/>
    </style:style>
    <style:style style:name="T4425" style:parent-style-name="DefaultParagraphFont" style:family="text">
      <style:text-properties fo:color="#231F20" fo:letter-spacing="0.0006in" style:text-scale="110%"/>
    </style:style>
    <style:style style:name="T4426" style:parent-style-name="DefaultParagraphFont" style:family="text">
      <style:text-properties fo:color="#231F20" style:text-scale="110%"/>
    </style:style>
    <style:style style:name="T4427" style:parent-style-name="DefaultParagraphFont" style:family="text">
      <style:text-properties fo:color="#231F20" fo:letter-spacing="0.0006in" style:text-scale="110%"/>
    </style:style>
    <style:style style:name="T4428" style:parent-style-name="DefaultParagraphFont" style:family="text">
      <style:text-properties fo:color="#231F20" style:text-scale="110%"/>
    </style:style>
    <style:style style:name="T4429" style:parent-style-name="DefaultParagraphFont" style:family="text">
      <style:text-properties fo:color="#231F20" fo:letter-spacing="0.0006in" style:text-scale="110%"/>
    </style:style>
    <style:style style:name="T4430" style:parent-style-name="DefaultParagraphFont" style:family="text">
      <style:text-properties fo:color="#231F20" style:text-scale="110%"/>
    </style:style>
    <style:style style:name="T4431" style:parent-style-name="DefaultParagraphFont" style:family="text">
      <style:text-properties fo:color="#231F20" fo:letter-spacing="0.0006in" style:text-scale="110%"/>
    </style:style>
    <style:style style:name="T4432" style:parent-style-name="DefaultParagraphFont" style:family="text">
      <style:text-properties fo:color="#231F20" style:text-scale="110%"/>
    </style:style>
    <style:style style:name="T4433" style:parent-style-name="DefaultParagraphFont" style:family="text">
      <style:text-properties fo:color="#231F20" fo:letter-spacing="0.0006in" style:text-scale="110%"/>
    </style:style>
    <style:style style:name="T4434" style:parent-style-name="DefaultParagraphFont" style:family="text">
      <style:text-properties fo:color="#231F20" style:text-scale="110%"/>
    </style:style>
    <style:style style:name="T4435" style:parent-style-name="DefaultParagraphFont" style:family="text">
      <style:text-properties fo:color="#231F20" fo:letter-spacing="0.0006in" style:text-scale="110%"/>
    </style:style>
    <style:style style:name="T4436" style:parent-style-name="DefaultParagraphFont" style:family="text">
      <style:text-properties fo:color="#231F20" style:text-scale="110%"/>
    </style:style>
    <style:style style:name="T4437" style:parent-style-name="DefaultParagraphFont" style:family="text">
      <style:text-properties fo:color="#231F20" fo:letter-spacing="0.0006in" style:text-scale="110%"/>
    </style:style>
    <style:style style:name="T4438" style:parent-style-name="DefaultParagraphFont" style:family="text">
      <style:text-properties fo:color="#231F20" style:text-scale="110%"/>
    </style:style>
    <style:style style:name="T4439" style:parent-style-name="DefaultParagraphFont" style:family="text">
      <style:text-properties fo:color="#231F20" fo:letter-spacing="-0.0034in" style:text-scale="110%"/>
    </style:style>
    <style:style style:name="T4440" style:parent-style-name="DefaultParagraphFont" style:family="text">
      <style:text-properties fo:color="#231F20" style:text-scale="110%"/>
    </style:style>
    <style:style style:name="P4441" style:parent-style-name="Textbody" style:family="paragraph">
      <style:paragraph-properties fo:text-align="justify" fo:margin-top="0.1694in" fo:line-height="116%" fo:margin-left="0.1111in" fo:margin-right="0.0888in">
        <style:tab-stops/>
      </style:paragraph-properties>
    </style:style>
    <style:style style:name="T4442" style:parent-style-name="DefaultParagraphFont" style:family="text">
      <style:text-properties fo:color="#231F20" style:text-scale="105%"/>
    </style:style>
    <style:style style:name="T4443" style:parent-style-name="DefaultParagraphFont" style:family="text">
      <style:text-properties fo:color="#231F20" fo:letter-spacing="0.0006in" style:text-scale="105%"/>
    </style:style>
    <style:style style:name="T4444" style:parent-style-name="DefaultParagraphFont" style:family="text">
      <style:text-properties fo:color="#231F20" style:text-scale="105%"/>
    </style:style>
    <style:style style:name="T4445" style:parent-style-name="DefaultParagraphFont" style:family="text">
      <style:text-properties fo:color="#231F20" fo:letter-spacing="0.0006in" style:text-scale="105%"/>
    </style:style>
    <style:style style:name="T4446" style:parent-style-name="DefaultParagraphFont" style:family="text">
      <style:text-properties fo:color="#231F20" style:text-scale="105%"/>
    </style:style>
    <style:style style:name="T4447" style:parent-style-name="DefaultParagraphFont" style:family="text">
      <style:text-properties fo:color="#231F20" fo:letter-spacing="0.0006in" style:text-scale="105%"/>
    </style:style>
    <style:style style:name="T4448" style:parent-style-name="DefaultParagraphFont" style:family="text">
      <style:text-properties fo:color="#231F20" style:text-scale="105%"/>
    </style:style>
    <style:style style:name="T4449" style:parent-style-name="DefaultParagraphFont" style:family="text">
      <style:text-properties fo:color="#231F20" fo:letter-spacing="0.0006in" style:text-scale="105%"/>
    </style:style>
    <style:style style:name="T4450" style:parent-style-name="DefaultParagraphFont" style:family="text">
      <style:text-properties fo:color="#231F20" style:text-scale="105%"/>
    </style:style>
    <style:style style:name="T4451" style:parent-style-name="DefaultParagraphFont" style:family="text">
      <style:text-properties fo:color="#231F20" fo:letter-spacing="0.0006in" style:text-scale="105%"/>
    </style:style>
    <style:style style:name="T4452" style:parent-style-name="DefaultParagraphFont" style:family="text">
      <style:text-properties fo:color="#231F20" style:text-scale="105%"/>
    </style:style>
    <style:style style:name="T4453" style:parent-style-name="DefaultParagraphFont" style:family="text">
      <style:text-properties fo:color="#231F20" fo:letter-spacing="0.0006in" style:text-scale="105%"/>
    </style:style>
    <style:style style:name="T4454" style:parent-style-name="DefaultParagraphFont" style:family="text">
      <style:text-properties fo:color="#231F20" style:text-scale="105%"/>
    </style:style>
    <style:style style:name="T4455" style:parent-style-name="DefaultParagraphFont" style:family="text">
      <style:text-properties fo:color="#231F20" fo:letter-spacing="0.0006in" style:text-scale="105%"/>
    </style:style>
    <style:style style:name="T4456" style:parent-style-name="DefaultParagraphFont" style:family="text">
      <style:text-properties fo:color="#231F20" style:text-scale="105%"/>
    </style:style>
    <style:style style:name="T4457" style:parent-style-name="DefaultParagraphFont" style:family="text">
      <style:text-properties fo:color="#231F20" fo:letter-spacing="0.0006in" style:text-scale="105%"/>
    </style:style>
    <style:style style:name="T4458" style:parent-style-name="DefaultParagraphFont" style:family="text">
      <style:text-properties fo:color="#231F20" style:text-scale="105%"/>
    </style:style>
    <style:style style:name="T4459" style:parent-style-name="DefaultParagraphFont" style:family="text">
      <style:text-properties fo:color="#231F20" fo:letter-spacing="0.0006in" style:text-scale="105%"/>
    </style:style>
    <style:style style:name="T4460" style:parent-style-name="DefaultParagraphFont" style:family="text">
      <style:text-properties fo:color="#231F20" style:text-scale="105%"/>
    </style:style>
    <style:style style:name="T4461" style:parent-style-name="DefaultParagraphFont" style:family="text">
      <style:text-properties fo:color="#231F20" fo:letter-spacing="-0.0444in" style:text-scale="105%"/>
    </style:style>
    <style:style style:name="T4462" style:parent-style-name="DefaultParagraphFont" style:family="text">
      <style:text-properties fo:color="#231F20" style:text-scale="105%"/>
    </style:style>
    <style:style style:name="T4463" style:parent-style-name="DefaultParagraphFont" style:family="text">
      <style:text-properties fo:color="#231F20" fo:letter-spacing="0.0041in" style:text-scale="105%"/>
    </style:style>
    <style:style style:name="T4464" style:parent-style-name="DefaultParagraphFont" style:family="text">
      <style:text-properties fo:color="#231F20" style:text-scale="105%"/>
    </style:style>
    <style:style style:name="T4465" style:parent-style-name="DefaultParagraphFont" style:family="text">
      <style:text-properties fo:color="#231F20" fo:letter-spacing="0.0041in" style:text-scale="105%"/>
    </style:style>
    <style:style style:name="T4466" style:parent-style-name="DefaultParagraphFont" style:family="text">
      <style:text-properties fo:color="#231F20" style:text-scale="105%"/>
    </style:style>
    <style:style style:name="T4467" style:parent-style-name="DefaultParagraphFont" style:family="text">
      <style:text-properties fo:color="#231F20" fo:letter-spacing="0.0041in" style:text-scale="105%"/>
    </style:style>
    <style:style style:name="T4468" style:parent-style-name="DefaultParagraphFont" style:family="text">
      <style:text-properties fo:color="#231F20" style:text-scale="105%"/>
    </style:style>
    <style:style style:name="T4469" style:parent-style-name="DefaultParagraphFont" style:family="text">
      <style:text-properties fo:color="#231F20" fo:letter-spacing="0.0041in" style:text-scale="105%"/>
    </style:style>
    <style:style style:name="T4470" style:parent-style-name="DefaultParagraphFont" style:family="text">
      <style:text-properties fo:color="#231F20" style:text-scale="105%"/>
    </style:style>
    <style:style style:name="T4471" style:parent-style-name="DefaultParagraphFont" style:family="text">
      <style:text-properties fo:color="#231F20" fo:letter-spacing="0.0048in" style:text-scale="105%"/>
    </style:style>
    <style:style style:name="T4472" style:parent-style-name="DefaultParagraphFont" style:family="text">
      <style:text-properties fo:color="#231F20" style:text-scale="105%"/>
    </style:style>
    <style:style style:name="T4473" style:parent-style-name="DefaultParagraphFont" style:family="text">
      <style:text-properties fo:color="#231F20" fo:letter-spacing="0.0041in" style:text-scale="105%"/>
    </style:style>
    <style:style style:name="T4474" style:parent-style-name="DefaultParagraphFont" style:family="text">
      <style:text-properties fo:color="#231F20" style:text-scale="105%"/>
    </style:style>
    <style:style style:name="T4475" style:parent-style-name="DefaultParagraphFont" style:family="text">
      <style:text-properties fo:color="#231F20" fo:letter-spacing="0.0041in" style:text-scale="105%"/>
    </style:style>
    <style:style style:name="T4476" style:parent-style-name="DefaultParagraphFont" style:family="text">
      <style:text-properties fo:color="#231F20" style:text-scale="105%"/>
    </style:style>
    <style:style style:name="T4477" style:parent-style-name="DefaultParagraphFont" style:family="text">
      <style:text-properties fo:color="#231F20" fo:letter-spacing="0.0041in" style:text-scale="105%"/>
    </style:style>
    <style:style style:name="T4478" style:parent-style-name="DefaultParagraphFont" style:family="text">
      <style:text-properties fo:color="#231F20" style:text-scale="105%"/>
    </style:style>
    <style:style style:name="T4479" style:parent-style-name="DefaultParagraphFont" style:family="text">
      <style:text-properties fo:color="#231F20" fo:letter-spacing="0.0048in" style:text-scale="105%"/>
    </style:style>
    <style:style style:name="T4480" style:parent-style-name="DefaultParagraphFont" style:family="text">
      <style:text-properties fo:color="#231F20" style:text-scale="105%"/>
    </style:style>
    <style:style style:name="T4481" style:parent-style-name="DefaultParagraphFont" style:family="text">
      <style:text-properties fo:color="#231F20" fo:letter-spacing="0.0041in" style:text-scale="105%"/>
    </style:style>
    <style:style style:name="T4482" style:parent-style-name="DefaultParagraphFont" style:family="text">
      <style:text-properties fo:color="#231F20" style:text-scale="105%"/>
    </style:style>
    <style:style style:name="T4483" style:parent-style-name="DefaultParagraphFont" style:family="text">
      <style:text-properties fo:color="#231F20" fo:letter-spacing="0.0041in" style:text-scale="105%"/>
    </style:style>
    <style:style style:name="T4484" style:parent-style-name="DefaultParagraphFont" style:family="text">
      <style:text-properties fo:color="#231F20" style:text-scale="105%"/>
    </style:style>
    <style:style style:name="P4485" style:parent-style-name="Textbody" style:family="paragraph">
      <style:paragraph-properties fo:text-align="justify" fo:margin-top="0.1694in" fo:line-height="116%" fo:margin-left="0.1111in" fo:margin-right="0.0895in">
        <style:tab-stops/>
      </style:paragraph-properties>
    </style:style>
    <style:style style:name="T4486" style:parent-style-name="DefaultParagraphFont" style:family="text">
      <style:text-properties fo:color="#231F20" style:text-scale="105%"/>
    </style:style>
    <style:style style:name="T4487" style:parent-style-name="DefaultParagraphFont" style:family="text">
      <style:text-properties fo:color="#231F20" fo:letter-spacing="0.0006in" style:text-scale="105%"/>
    </style:style>
    <style:style style:name="T4488" style:parent-style-name="DefaultParagraphFont" style:family="text">
      <style:text-properties fo:color="#231F20" style:text-scale="105%"/>
    </style:style>
    <style:style style:name="T4489" style:parent-style-name="DefaultParagraphFont" style:family="text">
      <style:text-properties fo:color="#231F20" fo:letter-spacing="0.0006in" style:text-scale="105%"/>
    </style:style>
    <style:style style:name="T4490" style:parent-style-name="DefaultParagraphFont" style:family="text">
      <style:text-properties fo:color="#231F20" style:text-scale="105%"/>
    </style:style>
    <style:style style:name="T4491" style:parent-style-name="DefaultParagraphFont" style:family="text">
      <style:text-properties fo:color="#231F20" fo:letter-spacing="0.0006in" style:text-scale="105%"/>
    </style:style>
    <style:style style:name="T4492" style:parent-style-name="DefaultParagraphFont" style:family="text">
      <style:text-properties fo:color="#231F20" style:text-scale="105%"/>
    </style:style>
    <style:style style:name="T4493" style:parent-style-name="DefaultParagraphFont" style:family="text">
      <style:text-properties fo:color="#231F20" fo:letter-spacing="0.0006in" style:text-scale="105%"/>
    </style:style>
    <style:style style:name="T4494" style:parent-style-name="DefaultParagraphFont" style:family="text">
      <style:text-properties fo:color="#231F20" style:text-scale="105%"/>
    </style:style>
    <style:style style:name="T4495" style:parent-style-name="DefaultParagraphFont" style:family="text">
      <style:text-properties fo:color="#231F20" fo:letter-spacing="0.0006in" style:text-scale="105%"/>
    </style:style>
    <style:style style:name="T4496" style:parent-style-name="DefaultParagraphFont" style:family="text">
      <style:text-properties fo:color="#231F20" style:text-scale="105%"/>
    </style:style>
    <style:style style:name="T4497" style:parent-style-name="DefaultParagraphFont" style:family="text">
      <style:text-properties fo:color="#231F20" fo:letter-spacing="0.0006in" style:text-scale="105%"/>
    </style:style>
    <style:style style:name="T4498" style:parent-style-name="DefaultParagraphFont" style:family="text">
      <style:text-properties fo:color="#231F20" style:text-scale="105%"/>
    </style:style>
    <style:style style:name="T4499" style:parent-style-name="DefaultParagraphFont" style:family="text">
      <style:text-properties fo:color="#231F20" fo:letter-spacing="0.0006in" style:text-scale="105%"/>
    </style:style>
    <style:style style:name="T4500" style:parent-style-name="DefaultParagraphFont" style:family="text">
      <style:text-properties fo:color="#231F20" style:text-scale="105%"/>
    </style:style>
    <style:style style:name="T4501" style:parent-style-name="DefaultParagraphFont" style:family="text">
      <style:text-properties fo:color="#231F20" fo:letter-spacing="0.0006in" style:text-scale="105%"/>
    </style:style>
    <style:style style:name="T4502" style:parent-style-name="DefaultParagraphFont" style:family="text">
      <style:text-properties fo:color="#231F20" style:text-scale="105%"/>
    </style:style>
    <style:style style:name="T4503" style:parent-style-name="DefaultParagraphFont" style:family="text">
      <style:text-properties fo:color="#231F20" fo:letter-spacing="0.0006in" style:text-scale="105%"/>
    </style:style>
    <style:style style:name="T4504" style:parent-style-name="DefaultParagraphFont" style:family="text">
      <style:text-properties fo:color="#231F20" style:text-scale="105%"/>
    </style:style>
    <style:style style:name="T4505" style:parent-style-name="DefaultParagraphFont" style:family="text">
      <style:text-properties fo:color="#231F20" fo:letter-spacing="0.0006in" style:text-scale="105%"/>
    </style:style>
    <style:style style:name="T4506" style:parent-style-name="DefaultParagraphFont" style:family="text">
      <style:text-properties fo:color="#231F20" style:text-scale="105%"/>
    </style:style>
    <style:style style:name="T4507" style:parent-style-name="DefaultParagraphFont" style:family="text">
      <style:text-properties fo:color="#231F20" fo:letter-spacing="0.0006in" style:text-scale="105%"/>
    </style:style>
    <style:style style:name="T4508" style:parent-style-name="DefaultParagraphFont" style:family="text">
      <style:text-properties fo:color="#231F20" style:text-scale="105%"/>
    </style:style>
    <style:style style:name="T4509" style:parent-style-name="DefaultParagraphFont" style:family="text">
      <style:text-properties fo:color="#231F20" fo:letter-spacing="0.0006in" style:text-scale="105%"/>
    </style:style>
    <style:style style:name="T4510" style:parent-style-name="DefaultParagraphFont" style:family="text">
      <style:text-properties fo:color="#231F20" style:text-scale="105%"/>
    </style:style>
    <style:style style:name="T4511" style:parent-style-name="DefaultParagraphFont" style:family="text">
      <style:text-properties fo:color="#231F20" fo:letter-spacing="0.0006in" style:text-scale="105%"/>
    </style:style>
    <style:style style:name="T4512" style:parent-style-name="DefaultParagraphFont" style:family="text">
      <style:text-properties fo:color="#231F20" style:text-scale="105%"/>
    </style:style>
    <style:style style:name="T4513" style:parent-style-name="DefaultParagraphFont" style:family="text">
      <style:text-properties fo:color="#231F20" fo:letter-spacing="0.0006in" style:text-scale="105%"/>
    </style:style>
    <style:style style:name="T4514" style:parent-style-name="DefaultParagraphFont" style:family="text">
      <style:text-properties fo:color="#231F20" style:text-scale="105%"/>
    </style:style>
    <style:style style:name="T4515" style:parent-style-name="DefaultParagraphFont" style:family="text">
      <style:text-properties fo:color="#231F20" fo:letter-spacing="0.0006in" style:text-scale="105%"/>
    </style:style>
    <style:style style:name="T4516" style:parent-style-name="DefaultParagraphFont" style:family="text">
      <style:text-properties fo:color="#231F20" style:text-scale="105%"/>
    </style:style>
    <style:style style:name="T4517" style:parent-style-name="DefaultParagraphFont" style:family="text">
      <style:text-properties fo:color="#231F20" fo:letter-spacing="0.0006in" style:text-scale="105%"/>
    </style:style>
    <style:style style:name="T4518" style:parent-style-name="DefaultParagraphFont" style:family="text">
      <style:text-properties fo:color="#231F20" style:text-scale="105%"/>
    </style:style>
    <style:style style:name="T4519" style:parent-style-name="DefaultParagraphFont" style:family="text">
      <style:text-properties fo:color="#231F20" fo:letter-spacing="0.0006in" style:text-scale="105%"/>
    </style:style>
    <style:style style:name="T4520" style:parent-style-name="DefaultParagraphFont" style:family="text">
      <style:text-properties fo:color="#231F20" style:text-scale="105%"/>
    </style:style>
    <style:style style:name="T4521" style:parent-style-name="DefaultParagraphFont" style:family="text">
      <style:text-properties fo:color="#231F20" fo:letter-spacing="0.0006in" style:text-scale="105%"/>
    </style:style>
    <style:style style:name="T4522" style:parent-style-name="DefaultParagraphFont" style:family="text">
      <style:text-properties fo:color="#231F20" style:text-scale="105%"/>
    </style:style>
    <style:style style:name="T4523" style:parent-style-name="DefaultParagraphFont" style:family="text">
      <style:text-properties fo:color="#231F20" fo:letter-spacing="0.0006in" style:text-scale="105%"/>
    </style:style>
    <style:style style:name="T4524" style:parent-style-name="DefaultParagraphFont" style:family="text">
      <style:text-properties fo:color="#231F20" style:text-scale="105%"/>
    </style:style>
    <style:style style:name="T4525" style:parent-style-name="DefaultParagraphFont" style:family="text">
      <style:text-properties fo:color="#231F20" fo:letter-spacing="0.0006in" style:text-scale="105%"/>
    </style:style>
    <style:style style:name="T4526" style:parent-style-name="DefaultParagraphFont" style:family="text">
      <style:text-properties fo:color="#231F20" style:text-scale="105%"/>
    </style:style>
    <style:style style:name="T4527" style:parent-style-name="DefaultParagraphFont" style:family="text">
      <style:text-properties fo:color="#231F20" fo:letter-spacing="0.0006in" style:text-scale="105%"/>
    </style:style>
    <style:style style:name="T4528" style:parent-style-name="DefaultParagraphFont" style:family="text">
      <style:text-properties fo:color="#231F20" style:text-scale="105%"/>
    </style:style>
    <style:style style:name="T4529" style:parent-style-name="DefaultParagraphFont" style:family="text">
      <style:text-properties fo:color="#231F20" fo:letter-spacing="0.0006in" style:text-scale="105%"/>
    </style:style>
    <style:style style:name="T4530" style:parent-style-name="DefaultParagraphFont" style:family="text">
      <style:text-properties fo:color="#231F20" style:text-scale="105%"/>
    </style:style>
    <style:style style:name="T4531" style:parent-style-name="DefaultParagraphFont" style:family="text">
      <style:text-properties fo:color="#231F20" fo:letter-spacing="0.0006in" style:text-scale="105%"/>
    </style:style>
    <style:style style:name="T4532" style:parent-style-name="DefaultParagraphFont" style:family="text">
      <style:text-properties fo:color="#231F20" style:text-scale="105%"/>
    </style:style>
    <style:style style:name="T4533" style:parent-style-name="DefaultParagraphFont" style:family="text">
      <style:text-properties fo:color="#231F20" fo:letter-spacing="0.0041in" style:text-scale="105%"/>
    </style:style>
    <style:style style:name="T4534" style:parent-style-name="DefaultParagraphFont" style:family="text">
      <style:text-properties fo:color="#231F20" style:text-scale="105%"/>
    </style:style>
    <style:style style:name="T4535" style:parent-style-name="DefaultParagraphFont" style:family="text">
      <style:text-properties fo:color="#231F20" fo:letter-spacing="0.0041in" style:text-scale="105%"/>
    </style:style>
    <style:style style:name="T4536" style:parent-style-name="DefaultParagraphFont" style:family="text">
      <style:text-properties fo:color="#231F20" style:text-scale="105%"/>
    </style:style>
    <style:style style:name="T4537" style:parent-style-name="DefaultParagraphFont" style:family="text">
      <style:text-properties fo:color="#231F20" fo:letter-spacing="0.0041in" style:text-scale="105%"/>
    </style:style>
    <style:style style:name="T4538" style:parent-style-name="DefaultParagraphFont" style:family="text">
      <style:text-properties fo:color="#231F20" style:text-scale="105%"/>
    </style:style>
    <style:style style:name="T4539" style:parent-style-name="DefaultParagraphFont" style:family="text">
      <style:text-properties fo:color="#231F20" fo:letter-spacing="0.0041in" style:text-scale="105%"/>
    </style:style>
    <style:style style:name="T4540" style:parent-style-name="DefaultParagraphFont" style:family="text">
      <style:text-properties fo:color="#231F20" style:text-scale="105%"/>
    </style:style>
    <style:style style:name="T4541" style:parent-style-name="DefaultParagraphFont" style:family="text">
      <style:text-properties fo:color="#231F20" fo:letter-spacing="0.0041in" style:text-scale="105%"/>
    </style:style>
    <style:style style:name="T4542" style:parent-style-name="DefaultParagraphFont" style:family="text">
      <style:text-properties fo:color="#231F20" style:text-scale="105%"/>
    </style:style>
    <style:style style:name="T4543" style:parent-style-name="DefaultParagraphFont" style:family="text">
      <style:text-properties fo:color="#231F20" fo:letter-spacing="0.0041in" style:text-scale="105%"/>
    </style:style>
    <style:style style:name="T4544" style:parent-style-name="DefaultParagraphFont" style:family="text">
      <style:text-properties fo:color="#231F20" style:text-scale="105%"/>
    </style:style>
    <style:style style:name="T4545" style:parent-style-name="DefaultParagraphFont" style:family="text">
      <style:text-properties fo:color="#231F20" fo:letter-spacing="0.0041in" style:text-scale="105%"/>
    </style:style>
    <style:style style:name="T4546" style:parent-style-name="DefaultParagraphFont" style:family="text">
      <style:text-properties fo:color="#231F20" style:text-scale="105%"/>
    </style:style>
    <style:style style:name="T4547" style:parent-style-name="DefaultParagraphFont" style:family="text">
      <style:text-properties fo:color="#231F20" fo:letter-spacing="0.0041in" style:text-scale="105%"/>
    </style:style>
    <style:style style:name="T4548" style:parent-style-name="DefaultParagraphFont" style:family="text">
      <style:text-properties fo:color="#231F20" style:text-scale="105%"/>
    </style:style>
    <style:style style:name="T4549" style:parent-style-name="DefaultParagraphFont" style:family="text">
      <style:text-properties fo:color="#231F20" fo:letter-spacing="0.0041in" style:text-scale="105%"/>
    </style:style>
    <style:style style:name="T4550" style:parent-style-name="DefaultParagraphFont" style:family="text">
      <style:text-properties fo:color="#231F20" style:text-scale="105%"/>
    </style:style>
    <style:style style:name="P4551" style:parent-style-name="Textbody" style:family="paragraph">
      <style:paragraph-properties fo:text-align="justify" fo:margin-top="0.1687in" fo:line-height="116%" fo:margin-left="0.1111in" fo:margin-right="0.0902in">
        <style:tab-stops/>
      </style:paragraph-properties>
      <style:text-properties fo:color="#231F20" style:text-scale="110%"/>
    </style:style>
    <style:style style:name="P4552" style:parent-style-name="Textbody" style:family="paragraph">
      <style:paragraph-properties fo:text-align="justify" fo:margin-top="0.1687in" fo:line-height="116%" fo:margin-left="0.1111in" fo:margin-right="0.0902in">
        <style:tab-stops/>
      </style:paragraph-properties>
      <style:text-properties fo:color="#231F20" style:text-scale="110%"/>
    </style:style>
    <style:style style:name="P4553" style:parent-style-name="Textbody" style:family="paragraph">
      <style:paragraph-properties fo:text-align="justify" fo:margin-top="0.1687in" fo:line-height="116%" fo:margin-left="0.1111in" fo:margin-right="0.0902in">
        <style:tab-stops/>
      </style:paragraph-properties>
    </style:style>
    <style:style style:name="T4554" style:parent-style-name="DefaultParagraphFont" style:family="text">
      <style:text-properties fo:color="#231F20" style:text-scale="110%"/>
    </style:style>
    <style:style style:name="T4555" style:parent-style-name="DefaultParagraphFont" style:family="text">
      <style:text-properties fo:color="#231F20" fo:letter-spacing="0.0006in" style:text-scale="110%"/>
    </style:style>
    <style:style style:name="T4556" style:parent-style-name="DefaultParagraphFont" style:family="text">
      <style:text-properties fo:color="#231F20" style:text-scale="110%"/>
    </style:style>
    <style:style style:name="T4557" style:parent-style-name="DefaultParagraphFont" style:family="text">
      <style:text-properties fo:color="#231F20" fo:letter-spacing="0.0006in" style:text-scale="110%"/>
    </style:style>
    <style:style style:name="T4558" style:parent-style-name="DefaultParagraphFont" style:family="text">
      <style:text-properties fo:color="#231F20" style:text-scale="110%"/>
    </style:style>
    <style:style style:name="T4559" style:parent-style-name="DefaultParagraphFont" style:family="text">
      <style:text-properties fo:color="#231F20" fo:letter-spacing="0.0006in" style:text-scale="110%"/>
    </style:style>
    <style:style style:name="T4560" style:parent-style-name="DefaultParagraphFont" style:family="text">
      <style:text-properties fo:color="#231F20" style:text-scale="110%"/>
    </style:style>
    <style:style style:name="T4561" style:parent-style-name="DefaultParagraphFont" style:family="text">
      <style:text-properties fo:color="#231F20" fo:letter-spacing="0.0006in" style:text-scale="110%"/>
    </style:style>
    <style:style style:name="T4562" style:parent-style-name="DefaultParagraphFont" style:family="text">
      <style:text-properties fo:color="#231F20" style:text-scale="110%"/>
    </style:style>
    <style:style style:name="T4563" style:parent-style-name="DefaultParagraphFont" style:family="text">
      <style:text-properties fo:color="#231F20" fo:letter-spacing="0.0006in" style:text-scale="110%"/>
    </style:style>
    <style:style style:name="T4564" style:parent-style-name="DefaultParagraphFont" style:family="text">
      <style:text-properties fo:color="#231F20" style:text-scale="110%"/>
    </style:style>
    <style:style style:name="T4565" style:parent-style-name="DefaultParagraphFont" style:family="text">
      <style:text-properties fo:color="#231F20" fo:letter-spacing="0.0006in" style:text-scale="110%"/>
    </style:style>
    <style:style style:name="T4566" style:parent-style-name="DefaultParagraphFont" style:family="text">
      <style:text-properties fo:color="#231F20" style:text-scale="110%"/>
    </style:style>
    <style:style style:name="T4567" style:parent-style-name="DefaultParagraphFont" style:family="text">
      <style:text-properties fo:color="#231F20" fo:letter-spacing="0.0006in" style:text-scale="110%"/>
    </style:style>
    <style:style style:name="T4568" style:parent-style-name="DefaultParagraphFont" style:family="text">
      <style:text-properties fo:color="#231F20" style:text-scale="110%"/>
    </style:style>
    <style:style style:name="T4569" style:parent-style-name="DefaultParagraphFont" style:family="text">
      <style:text-properties fo:color="#231F20" fo:letter-spacing="0.0006in" style:text-scale="110%"/>
    </style:style>
    <style:style style:name="T4570" style:parent-style-name="DefaultParagraphFont" style:family="text">
      <style:text-properties fo:color="#231F20" style:text-scale="110%"/>
    </style:style>
    <style:style style:name="T4571" style:parent-style-name="DefaultParagraphFont" style:family="text">
      <style:text-properties fo:color="#231F20" fo:letter-spacing="0.0006in" style:text-scale="110%"/>
    </style:style>
    <style:style style:name="T4572" style:parent-style-name="DefaultParagraphFont" style:family="text">
      <style:text-properties fo:color="#231F20" style:text-scale="110%"/>
    </style:style>
    <style:style style:name="T4573" style:parent-style-name="DefaultParagraphFont" style:family="text">
      <style:text-properties fo:color="#231F20" fo:letter-spacing="0.0006in" style:text-scale="110%"/>
    </style:style>
    <style:style style:name="T4574" style:parent-style-name="DefaultParagraphFont" style:family="text">
      <style:text-properties fo:color="#231F20" style:text-scale="110%"/>
    </style:style>
    <style:style style:name="T4575" style:parent-style-name="DefaultParagraphFont" style:family="text">
      <style:text-properties fo:color="#231F20" fo:letter-spacing="0.0006in" style:text-scale="110%"/>
    </style:style>
    <style:style style:name="T4576" style:parent-style-name="DefaultParagraphFont" style:family="text">
      <style:text-properties fo:color="#231F20" style:text-scale="110%"/>
    </style:style>
    <style:style style:name="T4577" style:parent-style-name="DefaultParagraphFont" style:family="text">
      <style:text-properties fo:color="#231F20" fo:letter-spacing="0.0006in" style:text-scale="110%"/>
    </style:style>
    <style:style style:name="T4578" style:parent-style-name="DefaultParagraphFont" style:family="text">
      <style:text-properties fo:color="#231F20" style:text-scale="110%"/>
    </style:style>
    <style:style style:name="T4579" style:parent-style-name="DefaultParagraphFont" style:family="text">
      <style:text-properties fo:color="#231F20" fo:letter-spacing="0.0006in" style:text-scale="110%"/>
    </style:style>
    <style:style style:name="T4580" style:parent-style-name="DefaultParagraphFont" style:family="text">
      <style:text-properties fo:color="#231F20" style:text-scale="110%"/>
    </style:style>
    <style:style style:name="P4581" style:parent-style-name="Textbody" style:master-page-name="MP15" style:family="paragraph">
      <style:paragraph-properties fo:break-before="page" fo:margin-top="0.002in"/>
      <style:text-properties fo:font-size="11.5pt" style:font-size-asian="11.5pt"/>
    </style:style>
    <style:style style:name="P4602" style:parent-style-name="Heading1" style:family="paragraph">
      <style:paragraph-properties fo:margin-top="0.027in">
        <style:tab-stops>
          <style:tab-stop style:type="left" style:position="0.1229in"/>
        </style:tab-stops>
      </style:paragraph-properties>
    </style:style>
    <style:style style:name="T4603" style:parent-style-name="DefaultParagraphFont" style:family="text">
      <style:text-properties fo:color="#007474"/>
    </style:style>
    <style:style style:name="T4604" style:parent-style-name="DefaultParagraphFont" style:family="text">
      <style:text-properties fo:color="#007474" fo:letter-spacing="-0.009in"/>
    </style:style>
    <style:style style:name="T4605" style:parent-style-name="DefaultParagraphFont" style:family="text">
      <style:text-properties fo:color="#007474"/>
    </style:style>
    <style:style style:name="T4606" style:parent-style-name="DefaultParagraphFont" style:family="text">
      <style:text-properties fo:color="#007474" fo:letter-spacing="-0.009in"/>
    </style:style>
    <style:style style:name="T4607" style:parent-style-name="DefaultParagraphFont" style:family="text">
      <style:text-properties fo:color="#007474"/>
    </style:style>
    <style:style style:name="T4608" style:parent-style-name="DefaultParagraphFont" style:family="text">
      <style:text-properties fo:color="#007474" fo:letter-spacing="-0.009in"/>
    </style:style>
    <style:style style:name="T4609" style:parent-style-name="DefaultParagraphFont" style:family="text">
      <style:text-properties fo:color="#007474"/>
    </style:style>
    <style:style style:name="T4610" style:parent-style-name="DefaultParagraphFont" style:family="text">
      <style:text-properties fo:color="#007474" fo:letter-spacing="-0.009in"/>
    </style:style>
    <style:style style:name="T4611" style:parent-style-name="DefaultParagraphFont" style:family="text">
      <style:text-properties fo:color="#007474"/>
    </style:style>
    <style:style style:name="P4612" style:parent-style-name="Textbody" style:family="paragraph">
      <style:paragraph-properties fo:margin-top="0.0048in"/>
      <style:text-properties style:font-name="Calibri" fo:font-weight="bold" style:font-weight-asian="bold" fo:font-size="17pt" style:font-size-asian="17pt"/>
    </style:style>
    <style:style style:name="P4613" style:parent-style-name="Standard" style:family="paragraph">
      <style:paragraph-properties fo:text-align="center"/>
    </style:style>
    <style:style style:name="T4614" style:parent-style-name="DefaultParagraphFont" style:family="text">
      <style:text-properties style:font-name="Calibri" fo:font-weight="bold" style:font-weight-asian="bold" fo:color="#007474" fo:font-size="20pt" style:font-size-asian="20pt"/>
    </style:style>
    <style:style style:name="T4615" style:parent-style-name="DefaultParagraphFont" style:family="text">
      <style:text-properties style:font-name="Calibri" fo:font-weight="bold" style:font-weight-asian="bold" fo:color="#007474" fo:letter-spacing="-0.009in" fo:font-size="20pt" style:font-size-asian="20pt"/>
    </style:style>
    <style:style style:name="T4616" style:parent-style-name="DefaultParagraphFont" style:family="text">
      <style:text-properties style:font-name="Calibri" fo:font-weight="bold" style:font-weight-asian="bold" fo:color="#007474" fo:font-size="20pt" style:font-size-asian="20pt"/>
    </style:style>
    <style:style style:name="T4617" style:parent-style-name="DefaultParagraphFont" style:family="text">
      <style:text-properties style:font-name="Calibri" fo:font-weight="bold" style:font-weight-asian="bold" fo:color="#007474" fo:letter-spacing="-0.0083in" fo:font-size="20pt" style:font-size-asian="20pt"/>
    </style:style>
    <style:style style:name="T4618" style:parent-style-name="DefaultParagraphFont" style:family="text">
      <style:text-properties style:font-name="Calibri" fo:font-weight="bold" style:font-weight-asian="bold" fo:color="#007474" fo:font-size="20pt" style:font-size-asian="20pt"/>
    </style:style>
    <style:style style:name="T4619" style:parent-style-name="DefaultParagraphFont" style:family="text">
      <style:text-properties style:font-name="Calibri" fo:font-weight="bold" style:font-weight-asian="bold" fo:color="#007474" fo:letter-spacing="-0.0083in" fo:font-size="20pt" style:font-size-asian="20pt"/>
    </style:style>
    <style:style style:name="T4620" style:parent-style-name="DefaultParagraphFont" style:family="text">
      <style:text-properties style:font-name="Calibri" fo:font-weight="bold" style:font-weight-asian="bold" fo:color="#007474" fo:font-size="20pt" style:font-size-asian="20pt"/>
    </style:style>
    <style:style style:name="T4621" style:parent-style-name="DefaultParagraphFont" style:family="text">
      <style:text-properties style:font-name="Calibri" fo:font-weight="bold" style:font-weight-asian="bold" fo:color="#007474" fo:letter-spacing="-0.0083in" fo:font-size="20pt" style:font-size-asian="20pt"/>
    </style:style>
    <style:style style:name="T4622" style:parent-style-name="DefaultParagraphFont" style:family="text">
      <style:text-properties style:font-name="Calibri" fo:font-weight="bold" style:font-weight-asian="bold" fo:color="#007474" fo:font-size="20pt" style:font-size-asian="20pt"/>
    </style:style>
    <style:style style:name="P4623" style:parent-style-name="Textbody" style:family="paragraph">
      <style:paragraph-properties fo:margin-top="0.0006in"/>
      <style:text-properties style:font-name="Calibri" fo:font-weight="bold" style:font-weight-asian="bold" fo:font-size="29.5pt" style:font-size-asian="29.5pt"/>
    </style:style>
    <style:style style:name="P4624" style:parent-style-name="Textbody" style:family="paragraph">
      <style:paragraph-properties fo:text-align="center" fo:margin-left="0.0298in">
        <style:tab-stops>
          <style:tab-stop style:type="left" style:position="1.9048in"/>
          <style:tab-stop style:type="left" style:position="3.7798in"/>
          <style:tab-stop style:type="left" style:position="7.3416in"/>
        </style:tab-stops>
      </style:paragraph-properties>
    </style:style>
    <style:style style:name="T4625" style:parent-style-name="DefaultParagraphFont" style:family="text">
      <style:text-properties fo:color="#231F20"/>
    </style:style>
    <style:style style:name="T4626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4627" style:parent-style-name="DefaultParagraphFont" style:family="text">
      <style:text-properties fo:color="#231F20"/>
    </style:style>
    <style:style style:name="T4628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4629" style:parent-style-name="DefaultParagraphFont" style:family="text">
      <style:text-properties fo:color="#231F20"/>
    </style:style>
    <style:style style:name="T4630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T4631" style:parent-style-name="DefaultParagraphFont" style:family="text">
      <style:text-properties style:font-name="Times New Roman" fo:color="#231F20" style:text-underline-type="single" style:text-underline-style="solid" style:text-underline-width="bold" style:text-underline-mode="continuous" style:text-underline-color="#231F20"/>
    </style:style>
    <style:style style:name="P4632" style:parent-style-name="Textbody" style:family="paragraph">
      <style:paragraph-properties fo:margin-top="0.0062in"/>
      <style:text-properties style:font-name="Times New Roman" fo:font-size="23.5pt" style:font-size-asian="23.5pt"/>
    </style:style>
    <style:style style:name="P4633" style:parent-style-name="Heading2" style:family="paragraph">
      <style:paragraph-properties>
        <style:tab-stops>
          <style:tab-stop style:type="left" style:position="7.4416in"/>
        </style:tab-stops>
      </style:paragraph-properties>
    </style:style>
    <style:style style:name="T4634" style:parent-style-name="DefaultParagraphFont" style:family="text">
      <style:text-properties fo:color="#231F20" fo:letter-spacing="-0.0006in"/>
    </style:style>
    <style:style style:name="T4635" style:parent-style-name="DefaultParagraphFont" style:family="text">
      <style:text-properties fo:color="#231F20" fo:letter-spacing="-0.0027in"/>
    </style:style>
    <style:style style:name="T4636" style:parent-style-name="DefaultParagraphFont" style:family="text">
      <style:text-properties fo:color="#231F20"/>
    </style:style>
    <style:style style:name="T4637" style:parent-style-name="DefaultParagraphFont" style:family="text">
      <style:text-properties style:font-name="Times New Roman" fo:font-weight="normal" style:font-weight-asian="normal" fo:color="#231F20" style:text-underline-type="single" style:text-underline-style="solid" style:text-underline-width="bold" style:text-underline-mode="continuous" style:text-underline-color="#221E1F"/>
    </style:style>
    <style:style style:name="T4638" style:parent-style-name="DefaultParagraphFont" style:family="text">
      <style:text-properties style:font-name="Times New Roman" fo:font-weight="normal" style:font-weight-asian="normal" fo:color="#231F20" style:text-underline-type="single" style:text-underline-style="solid" style:text-underline-width="bold" style:text-underline-mode="continuous" style:text-underline-color="#221E1F"/>
    </style:style>
    <style:style style:name="P4639" style:parent-style-name="Textbody" style:family="paragraph">
      <style:text-properties style:font-name="Times New Roman" fo:font-size="10pt" style:font-size-asian="10pt"/>
    </style:style>
    <style:style style:name="P4640" style:parent-style-name="Textbody" style:family="paragraph">
      <style:paragraph-properties fo:margin-top="0.0076in"/>
      <style:text-properties style:font-name="Times New Roman" fo:font-size="13pt" style:font-size-asian="13pt"/>
    </style:style>
    <style:style style:name="P4641" style:parent-style-name="ListParagraph" style:family="paragraph">
      <style:paragraph-properties>
        <style:tab-stops>
          <style:tab-stop style:type="left" style:position="1.6104in"/>
          <style:tab-stop style:type="left" style:position="1.6111in"/>
          <style:tab-stop style:type="left" style:position="5.8708in"/>
          <style:tab-stop style:type="left" style:position="8.5736in"/>
        </style:tab-stops>
      </style:paragraph-properties>
    </style:style>
    <style:style style:name="T4642" style:parent-style-name="DefaultParagraphFont" style:family="text">
      <style:text-properties fo:color="#231F20" style:text-scale="110%" fo:font-size="12pt" style:font-size-asian="12pt"/>
    </style:style>
    <style:style style:name="T4643" style:parent-style-name="DefaultParagraphFont" style:family="text">
      <style:text-properties fo:color="#231F20" fo:letter-spacing="0.0006in" style:text-scale="110%" fo:font-size="12pt" style:font-size-asian="12pt"/>
    </style:style>
    <style:style style:name="T4644" style:parent-style-name="DefaultParagraphFont" style:family="text">
      <style:text-properties fo:color="#231F20" style:text-scale="110%" fo:font-size="12pt" style:font-size-asian="12pt"/>
    </style:style>
    <style:style style:name="T4645" style:parent-style-name="DefaultParagraphFont" style:family="text">
      <style:text-properties fo:color="#231F20" fo:letter-spacing="0.0006in" style:text-scale="110%" fo:font-size="12pt" style:font-size-asian="12pt"/>
    </style:style>
    <style:style style:name="T4646" style:parent-style-name="DefaultParagraphFont" style:family="text">
      <style:text-properties fo:color="#231F20" style:text-scale="110%" fo:font-size="12pt" style:font-size-asian="12pt"/>
    </style:style>
    <style:style style:name="T4647" style:parent-style-name="DefaultParagraphFont" style:family="text">
      <style:text-properties style:font-name="Times New Roman" fo:color="#231F20" style:text-scale="110%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4648" style:parent-style-name="DefaultParagraphFont" style:family="text">
      <style:text-properties fo:color="#231F20" style:text-scale="110%" fo:font-size="12pt" style:font-size-asian="12pt"/>
    </style:style>
    <style:style style:name="T4649" style:parent-style-name="DefaultParagraphFont" style:family="text">
      <style:text-properties fo:color="#231F20" fo:letter-spacing="0.0041in" style:text-scale="110%" fo:font-size="12pt" style:font-size-asian="12pt"/>
    </style:style>
    <style:style style:name="T4650" style:parent-style-name="DefaultParagraphFont" style:family="text">
      <style:text-properties fo:color="#231F20" style:text-scale="110%" fo:font-size="12pt" style:font-size-asian="12pt"/>
    </style:style>
    <style:style style:name="T4651" style:parent-style-name="DefaultParagraphFont" style:family="text">
      <style:text-properties fo:color="#231F20" fo:letter-spacing="-0.0034in" fo:font-size="12pt" style:font-size-asian="12pt"/>
    </style:style>
    <style:style style:name="T4652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4653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P4654" style:parent-style-name="ListParagraph" style:family="paragraph">
      <style:paragraph-properties fo:margin-top="0.1215in">
        <style:tab-stops>
          <style:tab-stop style:type="left" style:position="1.6104in"/>
          <style:tab-stop style:type="left" style:position="1.6111in"/>
          <style:tab-stop style:type="left" style:position="5.8708in"/>
          <style:tab-stop style:type="left" style:position="8.5736in"/>
        </style:tab-stops>
      </style:paragraph-properties>
    </style:style>
    <style:style style:name="T4655" style:parent-style-name="DefaultParagraphFont" style:family="text">
      <style:text-properties fo:color="#231F20" fo:font-size="12pt" style:font-size-asian="12pt"/>
    </style:style>
    <style:style style:name="T4656" style:parent-style-name="DefaultParagraphFont" style:family="text">
      <style:text-properties fo:color="#231F20" fo:letter-spacing="0.0194in" fo:font-size="12pt" style:font-size-asian="12pt"/>
    </style:style>
    <style:style style:name="T4657" style:parent-style-name="DefaultParagraphFont" style:family="text">
      <style:text-properties fo:color="#231F20" fo:font-size="12pt" style:font-size-asian="12pt"/>
    </style:style>
    <style:style style:name="T4658" style:parent-style-name="DefaultParagraphFont" style:family="text">
      <style:text-properties fo:color="#231F20" fo:letter-spacing="0.0201in" fo:font-size="12pt" style:font-size-asian="12pt"/>
    </style:style>
    <style:style style:name="T4659" style:parent-style-name="DefaultParagraphFont" style:family="text">
      <style:text-properties fo:color="#231F20" fo:font-size="12pt" style:font-size-asian="12pt"/>
    </style:style>
    <style:style style:name="T4660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4661" style:parent-style-name="DefaultParagraphFont" style:family="text">
      <style:text-properties fo:color="#231F20" fo:font-size="12pt" style:font-size-asian="12pt"/>
    </style:style>
    <style:style style:name="T4662" style:parent-style-name="DefaultParagraphFont" style:family="text">
      <style:text-properties fo:color="#231F20" fo:letter-spacing="0.0076in" fo:font-size="12pt" style:font-size-asian="12pt"/>
    </style:style>
    <style:style style:name="T4663" style:parent-style-name="DefaultParagraphFont" style:family="text">
      <style:text-properties fo:color="#231F20" fo:font-size="12pt" style:font-size-asian="12pt"/>
    </style:style>
    <style:style style:name="T4664" style:parent-style-name="DefaultParagraphFont" style:family="text">
      <style:text-properties fo:color="#231F20" fo:letter-spacing="0.0076in" fo:font-size="12pt" style:font-size-asian="12pt"/>
    </style:style>
    <style:style style:name="T4665" style:parent-style-name="DefaultParagraphFont" style:family="text">
      <style:text-properties fo:color="#231F20" fo:font-size="12pt" style:font-size-asian="12pt"/>
    </style:style>
    <style:style style:name="T4666" style:parent-style-name="DefaultParagraphFont" style:family="text">
      <style:text-properties fo:color="#231F20" fo:letter-spacing="-0.0041in" fo:font-size="12pt" style:font-size-asian="12pt"/>
    </style:style>
    <style:style style:name="T4667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4668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P4669" style:parent-style-name="ListParagraph" style:family="paragraph">
      <style:paragraph-properties fo:margin-top="0.1208in">
        <style:tab-stops>
          <style:tab-stop style:type="left" style:position="1.6104in"/>
          <style:tab-stop style:type="left" style:position="1.6111in"/>
          <style:tab-stop style:type="left" style:position="5.8708in"/>
          <style:tab-stop style:type="left" style:position="8.5736in"/>
        </style:tab-stops>
      </style:paragraph-properties>
    </style:style>
    <style:style style:name="T4670" style:parent-style-name="DefaultParagraphFont" style:family="text">
      <style:text-properties fo:color="#231F20" style:text-scale="105%" fo:font-size="12pt" style:font-size-asian="12pt"/>
    </style:style>
    <style:style style:name="T4671" style:parent-style-name="DefaultParagraphFont" style:family="text">
      <style:text-properties style:font-name="Times New Roman" fo:color="#231F20" style:text-scale="105%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4672" style:parent-style-name="DefaultParagraphFont" style:family="text">
      <style:text-properties fo:color="#231F20" style:text-scale="105%" fo:font-size="12pt" style:font-size-asian="12pt"/>
    </style:style>
    <style:style style:name="T4673" style:parent-style-name="DefaultParagraphFont" style:family="text">
      <style:text-properties fo:color="#231F20" fo:letter-spacing="0.002in" style:text-scale="105%" fo:font-size="12pt" style:font-size-asian="12pt"/>
    </style:style>
    <style:style style:name="T4674" style:parent-style-name="DefaultParagraphFont" style:family="text">
      <style:text-properties fo:color="#231F20" style:text-scale="105%" fo:font-size="12pt" style:font-size-asian="12pt"/>
    </style:style>
    <style:style style:name="T4675" style:parent-style-name="DefaultParagraphFont" style:family="text">
      <style:text-properties fo:color="#231F20" fo:letter-spacing="0.002in" style:text-scale="105%" fo:font-size="12pt" style:font-size-asian="12pt"/>
    </style:style>
    <style:style style:name="T4676" style:parent-style-name="DefaultParagraphFont" style:family="text">
      <style:text-properties fo:color="#231F20" style:text-scale="105%" fo:font-size="12pt" style:font-size-asian="12pt"/>
    </style:style>
    <style:style style:name="T4677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4678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P4679" style:parent-style-name="ListParagraph" style:family="paragraph">
      <style:paragraph-properties fo:margin-top="0.1215in">
        <style:tab-stops>
          <style:tab-stop style:type="left" style:position="1.6104in"/>
          <style:tab-stop style:type="left" style:position="1.6111in"/>
          <style:tab-stop style:type="left" style:position="8.5736in"/>
        </style:tab-stops>
      </style:paragraph-properties>
    </style:style>
    <style:style style:name="T4680" style:parent-style-name="DefaultParagraphFont" style:family="text">
      <style:text-properties fo:color="#231F20" style:text-scale="110%" fo:font-size="12pt" style:font-size-asian="12pt"/>
    </style:style>
    <style:style style:name="T4681" style:parent-style-name="DefaultParagraphFont" style:family="text">
      <style:text-properties fo:color="#231F20" fo:letter-spacing="0.0034in" style:text-scale="110%" fo:font-size="12pt" style:font-size-asian="12pt"/>
    </style:style>
    <style:style style:name="T4682" style:parent-style-name="DefaultParagraphFont" style:family="text">
      <style:text-properties fo:color="#231F20" style:text-scale="110%" fo:font-size="12pt" style:font-size-asian="12pt"/>
    </style:style>
    <style:style style:name="T4683" style:parent-style-name="DefaultParagraphFont" style:family="text">
      <style:text-properties fo:color="#231F20" fo:letter-spacing="0.0034in" style:text-scale="110%" fo:font-size="12pt" style:font-size-asian="12pt"/>
    </style:style>
    <style:style style:name="T4684" style:parent-style-name="DefaultParagraphFont" style:family="text">
      <style:text-properties fo:color="#231F20" style:text-scale="110%" fo:font-size="12pt" style:font-size-asian="12pt"/>
    </style:style>
    <style:style style:name="T4685" style:parent-style-name="DefaultParagraphFont" style:family="text">
      <style:text-properties fo:color="#231F20" fo:letter-spacing="0.0034in" style:text-scale="110%" fo:font-size="12pt" style:font-size-asian="12pt"/>
    </style:style>
    <style:style style:name="T4686" style:parent-style-name="DefaultParagraphFont" style:family="text">
      <style:text-properties fo:color="#231F20" style:text-scale="110%" fo:font-size="12pt" style:font-size-asian="12pt"/>
    </style:style>
    <style:style style:name="T4687" style:parent-style-name="DefaultParagraphFont" style:family="text">
      <style:text-properties fo:color="#231F20" fo:letter-spacing="0.0034in" style:text-scale="110%" fo:font-size="12pt" style:font-size-asian="12pt"/>
    </style:style>
    <style:style style:name="T4688" style:parent-style-name="DefaultParagraphFont" style:family="text">
      <style:text-properties fo:color="#231F20" style:text-scale="110%" fo:font-size="12pt" style:font-size-asian="12pt"/>
    </style:style>
    <style:style style:name="T4689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4690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P4691" style:parent-style-name="ListParagraph" style:family="paragraph">
      <style:paragraph-properties fo:margin-top="0.1208in">
        <style:tab-stops>
          <style:tab-stop style:type="left" style:position="1.6104in"/>
          <style:tab-stop style:type="left" style:position="1.6111in"/>
          <style:tab-stop style:type="left" style:position="8.5736in"/>
        </style:tab-stops>
      </style:paragraph-properties>
    </style:style>
    <style:style style:name="T4692" style:parent-style-name="DefaultParagraphFont" style:family="text">
      <style:text-properties fo:color="#231F20" style:text-scale="105%" fo:font-size="12pt" style:font-size-asian="12pt"/>
    </style:style>
    <style:style style:name="T4693" style:parent-style-name="DefaultParagraphFont" style:family="text">
      <style:text-properties fo:color="#231F20" fo:letter-spacing="-0.0104in" style:text-scale="105%" fo:font-size="12pt" style:font-size-asian="12pt"/>
    </style:style>
    <style:style style:name="T4694" style:parent-style-name="DefaultParagraphFont" style:family="text">
      <style:text-properties fo:color="#231F20" style:text-scale="105%" fo:font-size="12pt" style:font-size-asian="12pt"/>
    </style:style>
    <style:style style:name="T4695" style:parent-style-name="DefaultParagraphFont" style:family="text">
      <style:text-properties fo:color="#231F20" fo:letter-spacing="-0.0104in" style:text-scale="105%" fo:font-size="12pt" style:font-size-asian="12pt"/>
    </style:style>
    <style:style style:name="T4696" style:parent-style-name="DefaultParagraphFont" style:family="text">
      <style:text-properties fo:color="#231F20" style:text-scale="105%" fo:font-size="12pt" style:font-size-asian="12pt"/>
    </style:style>
    <style:style style:name="T4697" style:parent-style-name="DefaultParagraphFont" style:family="text">
      <style:text-properties fo:color="#231F20" fo:letter-spacing="-0.0097in" style:text-scale="105%" fo:font-size="12pt" style:font-size-asian="12pt"/>
    </style:style>
    <style:style style:name="T4698" style:parent-style-name="DefaultParagraphFont" style:family="text">
      <style:text-properties fo:color="#231F20" style:text-scale="105%" fo:font-size="12pt" style:font-size-asian="12pt"/>
    </style:style>
    <style:style style:name="T4699" style:parent-style-name="DefaultParagraphFont" style:family="text">
      <style:text-properties fo:color="#231F20" fo:letter-spacing="-0.0048in" fo:font-size="12pt" style:font-size-asian="12pt"/>
    </style:style>
    <style:style style:name="T4700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4701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P4702" style:parent-style-name="ListParagraph" style:family="paragraph">
      <style:paragraph-properties fo:margin-top="0.1201in">
        <style:tab-stops>
          <style:tab-stop style:type="left" style:position="1.6104in"/>
          <style:tab-stop style:type="left" style:position="1.6111in"/>
          <style:tab-stop style:type="left" style:position="8.5736in"/>
        </style:tab-stops>
      </style:paragraph-properties>
    </style:style>
    <style:style style:name="T4703" style:parent-style-name="DefaultParagraphFont" style:family="text">
      <style:text-properties fo:color="#231F20" style:text-scale="105%" fo:font-size="12pt" style:font-size-asian="12pt"/>
    </style:style>
    <style:style style:name="T4704" style:parent-style-name="DefaultParagraphFont" style:family="text">
      <style:text-properties fo:color="#231F20" fo:letter-spacing="0.0152in" style:text-scale="105%" fo:font-size="12pt" style:font-size-asian="12pt"/>
    </style:style>
    <style:style style:name="T4705" style:parent-style-name="DefaultParagraphFont" style:family="text">
      <style:text-properties fo:color="#231F20" style:text-scale="105%" fo:font-size="12pt" style:font-size-asian="12pt"/>
    </style:style>
    <style:style style:name="T4706" style:parent-style-name="DefaultParagraphFont" style:family="text">
      <style:text-properties fo:color="#231F20" fo:letter-spacing="0.0152in" style:text-scale="105%" fo:font-size="12pt" style:font-size-asian="12pt"/>
    </style:style>
    <style:style style:name="T4707" style:parent-style-name="DefaultParagraphFont" style:family="text">
      <style:text-properties fo:color="#231F20" style:text-scale="105%" fo:font-size="12pt" style:font-size-asian="12pt"/>
    </style:style>
    <style:style style:name="T4708" style:parent-style-name="DefaultParagraphFont" style:family="text">
      <style:text-properties fo:color="#231F20" fo:letter-spacing="0.0159in" style:text-scale="105%" fo:font-size="12pt" style:font-size-asian="12pt"/>
    </style:style>
    <style:style style:name="T4709" style:parent-style-name="DefaultParagraphFont" style:family="text">
      <style:text-properties fo:color="#231F20" style:text-scale="105%" fo:font-size="12pt" style:font-size-asian="12pt"/>
    </style:style>
    <style:style style:name="T4710" style:parent-style-name="DefaultParagraphFont" style:family="text">
      <style:text-properties fo:color="#231F20" fo:letter-spacing="0.0152in" style:text-scale="105%" fo:font-size="12pt" style:font-size-asian="12pt"/>
    </style:style>
    <style:style style:name="T4711" style:parent-style-name="DefaultParagraphFont" style:family="text">
      <style:text-properties fo:color="#231F20" style:text-scale="105%" fo:font-size="12pt" style:font-size-asian="12pt"/>
    </style:style>
    <style:style style:name="T4712" style:parent-style-name="DefaultParagraphFont" style:family="text">
      <style:text-properties fo:color="#231F20" fo:letter-spacing="-0.0048in" fo:font-size="12pt" style:font-size-asian="12pt"/>
    </style:style>
    <style:style style:name="T4713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4714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P4715" style:parent-style-name="ListParagraph" style:family="paragraph">
      <style:paragraph-properties fo:margin-top="0.1208in">
        <style:tab-stops>
          <style:tab-stop style:type="left" style:position="1.6104in"/>
          <style:tab-stop style:type="left" style:position="1.6111in"/>
          <style:tab-stop style:type="left" style:position="8.5736in"/>
        </style:tab-stops>
      </style:paragraph-properties>
    </style:style>
    <style:style style:name="T4716" style:parent-style-name="DefaultParagraphFont" style:family="text">
      <style:text-properties fo:color="#231F20" style:text-scale="110%" fo:font-size="12pt" style:font-size-asian="12pt"/>
    </style:style>
    <style:style style:name="T4717" style:parent-style-name="DefaultParagraphFont" style:family="text">
      <style:text-properties fo:color="#231F20" fo:letter-spacing="-0.0041in" style:text-scale="110%" fo:font-size="12pt" style:font-size-asian="12pt"/>
    </style:style>
    <style:style style:name="T4718" style:parent-style-name="DefaultParagraphFont" style:family="text">
      <style:text-properties fo:color="#231F20" style:text-scale="110%" fo:font-size="12pt" style:font-size-asian="12pt"/>
    </style:style>
    <style:style style:name="T4719" style:parent-style-name="DefaultParagraphFont" style:family="text">
      <style:text-properties fo:color="#231F20" fo:letter-spacing="-0.0034in" style:text-scale="110%" fo:font-size="12pt" style:font-size-asian="12pt"/>
    </style:style>
    <style:style style:name="T4720" style:parent-style-name="DefaultParagraphFont" style:family="text">
      <style:text-properties fo:color="#231F20" style:text-scale="110%" fo:font-size="12pt" style:font-size-asian="12pt"/>
    </style:style>
    <style:style style:name="T4721" style:parent-style-name="DefaultParagraphFont" style:family="text">
      <style:text-properties fo:color="#231F20" fo:letter-spacing="-0.0034in" style:text-scale="110%" fo:font-size="12pt" style:font-size-asian="12pt"/>
    </style:style>
    <style:style style:name="T4722" style:parent-style-name="DefaultParagraphFont" style:family="text">
      <style:text-properties fo:color="#231F20" style:text-scale="110%" fo:font-size="12pt" style:font-size-asian="12pt"/>
    </style:style>
    <style:style style:name="T4723" style:parent-style-name="DefaultParagraphFont" style:family="text">
      <style:text-properties fo:color="#231F20" fo:letter-spacing="-0.0034in" style:text-scale="110%" fo:font-size="12pt" style:font-size-asian="12pt"/>
    </style:style>
    <style:style style:name="T4724" style:parent-style-name="DefaultParagraphFont" style:family="text">
      <style:text-properties fo:color="#231F20" style:text-scale="110%" fo:font-size="12pt" style:font-size-asian="12pt"/>
    </style:style>
    <style:style style:name="T4725" style:parent-style-name="DefaultParagraphFont" style:family="text">
      <style:text-properties fo:color="#231F20" fo:letter-spacing="-0.0034in" fo:font-size="12pt" style:font-size-asian="12pt"/>
    </style:style>
    <style:style style:name="T4726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4727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P4728" style:parent-style-name="ListParagraph" style:family="paragraph">
      <style:paragraph-properties fo:margin-top="0.1208in">
        <style:tab-stops>
          <style:tab-stop style:type="left" style:position="1.6104in"/>
          <style:tab-stop style:type="left" style:position="1.6111in"/>
          <style:tab-stop style:type="left" style:position="8.5736in"/>
        </style:tab-stops>
      </style:paragraph-properties>
    </style:style>
    <style:style style:name="T4729" style:parent-style-name="DefaultParagraphFont" style:family="text">
      <style:text-properties fo:color="#231F20" style:text-scale="105%" fo:font-size="12pt" style:font-size-asian="12pt"/>
    </style:style>
    <style:style style:name="T4730" style:parent-style-name="DefaultParagraphFont" style:family="text">
      <style:text-properties fo:color="#231F20" fo:letter-spacing="-0.002in" style:text-scale="105%" fo:font-size="12pt" style:font-size-asian="12pt"/>
    </style:style>
    <style:style style:name="T4731" style:parent-style-name="DefaultParagraphFont" style:family="text">
      <style:text-properties fo:color="#231F20" style:text-scale="105%" fo:font-size="12pt" style:font-size-asian="12pt"/>
    </style:style>
    <style:style style:name="T4732" style:parent-style-name="DefaultParagraphFont" style:family="text">
      <style:text-properties fo:color="#231F20" fo:letter-spacing="-0.0013in" style:text-scale="105%" fo:font-size="12pt" style:font-size-asian="12pt"/>
    </style:style>
    <style:style style:name="T4733" style:parent-style-name="DefaultParagraphFont" style:family="text">
      <style:text-properties fo:color="#231F20" style:text-scale="105%" fo:font-size="12pt" style:font-size-asian="12pt"/>
    </style:style>
    <style:style style:name="T4734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4735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P4736" style:parent-style-name="ListParagraph" style:family="paragraph">
      <style:paragraph-properties fo:margin-top="0.1208in">
        <style:tab-stops>
          <style:tab-stop style:type="left" style:position="1.6104in"/>
          <style:tab-stop style:type="left" style:position="1.6111in"/>
          <style:tab-stop style:type="left" style:position="8.5736in"/>
        </style:tab-stops>
      </style:paragraph-properties>
    </style:style>
    <style:style style:name="T4737" style:parent-style-name="DefaultParagraphFont" style:family="text">
      <style:text-properties fo:color="#231F20" style:text-scale="110%" fo:font-size="12pt" style:font-size-asian="12pt"/>
    </style:style>
    <style:style style:name="T4738" style:parent-style-name="DefaultParagraphFont" style:family="text">
      <style:text-properties fo:color="#231F20" fo:letter-spacing="0.002in" style:text-scale="110%" fo:font-size="12pt" style:font-size-asian="12pt"/>
    </style:style>
    <style:style style:name="T4739" style:parent-style-name="DefaultParagraphFont" style:family="text">
      <style:text-properties fo:color="#231F20" style:text-scale="110%" fo:font-size="12pt" style:font-size-asian="12pt"/>
    </style:style>
    <style:style style:name="T4740" style:parent-style-name="DefaultParagraphFont" style:family="text">
      <style:text-properties fo:color="#231F20" fo:letter-spacing="0.002in" style:text-scale="110%" fo:font-size="12pt" style:font-size-asian="12pt"/>
    </style:style>
    <style:style style:name="T4741" style:parent-style-name="DefaultParagraphFont" style:family="text">
      <style:text-properties fo:color="#231F20" style:text-scale="110%" fo:font-size="12pt" style:font-size-asian="12pt"/>
    </style:style>
    <style:style style:name="T4742" style:parent-style-name="DefaultParagraphFont" style:family="text">
      <style:text-properties fo:color="#231F20" fo:letter-spacing="0.0027in" fo:font-size="12pt" style:font-size-asian="12pt"/>
    </style:style>
    <style:style style:name="T4743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T4744" style:parent-style-name="DefaultParagraphFont" style:family="text">
      <style:text-properties style:font-name="Times New Roman" fo:color="#231F20" fo:font-size="12pt" style:font-size-asian="12pt" style:text-underline-type="single" style:text-underline-style="solid" style:text-underline-width="bold" style:text-underline-mode="continuous" style:text-underline-color="#231F20"/>
    </style:style>
    <style:style style:name="P4745" style:parent-style-name="Standard" style:family="paragraph">
      <style:paragraph-properties fo:line-height="0.1965in" fo:margin-left="0.184in">
        <style:tab-stops/>
      </style:paragraph-properties>
      <style:text-properties style:font-name="Calibri" fo:font-weight="bold" style:font-weight-asian="bold" fo:color="#231F20" style:text-scale="105%" fo:font-size="12pt" style:font-size-asian="12pt"/>
    </style:style>
    <style:style style:name="P4746" style:parent-style-name="Standard" style:family="paragraph">
      <style:paragraph-properties fo:text-align="justify" fo:line-height="0.1965in" fo:margin-left="0.5in">
        <style:tab-stops/>
      </style:paragraph-properties>
    </style:style>
    <style:style style:name="T4747" style:parent-style-name="DefaultParagraphFont" style:family="text">
      <style:text-properties style:font-weight-complex="bold" fo:color="#231F20" style:text-scale="105%" fo:font-size="12pt" style:font-size-asian="12pt" style:font-size-complex="12pt"/>
    </style:style>
    <style:style style:name="T4748" style:parent-style-name="DefaultParagraphFont" style:family="text">
      <style:text-properties style:font-weight-complex="bold" fo:color="#231F20" style:text-scale="105%" fo:font-size="12pt" style:font-size-asian="12pt"/>
    </style:style>
    <style:style style:name="P4749" style:parent-style-name="Standard" style:family="paragraph">
      <style:paragraph-properties fo:text-align="justify" fo:line-height="0.1965in" fo:margin-left="0.5in">
        <style:tab-stops/>
      </style:paragraph-properties>
      <style:text-properties style:font-weight-complex="bold" fo:color="#231F20" style:text-scale="105%" fo:font-size="12pt" style:font-size-asian="12pt"/>
    </style:style>
    <style:style style:name="P4750" style:parent-style-name="Standard" style:family="paragraph">
      <style:paragraph-properties fo:text-align="justify" fo:line-height="0.1965in" fo:margin-left="0.5in">
        <style:tab-stops/>
      </style:paragraph-properties>
      <style:text-properties style:font-weight-complex="bold" fo:color="#231F20" style:text-scale="105%" fo:font-size="12pt" style:font-size-asian="12pt"/>
    </style:style>
    <style:style style:name="P4751" style:parent-style-name="Standard" style:family="paragraph">
      <style:paragraph-properties fo:text-align="justify" fo:line-height="0.1965in" fo:margin-left="0.5in">
        <style:tab-stops/>
      </style:paragraph-properties>
      <style:text-properties style:font-weight-complex="bold" fo:color="#231F20" style:text-scale="105%" fo:font-size="12pt" style:font-size-asian="12pt"/>
    </style:style>
    <style:style style:name="P4752" style:parent-style-name="Standard" style:family="paragraph">
      <style:paragraph-properties fo:text-align="justify" fo:line-height="0.1965in" fo:margin-left="0.5in">
        <style:tab-stops/>
      </style:paragraph-properties>
      <style:text-properties style:font-weight-complex="bold" fo:font-size="12pt" style:font-size-asian="12pt"/>
    </style:style>
    <style:style style:name="P4753" style:parent-style-name="Standard" style:family="paragraph">
      <style:paragraph-properties fo:line-height="0.1965in" fo:margin-left="0.184in">
        <style:tab-stops/>
      </style:paragraph-properties>
    </style:style>
    <style:style style:name="T4754" style:parent-style-name="DefaultParagraphFont" style:family="text">
      <style:text-properties style:font-name="Calibri" fo:font-weight="bold" style:font-weight-asian="bold" fo:color="#231F20" style:text-scale="105%" fo:font-size="12pt" style:font-size-asian="12pt"/>
    </style:style>
    <style:style style:name="T4755" style:parent-style-name="DefaultParagraphFont" style:family="text">
      <style:text-properties style:font-name="Calibri" fo:font-weight="bold" style:font-weight-asian="bold" fo:color="#231F20" fo:letter-spacing="0.0097in" style:text-scale="105%" fo:font-size="12pt" style:font-size-asian="12pt"/>
    </style:style>
    <style:style style:name="T4756" style:parent-style-name="DefaultParagraphFont" style:family="text">
      <style:text-properties style:font-name="Calibri" fo:font-weight="bold" style:font-weight-asian="bold" fo:color="#231F20" style:text-scale="105%" fo:font-size="12pt" style:font-size-asian="12pt"/>
    </style:style>
    <style:style style:name="T4757" style:parent-style-name="DefaultParagraphFont" style:family="text">
      <style:text-properties style:font-name="Calibri" fo:font-weight="bold" style:font-weight-asian="bold" fo:color="#231F20" fo:letter-spacing="0.0097in" style:text-scale="105%" fo:font-size="12pt" style:font-size-asian="12pt"/>
    </style:style>
    <style:style style:name="T4758" style:parent-style-name="DefaultParagraphFont" style:family="text">
      <style:text-properties fo:color="#231F20" style:text-scale="105%" fo:font-size="12pt" style:font-size-asian="12pt"/>
    </style:style>
    <style:style style:name="T4759" style:parent-style-name="DefaultParagraphFont" style:family="text">
      <style:text-properties fo:color="#231F20" fo:letter-spacing="0.0131in" style:text-scale="105%" fo:font-size="12pt" style:font-size-asian="12pt"/>
    </style:style>
    <style:style style:name="T4760" style:parent-style-name="DefaultParagraphFont" style:family="text">
      <style:text-properties fo:color="#231F20" style:text-scale="105%" fo:font-size="12pt" style:font-size-asian="12pt"/>
    </style:style>
    <style:style style:name="T4761" style:parent-style-name="DefaultParagraphFont" style:family="text">
      <style:text-properties fo:color="#231F20" fo:letter-spacing="0.0131in" style:text-scale="105%" fo:font-size="12pt" style:font-size-asian="12pt"/>
    </style:style>
    <style:style style:name="T4762" style:parent-style-name="DefaultParagraphFont" style:family="text">
      <style:text-properties fo:color="#231F20" style:text-scale="105%" fo:font-size="12pt" style:font-size-asian="12pt"/>
    </style:style>
    <style:style style:name="P4763" style:parent-style-name="Standard" style:family="paragraph">
      <style:paragraph-properties fo:line-height="0.1965in" fo:margin-left="0.184in">
        <style:tab-stops/>
      </style:paragraph-properties>
    </style:style>
    <style:style style:name="P4764" style:parent-style-name="Standard" style:family="paragraph">
      <style:paragraph-properties fo:line-height="0.1965in" fo:margin-left="0.184in">
        <style:tab-stops/>
      </style:paragraph-properties>
    </style:style>
    <style:style style:name="P4765" style:parent-style-name="Standard" style:family="paragraph">
      <style:paragraph-properties fo:line-height="0.1965in" fo:margin-left="0.184in">
        <style:tab-stops/>
      </style:paragraph-properties>
    </style:style>
    <style:style style:name="P4766" style:parent-style-name="Standard" style:family="paragraph">
      <style:paragraph-properties fo:line-height="0.1965in" fo:margin-left="0.184in">
        <style:tab-stops/>
      </style:paragraph-properties>
    </style:style>
    <style:style style:name="P4767" style:parent-style-name="Standard" style:family="paragraph">
      <style:paragraph-properties fo:line-height="0.1965in" fo:margin-left="0.184in">
        <style:tab-stops/>
      </style:paragraph-properties>
    </style:style>
    <style:style style:name="P4768" style:parent-style-name="Standard" style:family="paragraph">
      <style:paragraph-properties fo:line-height="0.1965in" fo:margin-left="0.184in">
        <style:tab-stops/>
      </style:paragraph-properties>
    </style:style>
    <style:style style:name="P4769" style:parent-style-name="Standard" style:family="paragraph">
      <style:paragraph-properties fo:line-height="0.1965in" fo:margin-left="0.184in">
        <style:tab-stops/>
      </style:paragraph-properties>
    </style:style>
    <style:style style:name="P4770" style:parent-style-name="Standard" style:family="paragraph">
      <style:paragraph-properties fo:line-height="0.1965in" fo:margin-left="0.184in">
        <style:tab-stops/>
      </style:paragraph-properties>
    </style:style>
    <style:style style:name="P4771" style:parent-style-name="Standard" style:family="paragraph">
      <style:paragraph-properties fo:line-height="0.1965in" fo:margin-left="0.184in">
        <style:tab-stops/>
      </style:paragraph-properties>
    </style:style>
    <style:style style:name="P4772" style:parent-style-name="Textbody" style:family="paragraph">
      <style:text-properties fo:font-size="17pt" style:font-size-asian="17pt"/>
    </style:style>
    <style:style style:name="P4773" style:parent-style-name="Textbody" style:family="paragraph">
      <style:text-properties fo:font-size="17pt" style:font-size-asian="17pt"/>
    </style:style>
    <style:style style:name="P4774" style:parent-style-name="Heading2" style:family="paragraph">
      <style:paragraph-properties fo:text-align="justify" fo:margin-top="0.1833in" style:line-height-at-least="0.5555in" fo:margin-left="6.3833in" fo:margin-right="0.193in" fo:text-indent="-5.5958in">
        <style:tab-stops>
          <style:tab-stop style:type="left" style:position="5.1006in"/>
        </style:tab-stops>
      </style:paragraph-properties>
    </style:style>
    <style:style style:name="T4775" style:parent-style-name="DefaultParagraphFont" style:family="text">
      <style:text-properties fo:color="#231F20"/>
    </style:style>
    <style:style style:name="T4776" style:parent-style-name="DefaultParagraphFont" style:family="text">
      <style:text-properties fo:color="#231F20" fo:letter-spacing="-0.0027in"/>
    </style:style>
    <style:style style:name="T4777" style:parent-style-name="DefaultParagraphFont" style:family="text">
      <style:text-properties fo:color="#231F20"/>
    </style:style>
    <style:style style:name="T4778" style:parent-style-name="DefaultParagraphFont" style:family="text">
      <style:text-properties fo:color="#231F20" fo:letter-spacing="-0.002in"/>
    </style:style>
    <style:style style:name="T4779" style:parent-style-name="DefaultParagraphFont" style:family="text">
      <style:text-properties fo:color="#231F20"/>
    </style:style>
    <style:style style:name="T4780" style:parent-style-name="DefaultParagraphFont" style:family="text">
      <style:text-properties fo:color="#231F20" fo:letter-spacing="-0.002in"/>
    </style:style>
    <style:style style:name="T4781" style:parent-style-name="DefaultParagraphFont" style:family="text">
      <style:text-properties fo:color="#231F20"/>
    </style:style>
    <style:style style:name="T4782" style:parent-style-name="DefaultParagraphFont" style:family="text">
      <style:text-properties fo:color="#231F20"/>
    </style:style>
    <style:style style:name="T4783" style:parent-style-name="DefaultParagraphFont" style:family="text">
      <style:text-properties fo:color="#231F20" fo:letter-spacing="-0.0055in"/>
    </style:style>
    <style:style style:name="T4784" style:parent-style-name="DefaultParagraphFont" style:family="text">
      <style:text-properties fo:color="#231F20"/>
    </style:style>
    <style:style style:name="T4785" style:parent-style-name="DefaultParagraphFont" style:family="text">
      <style:text-properties fo:color="#231F20" fo:letter-spacing="-0.0048in"/>
    </style:style>
    <style:style style:name="T4786" style:parent-style-name="DefaultParagraphFont" style:family="text">
      <style:text-properties fo:color="#231F20"/>
    </style:style>
    <style:style style:name="T4787" style:parent-style-name="DefaultParagraphFont" style:family="text">
      <style:text-properties fo:color="#231F20" fo:letter-spacing="-0.0055in"/>
    </style:style>
    <style:style style:name="T4788" style:parent-style-name="DefaultParagraphFont" style:family="text">
      <style:text-properties fo:color="#231F20"/>
    </style:style>
    <style:style style:name="T4789" style:parent-style-name="DefaultParagraphFont" style:family="text">
      <style:text-properties fo:color="#231F20" fo:letter-spacing="-0.0361in"/>
    </style:style>
    <style:style style:name="T4790" style:parent-style-name="DefaultParagraphFont" style:family="text">
      <style:text-properties fo:color="#231F20"/>
    </style:style>
    <style:style style:name="T4791" style:parent-style-name="DefaultParagraphFont" style:family="text">
      <style:text-properties fo:color="#231F20" fo:letter-spacing="-0.0361in"/>
    </style:style>
    <style:style style:name="T4792" style:parent-style-name="DefaultParagraphFont" style:family="text">
      <style:text-properties fo:color="#231F20"/>
    </style:style>
    <style:style style:name="T4793" style:parent-style-name="DefaultParagraphFont" style:family="text">
      <style:text-properties fo:color="#231F20" fo:letter-spacing="-0.0083in"/>
    </style:style>
    <style:style style:name="T4794" style:parent-style-name="DefaultParagraphFont" style:family="text">
      <style:text-properties fo:color="#231F20"/>
    </style:style>
    <style:style style:name="T4795" style:parent-style-name="DefaultParagraphFont" style:family="text">
      <style:text-properties fo:color="#231F20" fo:letter-spacing="-0.0083in"/>
    </style:style>
    <style:style style:name="T4796" style:parent-style-name="DefaultParagraphFont" style:family="text">
      <style:text-properties fo:color="#231F20"/>
    </style:style>
    <style:style style:name="P4797" style:parent-style-name="Textbody" style:master-page-name="MP16" style:family="paragraph">
      <style:paragraph-properties fo:break-before="page"/>
      <style:text-properties style:font-name="Calibri" fo:font-weight="bold" style:font-weight-asian="bold" fo:font-size="10pt" style:font-size-asian="10pt"/>
    </style:style>
    <style:style style:name="P4818" style:parent-style-name="Textbody" style:family="paragraph">
      <style:text-properties style:font-name="Calibri" fo:font-weight="bold" style:font-weight-asian="bold" fo:font-size="10pt" style:font-size-asian="10pt"/>
    </style:style>
    <style:style style:name="P4819" style:parent-style-name="Textbody" style:family="paragraph">
      <style:paragraph-properties fo:margin-top="0.0055in"/>
      <style:text-properties style:font-name="Calibri" fo:font-weight="bold" style:font-weight-asian="bold" fo:font-size="8.5pt" style:font-size-asian="8.5pt"/>
    </style:style>
    <style:style style:name="P4820" style:parent-style-name="Standard" style:family="paragraph">
      <style:paragraph-properties fo:line-height="97%" fo:margin-left="0.184in" fo:margin-right="0.2395in">
        <style:tab-stops/>
      </style:paragraph-properties>
    </style:style>
    <style:style style:name="T4821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22" style:parent-style-name="DefaultParagraphFont" style:family="text">
      <style:text-properties style:font-name="Calibri" fo:font-weight="bold" style:font-weight-asian="bold" fo:color="#231F20" fo:letter-spacing="-0.0034in" fo:font-size="12pt" style:font-size-asian="12pt"/>
    </style:style>
    <style:style style:name="T4823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24" style:parent-style-name="DefaultParagraphFont" style:family="text">
      <style:text-properties style:font-name="Calibri" fo:font-weight="bold" style:font-weight-asian="bold" fo:color="#231F20" fo:letter-spacing="-0.0027in" fo:font-size="12pt" style:font-size-asian="12pt"/>
    </style:style>
    <style:style style:name="T4825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26" style:parent-style-name="DefaultParagraphFont" style:family="text">
      <style:text-properties style:font-name="Calibri" fo:font-weight="bold" style:font-weight-asian="bold" fo:color="#231F20" fo:letter-spacing="-0.0027in" fo:font-size="12pt" style:font-size-asian="12pt"/>
    </style:style>
    <style:style style:name="T4827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28" style:parent-style-name="DefaultParagraphFont" style:family="text">
      <style:text-properties style:font-name="Calibri" fo:font-weight="bold" style:font-weight-asian="bold" fo:color="#231F20" fo:letter-spacing="-0.0027in" fo:font-size="12pt" style:font-size-asian="12pt"/>
    </style:style>
    <style:style style:name="T4829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30" style:parent-style-name="DefaultParagraphFont" style:family="text">
      <style:text-properties style:font-name="Calibri" fo:font-weight="bold" style:font-weight-asian="bold" fo:color="#231F20" fo:letter-spacing="-0.0027in" fo:font-size="12pt" style:font-size-asian="12pt"/>
    </style:style>
    <style:style style:name="T4831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32" style:parent-style-name="DefaultParagraphFont" style:family="text">
      <style:text-properties style:font-name="Calibri" fo:font-weight="bold" style:font-weight-asian="bold" fo:color="#231F20" fo:letter-spacing="-0.0027in" fo:font-size="12pt" style:font-size-asian="12pt"/>
    </style:style>
    <style:style style:name="T4833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34" style:parent-style-name="DefaultParagraphFont" style:family="text">
      <style:text-properties style:font-name="Calibri" fo:font-weight="bold" style:font-weight-asian="bold" fo:color="#231F20" fo:letter-spacing="-0.0027in" fo:font-size="12pt" style:font-size-asian="12pt"/>
    </style:style>
    <style:style style:name="T4835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36" style:parent-style-name="DefaultParagraphFont" style:family="text">
      <style:text-properties style:font-name="Calibri" fo:font-weight="bold" style:font-weight-asian="bold" fo:color="#231F20" fo:letter-spacing="-0.0027in" fo:font-size="12pt" style:font-size-asian="12pt"/>
    </style:style>
    <style:style style:name="T4837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38" style:parent-style-name="DefaultParagraphFont" style:family="text">
      <style:text-properties style:font-name="Calibri" fo:font-weight="bold" style:font-weight-asian="bold" fo:color="#231F20" fo:letter-spacing="-0.0027in" fo:font-size="12pt" style:font-size-asian="12pt"/>
    </style:style>
    <style:style style:name="T4839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40" style:parent-style-name="DefaultParagraphFont" style:family="text">
      <style:text-properties style:font-name="Calibri" fo:font-weight="bold" style:font-weight-asian="bold" fo:color="#231F20" fo:letter-spacing="-0.0027in" fo:font-size="12pt" style:font-size-asian="12pt"/>
    </style:style>
    <style:style style:name="T4841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42" style:parent-style-name="DefaultParagraphFont" style:family="text">
      <style:text-properties style:font-name="Calibri" fo:font-weight="bold" style:font-weight-asian="bold" fo:color="#231F20" fo:letter-spacing="-0.0027in" fo:font-size="12pt" style:font-size-asian="12pt"/>
    </style:style>
    <style:style style:name="T4843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44" style:parent-style-name="DefaultParagraphFont" style:family="text">
      <style:text-properties style:font-name="Calibri" fo:font-weight="bold" style:font-weight-asian="bold" fo:color="#231F20" fo:letter-spacing="-0.0027in" fo:font-size="12pt" style:font-size-asian="12pt"/>
    </style:style>
    <style:style style:name="T4845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46" style:parent-style-name="DefaultParagraphFont" style:family="text">
      <style:text-properties style:font-name="Calibri" fo:font-weight="bold" style:font-weight-asian="bold" fo:color="#231F20" fo:letter-spacing="-0.0027in" fo:font-size="12pt" style:font-size-asian="12pt"/>
    </style:style>
    <style:style style:name="T4847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48" style:parent-style-name="DefaultParagraphFont" style:family="text">
      <style:text-properties style:font-name="Calibri" fo:font-weight="bold" style:font-weight-asian="bold" fo:color="#231F20" fo:letter-spacing="-0.0027in" fo:font-size="12pt" style:font-size-asian="12pt"/>
    </style:style>
    <style:style style:name="T4849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50" style:parent-style-name="DefaultParagraphFont" style:family="text">
      <style:text-properties style:font-name="Calibri" fo:font-weight="bold" style:font-weight-asian="bold" fo:color="#231F20" fo:letter-spacing="-0.0034in" fo:font-size="12pt" style:font-size-asian="12pt"/>
    </style:style>
    <style:style style:name="T4851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52" style:parent-style-name="DefaultParagraphFont" style:family="text">
      <style:text-properties style:font-name="Calibri" fo:font-weight="bold" style:font-weight-asian="bold" fo:color="#231F20" fo:letter-spacing="-0.0354in" fo:font-size="12pt" style:font-size-asian="12pt"/>
    </style:style>
    <style:style style:name="T4853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T4854" style:parent-style-name="DefaultParagraphFont" style:family="text">
      <style:text-properties style:font-name="Calibri" fo:font-weight="bold" style:font-weight-asian="bold" fo:color="#231F20" fo:letter-spacing="-0.0006in" fo:font-size="12pt" style:font-size-asian="12pt"/>
    </style:style>
    <style:style style:name="T4855" style:parent-style-name="DefaultParagraphFont" style:family="text">
      <style:text-properties style:font-name="Calibri" fo:font-weight="bold" style:font-weight-asian="bold" fo:color="#231F20" fo:font-size="12pt" style:font-size-asian="12pt"/>
    </style:style>
    <style:style style:name="P4856" style:parent-style-name="Textbody" style:family="paragraph">
      <style:text-properties style:font-name="Calibri" fo:font-weight="bold" style:font-weight-asian="bold"/>
    </style:style>
    <style:style style:name="P4857" style:parent-style-name="Textbody" style:family="paragraph">
      <style:text-properties style:font-name="Calibri" fo:font-weight="bold" style:font-weight-asian="bold"/>
    </style:style>
    <style:style style:name="P4858" style:parent-style-name="Textbody" style:family="paragraph">
      <style:paragraph-properties fo:margin-top="0.0013in"/>
      <style:text-properties style:font-name="Calibri" fo:font-weight="bold" style:font-weight-asian="bold" fo:font-size="14.5pt" style:font-size-asian="14.5pt"/>
    </style:style>
    <style:style style:name="P4859" style:parent-style-name="Heading1" style:family="paragraph">
      <style:paragraph-properties fo:margin-left="0.184in">
        <style:tab-stops/>
      </style:paragraph-properties>
    </style:style>
    <style:style style:name="T4860" style:parent-style-name="DefaultParagraphFont" style:family="text">
      <style:text-properties fo:color="#007474" fo:letter-spacing="-0.0006in"/>
    </style:style>
    <style:style style:name="T4861" style:parent-style-name="DefaultParagraphFont" style:family="text">
      <style:text-properties fo:color="#007474" fo:letter-spacing="-0.0104in"/>
    </style:style>
    <style:style style:name="T4862" style:parent-style-name="DefaultParagraphFont" style:family="text">
      <style:text-properties fo:color="#007474"/>
    </style:style>
    <style:style style:name="T4863" style:parent-style-name="DefaultParagraphFont" style:family="text">
      <style:text-properties fo:color="#007474" fo:letter-spacing="-0.0097in"/>
    </style:style>
    <style:style style:name="T4864" style:parent-style-name="DefaultParagraphFont" style:family="text">
      <style:text-properties fo:color="#007474"/>
    </style:style>
    <style:style style:name="P4865" style:parent-style-name="Textbody" style:family="paragraph">
      <style:paragraph-properties fo:margin-top="0.0006in"/>
      <style:text-properties style:font-name="Calibri" fo:font-weight="bold" style:font-weight-asian="bold" fo:font-size="15.5pt" style:font-size-asian="15.5pt"/>
    </style:style>
    <style:style style:name="T4866" style:parent-style-name="DefaultParagraphFont" style:family="text">
      <style:text-properties fo:color="#231F20"/>
    </style:style>
    <style:style style:name="T4867" style:parent-style-name="DefaultParagraphFont" style:family="text">
      <style:text-properties fo:color="#231F20" fo:letter-spacing="-0.0041in"/>
    </style:style>
    <style:style style:name="T4868" style:parent-style-name="DefaultParagraphFont" style:family="text">
      <style:text-properties fo:color="#231F20"/>
    </style:style>
    <style:style style:name="T4869" style:parent-style-name="DefaultParagraphFont" style:family="text">
      <style:text-properties fo:color="#231F20" fo:letter-spacing="-0.0041in"/>
    </style:style>
    <style:style style:name="T4870" style:parent-style-name="DefaultParagraphFont" style:family="text">
      <style:text-properties fo:color="#231F20"/>
    </style:style>
    <style:style style:name="T4871" style:parent-style-name="DefaultParagraphFont" style:family="text">
      <style:text-properties fo:color="#231F20" fo:letter-spacing="-0.0041in"/>
    </style:style>
    <style:style style:name="T4872" style:parent-style-name="DefaultParagraphFont" style:family="text">
      <style:text-properties fo:color="#231F20"/>
    </style:style>
    <style:style style:name="T4873" style:parent-style-name="DefaultParagraphFont" style:family="text">
      <style:text-properties fo:color="#231F20" fo:letter-spacing="-0.0041in"/>
    </style:style>
    <style:style style:name="T4874" style:parent-style-name="DefaultParagraphFont" style:family="text">
      <style:text-properties fo:color="#231F20"/>
    </style:style>
    <style:style style:name="T4875" style:parent-style-name="DefaultParagraphFont" style:family="text">
      <style:text-properties fo:color="#231F20" fo:letter-spacing="-0.0041in"/>
    </style:style>
    <style:style style:name="T4876" style:parent-style-name="DefaultParagraphFont" style:family="text">
      <style:text-properties fo:color="#231F20"/>
    </style:style>
    <style:style style:name="T4877" style:parent-style-name="DefaultParagraphFont" style:family="text">
      <style:text-properties fo:color="#231F20" fo:letter-spacing="-0.0041in"/>
    </style:style>
    <style:style style:name="T4878" style:parent-style-name="DefaultParagraphFont" style:family="text">
      <style:text-properties fo:color="#231F20"/>
    </style:style>
    <style:style style:name="T4879" style:parent-style-name="DefaultParagraphFont" style:family="text">
      <style:text-properties fo:color="#231F20" fo:letter-spacing="-0.0041in"/>
    </style:style>
    <style:style style:name="T4880" style:parent-style-name="DefaultParagraphFont" style:family="text">
      <style:text-properties fo:color="#231F20"/>
    </style:style>
    <style:style style:name="T4881" style:parent-style-name="DefaultParagraphFont" style:family="text">
      <style:text-properties fo:color="#231F20" fo:letter-spacing="-0.0041in"/>
    </style:style>
    <style:style style:name="T4882" style:parent-style-name="DefaultParagraphFont" style:family="text">
      <style:text-properties fo:color="#231F20"/>
    </style:style>
    <style:style style:name="T4883" style:parent-style-name="DefaultParagraphFont" style:family="text">
      <style:text-properties fo:color="#231F20" fo:letter-spacing="-0.0041in"/>
    </style:style>
    <style:style style:name="T4884" style:parent-style-name="DefaultParagraphFont" style:family="text">
      <style:text-properties fo:color="#231F20"/>
    </style:style>
    <style:style style:name="P4885" style:parent-style-name="Textbody" style:family="paragraph">
      <style:paragraph-properties fo:margin-top="0.0958in" fo:margin-left="0.184in">
        <style:tab-stops/>
      </style:paragraph-properties>
    </style:style>
    <style:style style:name="T4886" style:parent-style-name="DefaultParagraphFont" style:family="text">
      <style:text-properties fo:color="#231F20" style:text-scale="110%"/>
    </style:style>
    <style:style style:name="T4887" style:parent-style-name="DefaultParagraphFont" style:family="text">
      <style:text-properties fo:color="#231F20" fo:letter-spacing="-0.0048in" style:text-scale="110%"/>
    </style:style>
    <style:style style:name="T4888" style:parent-style-name="DefaultParagraphFont" style:family="text">
      <style:text-properties fo:color="#231F20" style:text-scale="110%"/>
    </style:style>
    <style:style style:name="T4889" style:parent-style-name="DefaultParagraphFont" style:family="text">
      <style:text-properties fo:color="#231F20" fo:letter-spacing="-0.0048in" style:text-scale="110%"/>
    </style:style>
    <style:style style:name="T4890" style:parent-style-name="DefaultParagraphFont" style:family="text">
      <style:text-properties fo:color="#231F20" style:text-scale="110%"/>
    </style:style>
    <style:style style:name="T4891" style:parent-style-name="DefaultParagraphFont" style:family="text">
      <style:text-properties fo:color="#231F20" fo:letter-spacing="-0.0041in" style:text-scale="110%"/>
    </style:style>
    <style:style style:name="T4892" style:parent-style-name="DefaultParagraphFont" style:family="text">
      <style:text-properties fo:color="#231F20" style:text-scale="110%"/>
    </style:style>
    <style:style style:name="T4893" style:parent-style-name="DefaultParagraphFont" style:family="text">
      <style:text-properties fo:color="#231F20" fo:letter-spacing="-0.0048in" style:text-scale="110%"/>
    </style:style>
    <style:style style:name="T4894" style:parent-style-name="DefaultParagraphFont" style:family="text">
      <style:text-properties fo:color="#231F20" style:text-scale="110%"/>
    </style:style>
    <style:style style:name="P4895" style:parent-style-name="Textbody" style:family="paragraph">
      <style:paragraph-properties fo:margin-top="0.1152in" fo:line-height="160%" fo:margin-left="0.6111in" fo:margin-right="4.0986in">
        <style:tab-stops/>
      </style:paragraph-properties>
    </style:style>
    <style:style style:name="T4896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4897" style:parent-style-name="DefaultParagraphFont" style:family="text">
      <style:text-properties fo:letter-spacing="0.0263in" style:text-scale="105%" style:text-underline-type="single" style:text-underline-style="solid" style:text-underline-width="bold" style:text-underline-mode="continuous"/>
    </style:style>
    <style:style style:name="T4898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4899" style:parent-style-name="DefaultParagraphFont" style:family="text">
      <style:text-properties fo:letter-spacing="0.0263in" style:text-scale="105%" style:text-underline-type="single" style:text-underline-style="solid" style:text-underline-width="bold" style:text-underline-mode="continuous"/>
    </style:style>
    <style:style style:name="T4900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4901" style:parent-style-name="DefaultParagraphFont" style:family="text">
      <style:text-properties fo:letter-spacing="-0.0444in" style:text-scale="105%"/>
    </style:style>
    <style:style style:name="T4902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4903" style:parent-style-name="DefaultParagraphFont" style:family="text">
      <style:text-properties fo:letter-spacing="0.002in" style:text-scale="105%" style:text-underline-type="single" style:text-underline-style="solid" style:text-underline-width="bold" style:text-underline-mode="continuous"/>
    </style:style>
    <style:style style:name="T4904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4905" style:parent-style-name="DefaultParagraphFont" style:family="text">
      <style:text-properties fo:letter-spacing="0.0027in" style:text-scale="105%" style:text-underline-type="single" style:text-underline-style="solid" style:text-underline-width="bold" style:text-underline-mode="continuous"/>
    </style:style>
    <style:style style:name="T4906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4907" style:parent-style-name="DefaultParagraphFont" style:family="text">
      <style:text-properties fo:letter-spacing="0.002in" style:text-scale="105%" style:text-underline-type="single" style:text-underline-style="solid" style:text-underline-width="bold" style:text-underline-mode="continuous"/>
    </style:style>
    <style:style style:name="T4908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P4909" style:parent-style-name="Textbody" style:family="paragraph">
      <style:paragraph-properties fo:margin-top="0.0006in" fo:line-height="160%" fo:margin-left="0.6111in" fo:margin-right="5.6034in">
        <style:tab-stops/>
      </style:paragraph-properties>
    </style:style>
    <style:style style:name="T4910" style:parent-style-name="DefaultParagraphFont" style:family="text">
      <style:text-properties style:text-scale="110%" style:text-underline-type="single" style:text-underline-style="solid" style:text-underline-width="bold" style:text-underline-mode="continuous"/>
    </style:style>
    <style:style style:name="T4911" style:parent-style-name="DefaultParagraphFont" style:family="text">
      <style:text-properties fo:letter-spacing="0.002in" style:text-scale="110%" style:text-underline-type="single" style:text-underline-style="solid" style:text-underline-width="bold" style:text-underline-mode="continuous"/>
    </style:style>
    <style:style style:name="T4912" style:parent-style-name="DefaultParagraphFont" style:family="text">
      <style:text-properties style:text-scale="110%" style:text-underline-type="single" style:text-underline-style="solid" style:text-underline-width="bold" style:text-underline-mode="continuous"/>
    </style:style>
    <style:style style:name="T4913" style:parent-style-name="DefaultParagraphFont" style:family="text">
      <style:text-properties fo:letter-spacing="0.0006in" style:text-scale="110%"/>
    </style:style>
    <style:style style:name="T4914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4915" style:parent-style-name="DefaultParagraphFont" style:family="text">
      <style:text-properties fo:letter-spacing="-0.0062in" style:text-scale="105%" style:text-underline-type="single" style:text-underline-style="solid" style:text-underline-width="bold" style:text-underline-mode="continuous"/>
    </style:style>
    <style:style style:name="T4916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T4917" style:parent-style-name="DefaultParagraphFont" style:family="text">
      <style:text-properties fo:letter-spacing="-0.0062in" style:text-scale="105%" style:text-underline-type="single" style:text-underline-style="solid" style:text-underline-width="bold" style:text-underline-mode="continuous"/>
    </style:style>
    <style:style style:name="T4918" style:parent-style-name="DefaultParagraphFont" style:family="text">
      <style:text-properties style:text-scale="105%" style:text-underline-type="single" style:text-underline-style="solid" style:text-underline-width="bold" style:text-underline-mode="continuous"/>
    </style:style>
    <style:style style:name="P4919" style:parent-style-name="Textbody" style:family="paragraph">
      <style:text-properties fo:font-size="10pt" style:font-size-asian="10pt"/>
    </style:style>
    <style:style style:name="P4920" style:parent-style-name="Textbody" style:family="paragraph">
      <style:text-properties fo:font-size="10pt" style:font-size-asian="10pt"/>
    </style:style>
    <style:style style:name="P4921" style:parent-style-name="Textbody" style:family="paragraph">
      <style:text-properties fo:font-size="10pt" style:font-size-asian="10pt"/>
    </style:style>
    <style:style style:name="P4922" style:parent-style-name="Textbody" style:family="paragraph">
      <style:paragraph-properties fo:margin-top="0.0034in"/>
      <style:text-properties fo:font-size="5pt" style:font-size-asian="5pt"/>
    </style:style>
    <style:style style:name="TableColumn4924" style:family="table-column">
      <style:table-column-properties style:column-width="0.6243in" style:use-optimal-column-width="false"/>
    </style:style>
    <style:style style:name="TableColumn4925" style:family="table-column">
      <style:table-column-properties style:column-width="1.0972in" style:use-optimal-column-width="false"/>
    </style:style>
    <style:style style:name="TableColumn4926" style:family="table-column">
      <style:table-column-properties style:column-width="1.1361in" style:use-optimal-column-width="false"/>
    </style:style>
    <style:style style:name="TableColumn4927" style:family="table-column">
      <style:table-column-properties style:column-width="1.0722in" style:use-optimal-column-width="false"/>
    </style:style>
    <style:style style:name="TableColumn4928" style:family="table-column">
      <style:table-column-properties style:column-width="1.1111in" style:use-optimal-column-width="false"/>
    </style:style>
    <style:style style:name="TableColumn4929" style:family="table-column">
      <style:table-column-properties style:column-width="1.2541in" style:use-optimal-column-width="false"/>
    </style:style>
    <style:style style:name="TableColumn4930" style:family="table-column">
      <style:table-column-properties style:column-width="0.9548in" style:use-optimal-column-width="false"/>
    </style:style>
    <style:style style:name="Table4923" style:family="table">
      <style:table-properties style:width="7.25in" fo:margin-left="0.2048in" table:align="left"/>
    </style:style>
    <style:style style:name="TableRow4931" style:family="table-row">
      <style:table-row-properties style:min-row-height="1.0902in" style:use-optimal-row-height="false"/>
    </style:style>
    <style:style style:name="TableCell4932" style:family="table-cell">
      <style:table-cell-properties fo:border="0.0208in solid #231F20" style:writing-mode="lr-tb" fo:padding-top="0in" fo:padding-left="0.0104in" fo:padding-bottom="0in" fo:padding-right="0.0104in"/>
    </style:style>
    <style:style style:name="P4933" style:parent-style-name="TableParagraph" style:family="paragraph">
      <style:paragraph-properties fo:margin-top="0.002in"/>
      <style:text-properties fo:font-size="22pt" style:font-size-asian="22pt"/>
    </style:style>
    <style:style style:name="P4934" style:parent-style-name="TableParagraph" style:family="paragraph">
      <style:paragraph-properties fo:margin-left="0.1034in" fo:margin-right="-0.0104in">
        <style:tab-stops/>
      </style:paragraph-properties>
    </style:style>
    <style:style style:name="T4935" style:parent-style-name="DefaultParagraphFont" style:family="text">
      <style:text-properties fo:color="#231F20" fo:font-size="12pt" style:font-size-asian="12pt"/>
    </style:style>
    <style:style style:name="T4936" style:parent-style-name="DefaultParagraphFont" style:family="text">
      <style:text-properties fo:color="#231F20" fo:letter-spacing="-0.0111in" fo:font-size="12pt" style:font-size-asian="12pt"/>
    </style:style>
    <style:style style:name="T4937" style:parent-style-name="DefaultParagraphFont" style:family="text">
      <style:text-properties fo:color="#231F20" fo:font-size="12pt" style:font-size-asian="12pt"/>
    </style:style>
    <style:style style:name="TableCell4938" style:family="table-cell">
      <style:table-cell-properties fo:border="0.0208in solid #231F20" style:writing-mode="lr-tb" fo:padding-top="0in" fo:padding-left="0.0104in" fo:padding-bottom="0in" fo:padding-right="0.0104in"/>
    </style:style>
    <style:style style:name="P4939" style:parent-style-name="TableParagraph" style:family="paragraph">
      <style:paragraph-properties fo:margin-top="0.2034in" fo:line-height="122%" fo:margin-left="0.3118in" fo:margin-right="0.1604in" fo:text-indent="-0.0312in">
        <style:tab-stops/>
      </style:paragraph-properties>
    </style:style>
    <style:style style:name="T4940" style:parent-style-name="DefaultParagraphFont" style:family="text">
      <style:text-properties fo:color="#231F20" style:text-scale="110%" fo:font-size="12pt" style:font-size-asian="12pt"/>
    </style:style>
    <style:style style:name="T4941" style:parent-style-name="DefaultParagraphFont" style:family="text">
      <style:text-properties fo:color="#231F20" fo:letter-spacing="-0.0472in" style:text-scale="110%" fo:font-size="12pt" style:font-size-asian="12pt"/>
    </style:style>
    <style:style style:name="T4942" style:parent-style-name="DefaultParagraphFont" style:family="text">
      <style:text-properties fo:color="#231F20" style:text-scale="115%" fo:font-size="12pt" style:font-size-asian="12pt"/>
    </style:style>
    <style:style style:name="P4943" style:parent-style-name="TableParagraph" style:family="paragraph">
      <style:paragraph-properties fo:line-height="0.1868in"/>
    </style:style>
    <style:style style:name="T4944" style:parent-style-name="DefaultParagraphFont" style:family="text">
      <style:text-properties fo:color="#231F20" style:text-scale="105%" fo:font-size="12pt" style:font-size-asian="12pt"/>
    </style:style>
    <style:style style:name="T4945" style:parent-style-name="DefaultParagraphFont" style:family="text">
      <style:text-properties fo:color="#231F20" style:text-scale="115%" fo:font-size="12pt" style:font-size-asian="12pt"/>
    </style:style>
    <style:style style:name="TableCell4946" style:family="table-cell">
      <style:table-cell-properties fo:border="0.0208in solid #231F20" style:writing-mode="lr-tb" fo:padding-top="0in" fo:padding-left="0.0104in" fo:padding-bottom="0in" fo:padding-right="0.0104in"/>
    </style:style>
    <style:style style:name="P4947" style:parent-style-name="TableParagraph" style:family="paragraph">
      <style:paragraph-properties fo:margin-top="0.002in"/>
      <style:text-properties fo:font-size="22pt" style:font-size-asian="22pt"/>
    </style:style>
    <style:style style:name="P4948" style:parent-style-name="TableParagraph" style:family="paragraph">
      <style:paragraph-properties fo:margin-left="0.3083in">
        <style:tab-stops/>
      </style:paragraph-properties>
    </style:style>
    <style:style style:name="T4949" style:parent-style-name="DefaultParagraphFont" style:family="text">
      <style:text-properties fo:color="#231F20" style:text-scale="105%" fo:font-size="12pt" style:font-size-asian="12pt"/>
    </style:style>
    <style:style style:name="T4950" style:parent-style-name="DefaultParagraphFont" style:family="text">
      <style:text-properties fo:color="#231F20" fo:letter-spacing="-0.0104in" style:text-scale="105%" fo:font-size="12pt" style:font-size-asian="12pt"/>
    </style:style>
    <style:style style:name="T4951" style:parent-style-name="DefaultParagraphFont" style:family="text">
      <style:text-properties fo:color="#231F20" style:text-scale="105%" fo:font-size="12pt" style:font-size-asian="12pt"/>
    </style:style>
    <style:style style:name="TableCell4952" style:family="table-cell">
      <style:table-cell-properties fo:border="0.0208in solid #231F20" style:writing-mode="lr-tb" fo:padding-top="0in" fo:padding-left="0.0104in" fo:padding-bottom="0in" fo:padding-right="0.0104in"/>
    </style:style>
    <style:style style:name="P4953" style:parent-style-name="TableParagraph" style:family="paragraph">
      <style:paragraph-properties fo:margin-top="0.002in"/>
      <style:text-properties fo:font-size="22pt" style:font-size-asian="22pt"/>
    </style:style>
    <style:style style:name="P4954" style:parent-style-name="TableParagraph" style:family="paragraph">
      <style:paragraph-properties fo:margin-left="0.8951in">
        <style:tab-stops/>
      </style:paragraph-properties>
    </style:style>
    <style:style style:name="T4955" style:parent-style-name="DefaultParagraphFont" style:family="text">
      <style:text-properties fo:color="#231F20" style:text-scale="115%" fo:font-size="12pt" style:font-size-asian="12pt"/>
    </style:style>
    <style:style style:name="T4956" style:parent-style-name="DefaultParagraphFont" style:family="text">
      <style:text-properties fo:color="#231F20" fo:letter-spacing="-0.0097in" style:text-scale="115%" fo:font-size="12pt" style:font-size-asian="12pt"/>
    </style:style>
    <style:style style:name="T4957" style:parent-style-name="DefaultParagraphFont" style:family="text">
      <style:text-properties fo:color="#231F20" style:text-scale="115%" fo:font-size="12pt" style:font-size-asian="12pt"/>
    </style:style>
    <style:style style:name="T4958" style:parent-style-name="DefaultParagraphFont" style:family="text">
      <style:text-properties fo:color="#231F20" fo:letter-spacing="-0.0097in" style:text-scale="115%" fo:font-size="12pt" style:font-size-asian="12pt"/>
    </style:style>
    <style:style style:name="T4959" style:parent-style-name="DefaultParagraphFont" style:family="text">
      <style:text-properties fo:color="#231F20" style:text-scale="115%" fo:font-size="12pt" style:font-size-asian="12pt"/>
    </style:style>
    <style:style style:name="T4960" style:parent-style-name="DefaultParagraphFont" style:family="text">
      <style:text-properties fo:color="#231F20" fo:letter-spacing="-0.0097in" style:text-scale="115%" fo:font-size="12pt" style:font-size-asian="12pt"/>
    </style:style>
    <style:style style:name="T4961" style:parent-style-name="DefaultParagraphFont" style:family="text">
      <style:text-properties fo:color="#231F20" style:text-scale="115%" fo:font-size="12pt" style:font-size-asian="12pt"/>
    </style:style>
    <style:style style:name="T4962" style:parent-style-name="DefaultParagraphFont" style:family="text">
      <style:text-properties fo:color="#231F20" fo:letter-spacing="-0.0097in" style:text-scale="115%" fo:font-size="12pt" style:font-size-asian="12pt"/>
    </style:style>
    <style:style style:name="T4963" style:parent-style-name="DefaultParagraphFont" style:family="text">
      <style:text-properties fo:color="#231F20" style:text-scale="115%" fo:font-size="12pt" style:font-size-asian="12pt"/>
    </style:style>
    <style:style style:name="TableCell4964" style:family="table-cell">
      <style:table-cell-properties fo:border="0.0208in solid #231F20" style:writing-mode="lr-tb" fo:padding-top="0in" fo:padding-left="0.0104in" fo:padding-bottom="0in" fo:padding-right="0.0104in"/>
    </style:style>
    <style:style style:name="P4965" style:parent-style-name="TableParagraph" style:family="paragraph">
      <style:paragraph-properties fo:margin-top="0.2034in" fo:line-height="122%" fo:margin-right="0.1104in"/>
      <style:text-properties fo:color="#231F20" style:text-scale="95%" fo:font-size="12pt" style:font-size-asian="12pt"/>
    </style:style>
    <style:style style:name="P4966" style:parent-style-name="TableParagraph" style:family="paragraph">
      <style:paragraph-properties fo:margin-top="0.2034in" fo:line-height="122%" fo:margin-right="0.1104in"/>
      <style:text-properties fo:color="#231F20" style:text-scale="95%" fo:font-size="12pt" style:font-size-asian="12pt"/>
    </style:style>
    <style:style style:name="TableRow4967" style:family="table-row">
      <style:table-row-properties style:min-row-height="1.9513in" style:use-optimal-row-height="false"/>
    </style:style>
    <style:style style:name="TableCell4968" style:family="table-cell">
      <style:table-cell-properties fo:border="0.0208in solid #231F20" style:writing-mode="lr-tb" fo:padding-top="0in" fo:padding-left="0.0104in" fo:padding-bottom="0in" fo:padding-right="0.0104in"/>
    </style:style>
    <style:style style:name="P4969" style:parent-style-name="TableParagraph" style:family="paragraph">
      <style:text-properties style:font-name="Times New Roman" fo:font-size="12pt" style:font-size-asian="12pt"/>
    </style:style>
    <style:style style:name="TableCell4970" style:family="table-cell">
      <style:table-cell-properties fo:border="0.0208in solid #231F20" style:writing-mode="lr-tb" fo:padding-top="0in" fo:padding-left="0.0104in" fo:padding-bottom="0in" fo:padding-right="0.0104in"/>
    </style:style>
    <style:style style:name="P4971" style:parent-style-name="TableParagraph" style:family="paragraph">
      <style:text-properties style:font-name="Times New Roman" fo:font-size="12pt" style:font-size-asian="12pt"/>
    </style:style>
    <style:style style:name="TableCell4972" style:family="table-cell">
      <style:table-cell-properties fo:border="0.0208in solid #231F20" style:writing-mode="lr-tb" fo:padding-top="0in" fo:padding-left="0.0104in" fo:padding-bottom="0in" fo:padding-right="0.0104in"/>
    </style:style>
    <style:style style:name="P4973" style:parent-style-name="TableParagraph" style:family="paragraph">
      <style:text-properties style:font-name="Times New Roman" fo:font-size="12pt" style:font-size-asian="12pt"/>
    </style:style>
    <style:style style:name="TableCell4974" style:family="table-cell">
      <style:table-cell-properties fo:border="0.0208in solid #231F20" style:writing-mode="lr-tb" fo:padding-top="0in" fo:padding-left="0.0104in" fo:padding-bottom="0in" fo:padding-right="0.0104in"/>
    </style:style>
    <style:style style:name="P4975" style:parent-style-name="TableParagraph" style:family="paragraph">
      <style:paragraph-properties fo:margin-top="0.0493in" fo:line-height="122%" fo:margin-left="0.2861in" fo:text-indent="-0.1812in">
        <style:tab-stops/>
      </style:paragraph-properties>
    </style:style>
    <style:style style:name="T4976" style:parent-style-name="DefaultParagraphFont" style:family="text">
      <style:text-properties fo:color="#231F20" style:text-scale="105%" fo:font-size="12pt" style:font-size-asian="12pt" style:font-size-complex="12pt"/>
    </style:style>
    <style:style style:name="T4977" style:parent-style-name="DefaultParagraphFont" style:family="text">
      <style:text-properties fo:color="#231F20" fo:letter-spacing="-0.0444in" style:text-scale="105%" fo:font-size="12pt" style:font-size-asian="12pt" style:font-size-complex="12pt"/>
    </style:style>
    <style:style style:name="T4978" style:parent-style-name="DefaultParagraphFont" style:family="text">
      <style:text-properties fo:color="#231F20" style:text-scale="110%" fo:font-size="12pt" style:font-size-asian="12pt" style:font-size-complex="12pt"/>
    </style:style>
    <style:style style:name="P4979" style:parent-style-name="TableParagraph" style:family="paragraph">
      <style:paragraph-properties fo:line-height="0.1868in" fo:margin-left="0.0555in">
        <style:tab-stops/>
      </style:paragraph-properties>
      <style:text-properties fo:color="#231F20" style:text-scale="105%" fo:font-size="12pt" style:font-size-asian="12pt" style:font-size-complex="12pt"/>
    </style:style>
    <style:style style:name="P4980" style:parent-style-name="TableParagraph" style:family="paragraph">
      <style:paragraph-properties fo:margin-top="0.0444in" fo:line-height="122%" fo:margin-left="0.1618in" fo:margin-right="0.1298in" fo:text-indent="0.0548in">
        <style:tab-stops/>
      </style:paragraph-properties>
    </style:style>
    <style:style style:name="T4981" style:parent-style-name="DefaultParagraphFont" style:family="text">
      <style:text-properties fo:color="#231F20" style:text-scale="130%" fo:font-size="12pt" style:font-size-asian="12pt" style:font-size-complex="12pt"/>
    </style:style>
    <style:style style:name="T4982" style:parent-style-name="DefaultParagraphFont" style:family="text">
      <style:text-properties fo:color="#231F20" style:text-scale="125%" fo:font-size="12pt" style:font-size-asian="12pt" style:font-size-complex="12pt"/>
    </style:style>
    <style:style style:name="T4983" style:parent-style-name="DefaultParagraphFont" style:family="text">
      <style:text-properties fo:color="#231F20" fo:letter-spacing="-0.0534in" style:text-scale="125%" fo:font-size="12pt" style:font-size-asian="12pt" style:font-size-complex="12pt"/>
    </style:style>
    <style:style style:name="T4984" style:parent-style-name="DefaultParagraphFont" style:family="text">
      <style:text-properties fo:color="#231F20" style:text-scale="105%" fo:font-size="12pt" style:font-size-asian="12pt" style:font-size-complex="12pt"/>
    </style:style>
    <style:style style:name="TableCell4985" style:family="table-cell">
      <style:table-cell-properties fo:border="0.0208in solid #231F20" style:writing-mode="lr-tb" fo:padding-top="0in" fo:padding-left="0.0104in" fo:padding-bottom="0in" fo:padding-right="0.0104in"/>
    </style:style>
    <style:style style:name="P4986" style:parent-style-name="TableParagraph" style:family="paragraph">
      <style:paragraph-properties fo:margin-top="0.0493in" fo:line-height="122%" fo:margin-left="0.1805in" fo:margin-right="0.0215in" fo:text-indent="-0.118in">
        <style:tab-stops/>
      </style:paragraph-properties>
    </style:style>
    <style:style style:name="T4987" style:parent-style-name="DefaultParagraphFont" style:family="text">
      <style:text-properties fo:color="#231F20" style:text-scale="115%" fo:font-size="12pt" style:font-size-asian="12pt"/>
    </style:style>
    <style:style style:name="T4988" style:parent-style-name="DefaultParagraphFont" style:family="text">
      <style:text-properties fo:color="#231F20" fo:letter-spacing="-0.0125in" style:text-scale="115%" fo:font-size="12pt" style:font-size-asian="12pt"/>
    </style:style>
    <style:style style:name="T4989" style:parent-style-name="DefaultParagraphFont" style:family="text">
      <style:text-properties fo:color="#231F20" style:text-scale="115%" fo:font-size="12pt" style:font-size-asian="12pt"/>
    </style:style>
    <style:style style:name="T4990" style:parent-style-name="DefaultParagraphFont" style:family="text">
      <style:text-properties fo:color="#231F20" fo:letter-spacing="-0.0118in" style:text-scale="115%" fo:font-size="12pt" style:font-size-asian="12pt"/>
    </style:style>
    <style:style style:name="T4991" style:parent-style-name="DefaultParagraphFont" style:family="text">
      <style:text-properties fo:color="#231F20" style:text-scale="115%" fo:font-size="12pt" style:font-size-asian="12pt"/>
    </style:style>
    <style:style style:name="P4992" style:parent-style-name="TableParagraph" style:family="paragraph">
      <style:paragraph-properties fo:line-height="122%" fo:margin-left="0.0625in" fo:margin-right="0.025in" fo:text-indent="0.0013in">
        <style:tab-stops/>
      </style:paragraph-properties>
    </style:style>
    <style:style style:name="T4993" style:parent-style-name="DefaultParagraphFont" style:family="text">
      <style:text-properties fo:color="#231F20" style:text-scale="110%" fo:font-size="12pt" style:font-size-asian="12pt"/>
    </style:style>
    <style:style style:name="T4994" style:parent-style-name="DefaultParagraphFont" style:family="text">
      <style:text-properties fo:color="#231F20" fo:letter-spacing="-0.0472in" style:text-scale="110%" fo:font-size="12pt" style:font-size-asian="12pt"/>
    </style:style>
    <style:style style:name="T4995" style:parent-style-name="DefaultParagraphFont" style:family="text">
      <style:text-properties fo:color="#231F20" style:text-scale="105%" fo:font-size="12pt" style:font-size-asian="12pt"/>
    </style:style>
    <style:style style:name="P4996" style:parent-style-name="TableParagraph" style:family="paragraph">
      <style:paragraph-properties fo:line-height="122%" fo:margin-left="0.1687in" fo:margin-right="0.1368in" fo:text-indent="0.0548in">
        <style:tab-stops/>
      </style:paragraph-properties>
    </style:style>
    <style:style style:name="T4997" style:parent-style-name="DefaultParagraphFont" style:family="text">
      <style:text-properties fo:color="#231F20" style:text-scale="130%" fo:font-size="12pt" style:font-size-asian="12pt"/>
    </style:style>
    <style:style style:name="T4998" style:parent-style-name="DefaultParagraphFont" style:family="text">
      <style:text-properties fo:color="#231F20" style:text-scale="125%" fo:font-size="12pt" style:font-size-asian="12pt"/>
    </style:style>
    <style:style style:name="T4999" style:parent-style-name="DefaultParagraphFont" style:family="text">
      <style:text-properties fo:color="#231F20" fo:letter-spacing="-0.0534in" style:text-scale="125%" fo:font-size="12pt" style:font-size-asian="12pt"/>
    </style:style>
    <style:style style:name="T5000" style:parent-style-name="DefaultParagraphFont" style:family="text">
      <style:text-properties fo:color="#231F20" style:text-scale="105%" fo:font-size="12pt" style:font-size-asian="12pt"/>
    </style:style>
    <style:style style:name="TableCell5001" style:family="table-cell">
      <style:table-cell-properties fo:border="0.0208in solid #231F20" style:writing-mode="lr-tb" fo:padding-top="0in" fo:padding-left="0.0104in" fo:padding-bottom="0in" fo:padding-right="0.0104in"/>
    </style:style>
    <style:style style:name="P5002" style:parent-style-name="TableParagraph" style:family="paragraph">
      <style:paragraph-properties fo:margin-top="0.0493in" fo:line-height="122%" fo:margin-left="0.2861in" fo:margin-right="0.2159in" fo:text-indent="-0.0409in">
        <style:tab-stops/>
      </style:paragraph-properties>
    </style:style>
    <style:style style:name="T5003" style:parent-style-name="DefaultParagraphFont" style:family="text">
      <style:text-properties fo:color="#231F20" style:text-scale="90%" fo:font-size="12pt" style:font-size-asian="12pt"/>
    </style:style>
    <style:style style:name="T5004" style:parent-style-name="DefaultParagraphFont" style:family="text">
      <style:text-properties fo:color="#231F20" fo:letter-spacing="-0.0381in" style:text-scale="90%" fo:font-size="12pt" style:font-size-asian="12pt"/>
    </style:style>
    <style:style style:name="T5005" style:parent-style-name="DefaultParagraphFont" style:family="text">
      <style:text-properties fo:color="#231F20" fo:font-size="12pt" style:font-size-asian="12pt"/>
    </style:style>
    <style:style style:name="P5006" style:parent-style-name="TableParagraph" style:family="paragraph">
      <style:paragraph-properties fo:line-height="122%" fo:margin-left="0.125in" fo:margin-right="0.0965in">
        <style:tab-stops/>
      </style:paragraph-properties>
    </style:style>
    <style:style style:name="T5007" style:parent-style-name="DefaultParagraphFont" style:family="text">
      <style:text-properties fo:color="#231F20" style:text-scale="105%" fo:font-size="12pt" style:font-size-asian="12pt"/>
    </style:style>
    <style:style style:name="T5008" style:parent-style-name="DefaultParagraphFont" style:family="text">
      <style:text-properties fo:color="#231F20" style:text-scale="110%" fo:font-size="12pt" style:font-size-asian="12pt"/>
    </style:style>
    <style:style style:name="T5009" style:parent-style-name="DefaultParagraphFont" style:family="text">
      <style:text-properties fo:color="#231F20" fo:letter-spacing="0.0006in" style:text-scale="110%" fo:font-size="12pt" style:font-size-asian="12pt"/>
    </style:style>
    <style:style style:name="T5010" style:parent-style-name="DefaultParagraphFont" style:family="text">
      <style:text-properties fo:color="#231F20" style:text-scale="110%" fo:font-size="12pt" style:font-size-asian="12pt"/>
    </style:style>
    <style:style style:name="TableCell5011" style:family="table-cell">
      <style:table-cell-properties fo:border="0.0208in solid #231F20" style:writing-mode="lr-tb" fo:padding-top="0in" fo:padding-left="0.0104in" fo:padding-bottom="0in" fo:padding-right="0.0104in"/>
    </style:style>
    <style:style style:name="P5012" style:parent-style-name="TableParagraph" style:family="paragraph">
      <style:text-properties style:font-name="Times New Roman" fo:font-size="12pt" style:font-size-asian="12pt"/>
    </style:style>
    <style:style style:name="TableRow5013" style:family="table-row">
      <style:table-row-properties style:min-row-height="0.3812in" style:use-optimal-row-height="false"/>
    </style:style>
    <style:style style:name="TableCell5014" style:family="table-cell">
      <style:table-cell-properties fo:border="0.0208in solid #231F20" style:writing-mode="lr-tb" fo:padding-top="0in" fo:padding-left="0.0104in" fo:padding-bottom="0in" fo:padding-right="0.0104in"/>
    </style:style>
    <style:style style:name="P5015" style:parent-style-name="TableParagraph" style:family="paragraph">
      <style:text-properties style:font-name="Times New Roman" fo:font-size="12pt" style:font-size-asian="12pt"/>
    </style:style>
    <style:style style:name="TableCell5016" style:family="table-cell">
      <style:table-cell-properties fo:border="0.0208in solid #231F20" style:writing-mode="lr-tb" fo:padding-top="0in" fo:padding-left="0.0104in" fo:padding-bottom="0in" fo:padding-right="0.0104in"/>
    </style:style>
    <style:style style:name="P5017" style:parent-style-name="TableParagraph" style:family="paragraph">
      <style:text-properties style:font-name="Times New Roman" fo:font-size="12pt" style:font-size-asian="12pt"/>
    </style:style>
    <style:style style:name="TableCell5018" style:family="table-cell">
      <style:table-cell-properties fo:border="0.0208in solid #231F20" style:writing-mode="lr-tb" fo:padding-top="0in" fo:padding-left="0.0104in" fo:padding-bottom="0in" fo:padding-right="0.0104in"/>
    </style:style>
    <style:style style:name="P5019" style:parent-style-name="TableParagraph" style:family="paragraph">
      <style:text-properties style:font-name="Times New Roman" fo:font-size="12pt" style:font-size-asian="12pt"/>
    </style:style>
    <style:style style:name="TableCell5020" style:family="table-cell">
      <style:table-cell-properties fo:border="0.0208in solid #231F20" style:writing-mode="lr-tb" fo:padding-top="0in" fo:padding-left="0.0104in" fo:padding-bottom="0in" fo:padding-right="0.0104in"/>
    </style:style>
    <style:style style:name="P5021" style:parent-style-name="TableParagraph" style:family="paragraph">
      <style:text-properties style:font-name="Times New Roman" fo:font-size="12pt" style:font-size-asian="12pt"/>
    </style:style>
    <style:style style:name="TableCell5022" style:family="table-cell">
      <style:table-cell-properties fo:border="0.0208in solid #231F20" style:writing-mode="lr-tb" fo:padding-top="0in" fo:padding-left="0.0104in" fo:padding-bottom="0in" fo:padding-right="0.0104in"/>
    </style:style>
    <style:style style:name="P5023" style:parent-style-name="TableParagraph" style:family="paragraph">
      <style:text-properties style:font-name="Times New Roman" fo:font-size="12pt" style:font-size-asian="12pt"/>
    </style:style>
    <style:style style:name="TableCell5024" style:family="table-cell">
      <style:table-cell-properties fo:border="0.0208in solid #231F20" style:writing-mode="lr-tb" fo:padding-top="0in" fo:padding-left="0.0104in" fo:padding-bottom="0in" fo:padding-right="0.0104in"/>
    </style:style>
    <style:style style:name="P5025" style:parent-style-name="TableParagraph" style:family="paragraph">
      <style:text-properties style:font-name="Times New Roman" fo:font-size="12pt" style:font-size-asian="12pt"/>
    </style:style>
    <style:style style:name="TableCell5026" style:family="table-cell">
      <style:table-cell-properties fo:border="0.0208in solid #231F20" style:writing-mode="lr-tb" fo:padding-top="0in" fo:padding-left="0.0104in" fo:padding-bottom="0in" fo:padding-right="0.0104in"/>
    </style:style>
    <style:style style:name="P5027" style:parent-style-name="TableParagraph" style:family="paragraph">
      <style:text-properties style:font-name="Times New Roman" fo:font-size="12pt" style:font-size-asian="12pt"/>
    </style:style>
    <style:style style:name="P5028" style:parent-style-name="Textbody" style:master-page-name="MP17" style:family="paragraph">
      <style:paragraph-properties fo:break-before="page"/>
      <style:text-properties fo:font-size="10pt" style:font-size-asian="10pt"/>
    </style:style>
    <style:style style:name="P5052" style:parent-style-name="Textbody" style:family="paragraph">
      <style:text-properties fo:font-size="10pt" style:font-size-asian="10pt"/>
    </style:style>
    <style:style style:name="P5053" style:parent-style-name="Textbody" style:family="paragraph">
      <style:text-properties fo:font-size="10pt" style:font-size-asian="10pt"/>
    </style:style>
    <style:style style:name="P5054" style:parent-style-name="Heading1" style:family="paragraph">
      <style:paragraph-properties fo:margin-top="0.027in" fo:margin-left="0in">
        <style:tab-stops/>
      </style:paragraph-properties>
      <style:text-properties fo:color="#007474"/>
    </style:style>
    <style:style style:name="P5055" style:parent-style-name="Heading1" style:family="paragraph">
      <style:paragraph-properties fo:margin-top="0.027in"/>
      <style:text-properties fo:color="#007474"/>
    </style:style>
    <style:style style:name="P5056" style:parent-style-name="Heading1" style:family="paragraph">
      <style:paragraph-properties fo:margin-top="0.027in"/>
      <style:text-properties fo:color="#007474"/>
    </style:style>
    <style:style style:name="P5057" style:parent-style-name="Heading1" style:family="paragraph">
      <style:paragraph-properties fo:margin-top="0.027in"/>
      <style:text-properties fo:color="#007474"/>
    </style:style>
    <style:style style:name="P5058" style:parent-style-name="Heading1" style:family="paragraph">
      <style:paragraph-properties fo:margin-top="0.027in"/>
      <style:text-properties fo:color="#007474"/>
    </style:style>
    <style:style style:name="P5059" style:parent-style-name="Heading1" style:family="paragraph">
      <style:paragraph-properties fo:margin-top="0.027in"/>
      <style:text-properties fo:color="#007474"/>
    </style:style>
    <style:style style:name="P5060" style:parent-style-name="Heading1" style:family="paragraph">
      <style:paragraph-properties fo:margin-top="0.027in"/>
    </style:style>
    <style:style style:name="P5061" style:parent-style-name="Heading1" style:family="paragraph">
      <style:paragraph-properties fo:margin-top="0.027in"/>
    </style:style>
    <style:style style:name="P5062" style:parent-style-name="Heading1" style:family="paragraph">
      <style:paragraph-properties fo:margin-top="0.027in"/>
    </style:style>
    <style:style style:name="P5063" style:parent-style-name="Heading1" style:family="paragraph">
      <style:paragraph-properties fo:margin-top="0.027in"/>
      <style:text-properties fo:color="#007474"/>
    </style:style>
    <style:style style:name="P5064" style:parent-style-name="Heading1" style:family="paragraph">
      <style:paragraph-properties fo:margin-top="0.027in"/>
      <style:text-properties fo:color="#007474"/>
    </style:style>
    <style:style style:name="P5065" style:parent-style-name="Heading1" style:family="paragraph">
      <style:paragraph-properties fo:margin-top="0.027in"/>
      <style:text-properties fo:color="#007474"/>
    </style:style>
    <style:style style:name="P5066" style:parent-style-name="Heading1" style:family="paragraph">
      <style:paragraph-properties fo:margin-top="0.027in"/>
    </style:style>
    <style:style style:name="P5067" style:parent-style-name="Textbody" style:family="paragraph">
      <style:text-properties style:font-name="Calibri" fo:font-size="10pt" style:font-size-asian="10pt"/>
    </style:style>
    <style:style style:name="P5068" style:parent-style-name="Textbody" style:family="paragraph">
      <style:text-properties style:font-name="Calibri" fo:font-size="10pt" style:font-size-asian="10pt"/>
    </style:style>
    <style:style style:name="P5069" style:parent-style-name="Textbody" style:family="paragraph">
      <style:text-properties style:font-name="Calibri" fo:font-size="10pt" style:font-size-asian="10pt"/>
    </style:style>
    <style:style style:name="P5070" style:parent-style-name="Textbody" style:family="paragraph">
      <style:text-properties style:font-name="Calibri" fo:font-size="10pt" style:font-size-asian="10pt"/>
    </style:style>
    <style:style style:name="P5071" style:parent-style-name="Textbody" style:family="paragraph">
      <style:text-properties style:font-name="Calibri" fo:font-size="10pt" style:font-size-asian="10pt"/>
    </style:style>
    <style:style style:name="P5072" style:parent-style-name="Textbody" style:family="paragraph">
      <style:text-properties style:font-name="Calibri" fo:font-size="10pt" style:font-size-asian="10pt"/>
    </style:style>
    <style:style style:name="P5073" style:parent-style-name="Textbody" style:family="paragraph">
      <style:text-properties style:font-name="Calibri" fo:font-size="10pt" style:font-size-asian="10pt"/>
    </style:style>
    <style:style style:name="P5074" style:parent-style-name="Textbody" style:family="paragraph">
      <style:text-properties style:font-name="Calibri" fo:font-size="10pt" style:font-size-asian="10pt"/>
    </style:style>
    <style:style style:name="P5075" style:parent-style-name="Textbody" style:family="paragraph">
      <style:text-properties style:font-name="Calibri" fo:font-size="10pt" style:font-size-asian="10pt"/>
    </style:style>
    <style:style style:name="P5076" style:parent-style-name="Textbody" style:family="paragraph">
      <style:text-properties style:font-name="Calibri" fo:font-size="10pt" style:font-size-asian="10pt"/>
    </style:style>
    <style:style style:name="P5077" style:parent-style-name="Textbody" style:family="paragraph">
      <style:text-properties style:font-name="Calibri" fo:font-size="10pt" style:font-size-asian="10pt"/>
    </style:style>
    <style:style style:name="P5078" style:parent-style-name="Textbody" style:family="paragraph">
      <style:text-properties style:font-name="Calibri" fo:font-size="10pt" style:font-size-asian="10pt"/>
    </style:style>
    <style:style style:name="P5079" style:parent-style-name="Textbody" style:family="paragraph">
      <style:text-properties style:font-name="Calibri" fo:font-size="10pt" style:font-size-asian="10pt"/>
    </style:style>
    <style:style style:name="P5080" style:parent-style-name="Textbody" style:family="paragraph">
      <style:text-properties style:font-name="Calibri" fo:font-size="10pt" style:font-size-asian="10pt"/>
    </style:style>
    <style:style style:name="P5081" style:parent-style-name="Textbody" style:family="paragraph">
      <style:text-properties style:font-name="Calibri" fo:font-size="10pt" style:font-size-asian="10pt"/>
    </style:style>
    <style:style style:name="P5082" style:parent-style-name="Textbody" style:family="paragraph">
      <style:text-properties style:font-name="Calibri" fo:font-size="10pt" style:font-size-asian="10pt"/>
    </style:style>
    <style:style style:name="P5083" style:parent-style-name="Textbody" style:family="paragraph">
      <style:text-properties style:font-name="Calibri" fo:font-size="10pt" style:font-size-asian="10pt"/>
    </style:style>
    <style:style style:name="P5084" style:parent-style-name="Textbody" style:family="paragraph">
      <style:text-properties style:font-name="Calibri" fo:font-size="10pt" style:font-size-asian="10pt"/>
    </style:style>
    <style:style style:name="P5085" style:parent-style-name="Textbody" style:family="paragraph">
      <style:text-properties style:font-name="Calibri" fo:font-size="10pt" style:font-size-asian="10pt"/>
    </style:style>
    <style:style style:name="P5086" style:parent-style-name="Textbody" style:family="paragraph">
      <style:text-properties style:font-name="Calibri" fo:font-size="10pt" style:font-size-asian="10pt"/>
    </style:style>
    <style:style style:name="P5087" style:parent-style-name="Textbody" style:family="paragraph">
      <style:text-properties style:font-name="Calibri" fo:font-size="10pt" style:font-size-asian="10pt"/>
    </style:style>
    <style:style style:name="P5088" style:parent-style-name="Textbody" style:family="paragraph">
      <style:text-properties style:font-name="Calibri" fo:font-size="10pt" style:font-size-asian="10pt"/>
    </style:style>
    <style:style style:name="P5089" style:parent-style-name="Standard" style:family="paragraph">
      <style:paragraph-properties>
        <style:tab-stops>
          <style:tab-stop style:type="left" style:position="1.8506in"/>
        </style:tab-stops>
      </style:paragraph-properties>
    </style:style>
    <style:style style:name="P5090" style:parent-style-name="Standard" style:family="paragraph">
      <style:paragraph-properties>
        <style:tab-stops>
          <style:tab-stop style:type="left" style:position="1.8506in"/>
        </style:tab-stops>
      </style:paragraph-properties>
    </style:style>
    <style:style style:name="P5091" style:parent-style-name="Standard" style:family="paragraph">
      <style:paragraph-properties>
        <style:tab-stops>
          <style:tab-stop style:type="left" style:position="1.8506in"/>
        </style:tab-stops>
      </style:paragraph-properties>
    </style:style>
    <style:style style:name="P5092" style:parent-style-name="Standard" style:family="paragraph">
      <style:paragraph-properties>
        <style:tab-stops>
          <style:tab-stop style:type="left" style:position="1.8506in"/>
        </style:tab-stops>
      </style:paragraph-properties>
    </style:style>
    <style:style style:family="graphic" style:name="a20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background" draw:fill="none" draw:stroke="solid" svg:stroke-width="0.01378in" svg:stroke-color="#231f20" svg:stroke-opacity="100%" draw:stroke-linejoin="round" svg:stroke-linecap="butt" style:horizontal-rel="page" style:vertical-rel="paragraph" style:horizontal-pos="from-left" style:vertical-pos="from-top"/>
    </style:style>
    <style:style style:family="graphic" style:name="a4">
      <style:graphic-properties style:wrap="run-through" style:run-through="background" draw:fill="none" draw:stroke="solid" svg:stroke-width="0.01378in" svg:stroke-color="#231f20" svg:stroke-opacity="100%" draw:stroke-linejoin="round" svg:stroke-linecap="butt" style:horizontal-rel="page" style:vertical-rel="paragraph" style:horizontal-pos="from-left" style:vertical-pos="from-top"/>
    </style:style>
  </office:automatic-styles>
  <office:body>
    <office:text text:use-soft-page-breaks="true">
      <text:p text:style-name="P1">g</text:p>
      <text:h text:style-name="P22" text:outline-level="1"><text:span text:style-name="T23">1.OBJECTIVES/</text:span><text:span text:style-name="T24"><text:s/></text:span><text:span text:style-name="T25">GUIDELINES/</text:span><text:span text:style-name="T26"><text:s/></text:span><text:span text:style-name="T27">AGREEMENT:</text:span><text:span text:style-name="T28"><text:s/></text:span><text:span text:style-name="T29">INTERNSHIP</text:span><text:span text:style-name="T30"><text:s/></text:span><text:span text:style-name="T31">SYNOPSIS</text:span><text:span text:style-name="T32"><text:s/></text:span><text:span text:style-name="T33">(IS</text:span><text:span text:style-name="T34"><text:s/></text:span><text:span text:style-name="T35">TO</text:span><text:span text:style-name="T36"><text:s/></text:span><text:span text:style-name="T37">BE</text:span><text:span text:style-name="T38"><text:s/></text:span><text:span text:style-name="T39">PREPARED</text:span><text:span text:style-name="T40"><text:s/></text:span><text:span text:style-name="T41">IN</text:span><text:span text:style-name="T42"><text:s/></text:span><text:span text:style-name="T43">CONSULTATION</text:span><text:span text:style-name="T44"><text:s/></text:span><text:span text:style-name="T45">WITH</text:span><text:span text:style-name="T46"><text:s/></text:span><text:span text:style-name="T47">FACULTY</text:span><text:span text:style-name="T48"><text:s/></text:span><text:span text:style-name="T49">MENTOR)</text:span></text:h>
      <text:p text:style-name="P50"/>
      <text:p text:style-name="P51"><text:span text:style-name="T52">An internship is a unique learning experience that integrates studies with practical work.</text:span><text:span text:style-name="T53"><text:s/></text:span><text:span text:style-name="T54">This</text:span><text:span text:style-name="T55"><text:s/></text:span><text:span text:style-name="T56">agreement</text:span><text:span text:style-name="T57"><text:s/></text:span><text:span text:style-name="T58">is</text:span><text:span text:style-name="T59"><text:s/></text:span><text:span text:style-name="T60">written</text:span><text:span text:style-name="T61"><text:s/></text:span><text:span text:style-name="T62">by the student in consultation with the faculty Mentor and</text:span><text:span text:style-name="T63"><text:s/></text:span><text:span text:style-name="T64">Industrial supervisor. It shall serve to clarify the educational purpose of the internship and</text:span><text:span text:style-name="T65"><text:s/></text:span><text:span text:style-name="T66">to ensure an understanding of the total learning experience among the principal parties</text:span><text:span text:style-name="T67"><text:s/></text:span><text:span text:style-name="T68">involved.</text:span></text:p>
      <text:p text:style-name="P69"/>
      <text:h text:style-name="P70" text:outline-level="2"><text:span text:style-name="T71">Part</text:span><text:span text:style-name="T72"><text:s/></text:span><text:span text:style-name="T73">I:</text:span><text:span text:style-name="T74"><text:s/></text:span><text:span text:style-name="T75">Contact</text:span><text:span text:style-name="T76"><text:s/></text:span><text:span text:style-name="T77">Information</text:span><text:span text:style-name="T78"><text:s/></text:span><text:span text:style-name="T79">Student</text:span></text:h>
      <text:p text:style-name="P80"><draw:connector draw:type="line" svg:x1="1.20709in" svg:y1="0.21929in" svg:x2="4.4432in" svg:y2="0.21929in" draw:z-index="87" draw:id="id2" draw:style-name="a3" draw:name="Shape1" text:anchor-type="paragraph"><svg:title/><svg:desc/></draw:connector><draw:connector draw:type="line" svg:x1="5.38898in" svg:y1="0.21929in" svg:x2="5.43064in" svg:y2="0.21929in" draw:z-index="88" draw:id="id3" draw:style-name="a4" draw:name="Shape2" text:anchor-type="paragraph"><svg:title/><svg:desc/></draw:connector><text:span text:style-name="T81">Name:</text:span><text:span text:style-name="T82"><text:s/></text:span><text:span text:style-name="T83">Mr.</text:span><text:span text:style-name="T84"><text:s/>Devrat Yashraj Deepak<text:s/></text:span><text:span text:style-name="T85">Student</text:span><text:span text:style-name="T86"><text:s/></text:span><text:span text:style-name="T87">ID#</text:span><text:span text:style-name="T88"><text:s/></text:span><text:span text:style-name="T89">2237031</text:span><text:span text:style-name="T90"><text:tab/></text:span><text:span text:style-name="T91">Class</text:span><text:span text:style-name="T92"><text:s/></text:span><text:span text:style-name="T93">Year:</text:span><text:span text:style-name="T94"><text:s/></text:span><text:span text:style-name="T95">TE</text:span><text:span text:style-name="T96"><text:tab/></text:span><text:span text:style-name="T97"><text:s/></text:span><text:span text:style-name="T98">Campus</text:span><text:span text:style-name="T99"><text:s/></text:span><text:span text:style-name="T100">Address: <text:s/>Baramati – 413102, Maharashtra</text:span></text:p>
      <text:p text:style-name="P101"><text:span text:style-name="T102"><text:s text:c="4"/></text:span><text:span text:style-name="T103">City,</text:span><text:span text:style-name="T104"><text:s/></text:span><text:span text:style-name="T105">State:</text:span><text:span text:style-name="T106"><text:s/></text:span><text:span text:style-name="T107">Baramati , Maharashtra</text:span></text:p>
      <text:p text:style-name="P108"><text:span text:style-name="T109">Phone:</text:span><text:span text:style-name="T110"><text:s text:c="12"/></text:span><text:span text:style-name="T111">+919011453042</text:span><text:span text:style-name="T112"><text:s text:c="29"/></text:span><text:span text:style-name="T113">Email:</text:span><text:span text:style-name="T114"><text:s/>yashraj.devrat.aids.2020@vpkbiet.org</text:span><text:a xlink:href="mailto:Services.Oasisinfobyte@Gmail.Com" office:target-frame-name="_top" xlink:show="replace"><text:span text:style-name="T115"><text:tab/></text:span></text:a></text:p>
      <text:p text:style-name="P116"/>
      <text:h text:style-name="Heading2" text:outline-level="2"><text:span text:style-name="T117">Industrial</text:span><text:span text:style-name="T118"><text:s/></text:span><text:span text:style-name="T119">Supervisor</text:span></text:h>
      <text:p text:style-name="P120"><text:span text:style-name="T121">Name:</text:span><text:span text:style-name="T122"><text:s/></text:span><text:span text:style-name="T123">Mr.Aman Kesarwani</text:span><text:span text:style-name="T124"><text:tab/></text:span><text:span text:style-name="T125">Title:</text:span><text:span text:style-name="T126"><text:s/></text:span><text:span text:style-name="T127">Data Science</text:span><text:span text:style-name="T128"><text:tab/></text:span><text:span text:style-name="T129"><text:s/></text:span><text:span text:style-name="T130"><text:s text:c="3"/>Company/Organization:</text:span><text:span text:style-name="T131"><text:s/></text:span><text:span text:style-name="T132">Lets Grow More</text:span><text:span text:style-name="T133"><text:tab/></text:span><text:span text:style-name="T134"><text:tab/></text:span><text:span text:style-name="T135"><text:s/></text:span><text:span text:style-name="T136">Internship</text:span><text:span text:style-name="T137"><text:s/></text:span><text:span text:style-name="T138">Address:</text:span><text:span text:style-name="T139"><text:s/></text:span><text:span text:style-name="T140">Allahabad<text:s/></text:span><text:span text:style-name="T141">–</text:span><text:span text:style-name="T142"><text:s/></text:span><text:span text:style-name="T143">211001 , Uttar Pradesh</text:span></text:p>
      <text:p text:style-name="P144"><text:span text:style-name="T145">City,</text:span><text:span text:style-name="T146"><text:s/></text:span><text:span text:style-name="T147">State,</text:span><text:span text:style-name="T148"><text:s/></text:span><text:span text:style-name="T149">Pin:<text:s/></text:span><text:span text:style-name="T150">Allahabad , Uttar Pradesh - 211001<text:s/></text:span><text:span text:style-name="T151"><text:s text:c="70"/>Phone:<text:s/></text:span><text:span text:style-name="T152"><text:s text:c="11"/>+917395094111</text:span><text:span text:style-name="T153"><text:s text:c="37"/></text:span><text:span text:style-name="T154">Email:letsgrowmore</text:span><text:span text:style-name="T155">@gmail.com</text:span><text:span text:style-name="T156"><text:s text:c="29"/></text:span></text:p>
      <text:p text:style-name="P157"/>
      <text:h text:style-name="Heading2" text:outline-level="2"><text:span text:style-name="T158">Faculty</text:span><text:span text:style-name="T159"><text:s/></text:span><text:span text:style-name="T160">Mentor</text:span></text:h>
      <text:p text:style-name="P161"><text:span text:style-name="T162">Name:</text:span><text:span text:style-name="T163"><text:s/></text:span><text:span text:style-name="T164">Mr. Digambar Padulkar</text:span><text:span text:style-name="T165"><text:tab/></text:span><text:span text:style-name="T166">Phone:</text:span><text:span text:style-name="T167"><text:s/></text:span><text:span text:style-name="T168">+919420172174</text:span><text:span text:style-name="T169"><text:tab/></text:span><text:span text:style-name="T170"><text:s/></text:span><text:span text:style-name="T171"><text:s/></text:span><text:span text:style-name="T172"><text:s text:c="23"/></text:span><text:span text:style-name="T173"><text:s/></text:span><text:span text:style-name="T174">Campus</text:span><text:span text:style-name="T175"><text:s/></text:span><text:span text:style-name="T176">Address:<text:s/></text:span><text:span text:style-name="T177"><text:s/></text:span><text:span text:style-name="T178">Baramati -</text:span><text:span text:style-name="T179"><text:s/></text:span><text:span text:style-name="T180">413102,</text:span><text:span text:style-name="T181"><text:s/></text:span><text:span text:style-name="T182">Maharashtra</text:span><text:span text:style-name="T183"><text:tab/></text:span></text:p>
      <text:p text:style-name="P184"/>
      <text:h text:style-name="Heading2" text:outline-level="2"><text:span text:style-name="T185">Academic</text:span><text:span text:style-name="T186"><text:s/></text:span><text:span text:style-name="T187">Credit</text:span><text:span text:style-name="T188"><text:s/></text:span><text:span text:style-name="T189">Information</text:span></text:h>
      <text:p text:style-name="P190"><text:span text:style-name="T191">Internship</text:span><text:span text:style-name="T192"><text:s/></text:span><text:span text:style-name="T193">Title:</text:span><text:span text:style-name="T194"><text:s/>Data Science<text:s/></text:span><text:span text:style-name="T195">Intern</text:span><text:span text:style-name="T196"><text:tab/></text:span><text:span text:style-name="T197">Department:</text:span><text:span text:style-name="T198"><text:tab/></text:span><text:span text:style-name="T199">AI</text:span><text:span text:style-name="T200"><text:s/></text:span><text:span text:style-name="T201">and</text:span><text:span text:style-name="T202"><text:s/></text:span><text:span text:style-name="T203">DS</text:span><text:span text:style-name="T204"><text:tab/></text:span><text:span text:style-name="T205"><text:s/></text:span><text:span text:style-name="T206"><text:s text:c="19"/>Course</text:span><text:span text:style-name="T207"><text:s/></text:span><text:span text:style-name="T208">#:</text:span><text:span text:style-name="T209">Artificial</text:span><text:span text:style-name="T210"><text:s/></text:span><text:span text:style-name="T211">Intelligence</text:span><text:span text:style-name="T212"><text:s/></text:span><text:span text:style-name="T213">&amp;</text:span><text:span text:style-name="T214"><text:s/></text:span><text:span text:style-name="T215">Data</text:span><text:span text:style-name="T216"><text:s/></text:span><text:span text:style-name="T217">Science</text:span><text:span text:style-name="T218"><text:s/></text:span><text:span text:style-name="T219">Credits:</text:span><text:span text:style-name="T220"><text:s/></text:span><text:span text:style-name="T221"><text:tab/></text:span><text:span text:style-name="T222"><text:tab/></text:span><text:span text:style-name="T223"><text:tab/></text:span></text:p>
      <text:p text:style-name="P224"/>
      <text:p text:style-name="P245"/>
      <text:p text:style-name="P246"/>
      <text:p text:style-name="P247"/>
      <text:p text:style-name="P248"/>
      <text:p text:style-name="P249"/>
      <text:p text:style-name="P250"/>
      <text:p text:style-name="P251"><text:span text:style-name="T252">Grading</text:span><text:span text:style-name="T253"><text:s/></text:span><text:span text:style-name="T254">Option:</text:span><text:span text:style-name="T255"><text:tab/></text:span><text:span text:style-name="T256">Credit/Non-credit</text:span><text:span text:style-name="T257"><text:s/></text:span><text:span text:style-name="T258"><text:tab/></text:span></text:p>
      <text:p text:style-name="P259"><text:span text:style-name="T260"><text:s/></text:span><text:span text:style-name="T261"><text:tab/></text:span><text:span text:style-name="T262"><text:s/></text:span><text:span text:style-name="T263">Beginning</text:span><text:span text:style-name="T264"><text:s/></text:span><text:span text:style-name="T265">Date:</text:span><text:span text:style-name="T266"><text:s text:c="2"/></text:span><text:span text:style-name="T267">01/03/2023</text:span><text:span text:style-name="T268"><text:tab/></text:span><text:span text:style-name="T269"><text:s/></text:span><text:span text:style-name="T270"><text:s text:c="18"/>Ending</text:span><text:span text:style-name="T271"><text:s/></text:span><text:span text:style-name="T272">Date:</text:span><text:span text:style-name="T273"><text:s text:c="3"/>01/04/2023</text:span><text:span text:style-name="T274"><text:tab/></text:span></text:p>
      <text:p text:style-name="P275"><text:span text:style-name="T276">Hours</text:span><text:span text:style-name="T277"><text:s/></text:span><text:span text:style-name="T278">per</text:span><text:span text:style-name="T279"><text:s/></text:span><text:span text:style-name="T280">Week:</text:span><text:span text:style-name="T281"><text:s/></text:span><text:span text:style-name="T282">Five</text:span><text:span text:style-name="T283"><text:tab/></text:span><text:span text:style-name="T284">Internship</text:span><text:span text:style-name="T285"><text:s/></text:span><text:span text:style-name="T286">is:</text:span><text:span text:style-name="T287">Unpaid</text:span></text:p>
      <text:p text:style-name="P288"/>
      <text:p text:style-name="P309"/>
      <text:p text:style-name="P310"/>
      <text:p text:style-name="P311"/>
      <text:h text:style-name="P312" text:outline-level="2"><text:span text:style-name="T313">Part</text:span><text:span text:style-name="T314"><text:s/></text:span><text:span text:style-name="T315">II:</text:span><text:span text:style-name="T316"><text:s/></text:span><text:span text:style-name="T317">Internship</text:span><text:span text:style-name="T318"><text:s/></text:span><text:span text:style-name="T319">Objectives/Learning</text:span><text:span text:style-name="T320"><text:s/></text:span><text:span text:style-name="T321">Activities</text:span></text:h>
      <text:p text:style-name="P322"><text:span text:style-name="T323">Internship</text:span><text:span text:style-name="T324"><text:s/></text:span><text:span text:style-name="T325">Objectives:</text:span><text:span text:style-name="T326"><text:s/></text:span><text:span text:style-name="T327">What</text:span><text:span text:style-name="T328"><text:s/></text:span><text:span text:style-name="T329">do</text:span><text:span text:style-name="T330"><text:s/></text:span><text:span text:style-name="T331">you</text:span><text:span text:style-name="T332"><text:s/></text:span><text:span text:style-name="T333">intend</text:span><text:span text:style-name="T334"><text:s/></text:span><text:span text:style-name="T335">to</text:span><text:span text:style-name="T336"><text:s/></text:span><text:span text:style-name="T337">learn,</text:span><text:span text:style-name="T338"><text:s/></text:span><text:span text:style-name="T339">acquire</text:span><text:span text:style-name="T340"><text:s/></text:span><text:span text:style-name="T341">and</text:span><text:span text:style-name="T342"><text:s/></text:span><text:span text:style-name="T343">clarify</text:span><text:span text:style-name="T344"><text:s/></text:span><text:span text:style-name="T345">through this</text:span><text:span text:style-name="T346"><text:s/></text:span><text:span text:style-name="T347">internship?</text:span><text:span text:style-name="T348"><text:s/></text:span><text:span text:style-name="T349">Try</text:span><text:span text:style-name="T350"><text:s/></text:span><text:span text:style-name="T351">to</text:span><text:span text:style-name="T352"><text:s/></text:span><text:span text:style-name="T353">use</text:span><text:span text:style-name="T354"><text:s/></text:span><text:span text:style-name="T355">concrete,</text:span><text:span text:style-name="T356"><text:s/></text:span><text:span text:style-name="T357">measurable</text:span><text:span text:style-name="T358"><text:s/></text:span><text:span text:style-name="T359">terms</text:span><text:span text:style-name="T360"><text:s/></text:span><text:span text:style-name="T361">in</text:span><text:span text:style-name="T362"><text:s/></text:span><text:span text:style-name="T363">listing</text:span><text:span text:style-name="T364"><text:s/></text:span><text:span text:style-name="T365">your</text:span><text:span text:style-name="T366"><text:s/></text:span><text:span text:style-name="T367">learning</text:span><text:span text:style-name="T368"><text:s/></text:span><text:span text:style-name="T369">objectives</text:span><text:span text:style-name="T370"><text:s/></text:span><text:span text:style-name="T371">under</text:span><text:span text:style-name="T372"><text:s/></text:span><text:span text:style-name="T373">each</text:span><text:span text:style-name="T374"><text:s/></text:span><text:span text:style-name="T375">of</text:span><text:span text:style-name="T376"><text:s/></text:span><text:span text:style-name="T377">the</text:span><text:span text:style-name="T378"><text:s/></text:span><text:span text:style-name="T379">following</text:span><text:span text:style-name="T380"><text:s/></text:span><text:span text:style-name="T381">categories:</text:span></text:p>
      <text:list text:style-name="WWNum7">
        <text:list-item>
          <text:p text:style-name="P382"><text:span text:style-name="T383">Gaining</text:span><text:span text:style-name="T384"><text:s/></text:span><text:span text:style-name="T385">practical</text:span><text:span text:style-name="T386"><text:s/></text:span><text:span text:style-name="T387">experience</text:span></text:p>
        </text:list-item>
        <text:list-item>
          <text:p text:style-name="P388"><text:span text:style-name="T389">Building</text:span><text:span text:style-name="T390"><text:s/></text:span><text:span text:style-name="T391">a</text:span><text:span text:style-name="T392"><text:s/></text:span><text:span text:style-name="T393">professional</text:span><text:span text:style-name="T394"><text:s/></text:span><text:span text:style-name="T395">network</text:span></text:p>
        </text:list-item>
        <text:list-item>
          <text:p text:style-name="P396"><text:span text:style-name="T397">Developing</text:span><text:span text:style-name="T398"><text:s/></text:span><text:span text:style-name="T399">new</text:span><text:span text:style-name="T400"><text:s/></text:span><text:span text:style-name="T401">skills</text:span></text:p>
        </text:list-item>
        <text:list-item>
          <text:p text:style-name="P402"><text:span text:style-name="T403">Applying</text:span><text:span text:style-name="T404"><text:s/></text:span><text:span text:style-name="T405">theoretical</text:span><text:span text:style-name="T406"><text:s/></text:span><text:span text:style-name="T407">knowledge</text:span></text:p>
        </text:list-item>
      </text:list>
      <text:p text:style-name="P408"/>
      <text:p text:style-name="P409"/>
      <text:p text:style-name="P410"/>
      <text:p text:style-name="P411"><text:span text:style-name="T412">Learning</text:span><text:span text:style-name="T413"><text:tab/></text:span><text:span text:style-name="T414">Activities:</text:span><text:span text:style-name="T415"><text:tab/></text:span><text:span text:style-name="T416">How</text:span><text:span text:style-name="T417"><text:tab/>will</text:span><text:span text:style-name="T418"><text:tab/>your</text:span><text:span text:style-name="T419"><text:tab/>internship</text:span><text:span text:style-name="T420"><text:tab/>activities</text:span><text:span text:style-name="T421"><text:tab/>enable</text:span><text:span text:style-name="T422"><text:tab/>you</text:span><text:span text:style-name="T423"><text:tab/>to</text:span><text:span text:style-name="T424"><text:tab/>acquire</text:span><text:span text:style-name="T425"><text:tab/>the</text:span><text:span text:style-name="T426"><text:s/></text:span><text:span text:style-name="T427">knowledge/understanding,</text:span><text:span text:style-name="T428"><text:s/></text:span><text:span text:style-name="T429">and</text:span><text:span text:style-name="T430"><text:s/></text:span><text:span text:style-name="T431">skills</text:span><text:span text:style-name="T432"><text:s/></text:span><text:span text:style-name="T433">you</text:span><text:span text:style-name="T434"><text:s/></text:span><text:span text:style-name="T435">listed</text:span><text:span text:style-name="T436"><text:s/></text:span><text:span text:style-name="T437">above?</text:span></text:p>
      <text:p text:style-name="P438">—----→</text:p>
      <text:p text:style-name="P439"/>
      <text:p text:style-name="P440"/>
      <text:p text:style-name="P441"><text:span text:style-name="T442">Internships</text:span><text:span text:style-name="T443"><text:s/></text:span><text:span text:style-name="T444">can</text:span><text:span text:style-name="T445"><text:s/></text:span><text:span text:style-name="T446">be</text:span><text:span text:style-name="T447"><text:s/></text:span><text:span text:style-name="T448">a</text:span><text:span text:style-name="T449"><text:s/></text:span><text:span text:style-name="T450">great</text:span><text:span text:style-name="T451"><text:s/></text:span><text:span text:style-name="T452">opportunity <text:s/>for <text:s/>students <text:s/>or <text:s/>entry-level <text:s/>professionals to</text:span><text:span text:style-name="T453"><text:s/></text:span><text:span text:style-name="T454">gain</text:span><text:span text:style-name="T455"><text:s/></text:span><text:span text:style-name="T456">practical</text:span><text:span text:style-name="T457"><text:s/></text:span><text:span text:style-name="T458">experience</text:span><text:span text:style-name="T459"><text:s/></text:span><text:span text:style-name="T460">and</text:span><text:span text:style-name="T461"><text:s/></text:span><text:span text:style-name="T462">develop</text:span><text:span text:style-name="T463"><text:s/></text:span><text:span text:style-name="T464">new skills in their chosen field. Through my</text:span><text:span text:style-name="T465"><text:s/></text:span><text:span text:style-name="T466">interactions with users, I have learned that internships can help individuals acquire</text:span><text:span text:style-name="T467"><text:s/></text:span><text:span text:style-name="T468">knowledge</text:span><text:span text:style-name="T469"><text:s/></text:span><text:span text:style-name="T470">and</text:span><text:span text:style-name="T471"><text:s/></text:span><text:span text:style-name="T472">understanding</text:span><text:span text:style-name="T473"><text:s/></text:span><text:span text:style-name="T474">of</text:span><text:span text:style-name="T475"><text:s/></text:span><text:span text:style-name="T476">various</text:span><text:span text:style-name="T477"><text:s/></text:span><text:span text:style-name="T478">aspects</text:span><text:span text:style-name="T479"><text:s/></text:span><text:span text:style-name="T480">of</text:span><text:span text:style-name="T481"><text:s/></text:span><text:span text:style-name="T482">the</text:span><text:span text:style-name="T483"><text:s/></text:span><text:span text:style-name="T484">industry</text:span><text:span text:style-name="T485"><text:s/></text:span><text:span text:style-name="T486">they</text:span><text:span text:style-name="T487"><text:s/></text:span><text:span text:style-name="T488">are</text:span><text:span text:style-name="T489"><text:s/></text:span><text:span text:style-name="T490">interested</text:span><text:span text:style-name="T491"><text:s/></text:span><text:span text:style-name="T492">in,</text:span><text:span text:style-name="T493"><text:s/></text:span><text:span text:style-name="T494">such</text:span><text:span text:style-name="T495"><text:s/></text:span><text:span text:style-name="T496">as</text:span><text:span text:style-name="T497"><text:s/></text:span><text:span text:style-name="T498">business</text:span><text:span text:style-name="T499"><text:s/></text:span><text:span text:style-name="T500">operations,</text:span><text:span text:style-name="T501"><text:s/></text:span><text:span text:style-name="T502">marketing</text:span><text:span text:style-name="T503"><text:s/></text:span><text:span text:style-name="T504">strategies,</text:span><text:span text:style-name="T505"><text:s/></text:span><text:span text:style-name="T506">project</text:span><text:span text:style-name="T507"><text:s/></text:span><text:span text:style-name="T508">management,</text:span><text:span text:style-name="T509"><text:s/></text:span><text:span text:style-name="T510">and</text:span><text:span text:style-name="T511"><text:s/></text:span><text:span text:style-name="T512">technical</text:span><text:span text:style-name="T513"><text:s/></text:span><text:span text:style-name="T514">skills.</text:span></text:p>
      <text:p text:style-name="P515"/>
      <text:p text:style-name="P516"/>
      <text:p text:style-name="P517"/>
      <text:p text:style-name="P518"><text:span text:style-name="T519">On the job:<text:s/></text:span><text:span text:style-name="T520">Describe how your internship activities will enable you to meet your learning</text:span><text:span text:style-name="T521"><text:s/></text:span><text:span text:style-name="T522">objectives.</text:span><text:span text:style-name="T523"><text:s/></text:span><text:span text:style-name="T524">Include</text:span><text:span text:style-name="T525"><text:s/></text:span><text:span text:style-name="T526">projects,</text:span><text:span text:style-name="T527"><text:s/></text:span><text:span text:style-name="T528">research,</text:span><text:span text:style-name="T529"><text:s/></text:span><text:span text:style-name="T530">report</text:span><text:span text:style-name="T531"><text:s/></text:span><text:span text:style-name="T532">writing,</text:span><text:span text:style-name="T533"><text:s/></text:span><text:span text:style-name="T534">conversations,</text:span><text:span text:style-name="T535"><text:s/></text:span><text:span text:style-name="T536">etc.,</text:span><text:span text:style-name="T537"><text:s/></text:span><text:span text:style-name="T538">which</text:span><text:span text:style-name="T539"><text:s/></text:span><text:span text:style-name="T540">you</text:span><text:span text:style-name="T541"><text:s/></text:span><text:span text:style-name="T542">will</text:span><text:span text:style-name="T543"><text:s/></text:span><text:span text:style-name="T544">do</text:span><text:span text:style-name="T545"><text:s/></text:span><text:span text:style-name="T546">while</text:span><text:span text:style-name="T547"><text:s/></text:span><text:span text:style-name="T548">working,</text:span><text:span text:style-name="T549"><text:s/></text:span><text:span text:style-name="T550">relating</text:span><text:span text:style-name="T551"><text:s/></text:span><text:span text:style-name="T552">them</text:span><text:span text:style-name="T553"><text:s/></text:span><text:span text:style-name="T554">to</text:span><text:span text:style-name="T555"><text:s/></text:span><text:span text:style-name="T556">what</text:span><text:span text:style-name="T557"><text:s/></text:span><text:span text:style-name="T558">you</text:span><text:span text:style-name="T559"><text:s/></text:span><text:span text:style-name="T560">intend</text:span><text:span text:style-name="T561"><text:s/></text:span><text:span text:style-name="T562">to</text:span><text:span text:style-name="T563"><text:s/></text:span><text:span text:style-name="T564">learn.</text:span></text:p>
      <text:p text:style-name="P565">—----→</text:p>
      <text:p text:style-name="P566"/>
      <text:list text:style-name="WWNum8" text:continue-numbering="true">
        <text:list-item>
          <text:list>
            <text:list-item>
              <text:p text:style-name="P567"><text:span text:style-name="T568">Projects: Interns can work on projects that are related to their field of study or career</text:span><text:span text:style-name="T569"><text:s/></text:span><text:span text:style-name="T570">interests.</text:span><text:span text:style-name="T571"><text:s/></text:span><text:span text:style-name="T572">These</text:span><text:span text:style-name="T573"><text:s/></text:span><text:span text:style-name="T574">projects</text:span><text:span text:style-name="T575"><text:s/></text:span><text:span text:style-name="T576">can</text:span><text:span text:style-name="T577"><text:s/></text:span><text:span text:style-name="T578">help</text:span><text:span text:style-name="T579"><text:s/></text:span><text:span text:style-name="T580">them</text:span><text:span text:style-name="T581"><text:s/></text:span><text:span text:style-name="T582">apply</text:span><text:span text:style-name="T583"><text:s/></text:span><text:span text:style-name="T584">their</text:span><text:span text:style-name="T585"><text:s/></text:span><text:span text:style-name="T586">knowledge</text:span><text:span text:style-name="T587"><text:s/></text:span><text:span text:style-name="T588">and</text:span><text:span text:style-name="T589"><text:s/></text:span><text:span text:style-name="T590">skills</text:span><text:span text:style-name="T591"><text:s/></text:span><text:span text:style-name="T592">in</text:span><text:span text:style-name="T593"><text:s/></text:span><text:span text:style-name="T594">a</text:span><text:span text:style-name="T595"><text:s/></text:span><text:span text:style-name="T596">real-world</text:span><text:span text:style-name="T597"><text:s/></text:span><text:span text:style-name="T598">setting and develop new skills as they tackle challenges and solve problems. For</text:span><text:span text:style-name="T599"><text:s/></text:span><text:span text:style-name="T600">example,</text:span><text:span text:style-name="T601"><text:s/></text:span><text:span text:style-name="T602">an</text:span><text:span text:style-name="T603"><text:s/></text:span><text:span text:style-name="T604">intern</text:span><text:span text:style-name="T605"><text:s/></text:span><text:span text:style-name="T606">in</text:span><text:span text:style-name="T607"><text:s/></text:span><text:span text:style-name="T608">a</text:span></text:p>
            </text:list-item>
          </text:list>
        </text:list-item>
      </text:list>
      <text:p text:style-name="P609"><text:s text:c="9"/></text:p>
      <text:p text:style-name="P610"/>
      <text:p text:style-name="P611"/>
      <text:soft-page-break/>
      <text:p text:style-name="P612"><text:span text:style-name="T613"><text:s text:c="10"/></text:span><text:span text:style-name="T614">marketing</text:span><text:span text:style-name="T615"><text:s/></text:span><text:span text:style-name="T616">firm</text:span><text:span text:style-name="T617"><text:s/></text:span><text:span text:style-name="T618">may</text:span><text:span text:style-name="T619"><text:s/></text:span><text:span text:style-name="T620">be</text:span><text:span text:style-name="T621"><text:s/></text:span><text:span text:style-name="T622">tasked</text:span><text:span text:style-name="T623"><text:s/></text:span><text:span text:style-name="T624">with</text:span><text:span text:style-name="T625"><text:s/></text:span><text:span text:style-name="T626">developing</text:span><text:span text:style-name="T627"><text:s/></text:span><text:span text:style-name="T628">a</text:span><text:span text:style-name="T629"><text:s/></text:span><text:span text:style-name="T630">social</text:span><text:span text:style-name="T631"><text:s/></text:span><text:span text:style-name="T632">media</text:span><text:span text:style-name="T633"><text:s/></text:span><text:span text:style-name="T634">campaign</text:span><text:span text:style-name="T635"><text:s text:c="4"/></text:span><text:span text:style-name="T636"><text:tab/></text:span><text:span text:style-name="T637">for</text:span><text:span text:style-name="T638"><text:s/></text:span><text:span text:style-name="T639">a</text:span><text:span text:style-name="T640"><text:s/></text:span><text:span text:style-name="T641">client.</text:span></text:p>
      <text:p text:style-name="P642"/>
      <text:p text:style-name="P643"/>
      <text:p text:style-name="P644"/>
      <text:list text:style-name="WWNum8" text:continue-numbering="true">
        <text:list-item>
          <text:list>
            <text:list-item>
              <text:p text:style-name="P645"><text:span text:style-name="T646">Research:</text:span><text:span text:style-name="T647"><text:s/></text:span><text:span text:style-name="T648">Interns</text:span><text:span text:style-name="T649"><text:s/></text:span><text:span text:style-name="T650">may</text:span><text:span text:style-name="T651"><text:s/></text:span><text:span text:style-name="T652">be</text:span><text:span text:style-name="T653"><text:s/></text:span><text:span text:style-name="T654">asked</text:span><text:span text:style-name="T655"><text:s/></text:span><text:span text:style-name="T656">to</text:span><text:span text:style-name="T657"><text:s/></text:span><text:span text:style-name="T658">conduct</text:span><text:span text:style-name="T659"><text:s/></text:span><text:span text:style-name="T660">research</text:span><text:span text:style-name="T661"><text:s/></text:span><text:span text:style-name="T662">on</text:span><text:span text:style-name="T663"><text:s/></text:span><text:span text:style-name="T664">various</text:span><text:span text:style-name="T665"><text:s/></text:span><text:span text:style-name="T666">topics</text:span><text:span text:style-name="T667"><text:s/></text:span><text:span text:style-name="T668">related</text:span><text:span text:style-name="T669"><text:s/></text:span><text:span text:style-name="T670">to</text:span><text:span text:style-name="T671"><text:s/></text:span><text:span text:style-name="T672">their</text:span><text:span text:style-name="T673"><text:s/></text:span><text:span text:style-name="T674">field</text:span><text:span text:style-name="T675"><text:s/></text:span><text:span text:style-name="T676">or</text:span><text:span text:style-name="T677"><text:s/></text:span><text:span text:style-name="T678">the</text:span><text:span text:style-name="T679"><text:s/></text:span><text:span text:style-name="T680">organization</text:span><text:span text:style-name="T681"><text:s/></text:span><text:span text:style-name="T682">they</text:span><text:span text:style-name="T683"><text:s/></text:span><text:span text:style-name="T684">are</text:span><text:span text:style-name="T685"><text:s/></text:span><text:span text:style-name="T686">working</text:span><text:span text:style-name="T687"><text:s/></text:span><text:span text:style-name="T688">for.</text:span><text:span text:style-name="T689"><text:s/></text:span><text:span text:style-name="T690">This</text:span><text:span text:style-name="T691"><text:s/></text:span><text:span text:style-name="T692">can</text:span><text:span text:style-name="T693"><text:s/></text:span><text:span text:style-name="T694">help</text:span><text:span text:style-name="T695"><text:s/></text:span><text:span text:style-name="T696">them</text:span><text:span text:style-name="T697"><text:s/></text:span><text:span text:style-name="T698">gain</text:span><text:span text:style-name="T699"><text:s/></text:span><text:span text:style-name="T700">a</text:span><text:span text:style-name="T701"><text:s/></text:span><text:span text:style-name="T702">deeper<text:s/></text:span><text:span text:style-name="T703">understanding</text:span><text:span text:style-name="T704"><text:s/></text:span><text:span text:style-name="T705">of</text:span><text:span text:style-name="T706"><text:s/></text:span><text:span text:style-name="T707">the</text:span><text:span text:style-name="T708"><text:s/></text:span><text:span text:style-name="T709">industry</text:span><text:span text:style-name="T710"><text:s/></text:span><text:span text:style-name="T711">and</text:span><text:span text:style-name="T712"><text:s/></text:span><text:span text:style-name="T713">develop</text:span><text:span text:style-name="T714"><text:s/></text:span><text:span text:style-name="T715">their</text:span><text:span text:style-name="T716"><text:s/></text:span><text:span text:style-name="T717">research</text:span><text:span text:style-name="T718"><text:s/></text:span><text:span text:style-name="T719">skills.</text:span><text:span text:style-name="T720"><text:s/></text:span><text:span text:style-name="T721">For</text:span><text:span text:style-name="T722"><text:s/></text:span><text:span text:style-name="T723">example,</text:span><text:span text:style-name="T724"><text:s/></text:span><text:span text:style-name="T725">an</text:span><text:span text:style-name="T726"><text:s/></text:span><text:span text:style-name="T727">intern</text:span><text:span text:style-name="T728"><text:s/></text:span><text:span text:style-name="T729">in a healthcare organization may be asked to research <text:s/>new treatments for a specific</text:span><text:span text:style-name="T730"><text:s/></text:span><text:span text:style-name="T731">disease.</text:span></text:p>
            </text:list-item>
          </text:list>
        </text:list-item>
      </text:list>
      <text:p text:style-name="P732"/>
      <text:p text:style-name="P733"/>
      <text:list text:style-name="WWNum8" text:continue-numbering="true">
        <text:list-item>
          <text:list>
            <text:list-item>
              <text:p text:style-name="P734"><text:span text:style-name="T735">Report Writing: Interns may be asked to write reports on their projects or research</text:span><text:span text:style-name="T736"><text:s/></text:span><text:span text:style-name="T737">findings.</text:span><text:span text:style-name="T738"><text:s/></text:span><text:span text:style-name="T739">This</text:span><text:span text:style-name="T740"><text:s/></text:span><text:span text:style-name="T741">can</text:span><text:span text:style-name="T742"><text:s/></text:span><text:span text:style-name="T743">help</text:span><text:span text:style-name="T744"><text:s/></text:span><text:span text:style-name="T745">them</text:span><text:span text:style-name="T746"><text:s/></text:span><text:span text:style-name="T747">develop</text:span><text:span text:style-name="T748"><text:s/></text:span><text:span text:style-name="T749">their</text:span><text:span text:style-name="T750"><text:s/></text:span><text:span text:style-name="T751">communication</text:span><text:span text:style-name="T752"><text:s/></text:span><text:span text:style-name="T753">and</text:span><text:span text:style-name="T754"><text:s/></text:span><text:span text:style-name="T755">writing</text:span><text:span text:style-name="T756"><text:s/></text:span><text:span text:style-name="T757">skills</text:span><text:span text:style-name="T758"><text:s/></text:span><text:span text:style-name="T759">and</text:span><text:span text:style-name="T760"><text:s/></text:span><text:span text:style-name="T761">learn</text:span><text:span text:style-name="T762"><text:s/></text:span><text:span text:style-name="T763">how</text:span><text:span text:style-name="T764"><text:s/></text:span><text:span text:style-name="T765">to</text:span><text:span text:style-name="T766"><text:s/></text:span><text:span text:style-name="T767">present</text:span><text:span text:style-name="T768"><text:s/></text:span><text:span text:style-name="T769">their</text:span><text:span text:style-name="T770"><text:s/></text:span><text:span text:style-name="T771">ideas</text:span><text:span text:style-name="T772"><text:s/></text:span><text:span text:style-name="T773">and</text:span><text:span text:style-name="T774"><text:s/></text:span><text:span text:style-name="T775">findings</text:span><text:span text:style-name="T776"><text:s/></text:span><text:span text:style-name="T777">in</text:span><text:span text:style-name="T778"><text:s/></text:span><text:span text:style-name="T779">a</text:span><text:span text:style-name="T780"><text:s/></text:span><text:span text:style-name="T781">clear</text:span><text:span text:style-name="T782"><text:s/></text:span><text:span text:style-name="T783">and</text:span><text:span text:style-name="T784"><text:s/></text:span><text:span text:style-name="T785">concise</text:span><text:span text:style-name="T786"><text:s/></text:span><text:span text:style-name="T787">manner.</text:span></text:p>
            </text:list-item>
          </text:list>
        </text:list-item>
      </text:list>
      <text:p text:style-name="P788"/>
      <text:list text:style-name="WWNum8" text:continue-numbering="true">
        <text:list-item>
          <text:list>
            <text:list-item>
              <text:p text:style-name="P789"><text:span text:style-name="T790">Conversations:</text:span><text:span text:style-name="T791"><text:s/></text:span><text:span text:style-name="T792">Interns</text:span><text:span text:style-name="T793"><text:s/></text:span><text:span text:style-name="T794">can</text:span><text:span text:style-name="T795"><text:s/></text:span><text:span text:style-name="T796">learn</text:span><text:span text:style-name="T797"><text:s/></text:span><text:span text:style-name="T798">a</text:span><text:span text:style-name="T799"><text:s/></text:span><text:span text:style-name="T800">lot</text:span><text:span text:style-name="T801"><text:s/></text:span><text:span text:style-name="T802">from</text:span><text:span text:style-name="T803"><text:s/></text:span><text:span text:style-name="T804">conversations</text:span><text:span text:style-name="T805"><text:s/></text:span><text:span text:style-name="T806">with</text:span><text:span text:style-name="T807"><text:s/></text:span><text:span text:style-name="T808">their</text:span><text:span text:style-name="T809"><text:s/></text:span><text:span text:style-name="T810">colleagues</text:span><text:span text:style-name="T811"><text:s/></text:span><text:span text:style-name="T812">and</text:span><text:span text:style-name="T813"><text:s/></text:span><text:span text:style-name="T814">supervisors. These conversations can help them gain insights into the industry, learn</text:span><text:span text:style-name="T815"><text:s/></text:span><text:span text:style-name="T816">about</text:span><text:span text:style-name="T817"><text:s/></text:span><text:span text:style-name="T818">career</text:span><text:span text:style-name="T819"><text:s/></text:span><text:span text:style-name="T820">paths</text:span><text:span text:style-name="T821"><text:s/></text:span><text:span text:style-name="T822">and</text:span><text:span text:style-name="T823"><text:s/></text:span><text:span text:style-name="T824">opportunities,</text:span><text:span text:style-name="T825"><text:s/></text:span><text:span text:style-name="T826">and</text:span><text:span text:style-name="T827"><text:s/></text:span><text:span text:style-name="T828">develop</text:span><text:span text:style-name="T829"><text:s/></text:span><text:span text:style-name="T830">their</text:span><text:span text:style-name="T831"><text:s/></text:span><text:span text:style-name="T832">professional</text:span><text:span text:style-name="T833"><text:s/></text:span><text:span text:style-name="T834">networks.</text:span></text:p>
            </text:list-item>
          </text:list>
        </text:list-item>
      </text:list>
      <text:p text:style-name="P835"/>
      <text:p text:style-name="P836"/>
      <text:p text:style-name="P837"><text:span text:style-name="T838">Teaching/Mentoring Activities:<text:s/></text:span><text:span text:style-name="T839">How your technical knowledge can be applied at the site of</text:span><text:span text:style-name="T840"><text:s/></text:span><text:span text:style-name="T841">the internship. How you can create value through mentoring/helping people learn new</text:span><text:span text:style-name="T842"><text:s/></text:span><text:span text:style-name="T843">things.</text:span></text:p>
      <text:p text:style-name="P844">—-----&gt;</text:p>
      <text:p text:style-name="P845"><text:span text:style-name="T846">During an internship, interns can apply their technical knowledge in a variety of</text:span><text:span text:style-name="T847"><text:s/></text:span><text:span text:style-name="T848">ways,</text:span><text:span text:style-name="T849"><text:s/></text:span><text:span text:style-name="T850">depending</text:span><text:span text:style-name="T851"><text:s/></text:span><text:span text:style-name="T852">on</text:span><text:span text:style-name="T853"><text:s/></text:span><text:span text:style-name="T854">the</text:span><text:span text:style-name="T855"><text:s/></text:span><text:span text:style-name="T856">nature</text:span><text:span text:style-name="T857"><text:s/></text:span><text:span text:style-name="T858">of the internship and the organization they are</text:span><text:span text:style-name="T859"><text:s/></text:span><text:span text:style-name="T860">working for. For example, an intern in a software development company may be</text:span><text:span text:style-name="T861"><text:s/></text:span><text:span text:style-name="T862">able to use their programming skills to help develop a new application, while an</text:span><text:span text:style-name="T863"><text:s/></text:span><text:span text:style-name="T864">intern in a research organization may use their statistical analysis skills to analyze</text:span><text:span text:style-name="T865"><text:s/></text:span><text:span text:style-name="T866">data.</text:span></text:p>
      <text:p text:style-name="P867"><text:span text:style-name="T868">In addition to applying their technical knowledge to specific tasks, interns can also</text:span><text:span text:style-name="T869"><text:s/></text:span><text:span text:style-name="T870">create</text:span><text:span text:style-name="T871"><text:s/></text:span><text:span text:style-name="T872">value through</text:span><text:span text:style-name="T873"><text:s/></text:span><text:span text:style-name="T874">mentoring</text:span><text:span text:style-name="T875"><text:s/></text:span><text:span text:style-name="T876">and helping</text:span><text:span text:style-name="T877"><text:s/></text:span><text:span text:style-name="T878">others learn</text:span><text:span text:style-name="T879"><text:s/></text:span><text:span text:style-name="T880">new things.</text:span><text:span text:style-name="T881"><text:s/></text:span><text:span text:style-name="T882">This can</text:span><text:span text:style-name="T883"><text:s/></text:span><text:span text:style-name="T884">include:</text:span></text:p>
      <text:p text:style-name="P885"/>
      <text:p text:style-name="P886"/>
      <text:p text:style-name="P887"/>
      <text:list text:style-name="WWNum6">
        <text:list-item text:start-value="1">
          <text:p text:style-name="P888"><text:span text:style-name="T889">Sharing</text:span><text:span text:style-name="T890"><text:s/></text:span><text:span text:style-name="T891">knowledge</text:span><text:span text:style-name="T892"><text:s/></text:span><text:span text:style-name="T893">and</text:span><text:span text:style-name="T894"><text:s/></text:span><text:span text:style-name="T895">skills:</text:span><text:span text:style-name="T896"><text:s/></text:span><text:span text:style-name="T897">Interns</text:span><text:span text:style-name="T898"><text:s/></text:span><text:span text:style-name="T899">can</text:span><text:span text:style-name="T900"><text:s/></text:span><text:span text:style-name="T901">share</text:span><text:span text:style-name="T902"><text:s/></text:span><text:span text:style-name="T903">their</text:span><text:span text:style-name="T904"><text:s/></text:span><text:span text:style-name="T905">technical</text:span><text:span text:style-name="T906"><text:s/></text:span><text:span text:style-name="T907">knowledge</text:span><text:span text:style-name="T908"><text:s/></text:span><text:span text:style-name="T909">and</text:span><text:span text:style-name="T910"><text:s/></text:span><text:span text:style-name="T911">skills</text:span><text:span text:style-name="T912"><text:s/></text:span><text:span text:style-name="T913">with</text:span><text:span text:style-name="T914"><text:s/></text:span><text:span text:style-name="T915">their</text:span><text:span text:style-name="T916"><text:s/></text:span><text:span text:style-name="T917">colleagues</text:span><text:span text:style-name="T918"><text:s/></text:span><text:span text:style-name="T919">and</text:span><text:span text:style-name="T920"><text:s/></text:span><text:span text:style-name="T921">other</text:span><text:span text:style-name="T922"><text:s/></text:span><text:span text:style-name="T923">interns.</text:span><text:span text:style-name="T924"><text:s/></text:span><text:span text:style-name="T925">For</text:span><text:span text:style-name="T926"><text:s/></text:span><text:span text:style-name="T927">example,</text:span><text:span text:style-name="T928"><text:s/></text:span><text:span text:style-name="T929">an</text:span><text:span text:style-name="T930"><text:s/></text:span><text:span text:style-name="T931">intern</text:span><text:span text:style-name="T932"><text:s/></text:span><text:span text:style-name="T933">with</text:span><text:span text:style-name="T934"><text:s/></text:span><text:span text:style-name="T935">expertise</text:span><text:span text:style-name="T936"><text:s/></text:span><text:span text:style-name="T937">in</text:span><text:span text:style-name="T938"><text:s/></text:span><text:span text:style-name="T939">a<text:s/></text:span><text:span text:style-name="T940">particular</text:span><text:span text:style-name="T941"><text:s/></text:span><text:span text:style-name="T942">programming</text:span><text:span text:style-name="T943"><text:s/></text:span><text:span text:style-name="T944">language</text:span><text:span text:style-name="T945"><text:s/></text:span><text:span text:style-name="T946">can</text:span><text:span text:style-name="T947"><text:s/></text:span><text:span text:style-name="T948">share</text:span><text:span text:style-name="T949"><text:s/></text:span><text:span text:style-name="T950">their</text:span><text:span text:style-name="T951"><text:s/></text:span><text:span text:style-name="T952">knowledge</text:span><text:span text:style-name="T953"><text:s/></text:span><text:span text:style-name="T954">and</text:span><text:span text:style-name="T955"><text:s/></text:span><text:span text:style-name="T956">help</text:span><text:span text:style-name="T957"><text:s/></text:span><text:span text:style-name="T958">others</text:span><text:span text:style-name="T959"><text:s/></text:span><text:span text:style-name="T960">improve</text:span><text:span text:style-name="T961"><text:s/></text:span><text:span text:style-name="T962">their</text:span><text:span text:style-name="T963"><text:s/></text:span><text:span text:style-name="T964">skills</text:span><text:span text:style-name="T965"><text:s/></text:span><text:span text:style-name="T966">in</text:span><text:span text:style-name="T967"><text:s/></text:span><text:span text:style-name="T968">that</text:span><text:span text:style-name="T969"><text:s/></text:span><text:span text:style-name="T970">language.</text:span></text:p>
        </text:list-item>
      </text:list>
      <text:p text:style-name="P971"/>
      <text:soft-page-break/>
      <text:list text:style-name="WWNum6" text:continue-numbering="true">
        <text:list-item>
          <text:p text:style-name="P972"><text:span text:style-name="T973">Providing</text:span><text:span text:style-name="T974"><text:s/></text:span><text:span text:style-name="T975">support</text:span><text:span text:style-name="T976"><text:s/></text:span><text:span text:style-name="T977">and</text:span><text:span text:style-name="T978"><text:s/></text:span><text:span text:style-name="T979">guidance:</text:span><text:span text:style-name="T980"><text:s/></text:span><text:span text:style-name="T981">Interns</text:span><text:span text:style-name="T982"><text:s/></text:span><text:span text:style-name="T983">can</text:span><text:span text:style-name="T984"><text:s/></text:span><text:span text:style-name="T985">provide</text:span><text:span text:style-name="T986"><text:s/></text:span><text:span text:style-name="T987">support</text:span><text:span text:style-name="T988"><text:s/></text:span><text:span text:style-name="T989">and</text:span><text:span text:style-name="T990"><text:s/></text:span><text:span text:style-name="T991">guidance</text:span><text:span text:style-name="T992"><text:s/></text:span><text:span text:style-name="T993">to</text:span><text:span text:style-name="T994"><text:s/></text:span><text:span text:style-name="T995">their</text:span><text:span text:style-name="T996"><text:s/></text:span><text:span text:style-name="T997">colleagues</text:span><text:span text:style-name="T998"><text:s/></text:span><text:span text:style-name="T999">and</text:span><text:span text:style-name="T1000"><text:s/></text:span><text:span text:style-name="T1001">other</text:span><text:span text:style-name="T1002"><text:s/></text:span><text:span text:style-name="T1003">interns</text:span><text:span text:style-name="T1004"><text:s/></text:span><text:span text:style-name="T1005">who</text:span><text:span text:style-name="T1006"><text:s/></text:span><text:span text:style-name="T1007">may</text:span><text:span text:style-name="T1008"><text:s/></text:span><text:span text:style-name="T1009">be</text:span><text:span text:style-name="T1010"><text:s/></text:span><text:span text:style-name="T1011">struggling</text:span><text:span text:style-name="T1012"><text:s/></text:span><text:span text:style-name="T1013">with</text:span><text:span text:style-name="T1014"><text:s/></text:span><text:span text:style-name="T1015">technical</text:span><text:span text:style-name="T1016"><text:s/></text:span><text:span text:style-name="T1017">concepts</text:span><text:span text:style-name="T1018"><text:s/></text:span><text:span text:style-name="T1019">or</text:span><text:span text:style-name="T1020"><text:s/></text:span><text:span text:style-name="T1021">tasks.</text:span><text:span text:style-name="T1022"><text:s/></text:span><text:span text:style-name="T1023">This</text:span><text:span text:style-name="T1024"><text:s/></text:span><text:span text:style-name="T1025">can</text:span><text:span text:style-name="T1026"><text:s/></text:span><text:span text:style-name="T1027">help</text:span><text:span text:style-name="T1028"><text:s/></text:span><text:span text:style-name="T1029">create</text:span><text:span text:style-name="T1030"><text:s/></text:span><text:span text:style-name="T1031">a</text:span><text:span text:style-name="T1032"><text:s/></text:span><text:span text:style-name="T1033">more</text:span><text:span text:style-name="T1034"><text:s/></text:span><text:span text:style-name="T1035">collaborative</text:span><text:span text:style-name="T1036"><text:s/></text:span><text:span text:style-name="T1037">and</text:span><text:span text:style-name="T1038"><text:s/></text:span><text:span text:style-name="T1039">supportive</text:span><text:span text:style-name="T1040"><text:s/></text:span><text:span text:style-name="T1041">environment,</text:span><text:span text:style-name="T1042"><text:s/></text:span><text:span text:style-name="T1043">where</text:span><text:span text:style-name="T1044"><text:s/></text:span><text:span text:style-name="T1045">everyone</text:span><text:span text:style-name="T1046"><text:s/></text:span><text:span text:style-name="T1047">feels</text:span><text:span text:style-name="T1048"><text:s/></text:span><text:span text:style-name="T1049">comfortable</text:span><text:span text:style-name="T1050"><text:s/></text:span><text:span text:style-name="T1051">asking</text:span><text:span text:style-name="T1052"><text:s/></text:span><text:span text:style-name="T1053">questions</text:span><text:span text:style-name="T1054"><text:s/></text:span><text:span text:style-name="T1055">and</text:span><text:span text:style-name="T1056"><text:s/></text:span><text:span text:style-name="T1057">seeking</text:span><text:span text:style-name="T1058"><text:s/></text:span><text:span text:style-name="T1059">help</text:span><text:span text:style-name="T1060"><text:s/></text:span><text:span text:style-name="T1061">when</text:span><text:span text:style-name="T1062"><text:s/></text:span><text:span text:style-name="T1063">needed.</text:span></text:p>
        </text:list-item>
      </text:list>
      <text:p text:style-name="P1064"/>
      <text:list text:style-name="WWNum6" text:continue-numbering="true">
        <text:list-item>
          <text:p text:style-name="P1065"><text:span text:style-name="T1066">Offering</text:span><text:span text:style-name="T1067"><text:s/></text:span><text:span text:style-name="T1068">new</text:span><text:span text:style-name="T1069"><text:s/></text:span><text:span text:style-name="T1070">perspectives:</text:span><text:span text:style-name="T1071"><text:s/></text:span><text:span text:style-name="T1072">Interns</text:span><text:span text:style-name="T1073"><text:s/></text:span><text:span text:style-name="T1074">can</text:span><text:span text:style-name="T1075"><text:s/></text:span><text:span text:style-name="T1076">bring</text:span><text:span text:style-name="T1077"><text:s/></text:span><text:span text:style-name="T1078">fresh</text:span><text:span text:style-name="T1079"><text:s/></text:span><text:span text:style-name="T1080">perspectives</text:span></text:p>
        </text:list-item>
      </text:list>
      <text:p text:style-name="P1081"><text:span text:style-name="T1082"><text:s/></text:span><text:span text:style-name="T1083">and</text:span><text:span text:style-name="T1084"><text:s/></text:span><text:span text:style-name="T1085">ideas</text:span><text:span text:style-name="T1086"><text:s/></text:span><text:span text:style-name="T1087">to</text:span><text:span text:style-name="T1088"><text:s/></text:span><text:span text:style-name="T1089">the</text:span><text:span text:style-name="T1090"><text:s/></text:span><text:span text:style-name="T1091">organization</text:span><text:span text:style-name="T1092"><text:s/></text:span><text:span text:style-name="T1093">they</text:span><text:span text:style-name="T1094"><text:s/></text:span><text:span text:style-name="T1095">are</text:span><text:span text:style-name="T1096"><text:s/></text:span><text:span text:style-name="T1097">working</text:span><text:span text:style-name="T1098"><text:s/></text:span><text:span text:style-name="T1099">for,</text:span><text:span text:style-name="T1100"><text:s/></text:span><text:span text:style-name="T1101">based</text:span><text:span text:style-name="T1102"><text:s/></text:span><text:span text:style-name="T1103">on</text:span><text:span text:style-name="T1104"><text:s/></text:span><text:span text:style-name="T1105">their</text:span><text:span text:style-name="T1106"><text:s/></text:span><text:span text:style-name="T1107">technical</text:span><text:span text:style-name="T1108"><text:s/></text:span><text:span text:style-name="T1109">knowledge</text:span><text:span text:style-name="T1110"><text:s/></text:span><text:span text:style-name="T1111">and<text:s/></text:span><text:span text:style-name="T1112">experience.</text:span><text:span text:style-name="T1113"><text:s/></text:span><text:span text:style-name="T1114">This</text:span><text:span text:style-name="T1115"><text:s/></text:span><text:span text:style-name="T1116">can</text:span><text:span text:style-name="T1117"><text:s/></text:span><text:span text:style-name="T1118">help</text:span><text:span text:style-name="T1119"><text:s/></text:span><text:span text:style-name="T1120">drive</text:span><text:span text:style-name="T1121"><text:s/></text:span><text:span text:style-name="T1122">innovation</text:span><text:span text:style-name="T1123"><text:s/></text:span><text:span text:style-name="T1124">and</text:span><text:span text:style-name="T1125"><text:s/></text:span><text:span text:style-name="T1126">create</text:span><text:span text:style-name="T1127"><text:s/></text:span><text:span text:style-name="T1128">new</text:span><text:span text:style-name="T1129"><text:s/></text:span><text:span text:style-name="T1130">opportunities</text:span><text:span text:style-name="T1131"><text:s/></text:span><text:span text:style-name="T1132">for</text:span><text:span text:style-name="T1133"><text:s/></text:span><text:span text:style-name="T1134">growth</text:span><text:span text:style-name="T1135"><text:s/></text:span><text:span text:style-name="T1136">and</text:span><text:span text:style-name="T1137"><text:s/></text:span><text:span text:style-name="T1138">development.</text:span></text:p>
      <text:p text:style-name="P1139"/>
      <text:p text:style-name="P1140"/>
      <text:p text:style-name="P1141"/>
      <text:p text:style-name="P1142"/>
      <text:p text:style-name="P1143"/>
      <text:p text:style-name="P1144"/>
      <text:p text:style-name="P1145"/>
      <text:p text:style-name="P1146"/>
      <text:p text:style-name="P1147"><text:span text:style-name="T1148">Off the job:<text:s/></text:span><text:span text:style-name="T1149">List reading, writing, contact with faculty supervisor, peer group</text:span></text:p>
      <text:p text:style-name="P1150"><text:span text:style-name="T1151">discussion, field</text:span><text:span text:style-name="T1152"><text:s/></text:span><text:span text:style-name="T1153">trips, observations, etc., you will make and carry out which will help you meet your learning</text:span><text:span text:style-name="T1154"><text:s/></text:span><text:span text:style-name="T1155">objectives.</text:span></text:p>
      <text:p text:style-name="P1156">—-----&gt;</text:p>
      <text:p text:style-name="P1157"><text:span text:style-name="T1158">Yes</text:span><text:span text:style-name="T1159"><text:s/></text:span><text:span text:style-name="T1160">!</text:span><text:span text:style-name="T1161"><text:s/></text:span><text:span text:style-name="T1162">Definitely</text:span><text:span text:style-name="T1163"><text:s/></text:span><text:span text:style-name="T1164">.</text:span></text:p>
      <text:p text:style-name="P1165"/>
      <text:p text:style-name="P1166"/>
      <text:p text:style-name="P1167"><text:span text:style-name="T1168">Evaluation:<text:s/></text:span><text:span text:style-name="T1169">Your Internship supervisor will provide a written evaluation of your internship.</text:span><text:span text:style-name="T1170"><text:s/></text:span><text:span text:style-name="T1171">Describe</text:span><text:span text:style-name="T1172"><text:s/></text:span><text:span text:style-name="T1173">in</text:span><text:span text:style-name="T1174"><text:s/></text:span><text:span text:style-name="T1175">detail</text:span><text:span text:style-name="T1176"><text:s/></text:span><text:span text:style-name="T1177">what</text:span><text:span text:style-name="T1178"><text:s/></text:span><text:span text:style-name="T1179">other</text:span><text:span text:style-name="T1180"><text:s/></text:span><text:span text:style-name="T1181">evidence</text:span><text:span text:style-name="T1182"><text:s/></text:span><text:span text:style-name="T1183">you</text:span><text:span text:style-name="T1184"><text:s/></text:span><text:span text:style-name="T1185">will</text:span><text:span text:style-name="T1186"><text:s/></text:span><text:span text:style-name="T1187">provide</text:span><text:span text:style-name="T1188"><text:s/></text:span><text:span text:style-name="T1189">to</text:span><text:span text:style-name="T1190"><text:s/></text:span><text:span text:style-name="T1191">your <text:s/>faculty <text:s/>Mentor <text:s/>to</text:span><text:span text:style-name="T1192"><text:s/></text:span><text:span text:style-name="T1193">document what you have learned (e.g. journal, analytic paper, project, descriptive paper,</text:span><text:span text:style-name="T1194"><text:s/></text:span><text:span text:style-name="T1195">oral</text:span><text:span text:style-name="T1196"><text:s/></text:span><text:span text:style-name="T1197">presentation,</text:span><text:span text:style-name="T1198"><text:s/></text:span><text:span text:style-name="T1199">etc.)</text:span><text:span text:style-name="T1200"><text:s/></text:span><text:span text:style-name="T1201">Include</text:span><text:span text:style-name="T1202"><text:s/></text:span><text:span text:style-name="T1203">deadline</text:span><text:span text:style-name="T1204"><text:s/></text:span><text:span text:style-name="T1205">dates.</text:span></text:p>
      <text:p text:style-name="P1206">—----→</text:p>
      <text:p text:style-name="P1207"/>
      <text:p text:style-name="P1208"/>
      <text:p text:style-name="P1209"/>
      <text:p text:style-name="P1210"/>
      <text:p text:style-name="P1211"><text:span text:style-name="T1212"><text:s text:c="8"/>1 Journal:</text:span><text:span text:style-name="T1213"><text:s/></text:span><text:span text:style-name="T1214">I</text:span><text:span text:style-name="T1215"><text:s/></text:span><text:span text:style-name="T1216">can</text:span><text:span text:style-name="T1217"><text:s/></text:span><text:span text:style-name="T1218">keep</text:span><text:span text:style-name="T1219"><text:s/></text:span><text:span text:style-name="T1220">a</text:span><text:span text:style-name="T1221"><text:s/></text:span><text:span text:style-name="T1222">journal</text:span><text:span text:style-name="T1223"><text:s/></text:span><text:span text:style-name="T1224">throughout</text:span><text:span text:style-name="T1225"><text:s/></text:span><text:span text:style-name="T1226">my <text:s/>internship, <text:s/>documenting <text:s/>my <text:s text:c="3"/></text:span><text:span text:style-name="T1227"><text:tab/>daily</text:span><text:span text:style-name="T1228"><text:s/></text:span><text:span text:style-name="T1229">activities, thoughts, and reflections. This can help me to identify areas<text:s/></text:span><text:span text:style-name="T1230"><text:tab/>where I have</text:span><text:span text:style-name="T1231"><text:s/></text:span><text:span text:style-name="T1232">grown</text:span><text:span text:style-name="T1233"><text:s/></text:span><text:span text:style-name="T1234">and learned new skills.</text:span></text:p>
      <text:p text:style-name="P1235"/>
      <text:p text:style-name="P1236"><text:span text:style-name="T1237">2 Project:</text:span><text:span text:style-name="T1238"><text:s/></text:span><text:span text:style-name="T1239">I</text:span><text:span text:style-name="T1240"><text:s/></text:span><text:span text:style-name="T1241">can</text:span><text:span text:style-name="T1242"><text:s/></text:span><text:span text:style-name="T1243">undertake</text:span><text:span text:style-name="T1244"><text:s/></text:span><text:span text:style-name="T1245">a</text:span><text:span text:style-name="T1246"><text:s/></text:span><text:span text:style-name="T1247">project</text:span><text:span text:style-name="T1248"><text:s/></text:span><text:span text:style-name="T1249">during</text:span><text:span text:style-name="T1250"><text:s/></text:span><text:span text:style-name="T1251">my</text:span><text:span text:style-name="T1252"><text:s/></text:span><text:span text:style-name="T1253">internship</text:span><text:span text:style-name="T1254"><text:s/></text:span><text:span text:style-name="T1255">that</text:span><text:span text:style-name="T1256"><text:s/></text:span><text:span text:style-name="T1257">demonstrates</text:span><text:span text:style-name="T1258"><text:s/></text:span><text:span text:style-name="T1259">the</text:span><text:span text:style-name="T1260"><text:s/></text:span><text:span text:style-name="T1261">skills</text:span><text:span text:style-name="T1262"><text:s/></text:span><text:span text:style-name="T1263">and</text:span><text:span text:style-name="T1264"><text:s/></text:span><text:span text:style-name="T1265">knowledge</text:span><text:span text:style-name="T1266"><text:s/></text:span><text:span text:style-name="T1267">I</text:span><text:span text:style-name="T1268"><text:s/></text:span><text:span text:style-name="T1269">have</text:span><text:span text:style-name="T1270"><text:s/></text:span><text:span text:style-name="T1271">acquired.</text:span></text:p>
      <text:p text:style-name="P1272"/>
      <text:p text:style-name="P1273"><text:span text:style-name="T1274">3.Oral</text:span><text:span text:style-name="T1275"><text:s/></text:span><text:span text:style-name="T1276">presentation:</text:span><text:span text:style-name="T1277"><text:s/></text:span><text:span text:style-name="T1278">I</text:span><text:span text:style-name="T1279"><text:s/></text:span><text:span text:style-name="T1280">can</text:span><text:span text:style-name="T1281"><text:s/></text:span><text:span text:style-name="T1282">give <text:s/>an <text:s/>oral <text:s/>presentation <text:s/>to <text:s/>my <text:s/>faculty <text:s/>mentor, discussing</text:span><text:span text:style-name="T1283"><text:s/></text:span><text:span text:style-name="T1284"><text:s/></text:span><text:span text:style-name="T1285">my internship</text:span><text:span text:style-name="T1286"><text:s text:c="2"/>experience, what I have learned, and how I plan to apply my new skills</text:span><text:span text:style-name="T1287"><text:s/></text:span><text:span text:style-name="T1288">.</text:span></text:p>
      <text:p text:style-name="P1289"/>
      <text:p text:style-name="P1310"/>
      <text:p text:style-name="P1311"/>
      <text:p text:style-name="P1312"/>
      <text:h text:style-name="P1313" text:outline-level="2"><text:span text:style-name="T1314">Part</text:span><text:span text:style-name="T1315"><text:s/></text:span><text:span text:style-name="T1316">III:</text:span><text:span text:style-name="T1317"><text:s/></text:span><text:span text:style-name="T1318">The</text:span><text:span text:style-name="T1319"><text:s/></text:span><text:span text:style-name="T1320">Internship</text:span></text:h>
      <text:h text:style-name="P1321" text:outline-level="2"/>
      <text:p text:style-name="P1322"><text:span text:style-name="T1323">Job</text:span><text:span text:style-name="T1324"><text:s/></text:span><text:span text:style-name="T1325">Description:</text:span><text:span text:style-name="T1326"><text:s/></text:span><text:span text:style-name="T1327">Describe</text:span><text:span text:style-name="T1328"><text:s/></text:span><text:span text:style-name="T1329">in</text:span><text:span text:style-name="T1330"><text:s/></text:span><text:span text:style-name="T1331">as</text:span><text:span text:style-name="T1332"><text:s/></text:span><text:span text:style-name="T1333">much</text:span><text:span text:style-name="T1334"><text:s/></text:span><text:span text:style-name="T1335">detail</text:span><text:span text:style-name="T1336"><text:s/></text:span><text:span text:style-name="T1337">as</text:span><text:span text:style-name="T1338"><text:s/></text:span><text:span text:style-name="T1339">possible</text:span><text:span text:style-name="T1340"><text:s/></text:span><text:span text:style-name="T1341">your</text:span><text:span text:style-name="T1342"><text:s/></text:span><text:span text:style-name="T1343">role</text:span><text:span text:style-name="T1344"><text:s/></text:span><text:span text:style-name="T1345">and</text:span><text:span text:style-name="T1346"><text:s/></text:span><text:span text:style-name="T1347">responsibilities</text:span><text:span text:style-name="T1348"><text:s/></text:span><text:span text:style-name="T1349">while</text:span><text:span text:style-name="T1350"><text:s/></text:span><text:span text:style-name="T1351">on</text:span><text:span text:style-name="T1352"><text:s/></text:span><text:span text:style-name="T1353">your</text:span><text:span text:style-name="T1354"><text:s/></text:span><text:span text:style-name="T1355">internship.</text:span><text:span text:style-name="T1356"><text:s/></text:span><text:span text:style-name="T1357">List</text:span><text:span text:style-name="T1358"><text:s/></text:span><text:span text:style-name="T1359">duties,</text:span><text:span text:style-name="T1360"><text:s/></text:span><text:span text:style-name="T1361">projects</text:span><text:span text:style-name="T1362"><text:s/></text:span><text:span text:style-name="T1363">to</text:span><text:span text:style-name="T1364"><text:s/></text:span><text:span text:style-name="T1365">be</text:span><text:span text:style-name="T1366"><text:s/></text:span><text:span text:style-name="T1367">completed,</text:span><text:span text:style-name="T1368"><text:s/></text:span><text:span text:style-name="T1369">deadlines,</text:span><text:span text:style-name="T1370"><text:s/></text:span><text:span text:style-name="T1371">etc.</text:span><text:span text:style-name="T1372"><text:s/></text:span><text:span text:style-name="T1373">How</text:span><text:span text:style-name="T1374"><text:s/></text:span><text:span text:style-name="T1375">can</text:span><text:span text:style-name="T1376"><text:s/></text:span><text:span text:style-name="T1377">you</text:span></text:p>
      <text:p text:style-name="P1378"><text:span text:style-name="T1379">contribute</text:span><text:span text:style-name="T1380"><text:s/></text:span><text:span text:style-name="T1381">to</text:span><text:span text:style-name="T1382"><text:s/></text:span><text:span text:style-name="T1383">the</text:span><text:span text:style-name="T1384"><text:s/></text:span><text:span text:style-name="T1385">organization/site</text:span><text:span text:style-name="T1386"><text:s/></text:span><text:span text:style-name="T1387">of</text:span><text:span text:style-name="T1388"><text:s/></text:span><text:span text:style-name="T1389">internship.</text:span></text:p>
      <text:p text:style-name="P1390">—-----&gt;</text:p>
      <text:list text:style-name="WWNum7" text:continue-numbering="true">
        <text:list-item>
          <text:list>
            <text:list-item>
              <text:p text:style-name="P1391"><text:span text:style-name="T1392">Role</text:span><text:span text:style-name="T1393"><text:s/></text:span><text:span text:style-name="T1394">and</text:span><text:span text:style-name="T1395"><text:s/></text:span><text:span text:style-name="T1396">responsibilities</text:span><text:span text:style-name="T1397"><text:s/></text:span><text:span text:style-name="T1398">:</text:span></text:p>
            </text:list-item>
          </text:list>
        </text:list-item>
      </text:list>
      <text:list text:style-name="WWNum17">
        <text:list-item>
          <text:p text:style-name="P1399">To research, modify, and apply data science and data analytics prototypes.</text:p>
        </text:list-item>
      </text:list>
      <text:p text:style-name="P1400"/>
      <text:list text:style-name="WWNum17" text:continue-numbering="true">
        <text:list-item>
          <text:p text:style-name="P1401">To create and construct methods and plans for Data Science.</text:p>
        </text:list-item>
      </text:list>
      <text:p text:style-name="P1402"/>
      <text:list text:style-name="WWNum17" text:continue-numbering="true">
        <text:list-item>
          <text:p text:style-name="P1403">To create Data Science applications in accordance with client or customer needs.</text:p>
        </text:list-item>
      </text:list>
      <text:p text:style-name="P1404"/>
      <text:list text:style-name="WWNum17" text:continue-numbering="true">
        <text:list-item>
          <text:p text:style-name="P1405">To investigate, test, and put into practice appropriate ML tools and algorithms.</text:p>
        </text:list-item>
      </text:list>
      <text:p text:style-name="P1406"/>
      <text:list text:style-name="WWNum17" text:continue-numbering="true">
        <text:list-item>
          <text:p text:style-name="P1407">To evaluate the application cases and problem-solving potential of ML algorithms and rank them according to success likelihood.</text:p>
        </text:list-item>
      </text:list>
      <text:p text:style-name="P1408"/>
      <text:list text:style-name="WWNum17" text:continue-numbering="true">
        <text:list-item>
          <text:p text:style-name="P1409"><text:span text:style-name="T1410">Completing</text:span><text:span text:style-name="T1411"><text:s/></text:span><text:span text:style-name="T1412">task</text:span><text:span text:style-name="T1413"><text:s/></text:span><text:span text:style-name="T1414">before</text:span><text:span text:style-name="T1415"><text:s/></text:span><text:span text:style-name="T1416">deadline</text:span><text:span text:style-name="T1417">.</text:span></text:p>
        </text:list-item>
      </text:list>
      <text:p text:style-name="P1418"/>
      <text:p text:style-name="P1419"/>
      <text:list text:style-name="WWNum7" text:continue-numbering="true">
        <text:list-item>
          <text:list>
            <text:list-item>
              <text:p text:style-name="P1420"><text:span text:style-name="T1421">Task</text:span><text:span text:style-name="T1422"><text:s/></text:span><text:span text:style-name="T1423">Names</text:span><text:span text:style-name="T1424"><text:s/></text:span><text:span text:style-name="T1425">and</text:span><text:span text:style-name="T1426"><text:s/></text:span><text:span text:style-name="T1427">Methodology</text:span><text:span text:style-name="T1428"><text:s/></text:span><text:span text:style-name="T1429">used</text:span><text:span text:style-name="T1430"><text:s/></text:span><text:span text:style-name="T1431">to</text:span><text:span text:style-name="T1432"><text:s/></text:span><text:span text:style-name="T1433">solve</text:span><text:span text:style-name="T1434"><text:s/></text:span><text:span text:style-name="T1435">them</text:span><text:span text:style-name="T1436"><text:s/></text:span><text:span text:style-name="T1437">:</text:span></text:p>
            </text:list-item>
          </text:list>
        </text:list-item>
      </text:list>
      <text:p text:style-name="P1438"/>
      <text:p text:style-name="P1439"><text:span text:style-name="T1440">Task</text:span><text:span text:style-name="T1441"><text:s/></text:span><text:span text:style-name="T1442">1 :</text:span><text:span text:style-name="T1443"><text:s/></text:span><text:span text:style-name="T1444">Iris Flower dataset classification Machine Learning <text:s text:c="3"/></text:span><text:span text:style-name="T1445"><text:tab/></text:span><text:span text:style-name="T1446"><text:tab/></text:span><text:span text:style-name="T1447"><text:tab/>Project</text:span></text:p>
      <text:p text:style-name="P1448"/>
      <text:list text:style-name="WWNum12">
        <text:list-item>
          <text:p text:style-name="P1449"><text:span text:style-name="T1450"><text:s/>ML algorithms can accurately classify iris flower species <text:s/>based on their characteristics. The selected algorithm's accuracy depends on various</text:span></text:p>
        </text:list-item>
      </text:list>
      <text:p text:style-name="P1451">factors such as the quality of the data, feature <text:s/>,selection, model selection,</text:p>
      <text:p text:style-name="P1452"><text:span text:style-name="T1453">and hyperparameter tuning.</text:span></text:p>
      <text:p text:style-name="P1454"/>
      <text:list text:style-name="WWNum12" text:continue-numbering="true">
        <text:list-item>
          <text:p text:style-name="P1455">The accuracy of the model can be improved by selecting the appropriate</text:p>
        </text:list-item>
      </text:list>
      <text:p text:style-name="P1456">machine learning algorithm for example Decision Tree , Naive Bayes , KNN,</text:p>
      <text:p text:style-name="P1457">SVM etc.</text:p>
      <text:p text:style-name="P1458"/>
      <text:list text:style-name="WWNum12" text:continue-numbering="true">
        <text:list-item>
          <text:p text:style-name="P1459">As the dataset is very small it does require scaling or doing any transformation . Also this dataset has less redundancy .</text:p>
        </text:list-item>
      </text:list>
      <text:p text:style-name="P1460"/>
      <text:p text:style-name="P1461"/>
      <text:p text:style-name="P1462"/>
      <text:p text:style-name="P1463"/>
      <text:list text:style-name="WWNum12" text:continue-numbering="true">
        <text:list-item>
          <text:p text:style-name="P1464">This activity comes under supervised learning as we know the target values and try to predict our models accuracy using various Machine Learning algorithms.</text:p>
        </text:list-item>
      </text:list>
      <text:p text:style-name="P1465"/>
      <text:list text:style-name="WWNum12" text:continue-numbering="true">
        <text:list-item>
          <text:p text:style-name="P1466">The iris flower data set is a widely used data set in machine learning, and</text:p>
        </text:list-item>
      </text:list>
      <text:p text:style-name="P1467">the analysis of this data set can serve as a basis for understanding and analyzing other classification problems.</text:p>
      <text:p text:style-name="P1468"/>
      <text:list text:style-name="WWNum12" text:continue-numbering="true">
        <text:list-item>
          <text:p text:style-name="P1469"><text:s/>The four features of the iris flower data set - sepal length, sepal width,</text:p>
        </text:list-item>
      </text:list>
      <text:p text:style-name="P1470"><text:s/>petal length and petal width - are the most significant factors in</text:p>
      <text:p text:style-name="P1471"><text:s/>distinguishing between the three species. These features can help in</text:p>
      <text:p text:style-name="P1472"><text:s text:c="10"/>accurately classifying the iris flowers, and similar features may be used in</text:p>
      <text:p text:style-name="P1473"><text:s/>other classification problems.</text:p>
      <text:p text:style-name="P1474"/>
      <text:p text:style-name="P1475"/>
      <text:p text:style-name="P1476"/>
      <text:list text:style-name="WWNum12" text:continue-numbering="true">
        <text:list-item>
          <text:p text:style-name="P1477"><text:span text:style-name="T1478">Task</text:span><text:span text:style-name="T1479"><text:s/></text:span><text:span text:style-name="T1480">2</text:span><text:span text:style-name="T1481"><text:s/></text:span><text:span text:style-name="T1482">:</text:span><text:span text:style-name="T1483"><text:s text:c="2"/>Stock Market Analyis Using LSTM Network</text:span></text:p>
        </text:list-item>
      </text:list>
      <text:p text:style-name="P1484"/>
      <text:p text:style-name="P1485"/>
      <text:p text:style-name="P1486"/>
      <text:list text:style-name="WWNum13" text:continue-numbering="true">
        <text:list-item>
          <text:p text:style-name="P1487">In doing analysis of stock market I came to various attributes of dataset. Stock Price dataset has various attributes just like total trade quantity , turnover and much more.</text:p>
        </text:list-item>
      </text:list>
      <text:p text:style-name="P1488"/>
      <text:list text:style-name="WWNum13" text:continue-numbering="true">
        <text:list-item>
          <text:p text:style-name="P1489">I did scaling of the dataset as it is very large and tried to get good results and prediction for stock market .</text:p>
        </text:list-item>
      </text:list>
      <text:p text:style-name="P1490"/>
      <text:list text:style-name="WWNum13" text:continue-numbering="true">
        <text:list-item>
          <text:p text:style-name="P1491">A model like this would be very valuable for a real state agent who could make use of the information provided in a daily basis.</text:p>
        </text:list-item>
      </text:list>
      <text:p text:style-name="P1492"/>
      <text:list text:style-name="WWNum13" text:continue-numbering="true">
        <text:list-item>
          <text:p text:style-name="P1493">In this project, stock market data predicted explanatory variables that cover many aspects of real attributes . The goal of this project is to create a LSTM model that is able to accurately estimate the price of the <text:s/>given the features.</text:p>
        </text:list-item>
      </text:list>
      <text:p text:style-name="P1494"/>
      <text:p text:style-name="P1495"><text:span text:style-name="T1496">Supervision:</text:span><text:span text:style-name="T1497"><text:s/></text:span><text:span text:style-name="T1498">Describe</text:span><text:span text:style-name="T1499"><text:s/></text:span><text:span text:style-name="T1500">in</text:span><text:span text:style-name="T1501"><text:s/></text:span><text:span text:style-name="T1502">as</text:span><text:span text:style-name="T1503"><text:s/></text:span><text:span text:style-name="T1504">much</text:span><text:span text:style-name="T1505"><text:s/></text:span><text:span text:style-name="T1506">detail</text:span><text:span text:style-name="T1507"><text:s/></text:span><text:span text:style-name="T1508">as</text:span><text:span text:style-name="T1509"><text:s/></text:span><text:span text:style-name="T1510">possible</text:span><text:span text:style-name="T1511"><text:s/></text:span><text:span text:style-name="T1512">the</text:span><text:span text:style-name="T1513"><text:s/></text:span><text:span text:style-name="T1514">supervision</text:span><text:span text:style-name="T1515"><text:s/></text:span><text:span text:style-name="T1516">to</text:span><text:span text:style-name="T1517"><text:s/></text:span><text:span text:style-name="T1518">be</text:span><text:span text:style-name="T1519"><text:s/></text:span><text:span text:style-name="T1520">provided/needed</text:span><text:span text:style-name="T1521"><text:s/></text:span><text:span text:style-name="T1522">at</text:span><text:span text:style-name="T1523"><text:s/></text:span><text:span text:style-name="T1524">the</text:span><text:span text:style-name="T1525"><text:s/></text:span><text:span text:style-name="T1526">work</text:span><text:span text:style-name="T1527"><text:s/></text:span><text:span text:style-name="T1528">site.</text:span><text:span text:style-name="T1529"><text:s/></text:span><text:span text:style-name="T1530">List</text:span><text:span text:style-name="T1531"><text:s/></text:span><text:span text:style-name="T1532">what</text:span><text:span text:style-name="T1533"><text:s/></text:span><text:span text:style-name="T1534">kind</text:span><text:span text:style-name="T1535"><text:s/></text:span><text:span text:style-name="T1536">of</text:span><text:span text:style-name="T1537"><text:s/></text:span><text:span text:style-name="T1538">instruction,</text:span><text:span text:style-name="T1539"><text:s/></text:span><text:span text:style-name="T1540">assistance,</text:span><text:span text:style-name="T1541"><text:s/></text:span><text:span text:style-name="T1542">consultation</text:span><text:span text:style-name="T1543"><text:s/></text:span><text:span text:style-name="T1544">you</text:span><text:span text:style-name="T1545"><text:s/></text:span><text:span text:style-name="T1546">will</text:span><text:span text:style-name="T1547"><text:s/></text:span><text:span text:style-name="T1548">receive</text:span><text:span text:style-name="T1549"><text:s/></text:span><text:span text:style-name="T1550">from<text:s/></text:span><text:span text:style-name="T1551">whom,</text:span><text:span text:style-name="T1552"><text:s/></text:span><text:span text:style-name="T1553">etc.</text:span></text:p>
      <text:p text:style-name="P1554">—-----&gt;</text:p>
      <text:p text:style-name="P1555"><text:span text:style-name="T1556">Mr. Aman Kesarwani he</text:span><text:span text:style-name="T1557"><text:s/></text:span><text:span text:style-name="T1558">is</text:span><text:span text:style-name="T1559"><text:s/></text:span><text:span text:style-name="T1560">my</text:span><text:span text:style-name="T1561"><text:s/></text:span><text:span text:style-name="T1562">mentor</text:span><text:span text:style-name="T1563"><text:s/></text:span><text:span text:style-name="T1564">throughout</text:span><text:span text:style-name="T1565"><text:s/></text:span><text:span text:style-name="T1566">internship</text:span><text:span text:style-name="T1567"><text:s/></text:span><text:span text:style-name="T1568">and</text:span><text:span text:style-name="T1569"><text:s/></text:span><text:span text:style-name="T1570">as</text:span><text:span text:style-name="T1571"><text:s/></text:span><text:span text:style-name="T1572">its</text:span><text:span text:style-name="T1573"><text:s/></text:span><text:span text:style-name="T1574">online</text:span><text:span text:style-name="T1575"><text:s/></text:span><text:span text:style-name="T1576">internship</text:span><text:span text:style-name="T1577"><text:s/></text:span><text:span text:style-name="T1578">so</text:span><text:span text:style-name="T1579"><text:s/></text:span><text:span text:style-name="T1580">I</text:span><text:span text:style-name="T1581"><text:s/></text:span><text:span text:style-name="T1582">recieve</text:span><text:span text:style-name="T1583"><text:s/></text:span><text:span text:style-name="T1584">instruction</text:span><text:span text:style-name="T1585"><text:s/></text:span><text:span text:style-name="T1586">before</text:span><text:span text:style-name="T1587"><text:s/></text:span><text:span text:style-name="T1588">starting</text:span><text:span text:style-name="T1589"><text:s/></text:span><text:span text:style-name="T1590">internship</text:span><text:span text:style-name="T1591"><text:s/></text:span><text:span text:style-name="T1592">like</text:span><text:span text:style-name="T1593"><text:s/></text:span><text:span text:style-name="T1594">submit</text:span><text:span text:style-name="T1595"><text:s/></text:span><text:span text:style-name="T1596">your</text:span><text:span text:style-name="T1597"><text:s/></text:span><text:span text:style-name="T1598">tasks</text:span><text:span text:style-name="T1599"><text:s/></text:span><text:span text:style-name="T1600">before</text:span><text:span text:style-name="T1601"><text:s/></text:span><text:span text:style-name="T1602">deadline</text:span><text:span text:style-name="T1603"><text:s/></text:span><text:span text:style-name="T1604">and</text:span><text:span text:style-name="T1605"><text:s/></text:span><text:span text:style-name="T1606">write</text:span><text:span text:style-name="T1607"><text:s/></text:span><text:span text:style-name="T1608">quality</text:span><text:span text:style-name="T1609"><text:s/></text:span><text:span text:style-name="T1610">code for your tasks.</text:span></text:p>
      <text:p text:style-name="P1611"/>
      <text:p text:style-name="P1612"/>
      <text:p text:style-name="P1613"><text:span text:style-name="T1614">Evaluation:</text:span><text:span text:style-name="T1615"><text:s/></text:span><text:span text:style-name="T1616">How</text:span><text:span text:style-name="T1617"><text:s/></text:span><text:span text:style-name="T1618">will</text:span><text:span text:style-name="T1619"><text:s/></text:span><text:span text:style-name="T1620">your</text:span><text:span text:style-name="T1621"><text:s/></text:span><text:span text:style-name="T1622">work</text:span><text:span text:style-name="T1623"><text:s/></text:span><text:span text:style-name="T1624">performance</text:span><text:span text:style-name="T1625"><text:s/></text:span><text:span text:style-name="T1626">be</text:span><text:span text:style-name="T1627"><text:s/></text:span><text:span text:style-name="T1628">evaluated?</text:span><text:span text:style-name="T1629"><text:s/></text:span><text:span text:style-name="T1630">By</text:span><text:span text:style-name="T1631"><text:s/></text:span><text:span text:style-name="T1632">whom?</text:span><text:span text:style-name="T1633"><text:s/></text:span><text:span text:style-name="T1634">When?</text:span></text:p>
      <text:p text:style-name="P1635">—-----&gt;</text:p>
      <text:p text:style-name="P1636"><text:span text:style-name="T1637">Mr. Aman Kesarwani evaluated</text:span><text:span text:style-name="T1638"><text:s/></text:span><text:span text:style-name="T1639">my</text:span><text:span text:style-name="T1640"><text:s/></text:span><text:span text:style-name="T1641">performance</text:span><text:span text:style-name="T1642"><text:s/></text:span><text:span text:style-name="T1643">during</text:span><text:span text:style-name="T1644"><text:s/></text:span><text:span text:style-name="T1645">internship</text:span><text:span text:style-name="T1646"><text:s/></text:span><text:span text:style-name="T1647">and</text:span><text:span text:style-name="T1648"><text:s/></text:span><text:span text:style-name="T1649">they</text:span><text:span text:style-name="T1650"><text:s/></text:span><text:span text:style-name="T1651">did</text:span><text:span text:style-name="T1652"><text:s/></text:span><text:span text:style-name="T1653">this</text:span><text:span text:style-name="T1654"><text:s/></text:span><text:span text:style-name="T1655">after</text:span><text:span text:style-name="T1656"><text:s/></text:span><text:span text:style-name="T1657">submitting</text:span><text:span text:style-name="T1658"><text:s/></text:span><text:span text:style-name="T1659">tasks</text:span><text:span text:style-name="T1660"><text:s/></text:span><text:span text:style-name="T1661">on</text:span><text:span text:style-name="T1662"><text:s/></text:span><text:span text:style-name="T1663">google</text:span><text:span text:style-name="T1664"><text:s/></text:span><text:span text:style-name="T1665">drive</text:span><text:span text:style-name="T1666"><text:s/></text:span><text:span text:style-name="T1667">link</text:span><text:span text:style-name="T1668"><text:s/></text:span><text:span text:style-name="T1669">provided</text:span><text:span text:style-name="T1670"><text:s/></text:span><text:span text:style-name="T1671">by</text:span><text:span text:style-name="T1672"><text:s/></text:span><text:span text:style-name="T1673">the</text:span><text:span text:style-name="T1674"><text:s/></text:span><text:span text:style-name="T1675">organization.</text:span></text:p>
      <text:p text:style-name="P1676"/>
      <text:p text:style-name="P1697"/>
      <text:p text:style-name="P1698"/>
      <text:h text:style-name="Heading2" text:outline-level="2"><text:span text:style-name="T1699">Part</text:span><text:span text:style-name="T1700"><text:s/></text:span><text:span text:style-name="T1701">IV:</text:span><text:span text:style-name="T1702"><text:s/></text:span><text:span text:style-name="T1703">Agreement</text:span></text:h>
      <text:p text:style-name="P1704"/>
      <text:p text:style-name="P1705"/>
      <text:p text:style-name="P1706"><text:span text:style-name="T1707">This</text:span><text:span text:style-name="T1708"><text:s/></text:span><text:span text:style-name="T1709">contract</text:span><text:span text:style-name="T1710"><text:s/></text:span><text:span text:style-name="T1711">may</text:span><text:span text:style-name="T1712"><text:s/></text:span><text:span text:style-name="T1713">be</text:span><text:span text:style-name="T1714"><text:s/></text:span><text:span text:style-name="T1715">terminated</text:span><text:span text:style-name="T1716"><text:s/></text:span><text:span text:style-name="T1717">or</text:span><text:span text:style-name="T1718"><text:s/></text:span><text:span text:style-name="T1719">amended</text:span><text:span text:style-name="T1720"><text:s/></text:span><text:span text:style-name="T1721">by</text:span><text:span text:style-name="T1722"><text:s/></text:span><text:span text:style-name="T1723">student,</text:span><text:span text:style-name="T1724"><text:s/></text:span><text:span text:style-name="T1725">faculty</text:span><text:span text:style-name="T1726"><text:s/></text:span><text:span text:style-name="T1727">coordinator</text:span><text:span text:style-name="T1728"><text:s/></text:span><text:span text:style-name="T1729">or</text:span><text:span text:style-name="T1730"><text:s/></text:span><text:span text:style-name="T1731">work</text:span><text:span text:style-name="T1732"><text:s/></text:span><text:span text:style-name="T1733">supervisor</text:span><text:span text:style-name="T1734"><text:s/></text:span><text:span text:style-name="T1735">at</text:span><text:span text:style-name="T1736"><text:s/></text:span><text:span text:style-name="T1737">any</text:span><text:span text:style-name="T1738"><text:s/></text:span><text:span text:style-name="T1739">time</text:span><text:span text:style-name="T1740"><text:s/></text:span><text:span text:style-name="T1741">upon</text:span><text:span text:style-name="T1742"><text:s/></text:span><text:span text:style-name="T1743">written</text:span><text:span text:style-name="T1744"><text:s/></text:span><text:span text:style-name="T1745">notice,</text:span><text:span text:style-name="T1746"><text:s/></text:span><text:span text:style-name="T1747">which</text:span><text:span text:style-name="T1748"><text:s/></text:span><text:span text:style-name="T1749">is</text:span><text:span text:style-name="T1750"><text:s/></text:span><text:span text:style-name="T1751">received</text:span><text:span text:style-name="T1752"><text:s/></text:span><text:span text:style-name="T1753">and</text:span><text:span text:style-name="T1754"><text:s/></text:span><text:span text:style-name="T1755">agreed</text:span><text:span text:style-name="T1756"><text:s/></text:span><text:span text:style-name="T1757">to</text:span><text:span text:style-name="T1758"><text:s/></text:span><text:span text:style-name="T1759">by</text:span><text:span text:style-name="T1760"><text:s/></text:span><text:span text:style-name="T1761">the</text:span><text:span text:style-name="T1762"><text:s/></text:span><text:span text:style-name="T1763">other</text:span><text:span text:style-name="T1764"><text:s/></text:span><text:span text:style-name="T1765">two</text:span><text:span text:style-name="T1766"><text:s/></text:span><text:span text:style-name="T1767">parties.</text:span></text:p>
      <text:p text:style-name="P1768"/>
      <text:p text:style-name="P1769"><text:span text:style-name="T1770">Student</text:span><text:span text:style-name="T1771"><text:s/>Mr.</text:span><text:span text:style-name="T1772"><text:s/></text:span><text:span text:style-name="T1773">Devrat Yashraj Deepak</text:span><text:span text:style-name="T1774"><text:tab/></text:span><text:span text:style-name="T1775">Date</text:span><text:span text:style-name="T1776"><text:s/></text:span><text:span text:style-name="T1777">01/03/2023</text:span><text:span text:style-name="T1778"><text:tab/></text:span></text:p>
      <text:p text:style-name="P1779"/>
      <text:p text:style-name="P1780"><text:span text:style-name="T1781">Faculty</text:span><text:span text:style-name="T1782"><text:s/></text:span><text:span text:style-name="T1783">Mentor</text:span><text:span text:style-name="T1784"><text:s/></text:span><text:span text:style-name="T1785">Mr.</text:span><text:span text:style-name="T1786"><text:s/>Digambar Padulkar</text:span><text:span text:style-name="T1787"><text:tab/></text:span><text:span text:style-name="T1788"><text:tab/></text:span><text:span text:style-name="T1789">Date</text:span><text:span text:style-name="T1790"><text:s/></text:span><text:span text:style-name="T1791">01/04/2023</text:span><text:span text:style-name="T1792"><text:tab/></text:span></text:p>
      <text:p text:style-name="P1793"/>
      <text:p text:style-name="P1794"><text:span text:style-name="T1795">Industry</text:span><text:span text:style-name="T1796"><text:s/></text:span><text:span text:style-name="T1797">Supervisor</text:span><text:span text:style-name="T1798"><text:s/></text:span><text:span text:style-name="T1799">Mr.Amar Kesarwani</text:span><text:span text:style-name="T1800"><text:tab/></text:span><text:span text:style-name="T1801">Date</text:span><text:span text:style-name="T1802"><text:s/></text:span><text:span text:style-name="T1803">07/02/2023</text:span><text:span text:style-name="T1804"><text:tab/></text:span></text:p>
      <text:p text:style-name="P1805"/>
      <text:p text:style-name="P1826"/>
      <text:p text:style-name="P1827"/>
      <text:list text:style-name="WWNum3">
        <text:list-item text:start-value="3">
          <text:p text:style-name="P1828"><text:span text:style-name="T1829">Students</text:span><text:span text:style-name="T1830"><text:s/></text:span><text:span text:style-name="T1831">Daily</text:span><text:span text:style-name="T1832"><text:s/></text:span><text:span text:style-name="T1833">Attendance</text:span></text:p>
        </text:list-item>
      </text:list>
      <text:h text:style-name="P1834" text:outline-level="2"><text:span text:style-name="T1835">Name</text:span><text:span text:style-name="T1836"><text:s/></text:span><text:span text:style-name="T1837">&amp;</text:span><text:span text:style-name="T1838"><text:s/></text:span><text:span text:style-name="T1839">Address</text:span><text:span text:style-name="T1840"><text:s/></text:span><text:span text:style-name="T1841">of</text:span><text:span text:style-name="T1842"><text:s/></text:span><text:span text:style-name="T1843">Organization</text:span><text:span text:style-name="T1844"><text:s/></text:span><text:span text:style-name="T1845">:</text:span></text:h>
      <text:p text:style-name="P1846"><text:span text:style-name="T1847">Vidya</text:span><text:span text:style-name="T1848"><text:s/></text:span><text:span text:style-name="T1849">Pratishthan's</text:span><text:span text:style-name="T1850"><text:s/></text:span><text:span text:style-name="T1851">Kamalnayan</text:span><text:span text:style-name="T1852"><text:s/></text:span><text:span text:style-name="T1853">Bajaj</text:span><text:span text:style-name="T1854"><text:s/></text:span><text:span text:style-name="T1855">Institute</text:span><text:span text:style-name="T1856"><text:s/></text:span><text:span text:style-name="T1857">of</text:span><text:span text:style-name="T1858"><text:s/></text:span><text:span text:style-name="T1859">Engineering</text:span></text:p>
      <text:p text:style-name="P1860"><draw:frame draw:z-index="97" draw:id="id14" draw:style-name="a20" draw:name="Frame35" text:anchor-type="paragraph" svg:x="0.6252in" svg:y="0.5in" svg:width="7.27083in" svg:height="1.31875in" style:rel-width="scale" style:rel-height="scale"><draw:text-box><table:table table:style-name="Table1861"><table:table-columns><table:table-column table:style-name="TableColumn1862"/><table:table-column table:style-name="TableColumn1863"/><table:table-column table:style-name="TableColumn1864"/></table:table-columns><table:table-row table:style-name="TableRow1865"><table:table-cell table:style-name="TableCell1866"><text:p text:style-name="P1867">Name of Student</text:p></table:table-cell><table:table-cell table:style-name="TableCell1868" table:number-columns-spanned="2"><text:p text:style-name="P1869"><text:span text:style-name="T1870">Mr.</text:span><text:span text:style-name="T1871"><text:s/>Devrat Yashraj Deepak</text:span></text:p></table:table-cell><table:covered-table-cell/></table:table-row><table:table-row table:style-name="TableRow1872"><table:table-cell table:style-name="TableCell1873"><text:p text:style-name="P1874"><text:span text:style-name="T1875">Roll.</text:span><text:span text:style-name="T1876"><text:s/></text:span><text:span text:style-name="T1877">No</text:span></text:p></table:table-cell><table:table-cell table:style-name="TableCell1878" table:number-columns-spanned="2"><text:p text:style-name="P1879"><text:span text:style-name="T1880">2237031(</text:span><text:span text:style-name="T1881">T190352011</text:span><text:span text:style-name="T1882">)</text:span></text:p></table:table-cell><table:covered-table-cell/></table:table-row><table:table-row table:style-name="TableRow1883"><table:table-cell table:style-name="TableCell1884"><text:p text:style-name="P1885"><text:span text:style-name="T1886">Name</text:span><text:span text:style-name="T1887"><text:s/></text:span><text:span text:style-name="T1888">of</text:span><text:span text:style-name="T1889"><text:s/></text:span><text:span text:style-name="T1890">Course</text:span></text:p></table:table-cell><table:table-cell table:style-name="TableCell1891" table:number-columns-spanned="2"><text:p text:style-name="P1892"><text:span text:style-name="T1893">TE</text:span><text:span text:style-name="T1894"><text:s/></text:span><text:span text:style-name="T1895">-</text:span><text:span text:style-name="T1896"><text:s/></text:span><text:span text:style-name="T1897">Artificial</text:span><text:span text:style-name="T1898"><text:s/></text:span><text:span text:style-name="T1899">Intelligence</text:span><text:span text:style-name="T1900"><text:s/></text:span><text:span text:style-name="T1901">&amp;</text:span><text:span text:style-name="T1902"><text:s/></text:span><text:span text:style-name="T1903">Data</text:span><text:span text:style-name="T1904"><text:s/></text:span><text:span text:style-name="T1905">Science</text:span></text:p></table:table-cell><table:covered-table-cell/></table:table-row><table:table-row table:style-name="TableRow1906"><table:table-cell table:style-name="TableCell1907" table:number-columns-spanned="2"><text:p text:style-name="P1908"><text:span text:style-name="T1909">Date</text:span><text:span text:style-name="T1910"><text:s/></text:span><text:span text:style-name="T1911">of</text:span><text:span text:style-name="T1912"><text:s/></text:span><text:span text:style-name="T1913">Commencement</text:span><text:span text:style-name="T1914"><text:s/></text:span><text:span text:style-name="T1915">of</text:span><text:span text:style-name="T1916"><text:s/></text:span><text:span text:style-name="T1917">Training.:</text:span></text:p></table:table-cell><table:covered-table-cell/><table:table-cell table:style-name="TableCell1918"><text:p text:style-name="P1919">01/03/23</text:p></table:table-cell></table:table-row><table:table-row table:style-name="TableRow1920"><table:table-cell table:style-name="TableCell1921" table:number-columns-spanned="2"><text:p text:style-name="P1922"><text:span text:style-name="T1923">Date</text:span><text:span text:style-name="T1924"><text:s/></text:span><text:span text:style-name="T1925">of</text:span><text:span text:style-name="T1926"><text:s/></text:span><text:span text:style-name="T1927">Completion</text:span><text:span text:style-name="T1928"><text:s/></text:span><text:span text:style-name="T1929">of</text:span><text:span text:style-name="T1930"><text:s/></text:span><text:span text:style-name="T1931">Training:</text:span></text:p></table:table-cell><table:covered-table-cell/><table:table-cell table:style-name="TableCell1932"><text:p text:style-name="P1933">01/04/23</text:p></table:table-cell></table:table-row></table:table><text:p text:style-name="Textbody"/></draw:text-box><svg:title/><svg:desc/></draw:frame><text:span text:style-name="T1934">and</text:span><text:span text:style-name="T1935"><text:s/></text:span><text:span text:style-name="T1936">Technology,</text:span><text:span text:style-name="T1937"><text:s/></text:span><text:span text:style-name="T1938">Baramati</text:span><text:span text:style-name="T1939"><text:s/></text:span><text:span text:style-name="T1940">-</text:span><text:span text:style-name="T1941"><text:s/></text:span><text:span text:style-name="T1942">413102</text:span></text:p>
      <text:p text:style-name="P1943"/>
      <text:p text:style-name="P1944"/>
      <text:p text:style-name="P1945"/>
      <text:p text:style-name="P1946"/>
      <text:p text:style-name="P1947"/>
      <text:h text:style-name="P1948" text:outline-level="2"><text:span text:style-name="T1949">Initials</text:span><text:span text:style-name="T1950"><text:s/></text:span><text:span text:style-name="T1951">of</text:span><text:span text:style-name="T1952"><text:s/></text:span><text:span text:style-name="T1953">the</text:span><text:span text:style-name="T1954"><text:s/></text:span><text:span text:style-name="T1955">student</text:span><text:span text:style-name="T1956"><text:s/></text:span><text:span text:style-name="T1957">:</text:span></text:h>
      <table:table table:style-name="Table1958">
        <table:table-columns>
          <table:table-column table:style-name="TableColumn1959"/>
          <table:table-column table:style-name="TableColumn1960"/>
          <table:table-column table:style-name="TableColumn1961"/>
          <table:table-column table:style-name="TableColumn1962"/>
          <table:table-column table:style-name="TableColumn1963"/>
          <table:table-column table:style-name="TableColumn1964"/>
          <table:table-column table:style-name="TableColumn1965"/>
          <table:table-column table:style-name="TableColumn1966"/>
          <table:table-column table:style-name="TableColumn1967"/>
          <table:table-column table:style-name="TableColumn1968"/>
          <table:table-column table:style-name="TableColumn1969"/>
          <table:table-column table:style-name="TableColumn1970"/>
          <table:table-column table:style-name="TableColumn1971"/>
          <table:table-column table:style-name="TableColumn1972"/>
          <table:table-column table:style-name="TableColumn1973"/>
          <table:table-column table:style-name="TableColumn1974"/>
          <table:table-column table:style-name="TableColumn1975"/>
          <table:table-column table:style-name="TableColumn1976"/>
          <table:table-column table:style-name="TableColumn1977"/>
          <table:table-column table:style-name="TableColumn1978"/>
          <table:table-column table:style-name="TableColumn1979"/>
          <table:table-column table:style-name="TableColumn1980"/>
          <table:table-column table:style-name="TableColumn1981"/>
          <table:table-column table:style-name="TableColumn1982"/>
          <table:table-column table:style-name="TableColumn1983"/>
          <table:table-column table:style-name="TableColumn1984"/>
          <table:table-column table:style-name="TableColumn1985"/>
          <table:table-column table:style-name="TableColumn1986"/>
          <table:table-column table:style-name="TableColumn1987"/>
        </table:table-columns>
        <table:table-row table:style-name="TableRow1988">
          <table:table-cell table:style-name="TableCell1989" table:number-rows-spanned="2">
            <text:p text:style-name="P1990"/>
            <text:p text:style-name="P1991"><text:span text:style-name="T1992">Mont</text:span><text:span text:style-name="T1993"><text:s/></text:span><text:span text:style-name="T1994">h</text:span><text:span text:style-name="T1995"><text:s/></text:span><text:span text:style-name="T1996">&amp;</text:span></text:p>
            <text:p text:style-name="P1997">Year</text:p>
          </table:table-cell>
          <table:table-cell table:style-name="TableCell1998">
            <text:p text:style-name="P1999">1</text:p>
          </table:table-cell>
          <table:table-cell table:style-name="TableCell2000">
            <text:p text:style-name="P2001">2</text:p>
          </table:table-cell>
          <table:table-cell table:style-name="TableCell2002">
            <text:p text:style-name="P2003">3</text:p>
          </table:table-cell>
          <table:table-cell table:style-name="TableCell2004">
            <text:p text:style-name="P2005">4</text:p>
          </table:table-cell>
          <table:table-cell table:style-name="TableCell2006">
            <text:p text:style-name="P2007">5</text:p>
          </table:table-cell>
          <table:table-cell table:style-name="TableCell2008">
            <text:p text:style-name="P2009">6</text:p>
          </table:table-cell>
          <table:table-cell table:style-name="TableCell2010">
            <text:p text:style-name="P2011">7</text:p>
          </table:table-cell>
          <table:table-cell table:style-name="TableCell2012">
            <text:p text:style-name="P2013">8</text:p>
          </table:table-cell>
          <table:table-cell table:style-name="TableCell2014">
            <text:p text:style-name="P2015">9</text:p>
          </table:table-cell>
          <table:table-cell table:style-name="TableCell2016">
            <text:p text:style-name="P2017">10</text:p>
          </table:table-cell>
          <table:table-cell table:style-name="TableCell2018">
            <text:p text:style-name="P2019">11</text:p>
          </table:table-cell>
          <table:table-cell table:style-name="TableCell2020">
            <text:p text:style-name="P2021">12</text:p>
          </table:table-cell>
          <table:table-cell table:style-name="TableCell2022">
            <text:p text:style-name="P2023">13</text:p>
          </table:table-cell>
          <table:table-cell table:style-name="TableCell2024">
            <text:p text:style-name="P2025">14</text:p>
          </table:table-cell>
          <table:table-cell table:style-name="TableCell2026">
            <text:p text:style-name="P2027">15</text:p>
          </table:table-cell>
          <table:table-cell table:style-name="TableCell2028">
            <text:p text:style-name="P2029">16</text:p>
          </table:table-cell>
          <table:table-cell table:style-name="TableCell2030">
            <text:p text:style-name="P2031">17</text:p>
          </table:table-cell>
          <table:table-cell table:style-name="TableCell2032">
            <text:p text:style-name="P2033">18</text:p>
          </table:table-cell>
          <table:table-cell table:style-name="TableCell2034">
            <text:p text:style-name="P2035">19</text:p>
          </table:table-cell>
          <table:table-cell table:style-name="TableCell2036">
            <text:p text:style-name="P2037">20</text:p>
          </table:table-cell>
          <table:table-cell table:style-name="TableCell2038">
            <text:p text:style-name="P2039">21</text:p>
          </table:table-cell>
          <table:table-cell table:style-name="TableCell2040">
            <text:p text:style-name="P2041">22</text:p>
          </table:table-cell>
          <table:table-cell table:style-name="TableCell2042">
            <text:p text:style-name="P2043">23</text:p>
          </table:table-cell>
          <table:table-cell table:style-name="TableCell2044">
            <text:p text:style-name="P2045">24</text:p>
          </table:table-cell>
          <table:table-cell table:style-name="TableCell2046">
            <text:p text:style-name="P2047">25</text:p>
          </table:table-cell>
          <table:table-cell table:style-name="TableCell2048">
            <text:p text:style-name="P2049">26</text:p>
          </table:table-cell>
          <table:table-cell table:style-name="TableCell2050">
            <text:p text:style-name="P2051">27</text:p>
          </table:table-cell>
          <table:table-cell table:style-name="TableCell2052">
            <text:p text:style-name="P2053">28</text:p>
          </table:table-cell>
        </table:table-row>
        <table:table-row table:style-name="TableRow2054">
          <table:covered-table-cell>
            <text:p text:style-name="Normal"/>
          </table:covered-table-cell>
          <table:table-cell table:style-name="TableCell2055">
            <text:p text:style-name="P2056"/>
          </table:table-cell>
          <table:table-cell table:style-name="TableCell2057">
            <text:p text:style-name="P2058"/>
          </table:table-cell>
          <table:table-cell table:style-name="TableCell2059">
            <text:p text:style-name="P2060"/>
          </table:table-cell>
          <table:table-cell table:style-name="TableCell2061">
            <text:p text:style-name="P2062"/>
          </table:table-cell>
          <table:table-cell table:style-name="TableCell2063">
            <text:p text:style-name="P2064"/>
          </table:table-cell>
          <table:table-cell table:style-name="TableCell2065">
            <text:p text:style-name="P2066"/>
          </table:table-cell>
          <table:table-cell table:style-name="TableCell2067">
            <text:p text:style-name="P2068"/>
          </table:table-cell>
          <table:table-cell table:style-name="TableCell2069">
            <text:p text:style-name="P2070"/>
          </table:table-cell>
          <table:table-cell table:style-name="TableCell2071">
            <text:p text:style-name="P2072"/>
          </table:table-cell>
          <table:table-cell table:style-name="TableCell2073">
            <text:p text:style-name="P2074"/>
          </table:table-cell>
          <table:table-cell table:style-name="TableCell2075">
            <text:p text:style-name="P2076"/>
          </table:table-cell>
          <table:table-cell table:style-name="TableCell2077">
            <text:p text:style-name="P2078"/>
          </table:table-cell>
          <table:table-cell table:style-name="TableCell2079">
            <text:p text:style-name="P2080"/>
          </table:table-cell>
          <table:table-cell table:style-name="TableCell2081">
            <text:p text:style-name="P2082"/>
          </table:table-cell>
          <table:table-cell table:style-name="TableCell2083">
            <text:p text:style-name="P2084"/>
          </table:table-cell>
          <table:table-cell table:style-name="TableCell2085">
            <text:p text:style-name="P2086"/>
          </table:table-cell>
          <table:table-cell table:style-name="TableCell2087">
            <text:p text:style-name="P2088"/>
          </table:table-cell>
          <table:table-cell table:style-name="TableCell2089">
            <text:p text:style-name="P2090"/>
          </table:table-cell>
          <table:table-cell table:style-name="TableCell2091">
            <text:p text:style-name="P2092"/>
          </table:table-cell>
          <table:table-cell table:style-name="TableCell2093">
            <text:p text:style-name="P2094"/>
          </table:table-cell>
          <table:table-cell table:style-name="TableCell2095">
            <text:p text:style-name="P2096"/>
          </table:table-cell>
          <table:table-cell table:style-name="TableCell2097">
            <text:p text:style-name="P2098"/>
          </table:table-cell>
          <table:table-cell table:style-name="TableCell2099">
            <text:p text:style-name="P2100"/>
          </table:table-cell>
          <table:table-cell table:style-name="TableCell2101">
            <text:p text:style-name="P2102"/>
          </table:table-cell>
          <table:table-cell table:style-name="TableCell2103">
            <text:p text:style-name="P2104"/>
          </table:table-cell>
          <table:table-cell table:style-name="TableCell2105">
            <text:p text:style-name="P2106"/>
          </table:table-cell>
          <table:table-cell table:style-name="TableCell2107">
            <text:p text:style-name="P2108"/>
          </table:table-cell>
          <table:table-cell table:style-name="TableCell2109">
            <text:p text:style-name="P2110"/>
          </table:table-cell>
        </table:table-row>
        <table:table-row table:style-name="TableRow2111">
          <table:table-cell table:style-name="TableCell2112">
            <text:p text:style-name="P2113"><text:span text:style-name="T2114">Jan-</text:span><text:span text:style-name="T2115"><text:s/></text:span><text:span text:style-name="T2116">2023</text:span></text:p>
          </table:table-cell>
          <table:table-cell table:style-name="TableCell2117">
            <text:p text:style-name="P2118"/>
          </table:table-cell>
          <table:table-cell table:style-name="TableCell2119">
            <text:p text:style-name="P2120"/>
          </table:table-cell>
          <table:table-cell table:style-name="TableCell2121">
            <text:p text:style-name="P2122"/>
          </table:table-cell>
          <table:table-cell table:style-name="TableCell2123">
            <text:p text:style-name="P2124"/>
          </table:table-cell>
          <table:table-cell table:style-name="TableCell2125">
            <text:p text:style-name="P2126"/>
          </table:table-cell>
          <table:table-cell table:style-name="TableCell2127">
            <text:p text:style-name="P2128"/>
          </table:table-cell>
          <table:table-cell table:style-name="TableCell2129">
            <text:p text:style-name="P2130"/>
          </table:table-cell>
          <table:table-cell table:style-name="TableCell2131">
            <text:p text:style-name="P2132"/>
          </table:table-cell>
          <table:table-cell table:style-name="TableCell2133">
            <text:p text:style-name="P2134"/>
          </table:table-cell>
          <table:table-cell table:style-name="TableCell2135">
            <text:p text:style-name="P2136"/>
          </table:table-cell>
          <table:table-cell table:style-name="TableCell2137">
            <text:p text:style-name="P2138"/>
          </table:table-cell>
          <table:table-cell table:style-name="TableCell2139">
            <text:p text:style-name="P2140"/>
          </table:table-cell>
          <table:table-cell table:style-name="TableCell2141">
            <text:p text:style-name="P2142"/>
          </table:table-cell>
          <table:table-cell table:style-name="TableCell2143">
            <text:p text:style-name="P2144"/>
          </table:table-cell>
          <table:table-cell table:style-name="TableCell2145">
            <text:p text:style-name="P2146"/>
          </table:table-cell>
          <table:table-cell table:style-name="TableCell2147">
            <text:p text:style-name="P2148"/>
          </table:table-cell>
          <table:table-cell table:style-name="TableCell2149">
            <text:p text:style-name="P2150"/>
          </table:table-cell>
          <table:table-cell table:style-name="TableCell2151">
            <text:p text:style-name="P2152"/>
          </table:table-cell>
          <table:table-cell table:style-name="TableCell2153">
            <text:p text:style-name="P2154"/>
          </table:table-cell>
          <table:table-cell table:style-name="TableCell2155">
            <text:p text:style-name="P2156"/>
          </table:table-cell>
          <table:table-cell table:style-name="TableCell2157">
            <text:p text:style-name="P2158"/>
          </table:table-cell>
          <table:table-cell table:style-name="TableCell2159">
            <text:p text:style-name="P2160"/>
          </table:table-cell>
          <table:table-cell table:style-name="TableCell2161">
            <text:p text:style-name="P2162"/>
          </table:table-cell>
          <table:table-cell table:style-name="TableCell2163">
            <text:p text:style-name="P2164"/>
          </table:table-cell>
          <table:table-cell table:style-name="TableCell2165">
            <text:p text:style-name="P2166"/>
          </table:table-cell>
          <table:table-cell table:style-name="TableCell2167">
            <text:p text:style-name="P2168"/>
          </table:table-cell>
          <table:table-cell table:style-name="TableCell2169">
            <text:p text:style-name="P2170"/>
          </table:table-cell>
          <table:table-cell table:style-name="TableCell2171">
            <text:p text:style-name="P2172"/>
          </table:table-cell>
        </table:table-row>
      </table:table>
      <text:p text:style-name="P2173"><text:span text:style-name="T2174">Note</text:span><text:span text:style-name="T2175"><text:s/></text:span><text:span text:style-name="T2176">:</text:span></text:p>
      <text:list text:style-name="WWNum3" text:continue-numbering="true">
        <text:list-item>
          <text:list>
            <text:list-item>
              <text:p text:style-name="P2177"><text:span text:style-name="T2178">Attendance</text:span><text:span text:style-name="T2179"><text:s/></text:span><text:span text:style-name="T2180">Sheet</text:span><text:span text:style-name="T2181"><text:s/></text:span><text:span text:style-name="T2182">should</text:span><text:span text:style-name="T2183"><text:s/></text:span><text:span text:style-name="T2184">remain</text:span><text:span text:style-name="T2185"><text:s/></text:span><text:span text:style-name="T2186">affixed</text:span><text:span text:style-name="T2187"><text:s/></text:span><text:span text:style-name="T2188">in</text:span><text:span text:style-name="T2189"><text:s/></text:span><text:span text:style-name="T2190">Daily</text:span><text:span text:style-name="T2191"><text:s/></text:span><text:span text:style-name="T2192">Training</text:span><text:span text:style-name="T2193"><text:s/></text:span><text:span text:style-name="T2194">Diary.</text:span><text:span text:style-name="T2195"><text:s/></text:span><text:span text:style-name="T2196">Do</text:span><text:span text:style-name="T2197"><text:s/></text:span><text:span text:style-name="T2198">not</text:span><text:span text:style-name="T2199"><text:s/></text:span><text:span text:style-name="T2200">remove</text:span><text:span text:style-name="T2201"><text:s/></text:span><text:span text:style-name="T2202">or</text:span><text:span text:style-name="T2203"><text:s/></text:span><text:span text:style-name="T2204">tear</text:span><text:span text:style-name="T2205"><text:s/></text:span><text:span text:style-name="T2206">it</text:span><text:span text:style-name="T2207"><text:s/></text:span><text:span text:style-name="T2208">off.</text:span></text:p>
            </text:list-item>
            <text:list-item>
              <text:p text:style-name="P2209"><text:span text:style-name="T2210">Students should sign/initial in the</text:span><text:span text:style-name="T2211"><text:s/></text:span><text:span text:style-name="T2212">attendance column. Do not mark</text:span><text:span text:style-name="T2213"><text:s/></text:span><text:span text:style-name="T2214">‘P’</text:span></text:p>
            </text:list-item>
            <text:list-item>
              <text:p text:style-name="P2215"><text:span text:style-name="T2216">Holidays</text:span><text:span text:style-name="T2217"><text:s/></text:span><text:span text:style-name="T2218">should</text:span><text:span text:style-name="T2219"><text:s/></text:span><text:span text:style-name="T2220">be</text:span><text:span text:style-name="T2221"><text:s/></text:span><text:span text:style-name="T2222">marked</text:span><text:span text:style-name="T2223"><text:s/></text:span><text:span text:style-name="T2224">in</text:span><text:span text:style-name="T2225"><text:s/></text:span><text:span text:style-name="T2226">Red</text:span><text:span text:style-name="T2227"><text:s/></text:span><text:span text:style-name="T2228">Ink</text:span><text:span text:style-name="T2229"><text:s/></text:span><text:span text:style-name="T2230">in</text:span><text:span text:style-name="T2231"><text:s/></text:span><text:span text:style-name="T2232">the</text:span><text:span text:style-name="T2233"><text:s/></text:span><text:span text:style-name="T2234">attendance</text:span><text:span text:style-name="T2235"><text:s/></text:span><text:span text:style-name="T2236">column.</text:span><text:span text:style-name="T2237"><text:s/></text:span><text:span text:style-name="T2238">Absent</text:span><text:span text:style-name="T2239"><text:s/></text:span><text:span text:style-name="T2240">should</text:span><text:span text:style-name="T2241"><text:s/></text:span><text:span text:style-name="T2242">be</text:span><text:span text:style-name="T2243"><text:s/></text:span><text:span text:style-name="T2244">marked</text:span><text:span text:style-name="T2245"><text:s/></text:span><text:span text:style-name="T2246">as</text:span><text:span text:style-name="T2247"><text:s/></text:span><text:span text:style-name="T2248">‘A’</text:span><text:span text:style-name="T2249"><text:s/></text:span><text:span text:style-name="T2250">in</text:span><text:span text:style-name="T2251"><text:s/></text:span><text:span text:style-name="T2252">Red</text:span><text:span text:style-name="T2253"><text:s/></text:span><text:span text:style-name="T2254">Ink.</text:span></text:p>
            </text:list-item>
          </text:list>
        </text:list-item>
      </text:list>
      <text:h text:style-name="P2255" text:outline-level="2"><text:span text:style-name="T2256">Signature of Company internship</text:span><text:span text:style-name="T2257"><text:s/></text:span><text:span text:style-name="T2258">supervisor / Dept.</text:span><text:span text:style-name="T2259"><text:s/></text:span><text:span text:style-name="T2260">Mentor with</text:span></text:h>
      <text:p text:style-name="P2261"><text:span text:style-name="T2262">company</text:span><text:span text:style-name="T2263"><text:s/></text:span><text:span text:style-name="T2264">stamp/</text:span><text:span text:style-name="T2265"><text:s/></text:span><text:span text:style-name="T2266">seal</text:span></text:p>
      <text:p text:style-name="P2267"/>
      <text:p text:style-name="P2268"><text:span text:style-name="T2269">(Name</text:span><text:span text:style-name="T2270"><text:tab/></text:span><text:span text:style-name="T2271">)</text:span><text:span text:style-name="T2272"><text:s/></text:span><text:span text:style-name="T2273">Contact</text:span><text:span text:style-name="T2274"><text:s/></text:span><text:span text:style-name="T2275">No.</text:span></text:p>
      <text:p text:style-name="P2276"/>
      <text:p text:style-name="P2297"/>
      <text:list text:style-name="WWNum3" text:continue-numbering="true">
        <text:list-item>
          <text:list>
            <text:list-item>
              <text:p text:style-name="P2298"><text:span text:style-name="T2299">SUPERVISOR</text:span><text:span text:style-name="T2300"><text:s/></text:span><text:span text:style-name="T2301">EVALUATION</text:span><text:span text:style-name="T2302"><text:s/></text:span><text:span text:style-name="T2303">OF</text:span><text:span text:style-name="T2304"><text:s/></text:span><text:span text:style-name="T2305">INTERN</text:span></text:p>
            </text:list-item>
          </text:list>
        </text:list-item>
      </text:list>
      <text:p text:style-name="P2306"/>
      <text:p text:style-name="P2307"><text:span text:style-name="T2308">Student</text:span><text:span text:style-name="T2309"><text:s/></text:span><text:span text:style-name="T2310">Name:</text:span><text:span text:style-name="T2311"><text:s/></text:span><text:span text:style-name="T2312">Mr.</text:span><text:span text:style-name="T2313"><text:s/>Devrat Yashraj Deepak</text:span><text:span text:style-name="T2314"><text:tab/></text:span><text:span text:style-name="T2315">Date:</text:span><text:span text:style-name="T2316"><text:tab/></text:span><text:span text:style-name="T2317"><text:tab/></text:span><text:span text:style-name="T2318"><text:s/>Work</text:span><text:span text:style-name="T2319"><text:s/></text:span><text:span text:style-name="T2320">Supervisor:</text:span><text:span text:style-name="T2321"><text:s/></text:span><text:span text:style-name="T2322">Mr. Aman Kesarwani</text:span><text:span text:style-name="T2323"><text:tab/></text:span><text:span text:style-name="T2324">Title:</text:span><text:span text:style-name="T2325"><text:s/>Data Science Intern</text:span><text:span text:style-name="T2326"><text:tab/></text:span><text:span text:style-name="T2327"><text:tab/></text:span><text:span text:style-name="T2328"><text:s/>Company/Organization:</text:span><text:span text:style-name="T2329"><text:s/></text:span><text:span text:style-name="T2330">Lets Grow More ,<text:s/></text:span><text:span text:style-name="T2331">Allahabad</text:span><text:span text:style-name="T2332"><text:tab/></text:span><text:span text:style-name="T2333"><text:tab/></text:span><text:span text:style-name="T2334"><text:s/></text:span><text:span text:style-name="T2335">Internship</text:span><text:span text:style-name="T2336"><text:s/></text:span><text:span text:style-name="T2337">Address:</text:span><text:span text:style-name="T2338"><text:s/>Jasra</text:span>, Uttar Pradesh<text:span text:style-name="T2339">, India</text:span><text:span text:style-name="T2340"><text:s/></text:span><text:span text:style-name="T2341">-</text:span><text:span text:style-name="T2342"><text:s/></text:span>211001</text:p>
      <text:p text:style-name="P2343"><text:span text:style-name="T2344">Dates</text:span><text:span text:style-name="T2345"><text:s/></text:span><text:span text:style-name="T2346">of</text:span><text:span text:style-name="T2347"><text:s/></text:span><text:span text:style-name="T2348">Internship:</text:span><text:span text:style-name="T2349"><text:s/></text:span><text:span text:style-name="T2350">From</text:span><text:span text:style-name="T2351"><text:s text:c="5"/></text:span><text:span text:style-name="T2352"><text:s/></text:span><text:span text:style-name="T2353">01/03/2023</text:span><text:span text:style-name="T2354"><text:tab/></text:span><text:span text:style-name="T2355">To</text:span><text:span text:style-name="T2356"><text:s text:c="6"/></text:span><text:span text:style-name="T2357">01/04/2023</text:span><text:span text:style-name="T2358"><text:tab/></text:span><text:span text:style-name="T2359"><text:s/></text:span><text:span text:style-name="T2360">Please</text:span><text:span text:style-name="T2361"><text:s/></text:span><text:span text:style-name="T2362">evaluate</text:span><text:span text:style-name="T2363"><text:s/></text:span><text:span text:style-name="T2364">your</text:span><text:span text:style-name="T2365"><text:s/></text:span><text:span text:style-name="T2366">intern</text:span><text:span text:style-name="T2367"><text:s/></text:span><text:span text:style-name="T2368">by</text:span><text:span text:style-name="T2369"><text:s/></text:span><text:span text:style-name="T2370">indicating</text:span><text:span text:style-name="T2371"><text:s/></text:span><text:span text:style-name="T2372">the</text:span><text:span text:style-name="T2373"><text:s/></text:span><text:span text:style-name="T2374">frequency</text:span><text:span text:style-name="T2375"><text:s/></text:span><text:span text:style-name="T2376">with</text:span><text:span text:style-name="T2377"><text:s/></text:span><text:span text:style-name="T2378">which</text:span><text:span text:style-name="T2379"><text:s/></text:span><text:span text:style-name="T2380">you</text:span><text:span text:style-name="T2381"><text:s/></text:span><text:span text:style-name="T2382">observed</text:span><text:span text:style-name="T2383"><text:s/></text:span><text:span text:style-name="T2384">the</text:span><text:span text:style-name="T2385"><text:s/></text:span><text:span text:style-name="T2386">following</text:span><text:span text:style-name="T2387"><text:s/></text:span><text:span text:style-name="T2388">behaviors:</text:span></text:p>
      <table:table table:style-name="Table2389">
        <table:table-columns>
          <table:table-column table:style-name="TableColumn2390"/>
          <table:table-column table:style-name="TableColumn2391"/>
          <table:table-column table:style-name="TableColumn2392"/>
          <table:table-column table:style-name="TableColumn2393"/>
          <table:table-column table:style-name="TableColumn2394"/>
        </table:table-columns>
        <table:table-row table:style-name="TableRow2395">
          <table:table-cell table:style-name="TableCell2396">
            <text:p text:style-name="P2397">Parameters</text:p>
          </table:table-cell>
          <table:table-cell table:style-name="TableCell2398">
            <text:p text:style-name="P2399"><text:span text:style-name="T2400">Needs</text:span><text:span text:style-name="T2401"><text:s/></text:span><text:span text:style-name="T2402">Improvem</text:span><text:span text:style-name="T2403">ent</text:span></text:p>
          </table:table-cell>
          <table:table-cell table:style-name="TableCell2404">
            <text:p text:style-name="P2405"><text:span text:style-name="T2406">Satisfactor</text:span><text:span text:style-name="T2407"><text:s/></text:span><text:span text:style-name="T2408">y</text:span></text:p>
          </table:table-cell>
          <table:table-cell table:style-name="TableCell2409">
            <text:p text:style-name="P2410">Good</text:p>
          </table:table-cell>
          <table:table-cell table:style-name="TableCell2411">
            <text:p text:style-name="P2412">Excellent</text:p>
          </table:table-cell>
        </table:table-row>
        <table:table-row table:style-name="TableRow2413">
          <table:table-cell table:style-name="TableCell2414">
            <text:p text:style-name="P2415">Behaviors</text:p>
          </table:table-cell>
          <table:table-cell table:style-name="TableCell2416">
            <text:p text:style-name="P2417"/>
          </table:table-cell>
          <table:table-cell table:style-name="TableCell2418">
            <text:p text:style-name="P2419"/>
          </table:table-cell>
          <table:table-cell table:style-name="TableCell2420">
            <text:p text:style-name="P2421"/>
          </table:table-cell>
          <table:table-cell table:style-name="TableCell2422">
            <text:p text:style-name="P2423"/>
          </table:table-cell>
        </table:table-row>
        <table:table-row table:style-name="TableRow2424">
          <table:table-cell table:style-name="TableCell2425">
            <text:p text:style-name="P2426"><text:span text:style-name="T2427">Performs</text:span><text:span text:style-name="T2428"><text:s/></text:span><text:span text:style-name="T2429">in</text:span><text:span text:style-name="T2430"><text:s/></text:span><text:span text:style-name="T2431">a</text:span><text:span text:style-name="T2432"><text:s/></text:span><text:span text:style-name="T2433">dependable</text:span><text:span text:style-name="T2434"><text:s/></text:span><text:span text:style-name="T2435">manner</text:span></text:p>
          </table:table-cell>
          <table:table-cell table:style-name="TableCell2436">
            <text:p text:style-name="P2437"/>
          </table:table-cell>
          <table:table-cell table:style-name="TableCell2438">
            <text:p text:style-name="P2439"/>
          </table:table-cell>
          <table:table-cell table:style-name="TableCell2440">
            <text:p text:style-name="P2441"/>
          </table:table-cell>
          <table:table-cell table:style-name="TableCell2442">
            <text:p text:style-name="P2443"/>
          </table:table-cell>
        </table:table-row>
        <table:table-row table:style-name="TableRow2444">
          <table:table-cell table:style-name="TableCell2445">
            <text:p text:style-name="P2446"><text:span text:style-name="T2447">Cooperates</text:span><text:span text:style-name="T2448"><text:s/></text:span><text:span text:style-name="T2449">with</text:span><text:span text:style-name="T2450"><text:s/></text:span><text:span text:style-name="T2451">co-workers</text:span><text:span text:style-name="T2452"><text:s/></text:span><text:span text:style-name="T2453">and</text:span><text:span text:style-name="T2454"><text:s/></text:span><text:span text:style-name="T2455">supervisors</text:span></text:p>
          </table:table-cell>
          <table:table-cell table:style-name="TableCell2456">
            <text:p text:style-name="P2457"/>
          </table:table-cell>
          <table:table-cell table:style-name="TableCell2458">
            <text:p text:style-name="P2459"/>
          </table:table-cell>
          <table:table-cell table:style-name="TableCell2460">
            <text:p text:style-name="P2461"/>
          </table:table-cell>
          <table:table-cell table:style-name="TableCell2462">
            <text:p text:style-name="P2463"/>
          </table:table-cell>
        </table:table-row>
        <table:table-row table:style-name="TableRow2464">
          <table:table-cell table:style-name="TableCell2465">
            <text:p text:style-name="P2466"><text:span text:style-name="T2467">Shows</text:span><text:span text:style-name="T2468"><text:s/></text:span><text:span text:style-name="T2469">interest</text:span><text:span text:style-name="T2470"><text:s/></text:span><text:span text:style-name="T2471">in</text:span><text:span text:style-name="T2472"><text:s/></text:span><text:span text:style-name="T2473">work</text:span></text:p>
          </table:table-cell>
          <table:table-cell table:style-name="TableCell2474">
            <text:p text:style-name="P2475"/>
          </table:table-cell>
          <table:table-cell table:style-name="TableCell2476">
            <text:p text:style-name="P2477"/>
          </table:table-cell>
          <table:table-cell table:style-name="TableCell2478">
            <text:p text:style-name="P2479"/>
          </table:table-cell>
          <table:table-cell table:style-name="TableCell2480">
            <text:p text:style-name="P2481"/>
          </table:table-cell>
        </table:table-row>
        <table:table-row table:style-name="TableRow2482">
          <table:table-cell table:style-name="TableCell2483">
            <text:p text:style-name="P2484"><text:span text:style-name="T2485">Learns</text:span><text:span text:style-name="T2486"><text:s/></text:span><text:span text:style-name="T2487">quickly</text:span></text:p>
          </table:table-cell>
          <table:table-cell table:style-name="TableCell2488">
            <text:p text:style-name="P2489"/>
          </table:table-cell>
          <table:table-cell table:style-name="TableCell2490">
            <text:p text:style-name="P2491"/>
          </table:table-cell>
          <table:table-cell table:style-name="TableCell2492">
            <text:p text:style-name="P2493"/>
          </table:table-cell>
          <table:table-cell table:style-name="TableCell2494">
            <text:p text:style-name="P2495"/>
          </table:table-cell>
        </table:table-row>
        <table:table-row table:style-name="TableRow2496">
          <table:table-cell table:style-name="TableCell2497">
            <text:p text:style-name="P2498"><text:span text:style-name="T2499">Shows</text:span><text:span text:style-name="T2500"><text:s/></text:span><text:span text:style-name="T2501">initiative</text:span></text:p>
          </table:table-cell>
          <table:table-cell table:style-name="TableCell2502">
            <text:p text:style-name="P2503"/>
          </table:table-cell>
          <table:table-cell table:style-name="TableCell2504">
            <text:p text:style-name="P2505"/>
          </table:table-cell>
          <table:table-cell table:style-name="TableCell2506">
            <text:p text:style-name="P2507"/>
          </table:table-cell>
          <table:table-cell table:style-name="TableCell2508">
            <text:p text:style-name="P2509"/>
          </table:table-cell>
        </table:table-row>
        <table:table-row table:style-name="TableRow2510">
          <table:table-cell table:style-name="TableCell2511">
            <text:p text:style-name="P2512"><text:span text:style-name="T2513">Produces</text:span><text:span text:style-name="T2514"><text:s/></text:span><text:span text:style-name="T2515">high</text:span><text:span text:style-name="T2516"><text:s/></text:span><text:span text:style-name="T2517">quality</text:span><text:span text:style-name="T2518"><text:s/></text:span><text:span text:style-name="T2519">work</text:span></text:p>
          </table:table-cell>
          <table:table-cell table:style-name="TableCell2520">
            <text:p text:style-name="P2521"/>
          </table:table-cell>
          <table:table-cell table:style-name="TableCell2522">
            <text:p text:style-name="P2523"/>
          </table:table-cell>
          <table:table-cell table:style-name="TableCell2524">
            <text:p text:style-name="P2525"/>
          </table:table-cell>
          <table:table-cell table:style-name="TableCell2526">
            <text:p text:style-name="P2527"/>
          </table:table-cell>
        </table:table-row>
        <table:table-row table:style-name="TableRow2528">
          <table:table-cell table:style-name="TableCell2529">
            <text:p text:style-name="P2530"><text:span text:style-name="T2531">Accepts</text:span><text:span text:style-name="T2532"><text:s/></text:span><text:span text:style-name="T2533">responsibility</text:span></text:p>
          </table:table-cell>
          <table:table-cell table:style-name="TableCell2534">
            <text:p text:style-name="P2535"/>
          </table:table-cell>
          <table:table-cell table:style-name="TableCell2536">
            <text:p text:style-name="P2537"/>
          </table:table-cell>
          <table:table-cell table:style-name="TableCell2538">
            <text:p text:style-name="P2539"/>
          </table:table-cell>
          <table:table-cell table:style-name="TableCell2540">
            <text:p text:style-name="P2541"/>
          </table:table-cell>
        </table:table-row>
        <table:table-row table:style-name="TableRow2542">
          <table:table-cell table:style-name="TableCell2543">
            <text:p text:style-name="P2544">Accepts criticism</text:p>
          </table:table-cell>
          <table:table-cell table:style-name="TableCell2545">
            <text:p text:style-name="P2546"/>
          </table:table-cell>
          <table:table-cell table:style-name="TableCell2547">
            <text:p text:style-name="P2548"/>
          </table:table-cell>
          <table:table-cell table:style-name="TableCell2549">
            <text:p text:style-name="P2550"/>
          </table:table-cell>
          <table:table-cell table:style-name="TableCell2551">
            <text:p text:style-name="P2552"/>
          </table:table-cell>
        </table:table-row>
        <table:table-row table:style-name="TableRow2553">
          <table:table-cell table:style-name="TableCell2554">
            <text:p text:style-name="P2555"><text:span text:style-name="T2556">Demonstrates</text:span><text:span text:style-name="T2557"><text:s/></text:span><text:span text:style-name="T2558">organizational</text:span><text:span text:style-name="T2559"><text:s/></text:span><text:span text:style-name="T2560">skills</text:span></text:p>
          </table:table-cell>
          <table:table-cell table:style-name="TableCell2561">
            <text:p text:style-name="P2562"/>
          </table:table-cell>
          <table:table-cell table:style-name="TableCell2563">
            <text:p text:style-name="P2564"/>
          </table:table-cell>
          <table:table-cell table:style-name="TableCell2565">
            <text:p text:style-name="P2566"/>
          </table:table-cell>
          <table:table-cell table:style-name="TableCell2567">
            <text:p text:style-name="P2568"/>
          </table:table-cell>
        </table:table-row>
        <table:table-row table:style-name="TableRow2569">
          <table:table-cell table:style-name="TableCell2570">
            <text:p text:style-name="P2571"><text:span text:style-name="T2572">Uses</text:span><text:span text:style-name="T2573"><text:s/></text:span><text:span text:style-name="T2574">technical</text:span><text:span text:style-name="T2575"><text:s/></text:span><text:span text:style-name="T2576">knowledge</text:span><text:span text:style-name="T2577"><text:s/></text:span><text:span text:style-name="T2578">and</text:span></text:p>
            <text:p text:style-name="P2579">expertise</text:p>
          </table:table-cell>
          <table:table-cell table:style-name="TableCell2580">
            <text:p text:style-name="P2581"/>
          </table:table-cell>
          <table:table-cell table:style-name="TableCell2582">
            <text:p text:style-name="P2583"/>
          </table:table-cell>
          <table:table-cell table:style-name="TableCell2584">
            <text:p text:style-name="P2585"/>
          </table:table-cell>
          <table:table-cell table:style-name="TableCell2586">
            <text:p text:style-name="P2587"/>
          </table:table-cell>
        </table:table-row>
        <table:table-row table:style-name="TableRow2588">
          <table:table-cell table:style-name="TableCell2589">
            <text:p text:style-name="P2590"><text:span text:style-name="T2591">Shows</text:span><text:span text:style-name="T2592"><text:s/></text:span><text:span text:style-name="T2593">good</text:span><text:span text:style-name="T2594"><text:s/></text:span><text:span text:style-name="T2595">judgment</text:span></text:p>
          </table:table-cell>
          <table:table-cell table:style-name="TableCell2596">
            <text:p text:style-name="P2597"/>
          </table:table-cell>
          <table:table-cell table:style-name="TableCell2598">
            <text:p text:style-name="P2599"/>
          </table:table-cell>
          <table:table-cell table:style-name="TableCell2600">
            <text:p text:style-name="P2601"/>
          </table:table-cell>
          <table:table-cell table:style-name="TableCell2602">
            <text:p text:style-name="P2603"/>
          </table:table-cell>
        </table:table-row>
        <table:table-row table:style-name="TableRow2604">
          <table:table-cell table:style-name="TableCell2605">
            <text:p text:style-name="P2606"><text:span text:style-name="T2607">Demonstrates</text:span><text:span text:style-name="T2608"><text:s/></text:span><text:span text:style-name="T2609">creativity/originality</text:span></text:p>
          </table:table-cell>
          <table:table-cell table:style-name="TableCell2610">
            <text:p text:style-name="P2611"/>
          </table:table-cell>
          <table:table-cell table:style-name="TableCell2612">
            <text:p text:style-name="P2613"/>
          </table:table-cell>
          <table:table-cell table:style-name="TableCell2614">
            <text:p text:style-name="P2615"/>
          </table:table-cell>
          <table:table-cell table:style-name="TableCell2616">
            <text:p text:style-name="P2617"/>
          </table:table-cell>
        </table:table-row>
        <table:table-row table:style-name="TableRow2618">
          <table:table-cell table:style-name="TableCell2619">
            <text:p text:style-name="P2620"><text:span text:style-name="T2621">Analyzes</text:span><text:span text:style-name="T2622"><text:s/></text:span><text:span text:style-name="T2623">problems</text:span><text:span text:style-name="T2624"><text:s/></text:span><text:span text:style-name="T2625">effectively</text:span></text:p>
          </table:table-cell>
          <table:table-cell table:style-name="TableCell2626">
            <text:p text:style-name="P2627"/>
          </table:table-cell>
          <table:table-cell table:style-name="TableCell2628">
            <text:p text:style-name="P2629"/>
          </table:table-cell>
          <table:table-cell table:style-name="TableCell2630">
            <text:p text:style-name="P2631"/>
          </table:table-cell>
          <table:table-cell table:style-name="TableCell2632">
            <text:p text:style-name="P2633"/>
          </table:table-cell>
        </table:table-row>
        <table:table-row table:style-name="TableRow2634">
          <table:table-cell table:style-name="TableCell2635">
            <text:p text:style-name="P2636"><text:span text:style-name="T2637">Is</text:span><text:span text:style-name="T2638"><text:s/></text:span><text:span text:style-name="T2639">self-reliant</text:span></text:p>
          </table:table-cell>
          <table:table-cell table:style-name="TableCell2640">
            <text:p text:style-name="P2641"/>
          </table:table-cell>
          <table:table-cell table:style-name="TableCell2642">
            <text:p text:style-name="P2643"/>
          </table:table-cell>
          <table:table-cell table:style-name="TableCell2644">
            <text:p text:style-name="P2645"/>
          </table:table-cell>
          <table:table-cell table:style-name="TableCell2646">
            <text:p text:style-name="P2647"/>
          </table:table-cell>
        </table:table-row>
        <table:table-row table:style-name="TableRow2648">
          <table:table-cell table:style-name="TableCell2649">
            <text:p text:style-name="P2650"><text:span text:style-name="T2651">Communicates</text:span><text:span text:style-name="T2652"><text:s/></text:span><text:span text:style-name="T2653">well</text:span></text:p>
          </table:table-cell>
          <table:table-cell table:style-name="TableCell2654">
            <text:p text:style-name="P2655"/>
          </table:table-cell>
          <table:table-cell table:style-name="TableCell2656">
            <text:p text:style-name="P2657"/>
          </table:table-cell>
          <table:table-cell table:style-name="TableCell2658">
            <text:p text:style-name="P2659"/>
          </table:table-cell>
          <table:table-cell table:style-name="TableCell2660">
            <text:p text:style-name="P2661"/>
          </table:table-cell>
        </table:table-row>
        <text:soft-page-break/>
        <table:table-row table:style-name="TableRow2662">
          <table:table-cell table:style-name="TableCell2663">
            <text:p text:style-name="P2664"><text:span text:style-name="T2665">Writes</text:span><text:span text:style-name="T2666"><text:s/></text:span><text:span text:style-name="T2667">effectively</text:span></text:p>
          </table:table-cell>
          <table:table-cell table:style-name="TableCell2668">
            <text:p text:style-name="P2669"/>
          </table:table-cell>
          <table:table-cell table:style-name="TableCell2670">
            <text:p text:style-name="P2671"/>
          </table:table-cell>
          <table:table-cell table:style-name="TableCell2672">
            <text:p text:style-name="P2673"/>
          </table:table-cell>
          <table:table-cell table:style-name="TableCell2674">
            <text:p text:style-name="P2675"/>
          </table:table-cell>
        </table:table-row>
        <table:table-row table:style-name="TableRow2676">
          <table:table-cell table:style-name="TableCell2677">
            <text:p text:style-name="P2678"><text:span text:style-name="T2679">Has</text:span><text:span text:style-name="T2680"><text:s/></text:span><text:span text:style-name="T2681">a</text:span><text:span text:style-name="T2682"><text:s/></text:span><text:span text:style-name="T2683">professional</text:span><text:span text:style-name="T2684"><text:s/></text:span><text:span text:style-name="T2685">attitude</text:span></text:p>
          </table:table-cell>
          <table:table-cell table:style-name="TableCell2686">
            <text:p text:style-name="P2687"/>
          </table:table-cell>
          <table:table-cell table:style-name="TableCell2688">
            <text:p text:style-name="P2689"/>
          </table:table-cell>
          <table:table-cell table:style-name="TableCell2690">
            <text:p text:style-name="P2691"/>
          </table:table-cell>
          <table:table-cell table:style-name="TableCell2692">
            <text:p text:style-name="P2693"/>
          </table:table-cell>
        </table:table-row>
        <table:table-row table:style-name="TableRow2694">
          <table:table-cell table:style-name="TableCell2695">
            <text:p text:style-name="P2696"><text:span text:style-name="T2697">Gives</text:span><text:span text:style-name="T2698"><text:s/></text:span><text:span text:style-name="T2699">a</text:span><text:span text:style-name="T2700"><text:s/></text:span><text:span text:style-name="T2701">professional</text:span><text:span text:style-name="T2702"><text:s/></text:span><text:span text:style-name="T2703">appearance</text:span></text:p>
          </table:table-cell>
          <table:table-cell table:style-name="TableCell2704">
            <text:p text:style-name="P2705"/>
          </table:table-cell>
          <table:table-cell table:style-name="TableCell2706">
            <text:p text:style-name="P2707"/>
          </table:table-cell>
          <table:table-cell table:style-name="TableCell2708">
            <text:p text:style-name="P2709"/>
          </table:table-cell>
          <table:table-cell table:style-name="TableCell2710">
            <text:p text:style-name="P2711"/>
          </table:table-cell>
        </table:table-row>
      </table:table>
      <text:p text:style-name="P2712"/>
      <table:table table:style-name="Table2713">
        <table:table-columns>
          <table:table-column table:style-name="TableColumn2714"/>
          <table:table-column table:style-name="TableColumn2715"/>
          <table:table-column table:style-name="TableColumn2716"/>
          <table:table-column table:style-name="TableColumn2717"/>
          <table:table-column table:style-name="TableColumn2718"/>
        </table:table-columns>
        <table:table-row table:style-name="TableRow2719">
          <table:table-cell table:style-name="TableCell2720">
            <text:p text:style-name="P2721"><text:span text:style-name="T2722">Is</text:span><text:span text:style-name="T2723"><text:s/></text:span><text:span text:style-name="T2724">punctual</text:span></text:p>
          </table:table-cell>
          <table:table-cell table:style-name="TableCell2725">
            <text:p text:style-name="P2726"/>
          </table:table-cell>
          <table:table-cell table:style-name="TableCell2727">
            <text:p text:style-name="P2728"/>
          </table:table-cell>
          <table:table-cell table:style-name="TableCell2729">
            <text:p text:style-name="P2730"/>
          </table:table-cell>
          <table:table-cell table:style-name="TableCell2731">
            <text:p text:style-name="P2732"/>
          </table:table-cell>
        </table:table-row>
        <table:table-row table:style-name="TableRow2733">
          <table:table-cell table:style-name="TableCell2734">
            <text:p text:style-name="P2735"><text:span text:style-name="T2736">Uses</text:span><text:span text:style-name="T2737"><text:s/></text:span><text:span text:style-name="T2738">time</text:span><text:span text:style-name="T2739"><text:s/></text:span><text:span text:style-name="T2740">effectively</text:span></text:p>
          </table:table-cell>
          <table:table-cell table:style-name="TableCell2741">
            <text:p text:style-name="P2742"/>
          </table:table-cell>
          <table:table-cell table:style-name="TableCell2743">
            <text:p text:style-name="P2744"/>
          </table:table-cell>
          <table:table-cell table:style-name="TableCell2745">
            <text:p text:style-name="P2746"/>
          </table:table-cell>
          <table:table-cell table:style-name="TableCell2747">
            <text:p text:style-name="P2748"/>
          </table:table-cell>
        </table:table-row>
      </table:table>
      <text:soft-page-break/>
      <text:p text:style-name="P2749"><text:span text:style-name="T2770">Overall</text:span><text:span text:style-name="T2771"><text:s/></text:span><text:span text:style-name="T2772">performance</text:span><text:span text:style-name="T2773"><text:s/></text:span><text:span text:style-name="T2774">of</text:span><text:span text:style-name="T2775"><text:s/></text:span><text:span text:style-name="T2776">student</text:span><text:span text:style-name="T2777"><text:s/></text:span><text:span text:style-name="T2778">intern</text:span><text:span text:style-name="T2779"><text:s/></text:span><text:span text:style-name="T2780">(circle</text:span><text:span text:style-name="T2781"><text:s/></text:span><text:span text:style-name="T2782">one):</text:span></text:p>
      <text:p text:style-name="P2783"><text:span text:style-name="T2784">(Needs</text:span><text:span text:style-name="T2785"><text:s/></text:span><text:span text:style-name="T2786">improvement/</text:span><text:span text:style-name="T2787"><text:s/></text:span><text:span text:style-name="T2788">Satisfactory/</text:span><text:span text:style-name="T2789"><text:tab/></text:span><text:span text:style-name="T2790">Good/</text:span><text:span text:style-name="T2791"><text:tab/></text:span><text:span text:style-name="T2792">Excellent)</text:span></text:p>
      <text:p text:style-name="P2793"/>
      <text:p text:style-name="P2794"><text:span text:style-name="T2795">Additional</text:span><text:span text:style-name="T2796"><text:s/></text:span><text:span text:style-name="T2797">comments,</text:span><text:span text:style-name="T2798"><text:s/></text:span><text:span text:style-name="T2799">if</text:span><text:span text:style-name="T2800"><text:s/></text:span><text:span text:style-name="T2801">any:</text:span></text:p>
      <text:p text:style-name="P2802"><text:span text:style-name="T2803">Signature</text:span><text:span text:style-name="T2804"><text:s/></text:span><text:span text:style-name="T2805">of Industry</text:span><text:span text:style-name="T2806"><text:s/></text:span><text:span text:style-name="T2807">supervisor</text:span><text:span text:style-name="T2808"><text:tab/></text:span><text:span text:style-name="T2809">HR</text:span><text:span text:style-name="T2810"><text:s/></text:span><text:span text:style-name="T2811">Manager</text:span><text:span text:style-name="T2812"><text:s/></text:span><text:span text:style-name="T2813"><text:s/></text:span><text:span text:style-name="T2814"><text:tab/></text:span></text:p>
      <text:p text:style-name="P2815"/>
      <text:list text:style-name="WWNum3" text:continue-numbering="true">
        <text:list-item>
          <text:list>
            <text:list-item>
              <text:p text:style-name="P2816"><text:span text:style-name="T2817">STUDENT</text:span><text:span text:style-name="T2818"><text:s/></text:span><text:span text:style-name="T2819">FEEDBACK</text:span><text:span text:style-name="T2820"><text:s/></text:span><text:span text:style-name="T2821">OF</text:span><text:span text:style-name="T2822"><text:s/></text:span><text:span text:style-name="T2823">INTERNSHIP</text:span><text:span text:style-name="T2824"><text:s/></text:span><text:span text:style-name="T2825">(TO</text:span><text:span text:style-name="T2826"><text:s/></text:span><text:span text:style-name="T2827">BE</text:span><text:span text:style-name="T2828"><text:s/></text:span><text:span text:style-name="T2829">FILLED</text:span><text:span text:style-name="T2830"><text:s/></text:span><text:span text:style-name="T2831">BY</text:span><text:span text:style-name="T2832"><text:s/></text:span><text:span text:style-name="T2833">STUDENTS</text:span><text:span text:style-name="T2834"><text:s/></text:span><text:span text:style-name="T2835">AFTER</text:span><text:span text:style-name="T2836"><text:s/></text:span><text:span text:style-name="T2837">INTERNSHIP</text:span><text:span text:style-name="T2838"><text:s/></text:span><text:span text:style-name="T2839">COMPLETION)</text:span></text:p>
            </text:list-item>
          </text:list>
        </text:list-item>
      </text:list>
      <text:p text:style-name="P2840"/>
      <text:section text:name="Sect8" text:style-name="S8">
        <text:p text:style-name="P2841"><text:span text:style-name="T2842">Student Name</text:span><text:span text:style-name="T2843">:</text:span><text:span text:style-name="T2844">Mr. Devrat Yashraj Deepak</text:span></text:p>
        <text:p text:style-name="P2845"><text:span text:style-name="T2846">Industrial Supervisor:<text:s/></text:span><text:span text:style-name="T2847">Mr. Aman Kesarwani</text:span></text:p>
        <text:p text:style-name="P2848"><text:span text:style-name="T2849">Supervisor</text:span><text:span text:style-name="T2850"><text:s/></text:span><text:span text:style-name="T2851">Email:letsgrowmoreinfo</text:span><text:span text:style-name="T2852">@gmail.com</text:span></text:p>
        <text:p text:style-name="P2853"><text:span text:style-name="T2854">Date:</text:span><text:span text:style-name="T2855"><text:tab/></text:span><text:span text:style-name="T2856">07/02/2023</text:span><text:span text:style-name="T2857"><text:tab/></text:span><text:span text:style-name="T2858"><text:tab/></text:span><text:span text:style-name="T2859"><text:s/>Title:</text:span><text:span text:style-name="T2860"><text:s/>Data Science</text:span><text:span text:style-name="T2861"><text:s/>Intern</text:span><text:span text:style-name="T2862"><text:tab/></text:span><text:span text:style-name="T2863"><text:tab/></text:span><text:span text:style-name="T2864"><text:s/></text:span><text:span text:style-name="T2865">Internship</text:span><text:span text:style-name="T2866"><text:s/></text:span><text:span text:style-name="T2867">is:</text:span><text:span text:style-name="T2868"><text:s/></text:span><text:span text:style-name="T2869">Paid</text:span><text:span text:style-name="T2870"><text:tab/></text:span><text:span text:style-name="T2871">Unpaid</text:span><text:span text:style-name="T2872"><text:s text:c="2"/>unpaid</text:span><text:span text:style-name="T2873"><text:tab/></text:span></text:p>
      </text:section>
      <text:section text:name="Sect9" text:style-name="S9">
        <text:p text:style-name="P2874"/>
        <text:p text:style-name="P2875"/>
        <text:p text:style-name="P2876"><text:span text:style-name="T2877">Company/Organization:</text:span><text:span text:style-name="T2878"><text:s/>Data Science</text:span><text:span text:style-name="T2879"><text:s/>Intern's</text:span><text:span text:style-name="T2880"><text:tab/></text:span><text:span text:style-name="T2881"><text:s/></text:span><text:span text:style-name="T2882">Internship</text:span><text:span text:style-name="T2883"><text:s/></text:span><text:span text:style-name="T2884">Address:</text:span><text:span text:style-name="T2885"><text:s/>Jasra</text:span>, Uttar Pradesh<text:s/><text:span text:style-name="T2886">,</text:span><text:span text:style-name="T2887"><text:s/></text:span><text:span text:style-name="T2888">India</text:span><text:span text:style-name="T2889"><text:s/></text:span><text:span text:style-name="T2890">-</text:span><text:span text:style-name="T2891"><text:s/></text:span>211001</text:p>
      </text:section>
      <text:section text:name="Sect10" text:style-name="S10">
        <text:p text:style-name="P2892"><text:span text:style-name="T2893">Faculty</text:span><text:span text:style-name="T2894"><text:s/></text:span><text:span text:style-name="T2895">Coordinator:</text:span><text:span text:style-name="T2896"><text:s/></text:span><text:span text:style-name="T2897">Mr.</text:span><text:span text:style-name="T2898"><text:s/>Digambar Padulkar</text:span><text:span text:style-name="T2899"><text:s/></text:span><text:span text:style-name="T2900">Dates of Internship: From:<text:s/></text:span><text:span text:style-name="T2901">01/03/2023</text:span></text:p>
        <text:p text:style-name="P2902"><text:span text:style-name="T2903">***Please</text:span><text:span text:style-name="T2904"><text:s/></text:span><text:span text:style-name="T2905">fill</text:span><text:span text:style-name="T2906"><text:s/></text:span><text:span text:style-name="T2907">out</text:span><text:span text:style-name="T2908"><text:s/></text:span><text:span text:style-name="T2909">the</text:span><text:span text:style-name="T2910"><text:s/></text:span><text:span text:style-name="T2911">above</text:span><text:span text:style-name="T2912"><text:s/></text:span><text:span text:style-name="T2913">in</text:span><text:span text:style-name="T2914"><text:s/></text:span><text:span text:style-name="T2915">full</text:span><text:span text:style-name="T2916"><text:s/></text:span><text:span text:style-name="T2917">detail***</text:span></text:p>
        <text:p text:style-name="P2918"><text:span text:style-name="T2919">Department:</text:span><text:span text:style-name="T2920"><text:s/></text:span><text:span text:style-name="T2921">AI</text:span><text:span text:style-name="T2922"><text:s/></text:span><text:span text:style-name="T2923">&amp;</text:span><text:span text:style-name="T2924"><text:s/></text:span><text:span text:style-name="T2925">DS</text:span><text:span text:style-name="T2926"><text:tab/></text:span><text:span text:style-name="T2927"><text:s/></text:span><text:span text:style-name="T2928">To</text:span><text:span text:style-name="T2929"><text:s/></text:span><text:span text:style-name="T2930">01/04/2023</text:span><text:span text:style-name="T2931"><text:tab/></text:span></text:p>
      </text:section>
      <text:section text:name="Sect11" text:style-name="S11">
        <text:p text:style-name="P2932"/>
        <text:p text:style-name="P2933"/>
        <text:p text:style-name="P2934"><text:span text:style-name="T2935">Give a brief description of your internship work (title and tasks for which you</text:span><text:span text:style-name="T2936"><text:s/></text:span><text:span text:style-name="T2937">were</text:span><text:span text:style-name="T2938"><text:s/></text:span><text:span text:style-name="T2939">responsible):</text:span><text:span text:style-name="T2940"><text:s/></text:span><text:span text:style-name="T2941">Was</text:span><text:span text:style-name="T2942"><text:s/></text:span><text:span text:style-name="T2943">your</text:span><text:span text:style-name="T2944"><text:s/></text:span><text:span text:style-name="T2945">internship</text:span><text:span text:style-name="T2946"><text:s/></text:span><text:span text:style-name="T2947">experience</text:span><text:span text:style-name="T2948"><text:s/></text:span><text:span text:style-name="T2949">related</text:span><text:span text:style-name="T2950"><text:s/></text:span><text:span text:style-name="T2951">to</text:span><text:span text:style-name="T2952"><text:s/></text:span><text:span text:style-name="T2953">your</text:span><text:span text:style-name="T2954"><text:s/></text:span><text:span text:style-name="T2955">major</text:span><text:span text:style-name="T2956"><text:s/></text:span><text:span text:style-name="T2957">area</text:span><text:span text:style-name="T2958"><text:s/></text:span><text:span text:style-name="T2959">of</text:span><text:span text:style-name="T2960"><text:s/></text:span><text:span text:style-name="T2961">study?</text:span></text:p>
        <text:p text:style-name="P2962"/>
        <text:p text:style-name="P2963"/>
        <text:p text:style-name="P2964"/>
        <text:p text:style-name="P2965"/>
        <text:p text:style-name="P2966"><text:span text:style-name="T2967"><text:s/></text:span><text:span text:style-name="T2968"><text:tab/></text:span><text:span text:style-name="T2969">Yes,</text:span><text:span text:style-name="T2970"><text:s/></text:span><text:span text:style-name="T2971">to</text:span><text:span text:style-name="T2972"><text:s/></text:span><text:span text:style-name="T2973">a large</text:span><text:span text:style-name="T2974"><text:s/></text:span><text:span text:style-name="T2975">degree</text:span><text:span text:style-name="T2976"><text:tab/></text:span><text:span text:style-name="T2977">Yes,</text:span><text:span text:style-name="T2978"><text:s/></text:span><text:span text:style-name="T2979">to</text:span><text:span text:style-name="T2980"><text:s/></text:span><text:span text:style-name="T2981">a</text:span><text:span text:style-name="T2982"><text:s/></text:span><text:span text:style-name="T2983">slight</text:span><text:span text:style-name="T2984"><text:s/></text:span><text:span text:style-name="T2985">degree</text:span><text:span text:style-name="T2986"><text:tab/></text:span><text:span text:style-name="T2987">No,</text:span><text:span text:style-name="T2988"><text:s/></text:span><text:span text:style-name="T2989">not</text:span><text:span text:style-name="T2990"><text:s/></text:span><text:span text:style-name="T2991">related</text:span><text:span text:style-name="T2992"><text:s/></text:span><text:span text:style-name="T2993">at</text:span><text:span text:style-name="T2994"><text:s/></text:span><text:span text:style-name="T2995">all.</text:span><text:span text:style-name="T2996"><text:s/></text:span><text:span text:style-name="T2997">Indicate</text:span><text:span text:style-name="T2998"><text:s/></text:span><text:span text:style-name="T2999">the</text:span><text:span text:style-name="T3000"><text:s/></text:span><text:span text:style-name="T3001">degree</text:span><text:span text:style-name="T3002"><text:s/></text:span><text:span text:style-name="T3003">to</text:span><text:span text:style-name="T3004"><text:s/></text:span><text:span text:style-name="T3005">which</text:span><text:span text:style-name="T3006"><text:s/></text:span><text:span text:style-name="T3007">you</text:span><text:span text:style-name="T3008"><text:s/></text:span><text:span text:style-name="T3009">agree</text:span><text:span text:style-name="T3010"><text:s/></text:span><text:span text:style-name="T3011">or</text:span><text:span text:style-name="T3012"><text:s/></text:span><text:span text:style-name="T3013">disagree</text:span><text:span text:style-name="T3014"><text:s/></text:span><text:span text:style-name="T3015">with</text:span><text:span text:style-name="T3016"><text:s/></text:span><text:span text:style-name="T3017">the</text:span><text:span text:style-name="T3018"><text:s/></text:span><text:span text:style-name="T3019">following</text:span><text:span text:style-name="T3020"><text:s/></text:span><text:span text:style-name="T3021">statements.</text:span></text:p>
        <text:p text:style-name="Normal"/>
        <table:table table:style-name="Table3022">
          <table:table-columns>
            <table:table-column table:style-name="TableColumn3023"/>
            <table:table-column table:style-name="TableColumn3024"/>
            <table:table-column table:style-name="TableColumn3025"/>
            <table:table-column table:style-name="TableColumn3026"/>
            <table:table-column table:style-name="TableColumn3027"/>
            <table:table-column table:style-name="TableColumn3028"/>
          </table:table-columns>
          <table:table-row table:style-name="TableRow3029">
            <table:table-cell table:style-name="TableCell3030">
              <text:p text:style-name="P3031"><text:span text:style-name="T3032">This</text:span><text:span text:style-name="T3033"><text:s/></text:span><text:span text:style-name="T3034">experience</text:span><text:span text:style-name="T3035"><text:s/></text:span><text:span text:style-name="T3036">has:</text:span></text:p>
            </table:table-cell>
            <table:table-cell table:style-name="TableCell3037">
              <text:p text:style-name="P3038"><text:span text:style-name="T3039">Strongly</text:span><text:span text:style-name="T3040"><text:s/></text:span><text:span text:style-name="T3041">Agree</text:span></text:p>
            </table:table-cell>
            <table:table-cell table:style-name="TableCell3042">
              <text:p text:style-name="P3043">Agree</text:p>
            </table:table-cell>
            <table:table-cell table:style-name="TableCell3044">
              <text:p text:style-name="P3045">No</text:p>
              <text:p text:style-name="P3046">Opinion</text:p>
            </table:table-cell>
            <table:table-cell table:style-name="TableCell3047">
              <text:p text:style-name="P3048">Disagree</text:p>
            </table:table-cell>
            <table:table-cell table:style-name="TableCell3049">
              <text:p text:style-name="P3050"><text:span text:style-name="T3051">Strongly</text:span><text:span text:style-name="T3052"><text:s/></text:span><text:span text:style-name="T3053">Disagree</text:span></text:p>
            </table:table-cell>
          </table:table-row>
          <table:table-row table:style-name="TableRow3054">
            <table:table-cell table:style-name="TableCell3055">
              <text:p text:style-name="P3056"><text:span text:style-name="T3057">Given</text:span><text:span text:style-name="T3058"><text:s/></text:span><text:span text:style-name="T3059">me</text:span><text:span text:style-name="T3060"><text:s/></text:span><text:span text:style-name="T3061">the</text:span><text:span text:style-name="T3062"><text:s/></text:span><text:span text:style-name="T3063">opportunity</text:span><text:span text:style-name="T3064"><text:s/></text:span><text:span text:style-name="T3065">to</text:span><text:span text:style-name="T3066"><text:s/></text:span><text:span text:style-name="T3067">explore</text:span><text:span text:style-name="T3068"><text:s/></text:span><text:span text:style-name="T3069">a</text:span><text:span text:style-name="T3070"><text:s/></text:span><text:span text:style-name="T3071">career</text:span><text:span text:style-name="T3072"><text:s/></text:span><text:span text:style-name="T3073">field</text:span></text:p>
            </table:table-cell>
            <table:table-cell table:style-name="TableCell3074">
              <text:p text:style-name="P3075"/>
            </table:table-cell>
            <table:table-cell table:style-name="TableCell3076">
              <text:p text:style-name="P3077"/>
            </table:table-cell>
            <table:table-cell table:style-name="TableCell3078">
              <text:p text:style-name="P3079"/>
            </table:table-cell>
            <table:table-cell table:style-name="TableCell3080">
              <text:p text:style-name="P3081"/>
            </table:table-cell>
            <table:table-cell table:style-name="TableCell3082">
              <text:p text:style-name="P3083"/>
            </table:table-cell>
          </table:table-row>
          <table:table-row table:style-name="TableRow3084">
            <table:table-cell table:style-name="TableCell3085">
              <text:p text:style-name="P3086"><text:span text:style-name="T3087">Allowed</text:span><text:span text:style-name="T3088"><text:s/></text:span><text:span text:style-name="T3089">me</text:span><text:span text:style-name="T3090"><text:s/></text:span><text:span text:style-name="T3091">to</text:span><text:span text:style-name="T3092"><text:s/></text:span><text:span text:style-name="T3093">apply</text:span><text:span text:style-name="T3094"><text:s/></text:span><text:span text:style-name="T3095">classroom</text:span><text:span text:style-name="T3096"><text:s/></text:span><text:span text:style-name="T3097">theory</text:span><text:span text:style-name="T3098"><text:s/></text:span><text:span text:style-name="T3099">to</text:span><text:span text:style-name="T3100"><text:s/></text:span><text:span text:style-name="T3101">practice</text:span></text:p>
            </table:table-cell>
            <table:table-cell table:style-name="TableCell3102">
              <text:p text:style-name="P3103"/>
            </table:table-cell>
            <table:table-cell table:style-name="TableCell3104">
              <text:p text:style-name="P3105"/>
            </table:table-cell>
            <table:table-cell table:style-name="TableCell3106">
              <text:p text:style-name="P3107"/>
            </table:table-cell>
            <table:table-cell table:style-name="TableCell3108">
              <text:p text:style-name="P3109"/>
            </table:table-cell>
            <table:table-cell table:style-name="TableCell3110">
              <text:p text:style-name="P3111"/>
            </table:table-cell>
          </table:table-row>
          <table:table-row table:style-name="TableRow3112">
            <table:table-cell table:style-name="TableCell3113">
              <text:p text:style-name="P3114"><text:span text:style-name="T3115">Helped</text:span><text:span text:style-name="T3116"><text:s/></text:span><text:span text:style-name="T3117">me</text:span><text:span text:style-name="T3118"><text:s/></text:span><text:span text:style-name="T3119">develop</text:span><text:span text:style-name="T3120"><text:s/></text:span><text:span text:style-name="T3121">my</text:span><text:span text:style-name="T3122"><text:s/></text:span><text:span text:style-name="T3123">decision-making</text:span><text:span text:style-name="T3124"><text:s/></text:span><text:span text:style-name="T3125">and</text:span></text:p>
              <text:p text:style-name="P3126"><text:span text:style-name="T3127">problem-solving</text:span><text:span text:style-name="T3128"><text:s/></text:span><text:span text:style-name="T3129">skills</text:span></text:p>
            </table:table-cell>
            <table:table-cell table:style-name="TableCell3130">
              <text:p text:style-name="P3131"/>
            </table:table-cell>
            <table:table-cell table:style-name="TableCell3132">
              <text:p text:style-name="P3133"/>
            </table:table-cell>
            <table:table-cell table:style-name="TableCell3134">
              <text:p text:style-name="P3135"/>
            </table:table-cell>
            <table:table-cell table:style-name="TableCell3136">
              <text:p text:style-name="P3137"/>
            </table:table-cell>
            <table:table-cell table:style-name="TableCell3138">
              <text:p text:style-name="P3139"/>
            </table:table-cell>
          </table:table-row>
          <table:table-row table:style-name="TableRow3140">
            <table:table-cell table:style-name="TableCell3141">
              <text:p text:style-name="P3142"><text:span text:style-name="T3143">Expanded</text:span><text:span text:style-name="T3144"><text:s/></text:span><text:span text:style-name="T3145">my</text:span><text:span text:style-name="T3146"><text:s/></text:span><text:span text:style-name="T3147">knowledge</text:span><text:span text:style-name="T3148"><text:s/></text:span><text:span text:style-name="T3149">about</text:span><text:span text:style-name="T3150"><text:s/></text:span><text:span text:style-name="T3151">the</text:span><text:span text:style-name="T3152"><text:s/></text:span><text:span text:style-name="T3153">work</text:span><text:span text:style-name="T3154"><text:s/></text:span><text:span text:style-name="T3155">world</text:span><text:span text:style-name="T3156"><text:s/></text:span><text:span text:style-name="T3157">prior</text:span><text:span text:style-name="T3158"><text:s/></text:span><text:span text:style-name="T3159">to</text:span></text:p>
              <text:p text:style-name="P3160"><text:span text:style-name="T3161">permanent</text:span><text:span text:style-name="T3162"><text:s/></text:span><text:span text:style-name="T3163">employment</text:span></text:p>
            </table:table-cell>
            <table:table-cell table:style-name="TableCell3164">
              <text:p text:style-name="P3165"/>
            </table:table-cell>
            <table:table-cell table:style-name="TableCell3166">
              <text:p text:style-name="P3167"/>
            </table:table-cell>
            <table:table-cell table:style-name="TableCell3168">
              <text:p text:style-name="P3169"/>
            </table:table-cell>
            <table:table-cell table:style-name="TableCell3170">
              <text:p text:style-name="P3171"/>
            </table:table-cell>
            <table:table-cell table:style-name="TableCell3172">
              <text:p text:style-name="P3173"/>
            </table:table-cell>
          </table:table-row>
          <table:table-row table:style-name="TableRow3174">
            <table:table-cell table:style-name="TableCell3175">
              <text:p text:style-name="P3176"><text:span text:style-name="T3177">Helped</text:span><text:span text:style-name="T3178"><text:s/></text:span><text:span text:style-name="T3179">me</text:span><text:span text:style-name="T3180"><text:s/></text:span><text:span text:style-name="T3181">develop</text:span><text:span text:style-name="T3182"><text:s/></text:span><text:span text:style-name="T3183">my</text:span><text:span text:style-name="T3184"><text:s/></text:span><text:span text:style-name="T3185">written</text:span><text:span text:style-name="T3186"><text:s/></text:span><text:span text:style-name="T3187">and</text:span><text:span text:style-name="T3188"><text:s/></text:span><text:span text:style-name="T3189">oral</text:span></text:p>
              <text:p text:style-name="P3190"><text:span text:style-name="T3191">communication</text:span><text:span text:style-name="T3192"><text:s/></text:span><text:span text:style-name="T3193">skills</text:span></text:p>
            </table:table-cell>
            <table:table-cell table:style-name="TableCell3194">
              <text:p text:style-name="P3195"/>
            </table:table-cell>
            <table:table-cell table:style-name="TableCell3196">
              <text:p text:style-name="P3197"/>
            </table:table-cell>
            <table:table-cell table:style-name="TableCell3198">
              <text:p text:style-name="P3199"/>
            </table:table-cell>
            <table:table-cell table:style-name="TableCell3200">
              <text:p text:style-name="P3201"/>
            </table:table-cell>
            <table:table-cell table:style-name="TableCell3202">
              <text:p text:style-name="P3203"/>
            </table:table-cell>
          </table:table-row>
          <table:table-row table:style-name="TableRow3204">
            <table:table-cell table:style-name="TableCell3205">
              <text:p text:style-name="P3206"><text:span text:style-name="T3207">Provided a chance to use</text:span><text:span text:style-name="T3208"><text:s/></text:span><text:span text:style-name="T3209">leadership skills (influence</text:span><text:span text:style-name="T3210"><text:s/></text:span><text:span text:style-name="T3211">others, develop ideas with</text:span><text:span text:style-name="T3212"><text:s/></text:span><text:span text:style-name="T3213">others,</text:span><text:span text:style-name="T3214"><text:s/></text:span><text:span text:style-name="T3215">stimulate</text:span></text:p>
              <text:p text:style-name="P3216"><text:span text:style-name="T3217">decision-making</text:span><text:span text:style-name="T3218"><text:s/></text:span><text:span text:style-name="T3219">and</text:span><text:span text:style-name="T3220"><text:s/></text:span><text:span text:style-name="T3221">action)</text:span></text:p>
            </table:table-cell>
            <table:table-cell table:style-name="TableCell3222">
              <text:p text:style-name="P3223"/>
            </table:table-cell>
            <table:table-cell table:style-name="TableCell3224">
              <text:p text:style-name="P3225"/>
            </table:table-cell>
            <table:table-cell table:style-name="TableCell3226">
              <text:p text:style-name="P3227"/>
            </table:table-cell>
            <table:table-cell table:style-name="TableCell3228">
              <text:p text:style-name="P3229"/>
            </table:table-cell>
            <table:table-cell table:style-name="TableCell3230">
              <text:p text:style-name="P3231"/>
            </table:table-cell>
          </table:table-row>
          <table:table-row table:style-name="TableRow3232">
            <table:table-cell table:style-name="TableCell3233">
              <text:p text:style-name="P3234"><text:span text:style-name="T3235">Expanded my sensitivity to</text:span><text:span text:style-name="T3236"><text:s/></text:span><text:span text:style-name="T3237">the ethical implications of</text:span><text:span text:style-name="T3238"><text:s/></text:span><text:span text:style-name="T3239">the</text:span><text:span text:style-name="T3240"><text:s/></text:span><text:span text:style-name="T3241">work</text:span><text:span text:style-name="T3242"><text:s/></text:span><text:span text:style-name="T3243">involved</text:span></text:p>
            </table:table-cell>
            <table:table-cell table:style-name="TableCell3244">
              <text:p text:style-name="P3245"/>
            </table:table-cell>
            <table:table-cell table:style-name="TableCell3246">
              <text:p text:style-name="P3247"/>
            </table:table-cell>
            <table:table-cell table:style-name="TableCell3248">
              <text:p text:style-name="P3249"/>
            </table:table-cell>
            <table:table-cell table:style-name="TableCell3250">
              <text:p text:style-name="P3251"/>
            </table:table-cell>
            <table:table-cell table:style-name="TableCell3252">
              <text:p text:style-name="P3253"/>
            </table:table-cell>
          </table:table-row>
        </table:table>
        <text:p text:style-name="Normal"/>
      </text:section>
      <text:p text:style-name="P3254"/>
      <text:p text:style-name="P3275"><text:s text:c="3"/></text:p>
      <text:p text:style-name="P3276"><text:s text:c="2"/></text:p>
      <table:table table:style-name="Table3277">
        <table:table-columns>
          <table:table-column table:style-name="TableColumn3278"/>
          <table:table-column table:style-name="TableColumn3279"/>
          <table:table-column table:style-name="TableColumn3280"/>
          <table:table-column table:style-name="TableColumn3281"/>
          <table:table-column table:style-name="TableColumn3282"/>
          <table:table-column table:style-name="TableColumn3283"/>
        </table:table-columns>
        <table:table-row table:style-name="TableRow3284">
          <table:table-cell table:style-name="TableCell3285">
            <text:p text:style-name="P3286"><text:span text:style-name="T3287">Made it possible for me to be</text:span><text:span text:style-name="T3288"><text:s/></text:span><text:span text:style-name="T3289">more</text:span><text:span text:style-name="T3290"><text:s/></text:span><text:span text:style-name="T3291">confident</text:span><text:span text:style-name="T3292"><text:s/></text:span><text:span text:style-name="T3293">in</text:span><text:span text:style-name="T3294"><text:s/></text:span><text:span text:style-name="T3295">new</text:span><text:span text:style-name="T3296"><text:s/></text:span><text:span text:style-name="T3297">situations</text:span></text:p>
          </table:table-cell>
          <table:table-cell table:style-name="TableCell3298">
            <text:p text:style-name="P3299"/>
          </table:table-cell>
          <table:table-cell table:style-name="TableCell3300">
            <text:p text:style-name="P3301"/>
          </table:table-cell>
          <table:table-cell table:style-name="TableCell3302">
            <text:p text:style-name="P3303"/>
          </table:table-cell>
          <table:table-cell table:style-name="TableCell3304">
            <text:p text:style-name="P3305"/>
          </table:table-cell>
          <table:table-cell table:style-name="TableCell3306">
            <text:p text:style-name="P3307"/>
          </table:table-cell>
        </table:table-row>
        <table:table-row table:style-name="TableRow3308">
          <table:table-cell table:style-name="TableCell3309">
            <text:p text:style-name="P3310"><text:span text:style-name="T3311">Given</text:span><text:span text:style-name="T3312"><text:s/></text:span><text:span text:style-name="T3313">me</text:span><text:span text:style-name="T3314"><text:s/></text:span><text:span text:style-name="T3315">a</text:span><text:span text:style-name="T3316"><text:s/></text:span><text:span text:style-name="T3317">chance</text:span><text:span text:style-name="T3318"><text:s/></text:span><text:span text:style-name="T3319">to</text:span><text:span text:style-name="T3320"><text:s/></text:span><text:span text:style-name="T3321">improve</text:span><text:span text:style-name="T3322"><text:s/></text:span><text:span text:style-name="T3323">my</text:span><text:span text:style-name="T3324"><text:s/></text:span><text:span text:style-name="T3325">interpersonal</text:span><text:span text:style-name="T3326"><text:s/></text:span><text:span text:style-name="T3327">skills</text:span></text:p>
          </table:table-cell>
          <table:table-cell table:style-name="TableCell3328">
            <text:p text:style-name="P3329"/>
          </table:table-cell>
          <table:table-cell table:style-name="TableCell3330">
            <text:p text:style-name="P3331"/>
          </table:table-cell>
          <table:table-cell table:style-name="TableCell3332">
            <text:p text:style-name="P3333"/>
          </table:table-cell>
          <table:table-cell table:style-name="TableCell3334">
            <text:p text:style-name="P3335"/>
          </table:table-cell>
          <table:table-cell table:style-name="TableCell3336">
            <text:p text:style-name="P3337"/>
          </table:table-cell>
        </table:table-row>
        <table:table-row table:style-name="TableRow3338">
          <table:table-cell table:style-name="TableCell3339">
            <text:p text:style-name="P3340"><text:span text:style-name="T3341">Helped</text:span><text:span text:style-name="T3342"><text:s/></text:span><text:span text:style-name="T3343">me</text:span><text:span text:style-name="T3344"><text:s/></text:span><text:span text:style-name="T3345">learn</text:span><text:span text:style-name="T3346"><text:s/></text:span><text:span text:style-name="T3347">to</text:span><text:span text:style-name="T3348"><text:s/></text:span><text:span text:style-name="T3349">handle</text:span><text:span text:style-name="T3350"><text:s/></text:span><text:span text:style-name="T3351">responsibility</text:span><text:span text:style-name="T3352"><text:s/></text:span><text:span text:style-name="T3353">and</text:span><text:span text:style-name="T3354"><text:s/></text:span><text:span text:style-name="T3355">use</text:span><text:span text:style-name="T3356"><text:s/></text:span><text:span text:style-name="T3357">my</text:span><text:span text:style-name="T3358"><text:s/></text:span><text:span text:style-name="T3359">time</text:span><text:span text:style-name="T3360"><text:s/></text:span><text:span text:style-name="T3361">wisely</text:span></text:p>
          </table:table-cell>
          <table:table-cell table:style-name="TableCell3362">
            <text:p text:style-name="P3363"/>
          </table:table-cell>
          <table:table-cell table:style-name="TableCell3364">
            <text:p text:style-name="P3365"/>
          </table:table-cell>
          <table:table-cell table:style-name="TableCell3366">
            <text:p text:style-name="P3367"/>
          </table:table-cell>
          <table:table-cell table:style-name="TableCell3368">
            <text:p text:style-name="P3369"/>
          </table:table-cell>
          <table:table-cell table:style-name="TableCell3370">
            <text:p text:style-name="P3371"/>
          </table:table-cell>
        </table:table-row>
        <table:table-row table:style-name="TableRow3372">
          <table:table-cell table:style-name="TableCell3373">
            <text:p text:style-name="P3374"><text:span text:style-name="T3375">Helped</text:span><text:span text:style-name="T3376"><text:s/></text:span><text:span text:style-name="T3377">me</text:span><text:span text:style-name="T3378"><text:s/></text:span><text:span text:style-name="T3379">discover</text:span><text:span text:style-name="T3380"><text:s/></text:span><text:span text:style-name="T3381">new</text:span></text:p>
            <text:p text:style-name="P3382"><text:span text:style-name="T3383">aspects of</text:span><text:span text:style-name="T3384"><text:s/></text:span><text:span text:style-name="T3385">myself</text:span><text:span text:style-name="T3386"><text:s/></text:span><text:span text:style-name="T3387">that</text:span><text:span text:style-name="T3388"><text:s/></text:span><text:span text:style-name="T3389">I</text:span><text:span text:style-name="T3390"><text:s/></text:span><text:span text:style-name="T3391">didn’t</text:span><text:span text:style-name="T3392"><text:s/></text:span><text:span text:style-name="T3393">know</text:span><text:span text:style-name="T3394"><text:s/></text:span><text:span text:style-name="T3395">existed</text:span><text:span text:style-name="T3396"><text:s/></text:span><text:span text:style-name="T3397">before</text:span></text:p>
          </table:table-cell>
          <table:table-cell table:style-name="TableCell3398">
            <text:p text:style-name="P3399"/>
          </table:table-cell>
          <table:table-cell table:style-name="TableCell3400">
            <text:p text:style-name="P3401"/>
          </table:table-cell>
          <table:table-cell table:style-name="TableCell3402">
            <text:p text:style-name="P3403"/>
          </table:table-cell>
          <table:table-cell table:style-name="TableCell3404">
            <text:p text:style-name="P3405"/>
          </table:table-cell>
          <table:table-cell table:style-name="TableCell3406">
            <text:p text:style-name="P3407"/>
          </table:table-cell>
        </table:table-row>
        <table:table-row table:style-name="TableRow3408">
          <table:table-cell table:style-name="TableCell3409">
            <text:p text:style-name="P3410"><text:span text:style-name="T3411">Helped</text:span><text:span text:style-name="T3412"><text:s/></text:span><text:span text:style-name="T3413">me</text:span><text:span text:style-name="T3414"><text:s/></text:span><text:span text:style-name="T3415">develop</text:span><text:span text:style-name="T3416"><text:s/></text:span><text:span text:style-name="T3417">new</text:span><text:span text:style-name="T3418"><text:s/></text:span><text:span text:style-name="T3419">interests</text:span><text:span text:style-name="T3420"><text:s/></text:span><text:span text:style-name="T3421">and</text:span><text:span text:style-name="T3422"><text:s/></text:span><text:span text:style-name="T3423">abilities</text:span></text:p>
          </table:table-cell>
          <table:table-cell table:style-name="TableCell3424">
            <text:p text:style-name="P3425"/>
          </table:table-cell>
          <table:table-cell table:style-name="TableCell3426">
            <text:p text:style-name="P3427"/>
          </table:table-cell>
          <table:table-cell table:style-name="TableCell3428">
            <text:p text:style-name="P3429"/>
          </table:table-cell>
          <table:table-cell table:style-name="TableCell3430">
            <text:p text:style-name="P3431"/>
          </table:table-cell>
          <table:table-cell table:style-name="TableCell3432">
            <text:p text:style-name="P3433"/>
          </table:table-cell>
        </table:table-row>
      </table:table>
      <text:p text:style-name="P3434"/>
      <table:table table:style-name="Table3435">
        <table:table-columns>
          <table:table-column table:style-name="TableColumn3436"/>
          <table:table-column table:style-name="TableColumn3437"/>
          <table:table-column table:style-name="TableColumn3438"/>
          <table:table-column table:style-name="TableColumn3439"/>
          <table:table-column table:style-name="TableColumn3440"/>
          <table:table-column table:style-name="TableColumn3441"/>
        </table:table-columns>
        <table:table-row table:style-name="TableRow3442">
          <table:table-cell table:style-name="TableCell3443">
            <text:p text:style-name="P3444"><text:span text:style-name="T3445">Helped</text:span><text:span text:style-name="T3446"><text:s/></text:span><text:span text:style-name="T3447">me</text:span><text:span text:style-name="T3448"><text:s/></text:span><text:span text:style-name="T3449">clarify</text:span><text:span text:style-name="T3450"><text:s/></text:span><text:span text:style-name="T3451">my</text:span><text:span text:style-name="T3452"><text:s/></text:span><text:span text:style-name="T3453">career</text:span><text:span text:style-name="T3454"><text:s/></text:span><text:span text:style-name="T3455">goals</text:span></text:p>
          </table:table-cell>
          <table:table-cell table:style-name="TableCell3456">
            <text:p text:style-name="P3457"/>
          </table:table-cell>
          <table:table-cell table:style-name="TableCell3458">
            <text:p text:style-name="P3459"/>
          </table:table-cell>
          <table:table-cell table:style-name="TableCell3460">
            <text:p text:style-name="P3461"/>
          </table:table-cell>
          <table:table-cell table:style-name="TableCell3462">
            <text:p text:style-name="P3463"/>
          </table:table-cell>
          <table:table-cell table:style-name="TableCell3464">
            <text:p text:style-name="P3465"/>
          </table:table-cell>
        </table:table-row>
        <table:table-row table:style-name="TableRow3466">
          <table:table-cell table:style-name="TableCell3467">
            <text:p text:style-name="P3468"><text:span text:style-name="T3469">Provided</text:span><text:span text:style-name="T3470"><text:s/></text:span><text:span text:style-name="T3471">me</text:span><text:span text:style-name="T3472"><text:s/></text:span><text:span text:style-name="T3473">with</text:span><text:span text:style-name="T3474"><text:s/></text:span><text:span text:style-name="T3475">contacts</text:span><text:span text:style-name="T3476"><text:s/></text:span><text:span text:style-name="T3477">which may lead to future</text:span><text:span text:style-name="T3478"><text:s/></text:span><text:span text:style-name="T3479">employment</text:span></text:p>
          </table:table-cell>
          <table:table-cell table:style-name="TableCell3480">
            <text:p text:style-name="P3481"/>
          </table:table-cell>
          <table:table-cell table:style-name="TableCell3482">
            <text:p text:style-name="P3483"/>
          </table:table-cell>
          <table:table-cell table:style-name="TableCell3484">
            <text:p text:style-name="P3485"/>
          </table:table-cell>
          <table:table-cell table:style-name="TableCell3486">
            <text:p text:style-name="P3487"/>
          </table:table-cell>
          <table:table-cell table:style-name="TableCell3488">
            <text:p text:style-name="P3489"/>
          </table:table-cell>
        </table:table-row>
        <table:table-row table:style-name="TableRow3490">
          <table:table-cell table:style-name="TableCell3491">
            <text:p text:style-name="P3492"><text:span text:style-name="T3493">Allowed</text:span><text:span text:style-name="T3494"><text:s/></text:span><text:span text:style-name="T3495">me</text:span><text:span text:style-name="T3496"><text:s/></text:span><text:span text:style-name="T3497">to</text:span><text:span text:style-name="T3498"><text:s/></text:span><text:span text:style-name="T3499">acquire</text:span><text:span text:style-name="T3500"><text:s/></text:span><text:span text:style-name="T3501">information</text:span><text:span text:style-name="T3502"><text:s/></text:span><text:span text:style-name="T3503">and/</text:span><text:span text:style-name="T3504"><text:s/></text:span><text:span text:style-name="T3505">or</text:span><text:span text:style-name="T3506"><text:s/></text:span><text:span text:style-name="T3507">use</text:span><text:span text:style-name="T3508"><text:s/></text:span><text:span text:style-name="T3509">equipment not available at my</text:span><text:span text:style-name="T3510"><text:s/></text:span><text:span text:style-name="T3511">Institute</text:span></text:p>
          </table:table-cell>
          <table:table-cell table:style-name="TableCell3512">
            <text:p text:style-name="P3513"/>
          </table:table-cell>
          <table:table-cell table:style-name="TableCell3514">
            <text:p text:style-name="P3515"/>
          </table:table-cell>
          <table:table-cell table:style-name="TableCell3516">
            <text:p text:style-name="P3517"/>
          </table:table-cell>
          <table:table-cell table:style-name="TableCell3518">
            <text:p text:style-name="P3519"/>
          </table:table-cell>
          <table:table-cell table:style-name="TableCell3520">
            <text:p text:style-name="P3521"/>
          </table:table-cell>
        </table:table-row>
      </table:table>
      <text:p text:style-name="P3522"/>
      <text:p text:style-name="P3543"/>
      <text:p text:style-name="P3544"/>
      <text:p text:style-name="P3545"><text:span text:style-name="T3546">In the Institute internship program, faculty members are expected to be mentors for</text:span><text:span text:style-name="T3547"><text:s/></text:span><text:span text:style-name="T3548">students.</text:span><text:span text:style-name="T3549"><text:s/></text:span><text:span text:style-name="T3550">Do</text:span><text:span text:style-name="T3551"><text:s/></text:span><text:span text:style-name="T3552">you</text:span><text:span text:style-name="T3553"><text:s/></text:span><text:span text:style-name="T3554">feel</text:span><text:span text:style-name="T3555"><text:s/></text:span><text:span text:style-name="T3556">that</text:span><text:span text:style-name="T3557"><text:s/></text:span><text:span text:style-name="T3558">your</text:span><text:span text:style-name="T3559"><text:s/></text:span><text:span text:style-name="T3560">faculty</text:span><text:span text:style-name="T3561"><text:s/></text:span><text:span text:style-name="T3562">coordinator</text:span><text:span text:style-name="T3563"><text:s/></text:span><text:span text:style-name="T3564">served</text:span><text:span text:style-name="T3565"><text:s/></text:span><text:span text:style-name="T3566">such</text:span><text:span text:style-name="T3567"><text:s/></text:span><text:span text:style-name="T3568">a</text:span><text:span text:style-name="T3569"><text:s/></text:span><text:span text:style-name="T3570">function?</text:span><text:span text:style-name="T3571"><text:s/></text:span><text:span text:style-name="T3572">Why</text:span><text:span text:style-name="T3573"><text:s/></text:span><text:span text:style-name="T3574">or</text:span><text:span text:style-name="T3575"><text:s/></text:span><text:span text:style-name="T3576">why</text:span><text:span text:style-name="T3577"><text:s/></text:span><text:span text:style-name="T3578">not?</text:span></text:p>
      <text:p text:style-name="P3579">—-----&gt;</text:p>
      <text:list text:style-name="WWNum2">
        <text:list-item>
          <text:p text:style-name="P3580"><text:span text:style-name="T3581">In an internship program, faculty members are expected to serve as mentors for</text:span><text:span text:style-name="T3582"><text:s/></text:span><text:span text:style-name="T3583">students</text:span><text:span text:style-name="T3584"><text:s/></text:span><text:span text:style-name="T3585">by</text:span><text:span text:style-name="T3586"><text:s/></text:span><text:span text:style-name="T3587">providing</text:span><text:span text:style-name="T3588"><text:s/></text:span><text:span text:style-name="T3589">guidance,</text:span><text:span text:style-name="T3590"><text:s/></text:span><text:span text:style-name="T3591">support,</text:span><text:span text:style-name="T3592"><text:s/></text:span><text:span text:style-name="T3593">and</text:span><text:span text:style-name="T3594"><text:s/></text:span><text:span text:style-name="T3595">feedback</text:span><text:span text:style-name="T3596"><text:s/></text:span><text:span text:style-name="T3597">throughout</text:span><text:span text:style-name="T3598"><text:s/></text:span><text:span text:style-name="T3599">the</text:span><text:span text:style-name="T3600"><text:s/></text:span><text:span text:style-name="T3601">internship experience. This can include helping students set goals, identifying</text:span><text:span text:style-name="T3602"><text:s/></text:span><text:span text:style-name="T3603">learning</text:span><text:span text:style-name="T3604"><text:s/></text:span><text:span text:style-name="T3605">opportunities,</text:span><text:span text:style-name="T3606"><text:s/></text:span><text:span text:style-name="T3607">providing</text:span><text:span text:style-name="T3608"><text:s/></text:span><text:span text:style-name="T3609">constructive</text:span><text:span text:style-name="T3610"><text:s/></text:span><text:span text:style-name="T3611">criticism,</text:span><text:span text:style-name="T3612"><text:s/></text:span><text:span text:style-name="T3613">and</text:span><text:span text:style-name="T3614"><text:s/></text:span><text:span text:style-name="T3615">offering</text:span><text:span text:style-name="T3616"><text:s/></text:span><text:span text:style-name="T3617">career</text:span><text:span text:style-name="T3618"><text:s/></text:span><text:span text:style-name="T3619">advice.</text:span></text:p>
        </text:list-item>
        <text:list-item>
          <text:p text:style-name="P3620"><text:span text:style-name="T3621">Whether</text:span><text:span text:style-name="T3622"><text:s/></text:span><text:span text:style-name="T3623">or</text:span><text:span text:style-name="T3624"><text:s/></text:span><text:span text:style-name="T3625">not</text:span><text:span text:style-name="T3626"><text:s/></text:span><text:span text:style-name="T3627">a</text:span><text:span text:style-name="T3628"><text:s/></text:span><text:span text:style-name="T3629">faculty</text:span><text:span text:style-name="T3630"><text:s/></text:span><text:span text:style-name="T3631">coordinator</text:span><text:span text:style-name="T3632"><text:s/></text:span><text:span text:style-name="T3633">fulfills</text:span><text:span text:style-name="T3634"><text:s/></text:span><text:span text:style-name="T3635">this</text:span><text:span text:style-name="T3636"><text:s/></text:span><text:span text:style-name="T3637">role</text:span><text:span text:style-name="T3638"><text:s/></text:span><text:span text:style-name="T3639">can</text:span><text:span text:style-name="T3640"><text:s/></text:span><text:span text:style-name="T3641">depend</text:span><text:span text:style-name="T3642"><text:s/></text:span><text:span text:style-name="T3643">on</text:span><text:span text:style-name="T3644"><text:s/></text:span><text:span text:style-name="T3645">several</text:span></text:p>
        </text:list-item>
      </text:list>
      <text:p text:style-name="P3646"><text:span text:style-name="T3647">factors,</text:span><text:span text:style-name="T3648"><text:s/></text:span><text:span text:style-name="T3649">such <text:s/>as <text:s/>their <text:s/>level <text:s/>of <text:s/>involvement, availability, and expertise in the field.</text:span><text:span text:style-name="T3650"><text:s/></text:span><text:span text:style-name="T3651">If</text:span><text:span text:style-name="T3652"><text:s/></text:span><text:span text:style-name="T3653">the</text:span><text:span text:style-name="T3654"><text:s/></text:span><text:span text:style-name="T3655">faculty</text:span><text:span text:style-name="T3656"><text:s/></text:span><text:span text:style-name="T3657">coordinator</text:span><text:span text:style-name="T3658"><text:s/></text:span><text:span text:style-name="T3659">is</text:span><text:span text:style-name="T3660"><text:s/></text:span><text:span text:style-name="T3661">actively</text:span><text:span text:style-name="T3662"><text:s/></text:span><text:span text:style-name="T3663">engaged</text:span><text:span text:style-name="T3664"><text:s/></text:span><text:span text:style-name="T3665">with</text:span><text:span text:style-name="T3666"><text:s/></text:span><text:span text:style-name="T3667">the</text:span><text:span text:style-name="T3668"><text:s/></text:span><text:span text:style-name="T3669">students, <text:s/>regularly</text:span><text:span text:style-name="T3670"><text:s/></text:span><text:span text:style-name="T3671">checking</text:span><text:span text:style-name="T3672"><text:s/></text:span><text:span text:style-name="T3673">in</text:span><text:span text:style-name="T3674"><text:s/></text:span><text:span text:style-name="T3675">with</text:span><text:span text:style-name="T3676"><text:s/></text:span><text:span text:style-name="T3677">them,</text:span><text:span text:style-name="T3678"><text:s/></text:span><text:span text:style-name="T3679">providing</text:span><text:span text:style-name="T3680"><text:s/></text:span><text:span text:style-name="T3681">feedback,</text:span><text:span text:style-name="T3682"><text:s/></text:span><text:span text:style-name="T3683">and</text:span><text:span text:style-name="T3684"><text:s/></text:span><text:span text:style-name="T3685">helping</text:span><text:span text:style-name="T3686"><text:s/></text:span><text:span text:style-name="T3687">them</text:span><text:span text:style-name="T3688"><text:s/></text:span><text:span text:style-name="T3689">navigate</text:span><text:span text:style-name="T3690"><text:s/></text:span><text:span text:style-name="T3691">any</text:span><text:span text:style-name="T3692"><text:s/></text:span><text:span text:style-name="T3693">challenges</text:span><text:span text:style-name="T3694"><text:s/></text:span><text:span text:style-name="T3695">that</text:span><text:span text:style-name="T3696"><text:s/></text:span><text:span text:style-name="T3697">arise,</text:span><text:span text:style-name="T3698"><text:s/></text:span><text:span text:style-name="T3699">then</text:span><text:span text:style-name="T3700"><text:s/></text:span><text:span text:style-name="T3701">they</text:span><text:span text:style-name="T3702"><text:s/></text:span><text:span text:style-name="T3703">are</text:span><text:span text:style-name="T3704"><text:s/></text:span><text:span text:style-name="T3705">likely</text:span><text:span text:style-name="T3706"><text:s/></text:span><text:span text:style-name="T3707">serving</text:span><text:span text:style-name="T3708"><text:s/></text:span><text:span text:style-name="T3709">as <text:s/>a <text:s/>mentor. <text:s/>On <text:s/>the <text:s/>other</text:span><text:span text:style-name="T3710"><text:s/></text:span><text:span text:style-name="T3711">hand,</text:span><text:span text:style-name="T3712"><text:s/></text:span><text:span text:style-name="T3713">if</text:span><text:span text:style-name="T3714"><text:s/></text:span><text:span text:style-name="T3715">the</text:span><text:span text:style-name="T3716"><text:s/></text:span><text:span text:style-name="T3717">faculty</text:span><text:span text:style-name="T3718"><text:s/></text:span><text:span text:style-name="T3719">coordinator</text:span><text:span text:style-name="T3720"><text:s/></text:span><text:span text:style-name="T3721">is <text:s/>less <text:s/>involved <text:s/>or <text:s/>unavailable, <text:s/>then <text:s/>students</text:span><text:span text:style-name="T3722"><text:s/></text:span><text:span text:style-name="T3723">may</text:span><text:span text:style-name="T3724"><text:s/></text:span><text:span text:style-name="T3725">not</text:span><text:span text:style-name="T3726"><text:s/></text:span><text:span text:style-name="T3727">feel</text:span><text:span text:style-name="T3728"><text:s/></text:span><text:span text:style-name="T3729">that</text:span><text:span text:style-name="T3730"><text:s/></text:span><text:span text:style-name="T3731">they</text:span><text:span text:style-name="T3732"><text:s/></text:span><text:span text:style-name="T3733">are</text:span><text:span text:style-name="T3734"><text:s/></text:span><text:span text:style-name="T3735">receiving</text:span><text:span text:style-name="T3736"><text:s/></text:span><text:span text:style-name="T3737">the</text:span><text:span text:style-name="T3738"><text:s/></text:span><text:span text:style-name="T3739">support</text:span><text:span text:style-name="T3740"><text:s/></text:span><text:span text:style-name="T3741">and</text:span><text:span text:style-name="T3742"><text:s/></text:span><text:span text:style-name="T3743">guidance</text:span><text:span text:style-name="T3744"><text:s/></text:span><text:span text:style-name="T3745">they</text:span><text:span text:style-name="T3746"><text:s/></text:span><text:span text:style-name="T3747">need.</text:span></text:p>
      <text:p text:style-name="P3748"/>
      <text:p text:style-name="P3749"><text:span text:style-name="T3750">How well were you able to accomplish the initial goals, tasks and new skills that were set</text:span><text:span text:style-name="T3751"><text:s/></text:span><text:span text:style-name="T3752">down in your learning contract? In what ways were you able to take a new direction or</text:span><text:span text:style-name="T3753"><text:s/></text:span><text:span text:style-name="T3754">expand</text:span><text:span text:style-name="T3755"><text:s/></text:span><text:span text:style-name="T3756">beyond</text:span><text:span text:style-name="T3757"><text:s/></text:span><text:span text:style-name="T3758">your</text:span><text:span text:style-name="T3759"><text:s/></text:span><text:span text:style-name="T3760">contract?</text:span><text:span text:style-name="T3761"><text:s/></text:span><text:span text:style-name="T3762">Why</text:span><text:span text:style-name="T3763"><text:s/></text:span><text:span text:style-name="T3764">were</text:span><text:span text:style-name="T3765"><text:s/></text:span><text:span text:style-name="T3766">some</text:span><text:span text:style-name="T3767"><text:s/></text:span><text:span text:style-name="T3768">goals</text:span><text:span text:style-name="T3769"><text:s/></text:span><text:span text:style-name="T3770">not</text:span><text:span text:style-name="T3771"><text:s/></text:span><text:span text:style-name="T3772">accomplished</text:span><text:span text:style-name="T3773"><text:s/></text:span><text:span text:style-name="T3774">adequately?</text:span></text:p>
      <text:p text:style-name="P3775">—-----&gt;</text:p>
      <text:p text:style-name="P3776"><text:span text:style-name="T3777">During</text:span><text:span text:style-name="T3778"><text:s/></text:span><text:span text:style-name="T3779">my</text:span><text:span text:style-name="T3780"><text:s/></text:span><text:span text:style-name="T3781">Data Science Internship,</text:span><text:span text:style-name="T3782"><text:s/></text:span><text:span text:style-name="T3783">I</text:span><text:span text:style-name="T3784"><text:s/></text:span><text:span text:style-name="T3785">would</text:span><text:span text:style-name="T3786"><text:s/></text:span><text:span text:style-name="T3787">have <text:s/>been <text:s/>provided <text:s/>with <text:s/>a <text:s/>learning</text:span><text:span text:style-name="T3788"><text:s/></text:span><text:span text:style-name="T3789">contract</text:span><text:span text:style-name="T3790"><text:s/></text:span><text:span text:style-name="T3791">that</text:span><text:span text:style-name="T3792"><text:s/></text:span><text:span text:style-name="T3793">outlined</text:span><text:span text:style-name="T3794"><text:s/></text:span><text:span text:style-name="T3795">the</text:span><text:span text:style-name="T3796"><text:s/></text:span><text:span text:style-name="T3797">initial</text:span><text:span text:style-name="T3798"><text:s/></text:span><text:span text:style-name="T3799">goals,</text:span><text:span text:style-name="T3800"><text:s/></text:span><text:span text:style-name="T3801">tasks,</text:span><text:span text:style-name="T3802"><text:s/></text:span><text:span text:style-name="T3803">and</text:span><text:span text:style-name="T3804"><text:s/></text:span><text:span text:style-name="T3805">new</text:span><text:span text:style-name="T3806"><text:s/></text:span><text:span text:style-name="T3807">skills</text:span><text:span text:style-name="T3808"><text:s/></text:span><text:span text:style-name="T3809">that <text:s/>I <text:s/>was <text:s/>expected <text:s/>to</text:span><text:span text:style-name="T3810"><text:s/></text:span><text:span text:style-name="T3811">accomplish</text:span><text:span text:style-name="T3812"><text:s/></text:span><text:span text:style-name="T3813">during</text:span><text:span text:style-name="T3814"><text:s/></text:span><text:span text:style-name="T3815">my</text:span><text:span text:style-name="T3816"><text:s/></text:span><text:span text:style-name="T3817">internship.</text:span><text:span text:style-name="T3818"><text:s/></text:span><text:span text:style-name="T3819">In</text:span><text:span text:style-name="T3820"><text:s/></text:span><text:span text:style-name="T3821">my <text:s/>opinion, <text:s/>my <text:s/>ability <text:s/>to <text:s/></text:span></text:p>
      <text:p text:style-name="P3822"/>
      <text:p text:style-name="P3823"/>
      <text:p text:style-name="P3824"><text:span text:style-name="T3825">accomplish <text:s/>these <text:s/>goals</text:span><text:span text:style-name="T3826"><text:s/></text:span><text:span text:style-name="T3827">would</text:span><text:span text:style-name="T3828"><text:s/></text:span><text:span text:style-name="T3829">depend</text:span><text:span text:style-name="T3830"><text:s/></text:span><text:span text:style-name="T3831">on <text:s/>various <text:s/>factors, <text:s/>including <text:s/>the <text:s/>clarity <text:s/>of <text:s/>the <text:s/>learning <text:s/>contract, <text:s/>the</text:span><text:span text:style-name="T3832"><text:s/></text:span><text:span text:style-name="T3833">support</text:span><text:span text:style-name="T3834"><text:s/></text:span><text:span text:style-name="T3835">provided</text:span><text:span text:style-name="T3836"><text:s/></text:span><text:span text:style-name="T3837">by</text:span><text:span text:style-name="T3838"><text:s/></text:span><text:span text:style-name="T3839">my</text:span><text:span text:style-name="T3840"><text:s/></text:span><text:span text:style-name="T3841">supervisor,</text:span><text:span text:style-name="T3842"><text:s/></text:span><text:span text:style-name="T3843">and</text:span><text:span text:style-name="T3844"><text:s/></text:span><text:span text:style-name="T3845">my</text:span><text:span text:style-name="T3846"><text:s/></text:span><text:span text:style-name="T3847">own</text:span><text:span text:style-name="T3848"><text:s/></text:span><text:span text:style-name="T3849">dedication</text:span><text:span text:style-name="T3850"><text:s/></text:span><text:span text:style-name="T3851">and</text:span><text:span text:style-name="T3852"><text:s/></text:span><text:span text:style-name="T3853">efforts.</text:span></text:p>
      <text:p text:style-name="P3854"><text:span text:style-name="T3855"><text:s text:c="2"/>If</text:span><text:span text:style-name="T3856"><text:s/></text:span><text:span text:style-name="T3857">I</text:span><text:span text:style-name="T3858"><text:s/></text:span><text:span text:style-name="T3859">was</text:span><text:span text:style-name="T3860"><text:s/></text:span><text:span text:style-name="T3861">able</text:span><text:span text:style-name="T3862"><text:s/></text:span><text:span text:style-name="T3863">to</text:span><text:span text:style-name="T3864"><text:s/></text:span><text:span text:style-name="T3865">fulfill</text:span><text:span text:style-name="T3866"><text:s/></text:span><text:span text:style-name="T3867">the</text:span><text:span text:style-name="T3868"><text:s/></text:span><text:span text:style-name="T3869">goals</text:span><text:span text:style-name="T3870"><text:s/></text:span><text:span text:style-name="T3871">and</text:span><text:span text:style-name="T3872"><text:s/></text:span><text:span text:style-name="T3873">tasks</text:span><text:span text:style-name="T3874"><text:s/></text:span><text:span text:style-name="T3875">set</text:span><text:span text:style-name="T3876"><text:s/></text:span><text:span text:style-name="T3877">out</text:span><text:span text:style-name="T3878"><text:s/></text:span><text:span text:style-name="T3879">in</text:span><text:span text:style-name="T3880"><text:s/></text:span><text:span text:style-name="T3881">the</text:span><text:span text:style-name="T3882"><text:s/></text:span><text:span text:style-name="T3883">learning contract,</text:span><text:span text:style-name="T3884"><text:s/></text:span><text:span text:style-name="T3885">it</text:span><text:span text:style-name="T3886"><text:s text:c="5"/></text:span><text:span text:style-name="T3887">would</text:span><text:span text:style-name="T3888"><text:s/></text:span><text:span text:style-name="T3889">have</text:span><text:span text:style-name="T3890"><text:s/></text:span><text:span text:style-name="T3891">been</text:span></text:p>
      <text:p text:style-name="P3892"/>
      <text:p text:style-name="P3913"><text:span text:style-name="T3914">a</text:span><text:span text:style-name="T3915"><text:s/></text:span><text:span text:style-name="T3916">significant</text:span><text:span text:style-name="T3917"><text:s/></text:span><text:span text:style-name="T3918">accomplishment</text:span><text:span text:style-name="T3919"><text:s/></text:span><text:span text:style-name="T3920">for</text:span><text:span text:style-name="T3921"><text:s/></text:span><text:span text:style-name="T3922">me.</text:span><text:span text:style-name="T3923"><text:s/></text:span><text:span text:style-name="T3924">Additionally,</text:span><text:span text:style-name="T3925"><text:s/></text:span><text:span text:style-name="T3926">if</text:span><text:span text:style-name="T3927"><text:s/></text:span><text:span text:style-name="T3928">I</text:span><text:span text:style-name="T3929"><text:s/></text:span><text:span text:style-name="T3930">could</text:span><text:span text:style-name="T3931"><text:s/></text:span><text:span text:style-name="T3932">acquire</text:span><text:span text:style-name="T3933"><text:s/></text:span><text:span text:style-name="T3934">new</text:span><text:span text:style-name="T3935"><text:s/></text:span><text:span text:style-name="T3936">skills beyond the</text:span><text:span text:style-name="T3937"><text:s/></text:span><text:span text:style-name="T3938">learning</text:span><text:span text:style-name="T3939"><text:s/></text:span><text:span text:style-name="T3940">contract,</text:span><text:span text:style-name="T3941"><text:s/></text:span><text:span text:style-name="T3942">it</text:span><text:span text:style-name="T3943"><text:s/></text:span><text:span text:style-name="T3944">would</text:span><text:span text:style-name="T3945"><text:s/></text:span><text:span text:style-name="T3946">have</text:span><text:span text:style-name="T3947"><text:s/></text:span><text:span text:style-name="T3948">been <text:s/>an <text:s/>added <text:s/>benefit <text:s/>to <text:s/>my internship experience. This</text:span><text:span text:style-name="T3949"><text:s/></text:span><text:span text:style-name="T3950">could</text:span><text:span text:style-name="T3951"><text:s/></text:span><text:span text:style-name="T3952">include</text:span><text:span text:style-name="T3953"><text:s/></text:span><text:span text:style-name="T3954">taking</text:span><text:span text:style-name="T3955"><text:s/></text:span><text:span text:style-name="T3956">on</text:span><text:span text:style-name="T3957"><text:s/></text:span><text:span text:style-name="T3958">additional <text:s/>responsibilities <text:s/>or <text:s/>exploring <text:s/>new <text:s/>areas <text:s/>of <text:s/>Data Science that</text:span><text:span text:style-name="T3959"><text:s/></text:span><text:span text:style-name="T3960">were</text:span><text:span text:style-name="T3961"><text:s/></text:span><text:span text:style-name="T3962">not</text:span><text:span text:style-name="T3963"><text:s/></text:span><text:span text:style-name="T3964">initially</text:span><text:span text:style-name="T3965"><text:s/></text:span><text:span text:style-name="T3966">included</text:span><text:span text:style-name="T3967"><text:s/></text:span><text:span text:style-name="T3968">in</text:span><text:span text:style-name="T3969"><text:s/></text:span><text:span text:style-name="T3970">the</text:span><text:span text:style-name="T3971"><text:s/></text:span><text:span text:style-name="T3972">contract.</text:span></text:p>
      <text:p text:style-name="P3973"><text:span text:style-name="T3974">However,</text:span><text:span text:style-name="T3975"><text:s/></text:span><text:span text:style-name="T3976">some</text:span><text:span text:style-name="T3977"><text:s/></text:span><text:span text:style-name="T3978">goals</text:span><text:span text:style-name="T3979"><text:s/></text:span><text:span text:style-name="T3980">may</text:span><text:span text:style-name="T3981"><text:s/></text:span><text:span text:style-name="T3982">not</text:span><text:span text:style-name="T3983"><text:s/></text:span><text:span text:style-name="T3984">have</text:span><text:span text:style-name="T3985"><text:s/></text:span><text:span text:style-name="T3986">been</text:span><text:span text:style-name="T3987"><text:s/></text:span><text:span text:style-name="T3988">accomplished</text:span><text:span text:style-name="T3989"><text:s/></text:span><text:span text:style-name="T3990">adequately</text:span><text:span text:style-name="T3991"><text:s/></text:span><text:span text:style-name="T3992">due <text:s/>to <text:s/>various</text:span><text:span text:style-name="T3993"><text:s/></text:span><text:span text:style-name="T3994">reasons. It could be due to a lack of clarity in the learning contract or insufficient guidance</text:span><text:span text:style-name="T3995"><text:s/></text:span><text:span text:style-name="T3996">and</text:span><text:span text:style-name="T3997"><text:s/></text:span><text:span text:style-name="T3998">support</text:span><text:span text:style-name="T3999"><text:s/></text:span><text:span text:style-name="T4000">from</text:span><text:span text:style-name="T4001"><text:s/></text:span><text:span text:style-name="T4002">my</text:span><text:span text:style-name="T4003"><text:s/></text:span><text:span text:style-name="T4004">supervisor.</text:span><text:span text:style-name="T4005"><text:s/></text:span><text:span text:style-name="T4006">Additionally,</text:span><text:span text:style-name="T4007"><text:s/></text:span><text:span text:style-name="T4008">unforeseen</text:span><text:span text:style-name="T4009"><text:s/></text:span><text:span text:style-name="T4010">challenges</text:span><text:span text:style-name="T4011"><text:s/></text:span><text:span text:style-name="T4012">or</text:span><text:span text:style-name="T4013"><text:s/></text:span><text:span text:style-name="T4014">unexpected</text:span><text:span text:style-name="T4015"><text:s/></text:span><text:span text:style-name="T4016">circumstances</text:span><text:span text:style-name="T4017"><text:s/></text:span><text:span text:style-name="T4018">could</text:span><text:span text:style-name="T4019"><text:s/></text:span><text:span text:style-name="T4020">have</text:span><text:span text:style-name="T4021"><text:s/></text:span><text:span text:style-name="T4022">also</text:span><text:span text:style-name="T4023"><text:s/></text:span><text:span text:style-name="T4024">affected</text:span><text:span text:style-name="T4025"><text:s/></text:span><text:span text:style-name="T4026">my</text:span><text:span text:style-name="T4027"><text:s/></text:span><text:span text:style-name="T4028">ability</text:span><text:span text:style-name="T4029"><text:s/></text:span><text:span text:style-name="T4030">to</text:span><text:span text:style-name="T4031"><text:s/></text:span><text:span text:style-name="T4032">accomplish</text:span><text:span text:style-name="T4033"><text:s/></text:span><text:span text:style-name="T4034">certain</text:span><text:span text:style-name="T4035"><text:s/></text:span><text:span text:style-name="T4036">goals</text:span><text:span text:style-name="T4037"><text:s/></text:span><text:span text:style-name="T4038">or</text:span><text:span text:style-name="T4039"><text:s/></text:span><text:span text:style-name="T4040">tasks.</text:span></text:p>
      <text:p text:style-name="P4041"><text:span text:style-name="T4042">In such cases, it would have been essential to communicate with my supervisor and seek</text:span><text:span text:style-name="T4043"><text:s/></text:span><text:span text:style-name="T4044">clarification</text:span><text:span text:style-name="T4045"><text:s/></text:span><text:span text:style-name="T4046">or</text:span><text:span text:style-name="T4047"><text:s/></text:span><text:span text:style-name="T4048">guidance</text:span><text:span text:style-name="T4049"><text:s/></text:span><text:span text:style-name="T4050">on</text:span><text:span text:style-name="T4051"><text:s/></text:span><text:span text:style-name="T4052">how</text:span><text:span text:style-name="T4053"><text:s/></text:span><text:span text:style-name="T4054">to</text:span><text:span text:style-name="T4055"><text:s/></text:span><text:span text:style-name="T4056">move</text:span><text:span text:style-name="T4057"><text:s/></text:span><text:span text:style-name="T4058">forward.</text:span><text:span text:style-name="T4059"><text:s/></text:span><text:span text:style-name="T4060">It's</text:span><text:span text:style-name="T4061"><text:s/></text:span><text:span text:style-name="T4062">also</text:span><text:span text:style-name="T4063"><text:s/></text:span><text:span text:style-name="T4064">important</text:span><text:span text:style-name="T4065"><text:s/></text:span><text:span text:style-name="T4066">to</text:span><text:span text:style-name="T4067"><text:s/></text:span><text:span text:style-name="T4068">reflect <text:s/>on the</text:span><text:span text:style-name="T4069"><text:s/></text:span><text:span text:style-name="T4070">reasons why certain goals were not achieved and learn from those experiences to improve</text:span><text:span text:style-name="T4071"><text:s/></text:span><text:span text:style-name="T4072">my</text:span><text:span text:style-name="T4073"><text:s/></text:span><text:span text:style-name="T4074">skills</text:span><text:span text:style-name="T4075"><text:s/></text:span><text:span text:style-name="T4076">and</text:span><text:span text:style-name="T4077"><text:s/></text:span><text:span text:style-name="T4078">approach</text:span><text:span text:style-name="T4079"><text:s/></text:span><text:span text:style-name="T4080">in</text:span><text:span text:style-name="T4081"><text:s/></text:span><text:span text:style-name="T4082">future</text:span><text:span text:style-name="T4083"><text:s/></text:span><text:span text:style-name="T4084">internships.</text:span></text:p>
      <text:p text:style-name="P4085"/>
      <text:p text:style-name="P4086"/>
      <text:p text:style-name="P4087"><text:span text:style-name="T4088">In</text:span><text:span text:style-name="T4089"><text:s/></text:span><text:span text:style-name="T4090">what</text:span><text:span text:style-name="T4091"><text:s/></text:span><text:span text:style-name="T4092">areas</text:span><text:span text:style-name="T4093"><text:s/></text:span><text:span text:style-name="T4094">did</text:span><text:span text:style-name="T4095"><text:s/></text:span><text:span text:style-name="T4096">you</text:span><text:span text:style-name="T4097"><text:s/></text:span><text:span text:style-name="T4098">most</text:span><text:span text:style-name="T4099"><text:s/></text:span><text:span text:style-name="T4100">develop</text:span><text:span text:style-name="T4101"><text:s/></text:span><text:span text:style-name="T4102">and</text:span><text:span text:style-name="T4103"><text:s/></text:span><text:span text:style-name="T4104">improve?</text:span></text:p>
      <text:p text:style-name="P4105">—-----&gt;</text:p>
      <text:p text:style-name="P4106">Data Science</text:p>
      <text:p text:style-name="P4107"/>
      <text:p text:style-name="P4108"/>
      <text:p text:style-name="P4109"/>
      <text:p text:style-name="P4110"/>
      <text:p text:style-name="P4111"><text:span text:style-name="T4112">What</text:span><text:span text:style-name="T4113"><text:s/></text:span><text:span text:style-name="T4114">has</text:span><text:span text:style-name="T4115"><text:s/></text:span><text:span text:style-name="T4116">been</text:span><text:span text:style-name="T4117"><text:s/></text:span><text:span text:style-name="T4118">the</text:span><text:span text:style-name="T4119"><text:s/></text:span><text:span text:style-name="T4120">most</text:span><text:span text:style-name="T4121"><text:s/></text:span><text:span text:style-name="T4122">significant</text:span><text:span text:style-name="T4123"><text:s/></text:span><text:span text:style-name="T4124">accomplishment</text:span><text:span text:style-name="T4125"><text:s/></text:span><text:span text:style-name="T4126">or</text:span><text:span text:style-name="T4127"><text:s/></text:span><text:span text:style-name="T4128">satisfying</text:span><text:span text:style-name="T4129"><text:s/></text:span><text:span text:style-name="T4130">moment</text:span></text:p>
      <text:p text:style-name="P4131"/>
      <text:p text:style-name="P4132"><text:span text:style-name="T4133">of</text:span><text:span text:style-name="T4134"><text:s/></text:span><text:span text:style-name="T4135">your</text:span><text:span text:style-name="T4136"><text:s/></text:span><text:span text:style-name="T4137">internship?</text:span><text:span text:style-name="T4138"><text:s/></text:span><text:span text:style-name="T4139">What</text:span><text:span text:style-name="T4140"><text:s/></text:span><text:span text:style-name="T4141">did</text:span><text:span text:style-name="T4142"><text:s/></text:span><text:span text:style-name="T4143">you</text:span><text:span text:style-name="T4144"><text:s/></text:span><text:span text:style-name="T4145">dislike</text:span><text:span text:style-name="T4146"><text:s/></text:span><text:span text:style-name="T4147">about</text:span><text:span text:style-name="T4148"><text:s/></text:span><text:span text:style-name="T4149">the</text:span><text:span text:style-name="T4150"><text:s/></text:span><text:span text:style-name="T4151">internship?</text:span></text:p>
      <text:p text:style-name="P4152"/>
      <text:p text:style-name="P4153">—-----&gt;</text:p>
      <text:p text:style-name="P4154"><text:span text:style-name="T4155">The</text:span><text:span text:style-name="T4156"><text:s/></text:span><text:span text:style-name="T4157">most</text:span><text:span text:style-name="T4158"><text:s/></text:span><text:span text:style-name="T4159">significant <text:s/>accomplishment <text:s/>of <text:s/>my <text:s/>Data Science <text:s/>internship <text:s/>would <text:s/>have</text:span><text:span text:style-name="T4160"><text:s/></text:span><text:span text:style-name="T4161">been</text:span><text:span text:style-name="T4162"><text:s/></text:span><text:span text:style-name="T4163">successfully</text:span><text:span text:style-name="T4164"><text:s/></text:span><text:span text:style-name="T4165">completing <text:s/>the <text:s/>assigned <text:s/>tasks <text:s/>and <text:s/>receiving <text:s/>a <text:s/>completion <text:s/>certificate.</text:span><text:span text:style-name="T4166"><text:s/></text:span><text:span text:style-name="T4167">As</text:span><text:span text:style-name="T4168"><text:s/></text:span><text:span text:style-name="T4169">a</text:span><text:span text:style-name="T4170"><text:s/></text:span><text:span text:style-name="T4171">Data Science Intern,</text:span><text:span text:style-name="T4172"><text:s/></text:span><text:span text:style-name="T4173">I</text:span><text:span text:style-name="T4174"><text:s/></text:span><text:span text:style-name="T4175">would</text:span><text:span text:style-name="T4176"><text:s/></text:span><text:span text:style-name="T4177">have <text:s/>been <text:s/>responsible <text:s/>for <text:s/>analyzing <text:s/>and <text:s/>interpreting</text:span><text:span text:style-name="T4178"><text:s/></text:span><text:span text:style-name="T4179">large sets of data and presenting insights to the organization. If I were able to fulfill these</text:span><text:span text:style-name="T4180"><text:s/></text:span><text:span text:style-name="T4181">duties</text:span><text:span text:style-name="T4182"><text:s/></text:span><text:span text:style-name="T4183">to</text:span><text:span text:style-name="T4184"><text:s/></text:span><text:span text:style-name="T4185">the</text:span><text:span text:style-name="T4186"><text:s/></text:span><text:span text:style-name="T4187">best</text:span><text:span text:style-name="T4188"><text:s/></text:span><text:span text:style-name="T4189">of</text:span><text:span text:style-name="T4190"><text:s/></text:span><text:span text:style-name="T4191">my</text:span><text:span text:style-name="T4192"><text:s/></text:span><text:span text:style-name="T4193">abilities</text:span><text:span text:style-name="T4194"><text:s/></text:span><text:span text:style-name="T4195">and</text:span><text:span text:style-name="T4196"><text:s/></text:span><text:span text:style-name="T4197">satisfy</text:span><text:span text:style-name="T4198"><text:s/></text:span><text:span text:style-name="T4199">the</text:span><text:span text:style-name="T4200"><text:s/></text:span><text:span text:style-name="T4201">requirements</text:span><text:span text:style-name="T4202"><text:s/></text:span><text:span text:style-name="T4203">of</text:span><text:span text:style-name="T4204"><text:s/></text:span><text:span text:style-name="T4205">the</text:span><text:span text:style-name="T4206"><text:s/></text:span><text:span text:style-name="T4207">organization,</text:span><text:span text:style-name="T4208"><text:s/></text:span><text:span text:style-name="T4209">it</text:span><text:span text:style-name="T4210"><text:s/></text:span><text:span text:style-name="T4211">would</text:span><text:span text:style-name="T4212"><text:s/></text:span><text:span text:style-name="T4213">have</text:span><text:span text:style-name="T4214"><text:s/></text:span><text:span text:style-name="T4215">been</text:span><text:span text:style-name="T4216"><text:s/></text:span><text:span text:style-name="T4217">a</text:span><text:span text:style-name="T4218"><text:s/></text:span><text:span text:style-name="T4219">gratifying</text:span><text:span text:style-name="T4220"><text:s/></text:span><text:span text:style-name="T4221">experience.</text:span></text:p>
      <text:p text:style-name="P4222"/>
      <text:p text:style-name="P4223"/>
      <text:p text:style-name="P4224"><text:span text:style-name="T4225">However,</text:span><text:span text:style-name="T4226"><text:s/></text:span><text:span text:style-name="T4227">since</text:span><text:span text:style-name="T4228"><text:s/></text:span><text:span text:style-name="T4229">my</text:span><text:span text:style-name="T4230"><text:s/></text:span><text:span text:style-name="T4231">internship</text:span><text:span text:style-name="T4232"><text:s/></text:span><text:span text:style-name="T4233">was</text:span><text:span text:style-name="T4234"><text:s/></text:span><text:span text:style-name="T4235">entirely <text:s/>online, <text:s/>without <text:s/>any <text:s/>interaction <text:s/>sessions</text:span><text:span text:style-name="T4236"><text:s/></text:span><text:span text:style-name="T4237">with</text:span><text:span text:style-name="T4238"><text:s/></text:span><text:span text:style-name="T4239">the</text:span><text:span text:style-name="T4240"><text:s/></text:span><text:span text:style-name="T4241">organization,</text:span><text:span text:style-name="T4242"><text:s/></text:span><text:span text:style-name="T4243">I</text:span><text:span text:style-name="T4244"><text:s/></text:span><text:span text:style-name="T4245">may</text:span><text:span text:style-name="T4246"><text:s/></text:span><text:span text:style-name="T4247">have</text:span><text:span text:style-name="T4248"><text:s/></text:span><text:span text:style-name="T4249">missed</text:span><text:span text:style-name="T4250"><text:s/></text:span><text:span text:style-name="T4251">out</text:span><text:span text:style-name="T4252"><text:s/></text:span><text:span text:style-name="T4253">on</text:span><text:span text:style-name="T4254"><text:s/></text:span><text:span text:style-name="T4255">the</text:span><text:span text:style-name="T4256"><text:s/></text:span><text:span text:style-name="T4257">opportunity</text:span><text:span text:style-name="T4258"><text:s/></text:span><text:span text:style-name="T4259">to</text:span><text:span text:style-name="T4260"><text:s/></text:span><text:span text:style-name="T4261">learn</text:span><text:span text:style-name="T4262"><text:s/></text:span><text:span text:style-name="T4263">from</text:span><text:span text:style-name="T4264"><text:s/></text:span><text:span text:style-name="T4265">experienced</text:span><text:span text:style-name="T4266"><text:s/></text:span><text:span text:style-name="T4267">Data<text:s/></text:span><text:soft-page-break/><text:span text:style-name="T4268">Science engineer <text:s/>with <text:s/>a<text:s/></text:span><text:span text:style-name="T4269"><text:s/></text:span><text:span text:style-name="T4270">professionals</text:span><text:span text:style-name="T4271"><text:s/></text:span><text:span text:style-name="T4272">in</text:span><text:span text:style-name="T4273"><text:s/></text:span><text:span text:style-name="T4274">the</text:span><text:span text:style-name="T4275"><text:s/></text:span><text:span text:style-name="T4276">field.</text:span><text:span text:style-name="T4277"><text:s/></text:span><text:span text:style-name="T4278">I</text:span><text:span text:style-name="T4279"><text:s/></text:span><text:span text:style-name="T4280">may</text:span><text:span text:style-name="T4281"><text:s/></text:span><text:span text:style-name="T4282">have</text:span><text:span text:style-name="T4283"><text:s/></text:span><text:span text:style-name="T4284">also<text:s/></text:span><text:span text:style-name="T4285">found</text:span><text:span text:style-name="T4286"><text:s/></text:span><text:span text:style-name="T4287">it</text:span><text:span text:style-name="T4288"><text:s/></text:span><text:span text:style-name="T4289">challenging</text:span><text:span text:style-name="T4290"><text:s/></text:span><text:span text:style-name="T4291">to</text:span><text:span text:style-name="T4292"><text:s/></text:span><text:span text:style-name="T4293">get</text:span><text:span text:style-name="T4294"><text:s/></text:span><text:span text:style-name="T4295">feedback</text:span><text:span text:style-name="T4296"><text:s/></text:span><text:span text:style-name="T4297">and</text:span><text:span text:style-name="T4298"><text:s/></text:span><text:span text:style-name="T4299">guidance</text:span><text:span text:style-name="T4300"><text:s/></text:span><text:span text:style-name="T4301">on</text:span><text:span text:style-name="T4302"><text:s/></text:span><text:span text:style-name="T4303">my</text:span><text:span text:style-name="T4304"><text:s/></text:span><text:span text:style-name="T4305">work,</text:span><text:span text:style-name="T4306"><text:s/></text:span><text:span text:style-name="T4307">which</text:span><text:span text:style-name="T4308"><text:s/></text:span><text:span text:style-name="T4309">could <text:s/>have</text:span><text:span text:style-name="T4310"><text:s/></text:span><text:span text:style-name="T4311">hindered my growth as a data scientist.<text:s/></text:span><text:span text:style-name="T4312">This<text:s/></text:span><text:span text:style-name="T4313">lack of interaction and guidance may have</text:span><text:span text:style-name="T4314"><text:s/></text:span><text:span text:style-name="T4315">been a downside of the internship, but I would have still made the most of the experience</text:span><text:span text:style-name="T4316"><text:s/></text:span><text:span text:style-name="T4317">by</text:span><text:span text:style-name="T4318"><text:s/></text:span><text:span text:style-name="T4319">working</text:span><text:span text:style-name="T4320"><text:s/></text:span><text:span text:style-name="T4321">diligently</text:span><text:span text:style-name="T4322"><text:s/></text:span><text:span text:style-name="T4323">on</text:span><text:span text:style-name="T4324"><text:s/></text:span><text:span text:style-name="T4325">the</text:span><text:span text:style-name="T4326"><text:s/></text:span><text:span text:style-name="T4327">tasks</text:span><text:span text:style-name="T4328"><text:s/></text:span><text:span text:style-name="T4329">assigned</text:span><text:span text:style-name="T4330"><text:s/></text:span><text:span text:style-name="T4331">to</text:span><text:span text:style-name="T4332"><text:s/></text:span><text:span text:style-name="T4333">me</text:span><text:span text:style-name="T4334"><text:s/></text:span><text:span text:style-name="T4335">and</text:span><text:span text:style-name="T4336"><text:s/></text:span><text:span text:style-name="T4337">enhancing</text:span><text:span text:style-name="T4338"><text:s/></text:span><text:span text:style-name="T4339">my</text:span><text:span text:style-name="T4340"><text:s/></text:span><text:span text:style-name="T4341">Data Science</text:span><text:span text:style-name="T4342"><text:s/></text:span><text:span text:style-name="T4343">skills.</text:span></text:p>
      <text:p text:style-name="P4344"/>
      <text:p text:style-name="P4345"/>
      <text:p text:style-name="P4346"><text:span text:style-name="T4347">Considering</text:span><text:span text:style-name="T4348"><text:s/></text:span><text:span text:style-name="T4349">your</text:span><text:span text:style-name="T4350"><text:s/></text:span><text:span text:style-name="T4351">overall</text:span><text:span text:style-name="T4352"><text:s/></text:span><text:span text:style-name="T4353">experience,</text:span><text:span text:style-name="T4354"><text:s/></text:span><text:span text:style-name="T4355">how</text:span><text:span text:style-name="T4356"><text:s/></text:span><text:span text:style-name="T4357">would</text:span><text:span text:style-name="T4358"><text:s/></text:span><text:span text:style-name="T4359">you</text:span><text:span text:style-name="T4360"><text:s/></text:span><text:span text:style-name="T4361">rate</text:span><text:span text:style-name="T4362"><text:s/></text:span><text:span text:style-name="T4363">this</text:span></text:p>
      <text:p text:style-name="P4364"/>
      <text:p text:style-name="P4365"><text:span text:style-name="T4366">internship?</text:span><text:span text:style-name="T4367"><text:s/></text:span><text:span text:style-name="T4368">(Circle</text:span><text:span text:style-name="T4369"><text:s/></text:span><text:span text:style-name="T4370">one).</text:span><text:span text:style-name="T4371"><text:s/></text:span><text:span text:style-name="T4372">(Satisfactory/</text:span><text:span text:style-name="T4373"><text:s/></text:span><text:span text:style-name="T4374">Good/</text:span><text:span text:style-name="T4375"><text:s/></text:span><text:span text:style-name="T4376">Excellent)</text:span></text:p>
      <text:p text:style-name="P4377"/>
      <text:p text:style-name="P4378"><text:span text:style-name="T4379">Give</text:span><text:span text:style-name="T4380"><text:s/></text:span><text:span text:style-name="T4381">suggestions</text:span><text:span text:style-name="T4382"><text:s/></text:span><text:span text:style-name="T4383">as</text:span><text:span text:style-name="T4384"><text:s/></text:span><text:span text:style-name="T4385">to</text:span><text:span text:style-name="T4386"><text:s/></text:span><text:span text:style-name="T4387">how</text:span><text:span text:style-name="T4388"><text:s/></text:span><text:span text:style-name="T4389">your</text:span><text:span text:style-name="T4390"><text:s/></text:span><text:span text:style-name="T4391">internship</text:span><text:span text:style-name="T4392"><text:s/></text:span><text:span text:style-name="T4393">experience</text:span><text:span text:style-name="T4394"><text:s/></text:span><text:span text:style-name="T4395">could</text:span><text:span text:style-name="T4396"><text:s/></text:span><text:span text:style-name="T4397">have</text:span><text:span text:style-name="T4398"><text:s/></text:span><text:span text:style-name="T4399">been <text:s/>improved.</text:span><text:span text:style-name="T4400"><text:s/></text:span><text:span text:style-name="T4401">(Could you have handled added responsibility? Would you have liked more discussions</text:span><text:span text:style-name="T4402"><text:s/></text:span><text:span text:style-name="T4403">with <text:s/>your professor concerning your internship? Was closer supervision needed? Was more</text:span><text:span text:style-name="T4404"><text:s/></text:span><text:span text:style-name="T4405">of</text:span><text:span text:style-name="T4406"><text:s/></text:span><text:span text:style-name="T4407">an</text:span><text:span text:style-name="T4408"><text:s/></text:span><text:span text:style-name="T4409">orientation</text:span><text:span text:style-name="T4410"><text:s/></text:span><text:span text:style-name="T4411">required?)</text:span></text:p>
      <text:p text:style-name="P4412">—-----&gt;</text:p>
      <text:p text:style-name="P4413"><text:span text:style-name="T4414">In my opinion, my Data Science Internship experience could have been improved in</text:span><text:span text:style-name="T4415"><text:s/></text:span><text:span text:style-name="T4416">several</text:span><text:span text:style-name="T4417"><text:s/></text:span><text:span text:style-name="T4418">ways.</text:span><text:span text:style-name="T4419"><text:s/></text:span><text:span text:style-name="T4420">Firstly,</text:span><text:span text:style-name="T4421"><text:s/></text:span><text:span text:style-name="T4422">I</text:span><text:span text:style-name="T4423"><text:s/></text:span><text:span text:style-name="T4424">would</text:span><text:span text:style-name="T4425"><text:s/></text:span><text:span text:style-name="T4426">have</text:span><text:span text:style-name="T4427"><text:s/></text:span><text:span text:style-name="T4428">appreciated</text:span><text:span text:style-name="T4429"><text:s/></text:span><text:span text:style-name="T4430">more orientation and training before</text:span><text:span text:style-name="T4431"><text:s/></text:span><text:span text:style-name="T4432">starting my tasks. This could have included more information on the organization's goals,</text:span><text:span text:style-name="T4433"><text:s/></text:span><text:span text:style-name="T4434">culture, and expectations for my role as a Data Science Intern. Additional training on tools</text:span><text:span text:style-name="T4435"><text:s/></text:span><text:span text:style-name="T4436">and techniques specific to the organization's Data Science operations could have also</text:span><text:span text:style-name="T4437"><text:s/></text:span><text:span text:style-name="T4438">been</text:span><text:span text:style-name="T4439"><text:s/></text:span><text:span text:style-name="T4440">helpful.</text:span></text:p>
      <text:p text:style-name="P4441"><text:span text:style-name="T4442">Furthermore,</text:span><text:span text:style-name="T4443"><text:s/></text:span><text:span text:style-name="T4444">since</text:span><text:span text:style-name="T4445"><text:s/></text:span><text:span text:style-name="T4446">my <text:s/>internship <text:s/>lacked interaction sessions with the organization, I would</text:span><text:span text:style-name="T4447"><text:s/></text:span><text:span text:style-name="T4448">have benefitted from closer supervision or more frequent check-ins from my supervisor. This</text:span><text:span text:style-name="T4449"><text:s/></text:span><text:span text:style-name="T4450">would</text:span><text:span text:style-name="T4451"><text:s/></text:span><text:span text:style-name="T4452">have</text:span><text:span text:style-name="T4453"><text:s/></text:span><text:span text:style-name="T4454">given</text:span><text:span text:style-name="T4455"><text:s/></text:span><text:span text:style-name="T4456">me</text:span><text:span text:style-name="T4457"><text:s/></text:span><text:span text:style-name="T4458">a</text:span><text:span text:style-name="T4459"><text:s/></text:span><text:span text:style-name="T4460">better <text:s/>sense <text:s/>of <text:s/>the <text:s/>organization's <text:s/>expectations <text:s/>for <text:s/>my <text:s/>work, <text:s/>and</text:span><text:span text:style-name="T4461"><text:s/></text:span><text:span text:style-name="T4462">any</text:span><text:span text:style-name="T4463"><text:s/></text:span><text:span text:style-name="T4464">feedback</text:span><text:span text:style-name="T4465"><text:s/></text:span><text:span text:style-name="T4466">would</text:span><text:span text:style-name="T4467"><text:s/></text:span><text:span text:style-name="T4468">have</text:span><text:span text:style-name="T4469"><text:s/></text:span><text:span text:style-name="T4470">been</text:span><text:span text:style-name="T4471"><text:s/></text:span><text:span text:style-name="T4472">helpful</text:span><text:span text:style-name="T4473"><text:s/></text:span><text:span text:style-name="T4474">for</text:span><text:span text:style-name="T4475"><text:s/></text:span><text:span text:style-name="T4476">me</text:span><text:span text:style-name="T4477"><text:s/></text:span><text:span text:style-name="T4478">to</text:span><text:span text:style-name="T4479"><text:s/></text:span><text:span text:style-name="T4480">improve</text:span><text:span text:style-name="T4481"><text:s/></text:span><text:span text:style-name="T4482">my</text:span><text:span text:style-name="T4483"><text:s/></text:span><text:span text:style-name="T4484">skills.</text:span></text:p>
      <text:p text:style-name="P4485"><text:span text:style-name="T4486">Additionally,</text:span><text:span text:style-name="T4487"><text:s/></text:span><text:span text:style-name="T4488">if</text:span><text:span text:style-name="T4489"><text:s/></text:span><text:span text:style-name="T4490">the</text:span><text:span text:style-name="T4491"><text:s/></text:span><text:span text:style-name="T4492">organization</text:span><text:span text:style-name="T4493"><text:s/></text:span><text:span text:style-name="T4494">had</text:span><text:span text:style-name="T4495"><text:s/></text:span><text:span text:style-name="T4496">provided <text:s/>me <text:s/>with <text:s/>more <text:s/>responsibility <text:s/>or <text:s/>challenging</text:span><text:span text:style-name="T4497"><text:s/></text:span><text:span text:style-name="T4498">tasks,</text:span><text:span text:style-name="T4499"><text:s/></text:span><text:span text:style-name="T4500">I</text:span><text:span text:style-name="T4501"><text:s/></text:span><text:span text:style-name="T4502">could</text:span><text:span text:style-name="T4503"><text:s/></text:span><text:span text:style-name="T4504">have</text:span><text:span text:style-name="T4505"><text:s/></text:span><text:span text:style-name="T4506">gained more valuable experience and developed my Data Science skills</text:span><text:span text:style-name="T4507"><text:s/></text:span><text:span text:style-name="T4508">further.</text:span><text:span text:style-name="T4509"><text:s/></text:span><text:span text:style-name="T4510">I</text:span><text:span text:style-name="T4511"><text:s/></text:span><text:span text:style-name="T4512">would</text:span><text:span text:style-name="T4513"><text:s/></text:span><text:span text:style-name="T4514">have</text:span><text:span text:style-name="T4515"><text:s/></text:span><text:span text:style-name="T4516">enjoyed</text:span><text:span text:style-name="T4517"><text:s/></text:span><text:span text:style-name="T4518">discussing</text:span><text:span text:style-name="T4519"><text:s/></text:span><text:span text:style-name="T4520">my</text:span><text:span text:style-name="T4521"><text:s/></text:span><text:span text:style-name="T4522">progress</text:span><text:span text:style-name="T4523"><text:s/></text:span><text:span text:style-name="T4524">and</text:span><text:span text:style-name="T4525"><text:s/></text:span><text:span text:style-name="T4526">goals</text:span><text:span text:style-name="T4527"><text:s/></text:span><text:span text:style-name="T4528">with</text:span><text:span text:style-name="T4529"><text:s/></text:span><text:span text:style-name="T4530">my <text:s/>supervisor <text:s/>or</text:span><text:span text:style-name="T4531"><text:s/></text:span><text:span text:style-name="T4532">professor,</text:span><text:span text:style-name="T4533"><text:s/></text:span><text:span text:style-name="T4534">and</text:span><text:span text:style-name="T4535"><text:s/></text:span><text:span text:style-name="T4536">receiving</text:span><text:span text:style-name="T4537"><text:s/></text:span><text:span text:style-name="T4538">feedback</text:span><text:span text:style-name="T4539"><text:s/></text:span><text:span text:style-name="T4540">or</text:span><text:span text:style-name="T4541"><text:s/></text:span><text:span text:style-name="T4542">suggestions</text:span><text:span text:style-name="T4543"><text:s/></text:span><text:span text:style-name="T4544">to</text:span><text:span text:style-name="T4545"><text:s/></text:span><text:span text:style-name="T4546">improve</text:span><text:span text:style-name="T4547"><text:s/></text:span><text:span text:style-name="T4548">my</text:span><text:span text:style-name="T4549"><text:s/></text:span><text:span text:style-name="T4550">work.</text:span></text:p>
      <text:p text:style-name="P4551"/>
      <text:p text:style-name="P4552"/>
      <text:p text:style-name="P4553"><text:span text:style-name="T4554">Overall,</text:span><text:span text:style-name="T4555"><text:s/></text:span><text:span text:style-name="T4556">more</text:span><text:span text:style-name="T4557"><text:s/></text:span><text:span text:style-name="T4558">orientation,</text:span><text:span text:style-name="T4559"><text:s/></text:span><text:span text:style-name="T4560">closer</text:span><text:span text:style-name="T4561"><text:s/></text:span><text:span text:style-name="T4562">supervision,</text:span><text:span text:style-name="T4563"><text:s/></text:span><text:span text:style-name="T4564">and</text:span><text:span text:style-name="T4565"><text:s/></text:span><text:span text:style-name="T4566">additional</text:span><text:span text:style-name="T4567"><text:s/></text:span><text:span text:style-name="T4568">responsibility</text:span><text:span text:style-name="T4569"><text:s/></text:span><text:span text:style-name="T4570">could</text:span><text:span text:style-name="T4571"><text:s/></text:span><text:span text:style-name="T4572">have</text:span><text:span text:style-name="T4573"><text:s/></text:span><text:span text:style-name="T4574">improved</text:span><text:span text:style-name="T4575"><text:s/></text:span><text:span text:style-name="T4576">my</text:span><text:span text:style-name="T4577"><text:s/></text:span><text:span text:style-name="T4578">Data Science Internship experience and helped me become a better<text:s/></text:span><text:span text:style-name="T4579">Data Science engineer</text:span><text:span text:style-name="T4580">.</text:span></text:p>
      <text:p text:style-name="P4581"/>
      <text:list text:style-name="WWNum3" text:continue-numbering="true">
        <text:list-item>
          <text:list>
            <text:list-item>
              <text:p text:style-name="P4602"><text:span text:style-name="T4603">EVALUATION</text:span><text:span text:style-name="T4604"><text:s/></text:span><text:span text:style-name="T4605">OF</text:span><text:span text:style-name="T4606"><text:s/></text:span><text:span text:style-name="T4607">INTERNSHIP</text:span><text:span text:style-name="T4608"><text:s/></text:span><text:span text:style-name="T4609">BY</text:span><text:span text:style-name="T4610"><text:s/></text:span><text:span text:style-name="T4611">INSTITUTE</text:span></text:p>
            </text:list-item>
          </text:list>
        </text:list-item>
      </text:list>
      <text:p text:style-name="P4612"/>
      <text:p text:style-name="P4613"><text:span text:style-name="T4614">DEPARTMENT</text:span><text:span text:style-name="T4615"><text:s/></text:span><text:span text:style-name="T4616">OF</text:span><text:span text:style-name="T4617"><text:s/></text:span><text:span text:style-name="T4618">TRAINING</text:span><text:span text:style-name="T4619"><text:s/></text:span><text:span text:style-name="T4620">AND</text:span><text:span text:style-name="T4621"><text:s/></text:span><text:span text:style-name="T4622">PLACEMENT</text:span></text:p>
      <text:p text:style-name="P4623"/>
      <text:p text:style-name="P4624"><text:span text:style-name="T4625">Ph.</text:span><text:span text:style-name="T4626"><text:tab/></text:span><text:span text:style-name="T4627">Fax</text:span><text:span text:style-name="T4628"><text:tab/></text:span><text:span text:style-name="T4629">Email</text:span><text:span text:style-name="T4630"><text:s/></text:span><text:span text:style-name="T4631"><text:tab/></text:span></text:p>
      <text:p text:style-name="P4632"/>
      <text:h text:style-name="P4633" text:outline-level="2"><text:span text:style-name="T4634">Evaluation</text:span><text:span text:style-name="T4635"><text:s/></text:span><text:span text:style-name="T4636">(I)</text:span><text:span text:style-name="T4637"><text:s/></text:span><text:span text:style-name="T4638"><text:tab/></text:span></text:h>
      <text:p text:style-name="P4639"/>
      <text:p text:style-name="P4640"/>
      <text:list text:style-name="WWNum1">
        <text:list-item text:start-value="1">
          <text:p text:style-name="P4641"><text:span text:style-name="T4642">Name</text:span><text:span text:style-name="T4643"><text:s/></text:span><text:span text:style-name="T4644">of</text:span><text:span text:style-name="T4645"><text:s/></text:span><text:span text:style-name="T4646">Student Devrat Yashraj Deepak</text:span><text:span text:style-name="T4647"><text:tab/></text:span><text:span text:style-name="T4648">Mob.</text:span><text:span text:style-name="T4649"><text:s/></text:span><text:span text:style-name="T4650">No.</text:span><text:span text:style-name="T4651"><text:s/></text:span><text:span text:style-name="T4652"><text:s/>9011453042</text:span><text:span text:style-name="T4653"><text:tab/></text:span></text:p>
        </text:list-item>
        <text:list-item>
          <text:p text:style-name="P4654"><text:span text:style-name="T4655">College</text:span><text:span text:style-name="T4656"><text:s/></text:span><text:span text:style-name="T4657">Roll</text:span><text:span text:style-name="T4658"><text:s/></text:span><text:span text:style-name="T4659">No.2237031</text:span><text:span text:style-name="T4660"><text:tab/></text:span><text:span text:style-name="T4661">University</text:span><text:span text:style-name="T4662"><text:s/></text:span><text:span text:style-name="T4663">Roll</text:span><text:span text:style-name="T4664"><text:s/></text:span><text:span text:style-name="T4665">No.</text:span><text:span text:style-name="T4666"><text:s/></text:span><text:span text:style-name="T4667"><text:s/>T190352011</text:span><text:span text:style-name="T4668"><text:tab/></text:span></text:p>
        </text:list-item>
        <text:list-item>
          <text:p text:style-name="P4669"><text:span text:style-name="T4670">Branch/Semester AIDS<text:s/></text:span><text:span text:style-name="T4671"><text:tab/></text:span><text:span text:style-name="T4672">Period</text:span><text:span text:style-name="T4673"><text:s/></text:span><text:span text:style-name="T4674">of</text:span><text:span text:style-name="T4675"><text:s/></text:span><text:span text:style-name="T4676">Training</text:span><text:span text:style-name="T4677"><text:s/></text:span><text:span text:style-name="T4678"><text:tab/></text:span></text:p>
        </text:list-item>
        <text:list-item>
          <text:p text:style-name="P4679"><text:span text:style-name="T4680">Home</text:span><text:span text:style-name="T4681"><text:s/></text:span><text:span text:style-name="T4682">Address</text:span><text:span text:style-name="T4683"><text:s/></text:span><text:span text:style-name="T4684">with</text:span><text:span text:style-name="T4685"><text:s/></text:span><text:span text:style-name="T4686">contact</text:span><text:span text:style-name="T4687"><text:s/></text:span><text:span text:style-name="T4688">No.</text:span><text:span text:style-name="T4689"><text:s/></text:span><text:span text:style-name="T4690"><text:tab/></text:span></text:p>
        </text:list-item>
        <text:list-item>
          <text:p text:style-name="P4691"><text:span text:style-name="T4692">Address</text:span><text:span text:style-name="T4693"><text:s/></text:span><text:span text:style-name="T4694">of</text:span><text:span text:style-name="T4695"><text:s/></text:span><text:span text:style-name="T4696">Training</text:span><text:span text:style-name="T4697"><text:s/></text:span><text:span text:style-name="T4698">Site:</text:span><text:span text:style-name="T4699"><text:s/></text:span><text:span text:style-name="T4700"><text:s/></text:span><text:span text:style-name="T4701"><text:tab/></text:span></text:p>
        </text:list-item>
        <text:list-item>
          <text:p text:style-name="P4702"><text:span text:style-name="T4703">Address</text:span><text:span text:style-name="T4704"><text:s/></text:span><text:span text:style-name="T4705">of</text:span><text:span text:style-name="T4706"><text:s/></text:span><text:span text:style-name="T4707">Training</text:span><text:span text:style-name="T4708"><text:s/></text:span><text:span text:style-name="T4709">Providing</text:span><text:span text:style-name="T4710"><text:s/></text:span><text:span text:style-name="T4711">Agency:</text:span><text:span text:style-name="T4712"><text:s/></text:span><text:span text:style-name="T4713"><text:s/></text:span><text:span text:style-name="T4714"><text:tab/></text:span></text:p>
        </text:list-item>
        <text:list-item>
          <text:p text:style-name="P4715"><text:span text:style-name="T4716">Name/Designation</text:span><text:span text:style-name="T4717"><text:s/></text:span><text:span text:style-name="T4718">of</text:span><text:span text:style-name="T4719"><text:s/></text:span><text:span text:style-name="T4720">Training</text:span><text:span text:style-name="T4721"><text:s/></text:span><text:span text:style-name="T4722">In-</text:span><text:span text:style-name="T4723"><text:s/></text:span><text:span text:style-name="T4724">charge</text:span><text:span text:style-name="T4725"><text:s/></text:span><text:span text:style-name="T4726"><text:s/></text:span><text:span text:style-name="T4727"><text:tab/></text:span></text:p>
        </text:list-item>
        <text:list-item>
          <text:p text:style-name="P4728"><text:span text:style-name="T4729">Type</text:span><text:span text:style-name="T4730"><text:s/></text:span><text:span text:style-name="T4731">of</text:span><text:span text:style-name="T4732"><text:s/></text:span><text:span text:style-name="T4733">Work</text:span><text:span text:style-name="T4734"><text:s/></text:span><text:span text:style-name="T4735"><text:tab/></text:span></text:p>
        </text:list-item>
        <text:list-item>
          <text:p text:style-name="P4736"><text:span text:style-name="T4737">Date</text:span><text:span text:style-name="T4738"><text:s/></text:span><text:span text:style-name="T4739">of</text:span><text:span text:style-name="T4740"><text:s/></text:span><text:span text:style-name="T4741">Evaluation</text:span><text:span text:style-name="T4742"><text:s/></text:span><text:span text:style-name="T4743"><text:s/></text:span><text:span text:style-name="T4744"><text:tab/></text:span></text:p>
        </text:list-item>
      </text:list>
      <text:p text:style-name="P4745"/>
      <text:p text:style-name="P4746"><text:span text:style-name="T4747">a)</text:span><text:span text:style-name="T4748">Attendance: _ (Satisfactory/ Good/ Excellent)</text:span></text:p>
      <text:p text:style-name="P4749">b)Practical Work: (Satisfactory/ Good/ Excellent</text:p>
      <text:p text:style-name="P4750">c)Faculty’s Evaluation: _ (Satisfactory/ Good/ Excellent)</text:p>
      <text:p text:style-name="P4751">d)Evaluation of Industry: (Satisfactory/ Good/ Excellent)</text:p>
      <text:p text:style-name="P4752"/>
      <text:p text:style-name="P4753"><text:span text:style-name="T4754">Overall</text:span><text:span text:style-name="T4755"><text:s/></text:span><text:span text:style-name="T4756">grade:</text:span><text:span text:style-name="T4757"><text:s/></text:span><text:span text:style-name="T4758">(Satisfactory/</text:span><text:span text:style-name="T4759"><text:s/></text:span><text:span text:style-name="T4760">Good/</text:span><text:span text:style-name="T4761"><text:s/></text:span><text:span text:style-name="T4762">Excellent)</text:span></text:p>
      <text:p text:style-name="P4763"/>
      <text:p text:style-name="P4764"/>
      <text:p text:style-name="P4765"/>
      <text:p text:style-name="P4766"/>
      <text:p text:style-name="P4767"/>
      <text:p text:style-name="P4768"/>
      <text:p text:style-name="P4769"/>
      <text:p text:style-name="P4770"/>
      <text:p text:style-name="P4771"/>
      <text:p text:style-name="P4772"/>
      <text:p text:style-name="P4773"/>
      <text:h text:style-name="P4774" text:outline-level="2"><text:span text:style-name="T4775">Signature</text:span><text:span text:style-name="T4776"><text:s/></text:span><text:span text:style-name="T4777">of</text:span><text:span text:style-name="T4778"><text:s/></text:span><text:span text:style-name="T4779">Faculty</text:span><text:span text:style-name="T4780"><text:s/></text:span><text:span text:style-name="T4781">Mentor</text:span><text:span text:style-name="T4782"><text:tab/>Signature</text:span><text:span text:style-name="T4783"><text:s/></text:span><text:span text:style-name="T4784">of</text:span><text:span text:style-name="T4785"><text:s/></text:span><text:span text:style-name="T4786">Internship</text:span><text:span text:style-name="T4787"><text:s/></text:span><text:span text:style-name="T4788">Supervisor</text:span><text:span text:style-name="T4789"><text:s/></text:span><text:span text:style-name="T4790">(Industry) With</text:span><text:span text:style-name="T4791"><text:s/></text:span><text:span text:style-name="T4792">date</text:span><text:span text:style-name="T4793"><text:s/></text:span><text:span text:style-name="T4794">and</text:span><text:span text:style-name="T4795"><text:s/></text:span><text:span text:style-name="T4796">stamp</text:span></text:h>
      <text:p text:style-name="P4797"/>
      <text:p text:style-name="P4818"/>
      <text:p text:style-name="P4819"/>
      <text:p text:style-name="P4820"><text:span text:style-name="T4821">*Photocopy</text:span><text:span text:style-name="T4822"><text:s/></text:span><text:span text:style-name="T4823">of</text:span><text:span text:style-name="T4824"><text:s/></text:span><text:span text:style-name="T4825">the</text:span><text:span text:style-name="T4826"><text:s/></text:span><text:span text:style-name="T4827">attendance</text:span><text:span text:style-name="T4828"><text:s/></text:span><text:span text:style-name="T4829">record</text:span><text:span text:style-name="T4830"><text:s/></text:span><text:span text:style-name="T4831">duly</text:span><text:span text:style-name="T4832"><text:s/></text:span><text:span text:style-name="T4833">attested</text:span><text:span text:style-name="T4834"><text:s/></text:span><text:span text:style-name="T4835">by</text:span><text:span text:style-name="T4836"><text:s/></text:span><text:span text:style-name="T4837">the</text:span><text:span text:style-name="T4838"><text:s/></text:span><text:span text:style-name="T4839">training</text:span><text:span text:style-name="T4840"><text:s/></text:span><text:span text:style-name="T4841">in-charge</text:span><text:span text:style-name="T4842"><text:s/></text:span><text:span text:style-name="T4843">should</text:span><text:span text:style-name="T4844"><text:s/></text:span><text:span text:style-name="T4845">be</text:span><text:span text:style-name="T4846"><text:s/></text:span><text:span text:style-name="T4847">attached</text:span><text:span text:style-name="T4848"><text:s/></text:span><text:span text:style-name="T4849">with</text:span><text:span text:style-name="T4850"><text:s/></text:span><text:span text:style-name="T4851">the</text:span><text:span text:style-name="T4852"><text:s/></text:span><text:span text:style-name="T4853">evaluation</text:span><text:span text:style-name="T4854"><text:s/></text:span><text:span text:style-name="T4855">Proforma.</text:span></text:p>
      <text:p text:style-name="P4856"/>
      <text:p text:style-name="P4857"/>
      <text:p text:style-name="P4858"/>
      <text:h text:style-name="P4859" text:outline-level="1"><text:span text:style-name="T4860">INTERNSHIP</text:span><text:span text:style-name="T4861"><text:s/></text:span><text:span text:style-name="T4862">EVALUATION</text:span><text:span text:style-name="T4863"><text:s/></text:span><text:span text:style-name="T4864">REPORT</text:span></text:h>
      <text:p text:style-name="P4865"/>
      <text:h text:style-name="Heading2" text:outline-level="2"><text:span text:style-name="T4866">(For</text:span><text:span text:style-name="T4867"><text:s/></text:span><text:span text:style-name="T4868">4</text:span><text:span text:style-name="T4869"><text:s/></text:span><text:span text:style-name="T4870">years</text:span><text:span text:style-name="T4871"><text:s/></text:span><text:span text:style-name="T4872">Degree</text:span><text:span text:style-name="T4873"><text:s/></text:span><text:span text:style-name="T4874">Programme.</text:span><text:span text:style-name="T4875"><text:s/></text:span><text:span text:style-name="T4876">/</text:span><text:span text:style-name="T4877"><text:s/></text:span><text:span text:style-name="T4878">M.Tech.</text:span><text:span text:style-name="T4879"><text:s/></text:span><text:span text:style-name="T4880">&amp;</text:span><text:span text:style-name="T4881"><text:s/></text:span><text:span text:style-name="T4882">MBA</text:span><text:span text:style-name="T4883"><text:s/></text:span><text:span text:style-name="T4884">)</text:span></text:h>
      <text:p text:style-name="P4885"><text:span text:style-name="T4886">Name</text:span><text:span text:style-name="T4887"><text:s/></text:span><text:span text:style-name="T4888">&amp;</text:span><text:span text:style-name="T4889"><text:s/></text:span><text:span text:style-name="T4890">Address</text:span><text:span text:style-name="T4891"><text:s/></text:span><text:span text:style-name="T4892">of</text:span><text:span text:style-name="T4893"><text:s/></text:span><text:span text:style-name="T4894">Organization</text:span></text:p>
      <text:p text:style-name="P4895"><text:span text:style-name="T4896">Vidya</text:span><text:span text:style-name="T4897"><text:s/></text:span><text:span text:style-name="T4898">Pratishthan's</text:span><text:span text:style-name="T4899"><text:s/></text:span><text:span text:style-name="T4900">Kamalnayan</text:span><text:span text:style-name="T4901"><text:s/></text:span><text:span text:style-name="T4902">Bajaj</text:span><text:span text:style-name="T4903"><text:s/></text:span><text:span text:style-name="T4904">Institute</text:span><text:span text:style-name="T4905"><text:s/></text:span><text:span text:style-name="T4906">of</text:span><text:span text:style-name="T4907"><text:s/></text:span><text:span text:style-name="T4908">Engineering</text:span></text:p>
      <text:p text:style-name="P4909"><text:span text:style-name="T4910">and</text:span><text:span text:style-name="T4911"><text:s/></text:span><text:span text:style-name="T4912">Technology,</text:span><text:span text:style-name="T4913"><text:s/></text:span><text:span text:style-name="T4914">Baramati</text:span><text:span text:style-name="T4915"><text:s/></text:span><text:span text:style-name="T4916">-</text:span><text:span text:style-name="T4917"><text:s/></text:span><text:span text:style-name="T4918">413102</text:span></text:p>
      <text:p text:style-name="P4919"/>
      <text:p text:style-name="P4920"/>
      <text:p text:style-name="P4921"/>
      <text:p text:style-name="P4922"/>
      <table:table table:style-name="Table4923">
        <table:table-columns>
          <table:table-column table:style-name="TableColumn4924"/>
          <table:table-column table:style-name="TableColumn4925"/>
          <table:table-column table:style-name="TableColumn4926"/>
          <table:table-column table:style-name="TableColumn4927"/>
          <table:table-column table:style-name="TableColumn4928"/>
          <table:table-column table:style-name="TableColumn4929"/>
          <table:table-column table:style-name="TableColumn4930"/>
        </table:table-columns>
        <table:table-row table:style-name="TableRow4931">
          <table:table-cell table:style-name="TableCell4932">
            <text:p text:style-name="P4933"/>
            <text:p text:style-name="P4934"><text:span text:style-name="T4935">Sr.</text:span><text:span text:style-name="T4936"><text:s/></text:span><text:span text:style-name="T4937">No.</text:span></text:p>
          </table:table-cell>
          <table:table-cell table:style-name="TableCell4938">
            <text:p text:style-name="P4939"><text:span text:style-name="T4940">Name</text:span><text:span text:style-name="T4941"><text:s/></text:span><text:span text:style-name="T4942">of</text:span></text:p>
            <text:p text:style-name="P4943"><text:span text:style-name="T4944"><text:s text:c="6"/>Stude</text:span><text:span text:style-name="T4945">nt</text:span></text:p>
          </table:table-cell>
          <table:table-cell table:style-name="TableCell4946">
            <text:p text:style-name="P4947"/>
            <text:p text:style-name="P4948"><text:span text:style-name="T4949">Roll</text:span><text:span text:style-name="T4950"><text:s/></text:span><text:span text:style-name="T4951">No.</text:span></text:p>
          </table:table-cell>
          <table:table-cell table:style-name="TableCell4952" table:number-columns-spanned="3">
            <text:p text:style-name="P4953"/>
            <text:p text:style-name="P4954"><text:span text:style-name="T4955">Marks</text:span><text:span text:style-name="T4956"><text:s/></text:span><text:span text:style-name="T4957">to</text:span><text:span text:style-name="T4958"><text:s/></text:span><text:span text:style-name="T4959">be</text:span><text:span text:style-name="T4960"><text:s/></text:span><text:span text:style-name="T4961">awarded</text:span><text:span text:style-name="T4962"><text:s/></text:span><text:span text:style-name="T4963">by</text:span></text:p>
          </table:table-cell>
          <table:covered-table-cell/>
          <table:covered-table-cell/>
          <table:table-cell table:style-name="TableCell4964">
            <text:p text:style-name="P4965"><text:s text:c="2"/>OVERALL</text:p>
            <text:p text:style-name="P4966"><text:s text:c="3"/>GRADE</text:p>
          </table:table-cell>
        </table:table-row>
        <table:table-row table:style-name="TableRow4967">
          <table:table-cell table:style-name="TableCell4968">
            <text:p text:style-name="P4969"/>
          </table:table-cell>
          <table:table-cell table:style-name="TableCell4970">
            <text:p text:style-name="P4971"/>
          </table:table-cell>
          <table:table-cell table:style-name="TableCell4972">
            <text:p text:style-name="P4973"/>
          </table:table-cell>
          <table:table-cell table:style-name="TableCell4974">
            <text:p text:style-name="P4975"><text:span text:style-name="T4976">Punctuality</text:span><text:span text:style-name="T4977"><text:s/></text:span><text:span text:style-name="T4978">Grade</text:span></text:p>
            <text:p text:style-name="P4979">(Satisfactory</text:p>
            <text:p text:style-name="P4980"><text:span text:style-name="T4981">/<text:s/></text:span><text:span text:style-name="T4982">Good/</text:span><text:span text:style-name="T4983"><text:s/></text:span><text:span text:style-name="T4984">Excellent)</text:span></text:p>
          </table:table-cell>
          <table:table-cell table:style-name="TableCell4985">
            <text:p text:style-name="P4986"><text:span text:style-name="T4987">Maintenane</text:span><text:span text:style-name="T4988"><text:s/></text:span><text:span text:style-name="T4989">of</text:span><text:span text:style-name="T4990"><text:s/></text:span><text:span text:style-name="T4991">Daily</text:span></text:p>
            <text:p text:style-name="P4992"><text:span text:style-name="T4993">Diary Grade</text:span><text:span text:style-name="T4994"><text:s/></text:span><text:span text:style-name="T4995">(Satisfactory</text:span></text:p>
            <text:p text:style-name="P4996"><text:span text:style-name="T4997">/<text:s/></text:span><text:span text:style-name="T4998">Good/</text:span><text:span text:style-name="T4999"><text:s/></text:span><text:span text:style-name="T5000">Excellent)</text:span></text:p>
          </table:table-cell>
          <table:table-cell table:style-name="TableCell5001">
            <text:p text:style-name="P5002"><text:span text:style-name="T5003">Skill Test</text:span><text:span text:style-name="T5004"><text:s/></text:span><text:span text:style-name="T5005">Grade</text:span></text:p>
            <text:p text:style-name="P5006"><text:span text:style-name="T5007">(Satisfacto</text:span><text:span text:style-name="T5008">ry/Good/</text:span><text:span text:style-name="T5009"><text:s/></text:span><text:span text:style-name="T5010">Excellent)</text:span></text:p>
          </table:table-cell>
          <table:table-cell table:style-name="TableCell5011">
            <text:p text:style-name="P5012"/>
          </table:table-cell>
        </table:table-row>
        <table:table-row table:style-name="TableRow5013">
          <table:table-cell table:style-name="TableCell5014">
            <text:p text:style-name="P5015"/>
          </table:table-cell>
          <table:table-cell table:style-name="TableCell5016">
            <text:p text:style-name="P5017"/>
          </table:table-cell>
          <table:table-cell table:style-name="TableCell5018">
            <text:p text:style-name="P5019"/>
          </table:table-cell>
          <table:table-cell table:style-name="TableCell5020">
            <text:p text:style-name="P5021"/>
          </table:table-cell>
          <table:table-cell table:style-name="TableCell5022">
            <text:p text:style-name="P5023"/>
          </table:table-cell>
          <table:table-cell table:style-name="TableCell5024">
            <text:p text:style-name="P5025"/>
          </table:table-cell>
          <table:table-cell table:style-name="TableCell5026">
            <text:p text:style-name="P5027"/>
          </table:table-cell>
        </table:table-row>
      </table:table>
      <text:p text:style-name="P5028"/>
      <text:p text:style-name="P5052"/>
      <text:p text:style-name="P5053"/>
      <text:h text:style-name="P5054" text:outline-level="1"/>
      <text:h text:style-name="P5055" text:outline-level="1">Photograph</text:h>
      <text:h text:style-name="P5056" text:outline-level="1"/>
      <text:h text:style-name="P5057" text:outline-level="1"/>
      <text:h text:style-name="P5058" text:outline-level="1"/>
      <text:h text:style-name="P5059" text:outline-level="1"/>
      <text:h text:style-name="P5060" text:outline-level="1"/>
      <text:h text:style-name="P5061" text:outline-level="1"/>
      <text:h text:style-name="P5062" text:outline-level="1"/>
      <text:h text:style-name="P5063" text:outline-level="1"/>
      <text:h text:style-name="P5064" text:outline-level="1"/>
      <text:h text:style-name="P5065" text:outline-level="1"/>
      <text:h text:style-name="P5066" text:outline-level="1"/>
      <text:p text:style-name="P5067"/>
      <text:p text:style-name="P5068"/>
      <text:p text:style-name="P5069"/>
      <text:p text:style-name="P5070"/>
      <text:p text:style-name="P5071"/>
      <text:p text:style-name="P5072"/>
      <text:p text:style-name="P5073"/>
      <text:p text:style-name="P5074"/>
      <text:p text:style-name="P5075"/>
      <text:p text:style-name="P5076"/>
      <text:p text:style-name="P5077"/>
      <text:p text:style-name="P5078"/>
      <text:p text:style-name="P5079"/>
      <text:p text:style-name="P5080"/>
      <text:p text:style-name="P5081"/>
      <text:p text:style-name="P5082"/>
      <text:p text:style-name="P5083"/>
      <text:p text:style-name="P5084"/>
      <text:p text:style-name="P5085"/>
      <text:p text:style-name="P5086"/>
      <text:p text:style-name="P5087"/>
      <text:p text:style-name="P5088"/>
      <text:p text:style-name="P5089"/>
      <text:p text:style-name="P5090"/>
      <text:p text:style-name="P5091"/>
      <text:p text:style-name="P50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left="0.1111in">
        <style:tab-stops/>
      </style:paragraph-properties>
      <style:text-properties style:font-name="Calibri" style:font-name-asian="Calibri" style:font-name-complex="Calibri" fo:font-weight="bold" style:font-weight-asian="bold" style:font-weight-complex="bold" fo:font-size="15pt" style:font-size-asian="15pt" style:font-size-complex="15pt" fo:hyphenate="false"/>
    </style:style>
    <style:style style:name="Heading2" style:display-name="Heading 2" style:family="paragraph" style:parent-style-name="Standard" style:default-outline-level="2">
      <style:paragraph-properties fo:margin-left="0.184in">
        <style:tab-stops/>
      </style:paragraph-properties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277in"/>
      <style:text-properties style:font-name="Cambria" style:font-name-asian="Calibri" style:font-name-complex="DejaVu Sans" fo:font-style="italic" style:font-style-asian="italic" style:font-style-complex="italic" fo:color="#365F91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Microsoft Sans Serif" style:font-name-asian="Microsoft Sans Serif" style:font-name-complex="Microsoft Sans Serif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2pt" style:font-size-asian="12pt" style:font-size-complex="12pt"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1.6111in" fo:text-indent="-0.25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widows="2" fo:orphans="2"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DefaultParagraphFont">
      <style:text-properties style:font-name="Microsoft Sans Serif" style:font-name-asian="Microsoft Sans Serif" style:font-name-complex="Microsoft Sans Serif"/>
    </style:style>
    <style:style style:name="FooterChar" style:display-name="Footer Char" style:family="text" style:parent-style-name="DefaultParagraphFont">
      <style:text-properties style:font-name="Microsoft Sans Serif" style:font-name-asian="Microsoft Sans Serif" style:font-name-complex="Microsoft Sans Serif"/>
    </style:style>
    <style:style style:name="Heading4Char" style:display-name="Heading 4 Char" style:family="text" style:parent-style-name="DefaultParagraphFont">
      <style:text-properties style:font-name="Cambria" style:font-name-asian="Calibri" style:font-name-complex="DejaVu Sans" fo:font-style="italic" style:font-style-asian="italic" style:font-style-complex="italic" fo:color="#365F91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style:text-scale="99%" fo:language="en" fo:country="US" style:language-asian="en" style:country-asian="US" style:language-complex="ar" style:country-complex="SA"/>
    </style:style>
    <style:style style:name="ListLabel2" style:display-name="ListLabel 2" style:family="text">
      <style:text-properties style:font-name="Microsoft Sans Serif" style:font-name-asian="Microsoft Sans Serif" style:font-name-complex="Microsoft Sans Serif" style:text-scale="118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10" style:display-name="ListLabel 10" style:family="text">
      <style:text-properties style:font-name-asian="Tahoma" style:font-name-complex="Tahoma" fo:color="#231F20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19" style:display-name="ListLabel 19" style:family="text">
      <style:text-properties style:font-name="Calibri" style:font-name-asian="Calibri" style:font-name-complex="Calibri" fo:font-weight="bold" style:font-weight-asian="bold" style:font-weight-complex="bold" fo:color="#007474" style:text-scale="100%" fo:font-size="14pt" style:font-size-asian="14pt" style:font-size-complex="14pt" fo:language="en" fo:country="US" style:language-asian="en" style:country-asian="US" style:language-complex="ar" style:country-complex="SA"/>
    </style:style>
    <style:style style:name="ListLabel20" style:display-name="ListLabel 20" style:family="text">
      <style:text-properties fo:font-weight="bold" style:font-weight-asian="bold" style:font-weight-complex="bold" style:text-scale="100%" fo:language="en" fo:country="US" style:language-asian="en" style:country-asian="US" style:language-complex="ar" style:country-complex="SA"/>
    </style:style>
    <style:style style:name="ListLabel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28" style:display-name="ListLabel 28" style:family="text">
      <style:text-properties style:font-name-asian="Arial" style:font-name-complex="Arial" fo:font-weight="bold" style:font-weight-asian="bold" style:font-weight-complex="bold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29" style:display-name="ListLabel 29" style:family="text">
      <style:text-properties style:font-name-asian="Tahoma" style:font-name-complex="Tahoma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37" style:display-name="ListLabel 37" style:family="text">
      <style:text-properties style:font-name="Microsoft Sans Serif" style:font-name-asian="Microsoft Sans Serif" style:font-name-complex="Microsoft Sans Serif" fo:color="#231F20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46" style:display-name="ListLabel 46" style:family="text">
      <style:text-properties style:font-name="Microsoft Sans Serif" style:font-name-asian="Microsoft Sans Serif" style:font-name-complex="Microsoft Sans Serif" fo:color="#231F20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55" style:display-name="ListLabel 55" style:family="text">
      <style:text-properties style:text-scale="173%" fo:language="en" fo:country="US" style:language-asian="en" style:country-asian="US" style:language-complex="ar" style:country-complex="SA"/>
    </style:style>
    <style:style style:name="ListLabel56" style:display-name="ListLabel 56" style:family="text">
      <style:text-properties style:text-scale="100%" fo:language="en" fo:country="US" style:language-asian="en" style:country-asian="US" style:language-complex="ar" style:country-complex="SA"/>
    </style:style>
    <style:style style:name="ListLabel57" style:display-name="ListLabel 57" style:family="text">
      <style:text-properties style:text-scale="100%" fo:language="en" fo:country="US" style:language-asian="en" style:country-asian="US" style:language-complex="ar" style:country-complex="SA"/>
    </style:style>
    <style:style style:name="ListLabel58" style:display-name="ListLabel 58" style:family="text">
      <style:text-properties style:font-name-asian="Tahoma" style:font-name-complex="Tahoma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64" style:display-name="ListLabel 64" style:family="text">
      <style:text-properties style:font-name="Calibri" style:font-name-asian="Calibri" style:font-name-complex="Calibri" fo:font-weight="bold" style:font-weight-asian="bold" style:font-weight-complex="bold" fo:color="#007474" fo:letter-spacing="-0.0027in" style:text-scale="100%" fo:font-size="14pt" style:font-size-asian="14pt" style:font-size-complex="14pt" fo:language="en" fo:country="US" style:language-asian="en" style:country-asian="US" style:language-complex="ar" style:country-complex="SA"/>
    </style:style>
    <style:style style:name="ListLabel65" style:display-name="ListLabel 65" style:family="text">
      <style:text-properties style:font-name="Microsoft Sans Serif" style:font-name-asian="Microsoft Sans Serif" style:font-name-complex="Microsoft Sans Serif" fo:color="#231F20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66" style:display-name="ListLabel 66" style:family="text">
      <style:text-properties fo:language="en" fo:country="US" style:language-asian="en" style:country-asian="US" style:language-complex="ar" style:country-complex="SA"/>
    </style:style>
    <style:style style:name="ListLabel67" style:display-name="ListLabel 67" style:family="text">
      <style:text-properties fo:language="en" fo:country="US" style:language-asian="en" style:country-asian="US" style:language-complex="ar" style:country-complex="SA"/>
    </style:style>
    <style:style style:name="ListLabel68" style:display-name="ListLabel 68" style:family="text">
      <style:text-properties fo:language="en" fo:country="US" style:language-asian="en" style:country-asian="US" style:language-complex="ar" style:country-complex="SA"/>
    </style:style>
    <style:style style:name="ListLabel69" style:display-name="ListLabel 69" style:family="text">
      <style:text-properties fo:language="en" fo:country="US" style:language-asian="en" style:country-asian="US" style:language-complex="ar" style:country-complex="SA"/>
    </style:style>
    <style:style style:name="ListLabel70" style:display-name="ListLabel 70" style:family="text">
      <style:text-properties fo:language="en" fo:country="US" style:language-asian="en" style:country-asian="US" style:language-complex="ar" style:country-complex="SA"/>
    </style:style>
    <style:style style:name="ListLabel71" style:display-name="ListLabel 71" style:family="text">
      <style:text-properties fo:language="en" fo:country="US" style:language-asian="en" style:country-asian="US" style:language-complex="ar" style:country-complex="SA"/>
    </style:style>
    <style:style style:name="ListLabel72" style:display-name="ListLabel 72" style:family="text">
      <style:text-properties fo:language="en" fo:country="US" style:language-asian="en" style:country-asian="US" style:language-complex="ar" style:country-complex="SA"/>
    </style:style>
    <style:style style:name="ListLabel73" style:display-name="ListLabel 7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etter-spacing="-0.0006in" style:text-scale="100%" fo:font-size="13pt" style:font-size-asian="13pt" style:font-size-complex="13pt" fo:language="en" fo:country="US" style:language-asian="en" style:country-asian="US" style:language-complex="ar" style:country-complex="SA"/>
    </style:style>
    <style:style style:name="ListLabel74" style:display-name="ListLabel 74" style:family="text">
      <style:text-properties fo:language="en" fo:country="US" style:language-asian="en" style:country-asian="US" style:language-complex="ar" style:country-complex="SA"/>
    </style:style>
    <style:style style:name="ListLabel75" style:display-name="ListLabel 75" style:family="text">
      <style:text-properties fo:language="en" fo:country="US" style:language-asian="en" style:country-asian="US" style:language-complex="ar" style:country-complex="SA"/>
    </style:style>
    <style:style style:name="ListLabel76" style:display-name="ListLabel 76" style:family="text">
      <style:text-properties fo:language="en" fo:country="US" style:language-asian="en" style:country-asian="US" style:language-complex="ar" style:country-complex="SA"/>
    </style:style>
    <style:style style:name="ListLabel77" style:display-name="ListLabel 77" style:family="text">
      <style:text-properties fo:language="en" fo:country="US" style:language-asian="en" style:country-asian="US" style:language-complex="ar" style:country-complex="SA"/>
    </style:style>
    <style:style style:name="ListLabel78" style:display-name="ListLabel 78" style:family="text">
      <style:text-properties fo:language="en" fo:country="US" style:language-asian="en" style:country-asian="US" style:language-complex="ar" style:country-complex="SA"/>
    </style:style>
    <style:style style:name="ListLabel79" style:display-name="ListLabel 79" style:family="text">
      <style:text-properties fo:language="en" fo:country="US" style:language-asian="en" style:country-asian="US" style:language-complex="ar" style:country-complex="SA"/>
    </style:style>
    <style:style style:name="ListLabel80" style:display-name="ListLabel 80" style:family="text">
      <style:text-properties fo:language="en" fo:country="US" style:language-asian="en" style:country-asian="US" style:language-complex="ar" style:country-complex="SA"/>
    </style:style>
    <style:style style:name="ListLabel81" style:display-name="ListLabel 81" style:family="text">
      <style:text-properties fo:language="en" fo:country="US" style:language-asian="en" style:country-asian="US" style:language-complex="ar" style:country-complex="SA"/>
    </style:style>
    <style:style style:name="ListLabel82" style:display-name="ListLabel 8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etter-spacing="-0.0006in" style:text-scale="100%" fo:font-size="13pt" style:font-size-asian="13pt" style:font-size-complex="13pt" fo:language="en" fo:country="US" style:language-asian="en" style:country-asian="US" style:language-complex="ar" style:country-complex="SA"/>
    </style:style>
    <style:style style:name="ListLabel83" style:display-name="ListLabel 83" style:family="text">
      <style:text-properties fo:language="en" fo:country="US" style:language-asian="en" style:country-asian="US" style:language-complex="ar" style:country-complex="SA"/>
    </style:style>
    <style:style style:name="ListLabel84" style:display-name="ListLabel 84" style:family="text">
      <style:text-properties fo:language="en" fo:country="US" style:language-asian="en" style:country-asian="US" style:language-complex="ar" style:country-complex="SA"/>
    </style:style>
    <style:style style:name="ListLabel85" style:display-name="ListLabel 85" style:family="text">
      <style:text-properties fo:language="en" fo:country="US" style:language-asian="en" style:country-asian="US" style:language-complex="ar" style:country-complex="SA"/>
    </style:style>
    <style:style style:name="ListLabel86" style:display-name="ListLabel 86" style:family="text">
      <style:text-properties fo:language="en" fo:country="US" style:language-asian="en" style:country-asian="US" style:language-complex="ar" style:country-complex="SA"/>
    </style:style>
    <style:style style:name="ListLabel87" style:display-name="ListLabel 87" style:family="text">
      <style:text-properties fo:language="en" fo:country="US" style:language-asian="en" style:country-asian="US" style:language-complex="ar" style:country-complex="SA"/>
    </style:style>
    <style:style style:name="ListLabel88" style:display-name="ListLabel 88" style:family="text">
      <style:text-properties fo:language="en" fo:country="US" style:language-asian="en" style:country-asian="US" style:language-complex="ar" style:country-complex="SA"/>
    </style:style>
    <style:style style:name="ListLabel89" style:display-name="ListLabel 89" style:family="text">
      <style:text-properties fo:language="en" fo:country="US" style:language-asian="en" style:country-asian="US" style:language-complex="ar" style:country-complex="SA"/>
    </style:style>
    <style:style style:name="ListLabel90" style:display-name="ListLabel 90" style:family="text">
      <style:text-properties fo:language="en" fo:country="US" style:language-asian="en" style:country-asian="US" style:language-complex="ar" style:country-complex="SA"/>
    </style:style>
    <style:style style:name="ListLabel91" style:display-name="ListLabel 91" style:family="text"/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/>
    <style:style style:name="ListLabel100" style:display-name="ListLabel 100" style:family="text">
      <style:text-properties style:font-name-asian="Tahoma" style:font-name-complex="Tahoma" fo:font-weight="normal" style:font-weight-asian="normal" style:font-weight-complex="normal" fo:font-style="normal" style:font-style-asian="normal" style:font-style-complex="normal" style:text-scale="100%" fo:font-size="13pt" style:font-size-asian="13pt" style:font-size-complex="13pt" fo:language="en" fo:country="US" style:language-asian="en" style:country-asian="US" style:language-complex="ar" style:country-complex="SA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>
      <style:text-properties fo:font-weight="normal" style:font-weight-asian="normal" style:font-weight-complex="normal" fo:font-style="normal" style:font-style-asian="normal" style:font-style-complex="normal" fo:letter-spacing="-0.0006in" style:text-scale="100%" fo:font-size="13pt" style:font-size-asian="13pt" style:font-size-complex="13pt" fo:language="en" fo:country="US" style:language-asian="en" style:country-asian="US" style:language-complex="ar" style:country-complex="SA"/>
    </style:style>
    <style:style style:name="ListLabel110" style:display-name="ListLabel 110" style:family="text">
      <style:text-properties fo:language="en" fo:country="US" style:language-asian="en" style:country-asian="US" style:language-complex="ar" style:country-complex="SA"/>
    </style:style>
    <style:style style:name="ListLabel111" style:display-name="ListLabel 111" style:family="text">
      <style:text-properties fo:language="en" fo:country="US" style:language-asian="en" style:country-asian="US" style:language-complex="ar" style:country-complex="SA"/>
    </style:style>
    <style:style style:name="ListLabel112" style:display-name="ListLabel 112" style:family="text">
      <style:text-properties fo:language="en" fo:country="US" style:language-asian="en" style:country-asian="US" style:language-complex="ar" style:country-complex="SA"/>
    </style:style>
    <style:style style:name="ListLabel113" style:display-name="ListLabel 113" style:family="text">
      <style:text-properties fo:language="en" fo:country="US" style:language-asian="en" style:country-asian="US" style:language-complex="ar" style:country-complex="SA"/>
    </style:style>
    <style:style style:name="ListLabel114" style:display-name="ListLabel 114" style:family="text">
      <style:text-properties fo:language="en" fo:country="US" style:language-asian="en" style:country-asian="US" style:language-complex="ar" style:country-complex="SA"/>
    </style:style>
    <style:style style:name="ListLabel115" style:display-name="ListLabel 115" style:family="text">
      <style:text-properties fo:language="en" fo:country="US" style:language-asian="en" style:country-asian="US" style:language-complex="ar" style:country-complex="SA"/>
    </style:style>
    <style:style style:name="ListLabel116" style:display-name="ListLabel 116" style:family="text">
      <style:text-properties fo:language="en" fo:country="US" style:language-asian="en" style:country-asian="US" style:language-complex="ar" style:country-complex="SA"/>
    </style:style>
    <style:style style:name="ListLabel117" style:display-name="ListLabel 117" style:family="text">
      <style:text-properties fo:language="en" fo:country="US" style:language-asian="en" style:country-asian="US" style:language-complex="ar" style:country-complex="SA"/>
    </style:style>
    <style:style style:name="ListLabel118" style:display-name="ListLabel 118" style:family="text">
      <style:text-properties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style:font-name-complex="Courier New" style:text-scale="173%" fo:language="en" fo:country="US" style:language-asian="en" style:country-asian="US" style:language-complex="ar" style:country-complex="SA"/>
    </style:style>
    <style:style style:name="ListLabel137" style:display-name="ListLabel 137" style:family="text">
      <style:text-properties style:text-scale="100%" fo:language="en" fo:country="US" style:language-asian="en" style:country-asian="US" style:language-complex="ar" style:country-complex="SA"/>
    </style:style>
    <style:style style:name="ListLabel138" style:display-name="ListLabel 138" style:family="text">
      <style:text-properties style:text-scale="100%" fo:language="en" fo:country="US" style:language-asian="en" style:country-asian="US" style:language-complex="ar" style:country-complex="SA"/>
    </style:style>
    <style:style style:name="ListLabel139" style:display-name="ListLabel 139" style:family="text">
      <style:text-properties style:font-name-asian="Tahoma" style:font-name-complex="Tahoma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140" style:display-name="ListLabel 140" style:family="text">
      <style:text-properties fo:language="en" fo:country="US" style:language-asian="en" style:country-asian="US" style:language-complex="ar" style:country-complex="SA"/>
    </style:style>
    <style:style style:name="ListLabel141" style:display-name="ListLabel 141" style:family="text">
      <style:text-properties fo:language="en" fo:country="US" style:language-asian="en" style:country-asian="US" style:language-complex="ar" style:country-complex="SA"/>
    </style:style>
    <style:style style:name="ListLabel142" style:display-name="ListLabel 142" style:family="text">
      <style:text-properties fo:language="en" fo:country="US" style:language-asian="en" style:country-asian="US" style:language-complex="ar" style:country-complex="SA"/>
    </style:style>
    <style:style style:name="ListLabel143" style:display-name="ListLabel 143" style:family="text">
      <style:text-properties fo:language="en" fo:country="US" style:language-asian="en" style:country-asian="US" style:language-complex="ar" style:country-complex="SA"/>
    </style:style>
    <style:style style:name="ListLabel144" style:display-name="ListLabel 144" style:family="text">
      <style:text-properties fo:language="en" fo:country="US" style:language-asian="en" style:country-asian="US" style:language-complex="ar" style:country-complex="SA"/>
    </style:style>
    <style:style style:name="ListLabel145" style:display-name="ListLabel 145" style:family="text">
      <style:text-properties style:font-name-asian="Tahoma" style:font-name-complex="Tahoma" fo:font-weight="normal" style:font-weight-asian="normal" style:font-weight-complex="normal" fo:font-style="normal" style:font-style-asian="normal" style:font-style-complex="normal" style:text-scale="100%" fo:font-size="13pt" style:font-size-asian="13pt" style:font-size-complex="13pt" fo:language="en" fo:country="US" style:language-asian="en" style:country-asian="US" style:language-complex="ar" style:country-complex="SA"/>
    </style:style>
    <style:style style:name="ListLabel146" style:display-name="ListLabel 146" style:family="text">
      <style:text-properties style:text-scale="100%" fo:language="en" fo:country="US" style:language-asian="en" style:country-asian="US" style:language-complex="ar" style:country-complex="SA"/>
    </style:style>
    <style:style style:name="ListLabel147" style:display-name="ListLabel 147" style:family="text">
      <style:text-properties style:text-scale="100%" fo:language="en" fo:country="US" style:language-asian="en" style:country-asian="US" style:language-complex="ar" style:country-complex="SA"/>
    </style:style>
    <style:style style:name="ListLabel148" style:display-name="ListLabel 148" style:family="text">
      <style:text-properties style:font-name-asian="Tahoma" style:font-name-complex="Tahoma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149" style:display-name="ListLabel 149" style:family="text">
      <style:text-properties fo:language="en" fo:country="US" style:language-asian="en" style:country-asian="US" style:language-complex="ar" style:country-complex="SA"/>
    </style:style>
    <style:style style:name="ListLabel150" style:display-name="ListLabel 150" style:family="text">
      <style:text-properties fo:language="en" fo:country="US" style:language-asian="en" style:country-asian="US" style:language-complex="ar" style:country-complex="SA"/>
    </style:style>
    <style:style style:name="ListLabel151" style:display-name="ListLabel 151" style:family="text">
      <style:text-properties fo:language="en" fo:country="US" style:language-asian="en" style:country-asian="US" style:language-complex="ar" style:country-complex="SA"/>
    </style:style>
    <style:style style:name="ListLabel152" style:display-name="ListLabel 152" style:family="text">
      <style:text-properties fo:language="en" fo:country="US" style:language-asian="en" style:country-asian="US" style:language-complex="ar" style:country-complex="SA"/>
    </style:style>
    <style:style style:name="ListLabel153" style:display-name="ListLabel 153" style:family="text">
      <style:text-properties fo:language="en" fo:country="US" style:language-asian="en" style:country-asian="US" style:language-complex="ar" style:country-complex="SA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scale="99%" fo:language="en" fo:country="US" style:language-asian="en" style:country-asian="US" style:language-complex="ar" style:country-complex="SA"/>
    </style:style>
    <style:style style:name="WW_CharLFO2LVL2" style:family="text">
      <style:text-properties style:font-name="Microsoft Sans Serif" style:font-name-asian="Microsoft Sans Serif" style:font-name-complex="Microsoft Sans Serif" style:text-scale="118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text:list-style style:name="WWNum1" style:display-name="WWNum1">
      <text:list-level-style-number text:level="1" text:style-name="WW_CharLFO2LVL1" style:num-suffix="." style:num-format="1">
        <style:list-level-properties text:space-before="0.184in" text:min-label-width="0.3229in" text:list-level-position-and-space-mode="label-alignment">
          <style:list-level-label-alignment text:label-followed-by="listtab" fo:margin-left="0.5069in" fo:text-indent="-0.3229in"/>
        </style:list-level-properties>
      </text:list-level-style-number>
      <text:list-level-style-number text:level="2" text:style-name="WW_CharLFO2LVL2" style:num-suffix=")" style:num-format="a" style:num-letter-sync="true">
        <style:list-level-properties text:space-before="-0.0034in" text:min-label-width="0.5in" text:list-level-position-and-space-mode="label-alignment">
          <style:list-level-label-alignment text:label-followed-by="listtab" fo:margin-left="0.4965in" fo:text-indent="-0.5in"/>
        </style:list-level-properties>
      </text:list-level-style-number>
      <text:list-level-style-bullet text:level="3" text:style-name="WW_CharLFO2LVL3" text:bullet-char="•">
        <style:list-level-properties text:space-before="0.8069in" text:min-label-width="0.5in" text:list-level-position-and-space-mode="label-alignment">
          <style:list-level-label-alignment text:label-followed-by="listtab" fo:margin-left="1.3069in" fo:text-indent="-0.5in"/>
        </style:list-level-properties>
      </text:list-level-style-bullet>
      <text:list-level-style-bullet text:level="4" text:style-name="WW_CharLFO2LVL4" text:bullet-char="•">
        <style:list-level-properties text:space-before="1.6in" text:min-label-width="0.5in" text:list-level-position-and-space-mode="label-alignment">
          <style:list-level-label-alignment text:label-followed-by="listtab" fo:margin-left="2.1in" fo:text-indent="-0.5in"/>
        </style:list-level-properties>
      </text:list-level-style-bullet>
      <text:list-level-style-bullet text:level="5" text:style-name="WW_CharLFO2LVL5" text:bullet-char="•">
        <style:list-level-properties text:space-before="2.393in" text:min-label-width="0.5in" text:list-level-position-and-space-mode="label-alignment">
          <style:list-level-label-alignment text:label-followed-by="listtab" fo:margin-left="2.893in" fo:text-indent="-0.5in"/>
        </style:list-level-properties>
      </text:list-level-style-bullet>
      <text:list-level-style-bullet text:level="6" text:style-name="WW_CharLFO2LVL6" text:bullet-char="•">
        <style:list-level-properties text:space-before="3.1861in" text:min-label-width="0.5in" text:list-level-position-and-space-mode="label-alignment">
          <style:list-level-label-alignment text:label-followed-by="listtab" fo:margin-left="3.6861in" fo:text-indent="-0.5in"/>
        </style:list-level-properties>
      </text:list-level-style-bullet>
      <text:list-level-style-bullet text:level="7" text:style-name="WW_CharLFO2LVL7" text:bullet-char="•">
        <style:list-level-properties text:space-before="3.9798in" text:min-label-width="0.5in" text:list-level-position-and-space-mode="label-alignment">
          <style:list-level-label-alignment text:label-followed-by="listtab" fo:margin-left="4.4798in" fo:text-indent="-0.5in"/>
        </style:list-level-properties>
      </text:list-level-style-bullet>
      <text:list-level-style-bullet text:level="8" text:style-name="WW_CharLFO2LVL8" text:bullet-char="•">
        <style:list-level-properties text:space-before="4.7729in" text:min-label-width="0.5in" text:list-level-position-and-space-mode="label-alignment">
          <style:list-level-label-alignment text:label-followed-by="listtab" fo:margin-left="5.2729in" fo:text-indent="-0.5in"/>
        </style:list-level-properties>
      </text:list-level-style-bullet>
      <text:list-level-style-bullet text:level="9" text:style-name="WW_CharLFO2LVL9" text:bullet-char="•">
        <style:list-level-properties text:space-before="5.5659in" text:min-label-width="0.5in" text:list-level-position-and-space-mode="label-alignment">
          <style:list-level-label-alignment text:label-followed-by="listtab" fo:margin-left="6.0659in" fo:text-indent="-0.5in"/>
        </style:list-level-properties>
      </text:list-level-style-bullet>
    </text:list-style>
    <style:style style:name="WW_CharLFO3LVL1" style:family="text">
      <style:text-properties style:font-name-asian="Tahoma" style:font-name-complex="Tahoma" fo:color="#231F20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3LVL2" style:family="text">
      <style:text-properties fo:language="en" fo:country="US" style:language-asian="en" style:country-asian="US" style:language-complex="ar" style:country-complex="SA"/>
    </style:style>
    <style:style style:name="WW_CharLFO3LVL3" style:family="text">
      <style:text-properties fo:language="en" fo:country="US" style:language-asian="en" style:country-asian="US" style:language-complex="ar" style:country-complex="SA"/>
    </style:style>
    <style:style style:name="WW_CharLFO3LVL4" style:family="text">
      <style:text-properties fo:language="en" fo:country="US" style:language-asian="en" style:country-asian="US" style:language-complex="ar" style:country-complex="SA"/>
    </style:style>
    <style:style style:name="WW_CharLFO3LVL5" style:family="text">
      <style:text-properties fo:language="en" fo:country="US" style:language-asian="en" style:country-asian="US" style:language-complex="ar" style:country-complex="SA"/>
    </style:style>
    <style:style style:name="WW_CharLFO3LVL6" style:family="text">
      <style:text-properties fo:language="en" fo:country="US" style:language-asian="en" style:country-asian="US" style:language-complex="ar" style:country-complex="SA"/>
    </style:style>
    <style:style style:name="WW_CharLFO3LVL7" style:family="text">
      <style:text-properties fo:language="en" fo:country="US" style:language-asian="en" style:country-asian="US" style:language-complex="ar" style:country-complex="SA"/>
    </style:style>
    <style:style style:name="WW_CharLFO3LVL8" style:family="text">
      <style:text-properties fo:language="en" fo:country="US" style:language-asian="en" style:country-asian="US" style:language-complex="ar" style:country-complex="SA"/>
    </style:style>
    <style:style style:name="WW_CharLFO3LVL9" style:family="text">
      <style:text-properties fo:language="en" fo:country="US" style:language-asian="en" style:country-asian="US" style:language-complex="ar" style:country-complex="SA"/>
    </style:style>
    <text:list-style style:name="WWNum2" style:display-name="WWNum2">
      <text:list-level-style-bullet text:level="1" text:style-name="WW_CharLFO3LVL1" text:bullet-char="●">
        <style:list-level-properties text:space-before="0.8611in" text:min-label-width="0.25in" text:list-level-position-and-space-mode="label-alignment">
          <style:list-level-label-alignment text:label-followed-by="listtab" fo:margin-left="1.1111in" fo:text-indent="-0.25in"/>
        </style:list-level-properties>
        <style:text-properties style:font-name="Times New Roman"/>
      </text:list-level-style-bullet>
      <text:list-level-style-bullet text:level="2" text:style-name="WW_CharLFO3LVL2" text:bullet-char="•">
        <style:list-level-properties text:space-before="1.5152in" text:min-label-width="0.25in" text:list-level-position-and-space-mode="label-alignment">
          <style:list-level-label-alignment text:label-followed-by="listtab" fo:margin-left="1.7652in" fo:text-indent="-0.25in"/>
        </style:list-level-properties>
      </text:list-level-style-bullet>
      <text:list-level-style-bullet text:level="3" text:style-name="WW_CharLFO3LVL3" text:bullet-char="•">
        <style:list-level-properties text:space-before="2.1694in" text:min-label-width="0.25in" text:list-level-position-and-space-mode="label-alignment">
          <style:list-level-label-alignment text:label-followed-by="listtab" fo:margin-left="2.4194in" fo:text-indent="-0.25in"/>
        </style:list-level-properties>
      </text:list-level-style-bullet>
      <text:list-level-style-bullet text:level="4" text:style-name="WW_CharLFO3LVL4" text:bullet-char="•">
        <style:list-level-properties text:space-before="2.8236in" text:min-label-width="0.25in" text:list-level-position-and-space-mode="label-alignment">
          <style:list-level-label-alignment text:label-followed-by="listtab" fo:margin-left="3.0736in" fo:text-indent="-0.25in"/>
        </style:list-level-properties>
      </text:list-level-style-bullet>
      <text:list-level-style-bullet text:level="5" text:style-name="WW_CharLFO3LVL5" text:bullet-char="•">
        <style:list-level-properties text:space-before="3.4777in" text:min-label-width="0.25in" text:list-level-position-and-space-mode="label-alignment">
          <style:list-level-label-alignment text:label-followed-by="listtab" fo:margin-left="3.7277in" fo:text-indent="-0.25in"/>
        </style:list-level-properties>
      </text:list-level-style-bullet>
      <text:list-level-style-bullet text:level="6" text:style-name="WW_CharLFO3LVL6" text:bullet-char="•">
        <style:list-level-properties text:space-before="4.1319in" text:min-label-width="0.25in" text:list-level-position-and-space-mode="label-alignment">
          <style:list-level-label-alignment text:label-followed-by="listtab" fo:margin-left="4.3819in" fo:text-indent="-0.25in"/>
        </style:list-level-properties>
      </text:list-level-style-bullet>
      <text:list-level-style-bullet text:level="7" text:style-name="WW_CharLFO3LVL7" text:bullet-char="•">
        <style:list-level-properties text:space-before="4.7861in" text:min-label-width="0.25in" text:list-level-position-and-space-mode="label-alignment">
          <style:list-level-label-alignment text:label-followed-by="listtab" fo:margin-left="5.0361in" fo:text-indent="-0.25in"/>
        </style:list-level-properties>
      </text:list-level-style-bullet>
      <text:list-level-style-bullet text:level="8" text:style-name="WW_CharLFO3LVL8" text:bullet-char="•">
        <style:list-level-properties text:space-before="5.4402in" text:min-label-width="0.25in" text:list-level-position-and-space-mode="label-alignment">
          <style:list-level-label-alignment text:label-followed-by="listtab" fo:margin-left="5.6902in" fo:text-indent="-0.25in"/>
        </style:list-level-properties>
      </text:list-level-style-bullet>
      <text:list-level-style-bullet text:level="9" text:style-name="WW_CharLFO3LVL9" text:bullet-char="•">
        <style:list-level-properties text:space-before="6.0944in" text:min-label-width="0.25in" text:list-level-position-and-space-mode="label-alignment">
          <style:list-level-label-alignment text:label-followed-by="listtab" fo:margin-left="6.3444in" fo:text-indent="-0.25in"/>
        </style:list-level-properties>
      </text:list-level-style-bullet>
    </text:list-style>
    <style:style style:name="WW_CharLFO4LVL1" style:family="text">
      <style:text-properties style:font-name="Calibri" style:font-name-asian="Calibri" style:font-name-complex="Calibri" fo:font-weight="bold" style:font-weight-asian="bold" style:font-weight-complex="bold" fo:color="#007474" style:text-scale="100%" fo:font-size="14pt" style:font-size-asian="14pt" style:font-size-complex="14pt" fo:language="en" fo:country="US" style:language-asian="en" style:country-asian="US" style:language-complex="ar" style:country-complex="SA"/>
    </style:style>
    <style:style style:name="WW_CharLFO4LVL2" style:family="text">
      <style:text-properties fo:font-weight="bold" style:font-weight-asian="bold" style:font-weight-complex="bold" style:text-scale="100%" fo:language="en" fo:country="US" style:language-asian="en" style:country-asian="US" style:language-complex="ar" style:country-complex="SA"/>
    </style:style>
    <style:style style:name="WW_CharLFO4LVL3" style:family="text">
      <style:text-properties fo:language="en" fo:country="US" style:language-asian="en" style:country-asian="US" style:language-complex="ar" style:country-complex="SA"/>
    </style:style>
    <style:style style:name="WW_CharLFO4LVL4" style:family="text">
      <style:text-properties fo:language="en" fo:country="US" style:language-asian="en" style:country-asian="US" style:language-complex="ar" style:country-complex="SA"/>
    </style:style>
    <style:style style:name="WW_CharLFO4LVL5" style:family="text">
      <style:text-properties fo:language="en" fo:country="US" style:language-asian="en" style:country-asian="US" style:language-complex="ar" style:country-complex="SA"/>
    </style:style>
    <style:style style:name="WW_CharLFO4LVL6" style:family="text">
      <style:text-properties fo:language="en" fo:country="US" style:language-asian="en" style:country-asian="US" style:language-complex="ar" style:country-complex="SA"/>
    </style:style>
    <style:style style:name="WW_CharLFO4LVL7" style:family="text">
      <style:text-properties fo:language="en" fo:country="US" style:language-asian="en" style:country-asian="US" style:language-complex="ar" style:country-complex="SA"/>
    </style:style>
    <style:style style:name="WW_CharLFO4LVL8" style:family="text">
      <style:text-properties fo:language="en" fo:country="US" style:language-asian="en" style:country-asian="US" style:language-complex="ar" style:country-complex="SA"/>
    </style:style>
    <style:style style:name="WW_CharLFO4LVL9" style:family="text">
      <style:text-properties fo:language="en" fo:country="US" style:language-asian="en" style:country-asian="US" style:language-complex="ar" style:country-complex="SA"/>
    </style:style>
    <text:list-style style:name="WWNum3" style:display-name="WWNum3">
      <text:list-level-style-number text:level="1" text:style-name="WW_CharLFO4LVL1" style:num-suffix="." style:num-format="1" text:start-value="3">
        <style:list-level-properties text:space-before="0.1104in" text:min-label-width="0.1625in" text:list-level-position-and-space-mode="label-alignment">
          <style:list-level-label-alignment text:label-followed-by="listtab" fo:margin-left="0.2729in" fo:text-indent="-0.1625in"/>
        </style:list-level-properties>
      </text:list-level-style-number>
      <text:list-level-style-number text:level="2" text:style-name="WW_CharLFO4LVL2" style:num-suffix="." style:num-format="1">
        <style:list-level-properties text:space-before="0.4027in" text:min-label-width="0.1666in" text:list-level-position-and-space-mode="label-alignment">
          <style:list-level-label-alignment text:label-followed-by="listtab" fo:margin-left="0.5694in" fo:text-indent="-0.1666in"/>
        </style:list-level-properties>
      </text:list-level-style-number>
      <text:list-level-style-bullet text:level="3" text:style-name="WW_CharLFO4LVL3" text:bullet-char="•">
        <style:list-level-properties text:space-before="1.1895in" text:min-label-width="0.1666in" text:list-level-position-and-space-mode="label-alignment">
          <style:list-level-label-alignment text:label-followed-by="listtab" fo:margin-left="1.3562in" fo:text-indent="-0.1666in"/>
        </style:list-level-properties>
      </text:list-level-style-bullet>
      <text:list-level-style-bullet text:level="4" text:style-name="WW_CharLFO4LVL4" text:bullet-char="•">
        <style:list-level-properties text:space-before="1.9763in" text:min-label-width="0.1666in" text:list-level-position-and-space-mode="label-alignment">
          <style:list-level-label-alignment text:label-followed-by="listtab" fo:margin-left="2.143in" fo:text-indent="-0.1666in"/>
        </style:list-level-properties>
      </text:list-level-style-bullet>
      <text:list-level-style-bullet text:level="5" text:style-name="WW_CharLFO4LVL5" text:bullet-char="•">
        <style:list-level-properties text:space-before="2.7638in" text:min-label-width="0.1666in" text:list-level-position-and-space-mode="label-alignment">
          <style:list-level-label-alignment text:label-followed-by="listtab" fo:margin-left="2.9305in" fo:text-indent="-0.1666in"/>
        </style:list-level-properties>
      </text:list-level-style-bullet>
      <text:list-level-style-bullet text:level="6" text:style-name="WW_CharLFO4LVL6" text:bullet-char="•">
        <style:list-level-properties text:space-before="3.5506in" text:min-label-width="0.1666in" text:list-level-position-and-space-mode="label-alignment">
          <style:list-level-label-alignment text:label-followed-by="listtab" fo:margin-left="3.7173in" fo:text-indent="-0.1666in"/>
        </style:list-level-properties>
      </text:list-level-style-bullet>
      <text:list-level-style-bullet text:level="7" text:style-name="WW_CharLFO4LVL7" text:bullet-char="•">
        <style:list-level-properties text:space-before="4.3375in" text:min-label-width="0.1666in" text:list-level-position-and-space-mode="label-alignment">
          <style:list-level-label-alignment text:label-followed-by="listtab" fo:margin-left="4.5041in" fo:text-indent="-0.1666in"/>
        </style:list-level-properties>
      </text:list-level-style-bullet>
      <text:list-level-style-bullet text:level="8" text:style-name="WW_CharLFO4LVL8" text:bullet-char="•">
        <style:list-level-properties text:space-before="5.125in" text:min-label-width="0.1666in" text:list-level-position-and-space-mode="label-alignment">
          <style:list-level-label-alignment text:label-followed-by="listtab" fo:margin-left="5.2916in" fo:text-indent="-0.1666in"/>
        </style:list-level-properties>
      </text:list-level-style-bullet>
      <text:list-level-style-bullet text:level="9" text:style-name="WW_CharLFO4LVL9" text:bullet-char="•">
        <style:list-level-properties text:space-before="5.9118in" text:min-label-width="0.1666in" text:list-level-position-and-space-mode="label-alignment">
          <style:list-level-label-alignment text:label-followed-by="listtab" fo:margin-left="6.0784in" fo:text-indent="-0.1666in"/>
        </style:list-level-properties>
      </text:list-level-style-bullet>
    </text:list-style>
    <style:style style:name="WW_CharLFO5LVL1" style:family="text">
      <style:text-properties style:font-name-asian="Arial" style:font-name-complex="Arial" fo:font-weight="bold" style:font-weight-asian="bold" style:font-weight-complex="bold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5LVL2" style:family="text">
      <style:text-properties style:font-name-asian="Tahoma" style:font-name-complex="Tahoma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5LVL3" style:family="text">
      <style:text-properties fo:language="en" fo:country="US" style:language-asian="en" style:country-asian="US" style:language-complex="ar" style:country-complex="SA"/>
    </style:style>
    <style:style style:name="WW_CharLFO5LVL4" style:family="text">
      <style:text-properties fo:language="en" fo:country="US" style:language-asian="en" style:country-asian="US" style:language-complex="ar" style:country-complex="SA"/>
    </style:style>
    <style:style style:name="WW_CharLFO5LVL5" style:family="text">
      <style:text-properties fo:language="en" fo:country="US" style:language-asian="en" style:country-asian="US" style:language-complex="ar" style:country-complex="SA"/>
    </style:style>
    <style:style style:name="WW_CharLFO5LVL6" style:family="text">
      <style:text-properties fo:language="en" fo:country="US" style:language-asian="en" style:country-asian="US" style:language-complex="ar" style:country-complex="SA"/>
    </style:style>
    <style:style style:name="WW_CharLFO5LVL7" style:family="text">
      <style:text-properties fo:language="en" fo:country="US" style:language-asian="en" style:country-asian="US" style:language-complex="ar" style:country-complex="SA"/>
    </style:style>
    <style:style style:name="WW_CharLFO5LVL8" style:family="text">
      <style:text-properties fo:language="en" fo:country="US" style:language-asian="en" style:country-asian="US" style:language-complex="ar" style:country-complex="SA"/>
    </style:style>
    <style:style style:name="WW_CharLFO5LVL9" style:family="text">
      <style:text-properties fo:language="en" fo:country="US" style:language-asian="en" style:country-asian="US" style:language-complex="ar" style:country-complex="SA"/>
    </style:style>
    <text:list-style style:name="WWNum4" style:display-name="WWNum4">
      <text:list-level-style-bullet text:level="1" text:style-name="WW_CharLFO5LVL1" text:bullet-char="○">
        <style:list-level-properties text:space-before="0.8611in" text:min-label-width="0.25in" text:list-level-position-and-space-mode="label-alignment">
          <style:list-level-label-alignment text:label-followed-by="listtab" fo:margin-left="1.1111in" fo:text-indent="-0.25in"/>
        </style:list-level-properties>
        <style:text-properties style:font-name="Times New Roman"/>
      </text:list-level-style-bullet>
      <text:list-level-style-bullet text:level="2" text:style-name="WW_CharLFO5LVL2" text:bullet-char="■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Times New Roman"/>
      </text:list-level-style-bullet>
      <text:list-level-style-bullet text:level="3" text:style-name="WW_CharLFO5LVL3" text:bullet-char="•">
        <style:list-level-properties text:space-before="2.0319in" text:min-label-width="0.25in" text:list-level-position-and-space-mode="label-alignment">
          <style:list-level-label-alignment text:label-followed-by="listtab" fo:margin-left="2.2819in" fo:text-indent="-0.25in"/>
        </style:list-level-properties>
      </text:list-level-style-bullet>
      <text:list-level-style-bullet text:level="4" text:style-name="WW_CharLFO5LVL4" text:bullet-char="•">
        <style:list-level-properties text:space-before="2.7034in" text:min-label-width="0.25in" text:list-level-position-and-space-mode="label-alignment">
          <style:list-level-label-alignment text:label-followed-by="listtab" fo:margin-left="2.9534in" fo:text-indent="-0.25in"/>
        </style:list-level-properties>
      </text:list-level-style-bullet>
      <text:list-level-style-bullet text:level="5" text:style-name="WW_CharLFO5LVL5" text:bullet-char="•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bullet>
      <text:list-level-style-bullet text:level="6" text:style-name="WW_CharLFO5LVL6" text:bullet-char="•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bullet>
      <text:list-level-style-bullet text:level="7" text:style-name="WW_CharLFO5LVL7" text:bullet-char="•">
        <style:list-level-properties text:space-before="4.7173in" text:min-label-width="0.25in" text:list-level-position-and-space-mode="label-alignment">
          <style:list-level-label-alignment text:label-followed-by="listtab" fo:margin-left="4.9673in" fo:text-indent="-0.25in"/>
        </style:list-level-properties>
      </text:list-level-style-bullet>
      <text:list-level-style-bullet text:level="8" text:style-name="WW_CharLFO5LVL8" text:bullet-char="•">
        <style:list-level-properties text:space-before="5.3888in" text:min-label-width="0.25in" text:list-level-position-and-space-mode="label-alignment">
          <style:list-level-label-alignment text:label-followed-by="listtab" fo:margin-left="5.6388in" fo:text-indent="-0.25in"/>
        </style:list-level-properties>
      </text:list-level-style-bullet>
      <text:list-level-style-bullet text:level="9" text:style-name="WW_CharLFO5LVL9" text:bullet-char="•">
        <style:list-level-properties text:space-before="6.0597in" text:min-label-width="0.25in" text:list-level-position-and-space-mode="label-alignment">
          <style:list-level-label-alignment text:label-followed-by="listtab" fo:margin-left="6.3097in" fo:text-indent="-0.25in"/>
        </style:list-level-properties>
      </text:list-level-style-bullet>
    </text:list-style>
    <style:style style:name="WW_CharLFO6LVL1" style:family="text">
      <style:text-properties style:font-name="Microsoft Sans Serif" style:font-name-asian="Microsoft Sans Serif" style:font-name-complex="Microsoft Sans Serif" fo:color="#231F20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6LVL2" style:family="text">
      <style:text-properties fo:language="en" fo:country="US" style:language-asian="en" style:country-asian="US" style:language-complex="ar" style:country-complex="SA"/>
    </style:style>
    <style:style style:name="WW_CharLFO6LVL3" style:family="text">
      <style:text-properties fo:language="en" fo:country="US" style:language-asian="en" style:country-asian="US" style:language-complex="ar" style:country-complex="SA"/>
    </style:style>
    <style:style style:name="WW_CharLFO6LVL4" style:family="text">
      <style:text-properties fo:language="en" fo:country="US" style:language-asian="en" style:country-asian="US" style:language-complex="ar" style:country-complex="SA"/>
    </style:style>
    <style:style style:name="WW_CharLFO6LVL5" style:family="text">
      <style:text-properties fo:language="en" fo:country="US" style:language-asian="en" style:country-asian="US" style:language-complex="ar" style:country-complex="SA"/>
    </style:style>
    <style:style style:name="WW_CharLFO6LVL6" style:family="text">
      <style:text-properties fo:language="en" fo:country="US" style:language-asian="en" style:country-asian="US" style:language-complex="ar" style:country-complex="SA"/>
    </style:style>
    <style:style style:name="WW_CharLFO6LVL7" style:family="text">
      <style:text-properties fo:language="en" fo:country="US" style:language-asian="en" style:country-asian="US" style:language-complex="ar" style:country-complex="SA"/>
    </style:style>
    <style:style style:name="WW_CharLFO6LVL8" style:family="text">
      <style:text-properties fo:language="en" fo:country="US" style:language-asian="en" style:country-asian="US" style:language-complex="ar" style:country-complex="SA"/>
    </style:style>
    <style:style style:name="WW_CharLFO6LVL9" style:family="text">
      <style:text-properties fo:language="en" fo:country="US" style:language-asian="en" style:country-asian="US" style:language-complex="ar" style:country-complex="SA"/>
    </style:style>
    <text:list-style style:name="WWNum5" style:display-name="WWNum5">
      <text:list-level-style-number text:level="1" text:style-name="WW_CharLFO6LVL1" style:num-suffix="." style:num-format="1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</text:list-level-style-number>
      <text:list-level-style-bullet text:level="2" text:style-name="WW_CharLFO6LVL2" text:bullet-char="•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</text:list-level-style-bullet>
      <text:list-level-style-bullet text:level="3" text:style-name="WW_CharLFO6LVL3" text:bullet-char="•">
        <style:list-level-properties text:space-before="1.7694in" text:min-label-width="0.25in" text:list-level-position-and-space-mode="label-alignment">
          <style:list-level-label-alignment text:label-followed-by="listtab" fo:margin-left="2.0194in" fo:text-indent="-0.25in"/>
        </style:list-level-properties>
      </text:list-level-style-bullet>
      <text:list-level-style-bullet text:level="4" text:style-name="WW_CharLFO6LVL4" text:bullet-char="•">
        <style:list-level-properties text:space-before="2.4736in" text:min-label-width="0.25in" text:list-level-position-and-space-mode="label-alignment">
          <style:list-level-label-alignment text:label-followed-by="listtab" fo:margin-left="2.7236in" fo:text-indent="-0.25in"/>
        </style:list-level-properties>
      </text:list-level-style-bullet>
      <text:list-level-style-bullet text:level="5" text:style-name="WW_CharLFO6LVL5" text:bullet-char="•">
        <style:list-level-properties text:space-before="3.1777in" text:min-label-width="0.25in" text:list-level-position-and-space-mode="label-alignment">
          <style:list-level-label-alignment text:label-followed-by="listtab" fo:margin-left="3.4277in" fo:text-indent="-0.25in"/>
        </style:list-level-properties>
      </text:list-level-style-bullet>
      <text:list-level-style-bullet text:level="6" text:style-name="WW_CharLFO6LVL6" text:bullet-char="•">
        <style:list-level-properties text:space-before="3.8819in" text:min-label-width="0.25in" text:list-level-position-and-space-mode="label-alignment">
          <style:list-level-label-alignment text:label-followed-by="listtab" fo:margin-left="4.1319in" fo:text-indent="-0.25in"/>
        </style:list-level-properties>
      </text:list-level-style-bullet>
      <text:list-level-style-bullet text:level="7" text:style-name="WW_CharLFO6LVL7" text:bullet-char="•">
        <style:list-level-properties text:space-before="4.5861in" text:min-label-width="0.25in" text:list-level-position-and-space-mode="label-alignment">
          <style:list-level-label-alignment text:label-followed-by="listtab" fo:margin-left="4.8361in" fo:text-indent="-0.25in"/>
        </style:list-level-properties>
      </text:list-level-style-bullet>
      <text:list-level-style-bullet text:level="8" text:style-name="WW_CharLFO6LVL8" text:bullet-char="•">
        <style:list-level-properties text:space-before="5.2902in" text:min-label-width="0.25in" text:list-level-position-and-space-mode="label-alignment">
          <style:list-level-label-alignment text:label-followed-by="listtab" fo:margin-left="5.5402in" fo:text-indent="-0.25in"/>
        </style:list-level-properties>
      </text:list-level-style-bullet>
      <text:list-level-style-bullet text:level="9" text:style-name="WW_CharLFO6LVL9" text:bullet-char="•">
        <style:list-level-properties text:space-before="5.9944in" text:min-label-width="0.25in" text:list-level-position-and-space-mode="label-alignment">
          <style:list-level-label-alignment text:label-followed-by="listtab" fo:margin-left="6.2444in" fo:text-indent="-0.25in"/>
        </style:list-level-properties>
      </text:list-level-style-bullet>
    </text:list-style>
    <style:style style:name="WW_CharLFO7LVL1" style:family="text">
      <style:text-properties style:font-name="Microsoft Sans Serif" style:font-name-asian="Microsoft Sans Serif" style:font-name-complex="Microsoft Sans Serif" fo:color="#231F20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7LVL2" style:family="text">
      <style:text-properties fo:language="en" fo:country="US" style:language-asian="en" style:country-asian="US" style:language-complex="ar" style:country-complex="SA"/>
    </style:style>
    <style:style style:name="WW_CharLFO7LVL3" style:family="text">
      <style:text-properties fo:language="en" fo:country="US" style:language-asian="en" style:country-asian="US" style:language-complex="ar" style:country-complex="SA"/>
    </style:style>
    <style:style style:name="WW_CharLFO7LVL4" style:family="text">
      <style:text-properties fo:language="en" fo:country="US" style:language-asian="en" style:country-asian="US" style:language-complex="ar" style:country-complex="SA"/>
    </style:style>
    <style:style style:name="WW_CharLFO7LVL5" style:family="text">
      <style:text-properties fo:language="en" fo:country="US" style:language-asian="en" style:country-asian="US" style:language-complex="ar" style:country-complex="SA"/>
    </style:style>
    <style:style style:name="WW_CharLFO7LVL6" style:family="text">
      <style:text-properties fo:language="en" fo:country="US" style:language-asian="en" style:country-asian="US" style:language-complex="ar" style:country-complex="SA"/>
    </style:style>
    <style:style style:name="WW_CharLFO7LVL7" style:family="text">
      <style:text-properties fo:language="en" fo:country="US" style:language-asian="en" style:country-asian="US" style:language-complex="ar" style:country-complex="SA"/>
    </style:style>
    <style:style style:name="WW_CharLFO7LVL8" style:family="text">
      <style:text-properties fo:language="en" fo:country="US" style:language-asian="en" style:country-asian="US" style:language-complex="ar" style:country-complex="SA"/>
    </style:style>
    <style:style style:name="WW_CharLFO7LVL9" style:family="text">
      <style:text-properties fo:language="en" fo:country="US" style:language-asian="en" style:country-asian="US" style:language-complex="ar" style:country-complex="SA"/>
    </style:style>
    <text:list-style style:name="WWNum6" style:display-name="WWNum6">
      <text:list-level-style-number text:level="1" text:style-name="WW_CharLFO7LVL1" style:num-suffix="." style:num-format="1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</text:list-level-style-number>
      <text:list-level-style-bullet text:level="2" text:style-name="WW_CharLFO7LVL2" text:bullet-char="•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</text:list-level-style-bullet>
      <text:list-level-style-bullet text:level="3" text:style-name="WW_CharLFO7LVL3" text:bullet-char="•">
        <style:list-level-properties text:space-before="1.7694in" text:min-label-width="0.25in" text:list-level-position-and-space-mode="label-alignment">
          <style:list-level-label-alignment text:label-followed-by="listtab" fo:margin-left="2.0194in" fo:text-indent="-0.25in"/>
        </style:list-level-properties>
      </text:list-level-style-bullet>
      <text:list-level-style-bullet text:level="4" text:style-name="WW_CharLFO7LVL4" text:bullet-char="•">
        <style:list-level-properties text:space-before="2.4736in" text:min-label-width="0.25in" text:list-level-position-and-space-mode="label-alignment">
          <style:list-level-label-alignment text:label-followed-by="listtab" fo:margin-left="2.7236in" fo:text-indent="-0.25in"/>
        </style:list-level-properties>
      </text:list-level-style-bullet>
      <text:list-level-style-bullet text:level="5" text:style-name="WW_CharLFO7LVL5" text:bullet-char="•">
        <style:list-level-properties text:space-before="3.1777in" text:min-label-width="0.25in" text:list-level-position-and-space-mode="label-alignment">
          <style:list-level-label-alignment text:label-followed-by="listtab" fo:margin-left="3.4277in" fo:text-indent="-0.25in"/>
        </style:list-level-properties>
      </text:list-level-style-bullet>
      <text:list-level-style-bullet text:level="6" text:style-name="WW_CharLFO7LVL6" text:bullet-char="•">
        <style:list-level-properties text:space-before="3.8819in" text:min-label-width="0.25in" text:list-level-position-and-space-mode="label-alignment">
          <style:list-level-label-alignment text:label-followed-by="listtab" fo:margin-left="4.1319in" fo:text-indent="-0.25in"/>
        </style:list-level-properties>
      </text:list-level-style-bullet>
      <text:list-level-style-bullet text:level="7" text:style-name="WW_CharLFO7LVL7" text:bullet-char="•">
        <style:list-level-properties text:space-before="4.5861in" text:min-label-width="0.25in" text:list-level-position-and-space-mode="label-alignment">
          <style:list-level-label-alignment text:label-followed-by="listtab" fo:margin-left="4.8361in" fo:text-indent="-0.25in"/>
        </style:list-level-properties>
      </text:list-level-style-bullet>
      <text:list-level-style-bullet text:level="8" text:style-name="WW_CharLFO7LVL8" text:bullet-char="•">
        <style:list-level-properties text:space-before="5.2902in" text:min-label-width="0.25in" text:list-level-position-and-space-mode="label-alignment">
          <style:list-level-label-alignment text:label-followed-by="listtab" fo:margin-left="5.5402in" fo:text-indent="-0.25in"/>
        </style:list-level-properties>
      </text:list-level-style-bullet>
      <text:list-level-style-bullet text:level="9" text:style-name="WW_CharLFO7LVL9" text:bullet-char="•">
        <style:list-level-properties text:space-before="5.9944in" text:min-label-width="0.25in" text:list-level-position-and-space-mode="label-alignment">
          <style:list-level-label-alignment text:label-followed-by="listtab" fo:margin-left="6.2444in" fo:text-indent="-0.25in"/>
        </style:list-level-properties>
      </text:list-level-style-bullet>
    </text:list-style>
    <style:style style:name="WW_CharLFO8LVL1" style:family="text">
      <style:text-properties style:text-scale="173%" fo:language="en" fo:country="US" style:language-asian="en" style:country-asian="US" style:language-complex="ar" style:country-complex="SA"/>
    </style:style>
    <style:style style:name="WW_CharLFO8LVL2" style:family="text">
      <style:text-properties style:text-scale="100%" fo:language="en" fo:country="US" style:language-asian="en" style:country-asian="US" style:language-complex="ar" style:country-complex="SA"/>
    </style:style>
    <style:style style:name="WW_CharLFO8LVL3" style:family="text">
      <style:text-properties style:text-scale="100%" fo:language="en" fo:country="US" style:language-asian="en" style:country-asian="US" style:language-complex="ar" style:country-complex="SA"/>
    </style:style>
    <style:style style:name="WW_CharLFO8LVL4" style:family="text">
      <style:text-properties style:font-name-asian="Tahoma" style:font-name-complex="Tahoma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8LVL5" style:family="text">
      <style:text-properties fo:language="en" fo:country="US" style:language-asian="en" style:country-asian="US" style:language-complex="ar" style:country-complex="SA"/>
    </style:style>
    <style:style style:name="WW_CharLFO8LVL6" style:family="text">
      <style:text-properties fo:language="en" fo:country="US" style:language-asian="en" style:country-asian="US" style:language-complex="ar" style:country-complex="SA"/>
    </style:style>
    <style:style style:name="WW_CharLFO8LVL7" style:family="text">
      <style:text-properties fo:language="en" fo:country="US" style:language-asian="en" style:country-asian="US" style:language-complex="ar" style:country-complex="SA"/>
    </style:style>
    <style:style style:name="WW_CharLFO8LVL8" style:family="text">
      <style:text-properties fo:language="en" fo:country="US" style:language-asian="en" style:country-asian="US" style:language-complex="ar" style:country-complex="SA"/>
    </style:style>
    <style:style style:name="WW_CharLFO8LVL9" style:family="text">
      <style:text-properties fo:language="en" fo:country="US" style:language-asian="en" style:country-asian="US" style:language-complex="ar" style:country-complex="SA"/>
    </style:style>
    <text:list-style style:name="WWNum7" style:display-name="WWNum7">
      <text:list-level-style-bullet text:level="1" text:style-name="WW_CharLFO8LVL1" text:bullet-char="•">
        <style:list-level-properties text:space-before="0.184in" text:min-label-width="0.1458in" text:list-level-position-and-space-mode="label-alignment">
          <style:list-level-label-alignment text:label-followed-by="listtab" fo:margin-left="0.3298in" fo:text-indent="-0.1458in"/>
        </style:list-level-properties>
      </text:list-level-style-bullet>
      <text:list-level-style-bullet text:level="2" text:style-name="WW_CharLFO8LVL2" text:bullet-char="●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</text:list-level-style-bullet>
      <text:list-level-style-bullet text:level="3" text:style-name="WW_CharLFO8LVL3" text:bullet-char="○">
        <style:list-level-properties text:space-before="0.8611in" text:min-label-width="0.25in" text:list-level-position-and-space-mode="label-alignment">
          <style:list-level-label-alignment text:label-followed-by="listtab" fo:margin-left="1.1111in" fo:text-indent="-0.25in"/>
        </style:list-level-properties>
      </text:list-level-style-bullet>
      <text:list-level-style-bullet text:level="4" text:style-name="WW_CharLFO8LVL4" text:bullet-char="■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Times New Roman"/>
      </text:list-level-style-bullet>
      <text:list-level-style-bullet text:level="5" text:style-name="WW_CharLFO8LVL5" text:bullet-char="•">
        <style:list-level-properties text:space-before="2.2236in" text:min-label-width="0.25in" text:list-level-position-and-space-mode="label-alignment">
          <style:list-level-label-alignment text:label-followed-by="listtab" fo:margin-left="2.4736in" fo:text-indent="-0.25in"/>
        </style:list-level-properties>
      </text:list-level-style-bullet>
      <text:list-level-style-bullet text:level="6" text:style-name="WW_CharLFO8LVL6" text:bullet-char="•">
        <style:list-level-properties text:space-before="3.0868in" text:min-label-width="0.25in" text:list-level-position-and-space-mode="label-alignment">
          <style:list-level-label-alignment text:label-followed-by="listtab" fo:margin-left="3.3368in" fo:text-indent="-0.25in"/>
        </style:list-level-properties>
      </text:list-level-style-bullet>
      <text:list-level-style-bullet text:level="7" text:style-name="WW_CharLFO8LVL7" text:bullet-char="•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</text:list-level-style-bullet>
      <text:list-level-style-bullet text:level="8" text:style-name="WW_CharLFO8LVL8" text:bullet-char="•">
        <style:list-level-properties text:space-before="4.8131in" text:min-label-width="0.25in" text:list-level-position-and-space-mode="label-alignment">
          <style:list-level-label-alignment text:label-followed-by="listtab" fo:margin-left="5.0631in" fo:text-indent="-0.25in"/>
        </style:list-level-properties>
      </text:list-level-style-bullet>
      <text:list-level-style-bullet text:level="9" text:style-name="WW_CharLFO8LVL9" text:bullet-char="•">
        <style:list-level-properties text:space-before="5.6763in" text:min-label-width="0.25in" text:list-level-position-and-space-mode="label-alignment">
          <style:list-level-label-alignment text:label-followed-by="listtab" fo:margin-left="5.9263in" fo:text-indent="-0.25in"/>
        </style:list-level-properties>
      </text:list-level-style-bullet>
    </text:list-style>
    <style:style style:name="WW_CharLFO9LVL1" style:family="text">
      <style:text-properties style:font-name="Calibri" style:font-name-asian="Calibri" style:font-name-complex="Calibri" fo:font-weight="bold" style:font-weight-asian="bold" style:font-weight-complex="bold" fo:color="#007474" fo:letter-spacing="-0.0027in" style:text-scale="100%" fo:font-size="14pt" style:font-size-asian="14pt" style:font-size-complex="14pt" fo:language="en" fo:country="US" style:language-asian="en" style:country-asian="US" style:language-complex="ar" style:country-complex="SA"/>
    </style:style>
    <style:style style:name="WW_CharLFO9LVL2" style:family="text">
      <style:text-properties style:font-name="Microsoft Sans Serif" style:font-name-asian="Microsoft Sans Serif" style:font-name-complex="Microsoft Sans Serif" fo:color="#231F20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9LVL3" style:family="text">
      <style:text-properties fo:language="en" fo:country="US" style:language-asian="en" style:country-asian="US" style:language-complex="ar" style:country-complex="SA"/>
    </style:style>
    <style:style style:name="WW_CharLFO9LVL4" style:family="text">
      <style:text-properties fo:language="en" fo:country="US" style:language-asian="en" style:country-asian="US" style:language-complex="ar" style:country-complex="SA"/>
    </style:style>
    <style:style style:name="WW_CharLFO9LVL5" style:family="text">
      <style:text-properties fo:language="en" fo:country="US" style:language-asian="en" style:country-asian="US" style:language-complex="ar" style:country-complex="SA"/>
    </style:style>
    <style:style style:name="WW_CharLFO9LVL6" style:family="text">
      <style:text-properties fo:language="en" fo:country="US" style:language-asian="en" style:country-asian="US" style:language-complex="ar" style:country-complex="SA"/>
    </style:style>
    <style:style style:name="WW_CharLFO9LVL7" style:family="text">
      <style:text-properties fo:language="en" fo:country="US" style:language-asian="en" style:country-asian="US" style:language-complex="ar" style:country-complex="SA"/>
    </style:style>
    <style:style style:name="WW_CharLFO9LVL8" style:family="text">
      <style:text-properties fo:language="en" fo:country="US" style:language-asian="en" style:country-asian="US" style:language-complex="ar" style:country-complex="SA"/>
    </style:style>
    <style:style style:name="WW_CharLFO9LVL9" style:family="text">
      <style:text-properties fo:language="en" fo:country="US" style:language-asian="en" style:country-asian="US" style:language-complex="ar" style:country-complex="SA"/>
    </style:style>
    <text:list-style style:name="WWNum8" style:display-name="WWNum8">
      <text:list-level-style-number text:level="1" text:style-name="WW_CharLFO9LVL1" style:num-suffix="." style:num-format="1">
        <style:list-level-properties text:space-before="-0.0513in" text:min-label-width="0.1625in" text:list-level-position-and-space-mode="label-alignment">
          <style:list-level-label-alignment text:label-followed-by="listtab" fo:margin-left="0.1111in" fo:text-indent="-0.1625in"/>
        </style:list-level-properties>
      </text:list-level-style-number>
      <text:list-level-style-number text:level="2" text:style-name="WW_CharLFO9LVL2" style:num-suffix="." style:num-format="1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</text:list-level-style-number>
      <text:list-level-style-bullet text:level="3" text:style-name="WW_CharLFO9LVL3" text:bullet-char="•">
        <style:list-level-properties text:space-before="1.143in" text:min-label-width="0.25in" text:list-level-position-and-space-mode="label-alignment">
          <style:list-level-label-alignment text:label-followed-by="listtab" fo:margin-left="1.393in" fo:text-indent="-0.25in"/>
        </style:list-level-properties>
      </text:list-level-style-bullet>
      <text:list-level-style-bullet text:level="4" text:style-name="WW_CharLFO9LVL4" text:bullet-char="•">
        <style:list-level-properties text:space-before="1.9256in" text:min-label-width="0.25in" text:list-level-position-and-space-mode="label-alignment">
          <style:list-level-label-alignment text:label-followed-by="listtab" fo:margin-left="2.1756in" fo:text-indent="-0.25in"/>
        </style:list-level-properties>
      </text:list-level-style-bullet>
      <text:list-level-style-bullet text:level="5" text:style-name="WW_CharLFO9LVL5" text:bullet-char="•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</text:list-level-style-bullet>
      <text:list-level-style-bullet text:level="6" text:style-name="WW_CharLFO9LVL6" text:bullet-char="•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</text:list-level-style-bullet>
      <text:list-level-style-bullet text:level="7" text:style-name="WW_CharLFO9LVL7" text:bullet-char="•">
        <style:list-level-properties text:space-before="4.2729in" text:min-label-width="0.25in" text:list-level-position-and-space-mode="label-alignment">
          <style:list-level-label-alignment text:label-followed-by="listtab" fo:margin-left="4.5229in" fo:text-indent="-0.25in"/>
        </style:list-level-properties>
      </text:list-level-style-bullet>
      <text:list-level-style-bullet text:level="8" text:style-name="WW_CharLFO9LVL8" text:bullet-char="•">
        <style:list-level-properties text:space-before="5.0555in" text:min-label-width="0.25in" text:list-level-position-and-space-mode="label-alignment">
          <style:list-level-label-alignment text:label-followed-by="listtab" fo:margin-left="5.3055in" fo:text-indent="-0.25in"/>
        </style:list-level-properties>
      </text:list-level-style-bullet>
      <text:list-level-style-bullet text:level="9" text:style-name="WW_CharLFO9LVL9" text:bullet-char="•">
        <style:list-level-properties text:space-before="5.8375in" text:min-label-width="0.25in" text:list-level-position-and-space-mode="label-alignment">
          <style:list-level-label-alignment text:label-followed-by="listtab" fo:margin-left="6.0875in" fo:text-indent="-0.25in"/>
        </style:list-level-properties>
      </text:list-level-style-bullet>
    </text:list-style>
    <style:style style:name="WW_CharLFO10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etter-spacing="-0.0006in" style:text-scale="100%" fo:font-size="13pt" style:font-size-asian="13pt" style:font-size-complex="13pt" fo:language="en" fo:country="US" style:language-asian="en" style:country-asian="US" style:language-complex="ar" style:country-complex="SA"/>
    </style:style>
    <style:style style:name="WW_CharLFO10LVL2" style:family="text">
      <style:text-properties fo:language="en" fo:country="US" style:language-asian="en" style:country-asian="US" style:language-complex="ar" style:country-complex="SA"/>
    </style:style>
    <style:style style:name="WW_CharLFO10LVL3" style:family="text">
      <style:text-properties fo:language="en" fo:country="US" style:language-asian="en" style:country-asian="US" style:language-complex="ar" style:country-complex="SA"/>
    </style:style>
    <style:style style:name="WW_CharLFO10LVL4" style:family="text">
      <style:text-properties fo:language="en" fo:country="US" style:language-asian="en" style:country-asian="US" style:language-complex="ar" style:country-complex="SA"/>
    </style:style>
    <style:style style:name="WW_CharLFO10LVL5" style:family="text">
      <style:text-properties fo:language="en" fo:country="US" style:language-asian="en" style:country-asian="US" style:language-complex="ar" style:country-complex="SA"/>
    </style:style>
    <style:style style:name="WW_CharLFO10LVL6" style:family="text">
      <style:text-properties fo:language="en" fo:country="US" style:language-asian="en" style:country-asian="US" style:language-complex="ar" style:country-complex="SA"/>
    </style:style>
    <style:style style:name="WW_CharLFO10LVL7" style:family="text">
      <style:text-properties fo:language="en" fo:country="US" style:language-asian="en" style:country-asian="US" style:language-complex="ar" style:country-complex="SA"/>
    </style:style>
    <style:style style:name="WW_CharLFO10LVL8" style:family="text">
      <style:text-properties fo:language="en" fo:country="US" style:language-asian="en" style:country-asian="US" style:language-complex="ar" style:country-complex="SA"/>
    </style:style>
    <style:style style:name="WW_CharLFO10LVL9" style:family="text">
      <style:text-properties fo:language="en" fo:country="US" style:language-asian="en" style:country-asian="US" style:language-complex="ar" style:country-complex="SA"/>
    </style:style>
    <text:list-style style:name="WWNum9" style:display-name="WWNum9">
      <text:list-level-style-number text:level="1" text:style-name="WW_CharLFO10LVL1" style:num-suffix="." style:num-format="1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</text:list-level-style-number>
      <text:list-level-style-bullet text:level="2" text:style-name="WW_CharLFO10LVL2" text:bullet-char="•">
        <style:list-level-properties text:space-before="1.075in" text:min-label-width="0.25in" text:list-level-position-and-space-mode="label-alignment">
          <style:list-level-label-alignment text:label-followed-by="listtab" fo:margin-left="1.325in" fo:text-indent="-0.25in"/>
        </style:list-level-properties>
      </text:list-level-style-bullet>
      <text:list-level-style-bullet text:level="3" text:style-name="WW_CharLFO10LVL3" text:bullet-char="•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</text:list-level-style-bullet>
      <text:list-level-style-bullet text:level="4" text:style-name="WW_CharLFO10LVL4" text:bullet-char="•">
        <style:list-level-properties text:space-before="2.5027in" text:min-label-width="0.25in" text:list-level-position-and-space-mode="label-alignment">
          <style:list-level-label-alignment text:label-followed-by="listtab" fo:margin-left="2.7527in" fo:text-indent="-0.25in"/>
        </style:list-level-properties>
      </text:list-level-style-bullet>
      <text:list-level-style-bullet text:level="5" text:style-name="WW_CharLFO10LVL5" text:bullet-char="•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</text:list-level-style-bullet>
      <text:list-level-style-bullet text:level="6" text:style-name="WW_CharLFO10LVL6" text:bullet-char="•">
        <style:list-level-properties text:space-before="3.9305in" text:min-label-width="0.25in" text:list-level-position-and-space-mode="label-alignment">
          <style:list-level-label-alignment text:label-followed-by="listtab" fo:margin-left="4.1805in" fo:text-indent="-0.25in"/>
        </style:list-level-properties>
      </text:list-level-style-bullet>
      <text:list-level-style-bullet text:level="7" text:style-name="WW_CharLFO10LVL7" text:bullet-char="•">
        <style:list-level-properties text:space-before="4.6444in" text:min-label-width="0.25in" text:list-level-position-and-space-mode="label-alignment">
          <style:list-level-label-alignment text:label-followed-by="listtab" fo:margin-left="4.8944in" fo:text-indent="-0.25in"/>
        </style:list-level-properties>
      </text:list-level-style-bullet>
      <text:list-level-style-bullet text:level="8" text:style-name="WW_CharLFO10LVL8" text:bullet-char="•">
        <style:list-level-properties text:space-before="5.3583in" text:min-label-width="0.25in" text:list-level-position-and-space-mode="label-alignment">
          <style:list-level-label-alignment text:label-followed-by="listtab" fo:margin-left="5.6083in" fo:text-indent="-0.25in"/>
        </style:list-level-properties>
      </text:list-level-style-bullet>
      <text:list-level-style-bullet text:level="9" text:style-name="WW_CharLFO10LVL9" text:bullet-char="•">
        <style:list-level-properties text:space-before="6.0722in" text:min-label-width="0.25in" text:list-level-position-and-space-mode="label-alignment">
          <style:list-level-label-alignment text:label-followed-by="listtab" fo:margin-left="6.3222in" fo:text-indent="-0.25in"/>
        </style:list-level-properties>
      </text:list-level-style-bullet>
    </text:list-style>
    <style:style style:name="WW_CharLFO11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etter-spacing="-0.0006in" style:text-scale="100%" fo:font-size="13pt" style:font-size-asian="13pt" style:font-size-complex="13pt" fo:language="en" fo:country="US" style:language-asian="en" style:country-asian="US" style:language-complex="ar" style:country-complex="SA"/>
    </style:style>
    <style:style style:name="WW_CharLFO11LVL2" style:family="text">
      <style:text-properties fo:language="en" fo:country="US" style:language-asian="en" style:country-asian="US" style:language-complex="ar" style:country-complex="SA"/>
    </style:style>
    <style:style style:name="WW_CharLFO11LVL3" style:family="text">
      <style:text-properties fo:language="en" fo:country="US" style:language-asian="en" style:country-asian="US" style:language-complex="ar" style:country-complex="SA"/>
    </style:style>
    <style:style style:name="WW_CharLFO11LVL4" style:family="text">
      <style:text-properties fo:language="en" fo:country="US" style:language-asian="en" style:country-asian="US" style:language-complex="ar" style:country-complex="SA"/>
    </style:style>
    <style:style style:name="WW_CharLFO11LVL5" style:family="text">
      <style:text-properties fo:language="en" fo:country="US" style:language-asian="en" style:country-asian="US" style:language-complex="ar" style:country-complex="SA"/>
    </style:style>
    <style:style style:name="WW_CharLFO11LVL6" style:family="text">
      <style:text-properties fo:language="en" fo:country="US" style:language-asian="en" style:country-asian="US" style:language-complex="ar" style:country-complex="SA"/>
    </style:style>
    <style:style style:name="WW_CharLFO11LVL7" style:family="text">
      <style:text-properties fo:language="en" fo:country="US" style:language-asian="en" style:country-asian="US" style:language-complex="ar" style:country-complex="SA"/>
    </style:style>
    <style:style style:name="WW_CharLFO11LVL8" style:family="text">
      <style:text-properties fo:language="en" fo:country="US" style:language-asian="en" style:country-asian="US" style:language-complex="ar" style:country-complex="SA"/>
    </style:style>
    <style:style style:name="WW_CharLFO11LVL9" style:family="text">
      <style:text-properties fo:language="en" fo:country="US" style:language-asian="en" style:country-asian="US" style:language-complex="ar" style:country-complex="SA"/>
    </style:style>
    <text:list-style style:name="WWNum10" style:display-name="WWNum10">
      <text:list-level-style-number text:level="1" text:style-name="WW_CharLFO11LVL1" style:num-suffix="." style:num-format="1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</text:list-level-style-number>
      <text:list-level-style-bullet text:level="2" text:style-name="WW_CharLFO11LVL2" text:bullet-char="•">
        <style:list-level-properties text:space-before="1.075in" text:min-label-width="0.25in" text:list-level-position-and-space-mode="label-alignment">
          <style:list-level-label-alignment text:label-followed-by="listtab" fo:margin-left="1.325in" fo:text-indent="-0.25in"/>
        </style:list-level-properties>
      </text:list-level-style-bullet>
      <text:list-level-style-bullet text:level="3" text:style-name="WW_CharLFO11LVL3" text:bullet-char="•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</text:list-level-style-bullet>
      <text:list-level-style-bullet text:level="4" text:style-name="WW_CharLFO11LVL4" text:bullet-char="•">
        <style:list-level-properties text:space-before="2.5027in" text:min-label-width="0.25in" text:list-level-position-and-space-mode="label-alignment">
          <style:list-level-label-alignment text:label-followed-by="listtab" fo:margin-left="2.7527in" fo:text-indent="-0.25in"/>
        </style:list-level-properties>
      </text:list-level-style-bullet>
      <text:list-level-style-bullet text:level="5" text:style-name="WW_CharLFO11LVL5" text:bullet-char="•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</text:list-level-style-bullet>
      <text:list-level-style-bullet text:level="6" text:style-name="WW_CharLFO11LVL6" text:bullet-char="•">
        <style:list-level-properties text:space-before="3.9305in" text:min-label-width="0.25in" text:list-level-position-and-space-mode="label-alignment">
          <style:list-level-label-alignment text:label-followed-by="listtab" fo:margin-left="4.1805in" fo:text-indent="-0.25in"/>
        </style:list-level-properties>
      </text:list-level-style-bullet>
      <text:list-level-style-bullet text:level="7" text:style-name="WW_CharLFO11LVL7" text:bullet-char="•">
        <style:list-level-properties text:space-before="4.6444in" text:min-label-width="0.25in" text:list-level-position-and-space-mode="label-alignment">
          <style:list-level-label-alignment text:label-followed-by="listtab" fo:margin-left="4.8944in" fo:text-indent="-0.25in"/>
        </style:list-level-properties>
      </text:list-level-style-bullet>
      <text:list-level-style-bullet text:level="8" text:style-name="WW_CharLFO11LVL8" text:bullet-char="•">
        <style:list-level-properties text:space-before="5.3583in" text:min-label-width="0.25in" text:list-level-position-and-space-mode="label-alignment">
          <style:list-level-label-alignment text:label-followed-by="listtab" fo:margin-left="5.6083in" fo:text-indent="-0.25in"/>
        </style:list-level-properties>
      </text:list-level-style-bullet>
      <text:list-level-style-bullet text:level="9" text:style-name="WW_CharLFO11LVL9" text:bullet-char="•">
        <style:list-level-properties text:space-before="6.0722in" text:min-label-width="0.25in" text:list-level-position-and-space-mode="label-alignment">
          <style:list-level-label-alignment text:label-followed-by="listtab" fo:margin-left="6.3222in" fo:text-indent="-0.25in"/>
        </style:list-level-properties>
      </text:list-level-style-bullet>
    </text:list-style>
    <style:style style:name="WW_CharLFO12LVL1" style:family="text">
      <style:text-properties style:font-name="Wingdings"/>
    </style:style>
    <style:style style:name="WW_CharLFO12LVL2" style:family="text">
      <style:text-properties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-asian="Tahoma" style:font-name-complex="Tahoma" fo:font-weight="normal" style:font-weight-asian="normal" style:font-weight-complex="normal" fo:font-style="normal" style:font-style-asian="normal" style:font-style-complex="normal" style:text-scale="100%" fo:font-size="13pt" style:font-size-asian="13pt" style:font-size-complex="13pt" fo:language="en" fo:country="US" style:language-asian="en" style:country-asian="US" style:language-complex="ar" style:country-complex="SA"/>
    </style:style>
    <style:style style:name="WW_CharLFO13LVL2" style:family="text">
      <style:text-properties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fo:font-weight="normal" style:font-weight-asian="normal" style:font-weight-complex="normal" fo:font-style="normal" style:font-style-asian="normal" style:font-style-complex="normal" fo:letter-spacing="-0.0006in" style:text-scale="100%" fo:font-size="13pt" style:font-size-asian="13pt" style:font-size-complex="13pt" fo:language="en" fo:country="US" style:language-asian="en" style:country-asian="US" style:language-complex="ar" style:country-complex="SA"/>
    </style:style>
    <style:style style:name="WW_CharLFO14LVL2" style:family="text">
      <style:text-properties fo:language="en" fo:country="US" style:language-asian="en" style:country-asian="US" style:language-complex="ar" style:country-complex="SA"/>
    </style:style>
    <style:style style:name="WW_CharLFO14LVL3" style:family="text">
      <style:text-properties fo:language="en" fo:country="US" style:language-asian="en" style:country-asian="US" style:language-complex="ar" style:country-complex="SA"/>
    </style:style>
    <style:style style:name="WW_CharLFO14LVL4" style:family="text">
      <style:text-properties fo:language="en" fo:country="US" style:language-asian="en" style:country-asian="US" style:language-complex="ar" style:country-complex="SA"/>
    </style:style>
    <style:style style:name="WW_CharLFO14LVL5" style:family="text">
      <style:text-properties fo:language="en" fo:country="US" style:language-asian="en" style:country-asian="US" style:language-complex="ar" style:country-complex="SA"/>
    </style:style>
    <style:style style:name="WW_CharLFO14LVL6" style:family="text">
      <style:text-properties fo:language="en" fo:country="US" style:language-asian="en" style:country-asian="US" style:language-complex="ar" style:country-complex="SA"/>
    </style:style>
    <style:style style:name="WW_CharLFO14LVL7" style:family="text">
      <style:text-properties fo:language="en" fo:country="US" style:language-asian="en" style:country-asian="US" style:language-complex="ar" style:country-complex="SA"/>
    </style:style>
    <style:style style:name="WW_CharLFO14LVL8" style:family="text">
      <style:text-properties fo:language="en" fo:country="US" style:language-asian="en" style:country-asian="US" style:language-complex="ar" style:country-complex="SA"/>
    </style:style>
    <style:style style:name="WW_CharLFO14LVL9" style:family="text">
      <style:text-properties fo:language="en" fo:country="US" style:language-asian="en" style:country-asian="US" style:language-complex="ar" style:country-complex="SA"/>
    </style:style>
    <text:list-style style:name="WWNum13" style:display-name="WWNum13">
      <text:list-level-style-bullet text:level="1" text:style-name="WW_CharLFO14LVL1" text:bullet-char="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  <style:text-properties style:font-name="Symbol"/>
      </text:list-level-style-bullet>
      <text:list-level-style-bullet text:level="2" text:style-name="WW_CharLFO14LVL2" text:bullet-char="•">
        <style:list-level-properties text:space-before="1.075in" text:min-label-width="0.25in" text:list-level-position-and-space-mode="label-alignment">
          <style:list-level-label-alignment text:label-followed-by="listtab" fo:margin-left="1.325in" fo:text-indent="-0.25in"/>
        </style:list-level-properties>
      </text:list-level-style-bullet>
      <text:list-level-style-bullet text:level="3" text:style-name="WW_CharLFO14LVL3" text:bullet-char="•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</text:list-level-style-bullet>
      <text:list-level-style-bullet text:level="4" text:style-name="WW_CharLFO14LVL4" text:bullet-char="•">
        <style:list-level-properties text:space-before="2.5027in" text:min-label-width="0.25in" text:list-level-position-and-space-mode="label-alignment">
          <style:list-level-label-alignment text:label-followed-by="listtab" fo:margin-left="2.7527in" fo:text-indent="-0.25in"/>
        </style:list-level-properties>
      </text:list-level-style-bullet>
      <text:list-level-style-bullet text:level="5" text:style-name="WW_CharLFO14LVL5" text:bullet-char="•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</text:list-level-style-bullet>
      <text:list-level-style-bullet text:level="6" text:style-name="WW_CharLFO14LVL6" text:bullet-char="•">
        <style:list-level-properties text:space-before="3.9305in" text:min-label-width="0.25in" text:list-level-position-and-space-mode="label-alignment">
          <style:list-level-label-alignment text:label-followed-by="listtab" fo:margin-left="4.1805in" fo:text-indent="-0.25in"/>
        </style:list-level-properties>
      </text:list-level-style-bullet>
      <text:list-level-style-bullet text:level="7" text:style-name="WW_CharLFO14LVL7" text:bullet-char="•">
        <style:list-level-properties text:space-before="4.6444in" text:min-label-width="0.25in" text:list-level-position-and-space-mode="label-alignment">
          <style:list-level-label-alignment text:label-followed-by="listtab" fo:margin-left="4.8944in" fo:text-indent="-0.25in"/>
        </style:list-level-properties>
      </text:list-level-style-bullet>
      <text:list-level-style-bullet text:level="8" text:style-name="WW_CharLFO14LVL8" text:bullet-char="•">
        <style:list-level-properties text:space-before="5.3583in" text:min-label-width="0.25in" text:list-level-position-and-space-mode="label-alignment">
          <style:list-level-label-alignment text:label-followed-by="listtab" fo:margin-left="5.6083in" fo:text-indent="-0.25in"/>
        </style:list-level-properties>
      </text:list-level-style-bullet>
      <text:list-level-style-bullet text:level="9" text:style-name="WW_CharLFO14LVL9" text:bullet-char="•">
        <style:list-level-properties text:space-before="6.0722in" text:min-label-width="0.25in" text:list-level-position-and-space-mode="label-alignment">
          <style:list-level-label-alignment text:label-followed-by="listtab" fo:margin-left="6.3222in" fo:text-indent="-0.25in"/>
        </style:list-level-properties>
      </text:list-level-style-bullet>
    </text:list-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Symbol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17LVL1" style:family="text">
      <style:text-properties style:font-name-complex="Courier New" style:text-scale="173%" fo:language="en" fo:country="US" style:language-asian="en" style:country-asian="US" style:language-complex="ar" style:country-complex="SA"/>
    </style:style>
    <style:style style:name="WW_CharLFO17LVL2" style:family="text">
      <style:text-properties style:text-scale="100%" fo:language="en" fo:country="US" style:language-asian="en" style:country-asian="US" style:language-complex="ar" style:country-complex="SA"/>
    </style:style>
    <style:style style:name="WW_CharLFO17LVL3" style:family="text">
      <style:text-properties style:text-scale="100%" fo:language="en" fo:country="US" style:language-asian="en" style:country-asian="US" style:language-complex="ar" style:country-complex="SA"/>
    </style:style>
    <style:style style:name="WW_CharLFO17LVL4" style:family="text">
      <style:text-properties style:font-name-asian="Tahoma" style:font-name-complex="Tahoma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7LVL5" style:family="text">
      <style:text-properties fo:language="en" fo:country="US" style:language-asian="en" style:country-asian="US" style:language-complex="ar" style:country-complex="SA"/>
    </style:style>
    <style:style style:name="WW_CharLFO17LVL6" style:family="text">
      <style:text-properties fo:language="en" fo:country="US" style:language-asian="en" style:country-asian="US" style:language-complex="ar" style:country-complex="SA"/>
    </style:style>
    <style:style style:name="WW_CharLFO17LVL7" style:family="text">
      <style:text-properties fo:language="en" fo:country="US" style:language-asian="en" style:country-asian="US" style:language-complex="ar" style:country-complex="SA"/>
    </style:style>
    <style:style style:name="WW_CharLFO17LVL8" style:family="text">
      <style:text-properties fo:language="en" fo:country="US" style:language-asian="en" style:country-asian="US" style:language-complex="ar" style:country-complex="SA"/>
    </style:style>
    <style:style style:name="WW_CharLFO17LVL9" style:family="text">
      <style:text-properties fo:language="en" fo:country="US" style:language-asian="en" style:country-asian="US" style:language-complex="ar" style:country-complex="SA"/>
    </style:style>
    <text:list-style style:name="WWNum16" style:display-name="WWNum16">
      <text:list-level-style-bullet text:level="1" text:style-name="WW_CharLFO17LVL1" text:bullet-char="o">
        <style:list-level-properties text:space-before="0.184in" text:min-label-width="0.1458in" text:list-level-position-and-space-mode="label-alignment">
          <style:list-level-label-alignment text:label-followed-by="listtab" fo:margin-left="0.3298in" fo:text-indent="-0.1458in"/>
        </style:list-level-properties>
        <style:text-properties style:font-name="Times New Roman"/>
      </text:list-level-style-bullet>
      <text:list-level-style-bullet text:level="2" text:style-name="WW_CharLFO17LVL2" text:bullet-char="●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</text:list-level-style-bullet>
      <text:list-level-style-bullet text:level="3" text:style-name="WW_CharLFO17LVL3" text:bullet-char="○">
        <style:list-level-properties text:space-before="0.8611in" text:min-label-width="0.25in" text:list-level-position-and-space-mode="label-alignment">
          <style:list-level-label-alignment text:label-followed-by="listtab" fo:margin-left="1.1111in" fo:text-indent="-0.25in"/>
        </style:list-level-properties>
      </text:list-level-style-bullet>
      <text:list-level-style-bullet text:level="4" text:style-name="WW_CharLFO17LVL4" text:bullet-char="■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Times New Roman"/>
      </text:list-level-style-bullet>
      <text:list-level-style-bullet text:level="5" text:style-name="WW_CharLFO17LVL5" text:bullet-char="•">
        <style:list-level-properties text:space-before="2.2236in" text:min-label-width="0.25in" text:list-level-position-and-space-mode="label-alignment">
          <style:list-level-label-alignment text:label-followed-by="listtab" fo:margin-left="2.4736in" fo:text-indent="-0.25in"/>
        </style:list-level-properties>
      </text:list-level-style-bullet>
      <text:list-level-style-bullet text:level="6" text:style-name="WW_CharLFO17LVL6" text:bullet-char="•">
        <style:list-level-properties text:space-before="3.0868in" text:min-label-width="0.25in" text:list-level-position-and-space-mode="label-alignment">
          <style:list-level-label-alignment text:label-followed-by="listtab" fo:margin-left="3.3368in" fo:text-indent="-0.25in"/>
        </style:list-level-properties>
      </text:list-level-style-bullet>
      <text:list-level-style-bullet text:level="7" text:style-name="WW_CharLFO17LVL7" text:bullet-char="•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</text:list-level-style-bullet>
      <text:list-level-style-bullet text:level="8" text:style-name="WW_CharLFO17LVL8" text:bullet-char="•">
        <style:list-level-properties text:space-before="4.8131in" text:min-label-width="0.25in" text:list-level-position-and-space-mode="label-alignment">
          <style:list-level-label-alignment text:label-followed-by="listtab" fo:margin-left="5.0631in" fo:text-indent="-0.25in"/>
        </style:list-level-properties>
      </text:list-level-style-bullet>
      <text:list-level-style-bullet text:level="9" text:style-name="WW_CharLFO17LVL9" text:bullet-char="•">
        <style:list-level-properties text:space-before="5.6763in" text:min-label-width="0.25in" text:list-level-position-and-space-mode="label-alignment">
          <style:list-level-label-alignment text:label-followed-by="listtab" fo:margin-left="5.9263in" fo:text-indent="-0.25in"/>
        </style:list-level-properties>
      </text:list-level-style-bullet>
    </text:list-style>
    <style:style style:name="WW_CharLFO18LVL1" style:family="text">
      <style:text-properties style:font-name-asian="Tahoma" style:font-name-complex="Tahoma" fo:font-weight="normal" style:font-weight-asian="normal" style:font-weight-complex="normal" fo:font-style="normal" style:font-style-asian="normal" style:font-style-complex="normal" style:text-scale="100%" fo:font-size="13pt" style:font-size-asian="13pt" style:font-size-complex="13pt" fo:language="en" fo:country="US" style:language-asian="en" style:country-asian="US" style:language-complex="ar" style:country-complex="SA"/>
    </style:style>
    <style:style style:name="WW_CharLFO18LVL2" style:family="text">
      <style:text-properties style:text-scale="100%" fo:language="en" fo:country="US" style:language-asian="en" style:country-asian="US" style:language-complex="ar" style:country-complex="SA"/>
    </style:style>
    <style:style style:name="WW_CharLFO18LVL3" style:family="text">
      <style:text-properties style:text-scale="100%" fo:language="en" fo:country="US" style:language-asian="en" style:country-asian="US" style:language-complex="ar" style:country-complex="SA"/>
    </style:style>
    <style:style style:name="WW_CharLFO18LVL4" style:family="text">
      <style:text-properties style:font-name-asian="Tahoma" style:font-name-complex="Tahoma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8LVL5" style:family="text">
      <style:text-properties fo:language="en" fo:country="US" style:language-asian="en" style:country-asian="US" style:language-complex="ar" style:country-complex="SA"/>
    </style:style>
    <style:style style:name="WW_CharLFO18LVL6" style:family="text">
      <style:text-properties fo:language="en" fo:country="US" style:language-asian="en" style:country-asian="US" style:language-complex="ar" style:country-complex="SA"/>
    </style:style>
    <style:style style:name="WW_CharLFO18LVL7" style:family="text">
      <style:text-properties fo:language="en" fo:country="US" style:language-asian="en" style:country-asian="US" style:language-complex="ar" style:country-complex="SA"/>
    </style:style>
    <style:style style:name="WW_CharLFO18LVL8" style:family="text">
      <style:text-properties fo:language="en" fo:country="US" style:language-asian="en" style:country-asian="US" style:language-complex="ar" style:country-complex="SA"/>
    </style:style>
    <style:style style:name="WW_CharLFO18LVL9" style:family="text">
      <style:text-properties fo:language="en" fo:country="US" style:language-asian="en" style:country-asian="US" style:language-complex="ar" style:country-complex="SA"/>
    </style:style>
    <text:list-style style:name="WWNum17" style:display-name="WWNum17">
      <text:list-level-style-bullet text:level="1" text:style-name="WW_CharLFO18LVL1" text:bullet-char="○">
        <style:list-level-properties text:space-before="0.7569in" text:min-label-width="0.1458in" text:list-level-position-and-space-mode="label-alignment">
          <style:list-level-label-alignment text:label-followed-by="listtab" fo:margin-left="0.9027in" fo:text-indent="-0.1458in"/>
        </style:list-level-properties>
        <style:text-properties style:font-name="Times New Roman"/>
      </text:list-level-style-bullet>
      <text:list-level-style-bullet text:level="2" text:style-name="WW_CharLFO18LVL2" text:bullet-char="●">
        <style:list-level-properties text:space-before="0.934in" text:min-label-width="0.25in" text:list-level-position-and-space-mode="label-alignment">
          <style:list-level-label-alignment text:label-followed-by="listtab" fo:margin-left="1.184in" fo:text-indent="-0.25in"/>
        </style:list-level-properties>
      </text:list-level-style-bullet>
      <text:list-level-style-bullet text:level="3" text:style-name="WW_CharLFO18LVL3" text:bullet-char="○">
        <style:list-level-properties text:space-before="1.434in" text:min-label-width="0.25in" text:list-level-position-and-space-mode="label-alignment">
          <style:list-level-label-alignment text:label-followed-by="listtab" fo:margin-left="1.684in" fo:text-indent="-0.25in"/>
        </style:list-level-properties>
      </text:list-level-style-bullet>
      <text:list-level-style-bullet text:level="4" text:style-name="WW_CharLFO18LVL4" text:bullet-char="■">
        <style:list-level-properties text:space-before="1.934in" text:min-label-width="0.25in" text:list-level-position-and-space-mode="label-alignment">
          <style:list-level-label-alignment text:label-followed-by="listtab" fo:margin-left="2.184in" fo:text-indent="-0.25in"/>
        </style:list-level-properties>
        <style:text-properties style:font-name="Times New Roman"/>
      </text:list-level-style-bullet>
      <text:list-level-style-bullet text:level="5" text:style-name="WW_CharLFO18LVL5" text:bullet-char="•">
        <style:list-level-properties text:space-before="2.7965in" text:min-label-width="0.25in" text:list-level-position-and-space-mode="label-alignment">
          <style:list-level-label-alignment text:label-followed-by="listtab" fo:margin-left="3.0465in" fo:text-indent="-0.25in"/>
        </style:list-level-properties>
      </text:list-level-style-bullet>
      <text:list-level-style-bullet text:level="6" text:style-name="WW_CharLFO18LVL6" text:bullet-char="•">
        <style:list-level-properties text:space-before="3.6597in" text:min-label-width="0.25in" text:list-level-position-and-space-mode="label-alignment">
          <style:list-level-label-alignment text:label-followed-by="listtab" fo:margin-left="3.9097in" fo:text-indent="-0.25in"/>
        </style:list-level-properties>
      </text:list-level-style-bullet>
      <text:list-level-style-bullet text:level="7" text:style-name="WW_CharLFO18LVL7" text:bullet-char="•">
        <style:list-level-properties text:space-before="4.5229in" text:min-label-width="0.25in" text:list-level-position-and-space-mode="label-alignment">
          <style:list-level-label-alignment text:label-followed-by="listtab" fo:margin-left="4.7729in" fo:text-indent="-0.25in"/>
        </style:list-level-properties>
      </text:list-level-style-bullet>
      <text:list-level-style-bullet text:level="8" text:style-name="WW_CharLFO18LVL8" text:bullet-char="•">
        <style:list-level-properties text:space-before="5.3861in" text:min-label-width="0.25in" text:list-level-position-and-space-mode="label-alignment">
          <style:list-level-label-alignment text:label-followed-by="listtab" fo:margin-left="5.6361in" fo:text-indent="-0.25in"/>
        </style:list-level-properties>
      </text:list-level-style-bullet>
      <text:list-level-style-bullet text:level="9" text:style-name="WW_CharLFO18LVL9" text:bullet-char="•">
        <style:list-level-properties text:space-before="6.2493in" text:min-label-width="0.25in" text:list-level-position-and-space-mode="label-alignment">
          <style:list-level-label-alignment text:label-followed-by="listtab" fo:margin-left="6.499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138in" fo:page-height="11.9305in" style:print-orientation="portrait" fo:margin-top="0.243in" fo:margin-left="0.4305in" fo:margin-bottom="0.8881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02in"/>
      </style:header-style>
      <style:footer-style>
        <style:header-footer-properties style:dynamic-spacing="true" fo:min-height="0.1256in"/>
      </style:footer-style>
    </style:page-layout>
    <style:style style:name="P2" style:parent-style-name="Textbody" style:family="paragraph">
      <style:paragraph-properties fo:line-height="5%"/>
    </style:style>
    <style:style style:name="T3" style:parent-style-name="DefaultParagraphFont" style:family="text">
      <style:text-properties fo:font-size="10pt" style:font-size-asian="10pt"/>
    </style:style>
    <style:style style:name="T4" style:parent-style-name="DefaultParagraphFont" style:family="text">
      <style:text-properties fo:font-size="10pt" style:font-size-asian="10pt"/>
    </style:style>
    <style:style style:name="P5" style:parent-style-name="Framecontents" style:family="paragraph">
      <style:paragraph-properties fo:margin-top="0.0041in" fo:margin-left="0.0138in" fo:text-indent="0.4756in">
        <style:tab-stops/>
      </style:paragraph-properties>
    </style:style>
    <style:style style:name="T6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7" style:parent-style-name="DefaultParagraphFont" style:family="text">
      <style:text-properties style:font-name="Times New Roman" fo:font-weight="bold" style:font-weight-asian="bold" fo:letter-spacing="0.0006in" fo:font-size="16pt" style:font-size-asian="16pt"/>
    </style:style>
    <style:style style:name="T8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9" style:parent-style-name="DefaultParagraphFont" style:family="text">
      <style:text-properties style:font-name="Times New Roman" fo:font-weight="bold" style:font-weight-asian="bold" fo:letter-spacing="-0.0118in" fo:font-size="16pt" style:font-size-asian="16pt"/>
    </style:style>
    <style:style style:name="T10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1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2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3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4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5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6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7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8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19" style:parent-style-name="Textbody" style:family="paragraph">
      <style:paragraph-properties fo:line-height="5%"/>
    </style:style>
    <style:style style:name="T20" style:parent-style-name="DefaultParagraphFont" style:family="text">
      <style:text-properties fo:font-size="10pt" style:font-size-asian="10pt"/>
    </style:style>
    <style:style style:name="P21" style:parent-style-name="Framecontents" style:family="paragraph">
      <style:paragraph-properties fo:margin-top="0.0444in" fo:margin-left="0.0416in">
        <style:tab-stops/>
      </style:paragraph-properties>
    </style:style>
    <style:page-layout style:name="PL1">
      <style:page-layout-properties fo:page-width="8.5138in" fo:page-height="11.9305in" style:print-orientation="portrait" fo:margin-top="0.243in" fo:margin-left="0.4305in" fo:margin-bottom="0.8881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02in"/>
      </style:header-style>
      <style:footer-style>
        <style:header-footer-properties style:dynamic-spacing="true" fo:min-height="0.1812in"/>
      </style:footer-style>
    </style:page-layout>
    <style:style style:name="P225" style:parent-style-name="Textbody" style:family="paragraph">
      <style:paragraph-properties fo:line-height="5%"/>
    </style:style>
    <style:style style:name="T226" style:parent-style-name="DefaultParagraphFont" style:family="text">
      <style:text-properties fo:font-size="10pt" style:font-size-asian="10pt"/>
    </style:style>
    <style:style style:name="T227" style:parent-style-name="DefaultParagraphFont" style:family="text">
      <style:text-properties fo:font-size="10pt" style:font-size-asian="10pt"/>
    </style:style>
    <style:style style:name="P228" style:parent-style-name="Framecontents" style:family="paragraph">
      <style:paragraph-properties fo:margin-top="0.0041in" fo:margin-left="0.0138in" fo:text-indent="0.4756in">
        <style:tab-stops/>
      </style:paragraph-properties>
    </style:style>
    <style:style style:name="T229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30" style:parent-style-name="DefaultParagraphFont" style:family="text">
      <style:text-properties style:font-name="Times New Roman" fo:font-weight="bold" style:font-weight-asian="bold" fo:letter-spacing="0.0006in" fo:font-size="16pt" style:font-size-asian="16pt"/>
    </style:style>
    <style:style style:name="T231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32" style:parent-style-name="DefaultParagraphFont" style:family="text">
      <style:text-properties style:font-name="Times New Roman" fo:font-weight="bold" style:font-weight-asian="bold" fo:letter-spacing="-0.0118in" fo:font-size="16pt" style:font-size-asian="16pt"/>
    </style:style>
    <style:style style:name="T233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34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235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36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237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38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239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40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241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242" style:parent-style-name="Textbody" style:family="paragraph">
      <style:paragraph-properties fo:line-height="5%"/>
    </style:style>
    <style:style style:name="T243" style:parent-style-name="DefaultParagraphFont" style:family="text">
      <style:text-properties fo:font-size="10pt" style:font-size-asian="10pt"/>
    </style:style>
    <style:style style:name="P244" style:parent-style-name="Framecontents" style:family="paragraph">
      <style:paragraph-properties fo:margin-top="0.0444in" fo:margin-left="0.0416in">
        <style:tab-stops/>
      </style:paragraph-properties>
    </style:style>
    <style:page-layout style:name="PL2">
      <style:page-layout-properties fo:page-width="8.5138in" fo:page-height="11.9305in" style:print-orientation="portrait" fo:margin-top="0.243in" fo:margin-left="0.4305in" fo:margin-bottom="0.8881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02in"/>
      </style:header-style>
      <style:footer-style>
        <style:header-footer-properties style:dynamic-spacing="true" fo:min-height="0.1812in"/>
      </style:footer-style>
    </style:page-layout>
    <style:style style:name="P289" style:parent-style-name="Textbody" style:family="paragraph">
      <style:paragraph-properties fo:line-height="5%"/>
    </style:style>
    <style:style style:name="T290" style:parent-style-name="DefaultParagraphFont" style:family="text">
      <style:text-properties fo:font-size="10pt" style:font-size-asian="10pt"/>
    </style:style>
    <style:style style:name="T291" style:parent-style-name="DefaultParagraphFont" style:family="text">
      <style:text-properties fo:font-size="10pt" style:font-size-asian="10pt"/>
    </style:style>
    <style:style style:name="P292" style:parent-style-name="Framecontents" style:family="paragraph">
      <style:paragraph-properties fo:margin-top="0.0041in" fo:margin-left="0.0138in" fo:text-indent="0.4756in">
        <style:tab-stops/>
      </style:paragraph-properties>
    </style:style>
    <style:style style:name="T293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94" style:parent-style-name="DefaultParagraphFont" style:family="text">
      <style:text-properties style:font-name="Times New Roman" fo:font-weight="bold" style:font-weight-asian="bold" fo:letter-spacing="0.0006in" fo:font-size="16pt" style:font-size-asian="16pt"/>
    </style:style>
    <style:style style:name="T295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96" style:parent-style-name="DefaultParagraphFont" style:family="text">
      <style:text-properties style:font-name="Times New Roman" fo:font-weight="bold" style:font-weight-asian="bold" fo:letter-spacing="-0.0118in" fo:font-size="16pt" style:font-size-asian="16pt"/>
    </style:style>
    <style:style style:name="T297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98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299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00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01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02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03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04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05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306" style:parent-style-name="Textbody" style:family="paragraph">
      <style:paragraph-properties fo:line-height="5%"/>
    </style:style>
    <style:style style:name="T307" style:parent-style-name="DefaultParagraphFont" style:family="text">
      <style:text-properties fo:font-size="10pt" style:font-size-asian="10pt"/>
    </style:style>
    <style:style style:name="P308" style:parent-style-name="Framecontents" style:family="paragraph">
      <style:paragraph-properties fo:margin-top="0.0444in" fo:margin-left="0.0416in">
        <style:tab-stops/>
      </style:paragraph-properties>
    </style:style>
    <style:page-layout style:name="PL3">
      <style:page-layout-properties fo:page-width="8.5138in" fo:page-height="11.9305in" style:print-orientation="portrait" fo:margin-top="0.243in" fo:margin-left="0.4305in" fo:margin-bottom="0.8881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02in"/>
      </style:header-style>
      <style:footer-style>
        <style:header-footer-properties style:dynamic-spacing="true" fo:min-height="0.1812in"/>
      </style:footer-style>
    </style:page-layout>
    <style:style style:name="P1290" style:parent-style-name="Textbody" style:family="paragraph">
      <style:paragraph-properties fo:line-height="5%"/>
    </style:style>
    <style:style style:name="T1291" style:parent-style-name="DefaultParagraphFont" style:family="text">
      <style:text-properties fo:font-size="10pt" style:font-size-asian="10pt"/>
    </style:style>
    <style:style style:name="T1292" style:parent-style-name="DefaultParagraphFont" style:family="text">
      <style:text-properties fo:font-size="10pt" style:font-size-asian="10pt"/>
    </style:style>
    <style:style style:name="P1293" style:parent-style-name="Framecontents" style:family="paragraph">
      <style:paragraph-properties fo:margin-top="0.0041in" fo:margin-left="0.0138in" fo:text-indent="0.4756in">
        <style:tab-stops/>
      </style:paragraph-properties>
    </style:style>
    <style:style style:name="T1294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295" style:parent-style-name="DefaultParagraphFont" style:family="text">
      <style:text-properties style:font-name="Times New Roman" fo:font-weight="bold" style:font-weight-asian="bold" fo:letter-spacing="0.0006in" fo:font-size="16pt" style:font-size-asian="16pt"/>
    </style:style>
    <style:style style:name="T1296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297" style:parent-style-name="DefaultParagraphFont" style:family="text">
      <style:text-properties style:font-name="Times New Roman" fo:font-weight="bold" style:font-weight-asian="bold" fo:letter-spacing="-0.0118in" fo:font-size="16pt" style:font-size-asian="16pt"/>
    </style:style>
    <style:style style:name="T1298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299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300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301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302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303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304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305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306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1307" style:parent-style-name="Textbody" style:family="paragraph">
      <style:paragraph-properties fo:line-height="5%"/>
    </style:style>
    <style:style style:name="T1308" style:parent-style-name="DefaultParagraphFont" style:family="text">
      <style:text-properties fo:font-size="10pt" style:font-size-asian="10pt"/>
    </style:style>
    <style:style style:name="P1309" style:parent-style-name="Framecontents" style:family="paragraph">
      <style:paragraph-properties fo:margin-top="0.0444in" fo:margin-left="0.0416in">
        <style:tab-stops/>
      </style:paragraph-properties>
    </style:style>
    <style:page-layout style:name="PL4">
      <style:page-layout-properties fo:page-width="8.5138in" fo:page-height="11.9305in" style:print-orientation="portrait" fo:margin-top="0.243in" fo:margin-left="0.4305in" fo:margin-bottom="0.8881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02in"/>
      </style:header-style>
      <style:footer-style>
        <style:header-footer-properties style:dynamic-spacing="true" fo:min-height="0.1812in"/>
      </style:footer-style>
    </style:page-layout>
    <style:style style:name="P1677" style:parent-style-name="Textbody" style:family="paragraph">
      <style:paragraph-properties fo:line-height="5%"/>
    </style:style>
    <style:style style:name="T1678" style:parent-style-name="DefaultParagraphFont" style:family="text">
      <style:text-properties fo:font-size="10pt" style:font-size-asian="10pt"/>
    </style:style>
    <style:style style:name="T1679" style:parent-style-name="DefaultParagraphFont" style:family="text">
      <style:text-properties fo:font-size="10pt" style:font-size-asian="10pt"/>
    </style:style>
    <style:style style:name="P1680" style:parent-style-name="Framecontents" style:family="paragraph">
      <style:paragraph-properties fo:margin-top="0.0041in" fo:margin-left="0.0138in" fo:text-indent="0.4756in">
        <style:tab-stops/>
      </style:paragraph-properties>
    </style:style>
    <style:style style:name="T1681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682" style:parent-style-name="DefaultParagraphFont" style:family="text">
      <style:text-properties style:font-name="Times New Roman" fo:font-weight="bold" style:font-weight-asian="bold" fo:letter-spacing="0.0006in" fo:font-size="16pt" style:font-size-asian="16pt"/>
    </style:style>
    <style:style style:name="T1683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684" style:parent-style-name="DefaultParagraphFont" style:family="text">
      <style:text-properties style:font-name="Times New Roman" fo:font-weight="bold" style:font-weight-asian="bold" fo:letter-spacing="-0.0118in" fo:font-size="16pt" style:font-size-asian="16pt"/>
    </style:style>
    <style:style style:name="T1685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686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687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688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689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690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691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692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693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1694" style:parent-style-name="Textbody" style:family="paragraph">
      <style:paragraph-properties fo:line-height="5%"/>
    </style:style>
    <style:style style:name="T1695" style:parent-style-name="DefaultParagraphFont" style:family="text">
      <style:text-properties fo:font-size="10pt" style:font-size-asian="10pt"/>
    </style:style>
    <style:style style:name="P1696" style:parent-style-name="Framecontents" style:family="paragraph">
      <style:paragraph-properties fo:margin-top="0.0444in" fo:margin-left="0.0416in">
        <style:tab-stops/>
      </style:paragraph-properties>
    </style:style>
    <style:page-layout style:name="PL5">
      <style:page-layout-properties fo:page-width="8.5138in" fo:page-height="11.9305in" style:print-orientation="portrait" fo:margin-top="0.243in" fo:margin-left="0.4305in" fo:margin-bottom="0.8881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02in"/>
      </style:header-style>
      <style:footer-style>
        <style:header-footer-properties style:dynamic-spacing="true" fo:min-height="0.1812in"/>
      </style:footer-style>
    </style:page-layout>
    <style:style style:name="P1806" style:parent-style-name="Textbody" style:family="paragraph">
      <style:paragraph-properties fo:line-height="5%"/>
    </style:style>
    <style:style style:name="T1807" style:parent-style-name="DefaultParagraphFont" style:family="text">
      <style:text-properties fo:font-size="10pt" style:font-size-asian="10pt"/>
    </style:style>
    <style:style style:name="T1808" style:parent-style-name="DefaultParagraphFont" style:family="text">
      <style:text-properties fo:font-size="10pt" style:font-size-asian="10pt"/>
    </style:style>
    <style:style style:name="P1809" style:parent-style-name="Framecontents" style:family="paragraph">
      <style:paragraph-properties fo:margin-top="0.0041in" fo:margin-left="0.0138in" fo:text-indent="0.4756in">
        <style:tab-stops/>
      </style:paragraph-properties>
    </style:style>
    <style:style style:name="T1810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811" style:parent-style-name="DefaultParagraphFont" style:family="text">
      <style:text-properties style:font-name="Times New Roman" fo:font-weight="bold" style:font-weight-asian="bold" fo:letter-spacing="0.0006in" fo:font-size="16pt" style:font-size-asian="16pt"/>
    </style:style>
    <style:style style:name="T1812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813" style:parent-style-name="DefaultParagraphFont" style:family="text">
      <style:text-properties style:font-name="Times New Roman" fo:font-weight="bold" style:font-weight-asian="bold" fo:letter-spacing="-0.0118in" fo:font-size="16pt" style:font-size-asian="16pt"/>
    </style:style>
    <style:style style:name="T1814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815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816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817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818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819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820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1821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1822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1823" style:parent-style-name="Textbody" style:family="paragraph">
      <style:paragraph-properties fo:line-height="5%"/>
    </style:style>
    <style:style style:name="T1824" style:parent-style-name="DefaultParagraphFont" style:family="text">
      <style:text-properties fo:font-size="10pt" style:font-size-asian="10pt"/>
    </style:style>
    <style:style style:name="P1825" style:parent-style-name="Framecontents" style:family="paragraph">
      <style:paragraph-properties fo:margin-top="0.0444in" fo:margin-left="0.0416in">
        <style:tab-stops/>
      </style:paragraph-properties>
    </style:style>
    <style:page-layout style:name="PL6">
      <style:page-layout-properties fo:page-width="8.5138in" fo:page-height="11.9305in" style:print-orientation="portrait" fo:margin-top="0.243in" fo:margin-left="0.4305in" fo:margin-bottom="0.8881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02in"/>
      </style:header-style>
      <style:footer-style>
        <style:header-footer-properties style:dynamic-spacing="true" fo:min-height="0.1812in"/>
      </style:footer-style>
    </style:page-layout>
    <style:style style:name="P2277" style:parent-style-name="Textbody" style:family="paragraph">
      <style:paragraph-properties fo:line-height="5%"/>
    </style:style>
    <style:style style:name="T2278" style:parent-style-name="DefaultParagraphFont" style:family="text">
      <style:text-properties fo:font-size="10pt" style:font-size-asian="10pt"/>
    </style:style>
    <style:style style:name="T2279" style:parent-style-name="DefaultParagraphFont" style:family="text">
      <style:text-properties fo:font-size="10pt" style:font-size-asian="10pt"/>
    </style:style>
    <style:style style:name="P2280" style:parent-style-name="Framecontents" style:family="paragraph">
      <style:paragraph-properties fo:margin-top="0.0041in" fo:margin-left="0.0138in" fo:text-indent="0.4756in">
        <style:tab-stops/>
      </style:paragraph-properties>
    </style:style>
    <style:style style:name="T2281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282" style:parent-style-name="DefaultParagraphFont" style:family="text">
      <style:text-properties style:font-name="Times New Roman" fo:font-weight="bold" style:font-weight-asian="bold" fo:letter-spacing="0.0006in" fo:font-size="16pt" style:font-size-asian="16pt"/>
    </style:style>
    <style:style style:name="T2283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284" style:parent-style-name="DefaultParagraphFont" style:family="text">
      <style:text-properties style:font-name="Times New Roman" fo:font-weight="bold" style:font-weight-asian="bold" fo:letter-spacing="-0.0118in" fo:font-size="16pt" style:font-size-asian="16pt"/>
    </style:style>
    <style:style style:name="T2285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286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2287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288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2289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290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2291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292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2293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2294" style:parent-style-name="Textbody" style:family="paragraph">
      <style:paragraph-properties fo:line-height="5%"/>
    </style:style>
    <style:style style:name="T2295" style:parent-style-name="DefaultParagraphFont" style:family="text">
      <style:text-properties fo:font-size="10pt" style:font-size-asian="10pt"/>
    </style:style>
    <style:style style:name="P2296" style:parent-style-name="Framecontents" style:family="paragraph">
      <style:paragraph-properties fo:margin-top="0.0444in" fo:margin-left="0.0416in">
        <style:tab-stops/>
      </style:paragraph-properties>
    </style:style>
    <style:page-layout style:name="PL7">
      <style:page-layout-properties fo:page-width="8.5138in" fo:page-height="11.9305in" style:print-orientation="portrait" fo:margin-top="0.243in" fo:margin-left="0.4305in" fo:margin-bottom="0.8881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02in"/>
      </style:header-style>
      <style:footer-style>
        <style:header-footer-properties style:dynamic-spacing="true" fo:min-height="0.1812in"/>
      </style:footer-style>
    </style:page-layout>
    <style:style style:name="P2750" style:parent-style-name="Textbody" style:family="paragraph">
      <style:paragraph-properties fo:line-height="5%"/>
    </style:style>
    <style:style style:name="T2751" style:parent-style-name="DefaultParagraphFont" style:family="text">
      <style:text-properties fo:font-size="10pt" style:font-size-asian="10pt"/>
    </style:style>
    <style:style style:name="T2752" style:parent-style-name="DefaultParagraphFont" style:family="text">
      <style:text-properties fo:font-size="10pt" style:font-size-asian="10pt"/>
    </style:style>
    <style:style style:name="P2753" style:parent-style-name="Framecontents" style:family="paragraph">
      <style:paragraph-properties fo:margin-top="0.0041in" fo:margin-left="0.0138in" fo:text-indent="0.4756in">
        <style:tab-stops/>
      </style:paragraph-properties>
    </style:style>
    <style:style style:name="T2754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755" style:parent-style-name="DefaultParagraphFont" style:family="text">
      <style:text-properties style:font-name="Times New Roman" fo:font-weight="bold" style:font-weight-asian="bold" fo:letter-spacing="0.0006in" fo:font-size="16pt" style:font-size-asian="16pt"/>
    </style:style>
    <style:style style:name="T2756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757" style:parent-style-name="DefaultParagraphFont" style:family="text">
      <style:text-properties style:font-name="Times New Roman" fo:font-weight="bold" style:font-weight-asian="bold" fo:letter-spacing="-0.0118in" fo:font-size="16pt" style:font-size-asian="16pt"/>
    </style:style>
    <style:style style:name="T2758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759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2760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761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2762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763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2764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765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2766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2767" style:parent-style-name="Textbody" style:family="paragraph">
      <style:paragraph-properties fo:line-height="5%"/>
    </style:style>
    <style:style style:name="T2768" style:parent-style-name="DefaultParagraphFont" style:family="text">
      <style:text-properties fo:font-size="10pt" style:font-size-asian="10pt"/>
    </style:style>
    <style:style style:name="P2769" style:parent-style-name="Framecontents" style:family="paragraph">
      <style:paragraph-properties fo:margin-top="0.0444in" fo:margin-left="0.0416in">
        <style:tab-stops/>
      </style:paragraph-properties>
    </style:style>
    <style:page-layout style:name="PL12">
      <style:page-layout-properties fo:page-width="8.5138in" fo:page-height="11.9305in" style:print-orientation="portrait" fo:margin-top="0.743in" fo:margin-left="0.4305in" fo:margin-bottom="0.7493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02in"/>
      </style:header-style>
      <style:footer-style>
        <style:header-footer-properties style:dynamic-spacing="true" fo:min-height="0.1256in"/>
      </style:footer-style>
    </style:page-layout>
    <style:style style:name="P3255" style:parent-style-name="Textbody" style:family="paragraph">
      <style:paragraph-properties fo:line-height="5%"/>
    </style:style>
    <style:style style:name="T3256" style:parent-style-name="DefaultParagraphFont" style:family="text">
      <style:text-properties fo:font-size="10pt" style:font-size-asian="10pt"/>
    </style:style>
    <style:style style:name="T3257" style:parent-style-name="DefaultParagraphFont" style:family="text">
      <style:text-properties fo:font-size="10pt" style:font-size-asian="10pt"/>
    </style:style>
    <style:style style:name="P3258" style:parent-style-name="Framecontents" style:family="paragraph">
      <style:paragraph-properties fo:margin-top="0.0041in" fo:margin-left="0.0138in" fo:text-indent="0.4756in">
        <style:tab-stops/>
      </style:paragraph-properties>
    </style:style>
    <style:style style:name="T3259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260" style:parent-style-name="DefaultParagraphFont" style:family="text">
      <style:text-properties style:font-name="Times New Roman" fo:font-weight="bold" style:font-weight-asian="bold" fo:letter-spacing="0.0006in" fo:font-size="16pt" style:font-size-asian="16pt"/>
    </style:style>
    <style:style style:name="T3261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262" style:parent-style-name="DefaultParagraphFont" style:family="text">
      <style:text-properties style:font-name="Times New Roman" fo:font-weight="bold" style:font-weight-asian="bold" fo:letter-spacing="-0.0118in" fo:font-size="16pt" style:font-size-asian="16pt"/>
    </style:style>
    <style:style style:name="T3263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264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265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266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267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268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269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270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271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3272" style:parent-style-name="Textbody" style:family="paragraph">
      <style:paragraph-properties fo:line-height="5%"/>
    </style:style>
    <style:style style:name="T3273" style:parent-style-name="DefaultParagraphFont" style:family="text">
      <style:text-properties fo:font-size="10pt" style:font-size-asian="10pt"/>
    </style:style>
    <style:style style:name="P3274" style:parent-style-name="Framecontents" style:family="paragraph">
      <style:paragraph-properties fo:margin-top="0.0444in" fo:margin-left="0.0416in">
        <style:tab-stops/>
      </style:paragraph-properties>
    </style:style>
    <style:page-layout style:name="PL13">
      <style:page-layout-properties fo:page-width="8.5138in" fo:page-height="11.9305in" style:print-orientation="portrait" fo:margin-top="0.743in" fo:margin-left="0.4305in" fo:margin-bottom="0.7493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02in"/>
      </style:header-style>
      <style:footer-style>
        <style:header-footer-properties style:dynamic-spacing="true" fo:min-height="0.1812in"/>
      </style:footer-style>
    </style:page-layout>
    <style:style style:name="P3523" style:parent-style-name="Textbody" style:family="paragraph">
      <style:paragraph-properties fo:line-height="5%"/>
    </style:style>
    <style:style style:name="T3524" style:parent-style-name="DefaultParagraphFont" style:family="text">
      <style:text-properties fo:font-size="10pt" style:font-size-asian="10pt"/>
    </style:style>
    <style:style style:name="T3525" style:parent-style-name="DefaultParagraphFont" style:family="text">
      <style:text-properties fo:font-size="10pt" style:font-size-asian="10pt"/>
    </style:style>
    <style:style style:name="P3526" style:parent-style-name="Framecontents" style:family="paragraph">
      <style:paragraph-properties fo:margin-top="0.0041in" fo:margin-left="0.0138in" fo:text-indent="0.4756in">
        <style:tab-stops/>
      </style:paragraph-properties>
    </style:style>
    <style:style style:name="T3527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528" style:parent-style-name="DefaultParagraphFont" style:family="text">
      <style:text-properties style:font-name="Times New Roman" fo:font-weight="bold" style:font-weight-asian="bold" fo:letter-spacing="0.0006in" fo:font-size="16pt" style:font-size-asian="16pt"/>
    </style:style>
    <style:style style:name="T3529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530" style:parent-style-name="DefaultParagraphFont" style:family="text">
      <style:text-properties style:font-name="Times New Roman" fo:font-weight="bold" style:font-weight-asian="bold" fo:letter-spacing="-0.0118in" fo:font-size="16pt" style:font-size-asian="16pt"/>
    </style:style>
    <style:style style:name="T3531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532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533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534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535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536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537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538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539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3540" style:parent-style-name="Textbody" style:family="paragraph">
      <style:paragraph-properties fo:line-height="5%"/>
    </style:style>
    <style:style style:name="T3541" style:parent-style-name="DefaultParagraphFont" style:family="text">
      <style:text-properties fo:font-size="10pt" style:font-size-asian="10pt"/>
    </style:style>
    <style:style style:name="P3542" style:parent-style-name="Framecontents" style:family="paragraph">
      <style:paragraph-properties fo:margin-top="0.0444in" fo:margin-left="0.0416in">
        <style:tab-stops/>
      </style:paragraph-properties>
    </style:style>
    <style:page-layout style:name="PL14">
      <style:page-layout-properties fo:page-width="8.5138in" fo:page-height="11.9305in" style:print-orientation="portrait" fo:margin-top="0.743in" fo:margin-left="0.4305in" fo:margin-bottom="0.7493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02in"/>
      </style:header-style>
      <style:footer-style>
        <style:header-footer-properties style:dynamic-spacing="true" fo:min-height="0.1812in"/>
      </style:footer-style>
    </style:page-layout>
    <style:style style:name="P3893" style:parent-style-name="Textbody" style:family="paragraph">
      <style:paragraph-properties fo:line-height="5%"/>
    </style:style>
    <style:style style:name="T3894" style:parent-style-name="DefaultParagraphFont" style:family="text">
      <style:text-properties fo:font-size="10pt" style:font-size-asian="10pt"/>
    </style:style>
    <style:style style:name="T3895" style:parent-style-name="DefaultParagraphFont" style:family="text">
      <style:text-properties fo:font-size="10pt" style:font-size-asian="10pt"/>
    </style:style>
    <style:style style:name="P3896" style:parent-style-name="Framecontents" style:family="paragraph">
      <style:paragraph-properties fo:margin-top="0.0041in" fo:margin-left="0.0138in" fo:text-indent="0.4756in">
        <style:tab-stops/>
      </style:paragraph-properties>
    </style:style>
    <style:style style:name="T3897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898" style:parent-style-name="DefaultParagraphFont" style:family="text">
      <style:text-properties style:font-name="Times New Roman" fo:font-weight="bold" style:font-weight-asian="bold" fo:letter-spacing="0.0006in" fo:font-size="16pt" style:font-size-asian="16pt"/>
    </style:style>
    <style:style style:name="T3899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900" style:parent-style-name="DefaultParagraphFont" style:family="text">
      <style:text-properties style:font-name="Times New Roman" fo:font-weight="bold" style:font-weight-asian="bold" fo:letter-spacing="-0.0118in" fo:font-size="16pt" style:font-size-asian="16pt"/>
    </style:style>
    <style:style style:name="T3901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902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903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904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905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906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907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3908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3909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3910" style:parent-style-name="Textbody" style:family="paragraph">
      <style:paragraph-properties fo:line-height="5%"/>
    </style:style>
    <style:style style:name="T3911" style:parent-style-name="DefaultParagraphFont" style:family="text">
      <style:text-properties fo:font-size="10pt" style:font-size-asian="10pt"/>
    </style:style>
    <style:style style:name="P3912" style:parent-style-name="Framecontents" style:family="paragraph">
      <style:paragraph-properties fo:margin-top="0.0444in" fo:margin-left="0.0416in">
        <style:tab-stops/>
      </style:paragraph-properties>
    </style:style>
    <style:page-layout style:name="PL15">
      <style:page-layout-properties fo:page-width="8.5138in" fo:page-height="11.9305in" style:print-orientation="portrait" fo:margin-top="0.743in" fo:margin-left="0.4305in" fo:margin-bottom="0.7493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02in"/>
      </style:header-style>
      <style:footer-style>
        <style:header-footer-properties style:dynamic-spacing="true" fo:min-height="0.1256in"/>
      </style:footer-style>
    </style:page-layout>
    <style:style style:name="P4582" style:parent-style-name="Textbody" style:family="paragraph">
      <style:paragraph-properties fo:line-height="5%"/>
    </style:style>
    <style:style style:name="T4583" style:parent-style-name="DefaultParagraphFont" style:family="text">
      <style:text-properties fo:font-size="10pt" style:font-size-asian="10pt"/>
    </style:style>
    <style:style style:name="T4584" style:parent-style-name="DefaultParagraphFont" style:family="text">
      <style:text-properties fo:font-size="10pt" style:font-size-asian="10pt"/>
    </style:style>
    <style:style style:name="P4585" style:parent-style-name="Framecontents" style:family="paragraph">
      <style:paragraph-properties fo:margin-top="0.0041in" fo:margin-left="0.0138in" fo:text-indent="0.4756in">
        <style:tab-stops/>
      </style:paragraph-properties>
    </style:style>
    <style:style style:name="T4586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4587" style:parent-style-name="DefaultParagraphFont" style:family="text">
      <style:text-properties style:font-name="Times New Roman" fo:font-weight="bold" style:font-weight-asian="bold" fo:letter-spacing="0.0006in" fo:font-size="16pt" style:font-size-asian="16pt"/>
    </style:style>
    <style:style style:name="T4588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4589" style:parent-style-name="DefaultParagraphFont" style:family="text">
      <style:text-properties style:font-name="Times New Roman" fo:font-weight="bold" style:font-weight-asian="bold" fo:letter-spacing="-0.0118in" fo:font-size="16pt" style:font-size-asian="16pt"/>
    </style:style>
    <style:style style:name="T4590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4591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4592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4593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4594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4595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4596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4597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4598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4599" style:parent-style-name="Textbody" style:family="paragraph">
      <style:paragraph-properties fo:line-height="5%"/>
    </style:style>
    <style:style style:name="T4600" style:parent-style-name="DefaultParagraphFont" style:family="text">
      <style:text-properties fo:font-size="10pt" style:font-size-asian="10pt"/>
    </style:style>
    <style:style style:name="P4601" style:parent-style-name="Framecontents" style:family="paragraph">
      <style:paragraph-properties fo:margin-top="0.0444in" fo:margin-left="0.0416in">
        <style:tab-stops/>
      </style:paragraph-properties>
    </style:style>
    <style:page-layout style:name="PL16">
      <style:page-layout-properties fo:page-width="8.5138in" fo:page-height="11.9305in" style:print-orientation="portrait" fo:margin-top="0.743in" fo:margin-left="0.4305in" fo:margin-bottom="0.7493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02in"/>
      </style:header-style>
      <style:footer-style>
        <style:header-footer-properties style:dynamic-spacing="true" fo:min-height="0.1812in"/>
      </style:footer-style>
    </style:page-layout>
    <style:style style:name="P4798" style:parent-style-name="Textbody" style:family="paragraph">
      <style:paragraph-properties fo:line-height="5%"/>
    </style:style>
    <style:style style:name="T4799" style:parent-style-name="DefaultParagraphFont" style:family="text">
      <style:text-properties fo:font-size="10pt" style:font-size-asian="10pt"/>
    </style:style>
    <style:style style:name="T4800" style:parent-style-name="DefaultParagraphFont" style:family="text">
      <style:text-properties fo:font-size="10pt" style:font-size-asian="10pt"/>
    </style:style>
    <style:style style:name="P4801" style:parent-style-name="Framecontents" style:family="paragraph">
      <style:paragraph-properties fo:margin-top="0.0041in" fo:margin-left="0.0138in" fo:text-indent="0.4756in">
        <style:tab-stops/>
      </style:paragraph-properties>
    </style:style>
    <style:style style:name="T4802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4803" style:parent-style-name="DefaultParagraphFont" style:family="text">
      <style:text-properties style:font-name="Times New Roman" fo:font-weight="bold" style:font-weight-asian="bold" fo:letter-spacing="0.0006in" fo:font-size="16pt" style:font-size-asian="16pt"/>
    </style:style>
    <style:style style:name="T4804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4805" style:parent-style-name="DefaultParagraphFont" style:family="text">
      <style:text-properties style:font-name="Times New Roman" fo:font-weight="bold" style:font-weight-asian="bold" fo:letter-spacing="-0.0118in" fo:font-size="16pt" style:font-size-asian="16pt"/>
    </style:style>
    <style:style style:name="T4806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4807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4808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4809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4810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4811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4812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4813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4814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4815" style:parent-style-name="Textbody" style:family="paragraph">
      <style:paragraph-properties fo:line-height="5%"/>
    </style:style>
    <style:style style:name="T4816" style:parent-style-name="DefaultParagraphFont" style:family="text">
      <style:text-properties fo:font-size="10pt" style:font-size-asian="10pt"/>
    </style:style>
    <style:style style:name="P4817" style:parent-style-name="Framecontents" style:family="paragraph">
      <style:paragraph-properties fo:margin-top="0.0444in" fo:margin-left="0.0416in">
        <style:tab-stops/>
      </style:paragraph-properties>
    </style:style>
    <style:page-layout style:name="PL17">
      <style:page-layout-properties fo:page-width="8.5138in" fo:page-height="11.9305in" style:print-orientation="portrait" fo:margin-top="0.743in" fo:margin-left="0.4305in" fo:margin-bottom="0.7493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02in"/>
      </style:header-style>
      <style:footer-style>
        <style:header-footer-properties style:dynamic-spacing="true" fo:min-height="0.1812in"/>
      </style:footer-style>
    </style:page-layout>
    <style:style style:name="P5029" style:parent-style-name="Textbody" style:family="paragraph">
      <style:paragraph-properties fo:line-height="5%"/>
      <style:text-properties fo:font-size="10pt" style:font-size-asian="10pt"/>
    </style:style>
    <style:style style:name="P5030" style:parent-style-name="Textbody" style:family="paragraph">
      <style:paragraph-properties fo:line-height="5%"/>
      <style:text-properties fo:font-size="10pt" style:font-size-asian="10pt"/>
    </style:style>
    <style:style style:name="P5031" style:parent-style-name="Textbody" style:family="paragraph">
      <style:paragraph-properties fo:line-height="5%"/>
      <style:text-properties fo:font-size="10pt" style:font-size-asian="10pt"/>
    </style:style>
    <style:style style:name="P5032" style:parent-style-name="Textbody" style:family="paragraph">
      <style:paragraph-properties fo:line-height="5%"/>
    </style:style>
    <style:style style:name="T5033" style:parent-style-name="DefaultParagraphFont" style:family="text">
      <style:text-properties fo:font-size="10pt" style:font-size-asian="10pt"/>
    </style:style>
    <style:style style:name="T5034" style:parent-style-name="DefaultParagraphFont" style:family="text">
      <style:text-properties fo:font-size="10pt" style:font-size-asian="10pt"/>
    </style:style>
    <style:style style:name="P5035" style:parent-style-name="Framecontents" style:family="paragraph">
      <style:paragraph-properties fo:margin-top="0.0041in" fo:margin-left="0.0138in" fo:text-indent="0.4756in">
        <style:tab-stops/>
      </style:paragraph-properties>
    </style:style>
    <style:style style:name="T5036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5037" style:parent-style-name="DefaultParagraphFont" style:family="text">
      <style:text-properties style:font-name="Times New Roman" fo:font-weight="bold" style:font-weight-asian="bold" fo:letter-spacing="0.0006in" fo:font-size="16pt" style:font-size-asian="16pt"/>
    </style:style>
    <style:style style:name="T5038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5039" style:parent-style-name="DefaultParagraphFont" style:family="text">
      <style:text-properties style:font-name="Times New Roman" fo:font-weight="bold" style:font-weight-asian="bold" fo:letter-spacing="-0.0118in" fo:font-size="16pt" style:font-size-asian="16pt"/>
    </style:style>
    <style:style style:name="T5040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5041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5042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5043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5044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5045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5046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5047" style:parent-style-name="DefaultParagraphFont" style:family="text">
      <style:text-properties style:font-name="Times New Roman" fo:font-weight="bold" style:font-weight-asian="bold" fo:letter-spacing="-0.0111in" fo:font-size="16pt" style:font-size-asian="16pt"/>
    </style:style>
    <style:style style:name="T5048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5049" style:parent-style-name="Textbody" style:family="paragraph">
      <style:paragraph-properties fo:line-height="5%"/>
    </style:style>
    <style:style style:name="T5050" style:parent-style-name="DefaultParagraphFont" style:family="text">
      <style:text-properties fo:font-size="10pt" style:font-size-asian="10pt"/>
    </style:style>
    <style:style style:name="P5051" style:parent-style-name="Framecontents" style:family="paragraph">
      <style:paragraph-properties fo:margin-top="0.0444in" fo:margin-left="0.0416in">
        <style:tab-stops/>
      </style:paragraph-properties>
    </style:style>
    <style:style style:family="graphic" style:name="a37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2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5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8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2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5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8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43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9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1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4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Picture 13" text:anchor-type="paragraph" svg:x="0.63898in" svg:y="0.24291in" svg:width="0.79291in" svg:height="0.85197in" style:rel-width="scale" style:rel-height="scale"><draw:image xlink:href="media/image1.jpeg" xlink:type="simple" xlink:show="embed" xlink:actuate="onLoad"/><svg:title/><svg:desc/></draw:frame></text:span><text:span text:style-name="T4"><draw:frame draw:z-index="251659264" draw:id="id0" draw:style-name="a1" draw:name="Frame1" text:anchor-type="paragraph" svg:x="1.85079in" svg:y="0.46929in" svg:width="4.83333in" svg:height="0.52986in" style:rel-width="scale" style:rel-height="scale"><draw:text-box><text:p text:style-name="P5"><text:span text:style-name="T6">Vidya Pratishthan’s Kamalanayan Bajaj</text:span><text:span text:style-name="T7"><text:s/></text:span><text:span text:style-name="T8">Institute</text:span><text:span text:style-name="T9"><text:s/></text:span><text:span text:style-name="T10">of</text:span><text:span text:style-name="T11"><text:s/></text:span><text:span text:style-name="T12">Engineering</text:span><text:span text:style-name="T13"><text:s/></text:span><text:span text:style-name="T14">and</text:span><text:span text:style-name="T15"><text:s/></text:span><text:span text:style-name="T16">Technology,</text:span><text:span text:style-name="T17"><text:s/></text:span><text:span text:style-name="T18">Baramati</text:span></text:p></draw:text-box><svg:title/><svg:desc/></draw:frame></text:span></text:p>
      </style:header>
      <style:footer>
        <text:p text:style-name="P19"><text:span text:style-name="T20"><draw:frame draw:z-index="251662336" draw:id="id1" draw:style-name="a2" draw:name="Frame2" text:anchor-type="paragraph" svg:x="7.78189in" svg:y="10.84094in" svg:width="0.25208in" svg:height="0.24583in" style:rel-width="scale" style:rel-height="scale"><draw:text-box><text:p text:style-name="P21"><text:page-number text:fixed="false">1</text:page-number></text:p></draw:text-box><svg:title/><svg:desc/></draw:frame></text:span></text:p>
      </style:footer>
    </style:master-page>
    <style:master-page style:name="MP1" style:page-layout-name="PL1">
      <style:header>
        <text:p text:style-name="P225"><text:span text:style-name="T226"><draw:frame draw:z-index="251665408" draw:style-name="a5" draw:name="Image1" text:anchor-type="paragraph" svg:x="0.63898in" svg:y="0.24291in" svg:width="0.79291in" svg:height="0.85197in" style:rel-width="scale" style:rel-height="scale"><draw:image xlink:href="media/image1.jpeg" xlink:type="simple" xlink:show="embed" xlink:actuate="onLoad"/><svg:title/><svg:desc/></draw:frame></text:span><text:span text:style-name="T227"><draw:frame draw:z-index="251664384" draw:id="id4" draw:style-name="a6" draw:name="Frame3" text:anchor-type="paragraph" svg:x="1.85079in" svg:y="0.46929in" svg:width="4.83333in" svg:height="0.52986in" style:rel-width="scale" style:rel-height="scale"><draw:text-box><text:p text:style-name="P228"><text:span text:style-name="T229">Vidya Pratishthan’s Kamalanayan Bajaj</text:span><text:span text:style-name="T230"><text:s/></text:span><text:span text:style-name="T231">Institute</text:span><text:span text:style-name="T232"><text:s/></text:span><text:span text:style-name="T233">of</text:span><text:span text:style-name="T234"><text:s/></text:span><text:span text:style-name="T235">Engineering</text:span><text:span text:style-name="T236"><text:s/></text:span><text:span text:style-name="T237">and</text:span><text:span text:style-name="T238"><text:s/></text:span><text:span text:style-name="T239">Technology,</text:span><text:span text:style-name="T240"><text:s/></text:span><text:span text:style-name="T241">Baramati</text:span></text:p></draw:text-box><svg:title/><svg:desc/></draw:frame></text:span></text:p>
      </style:header>
      <style:footer>
        <text:p text:style-name="P242"><text:span text:style-name="T243"><draw:frame draw:z-index="251667456" draw:id="id5" draw:style-name="a7" draw:name="Frame4" text:anchor-type="paragraph" svg:x="7.78189in" svg:y="10.84094in" svg:width="0.25208in" svg:height="0.24583in" style:rel-width="scale" style:rel-height="scale"><draw:text-box><text:p text:style-name="P244"><text:page-number text:fixed="false">2</text:page-number></text:p></draw:text-box><svg:title/><svg:desc/></draw:frame></text:span></text:p>
      </style:footer>
    </style:master-page>
    <style:master-page style:name="MP2" style:page-layout-name="PL2">
      <style:header>
        <text:p text:style-name="P289"><text:span text:style-name="T290"><draw:frame draw:z-index="251670528" draw:style-name="a8" draw:name="Image2" text:anchor-type="paragraph" svg:x="0.63898in" svg:y="0.24291in" svg:width="0.79291in" svg:height="0.85197in" style:rel-width="scale" style:rel-height="scale"><draw:image xlink:href="media/image1.jpeg" xlink:type="simple" xlink:show="embed" xlink:actuate="onLoad"/><svg:title/><svg:desc/></draw:frame></text:span><text:span text:style-name="T291"><draw:frame draw:z-index="251669504" draw:id="id6" draw:style-name="a9" draw:name="Frame5" text:anchor-type="paragraph" svg:x="1.85079in" svg:y="0.46929in" svg:width="4.83333in" svg:height="0.52986in" style:rel-width="scale" style:rel-height="scale"><draw:text-box><text:p text:style-name="P292"><text:span text:style-name="T293">Vidya Pratishthan’s Kamalanayan Bajaj</text:span><text:span text:style-name="T294"><text:s/></text:span><text:span text:style-name="T295">Institute</text:span><text:span text:style-name="T296"><text:s/></text:span><text:span text:style-name="T297">of</text:span><text:span text:style-name="T298"><text:s/></text:span><text:span text:style-name="T299">Engineering</text:span><text:span text:style-name="T300"><text:s/></text:span><text:span text:style-name="T301">and</text:span><text:span text:style-name="T302"><text:s/></text:span><text:span text:style-name="T303">Technology,</text:span><text:span text:style-name="T304"><text:s/></text:span><text:span text:style-name="T305">Baramati</text:span></text:p></draw:text-box><svg:title/><svg:desc/></draw:frame></text:span></text:p>
      </style:header>
      <style:footer>
        <text:p text:style-name="P306"><text:span text:style-name="T307"><draw:frame draw:z-index="251672576" draw:id="id7" draw:style-name="a10" draw:name="Frame6" text:anchor-type="paragraph" svg:x="7.78189in" svg:y="10.84094in" svg:width="0.25208in" svg:height="0.24583in" style:rel-width="scale" style:rel-height="scale"><draw:text-box><text:p text:style-name="P308"><text:page-number text:fixed="false">6</text:page-number></text:p></draw:text-box><svg:title/><svg:desc/></draw:frame></text:span></text:p>
      </style:footer>
    </style:master-page>
    <style:master-page style:name="MP3" style:page-layout-name="PL3">
      <style:header>
        <text:p text:style-name="P1290"><text:span text:style-name="T1291"><draw:frame draw:z-index="251679744" draw:style-name="a11" draw:name="Image5" text:anchor-type="paragraph" svg:x="0.63898in" svg:y="0.24291in" svg:width="0.79291in" svg:height="0.85197in" style:rel-width="scale" style:rel-height="scale"><draw:image xlink:href="media/image1.jpeg" xlink:type="simple" xlink:show="embed" xlink:actuate="onLoad"/><svg:title/><svg:desc/></draw:frame></text:span><text:span text:style-name="T1292"><draw:frame draw:z-index="251680768" draw:id="id8" draw:style-name="a12" draw:name="Frame11" text:anchor-type="paragraph" svg:x="1.85079in" svg:y="0.46929in" svg:width="4.83333in" svg:height="0.52986in" style:rel-width="scale" style:rel-height="scale"><draw:text-box><text:p text:style-name="P1293"><text:span text:style-name="T1294">Vidya Pratishthan’s Kamalanayan Bajaj</text:span><text:span text:style-name="T1295"><text:s/></text:span><text:span text:style-name="T1296">Institute</text:span><text:span text:style-name="T1297"><text:s/></text:span><text:span text:style-name="T1298">of</text:span><text:span text:style-name="T1299"><text:s/></text:span><text:span text:style-name="T1300">Engineering</text:span><text:span text:style-name="T1301"><text:s/></text:span><text:span text:style-name="T1302">and</text:span><text:span text:style-name="T1303"><text:s/></text:span><text:span text:style-name="T1304">Technology,</text:span><text:span text:style-name="T1305"><text:s/></text:span><text:span text:style-name="T1306">Baramati</text:span></text:p></draw:text-box><svg:title/><svg:desc/></draw:frame></text:span></text:p>
      </style:header>
      <style:footer>
        <text:p text:style-name="P1307"><text:span text:style-name="T1308"><draw:frame draw:z-index="251682816" draw:id="id9" draw:style-name="a13" draw:name="Frame12" text:anchor-type="paragraph" svg:x="7.78189in" svg:y="10.84094in" svg:width="0.25208in" svg:height="0.24583in" style:rel-width="scale" style:rel-height="scale"><draw:text-box><text:p text:style-name="P1309"><text:page-number text:fixed="false">10</text:page-number></text:p></draw:text-box><svg:title/><svg:desc/></draw:frame></text:span></text:p>
      </style:footer>
    </style:master-page>
    <style:master-page style:name="MP4" style:page-layout-name="PL4">
      <style:header>
        <text:p text:style-name="P1677"><text:span text:style-name="T1678"><draw:frame draw:z-index="251685888" draw:style-name="a14" draw:name="Image7" text:anchor-type="paragraph" svg:x="0.63898in" svg:y="0.24291in" svg:width="0.79291in" svg:height="0.85197in" style:rel-width="scale" style:rel-height="scale"><draw:image xlink:href="media/image1.jpeg" xlink:type="simple" xlink:show="embed" xlink:actuate="onLoad"/><svg:title/><svg:desc/></draw:frame></text:span><text:span text:style-name="T1679"><draw:frame draw:z-index="251684864" draw:id="id10" draw:style-name="a15" draw:name="Frame15" text:anchor-type="paragraph" svg:x="1.85079in" svg:y="0.46929in" svg:width="4.83333in" svg:height="0.52986in" style:rel-width="scale" style:rel-height="scale"><draw:text-box><text:p text:style-name="P1680"><text:span text:style-name="T1681">Vidya Pratishthan’s Kamalanayan Bajaj</text:span><text:span text:style-name="T1682"><text:s/></text:span><text:span text:style-name="T1683">Institute</text:span><text:span text:style-name="T1684"><text:s/></text:span><text:span text:style-name="T1685">of</text:span><text:span text:style-name="T1686"><text:s/></text:span><text:span text:style-name="T1687">Engineering</text:span><text:span text:style-name="T1688"><text:s/></text:span><text:span text:style-name="T1689">and</text:span><text:span text:style-name="T1690"><text:s/></text:span><text:span text:style-name="T1691">Technology,</text:span><text:span text:style-name="T1692"><text:s/></text:span><text:span text:style-name="T1693">Baramati</text:span></text:p></draw:text-box><svg:title/><svg:desc/></draw:frame></text:span></text:p>
      </style:header>
      <style:footer>
        <text:p text:style-name="P1694"><text:span text:style-name="T1695"><draw:frame draw:z-index="251687936" draw:id="id11" draw:style-name="a16" draw:name="Frame16" text:anchor-type="paragraph" svg:x="7.78189in" svg:y="10.84094in" svg:width="0.25208in" svg:height="0.24583in" style:rel-width="scale" style:rel-height="scale"><draw:text-box><text:p text:style-name="P1696"><text:page-number text:fixed="false">11</text:page-number></text:p></draw:text-box><svg:title/><svg:desc/></draw:frame></text:span></text:p>
      </style:footer>
    </style:master-page>
    <style:master-page style:name="MP5" style:page-layout-name="PL5">
      <style:header>
        <text:p text:style-name="P1806"><text:span text:style-name="T1807"><draw:frame draw:z-index="251691008" draw:style-name="a17" draw:name="Image8" text:anchor-type="paragraph" svg:x="0.63898in" svg:y="0.24291in" svg:width="0.79291in" svg:height="0.85197in" style:rel-width="scale" style:rel-height="scale"><draw:image xlink:href="media/image1.jpeg" xlink:type="simple" xlink:show="embed" xlink:actuate="onLoad"/><svg:title/><svg:desc/></draw:frame></text:span><text:span text:style-name="T1808"><draw:frame draw:z-index="251689984" draw:id="id12" draw:style-name="a18" draw:name="Frame17" text:anchor-type="paragraph" svg:x="1.85079in" svg:y="0.46929in" svg:width="4.83333in" svg:height="0.52986in" style:rel-width="scale" style:rel-height="scale"><draw:text-box><text:p text:style-name="P1809"><text:span text:style-name="T1810">Vidya Pratishthan’s Kamalanayan Bajaj</text:span><text:span text:style-name="T1811"><text:s/></text:span><text:span text:style-name="T1812">Institute</text:span><text:span text:style-name="T1813"><text:s/></text:span><text:span text:style-name="T1814">of</text:span><text:span text:style-name="T1815"><text:s/></text:span><text:span text:style-name="T1816">Engineering</text:span><text:span text:style-name="T1817"><text:s/></text:span><text:span text:style-name="T1818">and</text:span><text:span text:style-name="T1819"><text:s/></text:span><text:span text:style-name="T1820">Technology,</text:span><text:span text:style-name="T1821"><text:s/></text:span><text:span text:style-name="T1822">Baramati</text:span></text:p></draw:text-box><svg:title/><svg:desc/></draw:frame></text:span></text:p>
      </style:header>
      <style:footer>
        <text:p text:style-name="P1823"><text:span text:style-name="T1824"><draw:frame draw:z-index="251693056" draw:id="id13" draw:style-name="a19" draw:name="Frame18" text:anchor-type="paragraph" svg:x="7.78189in" svg:y="10.84094in" svg:width="0.25208in" svg:height="0.24583in" style:rel-width="scale" style:rel-height="scale"><draw:text-box><text:p text:style-name="P1825"><text:page-number text:fixed="false">12</text:page-number></text:p></draw:text-box><svg:title/><svg:desc/></draw:frame></text:span></text:p>
      </style:footer>
    </style:master-page>
    <style:master-page style:name="MP6" style:page-layout-name="PL6">
      <style:header>
        <text:p text:style-name="P2277"><text:span text:style-name="T2278"><draw:frame draw:z-index="251696128" draw:style-name="a21" draw:name="Image9" text:anchor-type="paragraph" svg:x="0.63898in" svg:y="0.24291in" svg:width="0.79291in" svg:height="0.85197in" style:rel-width="scale" style:rel-height="scale"><draw:image xlink:href="media/image1.jpeg" xlink:type="simple" xlink:show="embed" xlink:actuate="onLoad"/><svg:title/><svg:desc/></draw:frame></text:span><text:span text:style-name="T2279"><draw:frame draw:z-index="251695104" draw:id="id15" draw:style-name="a22" draw:name="Frame19" text:anchor-type="paragraph" svg:x="1.85079in" svg:y="0.46929in" svg:width="4.83333in" svg:height="0.52986in" style:rel-width="scale" style:rel-height="scale"><draw:text-box><text:p text:style-name="P2280"><text:span text:style-name="T2281">Vidya Pratishthan’s Kamalanayan Bajaj</text:span><text:span text:style-name="T2282"><text:s/></text:span><text:span text:style-name="T2283">Institute</text:span><text:span text:style-name="T2284"><text:s/></text:span><text:span text:style-name="T2285">of</text:span><text:span text:style-name="T2286"><text:s/></text:span><text:span text:style-name="T2287">Engineering</text:span><text:span text:style-name="T2288"><text:s/></text:span><text:span text:style-name="T2289">and</text:span><text:span text:style-name="T2290"><text:s/></text:span><text:span text:style-name="T2291">Technology,</text:span><text:span text:style-name="T2292"><text:s/></text:span><text:span text:style-name="T2293">Baramati</text:span></text:p></draw:text-box><svg:title/><svg:desc/></draw:frame></text:span></text:p>
      </style:header>
      <style:footer>
        <text:p text:style-name="P2294"><text:span text:style-name="T2295"><draw:frame draw:z-index="251698176" draw:id="id16" draw:style-name="a23" draw:name="Frame20" text:anchor-type="paragraph" svg:x="7.78189in" svg:y="10.84094in" svg:width="0.25208in" svg:height="0.24583in" style:rel-width="scale" style:rel-height="scale"><draw:text-box><text:p text:style-name="P2296"><text:page-number text:fixed="false">14</text:page-number></text:p></draw:text-box><svg:title/><svg:desc/></draw:frame></text:span></text:p>
      </style:footer>
    </style:master-page>
    <style:master-page style:name="MP7" style:page-layout-name="PL7">
      <style:header>
        <text:p text:style-name="P2750"><text:span text:style-name="T2751"><draw:frame draw:z-index="251701248" draw:style-name="a24" draw:name="Image10" text:anchor-type="paragraph" svg:x="0.63898in" svg:y="0.24291in" svg:width="0.79291in" svg:height="0.85197in" style:rel-width="scale" style:rel-height="scale"><draw:image xlink:href="media/image1.jpeg" xlink:type="simple" xlink:show="embed" xlink:actuate="onLoad"/><svg:title/><svg:desc/></draw:frame></text:span><text:span text:style-name="T2752"><draw:frame draw:z-index="251700224" draw:id="id17" draw:style-name="a25" draw:name="Frame21" text:anchor-type="paragraph" svg:x="1.85079in" svg:y="0.46929in" svg:width="4.83333in" svg:height="0.52986in" style:rel-width="scale" style:rel-height="scale"><draw:text-box><text:p text:style-name="P2753"><text:span text:style-name="T2754">Vidya Pratishthan’s Kamalanayan Bajaj</text:span><text:span text:style-name="T2755"><text:s/></text:span><text:span text:style-name="T2756">Institute</text:span><text:span text:style-name="T2757"><text:s/></text:span><text:span text:style-name="T2758">of</text:span><text:span text:style-name="T2759"><text:s/></text:span><text:span text:style-name="T2760">Engineering</text:span><text:span text:style-name="T2761"><text:s/></text:span><text:span text:style-name="T2762">and</text:span><text:span text:style-name="T2763"><text:s/></text:span><text:span text:style-name="T2764">Technology,</text:span><text:span text:style-name="T2765"><text:s/></text:span><text:span text:style-name="T2766">Baramati</text:span></text:p></draw:text-box><svg:title/><svg:desc/></draw:frame></text:span></text:p>
      </style:header>
      <style:footer>
        <text:p text:style-name="P2767"><text:span text:style-name="T2768"><draw:frame draw:z-index="251703296" draw:id="id18" draw:style-name="a26" draw:name="Frame22" text:anchor-type="paragraph" svg:x="7.78189in" svg:y="10.84094in" svg:width="0.25208in" svg:height="0.24583in" style:rel-width="scale" style:rel-height="scale"><draw:text-box><text:p text:style-name="P2769"><text:page-number text:fixed="false">16</text:page-number></text:p></draw:text-box><svg:title/><svg:desc/></draw:frame></text:span></text:p>
      </style:footer>
    </style:master-page>
    <style:master-page style:name="MP12" style:page-layout-name="PL12">
      <style:header>
        <text:p text:style-name="P3255"><text:span text:style-name="T3256"><draw:frame draw:z-index="251706368" draw:style-name="a27" draw:name="Picture 4" text:anchor-type="paragraph" svg:x="0.63898in" svg:y="0.74291in" svg:width="0.79291in" svg:height="0.85197in" style:rel-width="scale" style:rel-height="scale"><draw:image xlink:href="media/image1.jpeg" xlink:type="simple" xlink:show="embed" xlink:actuate="onLoad"/><svg:title/><svg:desc/></draw:frame></text:span><text:span text:style-name="T3257"><draw:frame draw:z-index="251705344" draw:id="id19" draw:style-name="a28" draw:name="Frame41" text:anchor-type="paragraph" svg:x="1.85079in" svg:y="0.96929in" svg:width="4.83333in" svg:height="0.52986in" style:rel-width="scale" style:rel-height="scale"><draw:text-box><text:p text:style-name="P3258"><text:span text:style-name="T3259">Vidya Pratishthan’s Kamalanayan Bajaj</text:span><text:span text:style-name="T3260"><text:s/></text:span><text:span text:style-name="T3261">Institute</text:span><text:span text:style-name="T3262"><text:s/></text:span><text:span text:style-name="T3263">of</text:span><text:span text:style-name="T3264"><text:s/></text:span><text:span text:style-name="T3265">Engineering</text:span><text:span text:style-name="T3266"><text:s/></text:span><text:span text:style-name="T3267">and</text:span><text:span text:style-name="T3268"><text:s/></text:span><text:span text:style-name="T3269">Technology,</text:span><text:span text:style-name="T3270"><text:s/></text:span><text:span text:style-name="T3271">Baramati</text:span></text:p></draw:text-box><svg:title/><svg:desc/></draw:frame></text:span></text:p>
      </style:header>
      <style:footer>
        <text:p text:style-name="P3272"><text:span text:style-name="T3273"><draw:frame draw:z-index="251708416" draw:id="id20" draw:style-name="a29" draw:name="Frame51" text:anchor-type="paragraph" svg:x="7.78189in" svg:y="10.97717in" svg:width="0.25208in" svg:height="0.24583in" style:rel-width="scale" style:rel-height="scale"><draw:text-box><text:p text:style-name="P3274"><text:page-number text:fixed="false">18</text:page-number></text:p></draw:text-box><svg:title/><svg:desc/></draw:frame></text:span></text:p>
      </style:footer>
    </style:master-page>
    <style:master-page style:name="MP13" style:page-layout-name="PL13">
      <style:header>
        <text:p text:style-name="P3523"><text:span text:style-name="T3524"><draw:frame draw:z-index="251711488" draw:style-name="a30" draw:name="Image11" text:anchor-type="paragraph" svg:x="0.63898in" svg:y="0.74291in" svg:width="0.79291in" svg:height="0.85197in" style:rel-width="scale" style:rel-height="scale"><draw:image xlink:href="media/image1.jpeg" xlink:type="simple" xlink:show="embed" xlink:actuate="onLoad"/><svg:title/><svg:desc/></draw:frame></text:span><text:span text:style-name="T3525"><draw:frame draw:z-index="251710464" draw:id="id21" draw:style-name="a31" draw:name="Frame23" text:anchor-type="paragraph" svg:x="1.85079in" svg:y="0.96929in" svg:width="4.83333in" svg:height="0.52986in" style:rel-width="scale" style:rel-height="scale"><draw:text-box><text:p text:style-name="P3526"><text:span text:style-name="T3527">Vidya Pratishthan’s Kamalanayan Bajaj</text:span><text:span text:style-name="T3528"><text:s/></text:span><text:span text:style-name="T3529">Institute</text:span><text:span text:style-name="T3530"><text:s/></text:span><text:span text:style-name="T3531">of</text:span><text:span text:style-name="T3532"><text:s/></text:span><text:span text:style-name="T3533">Engineering</text:span><text:span text:style-name="T3534"><text:s/></text:span><text:span text:style-name="T3535">and</text:span><text:span text:style-name="T3536"><text:s/></text:span><text:span text:style-name="T3537">Technology,</text:span><text:span text:style-name="T3538"><text:s/></text:span><text:span text:style-name="T3539">Baramati</text:span></text:p></draw:text-box><svg:title/><svg:desc/></draw:frame></text:span></text:p>
      </style:header>
      <style:footer>
        <text:p text:style-name="P3540"><text:span text:style-name="T3541"><draw:frame draw:z-index="251713536" draw:id="id22" draw:style-name="a32" draw:name="Frame24" text:anchor-type="paragraph" svg:x="7.78189in" svg:y="10.97717in" svg:width="0.25208in" svg:height="0.24583in" style:rel-width="scale" style:rel-height="scale"><draw:text-box><text:p text:style-name="P3542"><text:page-number text:fixed="false">20</text:page-number></text:p></draw:text-box><svg:title/><svg:desc/></draw:frame></text:span></text:p>
      </style:footer>
    </style:master-page>
    <style:master-page style:name="MP14" style:page-layout-name="PL14">
      <style:header>
        <text:p text:style-name="P3893"><text:span text:style-name="T3894"><draw:frame draw:z-index="251716608" draw:style-name="a33" draw:name="Image12" text:anchor-type="paragraph" svg:x="0.63898in" svg:y="0.74291in" svg:width="0.79291in" svg:height="0.85197in" style:rel-width="scale" style:rel-height="scale"><draw:image xlink:href="media/image1.jpeg" xlink:type="simple" xlink:show="embed" xlink:actuate="onLoad"/><svg:title/><svg:desc/></draw:frame></text:span><text:span text:style-name="T3895"><draw:frame draw:z-index="251715584" draw:id="id23" draw:style-name="a34" draw:name="Frame25" text:anchor-type="paragraph" svg:x="1.85079in" svg:y="0.96929in" svg:width="4.83333in" svg:height="0.52986in" style:rel-width="scale" style:rel-height="scale"><draw:text-box><text:p text:style-name="P3896"><text:span text:style-name="T3897">Vidya Pratishthan’s Kamalanayan Bajaj</text:span><text:span text:style-name="T3898"><text:s/></text:span><text:span text:style-name="T3899">Institute</text:span><text:span text:style-name="T3900"><text:s/></text:span><text:span text:style-name="T3901">of</text:span><text:span text:style-name="T3902"><text:s/></text:span><text:span text:style-name="T3903">Engineering</text:span><text:span text:style-name="T3904"><text:s/></text:span><text:span text:style-name="T3905">and</text:span><text:span text:style-name="T3906"><text:s/></text:span><text:span text:style-name="T3907">Technology,</text:span><text:span text:style-name="T3908"><text:s/></text:span><text:span text:style-name="T3909">Baramati</text:span></text:p></draw:text-box><svg:title/><svg:desc/></draw:frame></text:span></text:p>
      </style:header>
      <style:footer>
        <text:p text:style-name="P3910"><text:span text:style-name="T3911"><draw:frame draw:z-index="251718656" draw:id="id24" draw:style-name="a35" draw:name="Frame26" text:anchor-type="paragraph" svg:x="7.78189in" svg:y="10.97717in" svg:width="0.25208in" svg:height="0.24583in" style:rel-width="scale" style:rel-height="scale"><draw:text-box><text:p text:style-name="P3912"><text:page-number text:fixed="false">23</text:page-number></text:p></draw:text-box><svg:title/><svg:desc/></draw:frame></text:span></text:p>
      </style:footer>
    </style:master-page>
    <style:master-page style:name="MP15" style:page-layout-name="PL15">
      <style:header>
        <text:p text:style-name="P4582"><text:span text:style-name="T4583"><draw:frame draw:z-index="251721728" draw:style-name="a36" draw:name="Image14" text:anchor-type="paragraph" svg:x="0.63898in" svg:y="0.74291in" svg:width="0.79291in" svg:height="0.85197in" style:rel-width="scale" style:rel-height="scale"><draw:image xlink:href="media/image1.jpeg" xlink:type="simple" xlink:show="embed" xlink:actuate="onLoad"/><svg:title/><svg:desc/></draw:frame></text:span><text:span text:style-name="T4584"><draw:frame draw:z-index="251720704" draw:id="id25" draw:style-name="a37" draw:name="Frame29" text:anchor-type="paragraph" svg:x="1.85079in" svg:y="0.96929in" svg:width="4.83333in" svg:height="0.52986in" style:rel-width="scale" style:rel-height="scale"><draw:text-box><text:p text:style-name="P4585"><text:span text:style-name="T4586">Vidya Pratishthan’s Kamalanayan Bajaj</text:span><text:span text:style-name="T4587"><text:s/></text:span><text:span text:style-name="T4588">Institute</text:span><text:span text:style-name="T4589"><text:s/></text:span><text:span text:style-name="T4590">of</text:span><text:span text:style-name="T4591"><text:s/></text:span><text:span text:style-name="T4592">Engineering</text:span><text:span text:style-name="T4593"><text:s/></text:span><text:span text:style-name="T4594">and</text:span><text:span text:style-name="T4595"><text:s/></text:span><text:span text:style-name="T4596">Technology,</text:span><text:span text:style-name="T4597"><text:s/></text:span><text:span text:style-name="T4598">Baramati</text:span></text:p></draw:text-box><svg:title/><svg:desc/></draw:frame></text:span></text:p>
      </style:header>
      <style:footer>
        <text:p text:style-name="P4599"><text:span text:style-name="T4600"><draw:frame draw:z-index="251723776" draw:id="id26" draw:style-name="a38" draw:name="Frame30" text:anchor-type="paragraph" svg:x="7.78189in" svg:y="10.97717in" svg:width="0.25208in" svg:height="0.24583in" style:rel-width="scale" style:rel-height="scale"><draw:text-box><text:p text:style-name="P4601"><text:page-number text:fixed="false">25</text:page-number></text:p></draw:text-box><svg:title/><svg:desc/></draw:frame></text:span></text:p>
      </style:footer>
    </style:master-page>
    <style:master-page style:name="MP16" style:page-layout-name="PL16">
      <style:header>
        <text:p text:style-name="P4798"><text:span text:style-name="T4799"><draw:frame draw:z-index="251726848" draw:style-name="a39" draw:name="Image15" text:anchor-type="paragraph" svg:x="0.63898in" svg:y="0.74291in" svg:width="0.79291in" svg:height="0.85197in" style:rel-width="scale" style:rel-height="scale"><draw:image xlink:href="media/image1.jpeg" xlink:type="simple" xlink:show="embed" xlink:actuate="onLoad"/><svg:title/><svg:desc/></draw:frame></text:span><text:span text:style-name="T4800"><draw:frame draw:z-index="251725824" draw:id="id27" draw:style-name="a40" draw:name="Frame31" text:anchor-type="paragraph" svg:x="1.85079in" svg:y="0.96929in" svg:width="4.83333in" svg:height="0.52986in" style:rel-width="scale" style:rel-height="scale"><draw:text-box><text:p text:style-name="P4801"><text:span text:style-name="T4802">Vidya Pratishthan’s Kamalanayan Bajaj</text:span><text:span text:style-name="T4803"><text:s/></text:span><text:span text:style-name="T4804">Institute</text:span><text:span text:style-name="T4805"><text:s/></text:span><text:span text:style-name="T4806">of</text:span><text:span text:style-name="T4807"><text:s/></text:span><text:span text:style-name="T4808">Engineering</text:span><text:span text:style-name="T4809"><text:s/></text:span><text:span text:style-name="T4810">and</text:span><text:span text:style-name="T4811"><text:s/></text:span><text:span text:style-name="T4812">Technology,</text:span><text:span text:style-name="T4813"><text:s/></text:span><text:span text:style-name="T4814">Baramati</text:span></text:p></draw:text-box><svg:title/><svg:desc/></draw:frame></text:span></text:p>
      </style:header>
      <style:footer>
        <text:p text:style-name="P4815"><text:span text:style-name="T4816"><draw:frame draw:z-index="251728896" draw:id="id28" draw:style-name="a41" draw:name="Frame32" text:anchor-type="paragraph" svg:x="7.78189in" svg:y="10.97717in" svg:width="0.25208in" svg:height="0.24583in" style:rel-width="scale" style:rel-height="scale"><draw:text-box><text:p text:style-name="P4817"><text:page-number text:fixed="false">26</text:page-number></text:p></draw:text-box><svg:title/><svg:desc/></draw:frame></text:span></text:p>
      </style:footer>
    </style:master-page>
    <style:master-page style:name="MP17" style:page-layout-name="PL17">
      <style:header>
        <text:p text:style-name="P5029"/>
        <text:p text:style-name="P5030"/>
        <text:p text:style-name="P5031"/>
        <text:p text:style-name="P5032"><text:span text:style-name="T5033"><draw:frame draw:z-index="251731968" draw:style-name="a42" draw:name="Image16" text:anchor-type="paragraph" svg:x="0.63898in" svg:y="0.74291in" svg:width="0.79291in" svg:height="0.85197in" style:rel-width="scale" style:rel-height="scale"><draw:image xlink:href="media/image1.jpeg" xlink:type="simple" xlink:show="embed" xlink:actuate="onLoad"/><svg:title/><svg:desc/></draw:frame></text:span><text:span text:style-name="T5034"><draw:frame draw:z-index="251730944" draw:id="id29" draw:style-name="a43" draw:name="Frame33" text:anchor-type="paragraph" svg:x="1.85079in" svg:y="0.96929in" svg:width="4.83333in" svg:height="0.52986in" style:rel-width="scale" style:rel-height="scale"><draw:text-box><text:p text:style-name="P5035"><text:span text:style-name="T5036">Vidya Pratishthan’s Kamalanayan Bajaj</text:span><text:span text:style-name="T5037"><text:s/></text:span><text:span text:style-name="T5038">Institute</text:span><text:span text:style-name="T5039"><text:s/></text:span><text:span text:style-name="T5040">of</text:span><text:span text:style-name="T5041"><text:s/></text:span><text:span text:style-name="T5042">Engineering</text:span><text:span text:style-name="T5043"><text:s/></text:span><text:span text:style-name="T5044">and</text:span><text:span text:style-name="T5045"><text:s/></text:span><text:span text:style-name="T5046">Technology,</text:span><text:span text:style-name="T5047"><text:s/></text:span><text:span text:style-name="T5048">Baramati</text:span></text:p></draw:text-box><svg:title/><svg:desc/></draw:frame></text:span></text:p>
      </style:header>
      <style:footer>
        <text:p text:style-name="P5049"><text:span text:style-name="T5050"><draw:frame draw:z-index="251734016" draw:id="id30" draw:style-name="a44" draw:name="Frame34" text:anchor-type="paragraph" svg:x="7.78189in" svg:y="10.97717in" svg:width="0.25208in" svg:height="0.24583in" style:rel-width="scale" style:rel-height="scale"><draw:text-box><text:p text:style-name="P5051"><text:page-number text:fixed="false">29</text:page-number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r_gkIntership AICTE Formats.docx</dc:title>
    <dc:creator>Sumeet</dc:creator>
    <meta:creation-date>2023-04-19T13:00:00Z</meta:creation-date>
    <dc:date>2023-05-11T13:45:00Z</dc:date>
    <meta:template xlink:href="Normal" xlink:type="simple"/>
    <meta:editing-cycles>18</meta:editing-cycles>
    <meta:editing-duration>PT23040S</meta:editing-duration>
    <meta:user-defined meta:name="AppVersion">16.0000</meta:user-defined>
    <meta:document-statistic meta:page-count="21" meta:paragraph-count="44" meta:word-count="3317" meta:character-count="22181" meta:row-count="157" meta:non-whitespace-character-count="18908"/>
  </office:meta>
</office:document-meta>
</file>